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181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cope_20_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x-axis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cond</text:p>
          </table:table-cell>
          <table:table-cell office:value-type="string" calcext:value-type="string">
            <text:p>Volt</text:p>
          </table:table-cell>
          <table:table-cell table:number-columns-repeated="7"/>
        </table:table-row>
        <table:table-row table:style-name="ro1">
          <table:table-cell office:value-type="float" office:value="-0.0000002234375" calcext:value-type="float">
            <text:p>-2.23437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3]" office:value-type="float" office:value="-223.4375" calcext:value-type="float">
            <text:p>-223.4375</text:p>
          </table:table-cell>
          <table:table-cell table:formula="of:=1000*[.B3]" office:value-type="float" office:value="-309.956" calcext:value-type="float">
            <text:p>-309.956</text:p>
          </table:table-cell>
          <table:table-cell table:number-columns-repeated="2"/>
          <table:table-cell office:value-type="string" calcext:value-type="string">
            <text:p>U0</text:p>
          </table:table-cell>
          <table:table-cell table:formula="of:=AVERAGE([.E3:.E389])" office:value-type="float" office:value="-295.049674418605" calcext:value-type="float">
            <text:p>-295.049674418605</text:p>
          </table:table-cell>
        </table:table-row>
        <table:table-row table:style-name="ro1">
          <table:table-cell office:value-type="float" office:value="-0.0000002229375" calcext:value-type="float">
            <text:p>-2.22937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4]" office:value-type="float" office:value="-222.9375" calcext:value-type="float">
            <text:p>-222.9375</text:p>
          </table:table-cell>
          <table:table-cell table:formula="of:=1000*[.B4]" office:value-type="float" office:value="-309.956" calcext:value-type="float">
            <text:p>-309.956</text:p>
          </table:table-cell>
          <table:table-cell table:number-columns-repeated="2"/>
          <table:table-cell office:value-type="string" calcext:value-type="string">
            <text:p>U1</text:p>
          </table:table-cell>
          <table:table-cell table:formula="of:=AVERAGE([.E551:.E767])" office:value-type="float" office:value="739.809050691244" calcext:value-type="float">
            <text:p>739.809050691244</text:p>
          </table:table-cell>
        </table:table-row>
        <table:table-row table:style-name="ro1">
          <table:table-cell office:value-type="float" office:value="-0.0000002224375" calcext:value-type="float">
            <text:p>-2.22437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5]" office:value-type="float" office:value="-222.4375" calcext:value-type="float">
            <text:p>-222.4375</text:p>
          </table:table-cell>
          <table:table-cell table:formula="of:=1000*[.B5]" office:value-type="float" office:value="-309.956" calcext:value-type="float">
            <text:p>-309.956</text:p>
          </table:table-cell>
          <table:table-cell table:number-columns-repeated="2"/>
          <table:table-cell office:value-type="string" calcext:value-type="string">
            <text:p>U2</text:p>
          </table:table-cell>
          <table:table-cell table:formula="of:=AVERAGE([.E1150:.E1351])" office:value-type="float" office:value="-710.871663366336" calcext:value-type="float">
            <text:p>-710.871663366336</text:p>
          </table:table-cell>
        </table:table-row>
        <table:table-row table:style-name="ro1">
          <table:table-cell office:value-type="float" office:value="-0.0000002219375" calcext:value-type="float">
            <text:p>-2.219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6]" office:value-type="float" office:value="-221.9375" calcext:value-type="float">
            <text:p>-221.9375</text:p>
          </table:table-cell>
          <table:table-cell table:formula="of:=1000*[.B6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2214375" calcext:value-type="float">
            <text:p>-2.21437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7]" office:value-type="float" office:value="-221.4375" calcext:value-type="float">
            <text:p>-221.4375</text:p>
          </table:table-cell>
          <table:table-cell table:formula="of:=1000*[.B7]" office:value-type="float" office:value="-309.956" calcext:value-type="float">
            <text:p>-309.956</text:p>
          </table:table-cell>
          <table:table-cell table:number-columns-repeated="2"/>
          <table:table-cell office:value-type="string" calcext:value-type="string">
            <text:p>Ue</text:p>
          </table:table-cell>
          <table:table-cell table:formula="of:=[.I4]-[.I3]" office:value-type="float" office:value="1034.85872510985" calcext:value-type="float">
            <text:p>1034.85872510985</text:p>
          </table:table-cell>
        </table:table-row>
        <table:table-row table:style-name="ro1">
          <table:table-cell office:value-type="float" office:value="-0.0000002209375" calcext:value-type="float">
            <text:p>-2.20937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8]" office:value-type="float" office:value="-220.9375" calcext:value-type="float">
            <text:p>-220.9375</text:p>
          </table:table-cell>
          <table:table-cell table:formula="of:=1000*[.B8]" office:value-type="float" office:value="-309.956" calcext:value-type="float">
            <text:p>-309.956</text:p>
          </table:table-cell>
          <table:table-cell table:number-columns-repeated="2"/>
          <table:table-cell office:value-type="string" calcext:value-type="string">
            <text:p>Ur</text:p>
          </table:table-cell>
          <table:table-cell table:formula="of:=-([.I3]-[.I5])" office:value-type="float" office:value="-415.821988947731" calcext:value-type="float">
            <text:p>-415.821988947731</text:p>
          </table:table-cell>
        </table:table-row>
        <table:table-row table:style-name="ro1">
          <table:table-cell office:value-type="float" office:value="-0.0000002204375" calcext:value-type="float">
            <text:p>-2.20437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9]" office:value-type="float" office:value="-220.4375" calcext:value-type="float">
            <text:p>-220.4375</text:p>
          </table:table-cell>
          <table:table-cell table:formula="of:=1000*[.B9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-0.0000002199375" calcext:value-type="float">
            <text:p>-2.19937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0]" office:value-type="float" office:value="-219.9375" calcext:value-type="float">
            <text:p>-219.9375</text:p>
          </table:table-cell>
          <table:table-cell table:formula="of:=1000*[.B10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2194375" calcext:value-type="float">
            <text:p>-2.19437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1]" office:value-type="float" office:value="-219.4375" calcext:value-type="float">
            <text:p>-219.4375</text:p>
          </table:table-cell>
          <table:table-cell table:formula="of:=1000*[.B11]" office:value-type="float" office:value="-309.956" calcext:value-type="float">
            <text:p>-309.956</text:p>
          </table:table-cell>
          <table:table-cell table:number-columns-repeated="2"/>
          <table:table-cell office:value-type="string" calcext:value-type="string">
            <text:p>rho</text:p>
          </table:table-cell>
          <table:table-cell table:formula="of:=[.I8]/[.I7]" office:value-type="float" office:value="-0.401815222559574" calcext:value-type="float">
            <text:p>-0.401815222559574</text:p>
          </table:table-cell>
        </table:table-row>
        <table:table-row table:style-name="ro1">
          <table:table-cell office:value-type="float" office:value="-0.0000002189375" calcext:value-type="float">
            <text:p>-2.189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2]" office:value-type="float" office:value="-218.9375" calcext:value-type="float">
            <text:p>-218.9375</text:p>
          </table:table-cell>
          <table:table-cell table:formula="of:=1000*[.B12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2184375" calcext:value-type="float">
            <text:p>-2.18437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3]" office:value-type="float" office:value="-218.4375" calcext:value-type="float">
            <text:p>-218.4375</text:p>
          </table:table-cell>
          <table:table-cell table:formula="of:=1000*[.B13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2179375" calcext:value-type="float">
            <text:p>-2.17937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4]" office:value-type="float" office:value="-217.9375" calcext:value-type="float">
            <text:p>-217.9375</text:p>
          </table:table-cell>
          <table:table-cell table:formula="of:=1000*[.B14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-0.0000002174375" calcext:value-type="float">
            <text:p>-2.174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5]" office:value-type="float" office:value="-217.4375" calcext:value-type="float">
            <text:p>-217.4375</text:p>
          </table:table-cell>
          <table:table-cell table:formula="of:=1000*[.B15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2169375" calcext:value-type="float">
            <text:p>-2.16937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6]" office:value-type="float" office:value="-216.9375" calcext:value-type="float">
            <text:p>-216.9375</text:p>
          </table:table-cell>
          <table:table-cell table:formula="of:=1000*[.B16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2164375" calcext:value-type="float">
            <text:p>-2.164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7]" office:value-type="float" office:value="-216.4375" calcext:value-type="float">
            <text:p>-216.4375</text:p>
          </table:table-cell>
          <table:table-cell table:formula="of:=1000*[.B17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2159375" calcext:value-type="float">
            <text:p>-2.159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8]" office:value-type="float" office:value="-215.9375" calcext:value-type="float">
            <text:p>-215.9375</text:p>
          </table:table-cell>
          <table:table-cell table:formula="of:=1000*[.B18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2154375" calcext:value-type="float">
            <text:p>-2.154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9]" office:value-type="float" office:value="-215.4375" calcext:value-type="float">
            <text:p>-215.4375</text:p>
          </table:table-cell>
          <table:table-cell table:formula="of:=1000*[.B19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2149375" calcext:value-type="float">
            <text:p>-2.149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20]" office:value-type="float" office:value="-214.9375" calcext:value-type="float">
            <text:p>-214.9375</text:p>
          </table:table-cell>
          <table:table-cell table:formula="of:=1000*[.B20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2144375" calcext:value-type="float">
            <text:p>-2.144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21]" office:value-type="float" office:value="-214.4375" calcext:value-type="float">
            <text:p>-214.4375</text:p>
          </table:table-cell>
          <table:table-cell table:formula="of:=1000*[.B21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2139375" calcext:value-type="float">
            <text:p>-2.139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22]" office:value-type="float" office:value="-213.9375" calcext:value-type="float">
            <text:p>-213.9375</text:p>
          </table:table-cell>
          <table:table-cell table:formula="of:=1000*[.B22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2134375" calcext:value-type="float">
            <text:p>-2.134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23]" office:value-type="float" office:value="-213.4375" calcext:value-type="float">
            <text:p>-213.4375</text:p>
          </table:table-cell>
          <table:table-cell table:formula="of:=1000*[.B23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2129375" calcext:value-type="float">
            <text:p>-2.12937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24]" office:value-type="float" office:value="-212.9375" calcext:value-type="float">
            <text:p>-212.9375</text:p>
          </table:table-cell>
          <table:table-cell table:formula="of:=1000*[.B24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2124375" calcext:value-type="float">
            <text:p>-2.12437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25]" office:value-type="float" office:value="-212.4375" calcext:value-type="float">
            <text:p>-212.4375</text:p>
          </table:table-cell>
          <table:table-cell table:formula="of:=1000*[.B25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-0.0000002119375" calcext:value-type="float">
            <text:p>-2.11937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26]" office:value-type="float" office:value="-211.9375" calcext:value-type="float">
            <text:p>-211.9375</text:p>
          </table:table-cell>
          <table:table-cell table:formula="of:=1000*[.B26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2114375" calcext:value-type="float">
            <text:p>-2.11437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27]" office:value-type="float" office:value="-211.4375" calcext:value-type="float">
            <text:p>-211.4375</text:p>
          </table:table-cell>
          <table:table-cell table:formula="of:=1000*[.B27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2109375" calcext:value-type="float">
            <text:p>-2.10937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28]" office:value-type="float" office:value="-210.9375" calcext:value-type="float">
            <text:p>-210.9375</text:p>
          </table:table-cell>
          <table:table-cell table:formula="of:=1000*[.B28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-0.0000002104375" calcext:value-type="float">
            <text:p>-2.10437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29]" office:value-type="float" office:value="-210.4375" calcext:value-type="float">
            <text:p>-210.4375</text:p>
          </table:table-cell>
          <table:table-cell table:formula="of:=1000*[.B29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2099375" calcext:value-type="float">
            <text:p>-2.099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30]" office:value-type="float" office:value="-209.9375" calcext:value-type="float">
            <text:p>-209.9375</text:p>
          </table:table-cell>
          <table:table-cell table:formula="of:=1000*[.B30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2094375" calcext:value-type="float">
            <text:p>-2.094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31]" office:value-type="float" office:value="-209.4375" calcext:value-type="float">
            <text:p>-209.4375</text:p>
          </table:table-cell>
          <table:table-cell table:formula="of:=1000*[.B31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2089375" calcext:value-type="float">
            <text:p>-2.089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32]" office:value-type="float" office:value="-208.9375" calcext:value-type="float">
            <text:p>-208.9375</text:p>
          </table:table-cell>
          <table:table-cell table:formula="of:=1000*[.B32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2084375" calcext:value-type="float">
            <text:p>-2.08437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33]" office:value-type="float" office:value="-208.4375" calcext:value-type="float">
            <text:p>-208.4375</text:p>
          </table:table-cell>
          <table:table-cell table:formula="of:=1000*[.B33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2079375" calcext:value-type="float">
            <text:p>-2.079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34]" office:value-type="float" office:value="-207.9375" calcext:value-type="float">
            <text:p>-207.9375</text:p>
          </table:table-cell>
          <table:table-cell table:formula="of:=1000*[.B34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2074375" calcext:value-type="float">
            <text:p>-2.074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35]" office:value-type="float" office:value="-207.4375" calcext:value-type="float">
            <text:p>-207.4375</text:p>
          </table:table-cell>
          <table:table-cell table:formula="of:=1000*[.B35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2069375" calcext:value-type="float">
            <text:p>-2.069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36]" office:value-type="float" office:value="-206.9375" calcext:value-type="float">
            <text:p>-206.9375</text:p>
          </table:table-cell>
          <table:table-cell table:formula="of:=1000*[.B36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2064375" calcext:value-type="float">
            <text:p>-2.064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37]" office:value-type="float" office:value="-206.4375" calcext:value-type="float">
            <text:p>-206.4375</text:p>
          </table:table-cell>
          <table:table-cell table:formula="of:=1000*[.B37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2059375" calcext:value-type="float">
            <text:p>-2.059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38]" office:value-type="float" office:value="-205.9375" calcext:value-type="float">
            <text:p>-205.9375</text:p>
          </table:table-cell>
          <table:table-cell table:formula="of:=1000*[.B38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2054375" calcext:value-type="float">
            <text:p>-2.05437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39]" office:value-type="float" office:value="-205.4375" calcext:value-type="float">
            <text:p>-205.4375</text:p>
          </table:table-cell>
          <table:table-cell table:formula="of:=1000*[.B39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2049375" calcext:value-type="float">
            <text:p>-2.04937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40]" office:value-type="float" office:value="-204.9375" calcext:value-type="float">
            <text:p>-204.9375</text:p>
          </table:table-cell>
          <table:table-cell table:formula="of:=1000*[.B40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2044375" calcext:value-type="float">
            <text:p>-2.044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41]" office:value-type="float" office:value="-204.4375" calcext:value-type="float">
            <text:p>-204.4375</text:p>
          </table:table-cell>
          <table:table-cell table:formula="of:=1000*[.B41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2039375" calcext:value-type="float">
            <text:p>-2.03937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42]" office:value-type="float" office:value="-203.9375" calcext:value-type="float">
            <text:p>-203.9375</text:p>
          </table:table-cell>
          <table:table-cell table:formula="of:=1000*[.B42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2034375" calcext:value-type="float">
            <text:p>-2.03437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43]" office:value-type="float" office:value="-203.4375" calcext:value-type="float">
            <text:p>-203.4375</text:p>
          </table:table-cell>
          <table:table-cell table:formula="of:=1000*[.B43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2029375" calcext:value-type="float">
            <text:p>-2.029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44]" office:value-type="float" office:value="-202.9375" calcext:value-type="float">
            <text:p>-202.9375</text:p>
          </table:table-cell>
          <table:table-cell table:formula="of:=1000*[.B44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2024375" calcext:value-type="float">
            <text:p>-2.02437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45]" office:value-type="float" office:value="-202.4375" calcext:value-type="float">
            <text:p>-202.4375</text:p>
          </table:table-cell>
          <table:table-cell table:formula="of:=1000*[.B45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-0.0000002019375" calcext:value-type="float">
            <text:p>-2.019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46]" office:value-type="float" office:value="-201.9375" calcext:value-type="float">
            <text:p>-201.9375</text:p>
          </table:table-cell>
          <table:table-cell table:formula="of:=1000*[.B46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2014375" calcext:value-type="float">
            <text:p>-2.014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47]" office:value-type="float" office:value="-201.4375" calcext:value-type="float">
            <text:p>-201.4375</text:p>
          </table:table-cell>
          <table:table-cell table:formula="of:=1000*[.B47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2009375" calcext:value-type="float">
            <text:p>-2.00937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48]" office:value-type="float" office:value="-200.9375" calcext:value-type="float">
            <text:p>-200.9375</text:p>
          </table:table-cell>
          <table:table-cell table:formula="of:=1000*[.B48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2004375" calcext:value-type="float">
            <text:p>-2.00437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49]" office:value-type="float" office:value="-200.4375" calcext:value-type="float">
            <text:p>-200.4375</text:p>
          </table:table-cell>
          <table:table-cell table:formula="of:=1000*[.B49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1999375" calcext:value-type="float">
            <text:p>-1.99937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50]" office:value-type="float" office:value="-199.9375" calcext:value-type="float">
            <text:p>-199.9375</text:p>
          </table:table-cell>
          <table:table-cell table:formula="of:=1000*[.B50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1994375" calcext:value-type="float">
            <text:p>-1.99437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51]" office:value-type="float" office:value="-199.4375" calcext:value-type="float">
            <text:p>-199.4375</text:p>
          </table:table-cell>
          <table:table-cell table:formula="of:=1000*[.B51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1989375" calcext:value-type="float">
            <text:p>-1.98937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52]" office:value-type="float" office:value="-198.9375" calcext:value-type="float">
            <text:p>-198.9375</text:p>
          </table:table-cell>
          <table:table-cell table:formula="of:=1000*[.B52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1984375" calcext:value-type="float">
            <text:p>-1.98437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53]" office:value-type="float" office:value="-198.4375" calcext:value-type="float">
            <text:p>-198.4375</text:p>
          </table:table-cell>
          <table:table-cell table:formula="of:=1000*[.B53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1979375" calcext:value-type="float">
            <text:p>-1.97937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54]" office:value-type="float" office:value="-197.9375" calcext:value-type="float">
            <text:p>-197.9375</text:p>
          </table:table-cell>
          <table:table-cell table:formula="of:=1000*[.B54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1974375" calcext:value-type="float">
            <text:p>-1.97437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55]" office:value-type="float" office:value="-197.4375" calcext:value-type="float">
            <text:p>-197.4375</text:p>
          </table:table-cell>
          <table:table-cell table:formula="of:=1000*[.B55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1969375" calcext:value-type="float">
            <text:p>-1.969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56]" office:value-type="float" office:value="-196.9375" calcext:value-type="float">
            <text:p>-196.9375</text:p>
          </table:table-cell>
          <table:table-cell table:formula="of:=1000*[.B56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1964375" calcext:value-type="float">
            <text:p>-1.96437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57]" office:value-type="float" office:value="-196.4375" calcext:value-type="float">
            <text:p>-196.4375</text:p>
          </table:table-cell>
          <table:table-cell table:formula="of:=1000*[.B57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-0.0000001959375" calcext:value-type="float">
            <text:p>-1.95937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58]" office:value-type="float" office:value="-195.9375" calcext:value-type="float">
            <text:p>-195.9375</text:p>
          </table:table-cell>
          <table:table-cell table:formula="of:=1000*[.B58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1954375" calcext:value-type="float">
            <text:p>-1.95437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59]" office:value-type="float" office:value="-195.4375" calcext:value-type="float">
            <text:p>-195.4375</text:p>
          </table:table-cell>
          <table:table-cell table:formula="of:=1000*[.B59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1949375" calcext:value-type="float">
            <text:p>-1.949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60]" office:value-type="float" office:value="-194.9375" calcext:value-type="float">
            <text:p>-194.9375</text:p>
          </table:table-cell>
          <table:table-cell table:formula="of:=1000*[.B60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1944375" calcext:value-type="float">
            <text:p>-1.94437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61]" office:value-type="float" office:value="-194.4375" calcext:value-type="float">
            <text:p>-194.4375</text:p>
          </table:table-cell>
          <table:table-cell table:formula="of:=1000*[.B61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-0.0000001939375" calcext:value-type="float">
            <text:p>-1.939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62]" office:value-type="float" office:value="-193.9375" calcext:value-type="float">
            <text:p>-193.9375</text:p>
          </table:table-cell>
          <table:table-cell table:formula="of:=1000*[.B62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1934375" calcext:value-type="float">
            <text:p>-1.93437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63]" office:value-type="float" office:value="-193.4375" calcext:value-type="float">
            <text:p>-193.4375</text:p>
          </table:table-cell>
          <table:table-cell table:formula="of:=1000*[.B63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1929375" calcext:value-type="float">
            <text:p>-1.92937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64]" office:value-type="float" office:value="-192.9375" calcext:value-type="float">
            <text:p>-192.9375</text:p>
          </table:table-cell>
          <table:table-cell table:formula="of:=1000*[.B64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1924375" calcext:value-type="float">
            <text:p>-1.924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65]" office:value-type="float" office:value="-192.4375" calcext:value-type="float">
            <text:p>-192.4375</text:p>
          </table:table-cell>
          <table:table-cell table:formula="of:=1000*[.B65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1919375" calcext:value-type="float">
            <text:p>-1.91937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66]" office:value-type="float" office:value="-191.9375" calcext:value-type="float">
            <text:p>-191.9375</text:p>
          </table:table-cell>
          <table:table-cell table:formula="of:=1000*[.B66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1914375" calcext:value-type="float">
            <text:p>-1.91437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67]" office:value-type="float" office:value="-191.4375" calcext:value-type="float">
            <text:p>-191.4375</text:p>
          </table:table-cell>
          <table:table-cell table:formula="of:=1000*[.B67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1909375" calcext:value-type="float">
            <text:p>-1.90937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68]" office:value-type="float" office:value="-190.9375" calcext:value-type="float">
            <text:p>-190.9375</text:p>
          </table:table-cell>
          <table:table-cell table:formula="of:=1000*[.B68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1904375" calcext:value-type="float">
            <text:p>-1.904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69]" office:value-type="float" office:value="-190.4375" calcext:value-type="float">
            <text:p>-190.4375</text:p>
          </table:table-cell>
          <table:table-cell table:formula="of:=1000*[.B69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1899375" calcext:value-type="float">
            <text:p>-1.899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70]" office:value-type="float" office:value="-189.9375" calcext:value-type="float">
            <text:p>-189.9375</text:p>
          </table:table-cell>
          <table:table-cell table:formula="of:=1000*[.B70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1894375" calcext:value-type="float">
            <text:p>-1.894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71]" office:value-type="float" office:value="-189.4375" calcext:value-type="float">
            <text:p>-189.4375</text:p>
          </table:table-cell>
          <table:table-cell table:formula="of:=1000*[.B71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1889375" calcext:value-type="float">
            <text:p>-1.889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72]" office:value-type="float" office:value="-188.9375" calcext:value-type="float">
            <text:p>-188.9375</text:p>
          </table:table-cell>
          <table:table-cell table:formula="of:=1000*[.B72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1884375" calcext:value-type="float">
            <text:p>-1.88437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73]" office:value-type="float" office:value="-188.4375" calcext:value-type="float">
            <text:p>-188.4375</text:p>
          </table:table-cell>
          <table:table-cell table:formula="of:=1000*[.B73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-0.0000001879375" calcext:value-type="float">
            <text:p>-1.879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74]" office:value-type="float" office:value="-187.9375" calcext:value-type="float">
            <text:p>-187.9375</text:p>
          </table:table-cell>
          <table:table-cell table:formula="of:=1000*[.B74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1874375" calcext:value-type="float">
            <text:p>-1.87437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75]" office:value-type="float" office:value="-187.4375" calcext:value-type="float">
            <text:p>-187.4375</text:p>
          </table:table-cell>
          <table:table-cell table:formula="of:=1000*[.B75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1869375" calcext:value-type="float">
            <text:p>-1.86937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76]" office:value-type="float" office:value="-186.9375" calcext:value-type="float">
            <text:p>-186.9375</text:p>
          </table:table-cell>
          <table:table-cell table:formula="of:=1000*[.B76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-0.0000001864375" calcext:value-type="float">
            <text:p>-1.86437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77]" office:value-type="float" office:value="-186.4375" calcext:value-type="float">
            <text:p>-186.4375</text:p>
          </table:table-cell>
          <table:table-cell table:formula="of:=1000*[.B77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1859375" calcext:value-type="float">
            <text:p>-1.85937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78]" office:value-type="float" office:value="-185.9375" calcext:value-type="float">
            <text:p>-185.9375</text:p>
          </table:table-cell>
          <table:table-cell table:formula="of:=1000*[.B78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-0.0000001854375" calcext:value-type="float">
            <text:p>-1.85437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79]" office:value-type="float" office:value="-185.4375" calcext:value-type="float">
            <text:p>-185.4375</text:p>
          </table:table-cell>
          <table:table-cell table:formula="of:=1000*[.B79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1849375" calcext:value-type="float">
            <text:p>-1.849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80]" office:value-type="float" office:value="-184.9375" calcext:value-type="float">
            <text:p>-184.9375</text:p>
          </table:table-cell>
          <table:table-cell table:formula="of:=1000*[.B80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1844375" calcext:value-type="float">
            <text:p>-1.844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81]" office:value-type="float" office:value="-184.4375" calcext:value-type="float">
            <text:p>-184.4375</text:p>
          </table:table-cell>
          <table:table-cell table:formula="of:=1000*[.B81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1839375" calcext:value-type="float">
            <text:p>-1.83937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82]" office:value-type="float" office:value="-183.9375" calcext:value-type="float">
            <text:p>-183.9375</text:p>
          </table:table-cell>
          <table:table-cell table:formula="of:=1000*[.B82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1834375" calcext:value-type="float">
            <text:p>-1.834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83]" office:value-type="float" office:value="-183.4375" calcext:value-type="float">
            <text:p>-183.4375</text:p>
          </table:table-cell>
          <table:table-cell table:formula="of:=1000*[.B83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1829375" calcext:value-type="float">
            <text:p>-1.82937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84]" office:value-type="float" office:value="-182.9375" calcext:value-type="float">
            <text:p>-182.9375</text:p>
          </table:table-cell>
          <table:table-cell table:formula="of:=1000*[.B84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1824375" calcext:value-type="float">
            <text:p>-1.824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85]" office:value-type="float" office:value="-182.4375" calcext:value-type="float">
            <text:p>-182.4375</text:p>
          </table:table-cell>
          <table:table-cell table:formula="of:=1000*[.B85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1819375" calcext:value-type="float">
            <text:p>-1.819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86]" office:value-type="float" office:value="-181.9375" calcext:value-type="float">
            <text:p>-181.9375</text:p>
          </table:table-cell>
          <table:table-cell table:formula="of:=1000*[.B86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1814375" calcext:value-type="float">
            <text:p>-1.81437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87]" office:value-type="float" office:value="-181.4375" calcext:value-type="float">
            <text:p>-181.4375</text:p>
          </table:table-cell>
          <table:table-cell table:formula="of:=1000*[.B87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1809375" calcext:value-type="float">
            <text:p>-1.80937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88]" office:value-type="float" office:value="-180.9375" calcext:value-type="float">
            <text:p>-180.9375</text:p>
          </table:table-cell>
          <table:table-cell table:formula="of:=1000*[.B88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1804375" calcext:value-type="float">
            <text:p>-1.804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89]" office:value-type="float" office:value="-180.4375" calcext:value-type="float">
            <text:p>-180.4375</text:p>
          </table:table-cell>
          <table:table-cell table:formula="of:=1000*[.B89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1799375" calcext:value-type="float">
            <text:p>-1.79937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90]" office:value-type="float" office:value="-179.9375" calcext:value-type="float">
            <text:p>-179.9375</text:p>
          </table:table-cell>
          <table:table-cell table:formula="of:=1000*[.B90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1794375" calcext:value-type="float">
            <text:p>-1.79437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91]" office:value-type="float" office:value="-179.4375" calcext:value-type="float">
            <text:p>-179.4375</text:p>
          </table:table-cell>
          <table:table-cell table:formula="of:=1000*[.B91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1789375" calcext:value-type="float">
            <text:p>-1.789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92]" office:value-type="float" office:value="-178.9375" calcext:value-type="float">
            <text:p>-178.9375</text:p>
          </table:table-cell>
          <table:table-cell table:formula="of:=1000*[.B92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1784375" calcext:value-type="float">
            <text:p>-1.78437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93]" office:value-type="float" office:value="-178.4375" calcext:value-type="float">
            <text:p>-178.4375</text:p>
          </table:table-cell>
          <table:table-cell table:formula="of:=1000*[.B93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1779375" calcext:value-type="float">
            <text:p>-1.77937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94]" office:value-type="float" office:value="-177.9375" calcext:value-type="float">
            <text:p>-177.9375</text:p>
          </table:table-cell>
          <table:table-cell table:formula="of:=1000*[.B94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-0.0000001774375" calcext:value-type="float">
            <text:p>-1.774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95]" office:value-type="float" office:value="-177.4375" calcext:value-type="float">
            <text:p>-177.4375</text:p>
          </table:table-cell>
          <table:table-cell table:formula="of:=1000*[.B95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1769375" calcext:value-type="float">
            <text:p>-1.76937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96]" office:value-type="float" office:value="-176.9375" calcext:value-type="float">
            <text:p>-176.9375</text:p>
          </table:table-cell>
          <table:table-cell table:formula="of:=1000*[.B96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1764375" calcext:value-type="float">
            <text:p>-1.764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97]" office:value-type="float" office:value="-176.4375" calcext:value-type="float">
            <text:p>-176.4375</text:p>
          </table:table-cell>
          <table:table-cell table:formula="of:=1000*[.B97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1759375" calcext:value-type="float">
            <text:p>-1.759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98]" office:value-type="float" office:value="-175.9375" calcext:value-type="float">
            <text:p>-175.9375</text:p>
          </table:table-cell>
          <table:table-cell table:formula="of:=1000*[.B98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1754375" calcext:value-type="float">
            <text:p>-1.754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99]" office:value-type="float" office:value="-175.4375" calcext:value-type="float">
            <text:p>-175.4375</text:p>
          </table:table-cell>
          <table:table-cell table:formula="of:=1000*[.B99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1749375" calcext:value-type="float">
            <text:p>-1.74937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00]" office:value-type="float" office:value="-174.9375" calcext:value-type="float">
            <text:p>-174.9375</text:p>
          </table:table-cell>
          <table:table-cell table:formula="of:=1000*[.B100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1744375" calcext:value-type="float">
            <text:p>-1.744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01]" office:value-type="float" office:value="-174.4375" calcext:value-type="float">
            <text:p>-174.4375</text:p>
          </table:table-cell>
          <table:table-cell table:formula="of:=1000*[.B101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1739375" calcext:value-type="float">
            <text:p>-1.73937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02]" office:value-type="float" office:value="-173.9375" calcext:value-type="float">
            <text:p>-173.9375</text:p>
          </table:table-cell>
          <table:table-cell table:formula="of:=1000*[.B102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1734375" calcext:value-type="float">
            <text:p>-1.73437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03]" office:value-type="float" office:value="-173.4375" calcext:value-type="float">
            <text:p>-173.4375</text:p>
          </table:table-cell>
          <table:table-cell table:formula="of:=1000*[.B103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1729375" calcext:value-type="float">
            <text:p>-1.72937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04]" office:value-type="float" office:value="-172.9375" calcext:value-type="float">
            <text:p>-172.9375</text:p>
          </table:table-cell>
          <table:table-cell table:formula="of:=1000*[.B104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1724375" calcext:value-type="float">
            <text:p>-1.72437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05]" office:value-type="float" office:value="-172.4375" calcext:value-type="float">
            <text:p>-172.4375</text:p>
          </table:table-cell>
          <table:table-cell table:formula="of:=1000*[.B105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-0.0000001719375" calcext:value-type="float">
            <text:p>-1.71937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06]" office:value-type="float" office:value="-171.9375" calcext:value-type="float">
            <text:p>-171.9375</text:p>
          </table:table-cell>
          <table:table-cell table:formula="of:=1000*[.B106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1714375" calcext:value-type="float">
            <text:p>-1.71437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07]" office:value-type="float" office:value="-171.4375" calcext:value-type="float">
            <text:p>-171.4375</text:p>
          </table:table-cell>
          <table:table-cell table:formula="of:=1000*[.B107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1709375" calcext:value-type="float">
            <text:p>-1.70937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08]" office:value-type="float" office:value="-170.9375" calcext:value-type="float">
            <text:p>-170.9375</text:p>
          </table:table-cell>
          <table:table-cell table:formula="of:=1000*[.B108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-0.0000001704375" calcext:value-type="float">
            <text:p>-1.704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09]" office:value-type="float" office:value="-170.4375" calcext:value-type="float">
            <text:p>-170.4375</text:p>
          </table:table-cell>
          <table:table-cell table:formula="of:=1000*[.B109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1699375" calcext:value-type="float">
            <text:p>-1.69937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10]" office:value-type="float" office:value="-169.9375" calcext:value-type="float">
            <text:p>-169.9375</text:p>
          </table:table-cell>
          <table:table-cell table:formula="of:=1000*[.B110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-0.0000001694375" calcext:value-type="float">
            <text:p>-1.694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11]" office:value-type="float" office:value="-169.4375" calcext:value-type="float">
            <text:p>-169.4375</text:p>
          </table:table-cell>
          <table:table-cell table:formula="of:=1000*[.B111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1689375" calcext:value-type="float">
            <text:p>-1.689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12]" office:value-type="float" office:value="-168.9375" calcext:value-type="float">
            <text:p>-168.9375</text:p>
          </table:table-cell>
          <table:table-cell table:formula="of:=1000*[.B112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1684375" calcext:value-type="float">
            <text:p>-1.68437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13]" office:value-type="float" office:value="-168.4375" calcext:value-type="float">
            <text:p>-168.4375</text:p>
          </table:table-cell>
          <table:table-cell table:formula="of:=1000*[.B113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1679375" calcext:value-type="float">
            <text:p>-1.67937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14]" office:value-type="float" office:value="-167.9375" calcext:value-type="float">
            <text:p>-167.9375</text:p>
          </table:table-cell>
          <table:table-cell table:formula="of:=1000*[.B114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1674375" calcext:value-type="float">
            <text:p>-1.67437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15]" office:value-type="float" office:value="-167.4375" calcext:value-type="float">
            <text:p>-167.4375</text:p>
          </table:table-cell>
          <table:table-cell table:formula="of:=1000*[.B115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1669375" calcext:value-type="float">
            <text:p>-1.669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16]" office:value-type="float" office:value="-166.9375" calcext:value-type="float">
            <text:p>-166.9375</text:p>
          </table:table-cell>
          <table:table-cell table:formula="of:=1000*[.B116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1664375" calcext:value-type="float">
            <text:p>-1.664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17]" office:value-type="float" office:value="-166.4375" calcext:value-type="float">
            <text:p>-166.4375</text:p>
          </table:table-cell>
          <table:table-cell table:formula="of:=1000*[.B117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1659375" calcext:value-type="float">
            <text:p>-1.659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18]" office:value-type="float" office:value="-165.9375" calcext:value-type="float">
            <text:p>-165.9375</text:p>
          </table:table-cell>
          <table:table-cell table:formula="of:=1000*[.B118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1654375" calcext:value-type="float">
            <text:p>-1.654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19]" office:value-type="float" office:value="-165.4375" calcext:value-type="float">
            <text:p>-165.4375</text:p>
          </table:table-cell>
          <table:table-cell table:formula="of:=1000*[.B119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1649375" calcext:value-type="float">
            <text:p>-1.649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20]" office:value-type="float" office:value="-164.9375" calcext:value-type="float">
            <text:p>-164.9375</text:p>
          </table:table-cell>
          <table:table-cell table:formula="of:=1000*[.B120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1644375" calcext:value-type="float">
            <text:p>-1.64437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21]" office:value-type="float" office:value="-164.4375" calcext:value-type="float">
            <text:p>-164.4375</text:p>
          </table:table-cell>
          <table:table-cell table:formula="of:=1000*[.B121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-0.0000001639375" calcext:value-type="float">
            <text:p>-1.63937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22]" office:value-type="float" office:value="-163.9375" calcext:value-type="float">
            <text:p>-163.9375</text:p>
          </table:table-cell>
          <table:table-cell table:formula="of:=1000*[.B122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1634375" calcext:value-type="float">
            <text:p>-1.63437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23]" office:value-type="float" office:value="-163.4375" calcext:value-type="float">
            <text:p>-163.4375</text:p>
          </table:table-cell>
          <table:table-cell table:formula="of:=1000*[.B123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1629375" calcext:value-type="float">
            <text:p>-1.629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24]" office:value-type="float" office:value="-162.9375" calcext:value-type="float">
            <text:p>-162.9375</text:p>
          </table:table-cell>
          <table:table-cell table:formula="of:=1000*[.B124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1624375" calcext:value-type="float">
            <text:p>-1.62437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25]" office:value-type="float" office:value="-162.4375" calcext:value-type="float">
            <text:p>-162.4375</text:p>
          </table:table-cell>
          <table:table-cell table:formula="of:=1000*[.B125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1619375" calcext:value-type="float">
            <text:p>-1.61937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26]" office:value-type="float" office:value="-161.9375" calcext:value-type="float">
            <text:p>-161.9375</text:p>
          </table:table-cell>
          <table:table-cell table:formula="of:=1000*[.B126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-0.0000001614375" calcext:value-type="float">
            <text:p>-1.614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27]" office:value-type="float" office:value="-161.4375" calcext:value-type="float">
            <text:p>-161.4375</text:p>
          </table:table-cell>
          <table:table-cell table:formula="of:=1000*[.B127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1609375" calcext:value-type="float">
            <text:p>-1.60937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28]" office:value-type="float" office:value="-160.9375" calcext:value-type="float">
            <text:p>-160.9375</text:p>
          </table:table-cell>
          <table:table-cell table:formula="of:=1000*[.B128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1604375" calcext:value-type="float">
            <text:p>-1.604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29]" office:value-type="float" office:value="-160.4375" calcext:value-type="float">
            <text:p>-160.4375</text:p>
          </table:table-cell>
          <table:table-cell table:formula="of:=1000*[.B129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1599375" calcext:value-type="float">
            <text:p>-1.599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30]" office:value-type="float" office:value="-159.9375" calcext:value-type="float">
            <text:p>-159.9375</text:p>
          </table:table-cell>
          <table:table-cell table:formula="of:=1000*[.B130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1594375" calcext:value-type="float">
            <text:p>-1.59437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31]" office:value-type="float" office:value="-159.4375" calcext:value-type="float">
            <text:p>-159.4375</text:p>
          </table:table-cell>
          <table:table-cell table:formula="of:=1000*[.B131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1589375" calcext:value-type="float">
            <text:p>-1.58937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32]" office:value-type="float" office:value="-158.9375" calcext:value-type="float">
            <text:p>-158.9375</text:p>
          </table:table-cell>
          <table:table-cell table:formula="of:=1000*[.B132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1584375" calcext:value-type="float">
            <text:p>-1.584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33]" office:value-type="float" office:value="-158.4375" calcext:value-type="float">
            <text:p>-158.4375</text:p>
          </table:table-cell>
          <table:table-cell table:formula="of:=1000*[.B133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1579375" calcext:value-type="float">
            <text:p>-1.579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34]" office:value-type="float" office:value="-157.9375" calcext:value-type="float">
            <text:p>-157.9375</text:p>
          </table:table-cell>
          <table:table-cell table:formula="of:=1000*[.B134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1574375" calcext:value-type="float">
            <text:p>-1.57437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35]" office:value-type="float" office:value="-157.4375" calcext:value-type="float">
            <text:p>-157.4375</text:p>
          </table:table-cell>
          <table:table-cell table:formula="of:=1000*[.B135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1569375" calcext:value-type="float">
            <text:p>-1.569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36]" office:value-type="float" office:value="-156.9375" calcext:value-type="float">
            <text:p>-156.9375</text:p>
          </table:table-cell>
          <table:table-cell table:formula="of:=1000*[.B136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1564375" calcext:value-type="float">
            <text:p>-1.56437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37]" office:value-type="float" office:value="-156.4375" calcext:value-type="float">
            <text:p>-156.4375</text:p>
          </table:table-cell>
          <table:table-cell table:formula="of:=1000*[.B137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-0.0000001559375" calcext:value-type="float">
            <text:p>-1.55937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38]" office:value-type="float" office:value="-155.9375" calcext:value-type="float">
            <text:p>-155.9375</text:p>
          </table:table-cell>
          <table:table-cell table:formula="of:=1000*[.B138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1554375" calcext:value-type="float">
            <text:p>-1.55437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39]" office:value-type="float" office:value="-155.4375" calcext:value-type="float">
            <text:p>-155.4375</text:p>
          </table:table-cell>
          <table:table-cell table:formula="of:=1000*[.B139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1549375" calcext:value-type="float">
            <text:p>-1.54937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40]" office:value-type="float" office:value="-154.9375" calcext:value-type="float">
            <text:p>-154.9375</text:p>
          </table:table-cell>
          <table:table-cell table:formula="of:=1000*[.B140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-0.0000001544375" calcext:value-type="float">
            <text:p>-1.544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41]" office:value-type="float" office:value="-154.4375" calcext:value-type="float">
            <text:p>-154.4375</text:p>
          </table:table-cell>
          <table:table-cell table:formula="of:=1000*[.B141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1539375" calcext:value-type="float">
            <text:p>-1.53937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42]" office:value-type="float" office:value="-153.9375" calcext:value-type="float">
            <text:p>-153.9375</text:p>
          </table:table-cell>
          <table:table-cell table:formula="of:=1000*[.B142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-0.0000001534375" calcext:value-type="float">
            <text:p>-1.53437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43]" office:value-type="float" office:value="-153.4375" calcext:value-type="float">
            <text:p>-153.4375</text:p>
          </table:table-cell>
          <table:table-cell table:formula="of:=1000*[.B143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-0.0000001529375" calcext:value-type="float">
            <text:p>-1.52937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44]" office:value-type="float" office:value="-152.9375" calcext:value-type="float">
            <text:p>-152.9375</text:p>
          </table:table-cell>
          <table:table-cell table:formula="of:=1000*[.B144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-0.0000001524375" calcext:value-type="float">
            <text:p>-1.52437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45]" office:value-type="float" office:value="-152.4375" calcext:value-type="float">
            <text:p>-152.4375</text:p>
          </table:table-cell>
          <table:table-cell table:formula="of:=1000*[.B145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-0.0000001519375" calcext:value-type="float">
            <text:p>-1.519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46]" office:value-type="float" office:value="-151.9375" calcext:value-type="float">
            <text:p>-151.9375</text:p>
          </table:table-cell>
          <table:table-cell table:formula="of:=1000*[.B146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1514375" calcext:value-type="float">
            <text:p>-1.51437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47]" office:value-type="float" office:value="-151.4375" calcext:value-type="float">
            <text:p>-151.4375</text:p>
          </table:table-cell>
          <table:table-cell table:formula="of:=1000*[.B147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1509375" calcext:value-type="float">
            <text:p>-1.509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48]" office:value-type="float" office:value="-150.9375" calcext:value-type="float">
            <text:p>-150.9375</text:p>
          </table:table-cell>
          <table:table-cell table:formula="of:=1000*[.B148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1504375" calcext:value-type="float">
            <text:p>-1.50437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49]" office:value-type="float" office:value="-150.4375" calcext:value-type="float">
            <text:p>-150.4375</text:p>
          </table:table-cell>
          <table:table-cell table:formula="of:=1000*[.B149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1499375" calcext:value-type="float">
            <text:p>-1.499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50]" office:value-type="float" office:value="-149.9375" calcext:value-type="float">
            <text:p>-149.9375</text:p>
          </table:table-cell>
          <table:table-cell table:formula="of:=1000*[.B150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1494375" calcext:value-type="float">
            <text:p>-1.494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51]" office:value-type="float" office:value="-149.4375" calcext:value-type="float">
            <text:p>-149.4375</text:p>
          </table:table-cell>
          <table:table-cell table:formula="of:=1000*[.B151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1489375" calcext:value-type="float">
            <text:p>-1.48937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52]" office:value-type="float" office:value="-148.9375" calcext:value-type="float">
            <text:p>-148.9375</text:p>
          </table:table-cell>
          <table:table-cell table:formula="of:=1000*[.B152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1484375" calcext:value-type="float">
            <text:p>-1.48437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53]" office:value-type="float" office:value="-148.4375" calcext:value-type="float">
            <text:p>-148.4375</text:p>
          </table:table-cell>
          <table:table-cell table:formula="of:=1000*[.B153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-0.0000001479375" calcext:value-type="float">
            <text:p>-1.47937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54]" office:value-type="float" office:value="-147.9375" calcext:value-type="float">
            <text:p>-147.9375</text:p>
          </table:table-cell>
          <table:table-cell table:formula="of:=1000*[.B154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1474375" calcext:value-type="float">
            <text:p>-1.47437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55]" office:value-type="float" office:value="-147.4375" calcext:value-type="float">
            <text:p>-147.4375</text:p>
          </table:table-cell>
          <table:table-cell table:formula="of:=1000*[.B155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1469375" calcext:value-type="float">
            <text:p>-1.46937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56]" office:value-type="float" office:value="-146.9375" calcext:value-type="float">
            <text:p>-146.9375</text:p>
          </table:table-cell>
          <table:table-cell table:formula="of:=1000*[.B156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-0.0000001464375" calcext:value-type="float">
            <text:p>-1.46437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57]" office:value-type="float" office:value="-146.4375" calcext:value-type="float">
            <text:p>-146.4375</text:p>
          </table:table-cell>
          <table:table-cell table:formula="of:=1000*[.B157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1459375" calcext:value-type="float">
            <text:p>-1.45937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58]" office:value-type="float" office:value="-145.9375" calcext:value-type="float">
            <text:p>-145.9375</text:p>
          </table:table-cell>
          <table:table-cell table:formula="of:=1000*[.B158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-0.0000001454375" calcext:value-type="float">
            <text:p>-1.45437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59]" office:value-type="float" office:value="-145.4375" calcext:value-type="float">
            <text:p>-145.4375</text:p>
          </table:table-cell>
          <table:table-cell table:formula="of:=1000*[.B159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1449375" calcext:value-type="float">
            <text:p>-1.44937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60]" office:value-type="float" office:value="-144.9375" calcext:value-type="float">
            <text:p>-144.9375</text:p>
          </table:table-cell>
          <table:table-cell table:formula="of:=1000*[.B160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1444375" calcext:value-type="float">
            <text:p>-1.444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61]" office:value-type="float" office:value="-144.4375" calcext:value-type="float">
            <text:p>-144.4375</text:p>
          </table:table-cell>
          <table:table-cell table:formula="of:=1000*[.B161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1439375" calcext:value-type="float">
            <text:p>-1.43937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62]" office:value-type="float" office:value="-143.9375" calcext:value-type="float">
            <text:p>-143.9375</text:p>
          </table:table-cell>
          <table:table-cell table:formula="of:=1000*[.B162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1434375" calcext:value-type="float">
            <text:p>-1.43437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63]" office:value-type="float" office:value="-143.4375" calcext:value-type="float">
            <text:p>-143.4375</text:p>
          </table:table-cell>
          <table:table-cell table:formula="of:=1000*[.B163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1429375" calcext:value-type="float">
            <text:p>-1.429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64]" office:value-type="float" office:value="-142.9375" calcext:value-type="float">
            <text:p>-142.9375</text:p>
          </table:table-cell>
          <table:table-cell table:formula="of:=1000*[.B164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1424375" calcext:value-type="float">
            <text:p>-1.424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65]" office:value-type="float" office:value="-142.4375" calcext:value-type="float">
            <text:p>-142.4375</text:p>
          </table:table-cell>
          <table:table-cell table:formula="of:=1000*[.B165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1419375" calcext:value-type="float">
            <text:p>-1.419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66]" office:value-type="float" office:value="-141.9375" calcext:value-type="float">
            <text:p>-141.9375</text:p>
          </table:table-cell>
          <table:table-cell table:formula="of:=1000*[.B166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1414375" calcext:value-type="float">
            <text:p>-1.41437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67]" office:value-type="float" office:value="-141.4375" calcext:value-type="float">
            <text:p>-141.4375</text:p>
          </table:table-cell>
          <table:table-cell table:formula="of:=1000*[.B167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1409375" calcext:value-type="float">
            <text:p>-1.409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68]" office:value-type="float" office:value="-140.9375" calcext:value-type="float">
            <text:p>-140.9375</text:p>
          </table:table-cell>
          <table:table-cell table:formula="of:=1000*[.B168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1404375" calcext:value-type="float">
            <text:p>-1.40437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69]" office:value-type="float" office:value="-140.4375" calcext:value-type="float">
            <text:p>-140.4375</text:p>
          </table:table-cell>
          <table:table-cell table:formula="of:=1000*[.B169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-0.0000001399375" calcext:value-type="float">
            <text:p>-1.39937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70]" office:value-type="float" office:value="-139.9375" calcext:value-type="float">
            <text:p>-139.9375</text:p>
          </table:table-cell>
          <table:table-cell table:formula="of:=1000*[.B170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1394375" calcext:value-type="float">
            <text:p>-1.39437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71]" office:value-type="float" office:value="-139.4375" calcext:value-type="float">
            <text:p>-139.4375</text:p>
          </table:table-cell>
          <table:table-cell table:formula="of:=1000*[.B171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1389375" calcext:value-type="float">
            <text:p>-1.389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72]" office:value-type="float" office:value="-138.9375" calcext:value-type="float">
            <text:p>-138.9375</text:p>
          </table:table-cell>
          <table:table-cell table:formula="of:=1000*[.B172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1384375" calcext:value-type="float">
            <text:p>-1.38437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73]" office:value-type="float" office:value="-138.4375" calcext:value-type="float">
            <text:p>-138.4375</text:p>
          </table:table-cell>
          <table:table-cell table:formula="of:=1000*[.B173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1379375" calcext:value-type="float">
            <text:p>-1.379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74]" office:value-type="float" office:value="-137.9375" calcext:value-type="float">
            <text:p>-137.9375</text:p>
          </table:table-cell>
          <table:table-cell table:formula="of:=1000*[.B174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1374375" calcext:value-type="float">
            <text:p>-1.374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75]" office:value-type="float" office:value="-137.4375" calcext:value-type="float">
            <text:p>-137.4375</text:p>
          </table:table-cell>
          <table:table-cell table:formula="of:=1000*[.B175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1369375" calcext:value-type="float">
            <text:p>-1.369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76]" office:value-type="float" office:value="-136.9375" calcext:value-type="float">
            <text:p>-136.9375</text:p>
          </table:table-cell>
          <table:table-cell table:formula="of:=1000*[.B176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1364375" calcext:value-type="float">
            <text:p>-1.364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77]" office:value-type="float" office:value="-136.4375" calcext:value-type="float">
            <text:p>-136.4375</text:p>
          </table:table-cell>
          <table:table-cell table:formula="of:=1000*[.B177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1359375" calcext:value-type="float">
            <text:p>-1.359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78]" office:value-type="float" office:value="-135.9375" calcext:value-type="float">
            <text:p>-135.9375</text:p>
          </table:table-cell>
          <table:table-cell table:formula="of:=1000*[.B178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1354375" calcext:value-type="float">
            <text:p>-1.35437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79]" office:value-type="float" office:value="-135.4375" calcext:value-type="float">
            <text:p>-135.4375</text:p>
          </table:table-cell>
          <table:table-cell table:formula="of:=1000*[.B179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1349375" calcext:value-type="float">
            <text:p>-1.349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80]" office:value-type="float" office:value="-134.9375" calcext:value-type="float">
            <text:p>-134.9375</text:p>
          </table:table-cell>
          <table:table-cell table:formula="of:=1000*[.B180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1344375" calcext:value-type="float">
            <text:p>-1.34437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81]" office:value-type="float" office:value="-134.4375" calcext:value-type="float">
            <text:p>-134.4375</text:p>
          </table:table-cell>
          <table:table-cell table:formula="of:=1000*[.B181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1339375" calcext:value-type="float">
            <text:p>-1.33937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82]" office:value-type="float" office:value="-133.9375" calcext:value-type="float">
            <text:p>-133.9375</text:p>
          </table:table-cell>
          <table:table-cell table:formula="of:=1000*[.B182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-0.0000001334375" calcext:value-type="float">
            <text:p>-1.334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83]" office:value-type="float" office:value="-133.4375" calcext:value-type="float">
            <text:p>-133.4375</text:p>
          </table:table-cell>
          <table:table-cell table:formula="of:=1000*[.B183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1329375" calcext:value-type="float">
            <text:p>-1.329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84]" office:value-type="float" office:value="-132.9375" calcext:value-type="float">
            <text:p>-132.9375</text:p>
          </table:table-cell>
          <table:table-cell table:formula="of:=1000*[.B184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1324375" calcext:value-type="float">
            <text:p>-1.32437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85]" office:value-type="float" office:value="-132.4375" calcext:value-type="float">
            <text:p>-132.4375</text:p>
          </table:table-cell>
          <table:table-cell table:formula="of:=1000*[.B185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-0.0000001319375" calcext:value-type="float">
            <text:p>-1.31937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86]" office:value-type="float" office:value="-131.9375" calcext:value-type="float">
            <text:p>-131.9375</text:p>
          </table:table-cell>
          <table:table-cell table:formula="of:=1000*[.B186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1314375" calcext:value-type="float">
            <text:p>-1.31437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87]" office:value-type="float" office:value="-131.4375" calcext:value-type="float">
            <text:p>-131.4375</text:p>
          </table:table-cell>
          <table:table-cell table:formula="of:=1000*[.B187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1309375" calcext:value-type="float">
            <text:p>-1.30937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88]" office:value-type="float" office:value="-130.9375" calcext:value-type="float">
            <text:p>-130.9375</text:p>
          </table:table-cell>
          <table:table-cell table:formula="of:=1000*[.B188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-0.0000001304375" calcext:value-type="float">
            <text:p>-1.30437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89]" office:value-type="float" office:value="-130.4375" calcext:value-type="float">
            <text:p>-130.4375</text:p>
          </table:table-cell>
          <table:table-cell table:formula="of:=1000*[.B189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1299375" calcext:value-type="float">
            <text:p>-1.29937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90]" office:value-type="float" office:value="-129.9375" calcext:value-type="float">
            <text:p>-129.9375</text:p>
          </table:table-cell>
          <table:table-cell table:formula="of:=1000*[.B190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-0.0000001294375" calcext:value-type="float">
            <text:p>-1.294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91]" office:value-type="float" office:value="-129.4375" calcext:value-type="float">
            <text:p>-129.4375</text:p>
          </table:table-cell>
          <table:table-cell table:formula="of:=1000*[.B191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1289375" calcext:value-type="float">
            <text:p>-1.28937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92]" office:value-type="float" office:value="-128.9375" calcext:value-type="float">
            <text:p>-128.9375</text:p>
          </table:table-cell>
          <table:table-cell table:formula="of:=1000*[.B192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1284375" calcext:value-type="float">
            <text:p>-1.284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93]" office:value-type="float" office:value="-128.4375" calcext:value-type="float">
            <text:p>-128.4375</text:p>
          </table:table-cell>
          <table:table-cell table:formula="of:=1000*[.B193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1279375" calcext:value-type="float">
            <text:p>-1.279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94]" office:value-type="float" office:value="-127.9375" calcext:value-type="float">
            <text:p>-127.9375</text:p>
          </table:table-cell>
          <table:table-cell table:formula="of:=1000*[.B194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1274375" calcext:value-type="float">
            <text:p>-1.27437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95]" office:value-type="float" office:value="-127.4375" calcext:value-type="float">
            <text:p>-127.4375</text:p>
          </table:table-cell>
          <table:table-cell table:formula="of:=1000*[.B195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1269375" calcext:value-type="float">
            <text:p>-1.269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96]" office:value-type="float" office:value="-126.9375" calcext:value-type="float">
            <text:p>-126.9375</text:p>
          </table:table-cell>
          <table:table-cell table:formula="of:=1000*[.B196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1264375" calcext:value-type="float">
            <text:p>-1.264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97]" office:value-type="float" office:value="-126.4375" calcext:value-type="float">
            <text:p>-126.4375</text:p>
          </table:table-cell>
          <table:table-cell table:formula="of:=1000*[.B197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1259375" calcext:value-type="float">
            <text:p>-1.259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98]" office:value-type="float" office:value="-125.9375" calcext:value-type="float">
            <text:p>-125.9375</text:p>
          </table:table-cell>
          <table:table-cell table:formula="of:=1000*[.B198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1254375" calcext:value-type="float">
            <text:p>-1.254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99]" office:value-type="float" office:value="-125.4375" calcext:value-type="float">
            <text:p>-125.4375</text:p>
          </table:table-cell>
          <table:table-cell table:formula="of:=1000*[.B199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1249375" calcext:value-type="float">
            <text:p>-1.249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200]" office:value-type="float" office:value="-124.9375" calcext:value-type="float">
            <text:p>-124.9375</text:p>
          </table:table-cell>
          <table:table-cell table:formula="of:=1000*[.B200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1244375" calcext:value-type="float">
            <text:p>-1.24437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201]" office:value-type="float" office:value="-124.4375" calcext:value-type="float">
            <text:p>-124.4375</text:p>
          </table:table-cell>
          <table:table-cell table:formula="of:=1000*[.B201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-0.0000001239375" calcext:value-type="float">
            <text:p>-1.23937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202]" office:value-type="float" office:value="-123.9375" calcext:value-type="float">
            <text:p>-123.9375</text:p>
          </table:table-cell>
          <table:table-cell table:formula="of:=1000*[.B202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1234375" calcext:value-type="float">
            <text:p>-1.23437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203]" office:value-type="float" office:value="-123.4375" calcext:value-type="float">
            <text:p>-123.4375</text:p>
          </table:table-cell>
          <table:table-cell table:formula="of:=1000*[.B203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1229375" calcext:value-type="float">
            <text:p>-1.229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204]" office:value-type="float" office:value="-122.9375" calcext:value-type="float">
            <text:p>-122.9375</text:p>
          </table:table-cell>
          <table:table-cell table:formula="of:=1000*[.B204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1224375" calcext:value-type="float">
            <text:p>-1.22437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205]" office:value-type="float" office:value="-122.4375" calcext:value-type="float">
            <text:p>-122.4375</text:p>
          </table:table-cell>
          <table:table-cell table:formula="of:=1000*[.B205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1219375" calcext:value-type="float">
            <text:p>-1.219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206]" office:value-type="float" office:value="-121.9375" calcext:value-type="float">
            <text:p>-121.9375</text:p>
          </table:table-cell>
          <table:table-cell table:formula="of:=1000*[.B206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1214375" calcext:value-type="float">
            <text:p>-1.214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207]" office:value-type="float" office:value="-121.4375" calcext:value-type="float">
            <text:p>-121.4375</text:p>
          </table:table-cell>
          <table:table-cell table:formula="of:=1000*[.B207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1209375" calcext:value-type="float">
            <text:p>-1.209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208]" office:value-type="float" office:value="-120.9375" calcext:value-type="float">
            <text:p>-120.9375</text:p>
          </table:table-cell>
          <table:table-cell table:formula="of:=1000*[.B208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1204375" calcext:value-type="float">
            <text:p>-1.204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209]" office:value-type="float" office:value="-120.4375" calcext:value-type="float">
            <text:p>-120.4375</text:p>
          </table:table-cell>
          <table:table-cell table:formula="of:=1000*[.B209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1199375" calcext:value-type="float">
            <text:p>-1.19937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210]" office:value-type="float" office:value="-119.9375" calcext:value-type="float">
            <text:p>-119.9375</text:p>
          </table:table-cell>
          <table:table-cell table:formula="of:=1000*[.B210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1194375" calcext:value-type="float">
            <text:p>-1.19437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211]" office:value-type="float" office:value="-119.4375" calcext:value-type="float">
            <text:p>-119.4375</text:p>
          </table:table-cell>
          <table:table-cell table:formula="of:=1000*[.B211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1189375" calcext:value-type="float">
            <text:p>-1.189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212]" office:value-type="float" office:value="-118.9375" calcext:value-type="float">
            <text:p>-118.9375</text:p>
          </table:table-cell>
          <table:table-cell table:formula="of:=1000*[.B212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1184375" calcext:value-type="float">
            <text:p>-1.18437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213]" office:value-type="float" office:value="-118.4375" calcext:value-type="float">
            <text:p>-118.4375</text:p>
          </table:table-cell>
          <table:table-cell table:formula="of:=1000*[.B213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1179375" calcext:value-type="float">
            <text:p>-1.179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214]" office:value-type="float" office:value="-117.9375" calcext:value-type="float">
            <text:p>-117.9375</text:p>
          </table:table-cell>
          <table:table-cell table:formula="of:=1000*[.B214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1174375" calcext:value-type="float">
            <text:p>-1.174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215]" office:value-type="float" office:value="-117.4375" calcext:value-type="float">
            <text:p>-117.4375</text:p>
          </table:table-cell>
          <table:table-cell table:formula="of:=1000*[.B215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1169375" calcext:value-type="float">
            <text:p>-1.169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216]" office:value-type="float" office:value="-116.9375" calcext:value-type="float">
            <text:p>-116.9375</text:p>
          </table:table-cell>
          <table:table-cell table:formula="of:=1000*[.B216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1164375" calcext:value-type="float">
            <text:p>-1.164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217]" office:value-type="float" office:value="-116.4375" calcext:value-type="float">
            <text:p>-116.4375</text:p>
          </table:table-cell>
          <table:table-cell table:formula="of:=1000*[.B217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1159375" calcext:value-type="float">
            <text:p>-1.159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218]" office:value-type="float" office:value="-115.9375" calcext:value-type="float">
            <text:p>-115.9375</text:p>
          </table:table-cell>
          <table:table-cell table:formula="of:=1000*[.B218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1154375" calcext:value-type="float">
            <text:p>-1.15437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219]" office:value-type="float" office:value="-115.4375" calcext:value-type="float">
            <text:p>-115.4375</text:p>
          </table:table-cell>
          <table:table-cell table:formula="of:=1000*[.B219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1149375" calcext:value-type="float">
            <text:p>-1.149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220]" office:value-type="float" office:value="-114.9375" calcext:value-type="float">
            <text:p>-114.9375</text:p>
          </table:table-cell>
          <table:table-cell table:formula="of:=1000*[.B220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1144375" calcext:value-type="float">
            <text:p>-1.14437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221]" office:value-type="float" office:value="-114.4375" calcext:value-type="float">
            <text:p>-114.4375</text:p>
          </table:table-cell>
          <table:table-cell table:formula="of:=1000*[.B221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1139375" calcext:value-type="float">
            <text:p>-1.13937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222]" office:value-type="float" office:value="-113.9375" calcext:value-type="float">
            <text:p>-113.9375</text:p>
          </table:table-cell>
          <table:table-cell table:formula="of:=1000*[.B222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-0.0000001134375" calcext:value-type="float">
            <text:p>-1.13437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223]" office:value-type="float" office:value="-113.4375" calcext:value-type="float">
            <text:p>-113.4375</text:p>
          </table:table-cell>
          <table:table-cell table:formula="of:=1000*[.B223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1129375" calcext:value-type="float">
            <text:p>-1.12937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224]" office:value-type="float" office:value="-112.9375" calcext:value-type="float">
            <text:p>-112.9375</text:p>
          </table:table-cell>
          <table:table-cell table:formula="of:=1000*[.B224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1124375" calcext:value-type="float">
            <text:p>-1.124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225]" office:value-type="float" office:value="-112.4375" calcext:value-type="float">
            <text:p>-112.4375</text:p>
          </table:table-cell>
          <table:table-cell table:formula="of:=1000*[.B225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1119375" calcext:value-type="float">
            <text:p>-1.11937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226]" office:value-type="float" office:value="-111.9375" calcext:value-type="float">
            <text:p>-111.9375</text:p>
          </table:table-cell>
          <table:table-cell table:formula="of:=1000*[.B226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1114375" calcext:value-type="float">
            <text:p>-1.11437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227]" office:value-type="float" office:value="-111.4375" calcext:value-type="float">
            <text:p>-111.4375</text:p>
          </table:table-cell>
          <table:table-cell table:formula="of:=1000*[.B227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1109375" calcext:value-type="float">
            <text:p>-1.109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228]" office:value-type="float" office:value="-110.9375" calcext:value-type="float">
            <text:p>-110.9375</text:p>
          </table:table-cell>
          <table:table-cell table:formula="of:=1000*[.B228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1104375" calcext:value-type="float">
            <text:p>-1.104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229]" office:value-type="float" office:value="-110.4375" calcext:value-type="float">
            <text:p>-110.4375</text:p>
          </table:table-cell>
          <table:table-cell table:formula="of:=1000*[.B229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1099375" calcext:value-type="float">
            <text:p>-1.09937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230]" office:value-type="float" office:value="-109.9375" calcext:value-type="float">
            <text:p>-109.9375</text:p>
          </table:table-cell>
          <table:table-cell table:formula="of:=1000*[.B230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-0.0000001094375" calcext:value-type="float">
            <text:p>-1.094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231]" office:value-type="float" office:value="-109.4375" calcext:value-type="float">
            <text:p>-109.4375</text:p>
          </table:table-cell>
          <table:table-cell table:formula="of:=1000*[.B231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1089375" calcext:value-type="float">
            <text:p>-1.089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232]" office:value-type="float" office:value="-108.9375" calcext:value-type="float">
            <text:p>-108.9375</text:p>
          </table:table-cell>
          <table:table-cell table:formula="of:=1000*[.B232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1084375" calcext:value-type="float">
            <text:p>-1.08437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233]" office:value-type="float" office:value="-108.4375" calcext:value-type="float">
            <text:p>-108.4375</text:p>
          </table:table-cell>
          <table:table-cell table:formula="of:=1000*[.B233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-0.0000001079375" calcext:value-type="float">
            <text:p>-1.07937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234]" office:value-type="float" office:value="-107.9375" calcext:value-type="float">
            <text:p>-107.9375</text:p>
          </table:table-cell>
          <table:table-cell table:formula="of:=1000*[.B234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1074375" calcext:value-type="float">
            <text:p>-1.074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235]" office:value-type="float" office:value="-107.4375" calcext:value-type="float">
            <text:p>-107.4375</text:p>
          </table:table-cell>
          <table:table-cell table:formula="of:=1000*[.B235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1069375" calcext:value-type="float">
            <text:p>-1.06937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236]" office:value-type="float" office:value="-106.9375" calcext:value-type="float">
            <text:p>-106.9375</text:p>
          </table:table-cell>
          <table:table-cell table:formula="of:=1000*[.B236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-0.0000001064375" calcext:value-type="float">
            <text:p>-1.064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237]" office:value-type="float" office:value="-106.4375" calcext:value-type="float">
            <text:p>-106.4375</text:p>
          </table:table-cell>
          <table:table-cell table:formula="of:=1000*[.B237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1059375" calcext:value-type="float">
            <text:p>-1.05937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238]" office:value-type="float" office:value="-105.9375" calcext:value-type="float">
            <text:p>-105.9375</text:p>
          </table:table-cell>
          <table:table-cell table:formula="of:=1000*[.B238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-0.0000001054375" calcext:value-type="float">
            <text:p>-1.054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239]" office:value-type="float" office:value="-105.4375" calcext:value-type="float">
            <text:p>-105.4375</text:p>
          </table:table-cell>
          <table:table-cell table:formula="of:=1000*[.B239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1049375" calcext:value-type="float">
            <text:p>-1.049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240]" office:value-type="float" office:value="-104.9375" calcext:value-type="float">
            <text:p>-104.9375</text:p>
          </table:table-cell>
          <table:table-cell table:formula="of:=1000*[.B240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1044375" calcext:value-type="float">
            <text:p>-1.044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241]" office:value-type="float" office:value="-104.4375" calcext:value-type="float">
            <text:p>-104.4375</text:p>
          </table:table-cell>
          <table:table-cell table:formula="of:=1000*[.B241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1039375" calcext:value-type="float">
            <text:p>-1.039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242]" office:value-type="float" office:value="-103.9375" calcext:value-type="float">
            <text:p>-103.9375</text:p>
          </table:table-cell>
          <table:table-cell table:formula="of:=1000*[.B242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1034375" calcext:value-type="float">
            <text:p>-1.03437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243]" office:value-type="float" office:value="-103.4375" calcext:value-type="float">
            <text:p>-103.4375</text:p>
          </table:table-cell>
          <table:table-cell table:formula="of:=1000*[.B243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1029375" calcext:value-type="float">
            <text:p>-1.029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244]" office:value-type="float" office:value="-102.9375" calcext:value-type="float">
            <text:p>-102.9375</text:p>
          </table:table-cell>
          <table:table-cell table:formula="of:=1000*[.B244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1024375" calcext:value-type="float">
            <text:p>-1.024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245]" office:value-type="float" office:value="-102.4375" calcext:value-type="float">
            <text:p>-102.4375</text:p>
          </table:table-cell>
          <table:table-cell table:formula="of:=1000*[.B245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1019375" calcext:value-type="float">
            <text:p>-1.019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246]" office:value-type="float" office:value="-101.9375" calcext:value-type="float">
            <text:p>-101.9375</text:p>
          </table:table-cell>
          <table:table-cell table:formula="of:=1000*[.B246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1014375" calcext:value-type="float">
            <text:p>-1.01437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247]" office:value-type="float" office:value="-101.4375" calcext:value-type="float">
            <text:p>-101.4375</text:p>
          </table:table-cell>
          <table:table-cell table:formula="of:=1000*[.B247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1009375" calcext:value-type="float">
            <text:p>-1.00937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248]" office:value-type="float" office:value="-100.9375" calcext:value-type="float">
            <text:p>-100.9375</text:p>
          </table:table-cell>
          <table:table-cell table:formula="of:=1000*[.B248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1004375" calcext:value-type="float">
            <text:p>-1.00437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249]" office:value-type="float" office:value="-100.4375" calcext:value-type="float">
            <text:p>-100.4375</text:p>
          </table:table-cell>
          <table:table-cell table:formula="of:=1000*[.B249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-0.0000000999375" calcext:value-type="float">
            <text:p>-9.99375E-08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250]" office:value-type="float" office:value="-99.9375" calcext:value-type="float">
            <text:p>-99.9375</text:p>
          </table:table-cell>
          <table:table-cell table:formula="of:=1000*[.B250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0994375" calcext:value-type="float">
            <text:p>-9.94375E-08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251]" office:value-type="float" office:value="-99.4375" calcext:value-type="float">
            <text:p>-99.4375</text:p>
          </table:table-cell>
          <table:table-cell table:formula="of:=1000*[.B251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0989375" calcext:value-type="float">
            <text:p>-9.89375E-08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252]" office:value-type="float" office:value="-98.9375" calcext:value-type="float">
            <text:p>-98.9375</text:p>
          </table:table-cell>
          <table:table-cell table:formula="of:=1000*[.B252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-0.0000000984375" calcext:value-type="float">
            <text:p>-9.84375E-08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253]" office:value-type="float" office:value="-98.4375" calcext:value-type="float">
            <text:p>-98.4375</text:p>
          </table:table-cell>
          <table:table-cell table:formula="of:=1000*[.B253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0979375" calcext:value-type="float">
            <text:p>-9.79375E-08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254]" office:value-type="float" office:value="-97.9375" calcext:value-type="float">
            <text:p>-97.9375</text:p>
          </table:table-cell>
          <table:table-cell table:formula="of:=1000*[.B254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0974375" calcext:value-type="float">
            <text:p>-9.74375E-08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255]" office:value-type="float" office:value="-97.4375" calcext:value-type="float">
            <text:p>-97.4375</text:p>
          </table:table-cell>
          <table:table-cell table:formula="of:=1000*[.B255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0969375" calcext:value-type="float">
            <text:p>-9.69375E-08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256]" office:value-type="float" office:value="-96.9375" calcext:value-type="float">
            <text:p>-96.9375</text:p>
          </table:table-cell>
          <table:table-cell table:formula="of:=1000*[.B256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0964375" calcext:value-type="float">
            <text:p>-9.64375E-08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257]" office:value-type="float" office:value="-96.4375" calcext:value-type="float">
            <text:p>-96.4375</text:p>
          </table:table-cell>
          <table:table-cell table:formula="of:=1000*[.B257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0959375" calcext:value-type="float">
            <text:p>-9.59375E-08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258]" office:value-type="float" office:value="-95.9375" calcext:value-type="float">
            <text:p>-95.9375</text:p>
          </table:table-cell>
          <table:table-cell table:formula="of:=1000*[.B258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0954375" calcext:value-type="float">
            <text:p>-9.54375E-08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259]" office:value-type="float" office:value="-95.4375" calcext:value-type="float">
            <text:p>-95.4375</text:p>
          </table:table-cell>
          <table:table-cell table:formula="of:=1000*[.B259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0949375" calcext:value-type="float">
            <text:p>-9.49375E-08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260]" office:value-type="float" office:value="-94.9375" calcext:value-type="float">
            <text:p>-94.9375</text:p>
          </table:table-cell>
          <table:table-cell table:formula="of:=1000*[.B260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0944375" calcext:value-type="float">
            <text:p>-9.44375E-08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261]" office:value-type="float" office:value="-94.4375" calcext:value-type="float">
            <text:p>-94.4375</text:p>
          </table:table-cell>
          <table:table-cell table:formula="of:=1000*[.B261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0939375" calcext:value-type="float">
            <text:p>-9.39375E-08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262]" office:value-type="float" office:value="-93.9375" calcext:value-type="float">
            <text:p>-93.9375</text:p>
          </table:table-cell>
          <table:table-cell table:formula="of:=1000*[.B262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0934375" calcext:value-type="float">
            <text:p>-9.34375E-08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263]" office:value-type="float" office:value="-93.4375" calcext:value-type="float">
            <text:p>-93.4375</text:p>
          </table:table-cell>
          <table:table-cell table:formula="of:=1000*[.B263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0929375" calcext:value-type="float">
            <text:p>-9.29375E-08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264]" office:value-type="float" office:value="-92.9375" calcext:value-type="float">
            <text:p>-92.9375</text:p>
          </table:table-cell>
          <table:table-cell table:formula="of:=1000*[.B264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0924375" calcext:value-type="float">
            <text:p>-9.24375E-08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265]" office:value-type="float" office:value="-92.4375" calcext:value-type="float">
            <text:p>-92.4375</text:p>
          </table:table-cell>
          <table:table-cell table:formula="of:=1000*[.B265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-0.0000000919375" calcext:value-type="float">
            <text:p>-9.19375E-08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266]" office:value-type="float" office:value="-91.9375" calcext:value-type="float">
            <text:p>-91.9375</text:p>
          </table:table-cell>
          <table:table-cell table:formula="of:=1000*[.B266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0914375" calcext:value-type="float">
            <text:p>-9.14375E-08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267]" office:value-type="float" office:value="-91.4375" calcext:value-type="float">
            <text:p>-91.4375</text:p>
          </table:table-cell>
          <table:table-cell table:formula="of:=1000*[.B267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0909375" calcext:value-type="float">
            <text:p>-9.09375E-08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268]" office:value-type="float" office:value="-90.9375" calcext:value-type="float">
            <text:p>-90.9375</text:p>
          </table:table-cell>
          <table:table-cell table:formula="of:=1000*[.B268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-0.0000000904375" calcext:value-type="float">
            <text:p>-9.04375E-08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269]" office:value-type="float" office:value="-90.4375" calcext:value-type="float">
            <text:p>-90.4375</text:p>
          </table:table-cell>
          <table:table-cell table:formula="of:=1000*[.B269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0899375" calcext:value-type="float">
            <text:p>-8.99375E-08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270]" office:value-type="float" office:value="-89.9375" calcext:value-type="float">
            <text:p>-89.9375</text:p>
          </table:table-cell>
          <table:table-cell table:formula="of:=1000*[.B270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0894375" calcext:value-type="float">
            <text:p>-8.94375E-08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271]" office:value-type="float" office:value="-89.4375" calcext:value-type="float">
            <text:p>-89.4375</text:p>
          </table:table-cell>
          <table:table-cell table:formula="of:=1000*[.B271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0889375" calcext:value-type="float">
            <text:p>-8.89375E-08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272]" office:value-type="float" office:value="-88.9375" calcext:value-type="float">
            <text:p>-88.9375</text:p>
          </table:table-cell>
          <table:table-cell table:formula="of:=1000*[.B272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0884375" calcext:value-type="float">
            <text:p>-8.84375E-08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273]" office:value-type="float" office:value="-88.4375" calcext:value-type="float">
            <text:p>-88.4375</text:p>
          </table:table-cell>
          <table:table-cell table:formula="of:=1000*[.B273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0879375" calcext:value-type="float">
            <text:p>-8.79375E-08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274]" office:value-type="float" office:value="-87.9375" calcext:value-type="float">
            <text:p>-87.9375</text:p>
          </table:table-cell>
          <table:table-cell table:formula="of:=1000*[.B274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0874375" calcext:value-type="float">
            <text:p>-8.74375E-08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275]" office:value-type="float" office:value="-87.4375" calcext:value-type="float">
            <text:p>-87.4375</text:p>
          </table:table-cell>
          <table:table-cell table:formula="of:=1000*[.B275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0869375" calcext:value-type="float">
            <text:p>-8.69375E-08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276]" office:value-type="float" office:value="-86.9375" calcext:value-type="float">
            <text:p>-86.9375</text:p>
          </table:table-cell>
          <table:table-cell table:formula="of:=1000*[.B276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0864375" calcext:value-type="float">
            <text:p>-8.64375E-08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277]" office:value-type="float" office:value="-86.4375" calcext:value-type="float">
            <text:p>-86.4375</text:p>
          </table:table-cell>
          <table:table-cell table:formula="of:=1000*[.B277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0859375" calcext:value-type="float">
            <text:p>-8.59375E-08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278]" office:value-type="float" office:value="-85.9375" calcext:value-type="float">
            <text:p>-85.9375</text:p>
          </table:table-cell>
          <table:table-cell table:formula="of:=1000*[.B278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0854375" calcext:value-type="float">
            <text:p>-8.54375E-08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279]" office:value-type="float" office:value="-85.4375" calcext:value-type="float">
            <text:p>-85.4375</text:p>
          </table:table-cell>
          <table:table-cell table:formula="of:=1000*[.B279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0849375" calcext:value-type="float">
            <text:p>-8.49375E-08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280]" office:value-type="float" office:value="-84.9375" calcext:value-type="float">
            <text:p>-84.9375</text:p>
          </table:table-cell>
          <table:table-cell table:formula="of:=1000*[.B280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0844375" calcext:value-type="float">
            <text:p>-8.44375E-08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281]" office:value-type="float" office:value="-84.4375" calcext:value-type="float">
            <text:p>-84.4375</text:p>
          </table:table-cell>
          <table:table-cell table:formula="of:=1000*[.B281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-0.0000000839375" calcext:value-type="float">
            <text:p>-8.39375E-08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282]" office:value-type="float" office:value="-83.9375" calcext:value-type="float">
            <text:p>-83.9375</text:p>
          </table:table-cell>
          <table:table-cell table:formula="of:=1000*[.B282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0834375" calcext:value-type="float">
            <text:p>-8.34375E-08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283]" office:value-type="float" office:value="-83.4375" calcext:value-type="float">
            <text:p>-83.4375</text:p>
          </table:table-cell>
          <table:table-cell table:formula="of:=1000*[.B283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0829375" calcext:value-type="float">
            <text:p>-8.29375E-08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284]" office:value-type="float" office:value="-82.9375" calcext:value-type="float">
            <text:p>-82.9375</text:p>
          </table:table-cell>
          <table:table-cell table:formula="of:=1000*[.B284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-0.0000000824375" calcext:value-type="float">
            <text:p>-8.24375E-08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285]" office:value-type="float" office:value="-82.4375" calcext:value-type="float">
            <text:p>-82.4375</text:p>
          </table:table-cell>
          <table:table-cell table:formula="of:=1000*[.B285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0819375" calcext:value-type="float">
            <text:p>-8.19375E-08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286]" office:value-type="float" office:value="-81.9375" calcext:value-type="float">
            <text:p>-81.9375</text:p>
          </table:table-cell>
          <table:table-cell table:formula="of:=1000*[.B286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-0.0000000814375" calcext:value-type="float">
            <text:p>-8.14375E-08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287]" office:value-type="float" office:value="-81.4375" calcext:value-type="float">
            <text:p>-81.4375</text:p>
          </table:table-cell>
          <table:table-cell table:formula="of:=1000*[.B287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0809375" calcext:value-type="float">
            <text:p>-8.09375E-08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288]" office:value-type="float" office:value="-80.9375" calcext:value-type="float">
            <text:p>-80.9375</text:p>
          </table:table-cell>
          <table:table-cell table:formula="of:=1000*[.B288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0804375" calcext:value-type="float">
            <text:p>-8.04375E-08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289]" office:value-type="float" office:value="-80.4375" calcext:value-type="float">
            <text:p>-80.4375</text:p>
          </table:table-cell>
          <table:table-cell table:formula="of:=1000*[.B289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0799375" calcext:value-type="float">
            <text:p>-7.99375E-08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290]" office:value-type="float" office:value="-79.9375" calcext:value-type="float">
            <text:p>-79.9375</text:p>
          </table:table-cell>
          <table:table-cell table:formula="of:=1000*[.B290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0794375" calcext:value-type="float">
            <text:p>-7.94375E-08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291]" office:value-type="float" office:value="-79.4375" calcext:value-type="float">
            <text:p>-79.4375</text:p>
          </table:table-cell>
          <table:table-cell table:formula="of:=1000*[.B291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-0.0000000789375" calcext:value-type="float">
            <text:p>-7.89375E-08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292]" office:value-type="float" office:value="-78.9375" calcext:value-type="float">
            <text:p>-78.9375</text:p>
          </table:table-cell>
          <table:table-cell table:formula="of:=1000*[.B292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0784375" calcext:value-type="float">
            <text:p>-7.84375E-08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293]" office:value-type="float" office:value="-78.4375" calcext:value-type="float">
            <text:p>-78.4375</text:p>
          </table:table-cell>
          <table:table-cell table:formula="of:=1000*[.B293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0779375" calcext:value-type="float">
            <text:p>-7.79375E-08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294]" office:value-type="float" office:value="-77.9375" calcext:value-type="float">
            <text:p>-77.9375</text:p>
          </table:table-cell>
          <table:table-cell table:formula="of:=1000*[.B294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0774375" calcext:value-type="float">
            <text:p>-7.74375E-08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295]" office:value-type="float" office:value="-77.4375" calcext:value-type="float">
            <text:p>-77.4375</text:p>
          </table:table-cell>
          <table:table-cell table:formula="of:=1000*[.B295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0769375" calcext:value-type="float">
            <text:p>-7.69375E-08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296]" office:value-type="float" office:value="-76.9375" calcext:value-type="float">
            <text:p>-76.9375</text:p>
          </table:table-cell>
          <table:table-cell table:formula="of:=1000*[.B296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0764375" calcext:value-type="float">
            <text:p>-7.64375E-08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297]" office:value-type="float" office:value="-76.4375" calcext:value-type="float">
            <text:p>-76.4375</text:p>
          </table:table-cell>
          <table:table-cell table:formula="of:=1000*[.B297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-0.0000000759375" calcext:value-type="float">
            <text:p>-7.59375E-08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298]" office:value-type="float" office:value="-75.9375" calcext:value-type="float">
            <text:p>-75.9375</text:p>
          </table:table-cell>
          <table:table-cell table:formula="of:=1000*[.B298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0754375" calcext:value-type="float">
            <text:p>-7.54375E-08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299]" office:value-type="float" office:value="-75.4375" calcext:value-type="float">
            <text:p>-75.4375</text:p>
          </table:table-cell>
          <table:table-cell table:formula="of:=1000*[.B299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0749375" calcext:value-type="float">
            <text:p>-7.49375E-08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300]" office:value-type="float" office:value="-74.9375" calcext:value-type="float">
            <text:p>-74.9375</text:p>
          </table:table-cell>
          <table:table-cell table:formula="of:=1000*[.B300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-0.0000000744375" calcext:value-type="float">
            <text:p>-7.44375E-08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301]" office:value-type="float" office:value="-74.4375" calcext:value-type="float">
            <text:p>-74.4375</text:p>
          </table:table-cell>
          <table:table-cell table:formula="of:=1000*[.B301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0739375" calcext:value-type="float">
            <text:p>-7.39375E-08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302]" office:value-type="float" office:value="-73.9375" calcext:value-type="float">
            <text:p>-73.9375</text:p>
          </table:table-cell>
          <table:table-cell table:formula="of:=1000*[.B302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-0.0000000734375" calcext:value-type="float">
            <text:p>-7.34375E-08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303]" office:value-type="float" office:value="-73.4375" calcext:value-type="float">
            <text:p>-73.4375</text:p>
          </table:table-cell>
          <table:table-cell table:formula="of:=1000*[.B303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0729375" calcext:value-type="float">
            <text:p>-7.29375E-08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304]" office:value-type="float" office:value="-72.9375" calcext:value-type="float">
            <text:p>-72.9375</text:p>
          </table:table-cell>
          <table:table-cell table:formula="of:=1000*[.B304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0724375" calcext:value-type="float">
            <text:p>-7.24375E-08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305]" office:value-type="float" office:value="-72.4375" calcext:value-type="float">
            <text:p>-72.4375</text:p>
          </table:table-cell>
          <table:table-cell table:formula="of:=1000*[.B305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0719375" calcext:value-type="float">
            <text:p>-7.19375E-08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306]" office:value-type="float" office:value="-71.9375" calcext:value-type="float">
            <text:p>-71.9375</text:p>
          </table:table-cell>
          <table:table-cell table:formula="of:=1000*[.B306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0714375" calcext:value-type="float">
            <text:p>-7.14375E-08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307]" office:value-type="float" office:value="-71.4375" calcext:value-type="float">
            <text:p>-71.4375</text:p>
          </table:table-cell>
          <table:table-cell table:formula="of:=1000*[.B307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0709375" calcext:value-type="float">
            <text:p>-7.09375E-08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308]" office:value-type="float" office:value="-70.9375" calcext:value-type="float">
            <text:p>-70.9375</text:p>
          </table:table-cell>
          <table:table-cell table:formula="of:=1000*[.B308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0704375" calcext:value-type="float">
            <text:p>-7.04375E-08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309]" office:value-type="float" office:value="-70.4375" calcext:value-type="float">
            <text:p>-70.4375</text:p>
          </table:table-cell>
          <table:table-cell table:formula="of:=1000*[.B309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0699375" calcext:value-type="float">
            <text:p>-6.99375E-08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310]" office:value-type="float" office:value="-69.9375" calcext:value-type="float">
            <text:p>-69.9375</text:p>
          </table:table-cell>
          <table:table-cell table:formula="of:=1000*[.B310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0694375" calcext:value-type="float">
            <text:p>-6.94375E-08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311]" office:value-type="float" office:value="-69.4375" calcext:value-type="float">
            <text:p>-69.4375</text:p>
          </table:table-cell>
          <table:table-cell table:formula="of:=1000*[.B311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0689375" calcext:value-type="float">
            <text:p>-6.89375E-08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312]" office:value-type="float" office:value="-68.9375" calcext:value-type="float">
            <text:p>-68.9375</text:p>
          </table:table-cell>
          <table:table-cell table:formula="of:=1000*[.B312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0684375" calcext:value-type="float">
            <text:p>-6.84375E-08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313]" office:value-type="float" office:value="-68.4375" calcext:value-type="float">
            <text:p>-68.4375</text:p>
          </table:table-cell>
          <table:table-cell table:formula="of:=1000*[.B313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-0.0000000679375" calcext:value-type="float">
            <text:p>-6.79375E-08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314]" office:value-type="float" office:value="-67.9375" calcext:value-type="float">
            <text:p>-67.9375</text:p>
          </table:table-cell>
          <table:table-cell table:formula="of:=1000*[.B314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0674375" calcext:value-type="float">
            <text:p>-6.74375E-08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315]" office:value-type="float" office:value="-67.4375" calcext:value-type="float">
            <text:p>-67.4375</text:p>
          </table:table-cell>
          <table:table-cell table:formula="of:=1000*[.B315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0669375" calcext:value-type="float">
            <text:p>-6.69375E-08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316]" office:value-type="float" office:value="-66.9375" calcext:value-type="float">
            <text:p>-66.9375</text:p>
          </table:table-cell>
          <table:table-cell table:formula="of:=1000*[.B316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-0.0000000664375" calcext:value-type="float">
            <text:p>-6.64375E-08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317]" office:value-type="float" office:value="-66.4375" calcext:value-type="float">
            <text:p>-66.4375</text:p>
          </table:table-cell>
          <table:table-cell table:formula="of:=1000*[.B317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0659375" calcext:value-type="float">
            <text:p>-6.59375E-08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318]" office:value-type="float" office:value="-65.9375" calcext:value-type="float">
            <text:p>-65.9375</text:p>
          </table:table-cell>
          <table:table-cell table:formula="of:=1000*[.B318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0654375" calcext:value-type="float">
            <text:p>-6.54375E-08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319]" office:value-type="float" office:value="-65.4375" calcext:value-type="float">
            <text:p>-65.4375</text:p>
          </table:table-cell>
          <table:table-cell table:formula="of:=1000*[.B319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0649375" calcext:value-type="float">
            <text:p>-6.49375E-08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320]" office:value-type="float" office:value="-64.9375" calcext:value-type="float">
            <text:p>-64.9375</text:p>
          </table:table-cell>
          <table:table-cell table:formula="of:=1000*[.B320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0644375" calcext:value-type="float">
            <text:p>-6.44375E-08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321]" office:value-type="float" office:value="-64.4375" calcext:value-type="float">
            <text:p>-64.4375</text:p>
          </table:table-cell>
          <table:table-cell table:formula="of:=1000*[.B321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0639375" calcext:value-type="float">
            <text:p>-6.39375E-08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322]" office:value-type="float" office:value="-63.9375" calcext:value-type="float">
            <text:p>-63.9375</text:p>
          </table:table-cell>
          <table:table-cell table:formula="of:=1000*[.B322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0634375" calcext:value-type="float">
            <text:p>-6.34375E-08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323]" office:value-type="float" office:value="-63.4375" calcext:value-type="float">
            <text:p>-63.4375</text:p>
          </table:table-cell>
          <table:table-cell table:formula="of:=1000*[.B323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0629375" calcext:value-type="float">
            <text:p>-6.29375E-08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324]" office:value-type="float" office:value="-62.9375" calcext:value-type="float">
            <text:p>-62.9375</text:p>
          </table:table-cell>
          <table:table-cell table:formula="of:=1000*[.B324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0624375" calcext:value-type="float">
            <text:p>-6.24375E-08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325]" office:value-type="float" office:value="-62.4375" calcext:value-type="float">
            <text:p>-62.4375</text:p>
          </table:table-cell>
          <table:table-cell table:formula="of:=1000*[.B325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0619375" calcext:value-type="float">
            <text:p>-6.19375E-08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326]" office:value-type="float" office:value="-61.9375" calcext:value-type="float">
            <text:p>-61.9375</text:p>
          </table:table-cell>
          <table:table-cell table:formula="of:=1000*[.B326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0614375" calcext:value-type="float">
            <text:p>-6.14375E-08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327]" office:value-type="float" office:value="-61.4375" calcext:value-type="float">
            <text:p>-61.4375</text:p>
          </table:table-cell>
          <table:table-cell table:formula="of:=1000*[.B327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0609375" calcext:value-type="float">
            <text:p>-6.09375E-08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328]" office:value-type="float" office:value="-60.9375" calcext:value-type="float">
            <text:p>-60.9375</text:p>
          </table:table-cell>
          <table:table-cell table:formula="of:=1000*[.B328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0604375" calcext:value-type="float">
            <text:p>-6.04375E-08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329]" office:value-type="float" office:value="-60.4375" calcext:value-type="float">
            <text:p>-60.4375</text:p>
          </table:table-cell>
          <table:table-cell table:formula="of:=1000*[.B329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-0.0000000599375" calcext:value-type="float">
            <text:p>-5.99375E-08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330]" office:value-type="float" office:value="-59.9375" calcext:value-type="float">
            <text:p>-59.9375</text:p>
          </table:table-cell>
          <table:table-cell table:formula="of:=1000*[.B330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0594375" calcext:value-type="float">
            <text:p>-5.94375E-08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331]" office:value-type="float" office:value="-59.4375" calcext:value-type="float">
            <text:p>-59.4375</text:p>
          </table:table-cell>
          <table:table-cell table:formula="of:=1000*[.B331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0589375" calcext:value-type="float">
            <text:p>-5.89375E-08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332]" office:value-type="float" office:value="-58.9375" calcext:value-type="float">
            <text:p>-58.9375</text:p>
          </table:table-cell>
          <table:table-cell table:formula="of:=1000*[.B332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0584375" calcext:value-type="float">
            <text:p>-5.84375E-08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333]" office:value-type="float" office:value="-58.4375" calcext:value-type="float">
            <text:p>-58.4375</text:p>
          </table:table-cell>
          <table:table-cell table:formula="of:=1000*[.B333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0579375" calcext:value-type="float">
            <text:p>-5.79375E-08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334]" office:value-type="float" office:value="-57.9375" calcext:value-type="float">
            <text:p>-57.9375</text:p>
          </table:table-cell>
          <table:table-cell table:formula="of:=1000*[.B334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0574375" calcext:value-type="float">
            <text:p>-5.74375E-08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335]" office:value-type="float" office:value="-57.4375" calcext:value-type="float">
            <text:p>-57.4375</text:p>
          </table:table-cell>
          <table:table-cell table:formula="of:=1000*[.B335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0569375" calcext:value-type="float">
            <text:p>-5.69375E-08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336]" office:value-type="float" office:value="-56.9375" calcext:value-type="float">
            <text:p>-56.9375</text:p>
          </table:table-cell>
          <table:table-cell table:formula="of:=1000*[.B336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0564375" calcext:value-type="float">
            <text:p>-5.64375E-08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337]" office:value-type="float" office:value="-56.4375" calcext:value-type="float">
            <text:p>-56.4375</text:p>
          </table:table-cell>
          <table:table-cell table:formula="of:=1000*[.B337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0559375" calcext:value-type="float">
            <text:p>-5.59375E-08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338]" office:value-type="float" office:value="-55.9375" calcext:value-type="float">
            <text:p>-55.9375</text:p>
          </table:table-cell>
          <table:table-cell table:formula="of:=1000*[.B338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0554375" calcext:value-type="float">
            <text:p>-5.54375E-08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339]" office:value-type="float" office:value="-55.4375" calcext:value-type="float">
            <text:p>-55.4375</text:p>
          </table:table-cell>
          <table:table-cell table:formula="of:=1000*[.B339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0549375" calcext:value-type="float">
            <text:p>-5.49375E-08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340]" office:value-type="float" office:value="-54.9375" calcext:value-type="float">
            <text:p>-54.9375</text:p>
          </table:table-cell>
          <table:table-cell table:formula="of:=1000*[.B340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0544375" calcext:value-type="float">
            <text:p>-5.44375E-08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341]" office:value-type="float" office:value="-54.4375" calcext:value-type="float">
            <text:p>-54.4375</text:p>
          </table:table-cell>
          <table:table-cell table:formula="of:=1000*[.B341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0539375" calcext:value-type="float">
            <text:p>-5.39375E-08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342]" office:value-type="float" office:value="-53.9375" calcext:value-type="float">
            <text:p>-53.9375</text:p>
          </table:table-cell>
          <table:table-cell table:formula="of:=1000*[.B342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0534375" calcext:value-type="float">
            <text:p>-5.34375E-08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343]" office:value-type="float" office:value="-53.4375" calcext:value-type="float">
            <text:p>-53.4375</text:p>
          </table:table-cell>
          <table:table-cell table:formula="of:=1000*[.B343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0529375" calcext:value-type="float">
            <text:p>-5.29375E-08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344]" office:value-type="float" office:value="-52.9375" calcext:value-type="float">
            <text:p>-52.9375</text:p>
          </table:table-cell>
          <table:table-cell table:formula="of:=1000*[.B344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0524375" calcext:value-type="float">
            <text:p>-5.24375E-08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345]" office:value-type="float" office:value="-52.4375" calcext:value-type="float">
            <text:p>-52.4375</text:p>
          </table:table-cell>
          <table:table-cell table:formula="of:=1000*[.B345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-0.0000000519375" calcext:value-type="float">
            <text:p>-5.19375E-08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346]" office:value-type="float" office:value="-51.9375" calcext:value-type="float">
            <text:p>-51.9375</text:p>
          </table:table-cell>
          <table:table-cell table:formula="of:=1000*[.B346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0514375" calcext:value-type="float">
            <text:p>-5.14375E-08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347]" office:value-type="float" office:value="-51.4375" calcext:value-type="float">
            <text:p>-51.4375</text:p>
          </table:table-cell>
          <table:table-cell table:formula="of:=1000*[.B347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0509375" calcext:value-type="float">
            <text:p>-5.09375E-08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348]" office:value-type="float" office:value="-50.9375" calcext:value-type="float">
            <text:p>-50.9375</text:p>
          </table:table-cell>
          <table:table-cell table:formula="of:=1000*[.B348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-0.0000000504375" calcext:value-type="float">
            <text:p>-5.04375E-08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349]" office:value-type="float" office:value="-50.4375" calcext:value-type="float">
            <text:p>-50.4375</text:p>
          </table:table-cell>
          <table:table-cell table:formula="of:=1000*[.B349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0499375" calcext:value-type="float">
            <text:p>-4.99375E-08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350]" office:value-type="float" office:value="-49.9375" calcext:value-type="float">
            <text:p>-49.9375</text:p>
          </table:table-cell>
          <table:table-cell table:formula="of:=1000*[.B350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-0.0000000494375" calcext:value-type="float">
            <text:p>-4.94375E-08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351]" office:value-type="float" office:value="-49.4375" calcext:value-type="float">
            <text:p>-49.4375</text:p>
          </table:table-cell>
          <table:table-cell table:formula="of:=1000*[.B351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0489375" calcext:value-type="float">
            <text:p>-4.89375E-08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352]" office:value-type="float" office:value="-48.9375" calcext:value-type="float">
            <text:p>-48.9375</text:p>
          </table:table-cell>
          <table:table-cell table:formula="of:=1000*[.B352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0484375" calcext:value-type="float">
            <text:p>-4.84375E-08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353]" office:value-type="float" office:value="-48.4375" calcext:value-type="float">
            <text:p>-48.4375</text:p>
          </table:table-cell>
          <table:table-cell table:formula="of:=1000*[.B353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0479375" calcext:value-type="float">
            <text:p>-4.79375E-08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354]" office:value-type="float" office:value="-47.9375" calcext:value-type="float">
            <text:p>-47.9375</text:p>
          </table:table-cell>
          <table:table-cell table:formula="of:=1000*[.B354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0474375" calcext:value-type="float">
            <text:p>-4.74375E-08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355]" office:value-type="float" office:value="-47.4375" calcext:value-type="float">
            <text:p>-47.4375</text:p>
          </table:table-cell>
          <table:table-cell table:formula="of:=1000*[.B355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0469375" calcext:value-type="float">
            <text:p>-4.69375E-08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356]" office:value-type="float" office:value="-46.9375" calcext:value-type="float">
            <text:p>-46.9375</text:p>
          </table:table-cell>
          <table:table-cell table:formula="of:=1000*[.B356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0464375" calcext:value-type="float">
            <text:p>-4.64375E-08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357]" office:value-type="float" office:value="-46.4375" calcext:value-type="float">
            <text:p>-46.4375</text:p>
          </table:table-cell>
          <table:table-cell table:formula="of:=1000*[.B357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0459375" calcext:value-type="float">
            <text:p>-4.59375E-08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358]" office:value-type="float" office:value="-45.9375" calcext:value-type="float">
            <text:p>-45.9375</text:p>
          </table:table-cell>
          <table:table-cell table:formula="of:=1000*[.B358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0454375" calcext:value-type="float">
            <text:p>-4.54375E-08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359]" office:value-type="float" office:value="-45.4375" calcext:value-type="float">
            <text:p>-45.4375</text:p>
          </table:table-cell>
          <table:table-cell table:formula="of:=1000*[.B359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0449375" calcext:value-type="float">
            <text:p>-4.49375E-08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360]" office:value-type="float" office:value="-44.9375" calcext:value-type="float">
            <text:p>-44.9375</text:p>
          </table:table-cell>
          <table:table-cell table:formula="of:=1000*[.B360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0444375" calcext:value-type="float">
            <text:p>-4.44375E-08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361]" office:value-type="float" office:value="-44.4375" calcext:value-type="float">
            <text:p>-44.4375</text:p>
          </table:table-cell>
          <table:table-cell table:formula="of:=1000*[.B361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-0.0000000439375" calcext:value-type="float">
            <text:p>-4.39375E-08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362]" office:value-type="float" office:value="-43.9375" calcext:value-type="float">
            <text:p>-43.9375</text:p>
          </table:table-cell>
          <table:table-cell table:formula="of:=1000*[.B362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0434375" calcext:value-type="float">
            <text:p>-4.34375E-08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363]" office:value-type="float" office:value="-43.4375" calcext:value-type="float">
            <text:p>-43.4375</text:p>
          </table:table-cell>
          <table:table-cell table:formula="of:=1000*[.B363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0429375" calcext:value-type="float">
            <text:p>-4.29375E-08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364]" office:value-type="float" office:value="-42.9375" calcext:value-type="float">
            <text:p>-42.9375</text:p>
          </table:table-cell>
          <table:table-cell table:formula="of:=1000*[.B364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0424375" calcext:value-type="float">
            <text:p>-4.24375E-08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365]" office:value-type="float" office:value="-42.4375" calcext:value-type="float">
            <text:p>-42.4375</text:p>
          </table:table-cell>
          <table:table-cell table:formula="of:=1000*[.B365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0419375" calcext:value-type="float">
            <text:p>-4.19375E-08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366]" office:value-type="float" office:value="-41.9375" calcext:value-type="float">
            <text:p>-41.9375</text:p>
          </table:table-cell>
          <table:table-cell table:formula="of:=1000*[.B366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0414375" calcext:value-type="float">
            <text:p>-4.14375E-08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367]" office:value-type="float" office:value="-41.4375" calcext:value-type="float">
            <text:p>-41.4375</text:p>
          </table:table-cell>
          <table:table-cell table:formula="of:=1000*[.B367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0409375" calcext:value-type="float">
            <text:p>-4.09375E-08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368]" office:value-type="float" office:value="-40.9375" calcext:value-type="float">
            <text:p>-40.9375</text:p>
          </table:table-cell>
          <table:table-cell table:formula="of:=1000*[.B368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0404375" calcext:value-type="float">
            <text:p>-4.04375E-08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369]" office:value-type="float" office:value="-40.4375" calcext:value-type="float">
            <text:p>-40.4375</text:p>
          </table:table-cell>
          <table:table-cell table:formula="of:=1000*[.B369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0399375" calcext:value-type="float">
            <text:p>-3.99375E-08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370]" office:value-type="float" office:value="-39.9375" calcext:value-type="float">
            <text:p>-39.9375</text:p>
          </table:table-cell>
          <table:table-cell table:formula="of:=1000*[.B370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0394375" calcext:value-type="float">
            <text:p>-3.94375E-08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371]" office:value-type="float" office:value="-39.4375" calcext:value-type="float">
            <text:p>-39.4375</text:p>
          </table:table-cell>
          <table:table-cell table:formula="of:=1000*[.B371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0389375" calcext:value-type="float">
            <text:p>-3.89375E-08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372]" office:value-type="float" office:value="-38.9375" calcext:value-type="float">
            <text:p>-38.9375</text:p>
          </table:table-cell>
          <table:table-cell table:formula="of:=1000*[.B372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0384375" calcext:value-type="float">
            <text:p>-3.84375E-08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373]" office:value-type="float" office:value="-38.4375" calcext:value-type="float">
            <text:p>-38.4375</text:p>
          </table:table-cell>
          <table:table-cell table:formula="of:=1000*[.B373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0379375" calcext:value-type="float">
            <text:p>-3.79375E-08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374]" office:value-type="float" office:value="-37.9375" calcext:value-type="float">
            <text:p>-37.9375</text:p>
          </table:table-cell>
          <table:table-cell table:formula="of:=1000*[.B374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0374375" calcext:value-type="float">
            <text:p>-3.74375E-08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375]" office:value-type="float" office:value="-37.4375" calcext:value-type="float">
            <text:p>-37.4375</text:p>
          </table:table-cell>
          <table:table-cell table:formula="of:=1000*[.B375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0369375" calcext:value-type="float">
            <text:p>-3.69375E-08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376]" office:value-type="float" office:value="-36.9375" calcext:value-type="float">
            <text:p>-36.9375</text:p>
          </table:table-cell>
          <table:table-cell table:formula="of:=1000*[.B376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0364375" calcext:value-type="float">
            <text:p>-3.64375E-08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377]" office:value-type="float" office:value="-36.4375" calcext:value-type="float">
            <text:p>-36.4375</text:p>
          </table:table-cell>
          <table:table-cell table:formula="of:=1000*[.B377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0359375" calcext:value-type="float">
            <text:p>-3.59375E-08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378]" office:value-type="float" office:value="-35.9375" calcext:value-type="float">
            <text:p>-35.9375</text:p>
          </table:table-cell>
          <table:table-cell table:formula="of:=1000*[.B378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0354375" calcext:value-type="float">
            <text:p>-3.54375E-08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379]" office:value-type="float" office:value="-35.4375" calcext:value-type="float">
            <text:p>-35.4375</text:p>
          </table:table-cell>
          <table:table-cell table:formula="of:=1000*[.B379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0349375" calcext:value-type="float">
            <text:p>-3.49375E-08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380]" office:value-type="float" office:value="-34.9375" calcext:value-type="float">
            <text:p>-34.9375</text:p>
          </table:table-cell>
          <table:table-cell table:formula="of:=1000*[.B380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0344375" calcext:value-type="float">
            <text:p>-3.44375E-08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381]" office:value-type="float" office:value="-34.4375" calcext:value-type="float">
            <text:p>-34.4375</text:p>
          </table:table-cell>
          <table:table-cell table:formula="of:=1000*[.B381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0339375" calcext:value-type="float">
            <text:p>-3.39375E-08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382]" office:value-type="float" office:value="-33.9375" calcext:value-type="float">
            <text:p>-33.9375</text:p>
          </table:table-cell>
          <table:table-cell table:formula="of:=1000*[.B382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0334375" calcext:value-type="float">
            <text:p>-3.34375E-08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383]" office:value-type="float" office:value="-33.4375" calcext:value-type="float">
            <text:p>-33.4375</text:p>
          </table:table-cell>
          <table:table-cell table:formula="of:=1000*[.B383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0329375" calcext:value-type="float">
            <text:p>-3.29375E-08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384]" office:value-type="float" office:value="-32.9375" calcext:value-type="float">
            <text:p>-32.9375</text:p>
          </table:table-cell>
          <table:table-cell table:formula="of:=1000*[.B384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0324375" calcext:value-type="float">
            <text:p>-3.24375E-08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385]" office:value-type="float" office:value="-32.4375" calcext:value-type="float">
            <text:p>-32.4375</text:p>
          </table:table-cell>
          <table:table-cell table:formula="of:=1000*[.B385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0319375" calcext:value-type="float">
            <text:p>-3.19375E-08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386]" office:value-type="float" office:value="-31.9375" calcext:value-type="float">
            <text:p>-31.9375</text:p>
          </table:table-cell>
          <table:table-cell table:formula="of:=1000*[.B386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0314375" calcext:value-type="float">
            <text:p>-3.14375E-08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387]" office:value-type="float" office:value="-31.4375" calcext:value-type="float">
            <text:p>-31.4375</text:p>
          </table:table-cell>
          <table:table-cell table:formula="of:=1000*[.B387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0309375" calcext:value-type="float">
            <text:p>-3.09375E-08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388]" office:value-type="float" office:value="-30.9375" calcext:value-type="float">
            <text:p>-30.9375</text:p>
          </table:table-cell>
          <table:table-cell table:formula="of:=1000*[.B388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0304375" calcext:value-type="float">
            <text:p>-3.04375E-08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389]" office:value-type="float" office:value="-30.4375" calcext:value-type="float">
            <text:p>-30.4375</text:p>
          </table:table-cell>
          <table:table-cell table:formula="of:=1000*[.B389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0299375" calcext:value-type="float">
            <text:p>-2.99375E-08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390]" office:value-type="float" office:value="-29.9375" calcext:value-type="float">
            <text:p>-29.9375</text:p>
          </table:table-cell>
          <table:table-cell table:formula="of:=1000*[.B390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0294375" calcext:value-type="float">
            <text:p>-2.94375E-08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391]" office:value-type="float" office:value="-29.4375" calcext:value-type="float">
            <text:p>-29.4375</text:p>
          </table:table-cell>
          <table:table-cell table:formula="of:=1000*[.B391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0289375" calcext:value-type="float">
            <text:p>-2.89375E-08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392]" office:value-type="float" office:value="-28.9375" calcext:value-type="float">
            <text:p>-28.9375</text:p>
          </table:table-cell>
          <table:table-cell table:formula="of:=1000*[.B392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0284375" calcext:value-type="float">
            <text:p>-2.84375E-08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393]" office:value-type="float" office:value="-28.4375" calcext:value-type="float">
            <text:p>-28.4375</text:p>
          </table:table-cell>
          <table:table-cell table:formula="of:=1000*[.B393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0279375" calcext:value-type="float">
            <text:p>-2.79375E-08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394]" office:value-type="float" office:value="-27.9375" calcext:value-type="float">
            <text:p>-27.9375</text:p>
          </table:table-cell>
          <table:table-cell table:formula="of:=1000*[.B394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0274375" calcext:value-type="float">
            <text:p>-2.74375E-08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395]" office:value-type="float" office:value="-27.4375" calcext:value-type="float">
            <text:p>-27.4375</text:p>
          </table:table-cell>
          <table:table-cell table:formula="of:=1000*[.B395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0269375" calcext:value-type="float">
            <text:p>-2.69375E-08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396]" office:value-type="float" office:value="-26.9375" calcext:value-type="float">
            <text:p>-26.9375</text:p>
          </table:table-cell>
          <table:table-cell table:formula="of:=1000*[.B396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-0.0000000264375" calcext:value-type="float">
            <text:p>-2.64375E-08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397]" office:value-type="float" office:value="-26.4375" calcext:value-type="float">
            <text:p>-26.4375</text:p>
          </table:table-cell>
          <table:table-cell table:formula="of:=1000*[.B397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-0.0000000259375" calcext:value-type="float">
            <text:p>-2.59375E-08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398]" office:value-type="float" office:value="-25.9375" calcext:value-type="float">
            <text:p>-25.9375</text:p>
          </table:table-cell>
          <table:table-cell table:formula="of:=1000*[.B398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0254375" calcext:value-type="float">
            <text:p>-2.54375E-08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399]" office:value-type="float" office:value="-25.4375" calcext:value-type="float">
            <text:p>-25.4375</text:p>
          </table:table-cell>
          <table:table-cell table:formula="of:=1000*[.B399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0249375" calcext:value-type="float">
            <text:p>-2.49375E-08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400]" office:value-type="float" office:value="-24.9375" calcext:value-type="float">
            <text:p>-24.9375</text:p>
          </table:table-cell>
          <table:table-cell table:formula="of:=1000*[.B400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0244375" calcext:value-type="float">
            <text:p>-2.44375E-08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401]" office:value-type="float" office:value="-24.4375" calcext:value-type="float">
            <text:p>-24.4375</text:p>
          </table:table-cell>
          <table:table-cell table:formula="of:=1000*[.B401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0239375" calcext:value-type="float">
            <text:p>-2.39375E-08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402]" office:value-type="float" office:value="-23.9375" calcext:value-type="float">
            <text:p>-23.9375</text:p>
          </table:table-cell>
          <table:table-cell table:formula="of:=1000*[.B402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0234375" calcext:value-type="float">
            <text:p>-2.34375E-08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403]" office:value-type="float" office:value="-23.4375" calcext:value-type="float">
            <text:p>-23.4375</text:p>
          </table:table-cell>
          <table:table-cell table:formula="of:=1000*[.B403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0229375" calcext:value-type="float">
            <text:p>-2.29375E-08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404]" office:value-type="float" office:value="-22.9375" calcext:value-type="float">
            <text:p>-22.9375</text:p>
          </table:table-cell>
          <table:table-cell table:formula="of:=1000*[.B404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0224375" calcext:value-type="float">
            <text:p>-2.24375E-08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405]" office:value-type="float" office:value="-22.4375" calcext:value-type="float">
            <text:p>-22.4375</text:p>
          </table:table-cell>
          <table:table-cell table:formula="of:=1000*[.B405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0219375" calcext:value-type="float">
            <text:p>-2.19375E-08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406]" office:value-type="float" office:value="-21.9375" calcext:value-type="float">
            <text:p>-21.9375</text:p>
          </table:table-cell>
          <table:table-cell table:formula="of:=1000*[.B406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0214375" calcext:value-type="float">
            <text:p>-2.14375E-08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407]" office:value-type="float" office:value="-21.4375" calcext:value-type="float">
            <text:p>-21.4375</text:p>
          </table:table-cell>
          <table:table-cell table:formula="of:=1000*[.B407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0209375" calcext:value-type="float">
            <text:p>-2.09375E-08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408]" office:value-type="float" office:value="-20.9375" calcext:value-type="float">
            <text:p>-20.9375</text:p>
          </table:table-cell>
          <table:table-cell table:formula="of:=1000*[.B408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0204375" calcext:value-type="float">
            <text:p>-2.04375E-08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409]" office:value-type="float" office:value="-20.4375" calcext:value-type="float">
            <text:p>-20.4375</text:p>
          </table:table-cell>
          <table:table-cell table:formula="of:=1000*[.B409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0199375" calcext:value-type="float">
            <text:p>-1.99375E-08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410]" office:value-type="float" office:value="-19.9375" calcext:value-type="float">
            <text:p>-19.9375</text:p>
          </table:table-cell>
          <table:table-cell table:formula="of:=1000*[.B410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0194375" calcext:value-type="float">
            <text:p>-1.94375E-08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411]" office:value-type="float" office:value="-19.4375" calcext:value-type="float">
            <text:p>-19.4375</text:p>
          </table:table-cell>
          <table:table-cell table:formula="of:=1000*[.B411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-0.0000000189375" calcext:value-type="float">
            <text:p>-1.89375E-08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412]" office:value-type="float" office:value="-18.9375" calcext:value-type="float">
            <text:p>-18.9375</text:p>
          </table:table-cell>
          <table:table-cell table:formula="of:=1000*[.B412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-0.0000000184375" calcext:value-type="float">
            <text:p>-1.84375E-08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413]" office:value-type="float" office:value="-18.4375" calcext:value-type="float">
            <text:p>-18.4375</text:p>
          </table:table-cell>
          <table:table-cell table:formula="of:=1000*[.B413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0179375" calcext:value-type="float">
            <text:p>-1.79375E-08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414]" office:value-type="float" office:value="-17.9375" calcext:value-type="float">
            <text:p>-17.9375</text:p>
          </table:table-cell>
          <table:table-cell table:formula="of:=1000*[.B414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-0.0000000174375" calcext:value-type="float">
            <text:p>-1.74375E-08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415]" office:value-type="float" office:value="-17.4375" calcext:value-type="float">
            <text:p>-17.4375</text:p>
          </table:table-cell>
          <table:table-cell table:formula="of:=1000*[.B415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0169375" calcext:value-type="float">
            <text:p>-1.69375E-08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416]" office:value-type="float" office:value="-16.9375" calcext:value-type="float">
            <text:p>-16.9375</text:p>
          </table:table-cell>
          <table:table-cell table:formula="of:=1000*[.B416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0164375" calcext:value-type="float">
            <text:p>-1.64375E-08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417]" office:value-type="float" office:value="-16.4375" calcext:value-type="float">
            <text:p>-16.4375</text:p>
          </table:table-cell>
          <table:table-cell table:formula="of:=1000*[.B417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0159375" calcext:value-type="float">
            <text:p>-1.59375E-08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418]" office:value-type="float" office:value="-15.9375" calcext:value-type="float">
            <text:p>-15.9375</text:p>
          </table:table-cell>
          <table:table-cell table:formula="of:=1000*[.B418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0154375" calcext:value-type="float">
            <text:p>-1.54375E-08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419]" office:value-type="float" office:value="-15.4375" calcext:value-type="float">
            <text:p>-15.4375</text:p>
          </table:table-cell>
          <table:table-cell table:formula="of:=1000*[.B419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0149375" calcext:value-type="float">
            <text:p>-1.49375E-08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420]" office:value-type="float" office:value="-14.9375" calcext:value-type="float">
            <text:p>-14.9375</text:p>
          </table:table-cell>
          <table:table-cell table:formula="of:=1000*[.B420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0144375" calcext:value-type="float">
            <text:p>-1.44375E-08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421]" office:value-type="float" office:value="-14.4375" calcext:value-type="float">
            <text:p>-14.4375</text:p>
          </table:table-cell>
          <table:table-cell table:formula="of:=1000*[.B421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0139375" calcext:value-type="float">
            <text:p>-1.39375E-08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422]" office:value-type="float" office:value="-13.9375" calcext:value-type="float">
            <text:p>-13.9375</text:p>
          </table:table-cell>
          <table:table-cell table:formula="of:=1000*[.B422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-0.0000000134375" calcext:value-type="float">
            <text:p>-1.34375E-08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423]" office:value-type="float" office:value="-13.4375" calcext:value-type="float">
            <text:p>-13.4375</text:p>
          </table:table-cell>
          <table:table-cell table:formula="of:=1000*[.B423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0129375" calcext:value-type="float">
            <text:p>-1.29375E-08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424]" office:value-type="float" office:value="-12.9375" calcext:value-type="float">
            <text:p>-12.9375</text:p>
          </table:table-cell>
          <table:table-cell table:formula="of:=1000*[.B424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0124375" calcext:value-type="float">
            <text:p>-1.24375E-08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425]" office:value-type="float" office:value="-12.4375" calcext:value-type="float">
            <text:p>-12.4375</text:p>
          </table:table-cell>
          <table:table-cell table:formula="of:=1000*[.B425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0119375" calcext:value-type="float">
            <text:p>-1.19375E-08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426]" office:value-type="float" office:value="-11.9375" calcext:value-type="float">
            <text:p>-11.9375</text:p>
          </table:table-cell>
          <table:table-cell table:formula="of:=1000*[.B426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0114375" calcext:value-type="float">
            <text:p>-1.14375E-08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427]" office:value-type="float" office:value="-11.4375" calcext:value-type="float">
            <text:p>-11.4375</text:p>
          </table:table-cell>
          <table:table-cell table:formula="of:=1000*[.B427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0109375" calcext:value-type="float">
            <text:p>-1.09375E-08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428]" office:value-type="float" office:value="-10.9375" calcext:value-type="float">
            <text:p>-10.9375</text:p>
          </table:table-cell>
          <table:table-cell table:formula="of:=1000*[.B428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-0.0000000104375" calcext:value-type="float">
            <text:p>-1.04375E-08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429]" office:value-type="float" office:value="-10.4375" calcext:value-type="float">
            <text:p>-10.4375</text:p>
          </table:table-cell>
          <table:table-cell table:formula="of:=1000*[.B429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0099375" calcext:value-type="float">
            <text:p>-9.9375E-09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430]" office:value-type="float" office:value="-9.9375" calcext:value-type="float">
            <text:p>-9.9375</text:p>
          </table:table-cell>
          <table:table-cell table:formula="of:=1000*[.B430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0094375" calcext:value-type="float">
            <text:p>-9.4375E-09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431]" office:value-type="float" office:value="-9.4375" calcext:value-type="float">
            <text:p>-9.4375</text:p>
          </table:table-cell>
          <table:table-cell table:formula="of:=1000*[.B431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0089375" calcext:value-type="float">
            <text:p>-8.9375E-09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432]" office:value-type="float" office:value="-8.9375" calcext:value-type="float">
            <text:p>-8.9375</text:p>
          </table:table-cell>
          <table:table-cell table:formula="of:=1000*[.B432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0084375" calcext:value-type="float">
            <text:p>-8.4375E-09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433]" office:value-type="float" office:value="-8.4375" calcext:value-type="float">
            <text:p>-8.4375</text:p>
          </table:table-cell>
          <table:table-cell table:formula="of:=1000*[.B433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0079375" calcext:value-type="float">
            <text:p>-7.9375E-09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434]" office:value-type="float" office:value="-7.9375" calcext:value-type="float">
            <text:p>-7.9375</text:p>
          </table:table-cell>
          <table:table-cell table:formula="of:=1000*[.B434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0074375" calcext:value-type="float">
            <text:p>-7.4375E-09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435]" office:value-type="float" office:value="-7.4375" calcext:value-type="float">
            <text:p>-7.4375</text:p>
          </table:table-cell>
          <table:table-cell table:formula="of:=1000*[.B435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0069375" calcext:value-type="float">
            <text:p>-6.9375E-09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436]" office:value-type="float" office:value="-6.9375" calcext:value-type="float">
            <text:p>-6.9375</text:p>
          </table:table-cell>
          <table:table-cell table:formula="of:=1000*[.B436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0064375" calcext:value-type="float">
            <text:p>-6.4375E-09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437]" office:value-type="float" office:value="-6.4375" calcext:value-type="float">
            <text:p>-6.4375</text:p>
          </table:table-cell>
          <table:table-cell table:formula="of:=1000*[.B437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0059375" calcext:value-type="float">
            <text:p>-5.9375E-09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438]" office:value-type="float" office:value="-5.9375" calcext:value-type="float">
            <text:p>-5.9375</text:p>
          </table:table-cell>
          <table:table-cell table:formula="of:=1000*[.B438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0054375" calcext:value-type="float">
            <text:p>-5.4375E-09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439]" office:value-type="float" office:value="-5.4375" calcext:value-type="float">
            <text:p>-5.4375</text:p>
          </table:table-cell>
          <table:table-cell table:formula="of:=1000*[.B439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-0.0000000049375" calcext:value-type="float">
            <text:p>-4.9375E-09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440]" office:value-type="float" office:value="-4.9375" calcext:value-type="float">
            <text:p>-4.9375</text:p>
          </table:table-cell>
          <table:table-cell table:formula="of:=1000*[.B440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0044375" calcext:value-type="float">
            <text:p>-4.4375E-09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441]" office:value-type="float" office:value="-4.4375" calcext:value-type="float">
            <text:p>-4.4375</text:p>
          </table:table-cell>
          <table:table-cell table:formula="of:=1000*[.B441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-0.0000000039375" calcext:value-type="float">
            <text:p>-3.9375E-09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442]" office:value-type="float" office:value="-3.9375" calcext:value-type="float">
            <text:p>-3.9375</text:p>
          </table:table-cell>
          <table:table-cell table:formula="of:=1000*[.B442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-0.0000000034375" calcext:value-type="float">
            <text:p>-3.4375E-09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443]" office:value-type="float" office:value="-3.4375" calcext:value-type="float">
            <text:p>-3.4375</text:p>
          </table:table-cell>
          <table:table-cell table:formula="of:=1000*[.B443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-0.0000000029375" calcext:value-type="float">
            <text:p>-2.9375E-09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444]" office:value-type="float" office:value="-2.9375" calcext:value-type="float">
            <text:p>-2.9375</text:p>
          </table:table-cell>
          <table:table-cell table:formula="of:=1000*[.B444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-0.0000000024375" calcext:value-type="float">
            <text:p>-2.4375E-09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445]" office:value-type="float" office:value="-2.4375" calcext:value-type="float">
            <text:p>-2.4375</text:p>
          </table:table-cell>
          <table:table-cell table:formula="of:=1000*[.B445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-0.0000000019375" calcext:value-type="float">
            <text:p>-1.9375E-09</text:p>
          </table:table-cell>
          <table:table-cell office:value-type="float" office:value="-0.129052" calcext:value-type="float">
            <text:p>-0.129052</text:p>
          </table:table-cell>
          <table:table-cell/>
          <table:table-cell table:formula="of:=10^9*[.A446]" office:value-type="float" office:value="-1.9375" calcext:value-type="float">
            <text:p>-1.9375</text:p>
          </table:table-cell>
          <table:table-cell table:formula="of:=1000*[.B446]" office:value-type="float" office:value="-129.052" calcext:value-type="float">
            <text:p>-129.052</text:p>
          </table:table-cell>
          <table:table-cell table:number-columns-repeated="4"/>
        </table:table-row>
        <table:table-row table:style-name="ro1">
          <table:table-cell office:value-type="float" office:value="-0.0000000014375" calcext:value-type="float">
            <text:p>-1.4375E-09</text:p>
          </table:table-cell>
          <table:table-cell office:value-type="float" office:value="-0.06875" calcext:value-type="float">
            <text:p>-0.06875</text:p>
          </table:table-cell>
          <table:table-cell/>
          <table:table-cell table:formula="of:=10^9*[.A447]" office:value-type="float" office:value="-1.4375" calcext:value-type="float">
            <text:p>-1.4375</text:p>
          </table:table-cell>
          <table:table-cell table:formula="of:=1000*[.B447]" office:value-type="float" office:value="-68.75" calcext:value-type="float">
            <text:p>-68.75</text:p>
          </table:table-cell>
          <table:table-cell table:number-columns-repeated="4"/>
        </table:table-row>
        <table:table-row table:style-name="ro1">
          <table:table-cell office:value-type="float" office:value="-0.0000000009375" calcext:value-type="float">
            <text:p>-9.375E-10</text:p>
          </table:table-cell>
          <table:table-cell office:value-type="float" office:value="0.011652" calcext:value-type="float">
            <text:p>0.011652</text:p>
          </table:table-cell>
          <table:table-cell/>
          <table:table-cell table:formula="of:=10^9*[.A448]" office:value-type="float" office:value="-0.9375" calcext:value-type="float">
            <text:p>-0.9375</text:p>
          </table:table-cell>
          <table:table-cell table:formula="of:=1000*[.B448]" office:value-type="float" office:value="11.652" calcext:value-type="float">
            <text:p>11.652</text:p>
          </table:table-cell>
          <table:table-cell table:number-columns-repeated="4"/>
        </table:table-row>
        <table:table-row table:style-name="ro1">
          <table:table-cell office:value-type="float" office:value="-0.0000000004375" calcext:value-type="float">
            <text:p>-4.375E-10</text:p>
          </table:table-cell>
          <table:table-cell office:value-type="float" office:value="0.112155" calcext:value-type="float">
            <text:p>0.112155</text:p>
          </table:table-cell>
          <table:table-cell/>
          <table:table-cell table:formula="of:=10^9*[.A449]" office:value-type="float" office:value="-0.4375" calcext:value-type="float">
            <text:p>-0.4375</text:p>
          </table:table-cell>
          <table:table-cell table:formula="of:=1000*[.B449]" office:value-type="float" office:value="112.155" calcext:value-type="float">
            <text:p>112.155</text:p>
          </table:table-cell>
          <table:table-cell table:number-columns-repeated="4"/>
        </table:table-row>
        <table:table-row table:style-name="ro1">
          <table:table-cell office:value-type="float" office:value="0.00000000006249999999998" calcext:value-type="float">
            <text:p>6.249999999998E-11</text:p>
          </table:table-cell>
          <table:table-cell office:value-type="float" office:value="0.232758" calcext:value-type="float">
            <text:p>0.232758</text:p>
          </table:table-cell>
          <table:table-cell/>
          <table:table-cell table:formula="of:=10^9*[.A450]" office:value-type="float" office:value="0.06249999999998" calcext:value-type="float">
            <text:p>0.06249999999998</text:p>
          </table:table-cell>
          <table:table-cell table:formula="of:=1000*[.B450]" office:value-type="float" office:value="232.758" calcext:value-type="float">
            <text:p>232.758</text:p>
          </table:table-cell>
          <table:table-cell table:number-columns-repeated="4"/>
        </table:table-row>
        <table:table-row table:style-name="ro1">
          <table:table-cell office:value-type="float" office:value="0.0000000005625" calcext:value-type="float">
            <text:p>5.625E-10</text:p>
          </table:table-cell>
          <table:table-cell office:value-type="float" office:value="0.31316" calcext:value-type="float">
            <text:p>0.31316</text:p>
          </table:table-cell>
          <table:table-cell/>
          <table:table-cell table:formula="of:=10^9*[.A451]" office:value-type="float" office:value="0.5625" calcext:value-type="float">
            <text:p>0.5625</text:p>
          </table:table-cell>
          <table:table-cell table:formula="of:=1000*[.B451]" office:value-type="float" office:value="313.16" calcext:value-type="float">
            <text:p>313.16</text:p>
          </table:table-cell>
          <table:table-cell table:number-columns-repeated="4"/>
        </table:table-row>
        <table:table-row table:style-name="ro1">
          <table:table-cell office:value-type="float" office:value="0.0000000010625" calcext:value-type="float">
            <text:p>1.0625E-09</text:p>
          </table:table-cell>
          <table:table-cell office:value-type="float" office:value="0.433763" calcext:value-type="float">
            <text:p>0.433763</text:p>
          </table:table-cell>
          <table:table-cell/>
          <table:table-cell table:formula="of:=10^9*[.A452]" office:value-type="float" office:value="1.0625" calcext:value-type="float">
            <text:p>1.0625</text:p>
          </table:table-cell>
          <table:table-cell table:formula="of:=1000*[.B452]" office:value-type="float" office:value="433.763" calcext:value-type="float">
            <text:p>433.763</text:p>
          </table:table-cell>
          <table:table-cell table:number-columns-repeated="4"/>
        </table:table-row>
        <table:table-row table:style-name="ro1">
          <table:table-cell office:value-type="float" office:value="0.0000000015625" calcext:value-type="float">
            <text:p>1.5625E-09</text:p>
          </table:table-cell>
          <table:table-cell office:value-type="float" office:value="0.494064" calcext:value-type="float">
            <text:p>0.494064</text:p>
          </table:table-cell>
          <table:table-cell/>
          <table:table-cell table:formula="of:=10^9*[.A453]" office:value-type="float" office:value="1.5625" calcext:value-type="float">
            <text:p>1.5625</text:p>
          </table:table-cell>
          <table:table-cell table:formula="of:=1000*[.B453]" office:value-type="float" office:value="494.064" calcext:value-type="float">
            <text:p>494.064</text:p>
          </table:table-cell>
          <table:table-cell table:number-columns-repeated="4"/>
        </table:table-row>
        <table:table-row table:style-name="ro1">
          <table:table-cell office:value-type="float" office:value="0.0000000020625" calcext:value-type="float">
            <text:p>2.0625E-09</text:p>
          </table:table-cell>
          <table:table-cell office:value-type="float" office:value="0.554366" calcext:value-type="float">
            <text:p>0.554366</text:p>
          </table:table-cell>
          <table:table-cell/>
          <table:table-cell table:formula="of:=10^9*[.A454]" office:value-type="float" office:value="2.0625" calcext:value-type="float">
            <text:p>2.0625</text:p>
          </table:table-cell>
          <table:table-cell table:formula="of:=1000*[.B454]" office:value-type="float" office:value="554.366" calcext:value-type="float">
            <text:p>554.366</text:p>
          </table:table-cell>
          <table:table-cell table:number-columns-repeated="4"/>
        </table:table-row>
        <table:table-row table:style-name="ro1">
          <table:table-cell office:value-type="float" office:value="0.0000000025625" calcext:value-type="float">
            <text:p>2.5625E-09</text:p>
          </table:table-cell>
          <table:table-cell office:value-type="float" office:value="0.594567" calcext:value-type="float">
            <text:p>0.594567</text:p>
          </table:table-cell>
          <table:table-cell/>
          <table:table-cell table:formula="of:=10^9*[.A455]" office:value-type="float" office:value="2.5625" calcext:value-type="float">
            <text:p>2.5625</text:p>
          </table:table-cell>
          <table:table-cell table:formula="of:=1000*[.B455]" office:value-type="float" office:value="594.567" calcext:value-type="float">
            <text:p>594.567</text:p>
          </table:table-cell>
          <table:table-cell table:number-columns-repeated="4"/>
        </table:table-row>
        <table:table-row table:style-name="ro1">
          <table:table-cell office:value-type="float" office:value="0.0000000030625" calcext:value-type="float">
            <text:p>3.0625E-09</text:p>
          </table:table-cell>
          <table:table-cell office:value-type="float" office:value="0.614667" calcext:value-type="float">
            <text:p>0.614667</text:p>
          </table:table-cell>
          <table:table-cell/>
          <table:table-cell table:formula="of:=10^9*[.A456]" office:value-type="float" office:value="3.0625" calcext:value-type="float">
            <text:p>3.0625</text:p>
          </table:table-cell>
          <table:table-cell table:formula="of:=1000*[.B456]" office:value-type="float" office:value="614.667" calcext:value-type="float">
            <text:p>614.667</text:p>
          </table:table-cell>
          <table:table-cell table:number-columns-repeated="4"/>
        </table:table-row>
        <table:table-row table:style-name="ro1">
          <table:table-cell office:value-type="float" office:value="0.0000000035625" calcext:value-type="float">
            <text:p>3.5625E-09</text:p>
          </table:table-cell>
          <table:table-cell office:value-type="float" office:value="0.654868" calcext:value-type="float">
            <text:p>0.654868</text:p>
          </table:table-cell>
          <table:table-cell/>
          <table:table-cell table:formula="of:=10^9*[.A457]" office:value-type="float" office:value="3.5625" calcext:value-type="float">
            <text:p>3.5625</text:p>
          </table:table-cell>
          <table:table-cell table:formula="of:=1000*[.B457]" office:value-type="float" office:value="654.868" calcext:value-type="float">
            <text:p>654.868</text:p>
          </table:table-cell>
          <table:table-cell table:number-columns-repeated="4"/>
        </table:table-row>
        <table:table-row table:style-name="ro1">
          <table:table-cell office:value-type="float" office:value="0.0000000040625" calcext:value-type="float">
            <text:p>4.0625E-09</text:p>
          </table:table-cell>
          <table:table-cell office:value-type="float" office:value="0.634768" calcext:value-type="float">
            <text:p>0.634768</text:p>
          </table:table-cell>
          <table:table-cell/>
          <table:table-cell table:formula="of:=10^9*[.A458]" office:value-type="float" office:value="4.0625" calcext:value-type="float">
            <text:p>4.0625</text:p>
          </table:table-cell>
          <table:table-cell table:formula="of:=1000*[.B458]" office:value-type="float" office:value="634.768" calcext:value-type="float">
            <text:p>634.768</text:p>
          </table:table-cell>
          <table:table-cell table:number-columns-repeated="4"/>
        </table:table-row>
        <table:table-row table:style-name="ro1">
          <table:table-cell office:value-type="float" office:value="0.0000000045625" calcext:value-type="float">
            <text:p>4.5625E-09</text:p>
          </table:table-cell>
          <table:table-cell office:value-type="float" office:value="0.654868" calcext:value-type="float">
            <text:p>0.654868</text:p>
          </table:table-cell>
          <table:table-cell/>
          <table:table-cell table:formula="of:=10^9*[.A459]" office:value-type="float" office:value="4.5625" calcext:value-type="float">
            <text:p>4.5625</text:p>
          </table:table-cell>
          <table:table-cell table:formula="of:=1000*[.B459]" office:value-type="float" office:value="654.868" calcext:value-type="float">
            <text:p>654.868</text:p>
          </table:table-cell>
          <table:table-cell table:number-columns-repeated="4"/>
        </table:table-row>
        <table:table-row table:style-name="ro1">
          <table:table-cell office:value-type="float" office:value="0.0000000050625" calcext:value-type="float">
            <text:p>5.0625E-09</text:p>
          </table:table-cell>
          <table:table-cell office:value-type="float" office:value="0.695069" calcext:value-type="float">
            <text:p>0.695069</text:p>
          </table:table-cell>
          <table:table-cell/>
          <table:table-cell table:formula="of:=10^9*[.A460]" office:value-type="float" office:value="5.0625" calcext:value-type="float">
            <text:p>5.0625</text:p>
          </table:table-cell>
          <table:table-cell table:formula="of:=1000*[.B460]" office:value-type="float" office:value="695.069" calcext:value-type="float">
            <text:p>695.069</text:p>
          </table:table-cell>
          <table:table-cell table:number-columns-repeated="4"/>
        </table:table-row>
        <table:table-row table:style-name="ro1">
          <table:table-cell office:value-type="float" office:value="0.0000000055625" calcext:value-type="float">
            <text:p>5.5625E-09</text:p>
          </table:table-cell>
          <table:table-cell office:value-type="float" office:value="0.674969" calcext:value-type="float">
            <text:p>0.674969</text:p>
          </table:table-cell>
          <table:table-cell/>
          <table:table-cell table:formula="of:=10^9*[.A461]" office:value-type="float" office:value="5.5625" calcext:value-type="float">
            <text:p>5.5625</text:p>
          </table:table-cell>
          <table:table-cell table:formula="of:=1000*[.B461]" office:value-type="float" office:value="674.969" calcext:value-type="float">
            <text:p>674.969</text:p>
          </table:table-cell>
          <table:table-cell table:number-columns-repeated="4"/>
        </table:table-row>
        <table:table-row table:style-name="ro1">
          <table:table-cell office:value-type="float" office:value="0.0000000060625" calcext:value-type="float">
            <text:p>6.0625E-09</text:p>
          </table:table-cell>
          <table:table-cell office:value-type="float" office:value="0.695069" calcext:value-type="float">
            <text:p>0.695069</text:p>
          </table:table-cell>
          <table:table-cell/>
          <table:table-cell table:formula="of:=10^9*[.A462]" office:value-type="float" office:value="6.0625" calcext:value-type="float">
            <text:p>6.0625</text:p>
          </table:table-cell>
          <table:table-cell table:formula="of:=1000*[.B462]" office:value-type="float" office:value="695.069" calcext:value-type="float">
            <text:p>695.069</text:p>
          </table:table-cell>
          <table:table-cell table:number-columns-repeated="4"/>
        </table:table-row>
        <table:table-row table:style-name="ro1">
          <table:table-cell office:value-type="float" office:value="0.0000000065625" calcext:value-type="float">
            <text:p>6.5625E-09</text:p>
          </table:table-cell>
          <table:table-cell office:value-type="float" office:value="0.674969" calcext:value-type="float">
            <text:p>0.674969</text:p>
          </table:table-cell>
          <table:table-cell/>
          <table:table-cell table:formula="of:=10^9*[.A463]" office:value-type="float" office:value="6.5625" calcext:value-type="float">
            <text:p>6.5625</text:p>
          </table:table-cell>
          <table:table-cell table:formula="of:=1000*[.B463]" office:value-type="float" office:value="674.969" calcext:value-type="float">
            <text:p>674.969</text:p>
          </table:table-cell>
          <table:table-cell table:number-columns-repeated="4"/>
        </table:table-row>
        <table:table-row table:style-name="ro1">
          <table:table-cell office:value-type="float" office:value="0.0000000070625" calcext:value-type="float">
            <text:p>7.0625E-09</text:p>
          </table:table-cell>
          <table:table-cell office:value-type="float" office:value="0.695069" calcext:value-type="float">
            <text:p>0.695069</text:p>
          </table:table-cell>
          <table:table-cell/>
          <table:table-cell table:formula="of:=10^9*[.A464]" office:value-type="float" office:value="7.0625" calcext:value-type="float">
            <text:p>7.0625</text:p>
          </table:table-cell>
          <table:table-cell table:formula="of:=1000*[.B464]" office:value-type="float" office:value="695.069" calcext:value-type="float">
            <text:p>695.069</text:p>
          </table:table-cell>
          <table:table-cell table:number-columns-repeated="4"/>
        </table:table-row>
        <table:table-row table:style-name="ro1">
          <table:table-cell office:value-type="float" office:value="0.0000000075625" calcext:value-type="float">
            <text:p>7.5625E-09</text:p>
          </table:table-cell>
          <table:table-cell office:value-type="float" office:value="0.695069" calcext:value-type="float">
            <text:p>0.695069</text:p>
          </table:table-cell>
          <table:table-cell/>
          <table:table-cell table:formula="of:=10^9*[.A465]" office:value-type="float" office:value="7.5625" calcext:value-type="float">
            <text:p>7.5625</text:p>
          </table:table-cell>
          <table:table-cell table:formula="of:=1000*[.B465]" office:value-type="float" office:value="695.069" calcext:value-type="float">
            <text:p>695.069</text:p>
          </table:table-cell>
          <table:table-cell table:number-columns-repeated="4"/>
        </table:table-row>
        <table:table-row table:style-name="ro1">
          <table:table-cell office:value-type="float" office:value="0.0000000080625" calcext:value-type="float">
            <text:p>8.0625E-09</text:p>
          </table:table-cell>
          <table:table-cell office:value-type="float" office:value="0.695069" calcext:value-type="float">
            <text:p>0.695069</text:p>
          </table:table-cell>
          <table:table-cell/>
          <table:table-cell table:formula="of:=10^9*[.A466]" office:value-type="float" office:value="8.0625" calcext:value-type="float">
            <text:p>8.0625</text:p>
          </table:table-cell>
          <table:table-cell table:formula="of:=1000*[.B466]" office:value-type="float" office:value="695.069" calcext:value-type="float">
            <text:p>695.069</text:p>
          </table:table-cell>
          <table:table-cell table:number-columns-repeated="4"/>
        </table:table-row>
        <table:table-row table:style-name="ro1">
          <table:table-cell office:value-type="float" office:value="0.0000000085625" calcext:value-type="float">
            <text:p>8.5625E-09</text:p>
          </table:table-cell>
          <table:table-cell office:value-type="float" office:value="0.674969" calcext:value-type="float">
            <text:p>0.674969</text:p>
          </table:table-cell>
          <table:table-cell/>
          <table:table-cell table:formula="of:=10^9*[.A467]" office:value-type="float" office:value="8.5625" calcext:value-type="float">
            <text:p>8.5625</text:p>
          </table:table-cell>
          <table:table-cell table:formula="of:=1000*[.B467]" office:value-type="float" office:value="674.969" calcext:value-type="float">
            <text:p>674.969</text:p>
          </table:table-cell>
          <table:table-cell table:number-columns-repeated="4"/>
        </table:table-row>
        <table:table-row table:style-name="ro1">
          <table:table-cell office:value-type="float" office:value="0.0000000090625" calcext:value-type="float">
            <text:p>9.0625E-09</text:p>
          </table:table-cell>
          <table:table-cell office:value-type="float" office:value="0.695069" calcext:value-type="float">
            <text:p>0.695069</text:p>
          </table:table-cell>
          <table:table-cell/>
          <table:table-cell table:formula="of:=10^9*[.A468]" office:value-type="float" office:value="9.0625" calcext:value-type="float">
            <text:p>9.0625</text:p>
          </table:table-cell>
          <table:table-cell table:formula="of:=1000*[.B468]" office:value-type="float" office:value="695.069" calcext:value-type="float">
            <text:p>695.069</text:p>
          </table:table-cell>
          <table:table-cell table:number-columns-repeated="4"/>
        </table:table-row>
        <table:table-row table:style-name="ro1">
          <table:table-cell office:value-type="float" office:value="0.0000000095625" calcext:value-type="float">
            <text:p>9.5625E-09</text:p>
          </table:table-cell>
          <table:table-cell office:value-type="float" office:value="0.695069" calcext:value-type="float">
            <text:p>0.695069</text:p>
          </table:table-cell>
          <table:table-cell/>
          <table:table-cell table:formula="of:=10^9*[.A469]" office:value-type="float" office:value="9.5625" calcext:value-type="float">
            <text:p>9.5625</text:p>
          </table:table-cell>
          <table:table-cell table:formula="of:=1000*[.B469]" office:value-type="float" office:value="695.069" calcext:value-type="float">
            <text:p>695.069</text:p>
          </table:table-cell>
          <table:table-cell table:number-columns-repeated="4"/>
        </table:table-row>
        <table:table-row table:style-name="ro1">
          <table:table-cell office:value-type="float" office:value="0.0000000100625" calcext:value-type="float">
            <text:p>1.00625E-08</text:p>
          </table:table-cell>
          <table:table-cell office:value-type="float" office:value="0.695069" calcext:value-type="float">
            <text:p>0.695069</text:p>
          </table:table-cell>
          <table:table-cell/>
          <table:table-cell table:formula="of:=10^9*[.A470]" office:value-type="float" office:value="10.0625" calcext:value-type="float">
            <text:p>10.0625</text:p>
          </table:table-cell>
          <table:table-cell table:formula="of:=1000*[.B470]" office:value-type="float" office:value="695.069" calcext:value-type="float">
            <text:p>695.069</text:p>
          </table:table-cell>
          <table:table-cell table:number-columns-repeated="4"/>
        </table:table-row>
        <table:table-row table:style-name="ro1">
          <table:table-cell office:value-type="float" office:value="0.0000000105625" calcext:value-type="float">
            <text:p>1.05625E-08</text:p>
          </table:table-cell>
          <table:table-cell office:value-type="float" office:value="0.71517" calcext:value-type="float">
            <text:p>0.71517</text:p>
          </table:table-cell>
          <table:table-cell/>
          <table:table-cell table:formula="of:=10^9*[.A471]" office:value-type="float" office:value="10.5625" calcext:value-type="float">
            <text:p>10.5625</text:p>
          </table:table-cell>
          <table:table-cell table:formula="of:=1000*[.B471]" office:value-type="float" office:value="715.17" calcext:value-type="float">
            <text:p>715.17</text:p>
          </table:table-cell>
          <table:table-cell table:number-columns-repeated="4"/>
        </table:table-row>
        <table:table-row table:style-name="ro1">
          <table:table-cell office:value-type="float" office:value="0.0000000110625" calcext:value-type="float">
            <text:p>1.10625E-08</text:p>
          </table:table-cell>
          <table:table-cell office:value-type="float" office:value="0.71517" calcext:value-type="float">
            <text:p>0.71517</text:p>
          </table:table-cell>
          <table:table-cell/>
          <table:table-cell table:formula="of:=10^9*[.A472]" office:value-type="float" office:value="11.0625" calcext:value-type="float">
            <text:p>11.0625</text:p>
          </table:table-cell>
          <table:table-cell table:formula="of:=1000*[.B472]" office:value-type="float" office:value="715.17" calcext:value-type="float">
            <text:p>715.17</text:p>
          </table:table-cell>
          <table:table-cell table:number-columns-repeated="4"/>
        </table:table-row>
        <table:table-row table:style-name="ro1">
          <table:table-cell office:value-type="float" office:value="0.0000000115625" calcext:value-type="float">
            <text:p>1.15625E-08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473]" office:value-type="float" office:value="11.5625" calcext:value-type="float">
            <text:p>11.5625</text:p>
          </table:table-cell>
          <table:table-cell table:formula="of:=1000*[.B473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0120625" calcext:value-type="float">
            <text:p>1.20625E-08</text:p>
          </table:table-cell>
          <table:table-cell office:value-type="float" office:value="0.695069" calcext:value-type="float">
            <text:p>0.695069</text:p>
          </table:table-cell>
          <table:table-cell/>
          <table:table-cell table:formula="of:=10^9*[.A474]" office:value-type="float" office:value="12.0625" calcext:value-type="float">
            <text:p>12.0625</text:p>
          </table:table-cell>
          <table:table-cell table:formula="of:=1000*[.B474]" office:value-type="float" office:value="695.069" calcext:value-type="float">
            <text:p>695.069</text:p>
          </table:table-cell>
          <table:table-cell table:number-columns-repeated="4"/>
        </table:table-row>
        <table:table-row table:style-name="ro1">
          <table:table-cell office:value-type="float" office:value="0.0000000125625" calcext:value-type="float">
            <text:p>1.25625E-08</text:p>
          </table:table-cell>
          <table:table-cell office:value-type="float" office:value="0.695069" calcext:value-type="float">
            <text:p>0.695069</text:p>
          </table:table-cell>
          <table:table-cell/>
          <table:table-cell table:formula="of:=10^9*[.A475]" office:value-type="float" office:value="12.5625" calcext:value-type="float">
            <text:p>12.5625</text:p>
          </table:table-cell>
          <table:table-cell table:formula="of:=1000*[.B475]" office:value-type="float" office:value="695.069" calcext:value-type="float">
            <text:p>695.069</text:p>
          </table:table-cell>
          <table:table-cell table:number-columns-repeated="4"/>
        </table:table-row>
        <table:table-row table:style-name="ro1">
          <table:table-cell office:value-type="float" office:value="0.0000000130625" calcext:value-type="float">
            <text:p>1.30625E-08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476]" office:value-type="float" office:value="13.0625" calcext:value-type="float">
            <text:p>13.0625</text:p>
          </table:table-cell>
          <table:table-cell table:formula="of:=1000*[.B476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0135625" calcext:value-type="float">
            <text:p>1.35625E-08</text:p>
          </table:table-cell>
          <table:table-cell office:value-type="float" office:value="0.695069" calcext:value-type="float">
            <text:p>0.695069</text:p>
          </table:table-cell>
          <table:table-cell/>
          <table:table-cell table:formula="of:=10^9*[.A477]" office:value-type="float" office:value="13.5625" calcext:value-type="float">
            <text:p>13.5625</text:p>
          </table:table-cell>
          <table:table-cell table:formula="of:=1000*[.B477]" office:value-type="float" office:value="695.069" calcext:value-type="float">
            <text:p>695.069</text:p>
          </table:table-cell>
          <table:table-cell table:number-columns-repeated="4"/>
        </table:table-row>
        <table:table-row table:style-name="ro1">
          <table:table-cell office:value-type="float" office:value="0.0000000140625" calcext:value-type="float">
            <text:p>1.40625E-08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478]" office:value-type="float" office:value="14.0625" calcext:value-type="float">
            <text:p>14.0625</text:p>
          </table:table-cell>
          <table:table-cell table:formula="of:=1000*[.B478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0145625" calcext:value-type="float">
            <text:p>1.45625E-08</text:p>
          </table:table-cell>
          <table:table-cell office:value-type="float" office:value="0.695069" calcext:value-type="float">
            <text:p>0.695069</text:p>
          </table:table-cell>
          <table:table-cell/>
          <table:table-cell table:formula="of:=10^9*[.A479]" office:value-type="float" office:value="14.5625" calcext:value-type="float">
            <text:p>14.5625</text:p>
          </table:table-cell>
          <table:table-cell table:formula="of:=1000*[.B479]" office:value-type="float" office:value="695.069" calcext:value-type="float">
            <text:p>695.069</text:p>
          </table:table-cell>
          <table:table-cell table:number-columns-repeated="4"/>
        </table:table-row>
        <table:table-row table:style-name="ro1">
          <table:table-cell office:value-type="float" office:value="0.0000000150625" calcext:value-type="float">
            <text:p>1.50625E-08</text:p>
          </table:table-cell>
          <table:table-cell office:value-type="float" office:value="0.71517" calcext:value-type="float">
            <text:p>0.71517</text:p>
          </table:table-cell>
          <table:table-cell/>
          <table:table-cell table:formula="of:=10^9*[.A480]" office:value-type="float" office:value="15.0625" calcext:value-type="float">
            <text:p>15.0625</text:p>
          </table:table-cell>
          <table:table-cell table:formula="of:=1000*[.B480]" office:value-type="float" office:value="715.17" calcext:value-type="float">
            <text:p>715.17</text:p>
          </table:table-cell>
          <table:table-cell table:number-columns-repeated="4"/>
        </table:table-row>
        <table:table-row table:style-name="ro1">
          <table:table-cell office:value-type="float" office:value="0.0000000155625" calcext:value-type="float">
            <text:p>1.55625E-08</text:p>
          </table:table-cell>
          <table:table-cell office:value-type="float" office:value="0.71517" calcext:value-type="float">
            <text:p>0.71517</text:p>
          </table:table-cell>
          <table:table-cell/>
          <table:table-cell table:formula="of:=10^9*[.A481]" office:value-type="float" office:value="15.5625" calcext:value-type="float">
            <text:p>15.5625</text:p>
          </table:table-cell>
          <table:table-cell table:formula="of:=1000*[.B481]" office:value-type="float" office:value="715.17" calcext:value-type="float">
            <text:p>715.17</text:p>
          </table:table-cell>
          <table:table-cell table:number-columns-repeated="4"/>
        </table:table-row>
        <table:table-row table:style-name="ro1">
          <table:table-cell office:value-type="float" office:value="0.0000000160625" calcext:value-type="float">
            <text:p>1.60625E-08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482]" office:value-type="float" office:value="16.0625" calcext:value-type="float">
            <text:p>16.0625</text:p>
          </table:table-cell>
          <table:table-cell table:formula="of:=1000*[.B482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0165625" calcext:value-type="float">
            <text:p>1.65625E-08</text:p>
          </table:table-cell>
          <table:table-cell office:value-type="float" office:value="0.695069" calcext:value-type="float">
            <text:p>0.695069</text:p>
          </table:table-cell>
          <table:table-cell/>
          <table:table-cell table:formula="of:=10^9*[.A483]" office:value-type="float" office:value="16.5625" calcext:value-type="float">
            <text:p>16.5625</text:p>
          </table:table-cell>
          <table:table-cell table:formula="of:=1000*[.B483]" office:value-type="float" office:value="695.069" calcext:value-type="float">
            <text:p>695.069</text:p>
          </table:table-cell>
          <table:table-cell table:number-columns-repeated="4"/>
        </table:table-row>
        <table:table-row table:style-name="ro1">
          <table:table-cell office:value-type="float" office:value="0.0000000170625" calcext:value-type="float">
            <text:p>1.70625E-08</text:p>
          </table:table-cell>
          <table:table-cell office:value-type="float" office:value="0.71517" calcext:value-type="float">
            <text:p>0.71517</text:p>
          </table:table-cell>
          <table:table-cell/>
          <table:table-cell table:formula="of:=10^9*[.A484]" office:value-type="float" office:value="17.0625" calcext:value-type="float">
            <text:p>17.0625</text:p>
          </table:table-cell>
          <table:table-cell table:formula="of:=1000*[.B484]" office:value-type="float" office:value="715.17" calcext:value-type="float">
            <text:p>715.17</text:p>
          </table:table-cell>
          <table:table-cell table:number-columns-repeated="4"/>
        </table:table-row>
        <table:table-row table:style-name="ro1">
          <table:table-cell office:value-type="float" office:value="0.0000000175625" calcext:value-type="float">
            <text:p>1.75625E-08</text:p>
          </table:table-cell>
          <table:table-cell office:value-type="float" office:value="0.695069" calcext:value-type="float">
            <text:p>0.695069</text:p>
          </table:table-cell>
          <table:table-cell/>
          <table:table-cell table:formula="of:=10^9*[.A485]" office:value-type="float" office:value="17.5625" calcext:value-type="float">
            <text:p>17.5625</text:p>
          </table:table-cell>
          <table:table-cell table:formula="of:=1000*[.B485]" office:value-type="float" office:value="695.069" calcext:value-type="float">
            <text:p>695.069</text:p>
          </table:table-cell>
          <table:table-cell table:number-columns-repeated="4"/>
        </table:table-row>
        <table:table-row table:style-name="ro1">
          <table:table-cell office:value-type="float" office:value="0.0000000180625" calcext:value-type="float">
            <text:p>1.80625E-08</text:p>
          </table:table-cell>
          <table:table-cell office:value-type="float" office:value="0.695069" calcext:value-type="float">
            <text:p>0.695069</text:p>
          </table:table-cell>
          <table:table-cell/>
          <table:table-cell table:formula="of:=10^9*[.A486]" office:value-type="float" office:value="18.0625" calcext:value-type="float">
            <text:p>18.0625</text:p>
          </table:table-cell>
          <table:table-cell table:formula="of:=1000*[.B486]" office:value-type="float" office:value="695.069" calcext:value-type="float">
            <text:p>695.069</text:p>
          </table:table-cell>
          <table:table-cell table:number-columns-repeated="4"/>
        </table:table-row>
        <table:table-row table:style-name="ro1">
          <table:table-cell office:value-type="float" office:value="0.0000000185625" calcext:value-type="float">
            <text:p>1.85625E-08</text:p>
          </table:table-cell>
          <table:table-cell office:value-type="float" office:value="0.71517" calcext:value-type="float">
            <text:p>0.71517</text:p>
          </table:table-cell>
          <table:table-cell/>
          <table:table-cell table:formula="of:=10^9*[.A487]" office:value-type="float" office:value="18.5625" calcext:value-type="float">
            <text:p>18.5625</text:p>
          </table:table-cell>
          <table:table-cell table:formula="of:=1000*[.B487]" office:value-type="float" office:value="715.17" calcext:value-type="float">
            <text:p>715.17</text:p>
          </table:table-cell>
          <table:table-cell table:number-columns-repeated="4"/>
        </table:table-row>
        <table:table-row table:style-name="ro1">
          <table:table-cell office:value-type="float" office:value="0.0000000190625" calcext:value-type="float">
            <text:p>1.90625E-08</text:p>
          </table:table-cell>
          <table:table-cell office:value-type="float" office:value="0.695069" calcext:value-type="float">
            <text:p>0.695069</text:p>
          </table:table-cell>
          <table:table-cell/>
          <table:table-cell table:formula="of:=10^9*[.A488]" office:value-type="float" office:value="19.0625" calcext:value-type="float">
            <text:p>19.0625</text:p>
          </table:table-cell>
          <table:table-cell table:formula="of:=1000*[.B488]" office:value-type="float" office:value="695.069" calcext:value-type="float">
            <text:p>695.069</text:p>
          </table:table-cell>
          <table:table-cell table:number-columns-repeated="4"/>
        </table:table-row>
        <table:table-row table:style-name="ro1">
          <table:table-cell office:value-type="float" office:value="0.0000000195625" calcext:value-type="float">
            <text:p>1.95625E-08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489]" office:value-type="float" office:value="19.5625" calcext:value-type="float">
            <text:p>19.5625</text:p>
          </table:table-cell>
          <table:table-cell table:formula="of:=1000*[.B489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0200625" calcext:value-type="float">
            <text:p>2.00625E-08</text:p>
          </table:table-cell>
          <table:table-cell office:value-type="float" office:value="0.695069" calcext:value-type="float">
            <text:p>0.695069</text:p>
          </table:table-cell>
          <table:table-cell/>
          <table:table-cell table:formula="of:=10^9*[.A490]" office:value-type="float" office:value="20.0625" calcext:value-type="float">
            <text:p>20.0625</text:p>
          </table:table-cell>
          <table:table-cell table:formula="of:=1000*[.B490]" office:value-type="float" office:value="695.069" calcext:value-type="float">
            <text:p>695.069</text:p>
          </table:table-cell>
          <table:table-cell table:number-columns-repeated="4"/>
        </table:table-row>
        <table:table-row table:style-name="ro1">
          <table:table-cell office:value-type="float" office:value="0.0000000205625" calcext:value-type="float">
            <text:p>2.05625E-08</text:p>
          </table:table-cell>
          <table:table-cell office:value-type="float" office:value="0.71517" calcext:value-type="float">
            <text:p>0.71517</text:p>
          </table:table-cell>
          <table:table-cell/>
          <table:table-cell table:formula="of:=10^9*[.A491]" office:value-type="float" office:value="20.5625" calcext:value-type="float">
            <text:p>20.5625</text:p>
          </table:table-cell>
          <table:table-cell table:formula="of:=1000*[.B491]" office:value-type="float" office:value="715.17" calcext:value-type="float">
            <text:p>715.17</text:p>
          </table:table-cell>
          <table:table-cell table:number-columns-repeated="4"/>
        </table:table-row>
        <table:table-row table:style-name="ro1">
          <table:table-cell office:value-type="float" office:value="0.0000000210625" calcext:value-type="float">
            <text:p>2.10625E-08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492]" office:value-type="float" office:value="21.0625" calcext:value-type="float">
            <text:p>21.0625</text:p>
          </table:table-cell>
          <table:table-cell table:formula="of:=1000*[.B492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0215625" calcext:value-type="float">
            <text:p>2.15625E-08</text:p>
          </table:table-cell>
          <table:table-cell office:value-type="float" office:value="0.71517" calcext:value-type="float">
            <text:p>0.71517</text:p>
          </table:table-cell>
          <table:table-cell/>
          <table:table-cell table:formula="of:=10^9*[.A493]" office:value-type="float" office:value="21.5625" calcext:value-type="float">
            <text:p>21.5625</text:p>
          </table:table-cell>
          <table:table-cell table:formula="of:=1000*[.B493]" office:value-type="float" office:value="715.17" calcext:value-type="float">
            <text:p>715.17</text:p>
          </table:table-cell>
          <table:table-cell table:number-columns-repeated="4"/>
        </table:table-row>
        <table:table-row table:style-name="ro1">
          <table:table-cell office:value-type="float" office:value="0.0000000220625" calcext:value-type="float">
            <text:p>2.20625E-08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494]" office:value-type="float" office:value="22.0625" calcext:value-type="float">
            <text:p>22.0625</text:p>
          </table:table-cell>
          <table:table-cell table:formula="of:=1000*[.B494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0225625" calcext:value-type="float">
            <text:p>2.25625E-08</text:p>
          </table:table-cell>
          <table:table-cell office:value-type="float" office:value="0.71517" calcext:value-type="float">
            <text:p>0.71517</text:p>
          </table:table-cell>
          <table:table-cell/>
          <table:table-cell table:formula="of:=10^9*[.A495]" office:value-type="float" office:value="22.5625" calcext:value-type="float">
            <text:p>22.5625</text:p>
          </table:table-cell>
          <table:table-cell table:formula="of:=1000*[.B495]" office:value-type="float" office:value="715.17" calcext:value-type="float">
            <text:p>715.17</text:p>
          </table:table-cell>
          <table:table-cell table:number-columns-repeated="4"/>
        </table:table-row>
        <table:table-row table:style-name="ro1">
          <table:table-cell office:value-type="float" office:value="0.0000000230625" calcext:value-type="float">
            <text:p>2.30625E-08</text:p>
          </table:table-cell>
          <table:table-cell office:value-type="float" office:value="0.71517" calcext:value-type="float">
            <text:p>0.71517</text:p>
          </table:table-cell>
          <table:table-cell/>
          <table:table-cell table:formula="of:=10^9*[.A496]" office:value-type="float" office:value="23.0625" calcext:value-type="float">
            <text:p>23.0625</text:p>
          </table:table-cell>
          <table:table-cell table:formula="of:=1000*[.B496]" office:value-type="float" office:value="715.17" calcext:value-type="float">
            <text:p>715.17</text:p>
          </table:table-cell>
          <table:table-cell table:number-columns-repeated="4"/>
        </table:table-row>
        <table:table-row table:style-name="ro1">
          <table:table-cell office:value-type="float" office:value="0.0000000235625" calcext:value-type="float">
            <text:p>2.35625E-08</text:p>
          </table:table-cell>
          <table:table-cell office:value-type="float" office:value="0.71517" calcext:value-type="float">
            <text:p>0.71517</text:p>
          </table:table-cell>
          <table:table-cell/>
          <table:table-cell table:formula="of:=10^9*[.A497]" office:value-type="float" office:value="23.5625" calcext:value-type="float">
            <text:p>23.5625</text:p>
          </table:table-cell>
          <table:table-cell table:formula="of:=1000*[.B497]" office:value-type="float" office:value="715.17" calcext:value-type="float">
            <text:p>715.17</text:p>
          </table:table-cell>
          <table:table-cell table:number-columns-repeated="4"/>
        </table:table-row>
        <table:table-row table:style-name="ro1">
          <table:table-cell office:value-type="float" office:value="0.0000000240625" calcext:value-type="float">
            <text:p>2.40625E-08</text:p>
          </table:table-cell>
          <table:table-cell office:value-type="float" office:value="0.71517" calcext:value-type="float">
            <text:p>0.71517</text:p>
          </table:table-cell>
          <table:table-cell/>
          <table:table-cell table:formula="of:=10^9*[.A498]" office:value-type="float" office:value="24.0625" calcext:value-type="float">
            <text:p>24.0625</text:p>
          </table:table-cell>
          <table:table-cell table:formula="of:=1000*[.B498]" office:value-type="float" office:value="715.17" calcext:value-type="float">
            <text:p>715.17</text:p>
          </table:table-cell>
          <table:table-cell table:number-columns-repeated="4"/>
        </table:table-row>
        <table:table-row table:style-name="ro1">
          <table:table-cell office:value-type="float" office:value="0.0000000245625" calcext:value-type="float">
            <text:p>2.45625E-08</text:p>
          </table:table-cell>
          <table:table-cell office:value-type="float" office:value="0.695069" calcext:value-type="float">
            <text:p>0.695069</text:p>
          </table:table-cell>
          <table:table-cell/>
          <table:table-cell table:formula="of:=10^9*[.A499]" office:value-type="float" office:value="24.5625" calcext:value-type="float">
            <text:p>24.5625</text:p>
          </table:table-cell>
          <table:table-cell table:formula="of:=1000*[.B499]" office:value-type="float" office:value="695.069" calcext:value-type="float">
            <text:p>695.069</text:p>
          </table:table-cell>
          <table:table-cell table:number-columns-repeated="4"/>
        </table:table-row>
        <table:table-row table:style-name="ro1">
          <table:table-cell office:value-type="float" office:value="0.0000000250625" calcext:value-type="float">
            <text:p>2.50625E-08</text:p>
          </table:table-cell>
          <table:table-cell office:value-type="float" office:value="0.71517" calcext:value-type="float">
            <text:p>0.71517</text:p>
          </table:table-cell>
          <table:table-cell/>
          <table:table-cell table:formula="of:=10^9*[.A500]" office:value-type="float" office:value="25.0625" calcext:value-type="float">
            <text:p>25.0625</text:p>
          </table:table-cell>
          <table:table-cell table:formula="of:=1000*[.B500]" office:value-type="float" office:value="715.17" calcext:value-type="float">
            <text:p>715.17</text:p>
          </table:table-cell>
          <table:table-cell table:number-columns-repeated="4"/>
        </table:table-row>
        <table:table-row table:style-name="ro1">
          <table:table-cell office:value-type="float" office:value="0.0000000255625" calcext:value-type="float">
            <text:p>2.55625E-08</text:p>
          </table:table-cell>
          <table:table-cell office:value-type="float" office:value="0.71517" calcext:value-type="float">
            <text:p>0.71517</text:p>
          </table:table-cell>
          <table:table-cell/>
          <table:table-cell table:formula="of:=10^9*[.A501]" office:value-type="float" office:value="25.5625" calcext:value-type="float">
            <text:p>25.5625</text:p>
          </table:table-cell>
          <table:table-cell table:formula="of:=1000*[.B501]" office:value-type="float" office:value="715.17" calcext:value-type="float">
            <text:p>715.17</text:p>
          </table:table-cell>
          <table:table-cell table:number-columns-repeated="4"/>
        </table:table-row>
        <table:table-row table:style-name="ro1">
          <table:table-cell office:value-type="float" office:value="0.0000000260625" calcext:value-type="float">
            <text:p>2.60625E-08</text:p>
          </table:table-cell>
          <table:table-cell office:value-type="float" office:value="0.71517" calcext:value-type="float">
            <text:p>0.71517</text:p>
          </table:table-cell>
          <table:table-cell/>
          <table:table-cell table:formula="of:=10^9*[.A502]" office:value-type="float" office:value="26.0625" calcext:value-type="float">
            <text:p>26.0625</text:p>
          </table:table-cell>
          <table:table-cell table:formula="of:=1000*[.B502]" office:value-type="float" office:value="715.17" calcext:value-type="float">
            <text:p>715.17</text:p>
          </table:table-cell>
          <table:table-cell table:number-columns-repeated="4"/>
        </table:table-row>
        <table:table-row table:style-name="ro1">
          <table:table-cell office:value-type="float" office:value="0.0000000265625" calcext:value-type="float">
            <text:p>2.65625E-08</text:p>
          </table:table-cell>
          <table:table-cell office:value-type="float" office:value="0.71517" calcext:value-type="float">
            <text:p>0.71517</text:p>
          </table:table-cell>
          <table:table-cell/>
          <table:table-cell table:formula="of:=10^9*[.A503]" office:value-type="float" office:value="26.5625" calcext:value-type="float">
            <text:p>26.5625</text:p>
          </table:table-cell>
          <table:table-cell table:formula="of:=1000*[.B503]" office:value-type="float" office:value="715.17" calcext:value-type="float">
            <text:p>715.17</text:p>
          </table:table-cell>
          <table:table-cell table:number-columns-repeated="4"/>
        </table:table-row>
        <table:table-row table:style-name="ro1">
          <table:table-cell office:value-type="float" office:value="0.0000000270625" calcext:value-type="float">
            <text:p>2.70625E-08</text:p>
          </table:table-cell>
          <table:table-cell office:value-type="float" office:value="0.71517" calcext:value-type="float">
            <text:p>0.71517</text:p>
          </table:table-cell>
          <table:table-cell/>
          <table:table-cell table:formula="of:=10^9*[.A504]" office:value-type="float" office:value="27.0625" calcext:value-type="float">
            <text:p>27.0625</text:p>
          </table:table-cell>
          <table:table-cell table:formula="of:=1000*[.B504]" office:value-type="float" office:value="715.17" calcext:value-type="float">
            <text:p>715.17</text:p>
          </table:table-cell>
          <table:table-cell table:number-columns-repeated="4"/>
        </table:table-row>
        <table:table-row table:style-name="ro1">
          <table:table-cell office:value-type="float" office:value="0.0000000275625" calcext:value-type="float">
            <text:p>2.75625E-08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505]" office:value-type="float" office:value="27.5625" calcext:value-type="float">
            <text:p>27.5625</text:p>
          </table:table-cell>
          <table:table-cell table:formula="of:=1000*[.B505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0280625" calcext:value-type="float">
            <text:p>2.80625E-08</text:p>
          </table:table-cell>
          <table:table-cell office:value-type="float" office:value="0.695069" calcext:value-type="float">
            <text:p>0.695069</text:p>
          </table:table-cell>
          <table:table-cell/>
          <table:table-cell table:formula="of:=10^9*[.A506]" office:value-type="float" office:value="28.0625" calcext:value-type="float">
            <text:p>28.0625</text:p>
          </table:table-cell>
          <table:table-cell table:formula="of:=1000*[.B506]" office:value-type="float" office:value="695.069" calcext:value-type="float">
            <text:p>695.069</text:p>
          </table:table-cell>
          <table:table-cell table:number-columns-repeated="4"/>
        </table:table-row>
        <table:table-row table:style-name="ro1">
          <table:table-cell office:value-type="float" office:value="0.0000000285625" calcext:value-type="float">
            <text:p>2.85625E-08</text:p>
          </table:table-cell>
          <table:table-cell office:value-type="float" office:value="0.71517" calcext:value-type="float">
            <text:p>0.71517</text:p>
          </table:table-cell>
          <table:table-cell/>
          <table:table-cell table:formula="of:=10^9*[.A507]" office:value-type="float" office:value="28.5625" calcext:value-type="float">
            <text:p>28.5625</text:p>
          </table:table-cell>
          <table:table-cell table:formula="of:=1000*[.B507]" office:value-type="float" office:value="715.17" calcext:value-type="float">
            <text:p>715.17</text:p>
          </table:table-cell>
          <table:table-cell table:number-columns-repeated="4"/>
        </table:table-row>
        <table:table-row table:style-name="ro1">
          <table:table-cell office:value-type="float" office:value="0.0000000290625" calcext:value-type="float">
            <text:p>2.90625E-08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508]" office:value-type="float" office:value="29.0625" calcext:value-type="float">
            <text:p>29.0625</text:p>
          </table:table-cell>
          <table:table-cell table:formula="of:=1000*[.B508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0295625" calcext:value-type="float">
            <text:p>2.95625E-08</text:p>
          </table:table-cell>
          <table:table-cell office:value-type="float" office:value="0.71517" calcext:value-type="float">
            <text:p>0.71517</text:p>
          </table:table-cell>
          <table:table-cell/>
          <table:table-cell table:formula="of:=10^9*[.A509]" office:value-type="float" office:value="29.5625" calcext:value-type="float">
            <text:p>29.5625</text:p>
          </table:table-cell>
          <table:table-cell table:formula="of:=1000*[.B509]" office:value-type="float" office:value="715.17" calcext:value-type="float">
            <text:p>715.17</text:p>
          </table:table-cell>
          <table:table-cell table:number-columns-repeated="4"/>
        </table:table-row>
        <table:table-row table:style-name="ro1">
          <table:table-cell office:value-type="float" office:value="0.0000000300625" calcext:value-type="float">
            <text:p>3.00625E-08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510]" office:value-type="float" office:value="30.0625" calcext:value-type="float">
            <text:p>30.0625</text:p>
          </table:table-cell>
          <table:table-cell table:formula="of:=1000*[.B510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0305625" calcext:value-type="float">
            <text:p>3.05625E-08</text:p>
          </table:table-cell>
          <table:table-cell office:value-type="float" office:value="0.71517" calcext:value-type="float">
            <text:p>0.71517</text:p>
          </table:table-cell>
          <table:table-cell/>
          <table:table-cell table:formula="of:=10^9*[.A511]" office:value-type="float" office:value="30.5625" calcext:value-type="float">
            <text:p>30.5625</text:p>
          </table:table-cell>
          <table:table-cell table:formula="of:=1000*[.B511]" office:value-type="float" office:value="715.17" calcext:value-type="float">
            <text:p>715.17</text:p>
          </table:table-cell>
          <table:table-cell table:number-columns-repeated="4"/>
        </table:table-row>
        <table:table-row table:style-name="ro1">
          <table:table-cell office:value-type="float" office:value="0.0000000310625" calcext:value-type="float">
            <text:p>3.10625E-08</text:p>
          </table:table-cell>
          <table:table-cell office:value-type="float" office:value="0.71517" calcext:value-type="float">
            <text:p>0.71517</text:p>
          </table:table-cell>
          <table:table-cell/>
          <table:table-cell table:formula="of:=10^9*[.A512]" office:value-type="float" office:value="31.0625" calcext:value-type="float">
            <text:p>31.0625</text:p>
          </table:table-cell>
          <table:table-cell table:formula="of:=1000*[.B512]" office:value-type="float" office:value="715.17" calcext:value-type="float">
            <text:p>715.17</text:p>
          </table:table-cell>
          <table:table-cell table:number-columns-repeated="4"/>
        </table:table-row>
        <table:table-row table:style-name="ro1">
          <table:table-cell office:value-type="float" office:value="0.0000000315625" calcext:value-type="float">
            <text:p>3.15625E-08</text:p>
          </table:table-cell>
          <table:table-cell office:value-type="float" office:value="0.71517" calcext:value-type="float">
            <text:p>0.71517</text:p>
          </table:table-cell>
          <table:table-cell/>
          <table:table-cell table:formula="of:=10^9*[.A513]" office:value-type="float" office:value="31.5625" calcext:value-type="float">
            <text:p>31.5625</text:p>
          </table:table-cell>
          <table:table-cell table:formula="of:=1000*[.B513]" office:value-type="float" office:value="715.17" calcext:value-type="float">
            <text:p>715.17</text:p>
          </table:table-cell>
          <table:table-cell table:number-columns-repeated="4"/>
        </table:table-row>
        <table:table-row table:style-name="ro1">
          <table:table-cell office:value-type="float" office:value="0.0000000320625" calcext:value-type="float">
            <text:p>3.20625E-08</text:p>
          </table:table-cell>
          <table:table-cell office:value-type="float" office:value="0.71517" calcext:value-type="float">
            <text:p>0.71517</text:p>
          </table:table-cell>
          <table:table-cell/>
          <table:table-cell table:formula="of:=10^9*[.A514]" office:value-type="float" office:value="32.0625" calcext:value-type="float">
            <text:p>32.0625</text:p>
          </table:table-cell>
          <table:table-cell table:formula="of:=1000*[.B514]" office:value-type="float" office:value="715.17" calcext:value-type="float">
            <text:p>715.17</text:p>
          </table:table-cell>
          <table:table-cell table:number-columns-repeated="4"/>
        </table:table-row>
        <table:table-row table:style-name="ro1">
          <table:table-cell office:value-type="float" office:value="0.0000000325625" calcext:value-type="float">
            <text:p>3.25625E-08</text:p>
          </table:table-cell>
          <table:table-cell office:value-type="float" office:value="0.71517" calcext:value-type="float">
            <text:p>0.71517</text:p>
          </table:table-cell>
          <table:table-cell/>
          <table:table-cell table:formula="of:=10^9*[.A515]" office:value-type="float" office:value="32.5625" calcext:value-type="float">
            <text:p>32.5625</text:p>
          </table:table-cell>
          <table:table-cell table:formula="of:=1000*[.B515]" office:value-type="float" office:value="715.17" calcext:value-type="float">
            <text:p>715.17</text:p>
          </table:table-cell>
          <table:table-cell table:number-columns-repeated="4"/>
        </table:table-row>
        <table:table-row table:style-name="ro1">
          <table:table-cell office:value-type="float" office:value="0.0000000330625" calcext:value-type="float">
            <text:p>3.30625E-08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516]" office:value-type="float" office:value="33.0625" calcext:value-type="float">
            <text:p>33.0625</text:p>
          </table:table-cell>
          <table:table-cell table:formula="of:=1000*[.B516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0335625" calcext:value-type="float">
            <text:p>3.35625E-08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517]" office:value-type="float" office:value="33.5625" calcext:value-type="float">
            <text:p>33.5625</text:p>
          </table:table-cell>
          <table:table-cell table:formula="of:=1000*[.B517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0340625" calcext:value-type="float">
            <text:p>3.40625E-08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518]" office:value-type="float" office:value="34.0625" calcext:value-type="float">
            <text:p>34.0625</text:p>
          </table:table-cell>
          <table:table-cell table:formula="of:=1000*[.B518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0345625" calcext:value-type="float">
            <text:p>3.45625E-08</text:p>
          </table:table-cell>
          <table:table-cell office:value-type="float" office:value="0.71517" calcext:value-type="float">
            <text:p>0.71517</text:p>
          </table:table-cell>
          <table:table-cell/>
          <table:table-cell table:formula="of:=10^9*[.A519]" office:value-type="float" office:value="34.5625" calcext:value-type="float">
            <text:p>34.5625</text:p>
          </table:table-cell>
          <table:table-cell table:formula="of:=1000*[.B519]" office:value-type="float" office:value="715.17" calcext:value-type="float">
            <text:p>715.17</text:p>
          </table:table-cell>
          <table:table-cell table:number-columns-repeated="4"/>
        </table:table-row>
        <table:table-row table:style-name="ro1">
          <table:table-cell office:value-type="float" office:value="0.0000000350625" calcext:value-type="float">
            <text:p>3.50625E-08</text:p>
          </table:table-cell>
          <table:table-cell office:value-type="float" office:value="0.71517" calcext:value-type="float">
            <text:p>0.71517</text:p>
          </table:table-cell>
          <table:table-cell/>
          <table:table-cell table:formula="of:=10^9*[.A520]" office:value-type="float" office:value="35.0625" calcext:value-type="float">
            <text:p>35.0625</text:p>
          </table:table-cell>
          <table:table-cell table:formula="of:=1000*[.B520]" office:value-type="float" office:value="715.17" calcext:value-type="float">
            <text:p>715.17</text:p>
          </table:table-cell>
          <table:table-cell table:number-columns-repeated="4"/>
        </table:table-row>
        <table:table-row table:style-name="ro1">
          <table:table-cell office:value-type="float" office:value="0.0000000355625" calcext:value-type="float">
            <text:p>3.55625E-08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521]" office:value-type="float" office:value="35.5625" calcext:value-type="float">
            <text:p>35.5625</text:p>
          </table:table-cell>
          <table:table-cell table:formula="of:=1000*[.B521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0360625" calcext:value-type="float">
            <text:p>3.60625E-08</text:p>
          </table:table-cell>
          <table:table-cell office:value-type="float" office:value="0.71517" calcext:value-type="float">
            <text:p>0.71517</text:p>
          </table:table-cell>
          <table:table-cell/>
          <table:table-cell table:formula="of:=10^9*[.A522]" office:value-type="float" office:value="36.0625" calcext:value-type="float">
            <text:p>36.0625</text:p>
          </table:table-cell>
          <table:table-cell table:formula="of:=1000*[.B522]" office:value-type="float" office:value="715.17" calcext:value-type="float">
            <text:p>715.17</text:p>
          </table:table-cell>
          <table:table-cell table:number-columns-repeated="4"/>
        </table:table-row>
        <table:table-row table:style-name="ro1">
          <table:table-cell office:value-type="float" office:value="0.0000000365625" calcext:value-type="float">
            <text:p>3.65625E-08</text:p>
          </table:table-cell>
          <table:table-cell office:value-type="float" office:value="0.71517" calcext:value-type="float">
            <text:p>0.71517</text:p>
          </table:table-cell>
          <table:table-cell/>
          <table:table-cell table:formula="of:=10^9*[.A523]" office:value-type="float" office:value="36.5625" calcext:value-type="float">
            <text:p>36.5625</text:p>
          </table:table-cell>
          <table:table-cell table:formula="of:=1000*[.B523]" office:value-type="float" office:value="715.17" calcext:value-type="float">
            <text:p>715.17</text:p>
          </table:table-cell>
          <table:table-cell table:number-columns-repeated="4"/>
        </table:table-row>
        <table:table-row table:style-name="ro1">
          <table:table-cell office:value-type="float" office:value="0.0000000370625" calcext:value-type="float">
            <text:p>3.70625E-08</text:p>
          </table:table-cell>
          <table:table-cell office:value-type="float" office:value="0.71517" calcext:value-type="float">
            <text:p>0.71517</text:p>
          </table:table-cell>
          <table:table-cell/>
          <table:table-cell table:formula="of:=10^9*[.A524]" office:value-type="float" office:value="37.0625" calcext:value-type="float">
            <text:p>37.0625</text:p>
          </table:table-cell>
          <table:table-cell table:formula="of:=1000*[.B524]" office:value-type="float" office:value="715.17" calcext:value-type="float">
            <text:p>715.17</text:p>
          </table:table-cell>
          <table:table-cell table:number-columns-repeated="4"/>
        </table:table-row>
        <table:table-row table:style-name="ro1">
          <table:table-cell office:value-type="float" office:value="0.0000000375625" calcext:value-type="float">
            <text:p>3.75625E-08</text:p>
          </table:table-cell>
          <table:table-cell office:value-type="float" office:value="0.71517" calcext:value-type="float">
            <text:p>0.71517</text:p>
          </table:table-cell>
          <table:table-cell/>
          <table:table-cell table:formula="of:=10^9*[.A525]" office:value-type="float" office:value="37.5625" calcext:value-type="float">
            <text:p>37.5625</text:p>
          </table:table-cell>
          <table:table-cell table:formula="of:=1000*[.B525]" office:value-type="float" office:value="715.17" calcext:value-type="float">
            <text:p>715.17</text:p>
          </table:table-cell>
          <table:table-cell table:number-columns-repeated="4"/>
        </table:table-row>
        <table:table-row table:style-name="ro1">
          <table:table-cell office:value-type="float" office:value="0.0000000380625" calcext:value-type="float">
            <text:p>3.80625E-08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526]" office:value-type="float" office:value="38.0625" calcext:value-type="float">
            <text:p>38.0625</text:p>
          </table:table-cell>
          <table:table-cell table:formula="of:=1000*[.B526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0385625" calcext:value-type="float">
            <text:p>3.85625E-08</text:p>
          </table:table-cell>
          <table:table-cell office:value-type="float" office:value="0.71517" calcext:value-type="float">
            <text:p>0.71517</text:p>
          </table:table-cell>
          <table:table-cell/>
          <table:table-cell table:formula="of:=10^9*[.A527]" office:value-type="float" office:value="38.5625" calcext:value-type="float">
            <text:p>38.5625</text:p>
          </table:table-cell>
          <table:table-cell table:formula="of:=1000*[.B527]" office:value-type="float" office:value="715.17" calcext:value-type="float">
            <text:p>715.17</text:p>
          </table:table-cell>
          <table:table-cell table:number-columns-repeated="4"/>
        </table:table-row>
        <table:table-row table:style-name="ro1">
          <table:table-cell office:value-type="float" office:value="0.0000000390625" calcext:value-type="float">
            <text:p>3.90625E-08</text:p>
          </table:table-cell>
          <table:table-cell office:value-type="float" office:value="0.71517" calcext:value-type="float">
            <text:p>0.71517</text:p>
          </table:table-cell>
          <table:table-cell/>
          <table:table-cell table:formula="of:=10^9*[.A528]" office:value-type="float" office:value="39.0625" calcext:value-type="float">
            <text:p>39.0625</text:p>
          </table:table-cell>
          <table:table-cell table:formula="of:=1000*[.B528]" office:value-type="float" office:value="715.17" calcext:value-type="float">
            <text:p>715.17</text:p>
          </table:table-cell>
          <table:table-cell table:number-columns-repeated="4"/>
        </table:table-row>
        <table:table-row table:style-name="ro1">
          <table:table-cell office:value-type="float" office:value="0.0000000395625" calcext:value-type="float">
            <text:p>3.95625E-08</text:p>
          </table:table-cell>
          <table:table-cell office:value-type="float" office:value="0.71517" calcext:value-type="float">
            <text:p>0.71517</text:p>
          </table:table-cell>
          <table:table-cell/>
          <table:table-cell table:formula="of:=10^9*[.A529]" office:value-type="float" office:value="39.5625" calcext:value-type="float">
            <text:p>39.5625</text:p>
          </table:table-cell>
          <table:table-cell table:formula="of:=1000*[.B529]" office:value-type="float" office:value="715.17" calcext:value-type="float">
            <text:p>715.17</text:p>
          </table:table-cell>
          <table:table-cell table:number-columns-repeated="4"/>
        </table:table-row>
        <table:table-row table:style-name="ro1">
          <table:table-cell office:value-type="float" office:value="0.0000000400625" calcext:value-type="float">
            <text:p>4.00625E-08</text:p>
          </table:table-cell>
          <table:table-cell office:value-type="float" office:value="0.71517" calcext:value-type="float">
            <text:p>0.71517</text:p>
          </table:table-cell>
          <table:table-cell/>
          <table:table-cell table:formula="of:=10^9*[.A530]" office:value-type="float" office:value="40.0625" calcext:value-type="float">
            <text:p>40.0625</text:p>
          </table:table-cell>
          <table:table-cell table:formula="of:=1000*[.B530]" office:value-type="float" office:value="715.17" calcext:value-type="float">
            <text:p>715.17</text:p>
          </table:table-cell>
          <table:table-cell table:number-columns-repeated="4"/>
        </table:table-row>
        <table:table-row table:style-name="ro1">
          <table:table-cell office:value-type="float" office:value="0.0000000405625" calcext:value-type="float">
            <text:p>4.05625E-08</text:p>
          </table:table-cell>
          <table:table-cell office:value-type="float" office:value="0.71517" calcext:value-type="float">
            <text:p>0.71517</text:p>
          </table:table-cell>
          <table:table-cell/>
          <table:table-cell table:formula="of:=10^9*[.A531]" office:value-type="float" office:value="40.5625" calcext:value-type="float">
            <text:p>40.5625</text:p>
          </table:table-cell>
          <table:table-cell table:formula="of:=1000*[.B531]" office:value-type="float" office:value="715.17" calcext:value-type="float">
            <text:p>715.17</text:p>
          </table:table-cell>
          <table:table-cell table:number-columns-repeated="4"/>
        </table:table-row>
        <table:table-row table:style-name="ro1">
          <table:table-cell office:value-type="float" office:value="0.0000000410625" calcext:value-type="float">
            <text:p>4.10625E-08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532]" office:value-type="float" office:value="41.0625" calcext:value-type="float">
            <text:p>41.0625</text:p>
          </table:table-cell>
          <table:table-cell table:formula="of:=1000*[.B532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0415625" calcext:value-type="float">
            <text:p>4.15625E-08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533]" office:value-type="float" office:value="41.5625" calcext:value-type="float">
            <text:p>41.5625</text:p>
          </table:table-cell>
          <table:table-cell table:formula="of:=1000*[.B533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0420625" calcext:value-type="float">
            <text:p>4.20625E-08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534]" office:value-type="float" office:value="42.0625" calcext:value-type="float">
            <text:p>42.0625</text:p>
          </table:table-cell>
          <table:table-cell table:formula="of:=1000*[.B534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0425625" calcext:value-type="float">
            <text:p>4.25625E-08</text:p>
          </table:table-cell>
          <table:table-cell office:value-type="float" office:value="0.71517" calcext:value-type="float">
            <text:p>0.71517</text:p>
          </table:table-cell>
          <table:table-cell/>
          <table:table-cell table:formula="of:=10^9*[.A535]" office:value-type="float" office:value="42.5625" calcext:value-type="float">
            <text:p>42.5625</text:p>
          </table:table-cell>
          <table:table-cell table:formula="of:=1000*[.B535]" office:value-type="float" office:value="715.17" calcext:value-type="float">
            <text:p>715.17</text:p>
          </table:table-cell>
          <table:table-cell table:number-columns-repeated="4"/>
        </table:table-row>
        <table:table-row table:style-name="ro1">
          <table:table-cell office:value-type="float" office:value="0.0000000430625" calcext:value-type="float">
            <text:p>4.30625E-08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536]" office:value-type="float" office:value="43.0625" calcext:value-type="float">
            <text:p>43.0625</text:p>
          </table:table-cell>
          <table:table-cell table:formula="of:=1000*[.B536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0435625" calcext:value-type="float">
            <text:p>4.35625E-08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537]" office:value-type="float" office:value="43.5625" calcext:value-type="float">
            <text:p>43.5625</text:p>
          </table:table-cell>
          <table:table-cell table:formula="of:=1000*[.B537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0440625" calcext:value-type="float">
            <text:p>4.40625E-08</text:p>
          </table:table-cell>
          <table:table-cell office:value-type="float" office:value="0.71517" calcext:value-type="float">
            <text:p>0.71517</text:p>
          </table:table-cell>
          <table:table-cell/>
          <table:table-cell table:formula="of:=10^9*[.A538]" office:value-type="float" office:value="44.0625" calcext:value-type="float">
            <text:p>44.0625</text:p>
          </table:table-cell>
          <table:table-cell table:formula="of:=1000*[.B538]" office:value-type="float" office:value="715.17" calcext:value-type="float">
            <text:p>715.17</text:p>
          </table:table-cell>
          <table:table-cell table:number-columns-repeated="4"/>
        </table:table-row>
        <table:table-row table:style-name="ro1">
          <table:table-cell office:value-type="float" office:value="0.0000000445625" calcext:value-type="float">
            <text:p>4.45625E-08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539]" office:value-type="float" office:value="44.5625" calcext:value-type="float">
            <text:p>44.5625</text:p>
          </table:table-cell>
          <table:table-cell table:formula="of:=1000*[.B539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0450625" calcext:value-type="float">
            <text:p>4.50625E-08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540]" office:value-type="float" office:value="45.0625" calcext:value-type="float">
            <text:p>45.0625</text:p>
          </table:table-cell>
          <table:table-cell table:formula="of:=1000*[.B540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0455625" calcext:value-type="float">
            <text:p>4.55625E-08</text:p>
          </table:table-cell>
          <table:table-cell office:value-type="float" office:value="0.71517" calcext:value-type="float">
            <text:p>0.71517</text:p>
          </table:table-cell>
          <table:table-cell/>
          <table:table-cell table:formula="of:=10^9*[.A541]" office:value-type="float" office:value="45.5625" calcext:value-type="float">
            <text:p>45.5625</text:p>
          </table:table-cell>
          <table:table-cell table:formula="of:=1000*[.B541]" office:value-type="float" office:value="715.17" calcext:value-type="float">
            <text:p>715.17</text:p>
          </table:table-cell>
          <table:table-cell table:number-columns-repeated="4"/>
        </table:table-row>
        <table:table-row table:style-name="ro1">
          <table:table-cell office:value-type="float" office:value="0.0000000460625" calcext:value-type="float">
            <text:p>4.60625E-08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542]" office:value-type="float" office:value="46.0625" calcext:value-type="float">
            <text:p>46.0625</text:p>
          </table:table-cell>
          <table:table-cell table:formula="of:=1000*[.B542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0465625" calcext:value-type="float">
            <text:p>4.65625E-08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543]" office:value-type="float" office:value="46.5625" calcext:value-type="float">
            <text:p>46.5625</text:p>
          </table:table-cell>
          <table:table-cell table:formula="of:=1000*[.B543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0470625" calcext:value-type="float">
            <text:p>4.70625E-08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544]" office:value-type="float" office:value="47.0625" calcext:value-type="float">
            <text:p>47.0625</text:p>
          </table:table-cell>
          <table:table-cell table:formula="of:=1000*[.B544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0475625" calcext:value-type="float">
            <text:p>4.75625E-08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545]" office:value-type="float" office:value="47.5625" calcext:value-type="float">
            <text:p>47.5625</text:p>
          </table:table-cell>
          <table:table-cell table:formula="of:=1000*[.B545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0480625" calcext:value-type="float">
            <text:p>4.80625E-08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546]" office:value-type="float" office:value="48.0625" calcext:value-type="float">
            <text:p>48.0625</text:p>
          </table:table-cell>
          <table:table-cell table:formula="of:=1000*[.B546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0485625" calcext:value-type="float">
            <text:p>4.85625E-08</text:p>
          </table:table-cell>
          <table:table-cell office:value-type="float" office:value="0.695069" calcext:value-type="float">
            <text:p>0.695069</text:p>
          </table:table-cell>
          <table:table-cell/>
          <table:table-cell table:formula="of:=10^9*[.A547]" office:value-type="float" office:value="48.5625" calcext:value-type="float">
            <text:p>48.5625</text:p>
          </table:table-cell>
          <table:table-cell table:formula="of:=1000*[.B547]" office:value-type="float" office:value="695.069" calcext:value-type="float">
            <text:p>695.069</text:p>
          </table:table-cell>
          <table:table-cell table:number-columns-repeated="4"/>
        </table:table-row>
        <table:table-row table:style-name="ro1">
          <table:table-cell office:value-type="float" office:value="0.0000000490625" calcext:value-type="float">
            <text:p>4.90625E-08</text:p>
          </table:table-cell>
          <table:table-cell office:value-type="float" office:value="0.71517" calcext:value-type="float">
            <text:p>0.71517</text:p>
          </table:table-cell>
          <table:table-cell/>
          <table:table-cell table:formula="of:=10^9*[.A548]" office:value-type="float" office:value="49.0625" calcext:value-type="float">
            <text:p>49.0625</text:p>
          </table:table-cell>
          <table:table-cell table:formula="of:=1000*[.B548]" office:value-type="float" office:value="715.17" calcext:value-type="float">
            <text:p>715.17</text:p>
          </table:table-cell>
          <table:table-cell table:number-columns-repeated="4"/>
        </table:table-row>
        <table:table-row table:style-name="ro1">
          <table:table-cell office:value-type="float" office:value="0.0000000495625" calcext:value-type="float">
            <text:p>4.95625E-08</text:p>
          </table:table-cell>
          <table:table-cell office:value-type="float" office:value="0.71517" calcext:value-type="float">
            <text:p>0.71517</text:p>
          </table:table-cell>
          <table:table-cell/>
          <table:table-cell table:formula="of:=10^9*[.A549]" office:value-type="float" office:value="49.5625" calcext:value-type="float">
            <text:p>49.5625</text:p>
          </table:table-cell>
          <table:table-cell table:formula="of:=1000*[.B549]" office:value-type="float" office:value="715.17" calcext:value-type="float">
            <text:p>715.17</text:p>
          </table:table-cell>
          <table:table-cell table:number-columns-repeated="4"/>
        </table:table-row>
        <table:table-row table:style-name="ro1">
          <table:table-cell office:value-type="float" office:value="0.0000000500625" calcext:value-type="float">
            <text:p>5.00625E-08</text:p>
          </table:table-cell>
          <table:table-cell office:value-type="float" office:value="0.71517" calcext:value-type="float">
            <text:p>0.71517</text:p>
          </table:table-cell>
          <table:table-cell/>
          <table:table-cell table:formula="of:=10^9*[.A550]" office:value-type="float" office:value="50.0625" calcext:value-type="float">
            <text:p>50.0625</text:p>
          </table:table-cell>
          <table:table-cell table:formula="of:=1000*[.B550]" office:value-type="float" office:value="715.17" calcext:value-type="float">
            <text:p>715.17</text:p>
          </table:table-cell>
          <table:table-cell table:number-columns-repeated="4"/>
        </table:table-row>
        <table:table-row table:style-name="ro1">
          <table:table-cell office:value-type="float" office:value="0.0000000505625" calcext:value-type="float">
            <text:p>5.05625E-08</text:p>
          </table:table-cell>
          <table:table-cell office:value-type="float" office:value="0.695069" calcext:value-type="float">
            <text:p>0.695069</text:p>
          </table:table-cell>
          <table:table-cell/>
          <table:table-cell table:formula="of:=10^9*[.A551]" office:value-type="float" office:value="50.5625" calcext:value-type="float">
            <text:p>50.5625</text:p>
          </table:table-cell>
          <table:table-cell table:formula="of:=1000*[.B551]" office:value-type="float" office:value="695.069" calcext:value-type="float">
            <text:p>695.069</text:p>
          </table:table-cell>
          <table:table-cell table:number-columns-repeated="4"/>
        </table:table-row>
        <table:table-row table:style-name="ro1">
          <table:table-cell office:value-type="float" office:value="0.0000000510625" calcext:value-type="float">
            <text:p>5.10625E-08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552]" office:value-type="float" office:value="51.0625" calcext:value-type="float">
            <text:p>51.0625</text:p>
          </table:table-cell>
          <table:table-cell table:formula="of:=1000*[.B552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0515625" calcext:value-type="float">
            <text:p>5.15625E-08</text:p>
          </table:table-cell>
          <table:table-cell office:value-type="float" office:value="0.755371" calcext:value-type="float">
            <text:p>0.755371</text:p>
          </table:table-cell>
          <table:table-cell/>
          <table:table-cell table:formula="of:=10^9*[.A553]" office:value-type="float" office:value="51.5625" calcext:value-type="float">
            <text:p>51.5625</text:p>
          </table:table-cell>
          <table:table-cell table:formula="of:=1000*[.B553]" office:value-type="float" office:value="755.371" calcext:value-type="float">
            <text:p>755.371</text:p>
          </table:table-cell>
          <table:table-cell table:number-columns-repeated="4"/>
        </table:table-row>
        <table:table-row table:style-name="ro1">
          <table:table-cell office:value-type="float" office:value="0.0000000520625" calcext:value-type="float">
            <text:p>5.20625E-08</text:p>
          </table:table-cell>
          <table:table-cell office:value-type="float" office:value="0.71517" calcext:value-type="float">
            <text:p>0.71517</text:p>
          </table:table-cell>
          <table:table-cell/>
          <table:table-cell table:formula="of:=10^9*[.A554]" office:value-type="float" office:value="52.0625" calcext:value-type="float">
            <text:p>52.0625</text:p>
          </table:table-cell>
          <table:table-cell table:formula="of:=1000*[.B554]" office:value-type="float" office:value="715.17" calcext:value-type="float">
            <text:p>715.17</text:p>
          </table:table-cell>
          <table:table-cell table:number-columns-repeated="4"/>
        </table:table-row>
        <table:table-row table:style-name="ro1">
          <table:table-cell office:value-type="float" office:value="0.0000000525625" calcext:value-type="float">
            <text:p>5.25625E-08</text:p>
          </table:table-cell>
          <table:table-cell office:value-type="float" office:value="0.71517" calcext:value-type="float">
            <text:p>0.71517</text:p>
          </table:table-cell>
          <table:table-cell/>
          <table:table-cell table:formula="of:=10^9*[.A555]" office:value-type="float" office:value="52.5625" calcext:value-type="float">
            <text:p>52.5625</text:p>
          </table:table-cell>
          <table:table-cell table:formula="of:=1000*[.B555]" office:value-type="float" office:value="715.17" calcext:value-type="float">
            <text:p>715.17</text:p>
          </table:table-cell>
          <table:table-cell table:number-columns-repeated="4"/>
        </table:table-row>
        <table:table-row table:style-name="ro1">
          <table:table-cell office:value-type="float" office:value="0.0000000530625" calcext:value-type="float">
            <text:p>5.30625E-08</text:p>
          </table:table-cell>
          <table:table-cell office:value-type="float" office:value="0.755371" calcext:value-type="float">
            <text:p>0.755371</text:p>
          </table:table-cell>
          <table:table-cell/>
          <table:table-cell table:formula="of:=10^9*[.A556]" office:value-type="float" office:value="53.0625" calcext:value-type="float">
            <text:p>53.0625</text:p>
          </table:table-cell>
          <table:table-cell table:formula="of:=1000*[.B556]" office:value-type="float" office:value="755.371" calcext:value-type="float">
            <text:p>755.371</text:p>
          </table:table-cell>
          <table:table-cell table:number-columns-repeated="4"/>
        </table:table-row>
        <table:table-row table:style-name="ro1">
          <table:table-cell office:value-type="float" office:value="0.0000000535625" calcext:value-type="float">
            <text:p>5.35625E-08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557]" office:value-type="float" office:value="53.5625" calcext:value-type="float">
            <text:p>53.5625</text:p>
          </table:table-cell>
          <table:table-cell table:formula="of:=1000*[.B557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0540625" calcext:value-type="float">
            <text:p>5.40625E-08</text:p>
          </table:table-cell>
          <table:table-cell office:value-type="float" office:value="0.755371" calcext:value-type="float">
            <text:p>0.755371</text:p>
          </table:table-cell>
          <table:table-cell/>
          <table:table-cell table:formula="of:=10^9*[.A558]" office:value-type="float" office:value="54.0625" calcext:value-type="float">
            <text:p>54.0625</text:p>
          </table:table-cell>
          <table:table-cell table:formula="of:=1000*[.B558]" office:value-type="float" office:value="755.371" calcext:value-type="float">
            <text:p>755.371</text:p>
          </table:table-cell>
          <table:table-cell table:number-columns-repeated="4"/>
        </table:table-row>
        <table:table-row table:style-name="ro1">
          <table:table-cell office:value-type="float" office:value="0.0000000545625" calcext:value-type="float">
            <text:p>5.45625E-08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559]" office:value-type="float" office:value="54.5625" calcext:value-type="float">
            <text:p>54.5625</text:p>
          </table:table-cell>
          <table:table-cell table:formula="of:=1000*[.B559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0550625" calcext:value-type="float">
            <text:p>5.50625E-08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560]" office:value-type="float" office:value="55.0625" calcext:value-type="float">
            <text:p>55.0625</text:p>
          </table:table-cell>
          <table:table-cell table:formula="of:=1000*[.B560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0555625" calcext:value-type="float">
            <text:p>5.55625E-08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561]" office:value-type="float" office:value="55.5625" calcext:value-type="float">
            <text:p>55.5625</text:p>
          </table:table-cell>
          <table:table-cell table:formula="of:=1000*[.B561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0560625" calcext:value-type="float">
            <text:p>5.60625E-08</text:p>
          </table:table-cell>
          <table:table-cell office:value-type="float" office:value="0.755371" calcext:value-type="float">
            <text:p>0.755371</text:p>
          </table:table-cell>
          <table:table-cell/>
          <table:table-cell table:formula="of:=10^9*[.A562]" office:value-type="float" office:value="56.0625" calcext:value-type="float">
            <text:p>56.0625</text:p>
          </table:table-cell>
          <table:table-cell table:formula="of:=1000*[.B562]" office:value-type="float" office:value="755.371" calcext:value-type="float">
            <text:p>755.371</text:p>
          </table:table-cell>
          <table:table-cell table:number-columns-repeated="4"/>
        </table:table-row>
        <table:table-row table:style-name="ro1">
          <table:table-cell office:value-type="float" office:value="0.0000000565625" calcext:value-type="float">
            <text:p>5.65625E-08</text:p>
          </table:table-cell>
          <table:table-cell office:value-type="float" office:value="0.71517" calcext:value-type="float">
            <text:p>0.71517</text:p>
          </table:table-cell>
          <table:table-cell/>
          <table:table-cell table:formula="of:=10^9*[.A563]" office:value-type="float" office:value="56.5625" calcext:value-type="float">
            <text:p>56.5625</text:p>
          </table:table-cell>
          <table:table-cell table:formula="of:=1000*[.B563]" office:value-type="float" office:value="715.17" calcext:value-type="float">
            <text:p>715.17</text:p>
          </table:table-cell>
          <table:table-cell table:number-columns-repeated="4"/>
        </table:table-row>
        <table:table-row table:style-name="ro1">
          <table:table-cell office:value-type="float" office:value="0.0000000570625" calcext:value-type="float">
            <text:p>5.70625E-08</text:p>
          </table:table-cell>
          <table:table-cell office:value-type="float" office:value="0.71517" calcext:value-type="float">
            <text:p>0.71517</text:p>
          </table:table-cell>
          <table:table-cell/>
          <table:table-cell table:formula="of:=10^9*[.A564]" office:value-type="float" office:value="57.0625" calcext:value-type="float">
            <text:p>57.0625</text:p>
          </table:table-cell>
          <table:table-cell table:formula="of:=1000*[.B564]" office:value-type="float" office:value="715.17" calcext:value-type="float">
            <text:p>715.17</text:p>
          </table:table-cell>
          <table:table-cell table:number-columns-repeated="4"/>
        </table:table-row>
        <table:table-row table:style-name="ro1">
          <table:table-cell office:value-type="float" office:value="0.0000000575625" calcext:value-type="float">
            <text:p>5.75625E-08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565]" office:value-type="float" office:value="57.5625" calcext:value-type="float">
            <text:p>57.5625</text:p>
          </table:table-cell>
          <table:table-cell table:formula="of:=1000*[.B565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0580625" calcext:value-type="float">
            <text:p>5.80625E-08</text:p>
          </table:table-cell>
          <table:table-cell office:value-type="float" office:value="0.71517" calcext:value-type="float">
            <text:p>0.71517</text:p>
          </table:table-cell>
          <table:table-cell/>
          <table:table-cell table:formula="of:=10^9*[.A566]" office:value-type="float" office:value="58.0625" calcext:value-type="float">
            <text:p>58.0625</text:p>
          </table:table-cell>
          <table:table-cell table:formula="of:=1000*[.B566]" office:value-type="float" office:value="715.17" calcext:value-type="float">
            <text:p>715.17</text:p>
          </table:table-cell>
          <table:table-cell table:number-columns-repeated="4"/>
        </table:table-row>
        <table:table-row table:style-name="ro1">
          <table:table-cell office:value-type="float" office:value="0.0000000585625" calcext:value-type="float">
            <text:p>5.85625E-08</text:p>
          </table:table-cell>
          <table:table-cell office:value-type="float" office:value="0.71517" calcext:value-type="float">
            <text:p>0.71517</text:p>
          </table:table-cell>
          <table:table-cell/>
          <table:table-cell table:formula="of:=10^9*[.A567]" office:value-type="float" office:value="58.5625" calcext:value-type="float">
            <text:p>58.5625</text:p>
          </table:table-cell>
          <table:table-cell table:formula="of:=1000*[.B567]" office:value-type="float" office:value="715.17" calcext:value-type="float">
            <text:p>715.17</text:p>
          </table:table-cell>
          <table:table-cell table:number-columns-repeated="4"/>
        </table:table-row>
        <table:table-row table:style-name="ro1">
          <table:table-cell office:value-type="float" office:value="0.0000000590625" calcext:value-type="float">
            <text:p>5.90625E-08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568]" office:value-type="float" office:value="59.0625" calcext:value-type="float">
            <text:p>59.0625</text:p>
          </table:table-cell>
          <table:table-cell table:formula="of:=1000*[.B568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0595625" calcext:value-type="float">
            <text:p>5.95625E-08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569]" office:value-type="float" office:value="59.5625" calcext:value-type="float">
            <text:p>59.5625</text:p>
          </table:table-cell>
          <table:table-cell table:formula="of:=1000*[.B569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0600625" calcext:value-type="float">
            <text:p>6.00625E-08</text:p>
          </table:table-cell>
          <table:table-cell office:value-type="float" office:value="0.71517" calcext:value-type="float">
            <text:p>0.71517</text:p>
          </table:table-cell>
          <table:table-cell/>
          <table:table-cell table:formula="of:=10^9*[.A570]" office:value-type="float" office:value="60.0625" calcext:value-type="float">
            <text:p>60.0625</text:p>
          </table:table-cell>
          <table:table-cell table:formula="of:=1000*[.B570]" office:value-type="float" office:value="715.17" calcext:value-type="float">
            <text:p>715.17</text:p>
          </table:table-cell>
          <table:table-cell table:number-columns-repeated="4"/>
        </table:table-row>
        <table:table-row table:style-name="ro1">
          <table:table-cell office:value-type="float" office:value="0.0000000605625" calcext:value-type="float">
            <text:p>6.05625E-08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571]" office:value-type="float" office:value="60.5625" calcext:value-type="float">
            <text:p>60.5625</text:p>
          </table:table-cell>
          <table:table-cell table:formula="of:=1000*[.B571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0610625" calcext:value-type="float">
            <text:p>6.10625E-08</text:p>
          </table:table-cell>
          <table:table-cell office:value-type="float" office:value="0.755371" calcext:value-type="float">
            <text:p>0.755371</text:p>
          </table:table-cell>
          <table:table-cell/>
          <table:table-cell table:formula="of:=10^9*[.A572]" office:value-type="float" office:value="61.0625" calcext:value-type="float">
            <text:p>61.0625</text:p>
          </table:table-cell>
          <table:table-cell table:formula="of:=1000*[.B572]" office:value-type="float" office:value="755.371" calcext:value-type="float">
            <text:p>755.371</text:p>
          </table:table-cell>
          <table:table-cell table:number-columns-repeated="4"/>
        </table:table-row>
        <table:table-row table:style-name="ro1">
          <table:table-cell office:value-type="float" office:value="0.0000000615625" calcext:value-type="float">
            <text:p>6.15625E-08</text:p>
          </table:table-cell>
          <table:table-cell office:value-type="float" office:value="0.71517" calcext:value-type="float">
            <text:p>0.71517</text:p>
          </table:table-cell>
          <table:table-cell/>
          <table:table-cell table:formula="of:=10^9*[.A573]" office:value-type="float" office:value="61.5625" calcext:value-type="float">
            <text:p>61.5625</text:p>
          </table:table-cell>
          <table:table-cell table:formula="of:=1000*[.B573]" office:value-type="float" office:value="715.17" calcext:value-type="float">
            <text:p>715.17</text:p>
          </table:table-cell>
          <table:table-cell table:number-columns-repeated="4"/>
        </table:table-row>
        <table:table-row table:style-name="ro1">
          <table:table-cell office:value-type="float" office:value="0.0000000620625" calcext:value-type="float">
            <text:p>6.20625E-08</text:p>
          </table:table-cell>
          <table:table-cell office:value-type="float" office:value="0.755371" calcext:value-type="float">
            <text:p>0.755371</text:p>
          </table:table-cell>
          <table:table-cell/>
          <table:table-cell table:formula="of:=10^9*[.A574]" office:value-type="float" office:value="62.0625" calcext:value-type="float">
            <text:p>62.0625</text:p>
          </table:table-cell>
          <table:table-cell table:formula="of:=1000*[.B574]" office:value-type="float" office:value="755.371" calcext:value-type="float">
            <text:p>755.371</text:p>
          </table:table-cell>
          <table:table-cell table:number-columns-repeated="4"/>
        </table:table-row>
        <table:table-row table:style-name="ro1">
          <table:table-cell office:value-type="float" office:value="0.0000000625625" calcext:value-type="float">
            <text:p>6.25625E-08</text:p>
          </table:table-cell>
          <table:table-cell office:value-type="float" office:value="0.755371" calcext:value-type="float">
            <text:p>0.755371</text:p>
          </table:table-cell>
          <table:table-cell/>
          <table:table-cell table:formula="of:=10^9*[.A575]" office:value-type="float" office:value="62.5625" calcext:value-type="float">
            <text:p>62.5625</text:p>
          </table:table-cell>
          <table:table-cell table:formula="of:=1000*[.B575]" office:value-type="float" office:value="755.371" calcext:value-type="float">
            <text:p>755.371</text:p>
          </table:table-cell>
          <table:table-cell table:number-columns-repeated="4"/>
        </table:table-row>
        <table:table-row table:style-name="ro1">
          <table:table-cell office:value-type="float" office:value="0.0000000630625" calcext:value-type="float">
            <text:p>6.30625E-08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576]" office:value-type="float" office:value="63.0625" calcext:value-type="float">
            <text:p>63.0625</text:p>
          </table:table-cell>
          <table:table-cell table:formula="of:=1000*[.B576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0635625" calcext:value-type="float">
            <text:p>6.35625E-08</text:p>
          </table:table-cell>
          <table:table-cell office:value-type="float" office:value="0.71517" calcext:value-type="float">
            <text:p>0.71517</text:p>
          </table:table-cell>
          <table:table-cell/>
          <table:table-cell table:formula="of:=10^9*[.A577]" office:value-type="float" office:value="63.5625" calcext:value-type="float">
            <text:p>63.5625</text:p>
          </table:table-cell>
          <table:table-cell table:formula="of:=1000*[.B577]" office:value-type="float" office:value="715.17" calcext:value-type="float">
            <text:p>715.17</text:p>
          </table:table-cell>
          <table:table-cell table:number-columns-repeated="4"/>
        </table:table-row>
        <table:table-row table:style-name="ro1">
          <table:table-cell office:value-type="float" office:value="0.0000000640625" calcext:value-type="float">
            <text:p>6.40625E-08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578]" office:value-type="float" office:value="64.0625" calcext:value-type="float">
            <text:p>64.0625</text:p>
          </table:table-cell>
          <table:table-cell table:formula="of:=1000*[.B578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0645625" calcext:value-type="float">
            <text:p>6.45625E-08</text:p>
          </table:table-cell>
          <table:table-cell office:value-type="float" office:value="0.71517" calcext:value-type="float">
            <text:p>0.71517</text:p>
          </table:table-cell>
          <table:table-cell/>
          <table:table-cell table:formula="of:=10^9*[.A579]" office:value-type="float" office:value="64.5625" calcext:value-type="float">
            <text:p>64.5625</text:p>
          </table:table-cell>
          <table:table-cell table:formula="of:=1000*[.B579]" office:value-type="float" office:value="715.17" calcext:value-type="float">
            <text:p>715.17</text:p>
          </table:table-cell>
          <table:table-cell table:number-columns-repeated="4"/>
        </table:table-row>
        <table:table-row table:style-name="ro1">
          <table:table-cell office:value-type="float" office:value="0.0000000650625" calcext:value-type="float">
            <text:p>6.50625E-08</text:p>
          </table:table-cell>
          <table:table-cell office:value-type="float" office:value="0.755371" calcext:value-type="float">
            <text:p>0.755371</text:p>
          </table:table-cell>
          <table:table-cell/>
          <table:table-cell table:formula="of:=10^9*[.A580]" office:value-type="float" office:value="65.0625" calcext:value-type="float">
            <text:p>65.0625</text:p>
          </table:table-cell>
          <table:table-cell table:formula="of:=1000*[.B580]" office:value-type="float" office:value="755.371" calcext:value-type="float">
            <text:p>755.371</text:p>
          </table:table-cell>
          <table:table-cell table:number-columns-repeated="4"/>
        </table:table-row>
        <table:table-row table:style-name="ro1">
          <table:table-cell office:value-type="float" office:value="0.0000000655625" calcext:value-type="float">
            <text:p>6.55625E-08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581]" office:value-type="float" office:value="65.5625" calcext:value-type="float">
            <text:p>65.5625</text:p>
          </table:table-cell>
          <table:table-cell table:formula="of:=1000*[.B581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0660625" calcext:value-type="float">
            <text:p>6.60625E-08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582]" office:value-type="float" office:value="66.0625" calcext:value-type="float">
            <text:p>66.0625</text:p>
          </table:table-cell>
          <table:table-cell table:formula="of:=1000*[.B582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0665625" calcext:value-type="float">
            <text:p>6.65625E-08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583]" office:value-type="float" office:value="66.5625" calcext:value-type="float">
            <text:p>66.5625</text:p>
          </table:table-cell>
          <table:table-cell table:formula="of:=1000*[.B583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0670625" calcext:value-type="float">
            <text:p>6.70625E-08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584]" office:value-type="float" office:value="67.0625" calcext:value-type="float">
            <text:p>67.0625</text:p>
          </table:table-cell>
          <table:table-cell table:formula="of:=1000*[.B584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0675625" calcext:value-type="float">
            <text:p>6.75625E-08</text:p>
          </table:table-cell>
          <table:table-cell office:value-type="float" office:value="0.755371" calcext:value-type="float">
            <text:p>0.755371</text:p>
          </table:table-cell>
          <table:table-cell/>
          <table:table-cell table:formula="of:=10^9*[.A585]" office:value-type="float" office:value="67.5625" calcext:value-type="float">
            <text:p>67.5625</text:p>
          </table:table-cell>
          <table:table-cell table:formula="of:=1000*[.B585]" office:value-type="float" office:value="755.371" calcext:value-type="float">
            <text:p>755.371</text:p>
          </table:table-cell>
          <table:table-cell table:number-columns-repeated="4"/>
        </table:table-row>
        <table:table-row table:style-name="ro1">
          <table:table-cell office:value-type="float" office:value="0.0000000680625" calcext:value-type="float">
            <text:p>6.80625E-08</text:p>
          </table:table-cell>
          <table:table-cell office:value-type="float" office:value="0.71517" calcext:value-type="float">
            <text:p>0.71517</text:p>
          </table:table-cell>
          <table:table-cell/>
          <table:table-cell table:formula="of:=10^9*[.A586]" office:value-type="float" office:value="68.0625" calcext:value-type="float">
            <text:p>68.0625</text:p>
          </table:table-cell>
          <table:table-cell table:formula="of:=1000*[.B586]" office:value-type="float" office:value="715.17" calcext:value-type="float">
            <text:p>715.17</text:p>
          </table:table-cell>
          <table:table-cell table:number-columns-repeated="4"/>
        </table:table-row>
        <table:table-row table:style-name="ro1">
          <table:table-cell office:value-type="float" office:value="0.0000000685625" calcext:value-type="float">
            <text:p>6.85625E-08</text:p>
          </table:table-cell>
          <table:table-cell office:value-type="float" office:value="0.71517" calcext:value-type="float">
            <text:p>0.71517</text:p>
          </table:table-cell>
          <table:table-cell/>
          <table:table-cell table:formula="of:=10^9*[.A587]" office:value-type="float" office:value="68.5625" calcext:value-type="float">
            <text:p>68.5625</text:p>
          </table:table-cell>
          <table:table-cell table:formula="of:=1000*[.B587]" office:value-type="float" office:value="715.17" calcext:value-type="float">
            <text:p>715.17</text:p>
          </table:table-cell>
          <table:table-cell table:number-columns-repeated="4"/>
        </table:table-row>
        <table:table-row table:style-name="ro1">
          <table:table-cell office:value-type="float" office:value="0.0000000690625" calcext:value-type="float">
            <text:p>6.90625E-08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588]" office:value-type="float" office:value="69.0625" calcext:value-type="float">
            <text:p>69.0625</text:p>
          </table:table-cell>
          <table:table-cell table:formula="of:=1000*[.B588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0695625" calcext:value-type="float">
            <text:p>6.95625E-08</text:p>
          </table:table-cell>
          <table:table-cell office:value-type="float" office:value="0.71517" calcext:value-type="float">
            <text:p>0.71517</text:p>
          </table:table-cell>
          <table:table-cell/>
          <table:table-cell table:formula="of:=10^9*[.A589]" office:value-type="float" office:value="69.5625" calcext:value-type="float">
            <text:p>69.5625</text:p>
          </table:table-cell>
          <table:table-cell table:formula="of:=1000*[.B589]" office:value-type="float" office:value="715.17" calcext:value-type="float">
            <text:p>715.17</text:p>
          </table:table-cell>
          <table:table-cell table:number-columns-repeated="4"/>
        </table:table-row>
        <table:table-row table:style-name="ro1">
          <table:table-cell office:value-type="float" office:value="0.0000000700625" calcext:value-type="float">
            <text:p>7.00625E-08</text:p>
          </table:table-cell>
          <table:table-cell office:value-type="float" office:value="0.755371" calcext:value-type="float">
            <text:p>0.755371</text:p>
          </table:table-cell>
          <table:table-cell/>
          <table:table-cell table:formula="of:=10^9*[.A590]" office:value-type="float" office:value="70.0625" calcext:value-type="float">
            <text:p>70.0625</text:p>
          </table:table-cell>
          <table:table-cell table:formula="of:=1000*[.B590]" office:value-type="float" office:value="755.371" calcext:value-type="float">
            <text:p>755.371</text:p>
          </table:table-cell>
          <table:table-cell table:number-columns-repeated="4"/>
        </table:table-row>
        <table:table-row table:style-name="ro1">
          <table:table-cell office:value-type="float" office:value="0.0000000705625" calcext:value-type="float">
            <text:p>7.05625E-08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591]" office:value-type="float" office:value="70.5625" calcext:value-type="float">
            <text:p>70.5625</text:p>
          </table:table-cell>
          <table:table-cell table:formula="of:=1000*[.B591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0710625" calcext:value-type="float">
            <text:p>7.10625E-08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592]" office:value-type="float" office:value="71.0625" calcext:value-type="float">
            <text:p>71.0625</text:p>
          </table:table-cell>
          <table:table-cell table:formula="of:=1000*[.B592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0715625" calcext:value-type="float">
            <text:p>7.15625E-08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593]" office:value-type="float" office:value="71.5625" calcext:value-type="float">
            <text:p>71.5625</text:p>
          </table:table-cell>
          <table:table-cell table:formula="of:=1000*[.B593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0720625" calcext:value-type="float">
            <text:p>7.20625E-08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594]" office:value-type="float" office:value="72.0625" calcext:value-type="float">
            <text:p>72.0625</text:p>
          </table:table-cell>
          <table:table-cell table:formula="of:=1000*[.B594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0725625" calcext:value-type="float">
            <text:p>7.25625E-08</text:p>
          </table:table-cell>
          <table:table-cell office:value-type="float" office:value="0.71517" calcext:value-type="float">
            <text:p>0.71517</text:p>
          </table:table-cell>
          <table:table-cell/>
          <table:table-cell table:formula="of:=10^9*[.A595]" office:value-type="float" office:value="72.5625" calcext:value-type="float">
            <text:p>72.5625</text:p>
          </table:table-cell>
          <table:table-cell table:formula="of:=1000*[.B595]" office:value-type="float" office:value="715.17" calcext:value-type="float">
            <text:p>715.17</text:p>
          </table:table-cell>
          <table:table-cell table:number-columns-repeated="4"/>
        </table:table-row>
        <table:table-row table:style-name="ro1">
          <table:table-cell office:value-type="float" office:value="0.0000000730625" calcext:value-type="float">
            <text:p>7.30625E-08</text:p>
          </table:table-cell>
          <table:table-cell office:value-type="float" office:value="0.71517" calcext:value-type="float">
            <text:p>0.71517</text:p>
          </table:table-cell>
          <table:table-cell/>
          <table:table-cell table:formula="of:=10^9*[.A596]" office:value-type="float" office:value="73.0625" calcext:value-type="float">
            <text:p>73.0625</text:p>
          </table:table-cell>
          <table:table-cell table:formula="of:=1000*[.B596]" office:value-type="float" office:value="715.17" calcext:value-type="float">
            <text:p>715.17</text:p>
          </table:table-cell>
          <table:table-cell table:number-columns-repeated="4"/>
        </table:table-row>
        <table:table-row table:style-name="ro1">
          <table:table-cell office:value-type="float" office:value="0.0000000735625" calcext:value-type="float">
            <text:p>7.35625E-08</text:p>
          </table:table-cell>
          <table:table-cell office:value-type="float" office:value="0.71517" calcext:value-type="float">
            <text:p>0.71517</text:p>
          </table:table-cell>
          <table:table-cell/>
          <table:table-cell table:formula="of:=10^9*[.A597]" office:value-type="float" office:value="73.5625" calcext:value-type="float">
            <text:p>73.5625</text:p>
          </table:table-cell>
          <table:table-cell table:formula="of:=1000*[.B597]" office:value-type="float" office:value="715.17" calcext:value-type="float">
            <text:p>715.17</text:p>
          </table:table-cell>
          <table:table-cell table:number-columns-repeated="4"/>
        </table:table-row>
        <table:table-row table:style-name="ro1">
          <table:table-cell office:value-type="float" office:value="0.0000000740625" calcext:value-type="float">
            <text:p>7.40625E-08</text:p>
          </table:table-cell>
          <table:table-cell office:value-type="float" office:value="0.71517" calcext:value-type="float">
            <text:p>0.71517</text:p>
          </table:table-cell>
          <table:table-cell/>
          <table:table-cell table:formula="of:=10^9*[.A598]" office:value-type="float" office:value="74.0625" calcext:value-type="float">
            <text:p>74.0625</text:p>
          </table:table-cell>
          <table:table-cell table:formula="of:=1000*[.B598]" office:value-type="float" office:value="715.17" calcext:value-type="float">
            <text:p>715.17</text:p>
          </table:table-cell>
          <table:table-cell table:number-columns-repeated="4"/>
        </table:table-row>
        <table:table-row table:style-name="ro1">
          <table:table-cell office:value-type="float" office:value="0.0000000745625" calcext:value-type="float">
            <text:p>7.45625E-08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599]" office:value-type="float" office:value="74.5625" calcext:value-type="float">
            <text:p>74.5625</text:p>
          </table:table-cell>
          <table:table-cell table:formula="of:=1000*[.B599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0750625" calcext:value-type="float">
            <text:p>7.50625E-08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600]" office:value-type="float" office:value="75.0625" calcext:value-type="float">
            <text:p>75.0625</text:p>
          </table:table-cell>
          <table:table-cell table:formula="of:=1000*[.B600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0755625" calcext:value-type="float">
            <text:p>7.55625E-08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601]" office:value-type="float" office:value="75.5625" calcext:value-type="float">
            <text:p>75.5625</text:p>
          </table:table-cell>
          <table:table-cell table:formula="of:=1000*[.B601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0760625" calcext:value-type="float">
            <text:p>7.60625E-08</text:p>
          </table:table-cell>
          <table:table-cell office:value-type="float" office:value="0.71517" calcext:value-type="float">
            <text:p>0.71517</text:p>
          </table:table-cell>
          <table:table-cell/>
          <table:table-cell table:formula="of:=10^9*[.A602]" office:value-type="float" office:value="76.0625" calcext:value-type="float">
            <text:p>76.0625</text:p>
          </table:table-cell>
          <table:table-cell table:formula="of:=1000*[.B602]" office:value-type="float" office:value="715.17" calcext:value-type="float">
            <text:p>715.17</text:p>
          </table:table-cell>
          <table:table-cell table:number-columns-repeated="4"/>
        </table:table-row>
        <table:table-row table:style-name="ro1">
          <table:table-cell office:value-type="float" office:value="0.0000000765625" calcext:value-type="float">
            <text:p>7.65625E-08</text:p>
          </table:table-cell>
          <table:table-cell office:value-type="float" office:value="0.71517" calcext:value-type="float">
            <text:p>0.71517</text:p>
          </table:table-cell>
          <table:table-cell/>
          <table:table-cell table:formula="of:=10^9*[.A603]" office:value-type="float" office:value="76.5625" calcext:value-type="float">
            <text:p>76.5625</text:p>
          </table:table-cell>
          <table:table-cell table:formula="of:=1000*[.B603]" office:value-type="float" office:value="715.17" calcext:value-type="float">
            <text:p>715.17</text:p>
          </table:table-cell>
          <table:table-cell table:number-columns-repeated="4"/>
        </table:table-row>
        <table:table-row table:style-name="ro1">
          <table:table-cell office:value-type="float" office:value="0.0000000770625" calcext:value-type="float">
            <text:p>7.70625E-08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604]" office:value-type="float" office:value="77.0625" calcext:value-type="float">
            <text:p>77.0625</text:p>
          </table:table-cell>
          <table:table-cell table:formula="of:=1000*[.B604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0775625" calcext:value-type="float">
            <text:p>7.75625E-08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605]" office:value-type="float" office:value="77.5625" calcext:value-type="float">
            <text:p>77.5625</text:p>
          </table:table-cell>
          <table:table-cell table:formula="of:=1000*[.B605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0780625" calcext:value-type="float">
            <text:p>7.80625E-08</text:p>
          </table:table-cell>
          <table:table-cell office:value-type="float" office:value="0.775471" calcext:value-type="float">
            <text:p>0.775471</text:p>
          </table:table-cell>
          <table:table-cell/>
          <table:table-cell table:formula="of:=10^9*[.A606]" office:value-type="float" office:value="78.0625" calcext:value-type="float">
            <text:p>78.0625</text:p>
          </table:table-cell>
          <table:table-cell table:formula="of:=1000*[.B606]" office:value-type="float" office:value="775.471" calcext:value-type="float">
            <text:p>775.471</text:p>
          </table:table-cell>
          <table:table-cell table:number-columns-repeated="4"/>
        </table:table-row>
        <table:table-row table:style-name="ro1">
          <table:table-cell office:value-type="float" office:value="0.0000000785625" calcext:value-type="float">
            <text:p>7.85625E-08</text:p>
          </table:table-cell>
          <table:table-cell office:value-type="float" office:value="0.755371" calcext:value-type="float">
            <text:p>0.755371</text:p>
          </table:table-cell>
          <table:table-cell/>
          <table:table-cell table:formula="of:=10^9*[.A607]" office:value-type="float" office:value="78.5625" calcext:value-type="float">
            <text:p>78.5625</text:p>
          </table:table-cell>
          <table:table-cell table:formula="of:=1000*[.B607]" office:value-type="float" office:value="755.371" calcext:value-type="float">
            <text:p>755.371</text:p>
          </table:table-cell>
          <table:table-cell table:number-columns-repeated="4"/>
        </table:table-row>
        <table:table-row table:style-name="ro1">
          <table:table-cell office:value-type="float" office:value="0.0000000790625" calcext:value-type="float">
            <text:p>7.90625E-08</text:p>
          </table:table-cell>
          <table:table-cell office:value-type="float" office:value="0.755371" calcext:value-type="float">
            <text:p>0.755371</text:p>
          </table:table-cell>
          <table:table-cell/>
          <table:table-cell table:formula="of:=10^9*[.A608]" office:value-type="float" office:value="79.0625" calcext:value-type="float">
            <text:p>79.0625</text:p>
          </table:table-cell>
          <table:table-cell table:formula="of:=1000*[.B608]" office:value-type="float" office:value="755.371" calcext:value-type="float">
            <text:p>755.371</text:p>
          </table:table-cell>
          <table:table-cell table:number-columns-repeated="4"/>
        </table:table-row>
        <table:table-row table:style-name="ro1">
          <table:table-cell office:value-type="float" office:value="0.0000000795625" calcext:value-type="float">
            <text:p>7.95625E-08</text:p>
          </table:table-cell>
          <table:table-cell office:value-type="float" office:value="0.755371" calcext:value-type="float">
            <text:p>0.755371</text:p>
          </table:table-cell>
          <table:table-cell/>
          <table:table-cell table:formula="of:=10^9*[.A609]" office:value-type="float" office:value="79.5625" calcext:value-type="float">
            <text:p>79.5625</text:p>
          </table:table-cell>
          <table:table-cell table:formula="of:=1000*[.B609]" office:value-type="float" office:value="755.371" calcext:value-type="float">
            <text:p>755.371</text:p>
          </table:table-cell>
          <table:table-cell table:number-columns-repeated="4"/>
        </table:table-row>
        <table:table-row table:style-name="ro1">
          <table:table-cell office:value-type="float" office:value="0.0000000800625" calcext:value-type="float">
            <text:p>8.00625E-08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610]" office:value-type="float" office:value="80.0625" calcext:value-type="float">
            <text:p>80.0625</text:p>
          </table:table-cell>
          <table:table-cell table:formula="of:=1000*[.B610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0805625" calcext:value-type="float">
            <text:p>8.05625E-08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611]" office:value-type="float" office:value="80.5625" calcext:value-type="float">
            <text:p>80.5625</text:p>
          </table:table-cell>
          <table:table-cell table:formula="of:=1000*[.B611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0810625" calcext:value-type="float">
            <text:p>8.10625E-08</text:p>
          </table:table-cell>
          <table:table-cell office:value-type="float" office:value="0.755371" calcext:value-type="float">
            <text:p>0.755371</text:p>
          </table:table-cell>
          <table:table-cell/>
          <table:table-cell table:formula="of:=10^9*[.A612]" office:value-type="float" office:value="81.0625" calcext:value-type="float">
            <text:p>81.0625</text:p>
          </table:table-cell>
          <table:table-cell table:formula="of:=1000*[.B612]" office:value-type="float" office:value="755.371" calcext:value-type="float">
            <text:p>755.371</text:p>
          </table:table-cell>
          <table:table-cell table:number-columns-repeated="4"/>
        </table:table-row>
        <table:table-row table:style-name="ro1">
          <table:table-cell office:value-type="float" office:value="0.0000000815625" calcext:value-type="float">
            <text:p>8.15625E-08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613]" office:value-type="float" office:value="81.5625" calcext:value-type="float">
            <text:p>81.5625</text:p>
          </table:table-cell>
          <table:table-cell table:formula="of:=1000*[.B613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0820625" calcext:value-type="float">
            <text:p>8.20625E-08</text:p>
          </table:table-cell>
          <table:table-cell office:value-type="float" office:value="0.755371" calcext:value-type="float">
            <text:p>0.755371</text:p>
          </table:table-cell>
          <table:table-cell/>
          <table:table-cell table:formula="of:=10^9*[.A614]" office:value-type="float" office:value="82.0625" calcext:value-type="float">
            <text:p>82.0625</text:p>
          </table:table-cell>
          <table:table-cell table:formula="of:=1000*[.B614]" office:value-type="float" office:value="755.371" calcext:value-type="float">
            <text:p>755.371</text:p>
          </table:table-cell>
          <table:table-cell table:number-columns-repeated="4"/>
        </table:table-row>
        <table:table-row table:style-name="ro1">
          <table:table-cell office:value-type="float" office:value="0.0000000825625" calcext:value-type="float">
            <text:p>8.25625E-08</text:p>
          </table:table-cell>
          <table:table-cell office:value-type="float" office:value="0.71517" calcext:value-type="float">
            <text:p>0.71517</text:p>
          </table:table-cell>
          <table:table-cell/>
          <table:table-cell table:formula="of:=10^9*[.A615]" office:value-type="float" office:value="82.5625" calcext:value-type="float">
            <text:p>82.5625</text:p>
          </table:table-cell>
          <table:table-cell table:formula="of:=1000*[.B615]" office:value-type="float" office:value="715.17" calcext:value-type="float">
            <text:p>715.17</text:p>
          </table:table-cell>
          <table:table-cell table:number-columns-repeated="4"/>
        </table:table-row>
        <table:table-row table:style-name="ro1">
          <table:table-cell office:value-type="float" office:value="0.0000000830625" calcext:value-type="float">
            <text:p>8.30625E-08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616]" office:value-type="float" office:value="83.0625" calcext:value-type="float">
            <text:p>83.0625</text:p>
          </table:table-cell>
          <table:table-cell table:formula="of:=1000*[.B616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0835625" calcext:value-type="float">
            <text:p>8.35625E-08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617]" office:value-type="float" office:value="83.5625" calcext:value-type="float">
            <text:p>83.5625</text:p>
          </table:table-cell>
          <table:table-cell table:formula="of:=1000*[.B617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0840625" calcext:value-type="float">
            <text:p>8.40625E-08</text:p>
          </table:table-cell>
          <table:table-cell office:value-type="float" office:value="0.71517" calcext:value-type="float">
            <text:p>0.71517</text:p>
          </table:table-cell>
          <table:table-cell/>
          <table:table-cell table:formula="of:=10^9*[.A618]" office:value-type="float" office:value="84.0625" calcext:value-type="float">
            <text:p>84.0625</text:p>
          </table:table-cell>
          <table:table-cell table:formula="of:=1000*[.B618]" office:value-type="float" office:value="715.17" calcext:value-type="float">
            <text:p>715.17</text:p>
          </table:table-cell>
          <table:table-cell table:number-columns-repeated="4"/>
        </table:table-row>
        <table:table-row table:style-name="ro1">
          <table:table-cell office:value-type="float" office:value="0.0000000845625" calcext:value-type="float">
            <text:p>8.45625E-08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619]" office:value-type="float" office:value="84.5625" calcext:value-type="float">
            <text:p>84.5625</text:p>
          </table:table-cell>
          <table:table-cell table:formula="of:=1000*[.B619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0850625" calcext:value-type="float">
            <text:p>8.50625E-08</text:p>
          </table:table-cell>
          <table:table-cell office:value-type="float" office:value="0.755371" calcext:value-type="float">
            <text:p>0.755371</text:p>
          </table:table-cell>
          <table:table-cell/>
          <table:table-cell table:formula="of:=10^9*[.A620]" office:value-type="float" office:value="85.0625" calcext:value-type="float">
            <text:p>85.0625</text:p>
          </table:table-cell>
          <table:table-cell table:formula="of:=1000*[.B620]" office:value-type="float" office:value="755.371" calcext:value-type="float">
            <text:p>755.371</text:p>
          </table:table-cell>
          <table:table-cell table:number-columns-repeated="4"/>
        </table:table-row>
        <table:table-row table:style-name="ro1">
          <table:table-cell office:value-type="float" office:value="0.0000000855625" calcext:value-type="float">
            <text:p>8.55625E-08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621]" office:value-type="float" office:value="85.5625" calcext:value-type="float">
            <text:p>85.5625</text:p>
          </table:table-cell>
          <table:table-cell table:formula="of:=1000*[.B621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0860625" calcext:value-type="float">
            <text:p>8.60625E-08</text:p>
          </table:table-cell>
          <table:table-cell office:value-type="float" office:value="0.755371" calcext:value-type="float">
            <text:p>0.755371</text:p>
          </table:table-cell>
          <table:table-cell/>
          <table:table-cell table:formula="of:=10^9*[.A622]" office:value-type="float" office:value="86.0625" calcext:value-type="float">
            <text:p>86.0625</text:p>
          </table:table-cell>
          <table:table-cell table:formula="of:=1000*[.B622]" office:value-type="float" office:value="755.371" calcext:value-type="float">
            <text:p>755.371</text:p>
          </table:table-cell>
          <table:table-cell table:number-columns-repeated="4"/>
        </table:table-row>
        <table:table-row table:style-name="ro1">
          <table:table-cell office:value-type="float" office:value="0.0000000865625" calcext:value-type="float">
            <text:p>8.65625E-08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623]" office:value-type="float" office:value="86.5625" calcext:value-type="float">
            <text:p>86.5625</text:p>
          </table:table-cell>
          <table:table-cell table:formula="of:=1000*[.B623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0870625" calcext:value-type="float">
            <text:p>8.70625E-08</text:p>
          </table:table-cell>
          <table:table-cell office:value-type="float" office:value="0.755371" calcext:value-type="float">
            <text:p>0.755371</text:p>
          </table:table-cell>
          <table:table-cell/>
          <table:table-cell table:formula="of:=10^9*[.A624]" office:value-type="float" office:value="87.0625" calcext:value-type="float">
            <text:p>87.0625</text:p>
          </table:table-cell>
          <table:table-cell table:formula="of:=1000*[.B624]" office:value-type="float" office:value="755.371" calcext:value-type="float">
            <text:p>755.371</text:p>
          </table:table-cell>
          <table:table-cell table:number-columns-repeated="4"/>
        </table:table-row>
        <table:table-row table:style-name="ro1">
          <table:table-cell office:value-type="float" office:value="0.0000000875625" calcext:value-type="float">
            <text:p>8.75625E-08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625]" office:value-type="float" office:value="87.5625" calcext:value-type="float">
            <text:p>87.5625</text:p>
          </table:table-cell>
          <table:table-cell table:formula="of:=1000*[.B625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0880625" calcext:value-type="float">
            <text:p>8.80625E-08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626]" office:value-type="float" office:value="88.0625" calcext:value-type="float">
            <text:p>88.0625</text:p>
          </table:table-cell>
          <table:table-cell table:formula="of:=1000*[.B626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0885625" calcext:value-type="float">
            <text:p>8.85625E-08</text:p>
          </table:table-cell>
          <table:table-cell office:value-type="float" office:value="0.71517" calcext:value-type="float">
            <text:p>0.71517</text:p>
          </table:table-cell>
          <table:table-cell/>
          <table:table-cell table:formula="of:=10^9*[.A627]" office:value-type="float" office:value="88.5625" calcext:value-type="float">
            <text:p>88.5625</text:p>
          </table:table-cell>
          <table:table-cell table:formula="of:=1000*[.B627]" office:value-type="float" office:value="715.17" calcext:value-type="float">
            <text:p>715.17</text:p>
          </table:table-cell>
          <table:table-cell table:number-columns-repeated="4"/>
        </table:table-row>
        <table:table-row table:style-name="ro1">
          <table:table-cell office:value-type="float" office:value="0.0000000890625" calcext:value-type="float">
            <text:p>8.90625E-08</text:p>
          </table:table-cell>
          <table:table-cell office:value-type="float" office:value="0.755371" calcext:value-type="float">
            <text:p>0.755371</text:p>
          </table:table-cell>
          <table:table-cell/>
          <table:table-cell table:formula="of:=10^9*[.A628]" office:value-type="float" office:value="89.0625" calcext:value-type="float">
            <text:p>89.0625</text:p>
          </table:table-cell>
          <table:table-cell table:formula="of:=1000*[.B628]" office:value-type="float" office:value="755.371" calcext:value-type="float">
            <text:p>755.371</text:p>
          </table:table-cell>
          <table:table-cell table:number-columns-repeated="4"/>
        </table:table-row>
        <table:table-row table:style-name="ro1">
          <table:table-cell office:value-type="float" office:value="0.0000000895625" calcext:value-type="float">
            <text:p>8.95625E-08</text:p>
          </table:table-cell>
          <table:table-cell office:value-type="float" office:value="0.71517" calcext:value-type="float">
            <text:p>0.71517</text:p>
          </table:table-cell>
          <table:table-cell/>
          <table:table-cell table:formula="of:=10^9*[.A629]" office:value-type="float" office:value="89.5625" calcext:value-type="float">
            <text:p>89.5625</text:p>
          </table:table-cell>
          <table:table-cell table:formula="of:=1000*[.B629]" office:value-type="float" office:value="715.17" calcext:value-type="float">
            <text:p>715.17</text:p>
          </table:table-cell>
          <table:table-cell table:number-columns-repeated="4"/>
        </table:table-row>
        <table:table-row table:style-name="ro1">
          <table:table-cell office:value-type="float" office:value="0.0000000900625" calcext:value-type="float">
            <text:p>9.00625E-08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630]" office:value-type="float" office:value="90.0625" calcext:value-type="float">
            <text:p>90.0625</text:p>
          </table:table-cell>
          <table:table-cell table:formula="of:=1000*[.B630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0905625" calcext:value-type="float">
            <text:p>9.05625E-08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631]" office:value-type="float" office:value="90.5625" calcext:value-type="float">
            <text:p>90.5625</text:p>
          </table:table-cell>
          <table:table-cell table:formula="of:=1000*[.B631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0910625" calcext:value-type="float">
            <text:p>9.10625E-08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632]" office:value-type="float" office:value="91.0625" calcext:value-type="float">
            <text:p>91.0625</text:p>
          </table:table-cell>
          <table:table-cell table:formula="of:=1000*[.B632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0915625" calcext:value-type="float">
            <text:p>9.15625E-08</text:p>
          </table:table-cell>
          <table:table-cell office:value-type="float" office:value="0.755371" calcext:value-type="float">
            <text:p>0.755371</text:p>
          </table:table-cell>
          <table:table-cell/>
          <table:table-cell table:formula="of:=10^9*[.A633]" office:value-type="float" office:value="91.5625" calcext:value-type="float">
            <text:p>91.5625</text:p>
          </table:table-cell>
          <table:table-cell table:formula="of:=1000*[.B633]" office:value-type="float" office:value="755.371" calcext:value-type="float">
            <text:p>755.371</text:p>
          </table:table-cell>
          <table:table-cell table:number-columns-repeated="4"/>
        </table:table-row>
        <table:table-row table:style-name="ro1">
          <table:table-cell office:value-type="float" office:value="0.0000000920625" calcext:value-type="float">
            <text:p>9.20625E-08</text:p>
          </table:table-cell>
          <table:table-cell office:value-type="float" office:value="0.71517" calcext:value-type="float">
            <text:p>0.71517</text:p>
          </table:table-cell>
          <table:table-cell/>
          <table:table-cell table:formula="of:=10^9*[.A634]" office:value-type="float" office:value="92.0625" calcext:value-type="float">
            <text:p>92.0625</text:p>
          </table:table-cell>
          <table:table-cell table:formula="of:=1000*[.B634]" office:value-type="float" office:value="715.17" calcext:value-type="float">
            <text:p>715.17</text:p>
          </table:table-cell>
          <table:table-cell table:number-columns-repeated="4"/>
        </table:table-row>
        <table:table-row table:style-name="ro1">
          <table:table-cell office:value-type="float" office:value="0.0000000925625" calcext:value-type="float">
            <text:p>9.25625E-08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635]" office:value-type="float" office:value="92.5625" calcext:value-type="float">
            <text:p>92.5625</text:p>
          </table:table-cell>
          <table:table-cell table:formula="of:=1000*[.B635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0930625" calcext:value-type="float">
            <text:p>9.30625E-08</text:p>
          </table:table-cell>
          <table:table-cell office:value-type="float" office:value="0.755371" calcext:value-type="float">
            <text:p>0.755371</text:p>
          </table:table-cell>
          <table:table-cell/>
          <table:table-cell table:formula="of:=10^9*[.A636]" office:value-type="float" office:value="93.0625" calcext:value-type="float">
            <text:p>93.0625</text:p>
          </table:table-cell>
          <table:table-cell table:formula="of:=1000*[.B636]" office:value-type="float" office:value="755.371" calcext:value-type="float">
            <text:p>755.371</text:p>
          </table:table-cell>
          <table:table-cell table:number-columns-repeated="4"/>
        </table:table-row>
        <table:table-row table:style-name="ro1">
          <table:table-cell office:value-type="float" office:value="0.0000000935625" calcext:value-type="float">
            <text:p>9.35625E-08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637]" office:value-type="float" office:value="93.5625" calcext:value-type="float">
            <text:p>93.5625</text:p>
          </table:table-cell>
          <table:table-cell table:formula="of:=1000*[.B637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0940625" calcext:value-type="float">
            <text:p>9.40625E-08</text:p>
          </table:table-cell>
          <table:table-cell office:value-type="float" office:value="0.755371" calcext:value-type="float">
            <text:p>0.755371</text:p>
          </table:table-cell>
          <table:table-cell/>
          <table:table-cell table:formula="of:=10^9*[.A638]" office:value-type="float" office:value="94.0625" calcext:value-type="float">
            <text:p>94.0625</text:p>
          </table:table-cell>
          <table:table-cell table:formula="of:=1000*[.B638]" office:value-type="float" office:value="755.371" calcext:value-type="float">
            <text:p>755.371</text:p>
          </table:table-cell>
          <table:table-cell table:number-columns-repeated="4"/>
        </table:table-row>
        <table:table-row table:style-name="ro1">
          <table:table-cell office:value-type="float" office:value="0.0000000945625" calcext:value-type="float">
            <text:p>9.45625E-08</text:p>
          </table:table-cell>
          <table:table-cell office:value-type="float" office:value="0.71517" calcext:value-type="float">
            <text:p>0.71517</text:p>
          </table:table-cell>
          <table:table-cell/>
          <table:table-cell table:formula="of:=10^9*[.A639]" office:value-type="float" office:value="94.5625" calcext:value-type="float">
            <text:p>94.5625</text:p>
          </table:table-cell>
          <table:table-cell table:formula="of:=1000*[.B639]" office:value-type="float" office:value="715.17" calcext:value-type="float">
            <text:p>715.17</text:p>
          </table:table-cell>
          <table:table-cell table:number-columns-repeated="4"/>
        </table:table-row>
        <table:table-row table:style-name="ro1">
          <table:table-cell office:value-type="float" office:value="0.0000000950625" calcext:value-type="float">
            <text:p>9.50625E-08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640]" office:value-type="float" office:value="95.0625" calcext:value-type="float">
            <text:p>95.0625</text:p>
          </table:table-cell>
          <table:table-cell table:formula="of:=1000*[.B640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0955625" calcext:value-type="float">
            <text:p>9.55625E-08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641]" office:value-type="float" office:value="95.5625" calcext:value-type="float">
            <text:p>95.5625</text:p>
          </table:table-cell>
          <table:table-cell table:formula="of:=1000*[.B641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0960625" calcext:value-type="float">
            <text:p>9.60625E-08</text:p>
          </table:table-cell>
          <table:table-cell office:value-type="float" office:value="0.755371" calcext:value-type="float">
            <text:p>0.755371</text:p>
          </table:table-cell>
          <table:table-cell/>
          <table:table-cell table:formula="of:=10^9*[.A642]" office:value-type="float" office:value="96.0625" calcext:value-type="float">
            <text:p>96.0625</text:p>
          </table:table-cell>
          <table:table-cell table:formula="of:=1000*[.B642]" office:value-type="float" office:value="755.371" calcext:value-type="float">
            <text:p>755.371</text:p>
          </table:table-cell>
          <table:table-cell table:number-columns-repeated="4"/>
        </table:table-row>
        <table:table-row table:style-name="ro1">
          <table:table-cell office:value-type="float" office:value="0.0000000965625" calcext:value-type="float">
            <text:p>9.65625E-08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643]" office:value-type="float" office:value="96.5625" calcext:value-type="float">
            <text:p>96.5625</text:p>
          </table:table-cell>
          <table:table-cell table:formula="of:=1000*[.B643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0970625" calcext:value-type="float">
            <text:p>9.70625E-08</text:p>
          </table:table-cell>
          <table:table-cell office:value-type="float" office:value="0.755371" calcext:value-type="float">
            <text:p>0.755371</text:p>
          </table:table-cell>
          <table:table-cell/>
          <table:table-cell table:formula="of:=10^9*[.A644]" office:value-type="float" office:value="97.0625" calcext:value-type="float">
            <text:p>97.0625</text:p>
          </table:table-cell>
          <table:table-cell table:formula="of:=1000*[.B644]" office:value-type="float" office:value="755.371" calcext:value-type="float">
            <text:p>755.371</text:p>
          </table:table-cell>
          <table:table-cell table:number-columns-repeated="4"/>
        </table:table-row>
        <table:table-row table:style-name="ro1">
          <table:table-cell office:value-type="float" office:value="0.0000000975625" calcext:value-type="float">
            <text:p>9.75625E-08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645]" office:value-type="float" office:value="97.5625" calcext:value-type="float">
            <text:p>97.5625</text:p>
          </table:table-cell>
          <table:table-cell table:formula="of:=1000*[.B645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0980625" calcext:value-type="float">
            <text:p>9.80625E-08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646]" office:value-type="float" office:value="98.0625" calcext:value-type="float">
            <text:p>98.0625</text:p>
          </table:table-cell>
          <table:table-cell table:formula="of:=1000*[.B646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0985625" calcext:value-type="float">
            <text:p>9.85625E-08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647]" office:value-type="float" office:value="98.5625" calcext:value-type="float">
            <text:p>98.5625</text:p>
          </table:table-cell>
          <table:table-cell table:formula="of:=1000*[.B647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0990625" calcext:value-type="float">
            <text:p>9.90625E-08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648]" office:value-type="float" office:value="99.0625" calcext:value-type="float">
            <text:p>99.0625</text:p>
          </table:table-cell>
          <table:table-cell table:formula="of:=1000*[.B648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0995625" calcext:value-type="float">
            <text:p>9.95625E-08</text:p>
          </table:table-cell>
          <table:table-cell office:value-type="float" office:value="0.755371" calcext:value-type="float">
            <text:p>0.755371</text:p>
          </table:table-cell>
          <table:table-cell/>
          <table:table-cell table:formula="of:=10^9*[.A649]" office:value-type="float" office:value="99.5625" calcext:value-type="float">
            <text:p>99.5625</text:p>
          </table:table-cell>
          <table:table-cell table:formula="of:=1000*[.B649]" office:value-type="float" office:value="755.371" calcext:value-type="float">
            <text:p>755.371</text:p>
          </table:table-cell>
          <table:table-cell table:number-columns-repeated="4"/>
        </table:table-row>
        <table:table-row table:style-name="ro1">
          <table:table-cell office:value-type="float" office:value="0.0000001000625" calcext:value-type="float">
            <text:p>1.000625E-07</text:p>
          </table:table-cell>
          <table:table-cell office:value-type="float" office:value="0.71517" calcext:value-type="float">
            <text:p>0.71517</text:p>
          </table:table-cell>
          <table:table-cell/>
          <table:table-cell table:formula="of:=10^9*[.A650]" office:value-type="float" office:value="100.0625" calcext:value-type="float">
            <text:p>100.0625</text:p>
          </table:table-cell>
          <table:table-cell table:formula="of:=1000*[.B650]" office:value-type="float" office:value="715.17" calcext:value-type="float">
            <text:p>715.17</text:p>
          </table:table-cell>
          <table:table-cell table:number-columns-repeated="4"/>
        </table:table-row>
        <table:table-row table:style-name="ro1">
          <table:table-cell office:value-type="float" office:value="0.0000001005625" calcext:value-type="float">
            <text:p>1.005625E-07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651]" office:value-type="float" office:value="100.5625" calcext:value-type="float">
            <text:p>100.5625</text:p>
          </table:table-cell>
          <table:table-cell table:formula="of:=1000*[.B651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1010625" calcext:value-type="float">
            <text:p>1.010625E-07</text:p>
          </table:table-cell>
          <table:table-cell office:value-type="float" office:value="0.755371" calcext:value-type="float">
            <text:p>0.755371</text:p>
          </table:table-cell>
          <table:table-cell/>
          <table:table-cell table:formula="of:=10^9*[.A652]" office:value-type="float" office:value="101.0625" calcext:value-type="float">
            <text:p>101.0625</text:p>
          </table:table-cell>
          <table:table-cell table:formula="of:=1000*[.B652]" office:value-type="float" office:value="755.371" calcext:value-type="float">
            <text:p>755.371</text:p>
          </table:table-cell>
          <table:table-cell table:number-columns-repeated="4"/>
        </table:table-row>
        <table:table-row table:style-name="ro1">
          <table:table-cell office:value-type="float" office:value="0.0000001015625" calcext:value-type="float">
            <text:p>1.015625E-07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653]" office:value-type="float" office:value="101.5625" calcext:value-type="float">
            <text:p>101.5625</text:p>
          </table:table-cell>
          <table:table-cell table:formula="of:=1000*[.B653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1020625" calcext:value-type="float">
            <text:p>1.020625E-07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654]" office:value-type="float" office:value="102.0625" calcext:value-type="float">
            <text:p>102.0625</text:p>
          </table:table-cell>
          <table:table-cell table:formula="of:=1000*[.B654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1025625" calcext:value-type="float">
            <text:p>1.025625E-07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655]" office:value-type="float" office:value="102.5625" calcext:value-type="float">
            <text:p>102.5625</text:p>
          </table:table-cell>
          <table:table-cell table:formula="of:=1000*[.B655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1030625" calcext:value-type="float">
            <text:p>1.030625E-07</text:p>
          </table:table-cell>
          <table:table-cell office:value-type="float" office:value="0.755371" calcext:value-type="float">
            <text:p>0.755371</text:p>
          </table:table-cell>
          <table:table-cell/>
          <table:table-cell table:formula="of:=10^9*[.A656]" office:value-type="float" office:value="103.0625" calcext:value-type="float">
            <text:p>103.0625</text:p>
          </table:table-cell>
          <table:table-cell table:formula="of:=1000*[.B656]" office:value-type="float" office:value="755.371" calcext:value-type="float">
            <text:p>755.371</text:p>
          </table:table-cell>
          <table:table-cell table:number-columns-repeated="4"/>
        </table:table-row>
        <table:table-row table:style-name="ro1">
          <table:table-cell office:value-type="float" office:value="0.0000001035625" calcext:value-type="float">
            <text:p>1.035625E-07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657]" office:value-type="float" office:value="103.5625" calcext:value-type="float">
            <text:p>103.5625</text:p>
          </table:table-cell>
          <table:table-cell table:formula="of:=1000*[.B657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1040625" calcext:value-type="float">
            <text:p>1.040625E-07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658]" office:value-type="float" office:value="104.0625" calcext:value-type="float">
            <text:p>104.0625</text:p>
          </table:table-cell>
          <table:table-cell table:formula="of:=1000*[.B658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1045625" calcext:value-type="float">
            <text:p>1.045625E-07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659]" office:value-type="float" office:value="104.5625" calcext:value-type="float">
            <text:p>104.5625</text:p>
          </table:table-cell>
          <table:table-cell table:formula="of:=1000*[.B659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1050625" calcext:value-type="float">
            <text:p>1.050625E-07</text:p>
          </table:table-cell>
          <table:table-cell office:value-type="float" office:value="0.755371" calcext:value-type="float">
            <text:p>0.755371</text:p>
          </table:table-cell>
          <table:table-cell/>
          <table:table-cell table:formula="of:=10^9*[.A660]" office:value-type="float" office:value="105.0625" calcext:value-type="float">
            <text:p>105.0625</text:p>
          </table:table-cell>
          <table:table-cell table:formula="of:=1000*[.B660]" office:value-type="float" office:value="755.371" calcext:value-type="float">
            <text:p>755.371</text:p>
          </table:table-cell>
          <table:table-cell table:number-columns-repeated="4"/>
        </table:table-row>
        <table:table-row table:style-name="ro1">
          <table:table-cell office:value-type="float" office:value="0.0000001055625" calcext:value-type="float">
            <text:p>1.055625E-07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661]" office:value-type="float" office:value="105.5625" calcext:value-type="float">
            <text:p>105.5625</text:p>
          </table:table-cell>
          <table:table-cell table:formula="of:=1000*[.B661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1060625" calcext:value-type="float">
            <text:p>1.060625E-07</text:p>
          </table:table-cell>
          <table:table-cell office:value-type="float" office:value="0.755371" calcext:value-type="float">
            <text:p>0.755371</text:p>
          </table:table-cell>
          <table:table-cell/>
          <table:table-cell table:formula="of:=10^9*[.A662]" office:value-type="float" office:value="106.0625" calcext:value-type="float">
            <text:p>106.0625</text:p>
          </table:table-cell>
          <table:table-cell table:formula="of:=1000*[.B662]" office:value-type="float" office:value="755.371" calcext:value-type="float">
            <text:p>755.371</text:p>
          </table:table-cell>
          <table:table-cell table:number-columns-repeated="4"/>
        </table:table-row>
        <table:table-row table:style-name="ro1">
          <table:table-cell office:value-type="float" office:value="0.0000001065625" calcext:value-type="float">
            <text:p>1.065625E-07</text:p>
          </table:table-cell>
          <table:table-cell office:value-type="float" office:value="0.755371" calcext:value-type="float">
            <text:p>0.755371</text:p>
          </table:table-cell>
          <table:table-cell/>
          <table:table-cell table:formula="of:=10^9*[.A663]" office:value-type="float" office:value="106.5625" calcext:value-type="float">
            <text:p>106.5625</text:p>
          </table:table-cell>
          <table:table-cell table:formula="of:=1000*[.B663]" office:value-type="float" office:value="755.371" calcext:value-type="float">
            <text:p>755.371</text:p>
          </table:table-cell>
          <table:table-cell table:number-columns-repeated="4"/>
        </table:table-row>
        <table:table-row table:style-name="ro1">
          <table:table-cell office:value-type="float" office:value="0.0000001070625" calcext:value-type="float">
            <text:p>1.070625E-07</text:p>
          </table:table-cell>
          <table:table-cell office:value-type="float" office:value="0.755371" calcext:value-type="float">
            <text:p>0.755371</text:p>
          </table:table-cell>
          <table:table-cell/>
          <table:table-cell table:formula="of:=10^9*[.A664]" office:value-type="float" office:value="107.0625" calcext:value-type="float">
            <text:p>107.0625</text:p>
          </table:table-cell>
          <table:table-cell table:formula="of:=1000*[.B664]" office:value-type="float" office:value="755.371" calcext:value-type="float">
            <text:p>755.371</text:p>
          </table:table-cell>
          <table:table-cell table:number-columns-repeated="4"/>
        </table:table-row>
        <table:table-row table:style-name="ro1">
          <table:table-cell office:value-type="float" office:value="0.0000001075625" calcext:value-type="float">
            <text:p>1.075625E-07</text:p>
          </table:table-cell>
          <table:table-cell office:value-type="float" office:value="0.755371" calcext:value-type="float">
            <text:p>0.755371</text:p>
          </table:table-cell>
          <table:table-cell/>
          <table:table-cell table:formula="of:=10^9*[.A665]" office:value-type="float" office:value="107.5625" calcext:value-type="float">
            <text:p>107.5625</text:p>
          </table:table-cell>
          <table:table-cell table:formula="of:=1000*[.B665]" office:value-type="float" office:value="755.371" calcext:value-type="float">
            <text:p>755.371</text:p>
          </table:table-cell>
          <table:table-cell table:number-columns-repeated="4"/>
        </table:table-row>
        <table:table-row table:style-name="ro1">
          <table:table-cell office:value-type="float" office:value="0.0000001080625" calcext:value-type="float">
            <text:p>1.080625E-07</text:p>
          </table:table-cell>
          <table:table-cell office:value-type="float" office:value="0.71517" calcext:value-type="float">
            <text:p>0.71517</text:p>
          </table:table-cell>
          <table:table-cell/>
          <table:table-cell table:formula="of:=10^9*[.A666]" office:value-type="float" office:value="108.0625" calcext:value-type="float">
            <text:p>108.0625</text:p>
          </table:table-cell>
          <table:table-cell table:formula="of:=1000*[.B666]" office:value-type="float" office:value="715.17" calcext:value-type="float">
            <text:p>715.17</text:p>
          </table:table-cell>
          <table:table-cell table:number-columns-repeated="4"/>
        </table:table-row>
        <table:table-row table:style-name="ro1">
          <table:table-cell office:value-type="float" office:value="0.0000001085625" calcext:value-type="float">
            <text:p>1.085625E-07</text:p>
          </table:table-cell>
          <table:table-cell office:value-type="float" office:value="0.71517" calcext:value-type="float">
            <text:p>0.71517</text:p>
          </table:table-cell>
          <table:table-cell/>
          <table:table-cell table:formula="of:=10^9*[.A667]" office:value-type="float" office:value="108.5625" calcext:value-type="float">
            <text:p>108.5625</text:p>
          </table:table-cell>
          <table:table-cell table:formula="of:=1000*[.B667]" office:value-type="float" office:value="715.17" calcext:value-type="float">
            <text:p>715.17</text:p>
          </table:table-cell>
          <table:table-cell table:number-columns-repeated="4"/>
        </table:table-row>
        <table:table-row table:style-name="ro1">
          <table:table-cell office:value-type="float" office:value="0.0000001090625" calcext:value-type="float">
            <text:p>1.090625E-07</text:p>
          </table:table-cell>
          <table:table-cell office:value-type="float" office:value="0.775471" calcext:value-type="float">
            <text:p>0.775471</text:p>
          </table:table-cell>
          <table:table-cell/>
          <table:table-cell table:formula="of:=10^9*[.A668]" office:value-type="float" office:value="109.0625" calcext:value-type="float">
            <text:p>109.0625</text:p>
          </table:table-cell>
          <table:table-cell table:formula="of:=1000*[.B668]" office:value-type="float" office:value="775.471" calcext:value-type="float">
            <text:p>775.471</text:p>
          </table:table-cell>
          <table:table-cell table:number-columns-repeated="4"/>
        </table:table-row>
        <table:table-row table:style-name="ro1">
          <table:table-cell office:value-type="float" office:value="0.0000001095625" calcext:value-type="float">
            <text:p>1.095625E-07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669]" office:value-type="float" office:value="109.5625" calcext:value-type="float">
            <text:p>109.5625</text:p>
          </table:table-cell>
          <table:table-cell table:formula="of:=1000*[.B669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1100625" calcext:value-type="float">
            <text:p>1.100625E-07</text:p>
          </table:table-cell>
          <table:table-cell office:value-type="float" office:value="0.755371" calcext:value-type="float">
            <text:p>0.755371</text:p>
          </table:table-cell>
          <table:table-cell/>
          <table:table-cell table:formula="of:=10^9*[.A670]" office:value-type="float" office:value="110.0625" calcext:value-type="float">
            <text:p>110.0625</text:p>
          </table:table-cell>
          <table:table-cell table:formula="of:=1000*[.B670]" office:value-type="float" office:value="755.371" calcext:value-type="float">
            <text:p>755.371</text:p>
          </table:table-cell>
          <table:table-cell table:number-columns-repeated="4"/>
        </table:table-row>
        <table:table-row table:style-name="ro1">
          <table:table-cell office:value-type="float" office:value="0.0000001105625" calcext:value-type="float">
            <text:p>1.105625E-07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671]" office:value-type="float" office:value="110.5625" calcext:value-type="float">
            <text:p>110.5625</text:p>
          </table:table-cell>
          <table:table-cell table:formula="of:=1000*[.B671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1110625" calcext:value-type="float">
            <text:p>1.110625E-07</text:p>
          </table:table-cell>
          <table:table-cell office:value-type="float" office:value="0.755371" calcext:value-type="float">
            <text:p>0.755371</text:p>
          </table:table-cell>
          <table:table-cell/>
          <table:table-cell table:formula="of:=10^9*[.A672]" office:value-type="float" office:value="111.0625" calcext:value-type="float">
            <text:p>111.0625</text:p>
          </table:table-cell>
          <table:table-cell table:formula="of:=1000*[.B672]" office:value-type="float" office:value="755.371" calcext:value-type="float">
            <text:p>755.371</text:p>
          </table:table-cell>
          <table:table-cell table:number-columns-repeated="4"/>
        </table:table-row>
        <table:table-row table:style-name="ro1">
          <table:table-cell office:value-type="float" office:value="0.0000001115625" calcext:value-type="float">
            <text:p>1.115625E-07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673]" office:value-type="float" office:value="111.5625" calcext:value-type="float">
            <text:p>111.5625</text:p>
          </table:table-cell>
          <table:table-cell table:formula="of:=1000*[.B673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1120625" calcext:value-type="float">
            <text:p>1.120625E-07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674]" office:value-type="float" office:value="112.0625" calcext:value-type="float">
            <text:p>112.0625</text:p>
          </table:table-cell>
          <table:table-cell table:formula="of:=1000*[.B674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1125625" calcext:value-type="float">
            <text:p>1.125625E-07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675]" office:value-type="float" office:value="112.5625" calcext:value-type="float">
            <text:p>112.5625</text:p>
          </table:table-cell>
          <table:table-cell table:formula="of:=1000*[.B675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1130625" calcext:value-type="float">
            <text:p>1.130625E-07</text:p>
          </table:table-cell>
          <table:table-cell office:value-type="float" office:value="0.71517" calcext:value-type="float">
            <text:p>0.71517</text:p>
          </table:table-cell>
          <table:table-cell/>
          <table:table-cell table:formula="of:=10^9*[.A676]" office:value-type="float" office:value="113.0625" calcext:value-type="float">
            <text:p>113.0625</text:p>
          </table:table-cell>
          <table:table-cell table:formula="of:=1000*[.B676]" office:value-type="float" office:value="715.17" calcext:value-type="float">
            <text:p>715.17</text:p>
          </table:table-cell>
          <table:table-cell table:number-columns-repeated="4"/>
        </table:table-row>
        <table:table-row table:style-name="ro1">
          <table:table-cell office:value-type="float" office:value="0.0000001135625" calcext:value-type="float">
            <text:p>1.135625E-07</text:p>
          </table:table-cell>
          <table:table-cell office:value-type="float" office:value="0.71517" calcext:value-type="float">
            <text:p>0.71517</text:p>
          </table:table-cell>
          <table:table-cell/>
          <table:table-cell table:formula="of:=10^9*[.A677]" office:value-type="float" office:value="113.5625" calcext:value-type="float">
            <text:p>113.5625</text:p>
          </table:table-cell>
          <table:table-cell table:formula="of:=1000*[.B677]" office:value-type="float" office:value="715.17" calcext:value-type="float">
            <text:p>715.17</text:p>
          </table:table-cell>
          <table:table-cell table:number-columns-repeated="4"/>
        </table:table-row>
        <table:table-row table:style-name="ro1">
          <table:table-cell office:value-type="float" office:value="0.0000001140625" calcext:value-type="float">
            <text:p>1.140625E-07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678]" office:value-type="float" office:value="114.0625" calcext:value-type="float">
            <text:p>114.0625</text:p>
          </table:table-cell>
          <table:table-cell table:formula="of:=1000*[.B678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1145625" calcext:value-type="float">
            <text:p>1.145625E-07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679]" office:value-type="float" office:value="114.5625" calcext:value-type="float">
            <text:p>114.5625</text:p>
          </table:table-cell>
          <table:table-cell table:formula="of:=1000*[.B679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1150625" calcext:value-type="float">
            <text:p>1.150625E-07</text:p>
          </table:table-cell>
          <table:table-cell office:value-type="float" office:value="0.775471" calcext:value-type="float">
            <text:p>0.775471</text:p>
          </table:table-cell>
          <table:table-cell/>
          <table:table-cell table:formula="of:=10^9*[.A680]" office:value-type="float" office:value="115.0625" calcext:value-type="float">
            <text:p>115.0625</text:p>
          </table:table-cell>
          <table:table-cell table:formula="of:=1000*[.B680]" office:value-type="float" office:value="775.471" calcext:value-type="float">
            <text:p>775.471</text:p>
          </table:table-cell>
          <table:table-cell table:number-columns-repeated="4"/>
        </table:table-row>
        <table:table-row table:style-name="ro1">
          <table:table-cell office:value-type="float" office:value="0.0000001155625" calcext:value-type="float">
            <text:p>1.155625E-07</text:p>
          </table:table-cell>
          <table:table-cell office:value-type="float" office:value="0.755371" calcext:value-type="float">
            <text:p>0.755371</text:p>
          </table:table-cell>
          <table:table-cell/>
          <table:table-cell table:formula="of:=10^9*[.A681]" office:value-type="float" office:value="115.5625" calcext:value-type="float">
            <text:p>115.5625</text:p>
          </table:table-cell>
          <table:table-cell table:formula="of:=1000*[.B681]" office:value-type="float" office:value="755.371" calcext:value-type="float">
            <text:p>755.371</text:p>
          </table:table-cell>
          <table:table-cell table:number-columns-repeated="4"/>
        </table:table-row>
        <table:table-row table:style-name="ro1">
          <table:table-cell office:value-type="float" office:value="0.0000001160625" calcext:value-type="float">
            <text:p>1.160625E-07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682]" office:value-type="float" office:value="116.0625" calcext:value-type="float">
            <text:p>116.0625</text:p>
          </table:table-cell>
          <table:table-cell table:formula="of:=1000*[.B682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1165625" calcext:value-type="float">
            <text:p>1.165625E-07</text:p>
          </table:table-cell>
          <table:table-cell office:value-type="float" office:value="0.755371" calcext:value-type="float">
            <text:p>0.755371</text:p>
          </table:table-cell>
          <table:table-cell/>
          <table:table-cell table:formula="of:=10^9*[.A683]" office:value-type="float" office:value="116.5625" calcext:value-type="float">
            <text:p>116.5625</text:p>
          </table:table-cell>
          <table:table-cell table:formula="of:=1000*[.B683]" office:value-type="float" office:value="755.371" calcext:value-type="float">
            <text:p>755.371</text:p>
          </table:table-cell>
          <table:table-cell table:number-columns-repeated="4"/>
        </table:table-row>
        <table:table-row table:style-name="ro1">
          <table:table-cell office:value-type="float" office:value="0.0000001170625" calcext:value-type="float">
            <text:p>1.170625E-07</text:p>
          </table:table-cell>
          <table:table-cell office:value-type="float" office:value="0.775471" calcext:value-type="float">
            <text:p>0.775471</text:p>
          </table:table-cell>
          <table:table-cell/>
          <table:table-cell table:formula="of:=10^9*[.A684]" office:value-type="float" office:value="117.0625" calcext:value-type="float">
            <text:p>117.0625</text:p>
          </table:table-cell>
          <table:table-cell table:formula="of:=1000*[.B684]" office:value-type="float" office:value="775.471" calcext:value-type="float">
            <text:p>775.471</text:p>
          </table:table-cell>
          <table:table-cell table:number-columns-repeated="4"/>
        </table:table-row>
        <table:table-row table:style-name="ro1">
          <table:table-cell office:value-type="float" office:value="0.0000001175625" calcext:value-type="float">
            <text:p>1.175625E-07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685]" office:value-type="float" office:value="117.5625" calcext:value-type="float">
            <text:p>117.5625</text:p>
          </table:table-cell>
          <table:table-cell table:formula="of:=1000*[.B685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1180625" calcext:value-type="float">
            <text:p>1.180625E-07</text:p>
          </table:table-cell>
          <table:table-cell office:value-type="float" office:value="0.755371" calcext:value-type="float">
            <text:p>0.755371</text:p>
          </table:table-cell>
          <table:table-cell/>
          <table:table-cell table:formula="of:=10^9*[.A686]" office:value-type="float" office:value="118.0625" calcext:value-type="float">
            <text:p>118.0625</text:p>
          </table:table-cell>
          <table:table-cell table:formula="of:=1000*[.B686]" office:value-type="float" office:value="755.371" calcext:value-type="float">
            <text:p>755.371</text:p>
          </table:table-cell>
          <table:table-cell table:number-columns-repeated="4"/>
        </table:table-row>
        <table:table-row table:style-name="ro1">
          <table:table-cell office:value-type="float" office:value="0.0000001185625" calcext:value-type="float">
            <text:p>1.185625E-07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687]" office:value-type="float" office:value="118.5625" calcext:value-type="float">
            <text:p>118.5625</text:p>
          </table:table-cell>
          <table:table-cell table:formula="of:=1000*[.B687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1190625" calcext:value-type="float">
            <text:p>1.190625E-07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688]" office:value-type="float" office:value="119.0625" calcext:value-type="float">
            <text:p>119.0625</text:p>
          </table:table-cell>
          <table:table-cell table:formula="of:=1000*[.B688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1195625" calcext:value-type="float">
            <text:p>1.195625E-07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689]" office:value-type="float" office:value="119.5625" calcext:value-type="float">
            <text:p>119.5625</text:p>
          </table:table-cell>
          <table:table-cell table:formula="of:=1000*[.B689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1200625" calcext:value-type="float">
            <text:p>1.200625E-07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690]" office:value-type="float" office:value="120.0625" calcext:value-type="float">
            <text:p>120.0625</text:p>
          </table:table-cell>
          <table:table-cell table:formula="of:=1000*[.B690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1205625" calcext:value-type="float">
            <text:p>1.205625E-07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691]" office:value-type="float" office:value="120.5625" calcext:value-type="float">
            <text:p>120.5625</text:p>
          </table:table-cell>
          <table:table-cell table:formula="of:=1000*[.B691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1210625" calcext:value-type="float">
            <text:p>1.210625E-07</text:p>
          </table:table-cell>
          <table:table-cell office:value-type="float" office:value="0.755371" calcext:value-type="float">
            <text:p>0.755371</text:p>
          </table:table-cell>
          <table:table-cell/>
          <table:table-cell table:formula="of:=10^9*[.A692]" office:value-type="float" office:value="121.0625" calcext:value-type="float">
            <text:p>121.0625</text:p>
          </table:table-cell>
          <table:table-cell table:formula="of:=1000*[.B692]" office:value-type="float" office:value="755.371" calcext:value-type="float">
            <text:p>755.371</text:p>
          </table:table-cell>
          <table:table-cell table:number-columns-repeated="4"/>
        </table:table-row>
        <table:table-row table:style-name="ro1">
          <table:table-cell office:value-type="float" office:value="0.0000001215625" calcext:value-type="float">
            <text:p>1.215625E-07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693]" office:value-type="float" office:value="121.5625" calcext:value-type="float">
            <text:p>121.5625</text:p>
          </table:table-cell>
          <table:table-cell table:formula="of:=1000*[.B693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1220625" calcext:value-type="float">
            <text:p>1.220625E-07</text:p>
          </table:table-cell>
          <table:table-cell office:value-type="float" office:value="0.775471" calcext:value-type="float">
            <text:p>0.775471</text:p>
          </table:table-cell>
          <table:table-cell/>
          <table:table-cell table:formula="of:=10^9*[.A694]" office:value-type="float" office:value="122.0625" calcext:value-type="float">
            <text:p>122.0625</text:p>
          </table:table-cell>
          <table:table-cell table:formula="of:=1000*[.B694]" office:value-type="float" office:value="775.471" calcext:value-type="float">
            <text:p>775.471</text:p>
          </table:table-cell>
          <table:table-cell table:number-columns-repeated="4"/>
        </table:table-row>
        <table:table-row table:style-name="ro1">
          <table:table-cell office:value-type="float" office:value="0.0000001225625" calcext:value-type="float">
            <text:p>1.225625E-07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695]" office:value-type="float" office:value="122.5625" calcext:value-type="float">
            <text:p>122.5625</text:p>
          </table:table-cell>
          <table:table-cell table:formula="of:=1000*[.B695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1230625" calcext:value-type="float">
            <text:p>1.230625E-07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696]" office:value-type="float" office:value="123.0625" calcext:value-type="float">
            <text:p>123.0625</text:p>
          </table:table-cell>
          <table:table-cell table:formula="of:=1000*[.B696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1235625" calcext:value-type="float">
            <text:p>1.235625E-07</text:p>
          </table:table-cell>
          <table:table-cell office:value-type="float" office:value="0.755371" calcext:value-type="float">
            <text:p>0.755371</text:p>
          </table:table-cell>
          <table:table-cell/>
          <table:table-cell table:formula="of:=10^9*[.A697]" office:value-type="float" office:value="123.5625" calcext:value-type="float">
            <text:p>123.5625</text:p>
          </table:table-cell>
          <table:table-cell table:formula="of:=1000*[.B697]" office:value-type="float" office:value="755.371" calcext:value-type="float">
            <text:p>755.371</text:p>
          </table:table-cell>
          <table:table-cell table:number-columns-repeated="4"/>
        </table:table-row>
        <table:table-row table:style-name="ro1">
          <table:table-cell office:value-type="float" office:value="0.0000001240625" calcext:value-type="float">
            <text:p>1.240625E-07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698]" office:value-type="float" office:value="124.0625" calcext:value-type="float">
            <text:p>124.0625</text:p>
          </table:table-cell>
          <table:table-cell table:formula="of:=1000*[.B698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1245625" calcext:value-type="float">
            <text:p>1.245625E-07</text:p>
          </table:table-cell>
          <table:table-cell office:value-type="float" office:value="0.71517" calcext:value-type="float">
            <text:p>0.71517</text:p>
          </table:table-cell>
          <table:table-cell/>
          <table:table-cell table:formula="of:=10^9*[.A699]" office:value-type="float" office:value="124.5625" calcext:value-type="float">
            <text:p>124.5625</text:p>
          </table:table-cell>
          <table:table-cell table:formula="of:=1000*[.B699]" office:value-type="float" office:value="715.17" calcext:value-type="float">
            <text:p>715.17</text:p>
          </table:table-cell>
          <table:table-cell table:number-columns-repeated="4"/>
        </table:table-row>
        <table:table-row table:style-name="ro1">
          <table:table-cell office:value-type="float" office:value="0.0000001250625" calcext:value-type="float">
            <text:p>1.250625E-07</text:p>
          </table:table-cell>
          <table:table-cell office:value-type="float" office:value="0.755371" calcext:value-type="float">
            <text:p>0.755371</text:p>
          </table:table-cell>
          <table:table-cell/>
          <table:table-cell table:formula="of:=10^9*[.A700]" office:value-type="float" office:value="125.0625" calcext:value-type="float">
            <text:p>125.0625</text:p>
          </table:table-cell>
          <table:table-cell table:formula="of:=1000*[.B700]" office:value-type="float" office:value="755.371" calcext:value-type="float">
            <text:p>755.371</text:p>
          </table:table-cell>
          <table:table-cell table:number-columns-repeated="4"/>
        </table:table-row>
        <table:table-row table:style-name="ro1">
          <table:table-cell office:value-type="float" office:value="0.0000001255625" calcext:value-type="float">
            <text:p>1.255625E-07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701]" office:value-type="float" office:value="125.5625" calcext:value-type="float">
            <text:p>125.5625</text:p>
          </table:table-cell>
          <table:table-cell table:formula="of:=1000*[.B701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1260625" calcext:value-type="float">
            <text:p>1.260625E-07</text:p>
          </table:table-cell>
          <table:table-cell office:value-type="float" office:value="0.755371" calcext:value-type="float">
            <text:p>0.755371</text:p>
          </table:table-cell>
          <table:table-cell/>
          <table:table-cell table:formula="of:=10^9*[.A702]" office:value-type="float" office:value="126.0625" calcext:value-type="float">
            <text:p>126.0625</text:p>
          </table:table-cell>
          <table:table-cell table:formula="of:=1000*[.B702]" office:value-type="float" office:value="755.371" calcext:value-type="float">
            <text:p>755.371</text:p>
          </table:table-cell>
          <table:table-cell table:number-columns-repeated="4"/>
        </table:table-row>
        <table:table-row table:style-name="ro1">
          <table:table-cell office:value-type="float" office:value="0.0000001265625" calcext:value-type="float">
            <text:p>1.265625E-07</text:p>
          </table:table-cell>
          <table:table-cell office:value-type="float" office:value="0.755371" calcext:value-type="float">
            <text:p>0.755371</text:p>
          </table:table-cell>
          <table:table-cell/>
          <table:table-cell table:formula="of:=10^9*[.A703]" office:value-type="float" office:value="126.5625" calcext:value-type="float">
            <text:p>126.5625</text:p>
          </table:table-cell>
          <table:table-cell table:formula="of:=1000*[.B703]" office:value-type="float" office:value="755.371" calcext:value-type="float">
            <text:p>755.371</text:p>
          </table:table-cell>
          <table:table-cell table:number-columns-repeated="4"/>
        </table:table-row>
        <table:table-row table:style-name="ro1">
          <table:table-cell office:value-type="float" office:value="0.0000001270625" calcext:value-type="float">
            <text:p>1.270625E-07</text:p>
          </table:table-cell>
          <table:table-cell office:value-type="float" office:value="0.755371" calcext:value-type="float">
            <text:p>0.755371</text:p>
          </table:table-cell>
          <table:table-cell/>
          <table:table-cell table:formula="of:=10^9*[.A704]" office:value-type="float" office:value="127.0625" calcext:value-type="float">
            <text:p>127.0625</text:p>
          </table:table-cell>
          <table:table-cell table:formula="of:=1000*[.B704]" office:value-type="float" office:value="755.371" calcext:value-type="float">
            <text:p>755.371</text:p>
          </table:table-cell>
          <table:table-cell table:number-columns-repeated="4"/>
        </table:table-row>
        <table:table-row table:style-name="ro1">
          <table:table-cell office:value-type="float" office:value="0.0000001275625" calcext:value-type="float">
            <text:p>1.275625E-07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705]" office:value-type="float" office:value="127.5625" calcext:value-type="float">
            <text:p>127.5625</text:p>
          </table:table-cell>
          <table:table-cell table:formula="of:=1000*[.B705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1280625" calcext:value-type="float">
            <text:p>1.280625E-07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706]" office:value-type="float" office:value="128.0625" calcext:value-type="float">
            <text:p>128.0625</text:p>
          </table:table-cell>
          <table:table-cell table:formula="of:=1000*[.B706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1285625" calcext:value-type="float">
            <text:p>1.285625E-07</text:p>
          </table:table-cell>
          <table:table-cell office:value-type="float" office:value="0.71517" calcext:value-type="float">
            <text:p>0.71517</text:p>
          </table:table-cell>
          <table:table-cell/>
          <table:table-cell table:formula="of:=10^9*[.A707]" office:value-type="float" office:value="128.5625" calcext:value-type="float">
            <text:p>128.5625</text:p>
          </table:table-cell>
          <table:table-cell table:formula="of:=1000*[.B707]" office:value-type="float" office:value="715.17" calcext:value-type="float">
            <text:p>715.17</text:p>
          </table:table-cell>
          <table:table-cell table:number-columns-repeated="4"/>
        </table:table-row>
        <table:table-row table:style-name="ro1">
          <table:table-cell office:value-type="float" office:value="0.0000001290625" calcext:value-type="float">
            <text:p>1.290625E-07</text:p>
          </table:table-cell>
          <table:table-cell office:value-type="float" office:value="0.755371" calcext:value-type="float">
            <text:p>0.755371</text:p>
          </table:table-cell>
          <table:table-cell/>
          <table:table-cell table:formula="of:=10^9*[.A708]" office:value-type="float" office:value="129.0625" calcext:value-type="float">
            <text:p>129.0625</text:p>
          </table:table-cell>
          <table:table-cell table:formula="of:=1000*[.B708]" office:value-type="float" office:value="755.371" calcext:value-type="float">
            <text:p>755.371</text:p>
          </table:table-cell>
          <table:table-cell table:number-columns-repeated="4"/>
        </table:table-row>
        <table:table-row table:style-name="ro1">
          <table:table-cell office:value-type="float" office:value="0.0000001295625" calcext:value-type="float">
            <text:p>1.295625E-07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709]" office:value-type="float" office:value="129.5625" calcext:value-type="float">
            <text:p>129.5625</text:p>
          </table:table-cell>
          <table:table-cell table:formula="of:=1000*[.B709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1300625" calcext:value-type="float">
            <text:p>1.300625E-07</text:p>
          </table:table-cell>
          <table:table-cell office:value-type="float" office:value="0.755371" calcext:value-type="float">
            <text:p>0.755371</text:p>
          </table:table-cell>
          <table:table-cell/>
          <table:table-cell table:formula="of:=10^9*[.A710]" office:value-type="float" office:value="130.0625" calcext:value-type="float">
            <text:p>130.0625</text:p>
          </table:table-cell>
          <table:table-cell table:formula="of:=1000*[.B710]" office:value-type="float" office:value="755.371" calcext:value-type="float">
            <text:p>755.371</text:p>
          </table:table-cell>
          <table:table-cell table:number-columns-repeated="4"/>
        </table:table-row>
        <table:table-row table:style-name="ro1">
          <table:table-cell office:value-type="float" office:value="0.0000001305625" calcext:value-type="float">
            <text:p>1.305625E-07</text:p>
          </table:table-cell>
          <table:table-cell office:value-type="float" office:value="0.755371" calcext:value-type="float">
            <text:p>0.755371</text:p>
          </table:table-cell>
          <table:table-cell/>
          <table:table-cell table:formula="of:=10^9*[.A711]" office:value-type="float" office:value="130.5625" calcext:value-type="float">
            <text:p>130.5625</text:p>
          </table:table-cell>
          <table:table-cell table:formula="of:=1000*[.B711]" office:value-type="float" office:value="755.371" calcext:value-type="float">
            <text:p>755.371</text:p>
          </table:table-cell>
          <table:table-cell table:number-columns-repeated="4"/>
        </table:table-row>
        <table:table-row table:style-name="ro1">
          <table:table-cell office:value-type="float" office:value="0.0000001310625" calcext:value-type="float">
            <text:p>1.310625E-07</text:p>
          </table:table-cell>
          <table:table-cell office:value-type="float" office:value="0.755371" calcext:value-type="float">
            <text:p>0.755371</text:p>
          </table:table-cell>
          <table:table-cell/>
          <table:table-cell table:formula="of:=10^9*[.A712]" office:value-type="float" office:value="131.0625" calcext:value-type="float">
            <text:p>131.0625</text:p>
          </table:table-cell>
          <table:table-cell table:formula="of:=1000*[.B712]" office:value-type="float" office:value="755.371" calcext:value-type="float">
            <text:p>755.371</text:p>
          </table:table-cell>
          <table:table-cell table:number-columns-repeated="4"/>
        </table:table-row>
        <table:table-row table:style-name="ro1">
          <table:table-cell office:value-type="float" office:value="0.0000001315625" calcext:value-type="float">
            <text:p>1.315625E-07</text:p>
          </table:table-cell>
          <table:table-cell office:value-type="float" office:value="0.755371" calcext:value-type="float">
            <text:p>0.755371</text:p>
          </table:table-cell>
          <table:table-cell/>
          <table:table-cell table:formula="of:=10^9*[.A713]" office:value-type="float" office:value="131.5625" calcext:value-type="float">
            <text:p>131.5625</text:p>
          </table:table-cell>
          <table:table-cell table:formula="of:=1000*[.B713]" office:value-type="float" office:value="755.371" calcext:value-type="float">
            <text:p>755.371</text:p>
          </table:table-cell>
          <table:table-cell table:number-columns-repeated="4"/>
        </table:table-row>
        <table:table-row table:style-name="ro1">
          <table:table-cell office:value-type="float" office:value="0.0000001320625" calcext:value-type="float">
            <text:p>1.320625E-07</text:p>
          </table:table-cell>
          <table:table-cell office:value-type="float" office:value="0.71517" calcext:value-type="float">
            <text:p>0.71517</text:p>
          </table:table-cell>
          <table:table-cell/>
          <table:table-cell table:formula="of:=10^9*[.A714]" office:value-type="float" office:value="132.0625" calcext:value-type="float">
            <text:p>132.0625</text:p>
          </table:table-cell>
          <table:table-cell table:formula="of:=1000*[.B714]" office:value-type="float" office:value="715.17" calcext:value-type="float">
            <text:p>715.17</text:p>
          </table:table-cell>
          <table:table-cell table:number-columns-repeated="4"/>
        </table:table-row>
        <table:table-row table:style-name="ro1">
          <table:table-cell office:value-type="float" office:value="0.0000001325625" calcext:value-type="float">
            <text:p>1.325625E-07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715]" office:value-type="float" office:value="132.5625" calcext:value-type="float">
            <text:p>132.5625</text:p>
          </table:table-cell>
          <table:table-cell table:formula="of:=1000*[.B715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1330625" calcext:value-type="float">
            <text:p>1.330625E-07</text:p>
          </table:table-cell>
          <table:table-cell office:value-type="float" office:value="0.755371" calcext:value-type="float">
            <text:p>0.755371</text:p>
          </table:table-cell>
          <table:table-cell/>
          <table:table-cell table:formula="of:=10^9*[.A716]" office:value-type="float" office:value="133.0625" calcext:value-type="float">
            <text:p>133.0625</text:p>
          </table:table-cell>
          <table:table-cell table:formula="of:=1000*[.B716]" office:value-type="float" office:value="755.371" calcext:value-type="float">
            <text:p>755.371</text:p>
          </table:table-cell>
          <table:table-cell table:number-columns-repeated="4"/>
        </table:table-row>
        <table:table-row table:style-name="ro1">
          <table:table-cell office:value-type="float" office:value="0.0000001335625" calcext:value-type="float">
            <text:p>1.335625E-07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717]" office:value-type="float" office:value="133.5625" calcext:value-type="float">
            <text:p>133.5625</text:p>
          </table:table-cell>
          <table:table-cell table:formula="of:=1000*[.B717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1340625" calcext:value-type="float">
            <text:p>1.340625E-07</text:p>
          </table:table-cell>
          <table:table-cell office:value-type="float" office:value="0.775471" calcext:value-type="float">
            <text:p>0.775471</text:p>
          </table:table-cell>
          <table:table-cell/>
          <table:table-cell table:formula="of:=10^9*[.A718]" office:value-type="float" office:value="134.0625" calcext:value-type="float">
            <text:p>134.0625</text:p>
          </table:table-cell>
          <table:table-cell table:formula="of:=1000*[.B718]" office:value-type="float" office:value="775.471" calcext:value-type="float">
            <text:p>775.471</text:p>
          </table:table-cell>
          <table:table-cell table:number-columns-repeated="4"/>
        </table:table-row>
        <table:table-row table:style-name="ro1">
          <table:table-cell office:value-type="float" office:value="0.0000001345625" calcext:value-type="float">
            <text:p>1.345625E-07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719]" office:value-type="float" office:value="134.5625" calcext:value-type="float">
            <text:p>134.5625</text:p>
          </table:table-cell>
          <table:table-cell table:formula="of:=1000*[.B719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1350625" calcext:value-type="float">
            <text:p>1.350625E-07</text:p>
          </table:table-cell>
          <table:table-cell office:value-type="float" office:value="0.755371" calcext:value-type="float">
            <text:p>0.755371</text:p>
          </table:table-cell>
          <table:table-cell/>
          <table:table-cell table:formula="of:=10^9*[.A720]" office:value-type="float" office:value="135.0625" calcext:value-type="float">
            <text:p>135.0625</text:p>
          </table:table-cell>
          <table:table-cell table:formula="of:=1000*[.B720]" office:value-type="float" office:value="755.371" calcext:value-type="float">
            <text:p>755.371</text:p>
          </table:table-cell>
          <table:table-cell table:number-columns-repeated="4"/>
        </table:table-row>
        <table:table-row table:style-name="ro1">
          <table:table-cell office:value-type="float" office:value="0.0000001355625" calcext:value-type="float">
            <text:p>1.355625E-07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721]" office:value-type="float" office:value="135.5625" calcext:value-type="float">
            <text:p>135.5625</text:p>
          </table:table-cell>
          <table:table-cell table:formula="of:=1000*[.B721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1360625" calcext:value-type="float">
            <text:p>1.360625E-07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722]" office:value-type="float" office:value="136.0625" calcext:value-type="float">
            <text:p>136.0625</text:p>
          </table:table-cell>
          <table:table-cell table:formula="of:=1000*[.B722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1365625" calcext:value-type="float">
            <text:p>1.365625E-07</text:p>
          </table:table-cell>
          <table:table-cell office:value-type="float" office:value="0.71517" calcext:value-type="float">
            <text:p>0.71517</text:p>
          </table:table-cell>
          <table:table-cell/>
          <table:table-cell table:formula="of:=10^9*[.A723]" office:value-type="float" office:value="136.5625" calcext:value-type="float">
            <text:p>136.5625</text:p>
          </table:table-cell>
          <table:table-cell table:formula="of:=1000*[.B723]" office:value-type="float" office:value="715.17" calcext:value-type="float">
            <text:p>715.17</text:p>
          </table:table-cell>
          <table:table-cell table:number-columns-repeated="4"/>
        </table:table-row>
        <table:table-row table:style-name="ro1">
          <table:table-cell office:value-type="float" office:value="0.0000001370625" calcext:value-type="float">
            <text:p>1.370625E-07</text:p>
          </table:table-cell>
          <table:table-cell office:value-type="float" office:value="0.755371" calcext:value-type="float">
            <text:p>0.755371</text:p>
          </table:table-cell>
          <table:table-cell/>
          <table:table-cell table:formula="of:=10^9*[.A724]" office:value-type="float" office:value="137.0625" calcext:value-type="float">
            <text:p>137.0625</text:p>
          </table:table-cell>
          <table:table-cell table:formula="of:=1000*[.B724]" office:value-type="float" office:value="755.371" calcext:value-type="float">
            <text:p>755.371</text:p>
          </table:table-cell>
          <table:table-cell table:number-columns-repeated="4"/>
        </table:table-row>
        <table:table-row table:style-name="ro1">
          <table:table-cell office:value-type="float" office:value="0.0000001375625" calcext:value-type="float">
            <text:p>1.375625E-07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725]" office:value-type="float" office:value="137.5625" calcext:value-type="float">
            <text:p>137.5625</text:p>
          </table:table-cell>
          <table:table-cell table:formula="of:=1000*[.B725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1380625" calcext:value-type="float">
            <text:p>1.380625E-07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726]" office:value-type="float" office:value="138.0625" calcext:value-type="float">
            <text:p>138.0625</text:p>
          </table:table-cell>
          <table:table-cell table:formula="of:=1000*[.B726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1385625" calcext:value-type="float">
            <text:p>1.385625E-07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727]" office:value-type="float" office:value="138.5625" calcext:value-type="float">
            <text:p>138.5625</text:p>
          </table:table-cell>
          <table:table-cell table:formula="of:=1000*[.B727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1390625" calcext:value-type="float">
            <text:p>1.390625E-07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728]" office:value-type="float" office:value="139.0625" calcext:value-type="float">
            <text:p>139.0625</text:p>
          </table:table-cell>
          <table:table-cell table:formula="of:=1000*[.B728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1395625" calcext:value-type="float">
            <text:p>1.395625E-07</text:p>
          </table:table-cell>
          <table:table-cell office:value-type="float" office:value="0.775471" calcext:value-type="float">
            <text:p>0.775471</text:p>
          </table:table-cell>
          <table:table-cell/>
          <table:table-cell table:formula="of:=10^9*[.A729]" office:value-type="float" office:value="139.5625" calcext:value-type="float">
            <text:p>139.5625</text:p>
          </table:table-cell>
          <table:table-cell table:formula="of:=1000*[.B729]" office:value-type="float" office:value="775.471" calcext:value-type="float">
            <text:p>775.471</text:p>
          </table:table-cell>
          <table:table-cell table:number-columns-repeated="4"/>
        </table:table-row>
        <table:table-row table:style-name="ro1">
          <table:table-cell office:value-type="float" office:value="0.0000001400625" calcext:value-type="float">
            <text:p>1.400625E-07</text:p>
          </table:table-cell>
          <table:table-cell office:value-type="float" office:value="0.71517" calcext:value-type="float">
            <text:p>0.71517</text:p>
          </table:table-cell>
          <table:table-cell/>
          <table:table-cell table:formula="of:=10^9*[.A730]" office:value-type="float" office:value="140.0625" calcext:value-type="float">
            <text:p>140.0625</text:p>
          </table:table-cell>
          <table:table-cell table:formula="of:=1000*[.B730]" office:value-type="float" office:value="715.17" calcext:value-type="float">
            <text:p>715.17</text:p>
          </table:table-cell>
          <table:table-cell table:number-columns-repeated="4"/>
        </table:table-row>
        <table:table-row table:style-name="ro1">
          <table:table-cell office:value-type="float" office:value="0.0000001405625" calcext:value-type="float">
            <text:p>1.405625E-07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731]" office:value-type="float" office:value="140.5625" calcext:value-type="float">
            <text:p>140.5625</text:p>
          </table:table-cell>
          <table:table-cell table:formula="of:=1000*[.B731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1410625" calcext:value-type="float">
            <text:p>1.410625E-07</text:p>
          </table:table-cell>
          <table:table-cell office:value-type="float" office:value="0.775471" calcext:value-type="float">
            <text:p>0.775471</text:p>
          </table:table-cell>
          <table:table-cell/>
          <table:table-cell table:formula="of:=10^9*[.A732]" office:value-type="float" office:value="141.0625" calcext:value-type="float">
            <text:p>141.0625</text:p>
          </table:table-cell>
          <table:table-cell table:formula="of:=1000*[.B732]" office:value-type="float" office:value="775.471" calcext:value-type="float">
            <text:p>775.471</text:p>
          </table:table-cell>
          <table:table-cell table:number-columns-repeated="4"/>
        </table:table-row>
        <table:table-row table:style-name="ro1">
          <table:table-cell office:value-type="float" office:value="0.0000001415625" calcext:value-type="float">
            <text:p>1.415625E-07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733]" office:value-type="float" office:value="141.5625" calcext:value-type="float">
            <text:p>141.5625</text:p>
          </table:table-cell>
          <table:table-cell table:formula="of:=1000*[.B733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1420625" calcext:value-type="float">
            <text:p>1.420625E-07</text:p>
          </table:table-cell>
          <table:table-cell office:value-type="float" office:value="0.775471" calcext:value-type="float">
            <text:p>0.775471</text:p>
          </table:table-cell>
          <table:table-cell/>
          <table:table-cell table:formula="of:=10^9*[.A734]" office:value-type="float" office:value="142.0625" calcext:value-type="float">
            <text:p>142.0625</text:p>
          </table:table-cell>
          <table:table-cell table:formula="of:=1000*[.B734]" office:value-type="float" office:value="775.471" calcext:value-type="float">
            <text:p>775.471</text:p>
          </table:table-cell>
          <table:table-cell table:number-columns-repeated="4"/>
        </table:table-row>
        <table:table-row table:style-name="ro1">
          <table:table-cell office:value-type="float" office:value="0.0000001425625" calcext:value-type="float">
            <text:p>1.425625E-07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735]" office:value-type="float" office:value="142.5625" calcext:value-type="float">
            <text:p>142.5625</text:p>
          </table:table-cell>
          <table:table-cell table:formula="of:=1000*[.B735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1430625" calcext:value-type="float">
            <text:p>1.430625E-07</text:p>
          </table:table-cell>
          <table:table-cell office:value-type="float" office:value="0.755371" calcext:value-type="float">
            <text:p>0.755371</text:p>
          </table:table-cell>
          <table:table-cell/>
          <table:table-cell table:formula="of:=10^9*[.A736]" office:value-type="float" office:value="143.0625" calcext:value-type="float">
            <text:p>143.0625</text:p>
          </table:table-cell>
          <table:table-cell table:formula="of:=1000*[.B736]" office:value-type="float" office:value="755.371" calcext:value-type="float">
            <text:p>755.371</text:p>
          </table:table-cell>
          <table:table-cell table:number-columns-repeated="4"/>
        </table:table-row>
        <table:table-row table:style-name="ro1">
          <table:table-cell office:value-type="float" office:value="0.0000001435625" calcext:value-type="float">
            <text:p>1.435625E-07</text:p>
          </table:table-cell>
          <table:table-cell office:value-type="float" office:value="0.755371" calcext:value-type="float">
            <text:p>0.755371</text:p>
          </table:table-cell>
          <table:table-cell/>
          <table:table-cell table:formula="of:=10^9*[.A737]" office:value-type="float" office:value="143.5625" calcext:value-type="float">
            <text:p>143.5625</text:p>
          </table:table-cell>
          <table:table-cell table:formula="of:=1000*[.B737]" office:value-type="float" office:value="755.371" calcext:value-type="float">
            <text:p>755.371</text:p>
          </table:table-cell>
          <table:table-cell table:number-columns-repeated="4"/>
        </table:table-row>
        <table:table-row table:style-name="ro1">
          <table:table-cell office:value-type="float" office:value="0.0000001440625" calcext:value-type="float">
            <text:p>1.440625E-07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738]" office:value-type="float" office:value="144.0625" calcext:value-type="float">
            <text:p>144.0625</text:p>
          </table:table-cell>
          <table:table-cell table:formula="of:=1000*[.B738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1445625" calcext:value-type="float">
            <text:p>1.445625E-07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739]" office:value-type="float" office:value="144.5625" calcext:value-type="float">
            <text:p>144.5625</text:p>
          </table:table-cell>
          <table:table-cell table:formula="of:=1000*[.B739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1450625" calcext:value-type="float">
            <text:p>1.450625E-07</text:p>
          </table:table-cell>
          <table:table-cell office:value-type="float" office:value="0.755371" calcext:value-type="float">
            <text:p>0.755371</text:p>
          </table:table-cell>
          <table:table-cell/>
          <table:table-cell table:formula="of:=10^9*[.A740]" office:value-type="float" office:value="145.0625" calcext:value-type="float">
            <text:p>145.0625</text:p>
          </table:table-cell>
          <table:table-cell table:formula="of:=1000*[.B740]" office:value-type="float" office:value="755.371" calcext:value-type="float">
            <text:p>755.371</text:p>
          </table:table-cell>
          <table:table-cell table:number-columns-repeated="4"/>
        </table:table-row>
        <table:table-row table:style-name="ro1">
          <table:table-cell office:value-type="float" office:value="0.0000001455625" calcext:value-type="float">
            <text:p>1.455625E-07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741]" office:value-type="float" office:value="145.5625" calcext:value-type="float">
            <text:p>145.5625</text:p>
          </table:table-cell>
          <table:table-cell table:formula="of:=1000*[.B741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1460625" calcext:value-type="float">
            <text:p>1.460625E-07</text:p>
          </table:table-cell>
          <table:table-cell office:value-type="float" office:value="0.755371" calcext:value-type="float">
            <text:p>0.755371</text:p>
          </table:table-cell>
          <table:table-cell/>
          <table:table-cell table:formula="of:=10^9*[.A742]" office:value-type="float" office:value="146.0625" calcext:value-type="float">
            <text:p>146.0625</text:p>
          </table:table-cell>
          <table:table-cell table:formula="of:=1000*[.B742]" office:value-type="float" office:value="755.371" calcext:value-type="float">
            <text:p>755.371</text:p>
          </table:table-cell>
          <table:table-cell table:number-columns-repeated="4"/>
        </table:table-row>
        <table:table-row table:style-name="ro1">
          <table:table-cell office:value-type="float" office:value="0.0000001465625" calcext:value-type="float">
            <text:p>1.465625E-07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743]" office:value-type="float" office:value="146.5625" calcext:value-type="float">
            <text:p>146.5625</text:p>
          </table:table-cell>
          <table:table-cell table:formula="of:=1000*[.B743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1470625" calcext:value-type="float">
            <text:p>1.470625E-07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744]" office:value-type="float" office:value="147.0625" calcext:value-type="float">
            <text:p>147.0625</text:p>
          </table:table-cell>
          <table:table-cell table:formula="of:=1000*[.B744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1475625" calcext:value-type="float">
            <text:p>1.475625E-07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745]" office:value-type="float" office:value="147.5625" calcext:value-type="float">
            <text:p>147.5625</text:p>
          </table:table-cell>
          <table:table-cell table:formula="of:=1000*[.B745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1480625" calcext:value-type="float">
            <text:p>1.480625E-07</text:p>
          </table:table-cell>
          <table:table-cell office:value-type="float" office:value="0.71517" calcext:value-type="float">
            <text:p>0.71517</text:p>
          </table:table-cell>
          <table:table-cell/>
          <table:table-cell table:formula="of:=10^9*[.A746]" office:value-type="float" office:value="148.0625" calcext:value-type="float">
            <text:p>148.0625</text:p>
          </table:table-cell>
          <table:table-cell table:formula="of:=1000*[.B746]" office:value-type="float" office:value="715.17" calcext:value-type="float">
            <text:p>715.17</text:p>
          </table:table-cell>
          <table:table-cell table:number-columns-repeated="4"/>
        </table:table-row>
        <table:table-row table:style-name="ro1">
          <table:table-cell office:value-type="float" office:value="0.0000001485625" calcext:value-type="float">
            <text:p>1.485625E-07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747]" office:value-type="float" office:value="148.5625" calcext:value-type="float">
            <text:p>148.5625</text:p>
          </table:table-cell>
          <table:table-cell table:formula="of:=1000*[.B747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1490625" calcext:value-type="float">
            <text:p>1.490625E-07</text:p>
          </table:table-cell>
          <table:table-cell office:value-type="float" office:value="0.775471" calcext:value-type="float">
            <text:p>0.775471</text:p>
          </table:table-cell>
          <table:table-cell/>
          <table:table-cell table:formula="of:=10^9*[.A748]" office:value-type="float" office:value="149.0625" calcext:value-type="float">
            <text:p>149.0625</text:p>
          </table:table-cell>
          <table:table-cell table:formula="of:=1000*[.B748]" office:value-type="float" office:value="775.471" calcext:value-type="float">
            <text:p>775.471</text:p>
          </table:table-cell>
          <table:table-cell table:number-columns-repeated="4"/>
        </table:table-row>
        <table:table-row table:style-name="ro1">
          <table:table-cell office:value-type="float" office:value="0.0000001495625" calcext:value-type="float">
            <text:p>1.495625E-07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749]" office:value-type="float" office:value="149.5625" calcext:value-type="float">
            <text:p>149.5625</text:p>
          </table:table-cell>
          <table:table-cell table:formula="of:=1000*[.B749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1500625" calcext:value-type="float">
            <text:p>1.500625E-07</text:p>
          </table:table-cell>
          <table:table-cell office:value-type="float" office:value="0.755371" calcext:value-type="float">
            <text:p>0.755371</text:p>
          </table:table-cell>
          <table:table-cell/>
          <table:table-cell table:formula="of:=10^9*[.A750]" office:value-type="float" office:value="150.0625" calcext:value-type="float">
            <text:p>150.0625</text:p>
          </table:table-cell>
          <table:table-cell table:formula="of:=1000*[.B750]" office:value-type="float" office:value="755.371" calcext:value-type="float">
            <text:p>755.371</text:p>
          </table:table-cell>
          <table:table-cell table:number-columns-repeated="4"/>
        </table:table-row>
        <table:table-row table:style-name="ro1">
          <table:table-cell office:value-type="float" office:value="0.0000001505625" calcext:value-type="float">
            <text:p>1.505625E-07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751]" office:value-type="float" office:value="150.5625" calcext:value-type="float">
            <text:p>150.5625</text:p>
          </table:table-cell>
          <table:table-cell table:formula="of:=1000*[.B751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1510625" calcext:value-type="float">
            <text:p>1.510625E-07</text:p>
          </table:table-cell>
          <table:table-cell office:value-type="float" office:value="0.755371" calcext:value-type="float">
            <text:p>0.755371</text:p>
          </table:table-cell>
          <table:table-cell/>
          <table:table-cell table:formula="of:=10^9*[.A752]" office:value-type="float" office:value="151.0625" calcext:value-type="float">
            <text:p>151.0625</text:p>
          </table:table-cell>
          <table:table-cell table:formula="of:=1000*[.B752]" office:value-type="float" office:value="755.371" calcext:value-type="float">
            <text:p>755.371</text:p>
          </table:table-cell>
          <table:table-cell table:number-columns-repeated="4"/>
        </table:table-row>
        <table:table-row table:style-name="ro1">
          <table:table-cell office:value-type="float" office:value="0.0000001515625" calcext:value-type="float">
            <text:p>1.515625E-07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753]" office:value-type="float" office:value="151.5625" calcext:value-type="float">
            <text:p>151.5625</text:p>
          </table:table-cell>
          <table:table-cell table:formula="of:=1000*[.B753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1520625" calcext:value-type="float">
            <text:p>1.520625E-07</text:p>
          </table:table-cell>
          <table:table-cell office:value-type="float" office:value="0.755371" calcext:value-type="float">
            <text:p>0.755371</text:p>
          </table:table-cell>
          <table:table-cell/>
          <table:table-cell table:formula="of:=10^9*[.A754]" office:value-type="float" office:value="152.0625" calcext:value-type="float">
            <text:p>152.0625</text:p>
          </table:table-cell>
          <table:table-cell table:formula="of:=1000*[.B754]" office:value-type="float" office:value="755.371" calcext:value-type="float">
            <text:p>755.371</text:p>
          </table:table-cell>
          <table:table-cell table:number-columns-repeated="4"/>
        </table:table-row>
        <table:table-row table:style-name="ro1">
          <table:table-cell office:value-type="float" office:value="0.0000001525625" calcext:value-type="float">
            <text:p>1.525625E-07</text:p>
          </table:table-cell>
          <table:table-cell office:value-type="float" office:value="0.755371" calcext:value-type="float">
            <text:p>0.755371</text:p>
          </table:table-cell>
          <table:table-cell/>
          <table:table-cell table:formula="of:=10^9*[.A755]" office:value-type="float" office:value="152.5625" calcext:value-type="float">
            <text:p>152.5625</text:p>
          </table:table-cell>
          <table:table-cell table:formula="of:=1000*[.B755]" office:value-type="float" office:value="755.371" calcext:value-type="float">
            <text:p>755.371</text:p>
          </table:table-cell>
          <table:table-cell table:number-columns-repeated="4"/>
        </table:table-row>
        <table:table-row table:style-name="ro1">
          <table:table-cell office:value-type="float" office:value="0.0000001530625" calcext:value-type="float">
            <text:p>1.530625E-07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756]" office:value-type="float" office:value="153.0625" calcext:value-type="float">
            <text:p>153.0625</text:p>
          </table:table-cell>
          <table:table-cell table:formula="of:=1000*[.B756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1535625" calcext:value-type="float">
            <text:p>1.535625E-07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757]" office:value-type="float" office:value="153.5625" calcext:value-type="float">
            <text:p>153.5625</text:p>
          </table:table-cell>
          <table:table-cell table:formula="of:=1000*[.B757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1540625" calcext:value-type="float">
            <text:p>1.540625E-07</text:p>
          </table:table-cell>
          <table:table-cell office:value-type="float" office:value="0.755371" calcext:value-type="float">
            <text:p>0.755371</text:p>
          </table:table-cell>
          <table:table-cell/>
          <table:table-cell table:formula="of:=10^9*[.A758]" office:value-type="float" office:value="154.0625" calcext:value-type="float">
            <text:p>154.0625</text:p>
          </table:table-cell>
          <table:table-cell table:formula="of:=1000*[.B758]" office:value-type="float" office:value="755.371" calcext:value-type="float">
            <text:p>755.371</text:p>
          </table:table-cell>
          <table:table-cell table:number-columns-repeated="4"/>
        </table:table-row>
        <table:table-row table:style-name="ro1">
          <table:table-cell office:value-type="float" office:value="0.0000001545625" calcext:value-type="float">
            <text:p>1.545625E-07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759]" office:value-type="float" office:value="154.5625" calcext:value-type="float">
            <text:p>154.5625</text:p>
          </table:table-cell>
          <table:table-cell table:formula="of:=1000*[.B759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1550625" calcext:value-type="float">
            <text:p>1.550625E-07</text:p>
          </table:table-cell>
          <table:table-cell office:value-type="float" office:value="0.755371" calcext:value-type="float">
            <text:p>0.755371</text:p>
          </table:table-cell>
          <table:table-cell/>
          <table:table-cell table:formula="of:=10^9*[.A760]" office:value-type="float" office:value="155.0625" calcext:value-type="float">
            <text:p>155.0625</text:p>
          </table:table-cell>
          <table:table-cell table:formula="of:=1000*[.B760]" office:value-type="float" office:value="755.371" calcext:value-type="float">
            <text:p>755.371</text:p>
          </table:table-cell>
          <table:table-cell table:number-columns-repeated="4"/>
        </table:table-row>
        <table:table-row table:style-name="ro1">
          <table:table-cell office:value-type="float" office:value="0.0000001555625" calcext:value-type="float">
            <text:p>1.555625E-07</text:p>
          </table:table-cell>
          <table:table-cell office:value-type="float" office:value="0.775471" calcext:value-type="float">
            <text:p>0.775471</text:p>
          </table:table-cell>
          <table:table-cell/>
          <table:table-cell table:formula="of:=10^9*[.A761]" office:value-type="float" office:value="155.5625" calcext:value-type="float">
            <text:p>155.5625</text:p>
          </table:table-cell>
          <table:table-cell table:formula="of:=1000*[.B761]" office:value-type="float" office:value="775.471" calcext:value-type="float">
            <text:p>775.471</text:p>
          </table:table-cell>
          <table:table-cell table:number-columns-repeated="4"/>
        </table:table-row>
        <table:table-row table:style-name="ro1">
          <table:table-cell office:value-type="float" office:value="0.0000001560625" calcext:value-type="float">
            <text:p>1.560625E-07</text:p>
          </table:table-cell>
          <table:table-cell office:value-type="float" office:value="0.71517" calcext:value-type="float">
            <text:p>0.71517</text:p>
          </table:table-cell>
          <table:table-cell/>
          <table:table-cell table:formula="of:=10^9*[.A762]" office:value-type="float" office:value="156.0625" calcext:value-type="float">
            <text:p>156.0625</text:p>
          </table:table-cell>
          <table:table-cell table:formula="of:=1000*[.B762]" office:value-type="float" office:value="715.17" calcext:value-type="float">
            <text:p>715.17</text:p>
          </table:table-cell>
          <table:table-cell table:number-columns-repeated="4"/>
        </table:table-row>
        <table:table-row table:style-name="ro1">
          <table:table-cell office:value-type="float" office:value="0.0000001565625" calcext:value-type="float">
            <text:p>1.565625E-07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763]" office:value-type="float" office:value="156.5625" calcext:value-type="float">
            <text:p>156.5625</text:p>
          </table:table-cell>
          <table:table-cell table:formula="of:=1000*[.B763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1570625" calcext:value-type="float">
            <text:p>1.570625E-07</text:p>
          </table:table-cell>
          <table:table-cell office:value-type="float" office:value="0.775471" calcext:value-type="float">
            <text:p>0.775471</text:p>
          </table:table-cell>
          <table:table-cell/>
          <table:table-cell table:formula="of:=10^9*[.A764]" office:value-type="float" office:value="157.0625" calcext:value-type="float">
            <text:p>157.0625</text:p>
          </table:table-cell>
          <table:table-cell table:formula="of:=1000*[.B764]" office:value-type="float" office:value="775.471" calcext:value-type="float">
            <text:p>775.471</text:p>
          </table:table-cell>
          <table:table-cell table:number-columns-repeated="4"/>
        </table:table-row>
        <table:table-row table:style-name="ro1">
          <table:table-cell office:value-type="float" office:value="0.0000001575625" calcext:value-type="float">
            <text:p>1.575625E-07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765]" office:value-type="float" office:value="157.5625" calcext:value-type="float">
            <text:p>157.5625</text:p>
          </table:table-cell>
          <table:table-cell table:formula="of:=1000*[.B765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1580625" calcext:value-type="float">
            <text:p>1.580625E-07</text:p>
          </table:table-cell>
          <table:table-cell office:value-type="float" office:value="0.775471" calcext:value-type="float">
            <text:p>0.775471</text:p>
          </table:table-cell>
          <table:table-cell/>
          <table:table-cell table:formula="of:=10^9*[.A766]" office:value-type="float" office:value="158.0625" calcext:value-type="float">
            <text:p>158.0625</text:p>
          </table:table-cell>
          <table:table-cell table:formula="of:=1000*[.B766]" office:value-type="float" office:value="775.471" calcext:value-type="float">
            <text:p>775.471</text:p>
          </table:table-cell>
          <table:table-cell table:number-columns-repeated="4"/>
        </table:table-row>
        <table:table-row table:style-name="ro1">
          <table:table-cell office:value-type="float" office:value="0.0000001585625" calcext:value-type="float">
            <text:p>1.585625E-07</text:p>
          </table:table-cell>
          <table:table-cell office:value-type="float" office:value="0.755371" calcext:value-type="float">
            <text:p>0.755371</text:p>
          </table:table-cell>
          <table:table-cell/>
          <table:table-cell table:formula="of:=10^9*[.A767]" office:value-type="float" office:value="158.5625" calcext:value-type="float">
            <text:p>158.5625</text:p>
          </table:table-cell>
          <table:table-cell table:formula="of:=1000*[.B767]" office:value-type="float" office:value="755.371" calcext:value-type="float">
            <text:p>755.371</text:p>
          </table:table-cell>
          <table:table-cell table:number-columns-repeated="4"/>
        </table:table-row>
        <table:table-row table:style-name="ro1">
          <table:table-cell office:value-type="float" office:value="0.0000001590625" calcext:value-type="float">
            <text:p>1.590625E-07</text:p>
          </table:table-cell>
          <table:table-cell office:value-type="float" office:value="0.755371" calcext:value-type="float">
            <text:p>0.755371</text:p>
          </table:table-cell>
          <table:table-cell/>
          <table:table-cell table:formula="of:=10^9*[.A768]" office:value-type="float" office:value="159.0625" calcext:value-type="float">
            <text:p>159.0625</text:p>
          </table:table-cell>
          <table:table-cell table:formula="of:=1000*[.B768]" office:value-type="float" office:value="755.371" calcext:value-type="float">
            <text:p>755.371</text:p>
          </table:table-cell>
          <table:table-cell table:number-columns-repeated="4"/>
        </table:table-row>
        <table:table-row table:style-name="ro1">
          <table:table-cell office:value-type="float" office:value="0.0000001595625" calcext:value-type="float">
            <text:p>1.595625E-07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769]" office:value-type="float" office:value="159.5625" calcext:value-type="float">
            <text:p>159.5625</text:p>
          </table:table-cell>
          <table:table-cell table:formula="of:=1000*[.B769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1600625" calcext:value-type="float">
            <text:p>1.600625E-07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770]" office:value-type="float" office:value="160.0625" calcext:value-type="float">
            <text:p>160.0625</text:p>
          </table:table-cell>
          <table:table-cell table:formula="of:=1000*[.B770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1605625" calcext:value-type="float">
            <text:p>1.605625E-07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771]" office:value-type="float" office:value="160.5625" calcext:value-type="float">
            <text:p>160.5625</text:p>
          </table:table-cell>
          <table:table-cell table:formula="of:=1000*[.B771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1610625" calcext:value-type="float">
            <text:p>1.610625E-07</text:p>
          </table:table-cell>
          <table:table-cell office:value-type="float" office:value="0.755371" calcext:value-type="float">
            <text:p>0.755371</text:p>
          </table:table-cell>
          <table:table-cell/>
          <table:table-cell table:formula="of:=10^9*[.A772]" office:value-type="float" office:value="161.0625" calcext:value-type="float">
            <text:p>161.0625</text:p>
          </table:table-cell>
          <table:table-cell table:formula="of:=1000*[.B772]" office:value-type="float" office:value="755.371" calcext:value-type="float">
            <text:p>755.371</text:p>
          </table:table-cell>
          <table:table-cell table:number-columns-repeated="4"/>
        </table:table-row>
        <table:table-row table:style-name="ro1">
          <table:table-cell office:value-type="float" office:value="0.0000001615625" calcext:value-type="float">
            <text:p>1.615625E-07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773]" office:value-type="float" office:value="161.5625" calcext:value-type="float">
            <text:p>161.5625</text:p>
          </table:table-cell>
          <table:table-cell table:formula="of:=1000*[.B773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1620625" calcext:value-type="float">
            <text:p>1.620625E-07</text:p>
          </table:table-cell>
          <table:table-cell office:value-type="float" office:value="0.755371" calcext:value-type="float">
            <text:p>0.755371</text:p>
          </table:table-cell>
          <table:table-cell/>
          <table:table-cell table:formula="of:=10^9*[.A774]" office:value-type="float" office:value="162.0625" calcext:value-type="float">
            <text:p>162.0625</text:p>
          </table:table-cell>
          <table:table-cell table:formula="of:=1000*[.B774]" office:value-type="float" office:value="755.371" calcext:value-type="float">
            <text:p>755.371</text:p>
          </table:table-cell>
          <table:table-cell table:number-columns-repeated="4"/>
        </table:table-row>
        <table:table-row table:style-name="ro1">
          <table:table-cell office:value-type="float" office:value="0.0000001625625" calcext:value-type="float">
            <text:p>1.625625E-07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775]" office:value-type="float" office:value="162.5625" calcext:value-type="float">
            <text:p>162.5625</text:p>
          </table:table-cell>
          <table:table-cell table:formula="of:=1000*[.B775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1630625" calcext:value-type="float">
            <text:p>1.630625E-07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776]" office:value-type="float" office:value="163.0625" calcext:value-type="float">
            <text:p>163.0625</text:p>
          </table:table-cell>
          <table:table-cell table:formula="of:=1000*[.B776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1635625" calcext:value-type="float">
            <text:p>1.635625E-07</text:p>
          </table:table-cell>
          <table:table-cell office:value-type="float" office:value="0.775471" calcext:value-type="float">
            <text:p>0.775471</text:p>
          </table:table-cell>
          <table:table-cell/>
          <table:table-cell table:formula="of:=10^9*[.A777]" office:value-type="float" office:value="163.5625" calcext:value-type="float">
            <text:p>163.5625</text:p>
          </table:table-cell>
          <table:table-cell table:formula="of:=1000*[.B777]" office:value-type="float" office:value="775.471" calcext:value-type="float">
            <text:p>775.471</text:p>
          </table:table-cell>
          <table:table-cell table:number-columns-repeated="4"/>
        </table:table-row>
        <table:table-row table:style-name="ro1">
          <table:table-cell office:value-type="float" office:value="0.0000001640625" calcext:value-type="float">
            <text:p>1.640625E-07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778]" office:value-type="float" office:value="164.0625" calcext:value-type="float">
            <text:p>164.0625</text:p>
          </table:table-cell>
          <table:table-cell table:formula="of:=1000*[.B778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1645625" calcext:value-type="float">
            <text:p>1.645625E-07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779]" office:value-type="float" office:value="164.5625" calcext:value-type="float">
            <text:p>164.5625</text:p>
          </table:table-cell>
          <table:table-cell table:formula="of:=1000*[.B779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1650625" calcext:value-type="float">
            <text:p>1.650625E-07</text:p>
          </table:table-cell>
          <table:table-cell office:value-type="float" office:value="0.775471" calcext:value-type="float">
            <text:p>0.775471</text:p>
          </table:table-cell>
          <table:table-cell/>
          <table:table-cell table:formula="of:=10^9*[.A780]" office:value-type="float" office:value="165.0625" calcext:value-type="float">
            <text:p>165.0625</text:p>
          </table:table-cell>
          <table:table-cell table:formula="of:=1000*[.B780]" office:value-type="float" office:value="775.471" calcext:value-type="float">
            <text:p>775.471</text:p>
          </table:table-cell>
          <table:table-cell table:number-columns-repeated="4"/>
        </table:table-row>
        <table:table-row table:style-name="ro1">
          <table:table-cell office:value-type="float" office:value="0.0000001655625" calcext:value-type="float">
            <text:p>1.655625E-07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781]" office:value-type="float" office:value="165.5625" calcext:value-type="float">
            <text:p>165.5625</text:p>
          </table:table-cell>
          <table:table-cell table:formula="of:=1000*[.B781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1660625" calcext:value-type="float">
            <text:p>1.660625E-07</text:p>
          </table:table-cell>
          <table:table-cell office:value-type="float" office:value="0.755371" calcext:value-type="float">
            <text:p>0.755371</text:p>
          </table:table-cell>
          <table:table-cell/>
          <table:table-cell table:formula="of:=10^9*[.A782]" office:value-type="float" office:value="166.0625" calcext:value-type="float">
            <text:p>166.0625</text:p>
          </table:table-cell>
          <table:table-cell table:formula="of:=1000*[.B782]" office:value-type="float" office:value="755.371" calcext:value-type="float">
            <text:p>755.371</text:p>
          </table:table-cell>
          <table:table-cell table:number-columns-repeated="4"/>
        </table:table-row>
        <table:table-row table:style-name="ro1">
          <table:table-cell office:value-type="float" office:value="0.0000001665625" calcext:value-type="float">
            <text:p>1.665625E-07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783]" office:value-type="float" office:value="166.5625" calcext:value-type="float">
            <text:p>166.5625</text:p>
          </table:table-cell>
          <table:table-cell table:formula="of:=1000*[.B783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1670625" calcext:value-type="float">
            <text:p>1.670625E-07</text:p>
          </table:table-cell>
          <table:table-cell office:value-type="float" office:value="0.755371" calcext:value-type="float">
            <text:p>0.755371</text:p>
          </table:table-cell>
          <table:table-cell/>
          <table:table-cell table:formula="of:=10^9*[.A784]" office:value-type="float" office:value="167.0625" calcext:value-type="float">
            <text:p>167.0625</text:p>
          </table:table-cell>
          <table:table-cell table:formula="of:=1000*[.B784]" office:value-type="float" office:value="755.371" calcext:value-type="float">
            <text:p>755.371</text:p>
          </table:table-cell>
          <table:table-cell table:number-columns-repeated="4"/>
        </table:table-row>
        <table:table-row table:style-name="ro1">
          <table:table-cell office:value-type="float" office:value="0.0000001675625" calcext:value-type="float">
            <text:p>1.675625E-07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785]" office:value-type="float" office:value="167.5625" calcext:value-type="float">
            <text:p>167.5625</text:p>
          </table:table-cell>
          <table:table-cell table:formula="of:=1000*[.B785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1680625" calcext:value-type="float">
            <text:p>1.680625E-07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786]" office:value-type="float" office:value="168.0625" calcext:value-type="float">
            <text:p>168.0625</text:p>
          </table:table-cell>
          <table:table-cell table:formula="of:=1000*[.B786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1685625" calcext:value-type="float">
            <text:p>1.685625E-07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787]" office:value-type="float" office:value="168.5625" calcext:value-type="float">
            <text:p>168.5625</text:p>
          </table:table-cell>
          <table:table-cell table:formula="of:=1000*[.B787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1690625" calcext:value-type="float">
            <text:p>1.690625E-07</text:p>
          </table:table-cell>
          <table:table-cell office:value-type="float" office:value="0.755371" calcext:value-type="float">
            <text:p>0.755371</text:p>
          </table:table-cell>
          <table:table-cell/>
          <table:table-cell table:formula="of:=10^9*[.A788]" office:value-type="float" office:value="169.0625" calcext:value-type="float">
            <text:p>169.0625</text:p>
          </table:table-cell>
          <table:table-cell table:formula="of:=1000*[.B788]" office:value-type="float" office:value="755.371" calcext:value-type="float">
            <text:p>755.371</text:p>
          </table:table-cell>
          <table:table-cell table:number-columns-repeated="4"/>
        </table:table-row>
        <table:table-row table:style-name="ro1">
          <table:table-cell office:value-type="float" office:value="0.0000001695625" calcext:value-type="float">
            <text:p>1.695625E-07</text:p>
          </table:table-cell>
          <table:table-cell office:value-type="float" office:value="0.755371" calcext:value-type="float">
            <text:p>0.755371</text:p>
          </table:table-cell>
          <table:table-cell/>
          <table:table-cell table:formula="of:=10^9*[.A789]" office:value-type="float" office:value="169.5625" calcext:value-type="float">
            <text:p>169.5625</text:p>
          </table:table-cell>
          <table:table-cell table:formula="of:=1000*[.B789]" office:value-type="float" office:value="755.371" calcext:value-type="float">
            <text:p>755.371</text:p>
          </table:table-cell>
          <table:table-cell table:number-columns-repeated="4"/>
        </table:table-row>
        <table:table-row table:style-name="ro1">
          <table:table-cell office:value-type="float" office:value="0.0000001700625" calcext:value-type="float">
            <text:p>1.700625E-07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790]" office:value-type="float" office:value="170.0625" calcext:value-type="float">
            <text:p>170.0625</text:p>
          </table:table-cell>
          <table:table-cell table:formula="of:=1000*[.B790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1705625" calcext:value-type="float">
            <text:p>1.705625E-07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791]" office:value-type="float" office:value="170.5625" calcext:value-type="float">
            <text:p>170.5625</text:p>
          </table:table-cell>
          <table:table-cell table:formula="of:=1000*[.B791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1710625" calcext:value-type="float">
            <text:p>1.710625E-07</text:p>
          </table:table-cell>
          <table:table-cell office:value-type="float" office:value="0.755371" calcext:value-type="float">
            <text:p>0.755371</text:p>
          </table:table-cell>
          <table:table-cell/>
          <table:table-cell table:formula="of:=10^9*[.A792]" office:value-type="float" office:value="171.0625" calcext:value-type="float">
            <text:p>171.0625</text:p>
          </table:table-cell>
          <table:table-cell table:formula="of:=1000*[.B792]" office:value-type="float" office:value="755.371" calcext:value-type="float">
            <text:p>755.371</text:p>
          </table:table-cell>
          <table:table-cell table:number-columns-repeated="4"/>
        </table:table-row>
        <table:table-row table:style-name="ro1">
          <table:table-cell office:value-type="float" office:value="0.0000001715625" calcext:value-type="float">
            <text:p>1.715625E-07</text:p>
          </table:table-cell>
          <table:table-cell office:value-type="float" office:value="0.775471" calcext:value-type="float">
            <text:p>0.775471</text:p>
          </table:table-cell>
          <table:table-cell/>
          <table:table-cell table:formula="of:=10^9*[.A793]" office:value-type="float" office:value="171.5625" calcext:value-type="float">
            <text:p>171.5625</text:p>
          </table:table-cell>
          <table:table-cell table:formula="of:=1000*[.B793]" office:value-type="float" office:value="775.471" calcext:value-type="float">
            <text:p>775.471</text:p>
          </table:table-cell>
          <table:table-cell table:number-columns-repeated="4"/>
        </table:table-row>
        <table:table-row table:style-name="ro1">
          <table:table-cell office:value-type="float" office:value="0.0000001720625" calcext:value-type="float">
            <text:p>1.720625E-07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794]" office:value-type="float" office:value="172.0625" calcext:value-type="float">
            <text:p>172.0625</text:p>
          </table:table-cell>
          <table:table-cell table:formula="of:=1000*[.B794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1725625" calcext:value-type="float">
            <text:p>1.725625E-07</text:p>
          </table:table-cell>
          <table:table-cell office:value-type="float" office:value="0.755371" calcext:value-type="float">
            <text:p>0.755371</text:p>
          </table:table-cell>
          <table:table-cell/>
          <table:table-cell table:formula="of:=10^9*[.A795]" office:value-type="float" office:value="172.5625" calcext:value-type="float">
            <text:p>172.5625</text:p>
          </table:table-cell>
          <table:table-cell table:formula="of:=1000*[.B795]" office:value-type="float" office:value="755.371" calcext:value-type="float">
            <text:p>755.371</text:p>
          </table:table-cell>
          <table:table-cell table:number-columns-repeated="4"/>
        </table:table-row>
        <table:table-row table:style-name="ro1">
          <table:table-cell office:value-type="float" office:value="0.0000001730625" calcext:value-type="float">
            <text:p>1.730625E-07</text:p>
          </table:table-cell>
          <table:table-cell office:value-type="float" office:value="0.755371" calcext:value-type="float">
            <text:p>0.755371</text:p>
          </table:table-cell>
          <table:table-cell/>
          <table:table-cell table:formula="of:=10^9*[.A796]" office:value-type="float" office:value="173.0625" calcext:value-type="float">
            <text:p>173.0625</text:p>
          </table:table-cell>
          <table:table-cell table:formula="of:=1000*[.B796]" office:value-type="float" office:value="755.371" calcext:value-type="float">
            <text:p>755.371</text:p>
          </table:table-cell>
          <table:table-cell table:number-columns-repeated="4"/>
        </table:table-row>
        <table:table-row table:style-name="ro1">
          <table:table-cell office:value-type="float" office:value="0.0000001735625" calcext:value-type="float">
            <text:p>1.735625E-07</text:p>
          </table:table-cell>
          <table:table-cell office:value-type="float" office:value="0.755371" calcext:value-type="float">
            <text:p>0.755371</text:p>
          </table:table-cell>
          <table:table-cell/>
          <table:table-cell table:formula="of:=10^9*[.A797]" office:value-type="float" office:value="173.5625" calcext:value-type="float">
            <text:p>173.5625</text:p>
          </table:table-cell>
          <table:table-cell table:formula="of:=1000*[.B797]" office:value-type="float" office:value="755.371" calcext:value-type="float">
            <text:p>755.371</text:p>
          </table:table-cell>
          <table:table-cell table:number-columns-repeated="4"/>
        </table:table-row>
        <table:table-row table:style-name="ro1">
          <table:table-cell office:value-type="float" office:value="0.0000001740625" calcext:value-type="float">
            <text:p>1.740625E-07</text:p>
          </table:table-cell>
          <table:table-cell office:value-type="float" office:value="0.775471" calcext:value-type="float">
            <text:p>0.775471</text:p>
          </table:table-cell>
          <table:table-cell/>
          <table:table-cell table:formula="of:=10^9*[.A798]" office:value-type="float" office:value="174.0625" calcext:value-type="float">
            <text:p>174.0625</text:p>
          </table:table-cell>
          <table:table-cell table:formula="of:=1000*[.B798]" office:value-type="float" office:value="775.471" calcext:value-type="float">
            <text:p>775.471</text:p>
          </table:table-cell>
          <table:table-cell table:number-columns-repeated="4"/>
        </table:table-row>
        <table:table-row table:style-name="ro1">
          <table:table-cell office:value-type="float" office:value="0.0000001745625" calcext:value-type="float">
            <text:p>1.745625E-07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799]" office:value-type="float" office:value="174.5625" calcext:value-type="float">
            <text:p>174.5625</text:p>
          </table:table-cell>
          <table:table-cell table:formula="of:=1000*[.B799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1750625" calcext:value-type="float">
            <text:p>1.750625E-07</text:p>
          </table:table-cell>
          <table:table-cell office:value-type="float" office:value="0.755371" calcext:value-type="float">
            <text:p>0.755371</text:p>
          </table:table-cell>
          <table:table-cell/>
          <table:table-cell table:formula="of:=10^9*[.A800]" office:value-type="float" office:value="175.0625" calcext:value-type="float">
            <text:p>175.0625</text:p>
          </table:table-cell>
          <table:table-cell table:formula="of:=1000*[.B800]" office:value-type="float" office:value="755.371" calcext:value-type="float">
            <text:p>755.371</text:p>
          </table:table-cell>
          <table:table-cell table:number-columns-repeated="4"/>
        </table:table-row>
        <table:table-row table:style-name="ro1">
          <table:table-cell office:value-type="float" office:value="0.0000001755625" calcext:value-type="float">
            <text:p>1.755625E-07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801]" office:value-type="float" office:value="175.5625" calcext:value-type="float">
            <text:p>175.5625</text:p>
          </table:table-cell>
          <table:table-cell table:formula="of:=1000*[.B801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1760625" calcext:value-type="float">
            <text:p>1.760625E-07</text:p>
          </table:table-cell>
          <table:table-cell office:value-type="float" office:value="0.755371" calcext:value-type="float">
            <text:p>0.755371</text:p>
          </table:table-cell>
          <table:table-cell/>
          <table:table-cell table:formula="of:=10^9*[.A802]" office:value-type="float" office:value="176.0625" calcext:value-type="float">
            <text:p>176.0625</text:p>
          </table:table-cell>
          <table:table-cell table:formula="of:=1000*[.B802]" office:value-type="float" office:value="755.371" calcext:value-type="float">
            <text:p>755.371</text:p>
          </table:table-cell>
          <table:table-cell table:number-columns-repeated="4"/>
        </table:table-row>
        <table:table-row table:style-name="ro1">
          <table:table-cell office:value-type="float" office:value="0.0000001765625" calcext:value-type="float">
            <text:p>1.765625E-07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803]" office:value-type="float" office:value="176.5625" calcext:value-type="float">
            <text:p>176.5625</text:p>
          </table:table-cell>
          <table:table-cell table:formula="of:=1000*[.B803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1770625" calcext:value-type="float">
            <text:p>1.770625E-07</text:p>
          </table:table-cell>
          <table:table-cell office:value-type="float" office:value="0.755371" calcext:value-type="float">
            <text:p>0.755371</text:p>
          </table:table-cell>
          <table:table-cell/>
          <table:table-cell table:formula="of:=10^9*[.A804]" office:value-type="float" office:value="177.0625" calcext:value-type="float">
            <text:p>177.0625</text:p>
          </table:table-cell>
          <table:table-cell table:formula="of:=1000*[.B804]" office:value-type="float" office:value="755.371" calcext:value-type="float">
            <text:p>755.371</text:p>
          </table:table-cell>
          <table:table-cell table:number-columns-repeated="4"/>
        </table:table-row>
        <table:table-row table:style-name="ro1">
          <table:table-cell office:value-type="float" office:value="0.0000001775625" calcext:value-type="float">
            <text:p>1.775625E-07</text:p>
          </table:table-cell>
          <table:table-cell office:value-type="float" office:value="0.755371" calcext:value-type="float">
            <text:p>0.755371</text:p>
          </table:table-cell>
          <table:table-cell/>
          <table:table-cell table:formula="of:=10^9*[.A805]" office:value-type="float" office:value="177.5625" calcext:value-type="float">
            <text:p>177.5625</text:p>
          </table:table-cell>
          <table:table-cell table:formula="of:=1000*[.B805]" office:value-type="float" office:value="755.371" calcext:value-type="float">
            <text:p>755.371</text:p>
          </table:table-cell>
          <table:table-cell table:number-columns-repeated="4"/>
        </table:table-row>
        <table:table-row table:style-name="ro1">
          <table:table-cell office:value-type="float" office:value="0.0000001780625" calcext:value-type="float">
            <text:p>1.780625E-07</text:p>
          </table:table-cell>
          <table:table-cell office:value-type="float" office:value="0.755371" calcext:value-type="float">
            <text:p>0.755371</text:p>
          </table:table-cell>
          <table:table-cell/>
          <table:table-cell table:formula="of:=10^9*[.A806]" office:value-type="float" office:value="178.0625" calcext:value-type="float">
            <text:p>178.0625</text:p>
          </table:table-cell>
          <table:table-cell table:formula="of:=1000*[.B806]" office:value-type="float" office:value="755.371" calcext:value-type="float">
            <text:p>755.371</text:p>
          </table:table-cell>
          <table:table-cell table:number-columns-repeated="4"/>
        </table:table-row>
        <table:table-row table:style-name="ro1">
          <table:table-cell office:value-type="float" office:value="0.0000001785625" calcext:value-type="float">
            <text:p>1.785625E-07</text:p>
          </table:table-cell>
          <table:table-cell office:value-type="float" office:value="0.755371" calcext:value-type="float">
            <text:p>0.755371</text:p>
          </table:table-cell>
          <table:table-cell/>
          <table:table-cell table:formula="of:=10^9*[.A807]" office:value-type="float" office:value="178.5625" calcext:value-type="float">
            <text:p>178.5625</text:p>
          </table:table-cell>
          <table:table-cell table:formula="of:=1000*[.B807]" office:value-type="float" office:value="755.371" calcext:value-type="float">
            <text:p>755.371</text:p>
          </table:table-cell>
          <table:table-cell table:number-columns-repeated="4"/>
        </table:table-row>
        <table:table-row table:style-name="ro1">
          <table:table-cell office:value-type="float" office:value="0.0000001790625" calcext:value-type="float">
            <text:p>1.790625E-07</text:p>
          </table:table-cell>
          <table:table-cell office:value-type="float" office:value="0.755371" calcext:value-type="float">
            <text:p>0.755371</text:p>
          </table:table-cell>
          <table:table-cell/>
          <table:table-cell table:formula="of:=10^9*[.A808]" office:value-type="float" office:value="179.0625" calcext:value-type="float">
            <text:p>179.0625</text:p>
          </table:table-cell>
          <table:table-cell table:formula="of:=1000*[.B808]" office:value-type="float" office:value="755.371" calcext:value-type="float">
            <text:p>755.371</text:p>
          </table:table-cell>
          <table:table-cell table:number-columns-repeated="4"/>
        </table:table-row>
        <table:table-row table:style-name="ro1">
          <table:table-cell office:value-type="float" office:value="0.0000001795625" calcext:value-type="float">
            <text:p>1.795625E-07</text:p>
          </table:table-cell>
          <table:table-cell office:value-type="float" office:value="0.755371" calcext:value-type="float">
            <text:p>0.755371</text:p>
          </table:table-cell>
          <table:table-cell/>
          <table:table-cell table:formula="of:=10^9*[.A809]" office:value-type="float" office:value="179.5625" calcext:value-type="float">
            <text:p>179.5625</text:p>
          </table:table-cell>
          <table:table-cell table:formula="of:=1000*[.B809]" office:value-type="float" office:value="755.371" calcext:value-type="float">
            <text:p>755.371</text:p>
          </table:table-cell>
          <table:table-cell table:number-columns-repeated="4"/>
        </table:table-row>
        <table:table-row table:style-name="ro1">
          <table:table-cell office:value-type="float" office:value="0.0000001800625" calcext:value-type="float">
            <text:p>1.800625E-07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810]" office:value-type="float" office:value="180.0625" calcext:value-type="float">
            <text:p>180.0625</text:p>
          </table:table-cell>
          <table:table-cell table:formula="of:=1000*[.B810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1805625" calcext:value-type="float">
            <text:p>1.805625E-07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811]" office:value-type="float" office:value="180.5625" calcext:value-type="float">
            <text:p>180.5625</text:p>
          </table:table-cell>
          <table:table-cell table:formula="of:=1000*[.B811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1810625" calcext:value-type="float">
            <text:p>1.810625E-07</text:p>
          </table:table-cell>
          <table:table-cell office:value-type="float" office:value="0.775471" calcext:value-type="float">
            <text:p>0.775471</text:p>
          </table:table-cell>
          <table:table-cell/>
          <table:table-cell table:formula="of:=10^9*[.A812]" office:value-type="float" office:value="181.0625" calcext:value-type="float">
            <text:p>181.0625</text:p>
          </table:table-cell>
          <table:table-cell table:formula="of:=1000*[.B812]" office:value-type="float" office:value="775.471" calcext:value-type="float">
            <text:p>775.471</text:p>
          </table:table-cell>
          <table:table-cell table:number-columns-repeated="4"/>
        </table:table-row>
        <table:table-row table:style-name="ro1">
          <table:table-cell office:value-type="float" office:value="0.0000001815625" calcext:value-type="float">
            <text:p>1.815625E-07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813]" office:value-type="float" office:value="181.5625" calcext:value-type="float">
            <text:p>181.5625</text:p>
          </table:table-cell>
          <table:table-cell table:formula="of:=1000*[.B813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1820625" calcext:value-type="float">
            <text:p>1.820625E-07</text:p>
          </table:table-cell>
          <table:table-cell office:value-type="float" office:value="0.775471" calcext:value-type="float">
            <text:p>0.775471</text:p>
          </table:table-cell>
          <table:table-cell/>
          <table:table-cell table:formula="of:=10^9*[.A814]" office:value-type="float" office:value="182.0625" calcext:value-type="float">
            <text:p>182.0625</text:p>
          </table:table-cell>
          <table:table-cell table:formula="of:=1000*[.B814]" office:value-type="float" office:value="775.471" calcext:value-type="float">
            <text:p>775.471</text:p>
          </table:table-cell>
          <table:table-cell table:number-columns-repeated="4"/>
        </table:table-row>
        <table:table-row table:style-name="ro1">
          <table:table-cell office:value-type="float" office:value="0.0000001825625" calcext:value-type="float">
            <text:p>1.825625E-07</text:p>
          </table:table-cell>
          <table:table-cell office:value-type="float" office:value="0.755371" calcext:value-type="float">
            <text:p>0.755371</text:p>
          </table:table-cell>
          <table:table-cell/>
          <table:table-cell table:formula="of:=10^9*[.A815]" office:value-type="float" office:value="182.5625" calcext:value-type="float">
            <text:p>182.5625</text:p>
          </table:table-cell>
          <table:table-cell table:formula="of:=1000*[.B815]" office:value-type="float" office:value="755.371" calcext:value-type="float">
            <text:p>755.371</text:p>
          </table:table-cell>
          <table:table-cell table:number-columns-repeated="4"/>
        </table:table-row>
        <table:table-row table:style-name="ro1">
          <table:table-cell office:value-type="float" office:value="0.0000001830625" calcext:value-type="float">
            <text:p>1.830625E-07</text:p>
          </table:table-cell>
          <table:table-cell office:value-type="float" office:value="0.755371" calcext:value-type="float">
            <text:p>0.755371</text:p>
          </table:table-cell>
          <table:table-cell/>
          <table:table-cell table:formula="of:=10^9*[.A816]" office:value-type="float" office:value="183.0625" calcext:value-type="float">
            <text:p>183.0625</text:p>
          </table:table-cell>
          <table:table-cell table:formula="of:=1000*[.B816]" office:value-type="float" office:value="755.371" calcext:value-type="float">
            <text:p>755.371</text:p>
          </table:table-cell>
          <table:table-cell table:number-columns-repeated="4"/>
        </table:table-row>
        <table:table-row table:style-name="ro1">
          <table:table-cell office:value-type="float" office:value="0.0000001835625" calcext:value-type="float">
            <text:p>1.835625E-07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817]" office:value-type="float" office:value="183.5625" calcext:value-type="float">
            <text:p>183.5625</text:p>
          </table:table-cell>
          <table:table-cell table:formula="of:=1000*[.B817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1840625" calcext:value-type="float">
            <text:p>1.840625E-07</text:p>
          </table:table-cell>
          <table:table-cell office:value-type="float" office:value="0.755371" calcext:value-type="float">
            <text:p>0.755371</text:p>
          </table:table-cell>
          <table:table-cell/>
          <table:table-cell table:formula="of:=10^9*[.A818]" office:value-type="float" office:value="184.0625" calcext:value-type="float">
            <text:p>184.0625</text:p>
          </table:table-cell>
          <table:table-cell table:formula="of:=1000*[.B818]" office:value-type="float" office:value="755.371" calcext:value-type="float">
            <text:p>755.371</text:p>
          </table:table-cell>
          <table:table-cell table:number-columns-repeated="4"/>
        </table:table-row>
        <table:table-row table:style-name="ro1">
          <table:table-cell office:value-type="float" office:value="0.0000001845625" calcext:value-type="float">
            <text:p>1.845625E-07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819]" office:value-type="float" office:value="184.5625" calcext:value-type="float">
            <text:p>184.5625</text:p>
          </table:table-cell>
          <table:table-cell table:formula="of:=1000*[.B819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1850625" calcext:value-type="float">
            <text:p>1.850625E-07</text:p>
          </table:table-cell>
          <table:table-cell office:value-type="float" office:value="0.755371" calcext:value-type="float">
            <text:p>0.755371</text:p>
          </table:table-cell>
          <table:table-cell/>
          <table:table-cell table:formula="of:=10^9*[.A820]" office:value-type="float" office:value="185.0625" calcext:value-type="float">
            <text:p>185.0625</text:p>
          </table:table-cell>
          <table:table-cell table:formula="of:=1000*[.B820]" office:value-type="float" office:value="755.371" calcext:value-type="float">
            <text:p>755.371</text:p>
          </table:table-cell>
          <table:table-cell table:number-columns-repeated="4"/>
        </table:table-row>
        <table:table-row table:style-name="ro1">
          <table:table-cell office:value-type="float" office:value="0.0000001855625" calcext:value-type="float">
            <text:p>1.855625E-07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821]" office:value-type="float" office:value="185.5625" calcext:value-type="float">
            <text:p>185.5625</text:p>
          </table:table-cell>
          <table:table-cell table:formula="of:=1000*[.B821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1860625" calcext:value-type="float">
            <text:p>1.860625E-07</text:p>
          </table:table-cell>
          <table:table-cell office:value-type="float" office:value="0.755371" calcext:value-type="float">
            <text:p>0.755371</text:p>
          </table:table-cell>
          <table:table-cell/>
          <table:table-cell table:formula="of:=10^9*[.A822]" office:value-type="float" office:value="186.0625" calcext:value-type="float">
            <text:p>186.0625</text:p>
          </table:table-cell>
          <table:table-cell table:formula="of:=1000*[.B822]" office:value-type="float" office:value="755.371" calcext:value-type="float">
            <text:p>755.371</text:p>
          </table:table-cell>
          <table:table-cell table:number-columns-repeated="4"/>
        </table:table-row>
        <table:table-row table:style-name="ro1">
          <table:table-cell office:value-type="float" office:value="0.0000001865625" calcext:value-type="float">
            <text:p>1.865625E-07</text:p>
          </table:table-cell>
          <table:table-cell office:value-type="float" office:value="0.755371" calcext:value-type="float">
            <text:p>0.755371</text:p>
          </table:table-cell>
          <table:table-cell/>
          <table:table-cell table:formula="of:=10^9*[.A823]" office:value-type="float" office:value="186.5625" calcext:value-type="float">
            <text:p>186.5625</text:p>
          </table:table-cell>
          <table:table-cell table:formula="of:=1000*[.B823]" office:value-type="float" office:value="755.371" calcext:value-type="float">
            <text:p>755.371</text:p>
          </table:table-cell>
          <table:table-cell table:number-columns-repeated="4"/>
        </table:table-row>
        <table:table-row table:style-name="ro1">
          <table:table-cell office:value-type="float" office:value="0.0000001870625" calcext:value-type="float">
            <text:p>1.870625E-07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824]" office:value-type="float" office:value="187.0625" calcext:value-type="float">
            <text:p>187.0625</text:p>
          </table:table-cell>
          <table:table-cell table:formula="of:=1000*[.B824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1875625" calcext:value-type="float">
            <text:p>1.875625E-07</text:p>
          </table:table-cell>
          <table:table-cell office:value-type="float" office:value="0.755371" calcext:value-type="float">
            <text:p>0.755371</text:p>
          </table:table-cell>
          <table:table-cell/>
          <table:table-cell table:formula="of:=10^9*[.A825]" office:value-type="float" office:value="187.5625" calcext:value-type="float">
            <text:p>187.5625</text:p>
          </table:table-cell>
          <table:table-cell table:formula="of:=1000*[.B825]" office:value-type="float" office:value="755.371" calcext:value-type="float">
            <text:p>755.371</text:p>
          </table:table-cell>
          <table:table-cell table:number-columns-repeated="4"/>
        </table:table-row>
        <table:table-row table:style-name="ro1">
          <table:table-cell office:value-type="float" office:value="0.0000001880625" calcext:value-type="float">
            <text:p>1.880625E-07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826]" office:value-type="float" office:value="188.0625" calcext:value-type="float">
            <text:p>188.0625</text:p>
          </table:table-cell>
          <table:table-cell table:formula="of:=1000*[.B826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1885625" calcext:value-type="float">
            <text:p>1.885625E-07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827]" office:value-type="float" office:value="188.5625" calcext:value-type="float">
            <text:p>188.5625</text:p>
          </table:table-cell>
          <table:table-cell table:formula="of:=1000*[.B827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1890625" calcext:value-type="float">
            <text:p>1.890625E-07</text:p>
          </table:table-cell>
          <table:table-cell office:value-type="float" office:value="0.775471" calcext:value-type="float">
            <text:p>0.775471</text:p>
          </table:table-cell>
          <table:table-cell/>
          <table:table-cell table:formula="of:=10^9*[.A828]" office:value-type="float" office:value="189.0625" calcext:value-type="float">
            <text:p>189.0625</text:p>
          </table:table-cell>
          <table:table-cell table:formula="of:=1000*[.B828]" office:value-type="float" office:value="775.471" calcext:value-type="float">
            <text:p>775.471</text:p>
          </table:table-cell>
          <table:table-cell table:number-columns-repeated="4"/>
        </table:table-row>
        <table:table-row table:style-name="ro1">
          <table:table-cell office:value-type="float" office:value="0.0000001895625" calcext:value-type="float">
            <text:p>1.895625E-07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829]" office:value-type="float" office:value="189.5625" calcext:value-type="float">
            <text:p>189.5625</text:p>
          </table:table-cell>
          <table:table-cell table:formula="of:=1000*[.B829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1900625" calcext:value-type="float">
            <text:p>1.900625E-07</text:p>
          </table:table-cell>
          <table:table-cell office:value-type="float" office:value="0.755371" calcext:value-type="float">
            <text:p>0.755371</text:p>
          </table:table-cell>
          <table:table-cell/>
          <table:table-cell table:formula="of:=10^9*[.A830]" office:value-type="float" office:value="190.0625" calcext:value-type="float">
            <text:p>190.0625</text:p>
          </table:table-cell>
          <table:table-cell table:formula="of:=1000*[.B830]" office:value-type="float" office:value="755.371" calcext:value-type="float">
            <text:p>755.371</text:p>
          </table:table-cell>
          <table:table-cell table:number-columns-repeated="4"/>
        </table:table-row>
        <table:table-row table:style-name="ro1">
          <table:table-cell office:value-type="float" office:value="0.0000001905625" calcext:value-type="float">
            <text:p>1.905625E-07</text:p>
          </table:table-cell>
          <table:table-cell office:value-type="float" office:value="0.755371" calcext:value-type="float">
            <text:p>0.755371</text:p>
          </table:table-cell>
          <table:table-cell/>
          <table:table-cell table:formula="of:=10^9*[.A831]" office:value-type="float" office:value="190.5625" calcext:value-type="float">
            <text:p>190.5625</text:p>
          </table:table-cell>
          <table:table-cell table:formula="of:=1000*[.B831]" office:value-type="float" office:value="755.371" calcext:value-type="float">
            <text:p>755.371</text:p>
          </table:table-cell>
          <table:table-cell table:number-columns-repeated="4"/>
        </table:table-row>
        <table:table-row table:style-name="ro1">
          <table:table-cell office:value-type="float" office:value="0.0000001910625" calcext:value-type="float">
            <text:p>1.910625E-07</text:p>
          </table:table-cell>
          <table:table-cell office:value-type="float" office:value="0.755371" calcext:value-type="float">
            <text:p>0.755371</text:p>
          </table:table-cell>
          <table:table-cell/>
          <table:table-cell table:formula="of:=10^9*[.A832]" office:value-type="float" office:value="191.0625" calcext:value-type="float">
            <text:p>191.0625</text:p>
          </table:table-cell>
          <table:table-cell table:formula="of:=1000*[.B832]" office:value-type="float" office:value="755.371" calcext:value-type="float">
            <text:p>755.371</text:p>
          </table:table-cell>
          <table:table-cell table:number-columns-repeated="4"/>
        </table:table-row>
        <table:table-row table:style-name="ro1">
          <table:table-cell office:value-type="float" office:value="0.0000001915625" calcext:value-type="float">
            <text:p>1.915625E-07</text:p>
          </table:table-cell>
          <table:table-cell office:value-type="float" office:value="0.755371" calcext:value-type="float">
            <text:p>0.755371</text:p>
          </table:table-cell>
          <table:table-cell/>
          <table:table-cell table:formula="of:=10^9*[.A833]" office:value-type="float" office:value="191.5625" calcext:value-type="float">
            <text:p>191.5625</text:p>
          </table:table-cell>
          <table:table-cell table:formula="of:=1000*[.B833]" office:value-type="float" office:value="755.371" calcext:value-type="float">
            <text:p>755.371</text:p>
          </table:table-cell>
          <table:table-cell table:number-columns-repeated="4"/>
        </table:table-row>
        <table:table-row table:style-name="ro1">
          <table:table-cell office:value-type="float" office:value="0.0000001920625" calcext:value-type="float">
            <text:p>1.920625E-07</text:p>
          </table:table-cell>
          <table:table-cell office:value-type="float" office:value="0.755371" calcext:value-type="float">
            <text:p>0.755371</text:p>
          </table:table-cell>
          <table:table-cell/>
          <table:table-cell table:formula="of:=10^9*[.A834]" office:value-type="float" office:value="192.0625" calcext:value-type="float">
            <text:p>192.0625</text:p>
          </table:table-cell>
          <table:table-cell table:formula="of:=1000*[.B834]" office:value-type="float" office:value="755.371" calcext:value-type="float">
            <text:p>755.371</text:p>
          </table:table-cell>
          <table:table-cell table:number-columns-repeated="4"/>
        </table:table-row>
        <table:table-row table:style-name="ro1">
          <table:table-cell office:value-type="float" office:value="0.0000001925625" calcext:value-type="float">
            <text:p>1.925625E-07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835]" office:value-type="float" office:value="192.5625" calcext:value-type="float">
            <text:p>192.5625</text:p>
          </table:table-cell>
          <table:table-cell table:formula="of:=1000*[.B835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1930625" calcext:value-type="float">
            <text:p>1.930625E-07</text:p>
          </table:table-cell>
          <table:table-cell office:value-type="float" office:value="0.755371" calcext:value-type="float">
            <text:p>0.755371</text:p>
          </table:table-cell>
          <table:table-cell/>
          <table:table-cell table:formula="of:=10^9*[.A836]" office:value-type="float" office:value="193.0625" calcext:value-type="float">
            <text:p>193.0625</text:p>
          </table:table-cell>
          <table:table-cell table:formula="of:=1000*[.B836]" office:value-type="float" office:value="755.371" calcext:value-type="float">
            <text:p>755.371</text:p>
          </table:table-cell>
          <table:table-cell table:number-columns-repeated="4"/>
        </table:table-row>
        <table:table-row table:style-name="ro1">
          <table:table-cell office:value-type="float" office:value="0.0000001935625" calcext:value-type="float">
            <text:p>1.935625E-07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837]" office:value-type="float" office:value="193.5625" calcext:value-type="float">
            <text:p>193.5625</text:p>
          </table:table-cell>
          <table:table-cell table:formula="of:=1000*[.B837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1940625" calcext:value-type="float">
            <text:p>1.940625E-07</text:p>
          </table:table-cell>
          <table:table-cell office:value-type="float" office:value="0.755371" calcext:value-type="float">
            <text:p>0.755371</text:p>
          </table:table-cell>
          <table:table-cell/>
          <table:table-cell table:formula="of:=10^9*[.A838]" office:value-type="float" office:value="194.0625" calcext:value-type="float">
            <text:p>194.0625</text:p>
          </table:table-cell>
          <table:table-cell table:formula="of:=1000*[.B838]" office:value-type="float" office:value="755.371" calcext:value-type="float">
            <text:p>755.371</text:p>
          </table:table-cell>
          <table:table-cell table:number-columns-repeated="4"/>
        </table:table-row>
        <table:table-row table:style-name="ro1">
          <table:table-cell office:value-type="float" office:value="0.0000001945625" calcext:value-type="float">
            <text:p>1.945625E-07</text:p>
          </table:table-cell>
          <table:table-cell office:value-type="float" office:value="0.73527" calcext:value-type="float">
            <text:p>0.73527</text:p>
          </table:table-cell>
          <table:table-cell/>
          <table:table-cell table:formula="of:=10^9*[.A839]" office:value-type="float" office:value="194.5625" calcext:value-type="float">
            <text:p>194.5625</text:p>
          </table:table-cell>
          <table:table-cell table:formula="of:=1000*[.B839]" office:value-type="float" office:value="735.27" calcext:value-type="float">
            <text:p>735.27</text:p>
          </table:table-cell>
          <table:table-cell table:number-columns-repeated="4"/>
        </table:table-row>
        <table:table-row table:style-name="ro1">
          <table:table-cell office:value-type="float" office:value="0.0000001950625" calcext:value-type="float">
            <text:p>1.950625E-07</text:p>
          </table:table-cell>
          <table:table-cell office:value-type="float" office:value="0.755371" calcext:value-type="float">
            <text:p>0.755371</text:p>
          </table:table-cell>
          <table:table-cell/>
          <table:table-cell table:formula="of:=10^9*[.A840]" office:value-type="float" office:value="195.0625" calcext:value-type="float">
            <text:p>195.0625</text:p>
          </table:table-cell>
          <table:table-cell table:formula="of:=1000*[.B840]" office:value-type="float" office:value="755.371" calcext:value-type="float">
            <text:p>755.371</text:p>
          </table:table-cell>
          <table:table-cell table:number-columns-repeated="4"/>
        </table:table-row>
        <table:table-row table:style-name="ro1">
          <table:table-cell office:value-type="float" office:value="0.0000001955625" calcext:value-type="float">
            <text:p>1.955625E-07</text:p>
          </table:table-cell>
          <table:table-cell office:value-type="float" office:value="0.755371" calcext:value-type="float">
            <text:p>0.755371</text:p>
          </table:table-cell>
          <table:table-cell/>
          <table:table-cell table:formula="of:=10^9*[.A841]" office:value-type="float" office:value="195.5625" calcext:value-type="float">
            <text:p>195.5625</text:p>
          </table:table-cell>
          <table:table-cell table:formula="of:=1000*[.B841]" office:value-type="float" office:value="755.371" calcext:value-type="float">
            <text:p>755.371</text:p>
          </table:table-cell>
          <table:table-cell table:number-columns-repeated="4"/>
        </table:table-row>
        <table:table-row table:style-name="ro1">
          <table:table-cell office:value-type="float" office:value="0.0000001960625" calcext:value-type="float">
            <text:p>1.960625E-07</text:p>
          </table:table-cell>
          <table:table-cell office:value-type="float" office:value="0.71517" calcext:value-type="float">
            <text:p>0.71517</text:p>
          </table:table-cell>
          <table:table-cell/>
          <table:table-cell table:formula="of:=10^9*[.A842]" office:value-type="float" office:value="196.0625" calcext:value-type="float">
            <text:p>196.0625</text:p>
          </table:table-cell>
          <table:table-cell table:formula="of:=1000*[.B842]" office:value-type="float" office:value="715.17" calcext:value-type="float">
            <text:p>715.17</text:p>
          </table:table-cell>
          <table:table-cell table:number-columns-repeated="4"/>
        </table:table-row>
        <table:table-row table:style-name="ro1">
          <table:table-cell office:value-type="float" office:value="0.0000001965625" calcext:value-type="float">
            <text:p>1.965625E-07</text:p>
          </table:table-cell>
          <table:table-cell office:value-type="float" office:value="0.71517" calcext:value-type="float">
            <text:p>0.71517</text:p>
          </table:table-cell>
          <table:table-cell/>
          <table:table-cell table:formula="of:=10^9*[.A843]" office:value-type="float" office:value="196.5625" calcext:value-type="float">
            <text:p>196.5625</text:p>
          </table:table-cell>
          <table:table-cell table:formula="of:=1000*[.B843]" office:value-type="float" office:value="715.17" calcext:value-type="float">
            <text:p>715.17</text:p>
          </table:table-cell>
          <table:table-cell table:number-columns-repeated="4"/>
        </table:table-row>
        <table:table-row table:style-name="ro1">
          <table:table-cell office:value-type="float" office:value="0.0000001970625" calcext:value-type="float">
            <text:p>1.970625E-07</text:p>
          </table:table-cell>
          <table:table-cell office:value-type="float" office:value="0.71517" calcext:value-type="float">
            <text:p>0.71517</text:p>
          </table:table-cell>
          <table:table-cell/>
          <table:table-cell table:formula="of:=10^9*[.A844]" office:value-type="float" office:value="197.0625" calcext:value-type="float">
            <text:p>197.0625</text:p>
          </table:table-cell>
          <table:table-cell table:formula="of:=1000*[.B844]" office:value-type="float" office:value="715.17" calcext:value-type="float">
            <text:p>715.17</text:p>
          </table:table-cell>
          <table:table-cell table:number-columns-repeated="4"/>
        </table:table-row>
        <table:table-row table:style-name="ro1">
          <table:table-cell office:value-type="float" office:value="0.0000001975625" calcext:value-type="float">
            <text:p>1.975625E-07</text:p>
          </table:table-cell>
          <table:table-cell office:value-type="float" office:value="0.654868" calcext:value-type="float">
            <text:p>0.654868</text:p>
          </table:table-cell>
          <table:table-cell/>
          <table:table-cell table:formula="of:=10^9*[.A845]" office:value-type="float" office:value="197.5625" calcext:value-type="float">
            <text:p>197.5625</text:p>
          </table:table-cell>
          <table:table-cell table:formula="of:=1000*[.B845]" office:value-type="float" office:value="654.868" calcext:value-type="float">
            <text:p>654.868</text:p>
          </table:table-cell>
          <table:table-cell table:number-columns-repeated="4"/>
        </table:table-row>
        <table:table-row table:style-name="ro1">
          <table:table-cell office:value-type="float" office:value="0.0000001980625" calcext:value-type="float">
            <text:p>1.980625E-07</text:p>
          </table:table-cell>
          <table:table-cell office:value-type="float" office:value="0.614667" calcext:value-type="float">
            <text:p>0.614667</text:p>
          </table:table-cell>
          <table:table-cell/>
          <table:table-cell table:formula="of:=10^9*[.A846]" office:value-type="float" office:value="198.0625" calcext:value-type="float">
            <text:p>198.0625</text:p>
          </table:table-cell>
          <table:table-cell table:formula="of:=1000*[.B846]" office:value-type="float" office:value="614.667" calcext:value-type="float">
            <text:p>614.667</text:p>
          </table:table-cell>
          <table:table-cell table:number-columns-repeated="4"/>
        </table:table-row>
        <table:table-row table:style-name="ro1">
          <table:table-cell office:value-type="float" office:value="0.0000001985625" calcext:value-type="float">
            <text:p>1.985625E-07</text:p>
          </table:table-cell>
          <table:table-cell office:value-type="float" office:value="0.514165" calcext:value-type="float">
            <text:p>0.514165</text:p>
          </table:table-cell>
          <table:table-cell/>
          <table:table-cell table:formula="of:=10^9*[.A847]" office:value-type="float" office:value="198.5625" calcext:value-type="float">
            <text:p>198.5625</text:p>
          </table:table-cell>
          <table:table-cell table:formula="of:=1000*[.B847]" office:value-type="float" office:value="514.165" calcext:value-type="float">
            <text:p>514.165</text:p>
          </table:table-cell>
          <table:table-cell table:number-columns-repeated="4"/>
        </table:table-row>
        <table:table-row table:style-name="ro1">
          <table:table-cell office:value-type="float" office:value="0.0000001990625" calcext:value-type="float">
            <text:p>1.990625E-07</text:p>
          </table:table-cell>
          <table:table-cell office:value-type="float" office:value="0.433763" calcext:value-type="float">
            <text:p>0.433763</text:p>
          </table:table-cell>
          <table:table-cell/>
          <table:table-cell table:formula="of:=10^9*[.A848]" office:value-type="float" office:value="199.0625" calcext:value-type="float">
            <text:p>199.0625</text:p>
          </table:table-cell>
          <table:table-cell table:formula="of:=1000*[.B848]" office:value-type="float" office:value="433.763" calcext:value-type="float">
            <text:p>433.763</text:p>
          </table:table-cell>
          <table:table-cell table:number-columns-repeated="4"/>
        </table:table-row>
        <table:table-row table:style-name="ro1">
          <table:table-cell office:value-type="float" office:value="0.0000001995625" calcext:value-type="float">
            <text:p>1.995625E-07</text:p>
          </table:table-cell>
          <table:table-cell office:value-type="float" office:value="0.33326" calcext:value-type="float">
            <text:p>0.33326</text:p>
          </table:table-cell>
          <table:table-cell/>
          <table:table-cell table:formula="of:=10^9*[.A849]" office:value-type="float" office:value="199.5625" calcext:value-type="float">
            <text:p>199.5625</text:p>
          </table:table-cell>
          <table:table-cell table:formula="of:=1000*[.B849]" office:value-type="float" office:value="333.26" calcext:value-type="float">
            <text:p>333.26</text:p>
          </table:table-cell>
          <table:table-cell table:number-columns-repeated="4"/>
        </table:table-row>
        <table:table-row table:style-name="ro1">
          <table:table-cell office:value-type="float" office:value="0.0000002000625" calcext:value-type="float">
            <text:p>2.000625E-07</text:p>
          </table:table-cell>
          <table:table-cell office:value-type="float" office:value="0.212657" calcext:value-type="float">
            <text:p>0.212657</text:p>
          </table:table-cell>
          <table:table-cell/>
          <table:table-cell table:formula="of:=10^9*[.A850]" office:value-type="float" office:value="200.0625" calcext:value-type="float">
            <text:p>200.0625</text:p>
          </table:table-cell>
          <table:table-cell table:formula="of:=1000*[.B850]" office:value-type="float" office:value="212.657" calcext:value-type="float">
            <text:p>212.657</text:p>
          </table:table-cell>
          <table:table-cell table:number-columns-repeated="4"/>
        </table:table-row>
        <table:table-row table:style-name="ro1">
          <table:table-cell office:value-type="float" office:value="0.0000002005625" calcext:value-type="float">
            <text:p>2.005625E-07</text:p>
          </table:table-cell>
          <table:table-cell office:value-type="float" office:value="0.092054" calcext:value-type="float">
            <text:p>0.092054</text:p>
          </table:table-cell>
          <table:table-cell/>
          <table:table-cell table:formula="of:=10^9*[.A851]" office:value-type="float" office:value="200.5625" calcext:value-type="float">
            <text:p>200.5625</text:p>
          </table:table-cell>
          <table:table-cell table:formula="of:=1000*[.B851]" office:value-type="float" office:value="92.054" calcext:value-type="float">
            <text:p>92.054</text:p>
          </table:table-cell>
          <table:table-cell table:number-columns-repeated="4"/>
        </table:table-row>
        <table:table-row table:style-name="ro1">
          <table:table-cell office:value-type="float" office:value="0.0000002010625" calcext:value-type="float">
            <text:p>2.010625E-07</text:p>
          </table:table-cell>
          <table:table-cell office:value-type="float" office:value="0.0317525" calcext:value-type="float">
            <text:p>0.0317525</text:p>
          </table:table-cell>
          <table:table-cell/>
          <table:table-cell table:formula="of:=10^9*[.A852]" office:value-type="float" office:value="201.0625" calcext:value-type="float">
            <text:p>201.0625</text:p>
          </table:table-cell>
          <table:table-cell table:formula="of:=1000*[.B852]" office:value-type="float" office:value="31.7525" calcext:value-type="float">
            <text:p>31.7525</text:p>
          </table:table-cell>
          <table:table-cell table:number-columns-repeated="4"/>
        </table:table-row>
        <table:table-row table:style-name="ro1">
          <table:table-cell office:value-type="float" office:value="0.0000002015625" calcext:value-type="float">
            <text:p>2.015625E-07</text:p>
          </table:table-cell>
          <table:table-cell office:value-type="float" office:value="-0.0486495" calcext:value-type="float">
            <text:p>-0.0486495</text:p>
          </table:table-cell>
          <table:table-cell/>
          <table:table-cell table:formula="of:=10^9*[.A853]" office:value-type="float" office:value="201.5625" calcext:value-type="float">
            <text:p>201.5625</text:p>
          </table:table-cell>
          <table:table-cell table:formula="of:=1000*[.B853]" office:value-type="float" office:value="-48.6495" calcext:value-type="float">
            <text:p>-48.6495</text:p>
          </table:table-cell>
          <table:table-cell table:number-columns-repeated="4"/>
        </table:table-row>
        <table:table-row table:style-name="ro1">
          <table:table-cell office:value-type="float" office:value="0.0000002020625" calcext:value-type="float">
            <text:p>2.020625E-07</text:p>
          </table:table-cell>
          <table:table-cell office:value-type="float" office:value="-0.0888505" calcext:value-type="float">
            <text:p>-0.0888505</text:p>
          </table:table-cell>
          <table:table-cell/>
          <table:table-cell table:formula="of:=10^9*[.A854]" office:value-type="float" office:value="202.0625" calcext:value-type="float">
            <text:p>202.0625</text:p>
          </table:table-cell>
          <table:table-cell table:formula="of:=1000*[.B854]" office:value-type="float" office:value="-88.8505" calcext:value-type="float">
            <text:p>-88.8505</text:p>
          </table:table-cell>
          <table:table-cell table:number-columns-repeated="4"/>
        </table:table-row>
        <table:table-row table:style-name="ro1">
          <table:table-cell office:value-type="float" office:value="0.0000002025625" calcext:value-type="float">
            <text:p>2.025625E-07</text:p>
          </table:table-cell>
          <table:table-cell office:value-type="float" office:value="-0.149152" calcext:value-type="float">
            <text:p>-0.149152</text:p>
          </table:table-cell>
          <table:table-cell/>
          <table:table-cell table:formula="of:=10^9*[.A855]" office:value-type="float" office:value="202.5625" calcext:value-type="float">
            <text:p>202.5625</text:p>
          </table:table-cell>
          <table:table-cell table:formula="of:=1000*[.B855]" office:value-type="float" office:value="-149.152" calcext:value-type="float">
            <text:p>-149.152</text:p>
          </table:table-cell>
          <table:table-cell table:number-columns-repeated="4"/>
        </table:table-row>
        <table:table-row table:style-name="ro1">
          <table:table-cell office:value-type="float" office:value="0.0000002030625" calcext:value-type="float">
            <text:p>2.030625E-07</text:p>
          </table:table-cell>
          <table:table-cell office:value-type="float" office:value="-0.169253" calcext:value-type="float">
            <text:p>-0.169253</text:p>
          </table:table-cell>
          <table:table-cell/>
          <table:table-cell table:formula="of:=10^9*[.A856]" office:value-type="float" office:value="203.0625" calcext:value-type="float">
            <text:p>203.0625</text:p>
          </table:table-cell>
          <table:table-cell table:formula="of:=1000*[.B856]" office:value-type="float" office:value="-169.253" calcext:value-type="float">
            <text:p>-169.253</text:p>
          </table:table-cell>
          <table:table-cell table:number-columns-repeated="4"/>
        </table:table-row>
        <table:table-row table:style-name="ro1">
          <table:table-cell office:value-type="float" office:value="0.0000002035625" calcext:value-type="float">
            <text:p>2.035625E-07</text:p>
          </table:table-cell>
          <table:table-cell office:value-type="float" office:value="-0.149152" calcext:value-type="float">
            <text:p>-0.149152</text:p>
          </table:table-cell>
          <table:table-cell/>
          <table:table-cell table:formula="of:=10^9*[.A857]" office:value-type="float" office:value="203.5625" calcext:value-type="float">
            <text:p>203.5625</text:p>
          </table:table-cell>
          <table:table-cell table:formula="of:=1000*[.B857]" office:value-type="float" office:value="-149.152" calcext:value-type="float">
            <text:p>-149.152</text:p>
          </table:table-cell>
          <table:table-cell table:number-columns-repeated="4"/>
        </table:table-row>
        <table:table-row table:style-name="ro1">
          <table:table-cell office:value-type="float" office:value="0.0000002040625" calcext:value-type="float">
            <text:p>2.040625E-07</text:p>
          </table:table-cell>
          <table:table-cell office:value-type="float" office:value="-0.189353" calcext:value-type="float">
            <text:p>-0.189353</text:p>
          </table:table-cell>
          <table:table-cell/>
          <table:table-cell table:formula="of:=10^9*[.A858]" office:value-type="float" office:value="204.0625" calcext:value-type="float">
            <text:p>204.0625</text:p>
          </table:table-cell>
          <table:table-cell table:formula="of:=1000*[.B858]" office:value-type="float" office:value="-189.353" calcext:value-type="float">
            <text:p>-189.353</text:p>
          </table:table-cell>
          <table:table-cell table:number-columns-repeated="4"/>
        </table:table-row>
        <table:table-row table:style-name="ro1">
          <table:table-cell office:value-type="float" office:value="0.0000002045625" calcext:value-type="float">
            <text:p>2.045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859]" office:value-type="float" office:value="204.5625" calcext:value-type="float">
            <text:p>204.5625</text:p>
          </table:table-cell>
          <table:table-cell table:formula="of:=1000*[.B859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2050625" calcext:value-type="float">
            <text:p>2.050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860]" office:value-type="float" office:value="205.0625" calcext:value-type="float">
            <text:p>205.0625</text:p>
          </table:table-cell>
          <table:table-cell table:formula="of:=1000*[.B860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2055625" calcext:value-type="float">
            <text:p>2.055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861]" office:value-type="float" office:value="205.5625" calcext:value-type="float">
            <text:p>205.5625</text:p>
          </table:table-cell>
          <table:table-cell table:formula="of:=1000*[.B861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2060625" calcext:value-type="float">
            <text:p>2.060625E-07</text:p>
          </table:table-cell>
          <table:table-cell office:value-type="float" office:value="-0.189353" calcext:value-type="float">
            <text:p>-0.189353</text:p>
          </table:table-cell>
          <table:table-cell/>
          <table:table-cell table:formula="of:=10^9*[.A862]" office:value-type="float" office:value="206.0625" calcext:value-type="float">
            <text:p>206.0625</text:p>
          </table:table-cell>
          <table:table-cell table:formula="of:=1000*[.B862]" office:value-type="float" office:value="-189.353" calcext:value-type="float">
            <text:p>-189.353</text:p>
          </table:table-cell>
          <table:table-cell table:number-columns-repeated="4"/>
        </table:table-row>
        <table:table-row table:style-name="ro1">
          <table:table-cell office:value-type="float" office:value="0.0000002065625" calcext:value-type="float">
            <text:p>2.065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863]" office:value-type="float" office:value="206.5625" calcext:value-type="float">
            <text:p>206.5625</text:p>
          </table:table-cell>
          <table:table-cell table:formula="of:=1000*[.B863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2070625" calcext:value-type="float">
            <text:p>2.070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864]" office:value-type="float" office:value="207.0625" calcext:value-type="float">
            <text:p>207.0625</text:p>
          </table:table-cell>
          <table:table-cell table:formula="of:=1000*[.B864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2075625" calcext:value-type="float">
            <text:p>2.075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865]" office:value-type="float" office:value="207.5625" calcext:value-type="float">
            <text:p>207.5625</text:p>
          </table:table-cell>
          <table:table-cell table:formula="of:=1000*[.B865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2080625" calcext:value-type="float">
            <text:p>2.080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866]" office:value-type="float" office:value="208.0625" calcext:value-type="float">
            <text:p>208.0625</text:p>
          </table:table-cell>
          <table:table-cell table:formula="of:=1000*[.B866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2085625" calcext:value-type="float">
            <text:p>2.08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867]" office:value-type="float" office:value="208.5625" calcext:value-type="float">
            <text:p>208.5625</text:p>
          </table:table-cell>
          <table:table-cell table:formula="of:=1000*[.B867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2090625" calcext:value-type="float">
            <text:p>2.090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868]" office:value-type="float" office:value="209.0625" calcext:value-type="float">
            <text:p>209.0625</text:p>
          </table:table-cell>
          <table:table-cell table:formula="of:=1000*[.B868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2095625" calcext:value-type="float">
            <text:p>2.095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869]" office:value-type="float" office:value="209.5625" calcext:value-type="float">
            <text:p>209.5625</text:p>
          </table:table-cell>
          <table:table-cell table:formula="of:=1000*[.B869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2100625" calcext:value-type="float">
            <text:p>2.100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870]" office:value-type="float" office:value="210.0625" calcext:value-type="float">
            <text:p>210.0625</text:p>
          </table:table-cell>
          <table:table-cell table:formula="of:=1000*[.B870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2105625" calcext:value-type="float">
            <text:p>2.10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871]" office:value-type="float" office:value="210.5625" calcext:value-type="float">
            <text:p>210.5625</text:p>
          </table:table-cell>
          <table:table-cell table:formula="of:=1000*[.B871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2110625" calcext:value-type="float">
            <text:p>2.110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872]" office:value-type="float" office:value="211.0625" calcext:value-type="float">
            <text:p>211.0625</text:p>
          </table:table-cell>
          <table:table-cell table:formula="of:=1000*[.B872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2115625" calcext:value-type="float">
            <text:p>2.115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873]" office:value-type="float" office:value="211.5625" calcext:value-type="float">
            <text:p>211.5625</text:p>
          </table:table-cell>
          <table:table-cell table:formula="of:=1000*[.B873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2120625" calcext:value-type="float">
            <text:p>2.120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874]" office:value-type="float" office:value="212.0625" calcext:value-type="float">
            <text:p>212.0625</text:p>
          </table:table-cell>
          <table:table-cell table:formula="of:=1000*[.B874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2125625" calcext:value-type="float">
            <text:p>2.12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875]" office:value-type="float" office:value="212.5625" calcext:value-type="float">
            <text:p>212.5625</text:p>
          </table:table-cell>
          <table:table-cell table:formula="of:=1000*[.B875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2130625" calcext:value-type="float">
            <text:p>2.130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876]" office:value-type="float" office:value="213.0625" calcext:value-type="float">
            <text:p>213.0625</text:p>
          </table:table-cell>
          <table:table-cell table:formula="of:=1000*[.B876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2135625" calcext:value-type="float">
            <text:p>2.13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877]" office:value-type="float" office:value="213.5625" calcext:value-type="float">
            <text:p>213.5625</text:p>
          </table:table-cell>
          <table:table-cell table:formula="of:=1000*[.B877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2140625" calcext:value-type="float">
            <text:p>2.140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878]" office:value-type="float" office:value="214.0625" calcext:value-type="float">
            <text:p>214.0625</text:p>
          </table:table-cell>
          <table:table-cell table:formula="of:=1000*[.B878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2145625" calcext:value-type="float">
            <text:p>2.14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879]" office:value-type="float" office:value="214.5625" calcext:value-type="float">
            <text:p>214.5625</text:p>
          </table:table-cell>
          <table:table-cell table:formula="of:=1000*[.B879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2150625" calcext:value-type="float">
            <text:p>2.15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880]" office:value-type="float" office:value="215.0625" calcext:value-type="float">
            <text:p>215.0625</text:p>
          </table:table-cell>
          <table:table-cell table:formula="of:=1000*[.B880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2155625" calcext:value-type="float">
            <text:p>2.15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881]" office:value-type="float" office:value="215.5625" calcext:value-type="float">
            <text:p>215.5625</text:p>
          </table:table-cell>
          <table:table-cell table:formula="of:=1000*[.B881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2160625" calcext:value-type="float">
            <text:p>2.160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882]" office:value-type="float" office:value="216.0625" calcext:value-type="float">
            <text:p>216.0625</text:p>
          </table:table-cell>
          <table:table-cell table:formula="of:=1000*[.B882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2165625" calcext:value-type="float">
            <text:p>2.16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883]" office:value-type="float" office:value="216.5625" calcext:value-type="float">
            <text:p>216.5625</text:p>
          </table:table-cell>
          <table:table-cell table:formula="of:=1000*[.B883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2170625" calcext:value-type="float">
            <text:p>2.17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884]" office:value-type="float" office:value="217.0625" calcext:value-type="float">
            <text:p>217.0625</text:p>
          </table:table-cell>
          <table:table-cell table:formula="of:=1000*[.B884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2175625" calcext:value-type="float">
            <text:p>2.17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885]" office:value-type="float" office:value="217.5625" calcext:value-type="float">
            <text:p>217.5625</text:p>
          </table:table-cell>
          <table:table-cell table:formula="of:=1000*[.B885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2180625" calcext:value-type="float">
            <text:p>2.180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886]" office:value-type="float" office:value="218.0625" calcext:value-type="float">
            <text:p>218.0625</text:p>
          </table:table-cell>
          <table:table-cell table:formula="of:=1000*[.B886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2185625" calcext:value-type="float">
            <text:p>2.18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887]" office:value-type="float" office:value="218.5625" calcext:value-type="float">
            <text:p>218.5625</text:p>
          </table:table-cell>
          <table:table-cell table:formula="of:=1000*[.B887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2190625" calcext:value-type="float">
            <text:p>2.190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888]" office:value-type="float" office:value="219.0625" calcext:value-type="float">
            <text:p>219.0625</text:p>
          </table:table-cell>
          <table:table-cell table:formula="of:=1000*[.B888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2195625" calcext:value-type="float">
            <text:p>2.19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889]" office:value-type="float" office:value="219.5625" calcext:value-type="float">
            <text:p>219.5625</text:p>
          </table:table-cell>
          <table:table-cell table:formula="of:=1000*[.B889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2200625" calcext:value-type="float">
            <text:p>2.200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890]" office:value-type="float" office:value="220.0625" calcext:value-type="float">
            <text:p>220.0625</text:p>
          </table:table-cell>
          <table:table-cell table:formula="of:=1000*[.B890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2205625" calcext:value-type="float">
            <text:p>2.20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891]" office:value-type="float" office:value="220.5625" calcext:value-type="float">
            <text:p>220.5625</text:p>
          </table:table-cell>
          <table:table-cell table:formula="of:=1000*[.B891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2210625" calcext:value-type="float">
            <text:p>2.210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892]" office:value-type="float" office:value="221.0625" calcext:value-type="float">
            <text:p>221.0625</text:p>
          </table:table-cell>
          <table:table-cell table:formula="of:=1000*[.B892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2215625" calcext:value-type="float">
            <text:p>2.21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893]" office:value-type="float" office:value="221.5625" calcext:value-type="float">
            <text:p>221.5625</text:p>
          </table:table-cell>
          <table:table-cell table:formula="of:=1000*[.B893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2220625" calcext:value-type="float">
            <text:p>2.220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894]" office:value-type="float" office:value="222.0625" calcext:value-type="float">
            <text:p>222.0625</text:p>
          </table:table-cell>
          <table:table-cell table:formula="of:=1000*[.B894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2225625" calcext:value-type="float">
            <text:p>2.225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895]" office:value-type="float" office:value="222.5625" calcext:value-type="float">
            <text:p>222.5625</text:p>
          </table:table-cell>
          <table:table-cell table:formula="of:=1000*[.B895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2230625" calcext:value-type="float">
            <text:p>2.230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896]" office:value-type="float" office:value="223.0625" calcext:value-type="float">
            <text:p>223.0625</text:p>
          </table:table-cell>
          <table:table-cell table:formula="of:=1000*[.B896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2235625" calcext:value-type="float">
            <text:p>2.23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897]" office:value-type="float" office:value="223.5625" calcext:value-type="float">
            <text:p>223.5625</text:p>
          </table:table-cell>
          <table:table-cell table:formula="of:=1000*[.B897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2240625" calcext:value-type="float">
            <text:p>2.240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898]" office:value-type="float" office:value="224.0625" calcext:value-type="float">
            <text:p>224.0625</text:p>
          </table:table-cell>
          <table:table-cell table:formula="of:=1000*[.B898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2245625" calcext:value-type="float">
            <text:p>2.24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899]" office:value-type="float" office:value="224.5625" calcext:value-type="float">
            <text:p>224.5625</text:p>
          </table:table-cell>
          <table:table-cell table:formula="of:=1000*[.B899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2250625" calcext:value-type="float">
            <text:p>2.250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900]" office:value-type="float" office:value="225.0625" calcext:value-type="float">
            <text:p>225.0625</text:p>
          </table:table-cell>
          <table:table-cell table:formula="of:=1000*[.B900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2255625" calcext:value-type="float">
            <text:p>2.25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901]" office:value-type="float" office:value="225.5625" calcext:value-type="float">
            <text:p>225.5625</text:p>
          </table:table-cell>
          <table:table-cell table:formula="of:=1000*[.B901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2260625" calcext:value-type="float">
            <text:p>2.26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902]" office:value-type="float" office:value="226.0625" calcext:value-type="float">
            <text:p>226.0625</text:p>
          </table:table-cell>
          <table:table-cell table:formula="of:=1000*[.B902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2265625" calcext:value-type="float">
            <text:p>2.26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903]" office:value-type="float" office:value="226.5625" calcext:value-type="float">
            <text:p>226.5625</text:p>
          </table:table-cell>
          <table:table-cell table:formula="of:=1000*[.B903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2270625" calcext:value-type="float">
            <text:p>2.270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904]" office:value-type="float" office:value="227.0625" calcext:value-type="float">
            <text:p>227.0625</text:p>
          </table:table-cell>
          <table:table-cell table:formula="of:=1000*[.B904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2275625" calcext:value-type="float">
            <text:p>2.275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905]" office:value-type="float" office:value="227.5625" calcext:value-type="float">
            <text:p>227.5625</text:p>
          </table:table-cell>
          <table:table-cell table:formula="of:=1000*[.B905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2280625" calcext:value-type="float">
            <text:p>2.280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906]" office:value-type="float" office:value="228.0625" calcext:value-type="float">
            <text:p>228.0625</text:p>
          </table:table-cell>
          <table:table-cell table:formula="of:=1000*[.B906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2285625" calcext:value-type="float">
            <text:p>2.28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907]" office:value-type="float" office:value="228.5625" calcext:value-type="float">
            <text:p>228.5625</text:p>
          </table:table-cell>
          <table:table-cell table:formula="of:=1000*[.B907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2290625" calcext:value-type="float">
            <text:p>2.29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908]" office:value-type="float" office:value="229.0625" calcext:value-type="float">
            <text:p>229.0625</text:p>
          </table:table-cell>
          <table:table-cell table:formula="of:=1000*[.B908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2295625" calcext:value-type="float">
            <text:p>2.29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909]" office:value-type="float" office:value="229.5625" calcext:value-type="float">
            <text:p>229.5625</text:p>
          </table:table-cell>
          <table:table-cell table:formula="of:=1000*[.B909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2300625" calcext:value-type="float">
            <text:p>2.30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910]" office:value-type="float" office:value="230.0625" calcext:value-type="float">
            <text:p>230.0625</text:p>
          </table:table-cell>
          <table:table-cell table:formula="of:=1000*[.B910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2305625" calcext:value-type="float">
            <text:p>2.30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911]" office:value-type="float" office:value="230.5625" calcext:value-type="float">
            <text:p>230.5625</text:p>
          </table:table-cell>
          <table:table-cell table:formula="of:=1000*[.B911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2310625" calcext:value-type="float">
            <text:p>2.310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912]" office:value-type="float" office:value="231.0625" calcext:value-type="float">
            <text:p>231.0625</text:p>
          </table:table-cell>
          <table:table-cell table:formula="of:=1000*[.B912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2315625" calcext:value-type="float">
            <text:p>2.31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913]" office:value-type="float" office:value="231.5625" calcext:value-type="float">
            <text:p>231.5625</text:p>
          </table:table-cell>
          <table:table-cell table:formula="of:=1000*[.B913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2320625" calcext:value-type="float">
            <text:p>2.32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914]" office:value-type="float" office:value="232.0625" calcext:value-type="float">
            <text:p>232.0625</text:p>
          </table:table-cell>
          <table:table-cell table:formula="of:=1000*[.B914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2325625" calcext:value-type="float">
            <text:p>2.32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915]" office:value-type="float" office:value="232.5625" calcext:value-type="float">
            <text:p>232.5625</text:p>
          </table:table-cell>
          <table:table-cell table:formula="of:=1000*[.B915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2330625" calcext:value-type="float">
            <text:p>2.33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916]" office:value-type="float" office:value="233.0625" calcext:value-type="float">
            <text:p>233.0625</text:p>
          </table:table-cell>
          <table:table-cell table:formula="of:=1000*[.B916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2335625" calcext:value-type="float">
            <text:p>2.33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917]" office:value-type="float" office:value="233.5625" calcext:value-type="float">
            <text:p>233.5625</text:p>
          </table:table-cell>
          <table:table-cell table:formula="of:=1000*[.B917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2340625" calcext:value-type="float">
            <text:p>2.340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918]" office:value-type="float" office:value="234.0625" calcext:value-type="float">
            <text:p>234.0625</text:p>
          </table:table-cell>
          <table:table-cell table:formula="of:=1000*[.B918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2345625" calcext:value-type="float">
            <text:p>2.34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919]" office:value-type="float" office:value="234.5625" calcext:value-type="float">
            <text:p>234.5625</text:p>
          </table:table-cell>
          <table:table-cell table:formula="of:=1000*[.B919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2350625" calcext:value-type="float">
            <text:p>2.350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920]" office:value-type="float" office:value="235.0625" calcext:value-type="float">
            <text:p>235.0625</text:p>
          </table:table-cell>
          <table:table-cell table:formula="of:=1000*[.B920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2355625" calcext:value-type="float">
            <text:p>2.355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921]" office:value-type="float" office:value="235.5625" calcext:value-type="float">
            <text:p>235.5625</text:p>
          </table:table-cell>
          <table:table-cell table:formula="of:=1000*[.B921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2360625" calcext:value-type="float">
            <text:p>2.360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922]" office:value-type="float" office:value="236.0625" calcext:value-type="float">
            <text:p>236.0625</text:p>
          </table:table-cell>
          <table:table-cell table:formula="of:=1000*[.B922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2365625" calcext:value-type="float">
            <text:p>2.36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923]" office:value-type="float" office:value="236.5625" calcext:value-type="float">
            <text:p>236.5625</text:p>
          </table:table-cell>
          <table:table-cell table:formula="of:=1000*[.B923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2370625" calcext:value-type="float">
            <text:p>2.370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924]" office:value-type="float" office:value="237.0625" calcext:value-type="float">
            <text:p>237.0625</text:p>
          </table:table-cell>
          <table:table-cell table:formula="of:=1000*[.B924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2375625" calcext:value-type="float">
            <text:p>2.37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925]" office:value-type="float" office:value="237.5625" calcext:value-type="float">
            <text:p>237.5625</text:p>
          </table:table-cell>
          <table:table-cell table:formula="of:=1000*[.B925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2380625" calcext:value-type="float">
            <text:p>2.38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926]" office:value-type="float" office:value="238.0625" calcext:value-type="float">
            <text:p>238.0625</text:p>
          </table:table-cell>
          <table:table-cell table:formula="of:=1000*[.B926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2385625" calcext:value-type="float">
            <text:p>2.38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927]" office:value-type="float" office:value="238.5625" calcext:value-type="float">
            <text:p>238.5625</text:p>
          </table:table-cell>
          <table:table-cell table:formula="of:=1000*[.B927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2390625" calcext:value-type="float">
            <text:p>2.390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928]" office:value-type="float" office:value="239.0625" calcext:value-type="float">
            <text:p>239.0625</text:p>
          </table:table-cell>
          <table:table-cell table:formula="of:=1000*[.B928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2395625" calcext:value-type="float">
            <text:p>2.39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929]" office:value-type="float" office:value="239.5625" calcext:value-type="float">
            <text:p>239.5625</text:p>
          </table:table-cell>
          <table:table-cell table:formula="of:=1000*[.B929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2400625" calcext:value-type="float">
            <text:p>2.400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930]" office:value-type="float" office:value="240.0625" calcext:value-type="float">
            <text:p>240.0625</text:p>
          </table:table-cell>
          <table:table-cell table:formula="of:=1000*[.B930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2405625" calcext:value-type="float">
            <text:p>2.40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931]" office:value-type="float" office:value="240.5625" calcext:value-type="float">
            <text:p>240.5625</text:p>
          </table:table-cell>
          <table:table-cell table:formula="of:=1000*[.B931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2410625" calcext:value-type="float">
            <text:p>2.410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932]" office:value-type="float" office:value="241.0625" calcext:value-type="float">
            <text:p>241.0625</text:p>
          </table:table-cell>
          <table:table-cell table:formula="of:=1000*[.B932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2415625" calcext:value-type="float">
            <text:p>2.41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933]" office:value-type="float" office:value="241.5625" calcext:value-type="float">
            <text:p>241.5625</text:p>
          </table:table-cell>
          <table:table-cell table:formula="of:=1000*[.B933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2420625" calcext:value-type="float">
            <text:p>2.42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934]" office:value-type="float" office:value="242.0625" calcext:value-type="float">
            <text:p>242.0625</text:p>
          </table:table-cell>
          <table:table-cell table:formula="of:=1000*[.B934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2425625" calcext:value-type="float">
            <text:p>2.42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935]" office:value-type="float" office:value="242.5625" calcext:value-type="float">
            <text:p>242.5625</text:p>
          </table:table-cell>
          <table:table-cell table:formula="of:=1000*[.B935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2430625" calcext:value-type="float">
            <text:p>2.430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936]" office:value-type="float" office:value="243.0625" calcext:value-type="float">
            <text:p>243.0625</text:p>
          </table:table-cell>
          <table:table-cell table:formula="of:=1000*[.B936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2435625" calcext:value-type="float">
            <text:p>2.43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937]" office:value-type="float" office:value="243.5625" calcext:value-type="float">
            <text:p>243.5625</text:p>
          </table:table-cell>
          <table:table-cell table:formula="of:=1000*[.B937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2440625" calcext:value-type="float">
            <text:p>2.440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938]" office:value-type="float" office:value="244.0625" calcext:value-type="float">
            <text:p>244.0625</text:p>
          </table:table-cell>
          <table:table-cell table:formula="of:=1000*[.B938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2445625" calcext:value-type="float">
            <text:p>2.44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939]" office:value-type="float" office:value="244.5625" calcext:value-type="float">
            <text:p>244.5625</text:p>
          </table:table-cell>
          <table:table-cell table:formula="of:=1000*[.B939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2450625" calcext:value-type="float">
            <text:p>2.45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940]" office:value-type="float" office:value="245.0625" calcext:value-type="float">
            <text:p>245.0625</text:p>
          </table:table-cell>
          <table:table-cell table:formula="of:=1000*[.B940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2455625" calcext:value-type="float">
            <text:p>2.45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941]" office:value-type="float" office:value="245.5625" calcext:value-type="float">
            <text:p>245.5625</text:p>
          </table:table-cell>
          <table:table-cell table:formula="of:=1000*[.B941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2460625" calcext:value-type="float">
            <text:p>2.46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942]" office:value-type="float" office:value="246.0625" calcext:value-type="float">
            <text:p>246.0625</text:p>
          </table:table-cell>
          <table:table-cell table:formula="of:=1000*[.B942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2465625" calcext:value-type="float">
            <text:p>2.46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943]" office:value-type="float" office:value="246.5625" calcext:value-type="float">
            <text:p>246.5625</text:p>
          </table:table-cell>
          <table:table-cell table:formula="of:=1000*[.B943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2470625" calcext:value-type="float">
            <text:p>2.470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944]" office:value-type="float" office:value="247.0625" calcext:value-type="float">
            <text:p>247.0625</text:p>
          </table:table-cell>
          <table:table-cell table:formula="of:=1000*[.B944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2475625" calcext:value-type="float">
            <text:p>2.47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945]" office:value-type="float" office:value="247.5625" calcext:value-type="float">
            <text:p>247.5625</text:p>
          </table:table-cell>
          <table:table-cell table:formula="of:=1000*[.B945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2480625" calcext:value-type="float">
            <text:p>2.480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946]" office:value-type="float" office:value="248.0625" calcext:value-type="float">
            <text:p>248.0625</text:p>
          </table:table-cell>
          <table:table-cell table:formula="of:=1000*[.B946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2485625" calcext:value-type="float">
            <text:p>2.48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947]" office:value-type="float" office:value="248.5625" calcext:value-type="float">
            <text:p>248.5625</text:p>
          </table:table-cell>
          <table:table-cell table:formula="of:=1000*[.B947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2490625" calcext:value-type="float">
            <text:p>2.490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948]" office:value-type="float" office:value="249.0625" calcext:value-type="float">
            <text:p>249.0625</text:p>
          </table:table-cell>
          <table:table-cell table:formula="of:=1000*[.B948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2495625" calcext:value-type="float">
            <text:p>2.49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949]" office:value-type="float" office:value="249.5625" calcext:value-type="float">
            <text:p>249.5625</text:p>
          </table:table-cell>
          <table:table-cell table:formula="of:=1000*[.B949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2500625" calcext:value-type="float">
            <text:p>2.50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950]" office:value-type="float" office:value="250.0625" calcext:value-type="float">
            <text:p>250.0625</text:p>
          </table:table-cell>
          <table:table-cell table:formula="of:=1000*[.B950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2505625" calcext:value-type="float">
            <text:p>2.50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951]" office:value-type="float" office:value="250.5625" calcext:value-type="float">
            <text:p>250.5625</text:p>
          </table:table-cell>
          <table:table-cell table:formula="of:=1000*[.B951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2510625" calcext:value-type="float">
            <text:p>2.510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952]" office:value-type="float" office:value="251.0625" calcext:value-type="float">
            <text:p>251.0625</text:p>
          </table:table-cell>
          <table:table-cell table:formula="of:=1000*[.B952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2515625" calcext:value-type="float">
            <text:p>2.51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953]" office:value-type="float" office:value="251.5625" calcext:value-type="float">
            <text:p>251.5625</text:p>
          </table:table-cell>
          <table:table-cell table:formula="of:=1000*[.B953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2520625" calcext:value-type="float">
            <text:p>2.520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954]" office:value-type="float" office:value="252.0625" calcext:value-type="float">
            <text:p>252.0625</text:p>
          </table:table-cell>
          <table:table-cell table:formula="of:=1000*[.B954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2525625" calcext:value-type="float">
            <text:p>2.52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955]" office:value-type="float" office:value="252.5625" calcext:value-type="float">
            <text:p>252.5625</text:p>
          </table:table-cell>
          <table:table-cell table:formula="of:=1000*[.B955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2530625" calcext:value-type="float">
            <text:p>2.53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956]" office:value-type="float" office:value="253.0625" calcext:value-type="float">
            <text:p>253.0625</text:p>
          </table:table-cell>
          <table:table-cell table:formula="of:=1000*[.B956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2535625" calcext:value-type="float">
            <text:p>2.535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957]" office:value-type="float" office:value="253.5625" calcext:value-type="float">
            <text:p>253.5625</text:p>
          </table:table-cell>
          <table:table-cell table:formula="of:=1000*[.B957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2540625" calcext:value-type="float">
            <text:p>2.54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958]" office:value-type="float" office:value="254.0625" calcext:value-type="float">
            <text:p>254.0625</text:p>
          </table:table-cell>
          <table:table-cell table:formula="of:=1000*[.B958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2545625" calcext:value-type="float">
            <text:p>2.54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959]" office:value-type="float" office:value="254.5625" calcext:value-type="float">
            <text:p>254.5625</text:p>
          </table:table-cell>
          <table:table-cell table:formula="of:=1000*[.B959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2550625" calcext:value-type="float">
            <text:p>2.550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960]" office:value-type="float" office:value="255.0625" calcext:value-type="float">
            <text:p>255.0625</text:p>
          </table:table-cell>
          <table:table-cell table:formula="of:=1000*[.B960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2555625" calcext:value-type="float">
            <text:p>2.555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961]" office:value-type="float" office:value="255.5625" calcext:value-type="float">
            <text:p>255.5625</text:p>
          </table:table-cell>
          <table:table-cell table:formula="of:=1000*[.B961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2560625" calcext:value-type="float">
            <text:p>2.560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962]" office:value-type="float" office:value="256.0625" calcext:value-type="float">
            <text:p>256.0625</text:p>
          </table:table-cell>
          <table:table-cell table:formula="of:=1000*[.B962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2565625" calcext:value-type="float">
            <text:p>2.565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963]" office:value-type="float" office:value="256.5625" calcext:value-type="float">
            <text:p>256.5625</text:p>
          </table:table-cell>
          <table:table-cell table:formula="of:=1000*[.B963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2570625" calcext:value-type="float">
            <text:p>2.570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964]" office:value-type="float" office:value="257.0625" calcext:value-type="float">
            <text:p>257.0625</text:p>
          </table:table-cell>
          <table:table-cell table:formula="of:=1000*[.B964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2575625" calcext:value-type="float">
            <text:p>2.575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965]" office:value-type="float" office:value="257.5625" calcext:value-type="float">
            <text:p>257.5625</text:p>
          </table:table-cell>
          <table:table-cell table:formula="of:=1000*[.B965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2580625" calcext:value-type="float">
            <text:p>2.580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966]" office:value-type="float" office:value="258.0625" calcext:value-type="float">
            <text:p>258.0625</text:p>
          </table:table-cell>
          <table:table-cell table:formula="of:=1000*[.B966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2585625" calcext:value-type="float">
            <text:p>2.585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967]" office:value-type="float" office:value="258.5625" calcext:value-type="float">
            <text:p>258.5625</text:p>
          </table:table-cell>
          <table:table-cell table:formula="of:=1000*[.B967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2590625" calcext:value-type="float">
            <text:p>2.590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968]" office:value-type="float" office:value="259.0625" calcext:value-type="float">
            <text:p>259.0625</text:p>
          </table:table-cell>
          <table:table-cell table:formula="of:=1000*[.B968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2595625" calcext:value-type="float">
            <text:p>2.59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969]" office:value-type="float" office:value="259.5625" calcext:value-type="float">
            <text:p>259.5625</text:p>
          </table:table-cell>
          <table:table-cell table:formula="of:=1000*[.B969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2600625" calcext:value-type="float">
            <text:p>2.600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970]" office:value-type="float" office:value="260.0625" calcext:value-type="float">
            <text:p>260.0625</text:p>
          </table:table-cell>
          <table:table-cell table:formula="of:=1000*[.B970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2605625" calcext:value-type="float">
            <text:p>2.60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971]" office:value-type="float" office:value="260.5625" calcext:value-type="float">
            <text:p>260.5625</text:p>
          </table:table-cell>
          <table:table-cell table:formula="of:=1000*[.B971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2610625" calcext:value-type="float">
            <text:p>2.61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972]" office:value-type="float" office:value="261.0625" calcext:value-type="float">
            <text:p>261.0625</text:p>
          </table:table-cell>
          <table:table-cell table:formula="of:=1000*[.B972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2615625" calcext:value-type="float">
            <text:p>2.61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973]" office:value-type="float" office:value="261.5625" calcext:value-type="float">
            <text:p>261.5625</text:p>
          </table:table-cell>
          <table:table-cell table:formula="of:=1000*[.B973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2620625" calcext:value-type="float">
            <text:p>2.62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974]" office:value-type="float" office:value="262.0625" calcext:value-type="float">
            <text:p>262.0625</text:p>
          </table:table-cell>
          <table:table-cell table:formula="of:=1000*[.B974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2625625" calcext:value-type="float">
            <text:p>2.62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975]" office:value-type="float" office:value="262.5625" calcext:value-type="float">
            <text:p>262.5625</text:p>
          </table:table-cell>
          <table:table-cell table:formula="of:=1000*[.B975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2630625" calcext:value-type="float">
            <text:p>2.630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976]" office:value-type="float" office:value="263.0625" calcext:value-type="float">
            <text:p>263.0625</text:p>
          </table:table-cell>
          <table:table-cell table:formula="of:=1000*[.B976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2635625" calcext:value-type="float">
            <text:p>2.63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977]" office:value-type="float" office:value="263.5625" calcext:value-type="float">
            <text:p>263.5625</text:p>
          </table:table-cell>
          <table:table-cell table:formula="of:=1000*[.B977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2640625" calcext:value-type="float">
            <text:p>2.640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978]" office:value-type="float" office:value="264.0625" calcext:value-type="float">
            <text:p>264.0625</text:p>
          </table:table-cell>
          <table:table-cell table:formula="of:=1000*[.B978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2645625" calcext:value-type="float">
            <text:p>2.645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979]" office:value-type="float" office:value="264.5625" calcext:value-type="float">
            <text:p>264.5625</text:p>
          </table:table-cell>
          <table:table-cell table:formula="of:=1000*[.B979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2650625" calcext:value-type="float">
            <text:p>2.650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980]" office:value-type="float" office:value="265.0625" calcext:value-type="float">
            <text:p>265.0625</text:p>
          </table:table-cell>
          <table:table-cell table:formula="of:=1000*[.B980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2655625" calcext:value-type="float">
            <text:p>2.65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981]" office:value-type="float" office:value="265.5625" calcext:value-type="float">
            <text:p>265.5625</text:p>
          </table:table-cell>
          <table:table-cell table:formula="of:=1000*[.B981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2660625" calcext:value-type="float">
            <text:p>2.66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982]" office:value-type="float" office:value="266.0625" calcext:value-type="float">
            <text:p>266.0625</text:p>
          </table:table-cell>
          <table:table-cell table:formula="of:=1000*[.B982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2665625" calcext:value-type="float">
            <text:p>2.66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983]" office:value-type="float" office:value="266.5625" calcext:value-type="float">
            <text:p>266.5625</text:p>
          </table:table-cell>
          <table:table-cell table:formula="of:=1000*[.B983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2670625" calcext:value-type="float">
            <text:p>2.670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984]" office:value-type="float" office:value="267.0625" calcext:value-type="float">
            <text:p>267.0625</text:p>
          </table:table-cell>
          <table:table-cell table:formula="of:=1000*[.B984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2675625" calcext:value-type="float">
            <text:p>2.67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985]" office:value-type="float" office:value="267.5625" calcext:value-type="float">
            <text:p>267.5625</text:p>
          </table:table-cell>
          <table:table-cell table:formula="of:=1000*[.B985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2680625" calcext:value-type="float">
            <text:p>2.680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986]" office:value-type="float" office:value="268.0625" calcext:value-type="float">
            <text:p>268.0625</text:p>
          </table:table-cell>
          <table:table-cell table:formula="of:=1000*[.B986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2685625" calcext:value-type="float">
            <text:p>2.68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987]" office:value-type="float" office:value="268.5625" calcext:value-type="float">
            <text:p>268.5625</text:p>
          </table:table-cell>
          <table:table-cell table:formula="of:=1000*[.B987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2690625" calcext:value-type="float">
            <text:p>2.69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988]" office:value-type="float" office:value="269.0625" calcext:value-type="float">
            <text:p>269.0625</text:p>
          </table:table-cell>
          <table:table-cell table:formula="of:=1000*[.B988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2695625" calcext:value-type="float">
            <text:p>2.695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989]" office:value-type="float" office:value="269.5625" calcext:value-type="float">
            <text:p>269.5625</text:p>
          </table:table-cell>
          <table:table-cell table:formula="of:=1000*[.B989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2700625" calcext:value-type="float">
            <text:p>2.70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990]" office:value-type="float" office:value="270.0625" calcext:value-type="float">
            <text:p>270.0625</text:p>
          </table:table-cell>
          <table:table-cell table:formula="of:=1000*[.B990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2705625" calcext:value-type="float">
            <text:p>2.70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991]" office:value-type="float" office:value="270.5625" calcext:value-type="float">
            <text:p>270.5625</text:p>
          </table:table-cell>
          <table:table-cell table:formula="of:=1000*[.B991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2710625" calcext:value-type="float">
            <text:p>2.710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992]" office:value-type="float" office:value="271.0625" calcext:value-type="float">
            <text:p>271.0625</text:p>
          </table:table-cell>
          <table:table-cell table:formula="of:=1000*[.B992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2715625" calcext:value-type="float">
            <text:p>2.71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993]" office:value-type="float" office:value="271.5625" calcext:value-type="float">
            <text:p>271.5625</text:p>
          </table:table-cell>
          <table:table-cell table:formula="of:=1000*[.B993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2720625" calcext:value-type="float">
            <text:p>2.720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994]" office:value-type="float" office:value="272.0625" calcext:value-type="float">
            <text:p>272.0625</text:p>
          </table:table-cell>
          <table:table-cell table:formula="of:=1000*[.B994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2725625" calcext:value-type="float">
            <text:p>2.72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995]" office:value-type="float" office:value="272.5625" calcext:value-type="float">
            <text:p>272.5625</text:p>
          </table:table-cell>
          <table:table-cell table:formula="of:=1000*[.B995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2730625" calcext:value-type="float">
            <text:p>2.730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996]" office:value-type="float" office:value="273.0625" calcext:value-type="float">
            <text:p>273.0625</text:p>
          </table:table-cell>
          <table:table-cell table:formula="of:=1000*[.B996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2735625" calcext:value-type="float">
            <text:p>2.73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997]" office:value-type="float" office:value="273.5625" calcext:value-type="float">
            <text:p>273.5625</text:p>
          </table:table-cell>
          <table:table-cell table:formula="of:=1000*[.B997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2740625" calcext:value-type="float">
            <text:p>2.740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998]" office:value-type="float" office:value="274.0625" calcext:value-type="float">
            <text:p>274.0625</text:p>
          </table:table-cell>
          <table:table-cell table:formula="of:=1000*[.B998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2745625" calcext:value-type="float">
            <text:p>2.74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999]" office:value-type="float" office:value="274.5625" calcext:value-type="float">
            <text:p>274.5625</text:p>
          </table:table-cell>
          <table:table-cell table:formula="of:=1000*[.B999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2750625" calcext:value-type="float">
            <text:p>2.750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000]" office:value-type="float" office:value="275.0625" calcext:value-type="float">
            <text:p>275.0625</text:p>
          </table:table-cell>
          <table:table-cell table:formula="of:=1000*[.B1000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2755625" calcext:value-type="float">
            <text:p>2.75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001]" office:value-type="float" office:value="275.5625" calcext:value-type="float">
            <text:p>275.5625</text:p>
          </table:table-cell>
          <table:table-cell table:formula="of:=1000*[.B1001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2760625" calcext:value-type="float">
            <text:p>2.760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002]" office:value-type="float" office:value="276.0625" calcext:value-type="float">
            <text:p>276.0625</text:p>
          </table:table-cell>
          <table:table-cell table:formula="of:=1000*[.B1002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2765625" calcext:value-type="float">
            <text:p>2.76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003]" office:value-type="float" office:value="276.5625" calcext:value-type="float">
            <text:p>276.5625</text:p>
          </table:table-cell>
          <table:table-cell table:formula="of:=1000*[.B1003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2770625" calcext:value-type="float">
            <text:p>2.77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004]" office:value-type="float" office:value="277.0625" calcext:value-type="float">
            <text:p>277.0625</text:p>
          </table:table-cell>
          <table:table-cell table:formula="of:=1000*[.B1004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2775625" calcext:value-type="float">
            <text:p>2.775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005]" office:value-type="float" office:value="277.5625" calcext:value-type="float">
            <text:p>277.5625</text:p>
          </table:table-cell>
          <table:table-cell table:formula="of:=1000*[.B1005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2780625" calcext:value-type="float">
            <text:p>2.780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006]" office:value-type="float" office:value="278.0625" calcext:value-type="float">
            <text:p>278.0625</text:p>
          </table:table-cell>
          <table:table-cell table:formula="of:=1000*[.B1006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2785625" calcext:value-type="float">
            <text:p>2.785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007]" office:value-type="float" office:value="278.5625" calcext:value-type="float">
            <text:p>278.5625</text:p>
          </table:table-cell>
          <table:table-cell table:formula="of:=1000*[.B1007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2790625" calcext:value-type="float">
            <text:p>2.790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008]" office:value-type="float" office:value="279.0625" calcext:value-type="float">
            <text:p>279.0625</text:p>
          </table:table-cell>
          <table:table-cell table:formula="of:=1000*[.B1008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2795625" calcext:value-type="float">
            <text:p>2.79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009]" office:value-type="float" office:value="279.5625" calcext:value-type="float">
            <text:p>279.5625</text:p>
          </table:table-cell>
          <table:table-cell table:formula="of:=1000*[.B1009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2800625" calcext:value-type="float">
            <text:p>2.800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010]" office:value-type="float" office:value="280.0625" calcext:value-type="float">
            <text:p>280.0625</text:p>
          </table:table-cell>
          <table:table-cell table:formula="of:=1000*[.B1010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2805625" calcext:value-type="float">
            <text:p>2.805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011]" office:value-type="float" office:value="280.5625" calcext:value-type="float">
            <text:p>280.5625</text:p>
          </table:table-cell>
          <table:table-cell table:formula="of:=1000*[.B1011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2810625" calcext:value-type="float">
            <text:p>2.810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012]" office:value-type="float" office:value="281.0625" calcext:value-type="float">
            <text:p>281.0625</text:p>
          </table:table-cell>
          <table:table-cell table:formula="of:=1000*[.B1012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2815625" calcext:value-type="float">
            <text:p>2.815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013]" office:value-type="float" office:value="281.5625" calcext:value-type="float">
            <text:p>281.5625</text:p>
          </table:table-cell>
          <table:table-cell table:formula="of:=1000*[.B1013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2820625" calcext:value-type="float">
            <text:p>2.820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014]" office:value-type="float" office:value="282.0625" calcext:value-type="float">
            <text:p>282.0625</text:p>
          </table:table-cell>
          <table:table-cell table:formula="of:=1000*[.B1014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2825625" calcext:value-type="float">
            <text:p>2.825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015]" office:value-type="float" office:value="282.5625" calcext:value-type="float">
            <text:p>282.5625</text:p>
          </table:table-cell>
          <table:table-cell table:formula="of:=1000*[.B1015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2830625" calcext:value-type="float">
            <text:p>2.830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016]" office:value-type="float" office:value="283.0625" calcext:value-type="float">
            <text:p>283.0625</text:p>
          </table:table-cell>
          <table:table-cell table:formula="of:=1000*[.B1016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2835625" calcext:value-type="float">
            <text:p>2.83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017]" office:value-type="float" office:value="283.5625" calcext:value-type="float">
            <text:p>283.5625</text:p>
          </table:table-cell>
          <table:table-cell table:formula="of:=1000*[.B1017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2840625" calcext:value-type="float">
            <text:p>2.840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018]" office:value-type="float" office:value="284.0625" calcext:value-type="float">
            <text:p>284.0625</text:p>
          </table:table-cell>
          <table:table-cell table:formula="of:=1000*[.B1018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2845625" calcext:value-type="float">
            <text:p>2.845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019]" office:value-type="float" office:value="284.5625" calcext:value-type="float">
            <text:p>284.5625</text:p>
          </table:table-cell>
          <table:table-cell table:formula="of:=1000*[.B1019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2850625" calcext:value-type="float">
            <text:p>2.85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020]" office:value-type="float" office:value="285.0625" calcext:value-type="float">
            <text:p>285.0625</text:p>
          </table:table-cell>
          <table:table-cell table:formula="of:=1000*[.B1020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2855625" calcext:value-type="float">
            <text:p>2.855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021]" office:value-type="float" office:value="285.5625" calcext:value-type="float">
            <text:p>285.5625</text:p>
          </table:table-cell>
          <table:table-cell table:formula="of:=1000*[.B1021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2860625" calcext:value-type="float">
            <text:p>2.86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022]" office:value-type="float" office:value="286.0625" calcext:value-type="float">
            <text:p>286.0625</text:p>
          </table:table-cell>
          <table:table-cell table:formula="of:=1000*[.B1022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2865625" calcext:value-type="float">
            <text:p>2.86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023]" office:value-type="float" office:value="286.5625" calcext:value-type="float">
            <text:p>286.5625</text:p>
          </table:table-cell>
          <table:table-cell table:formula="of:=1000*[.B1023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2870625" calcext:value-type="float">
            <text:p>2.870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024]" office:value-type="float" office:value="287.0625" calcext:value-type="float">
            <text:p>287.0625</text:p>
          </table:table-cell>
          <table:table-cell table:formula="of:=1000*[.B1024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2875625" calcext:value-type="float">
            <text:p>2.87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025]" office:value-type="float" office:value="287.5625" calcext:value-type="float">
            <text:p>287.5625</text:p>
          </table:table-cell>
          <table:table-cell table:formula="of:=1000*[.B1025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2880625" calcext:value-type="float">
            <text:p>2.880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026]" office:value-type="float" office:value="288.0625" calcext:value-type="float">
            <text:p>288.0625</text:p>
          </table:table-cell>
          <table:table-cell table:formula="of:=1000*[.B1026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2885625" calcext:value-type="float">
            <text:p>2.885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027]" office:value-type="float" office:value="288.5625" calcext:value-type="float">
            <text:p>288.5625</text:p>
          </table:table-cell>
          <table:table-cell table:formula="of:=1000*[.B1027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2890625" calcext:value-type="float">
            <text:p>2.890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028]" office:value-type="float" office:value="289.0625" calcext:value-type="float">
            <text:p>289.0625</text:p>
          </table:table-cell>
          <table:table-cell table:formula="of:=1000*[.B1028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2895625" calcext:value-type="float">
            <text:p>2.89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029]" office:value-type="float" office:value="289.5625" calcext:value-type="float">
            <text:p>289.5625</text:p>
          </table:table-cell>
          <table:table-cell table:formula="of:=1000*[.B1029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2900625" calcext:value-type="float">
            <text:p>2.90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030]" office:value-type="float" office:value="290.0625" calcext:value-type="float">
            <text:p>290.0625</text:p>
          </table:table-cell>
          <table:table-cell table:formula="of:=1000*[.B1030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2905625" calcext:value-type="float">
            <text:p>2.90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031]" office:value-type="float" office:value="290.5625" calcext:value-type="float">
            <text:p>290.5625</text:p>
          </table:table-cell>
          <table:table-cell table:formula="of:=1000*[.B1031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2910625" calcext:value-type="float">
            <text:p>2.910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032]" office:value-type="float" office:value="291.0625" calcext:value-type="float">
            <text:p>291.0625</text:p>
          </table:table-cell>
          <table:table-cell table:formula="of:=1000*[.B1032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2915625" calcext:value-type="float">
            <text:p>2.91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033]" office:value-type="float" office:value="291.5625" calcext:value-type="float">
            <text:p>291.5625</text:p>
          </table:table-cell>
          <table:table-cell table:formula="of:=1000*[.B1033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2920625" calcext:value-type="float">
            <text:p>2.920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034]" office:value-type="float" office:value="292.0625" calcext:value-type="float">
            <text:p>292.0625</text:p>
          </table:table-cell>
          <table:table-cell table:formula="of:=1000*[.B1034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2925625" calcext:value-type="float">
            <text:p>2.92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035]" office:value-type="float" office:value="292.5625" calcext:value-type="float">
            <text:p>292.5625</text:p>
          </table:table-cell>
          <table:table-cell table:formula="of:=1000*[.B1035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2930625" calcext:value-type="float">
            <text:p>2.930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036]" office:value-type="float" office:value="293.0625" calcext:value-type="float">
            <text:p>293.0625</text:p>
          </table:table-cell>
          <table:table-cell table:formula="of:=1000*[.B1036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2935625" calcext:value-type="float">
            <text:p>2.935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037]" office:value-type="float" office:value="293.5625" calcext:value-type="float">
            <text:p>293.5625</text:p>
          </table:table-cell>
          <table:table-cell table:formula="of:=1000*[.B1037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2940625" calcext:value-type="float">
            <text:p>2.940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038]" office:value-type="float" office:value="294.0625" calcext:value-type="float">
            <text:p>294.0625</text:p>
          </table:table-cell>
          <table:table-cell table:formula="of:=1000*[.B1038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2945625" calcext:value-type="float">
            <text:p>2.94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039]" office:value-type="float" office:value="294.5625" calcext:value-type="float">
            <text:p>294.5625</text:p>
          </table:table-cell>
          <table:table-cell table:formula="of:=1000*[.B1039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2950625" calcext:value-type="float">
            <text:p>2.950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040]" office:value-type="float" office:value="295.0625" calcext:value-type="float">
            <text:p>295.0625</text:p>
          </table:table-cell>
          <table:table-cell table:formula="of:=1000*[.B1040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2955625" calcext:value-type="float">
            <text:p>2.95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041]" office:value-type="float" office:value="295.5625" calcext:value-type="float">
            <text:p>295.5625</text:p>
          </table:table-cell>
          <table:table-cell table:formula="of:=1000*[.B1041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2960625" calcext:value-type="float">
            <text:p>2.960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042]" office:value-type="float" office:value="296.0625" calcext:value-type="float">
            <text:p>296.0625</text:p>
          </table:table-cell>
          <table:table-cell table:formula="of:=1000*[.B1042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2965625" calcext:value-type="float">
            <text:p>2.965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043]" office:value-type="float" office:value="296.5625" calcext:value-type="float">
            <text:p>296.5625</text:p>
          </table:table-cell>
          <table:table-cell table:formula="of:=1000*[.B1043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2970625" calcext:value-type="float">
            <text:p>2.970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044]" office:value-type="float" office:value="297.0625" calcext:value-type="float">
            <text:p>297.0625</text:p>
          </table:table-cell>
          <table:table-cell table:formula="of:=1000*[.B1044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2975625" calcext:value-type="float">
            <text:p>2.97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045]" office:value-type="float" office:value="297.5625" calcext:value-type="float">
            <text:p>297.5625</text:p>
          </table:table-cell>
          <table:table-cell table:formula="of:=1000*[.B1045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2980625" calcext:value-type="float">
            <text:p>2.98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046]" office:value-type="float" office:value="298.0625" calcext:value-type="float">
            <text:p>298.0625</text:p>
          </table:table-cell>
          <table:table-cell table:formula="of:=1000*[.B1046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2985625" calcext:value-type="float">
            <text:p>2.98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047]" office:value-type="float" office:value="298.5625" calcext:value-type="float">
            <text:p>298.5625</text:p>
          </table:table-cell>
          <table:table-cell table:formula="of:=1000*[.B1047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2990625" calcext:value-type="float">
            <text:p>2.990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048]" office:value-type="float" office:value="299.0625" calcext:value-type="float">
            <text:p>299.0625</text:p>
          </table:table-cell>
          <table:table-cell table:formula="of:=1000*[.B1048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2995625" calcext:value-type="float">
            <text:p>2.99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049]" office:value-type="float" office:value="299.5625" calcext:value-type="float">
            <text:p>299.5625</text:p>
          </table:table-cell>
          <table:table-cell table:formula="of:=1000*[.B1049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3000625" calcext:value-type="float">
            <text:p>3.000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050]" office:value-type="float" office:value="300.0625" calcext:value-type="float">
            <text:p>300.0625</text:p>
          </table:table-cell>
          <table:table-cell table:formula="of:=1000*[.B1050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3005625" calcext:value-type="float">
            <text:p>3.00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051]" office:value-type="float" office:value="300.5625" calcext:value-type="float">
            <text:p>300.5625</text:p>
          </table:table-cell>
          <table:table-cell table:formula="of:=1000*[.B1051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3010625" calcext:value-type="float">
            <text:p>3.01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052]" office:value-type="float" office:value="301.0625" calcext:value-type="float">
            <text:p>301.0625</text:p>
          </table:table-cell>
          <table:table-cell table:formula="of:=1000*[.B1052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3015625" calcext:value-type="float">
            <text:p>3.015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053]" office:value-type="float" office:value="301.5625" calcext:value-type="float">
            <text:p>301.5625</text:p>
          </table:table-cell>
          <table:table-cell table:formula="of:=1000*[.B1053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3020625" calcext:value-type="float">
            <text:p>3.020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054]" office:value-type="float" office:value="302.0625" calcext:value-type="float">
            <text:p>302.0625</text:p>
          </table:table-cell>
          <table:table-cell table:formula="of:=1000*[.B1054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3025625" calcext:value-type="float">
            <text:p>3.02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055]" office:value-type="float" office:value="302.5625" calcext:value-type="float">
            <text:p>302.5625</text:p>
          </table:table-cell>
          <table:table-cell table:formula="of:=1000*[.B1055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3030625" calcext:value-type="float">
            <text:p>3.03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056]" office:value-type="float" office:value="303.0625" calcext:value-type="float">
            <text:p>303.0625</text:p>
          </table:table-cell>
          <table:table-cell table:formula="of:=1000*[.B1056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3035625" calcext:value-type="float">
            <text:p>3.03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057]" office:value-type="float" office:value="303.5625" calcext:value-type="float">
            <text:p>303.5625</text:p>
          </table:table-cell>
          <table:table-cell table:formula="of:=1000*[.B1057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3040625" calcext:value-type="float">
            <text:p>3.040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058]" office:value-type="float" office:value="304.0625" calcext:value-type="float">
            <text:p>304.0625</text:p>
          </table:table-cell>
          <table:table-cell table:formula="of:=1000*[.B1058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3045625" calcext:value-type="float">
            <text:p>3.045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059]" office:value-type="float" office:value="304.5625" calcext:value-type="float">
            <text:p>304.5625</text:p>
          </table:table-cell>
          <table:table-cell table:formula="of:=1000*[.B1059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3050625" calcext:value-type="float">
            <text:p>3.050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060]" office:value-type="float" office:value="305.0625" calcext:value-type="float">
            <text:p>305.0625</text:p>
          </table:table-cell>
          <table:table-cell table:formula="of:=1000*[.B1060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3055625" calcext:value-type="float">
            <text:p>3.055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061]" office:value-type="float" office:value="305.5625" calcext:value-type="float">
            <text:p>305.5625</text:p>
          </table:table-cell>
          <table:table-cell table:formula="of:=1000*[.B1061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3060625" calcext:value-type="float">
            <text:p>3.060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062]" office:value-type="float" office:value="306.0625" calcext:value-type="float">
            <text:p>306.0625</text:p>
          </table:table-cell>
          <table:table-cell table:formula="of:=1000*[.B1062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3065625" calcext:value-type="float">
            <text:p>3.065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063]" office:value-type="float" office:value="306.5625" calcext:value-type="float">
            <text:p>306.5625</text:p>
          </table:table-cell>
          <table:table-cell table:formula="of:=1000*[.B1063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3070625" calcext:value-type="float">
            <text:p>3.070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064]" office:value-type="float" office:value="307.0625" calcext:value-type="float">
            <text:p>307.0625</text:p>
          </table:table-cell>
          <table:table-cell table:formula="of:=1000*[.B1064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3075625" calcext:value-type="float">
            <text:p>3.075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065]" office:value-type="float" office:value="307.5625" calcext:value-type="float">
            <text:p>307.5625</text:p>
          </table:table-cell>
          <table:table-cell table:formula="of:=1000*[.B1065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3080625" calcext:value-type="float">
            <text:p>3.080625E-07</text:p>
          </table:table-cell>
          <table:table-cell office:value-type="float" office:value="-0.269755" calcext:value-type="float">
            <text:p>-0.269755</text:p>
          </table:table-cell>
          <table:table-cell/>
          <table:table-cell table:formula="of:=10^9*[.A1066]" office:value-type="float" office:value="308.0625" calcext:value-type="float">
            <text:p>308.0625</text:p>
          </table:table-cell>
          <table:table-cell table:formula="of:=1000*[.B1066]" office:value-type="float" office:value="-269.755" calcext:value-type="float">
            <text:p>-269.755</text:p>
          </table:table-cell>
          <table:table-cell table:number-columns-repeated="4"/>
        </table:table-row>
        <table:table-row table:style-name="ro1">
          <table:table-cell office:value-type="float" office:value="0.0000003085625" calcext:value-type="float">
            <text:p>3.08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067]" office:value-type="float" office:value="308.5625" calcext:value-type="float">
            <text:p>308.5625</text:p>
          </table:table-cell>
          <table:table-cell table:formula="of:=1000*[.B1067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3090625" calcext:value-type="float">
            <text:p>3.090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1068]" office:value-type="float" office:value="309.0625" calcext:value-type="float">
            <text:p>309.0625</text:p>
          </table:table-cell>
          <table:table-cell table:formula="of:=1000*[.B1068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3095625" calcext:value-type="float">
            <text:p>3.09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069]" office:value-type="float" office:value="309.5625" calcext:value-type="float">
            <text:p>309.5625</text:p>
          </table:table-cell>
          <table:table-cell table:formula="of:=1000*[.B1069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3100625" calcext:value-type="float">
            <text:p>3.100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1070]" office:value-type="float" office:value="310.0625" calcext:value-type="float">
            <text:p>310.0625</text:p>
          </table:table-cell>
          <table:table-cell table:formula="of:=1000*[.B1070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3105625" calcext:value-type="float">
            <text:p>3.105625E-07</text:p>
          </table:table-cell>
          <table:table-cell office:value-type="float" office:value="-0.189353" calcext:value-type="float">
            <text:p>-0.189353</text:p>
          </table:table-cell>
          <table:table-cell/>
          <table:table-cell table:formula="of:=10^9*[.A1071]" office:value-type="float" office:value="310.5625" calcext:value-type="float">
            <text:p>310.5625</text:p>
          </table:table-cell>
          <table:table-cell table:formula="of:=1000*[.B1071]" office:value-type="float" office:value="-189.353" calcext:value-type="float">
            <text:p>-189.353</text:p>
          </table:table-cell>
          <table:table-cell table:number-columns-repeated="4"/>
        </table:table-row>
        <table:table-row table:style-name="ro1">
          <table:table-cell office:value-type="float" office:value="0.0000003110625" calcext:value-type="float">
            <text:p>3.110625E-07</text:p>
          </table:table-cell>
          <table:table-cell office:value-type="float" office:value="-0.189353" calcext:value-type="float">
            <text:p>-0.189353</text:p>
          </table:table-cell>
          <table:table-cell/>
          <table:table-cell table:formula="of:=10^9*[.A1072]" office:value-type="float" office:value="311.0625" calcext:value-type="float">
            <text:p>311.0625</text:p>
          </table:table-cell>
          <table:table-cell table:formula="of:=1000*[.B1072]" office:value-type="float" office:value="-189.353" calcext:value-type="float">
            <text:p>-189.353</text:p>
          </table:table-cell>
          <table:table-cell table:number-columns-repeated="4"/>
        </table:table-row>
        <table:table-row table:style-name="ro1">
          <table:table-cell office:value-type="float" office:value="0.0000003115625" calcext:value-type="float">
            <text:p>3.115625E-07</text:p>
          </table:table-cell>
          <table:table-cell office:value-type="float" office:value="-0.189353" calcext:value-type="float">
            <text:p>-0.189353</text:p>
          </table:table-cell>
          <table:table-cell/>
          <table:table-cell table:formula="of:=10^9*[.A1073]" office:value-type="float" office:value="311.5625" calcext:value-type="float">
            <text:p>311.5625</text:p>
          </table:table-cell>
          <table:table-cell table:formula="of:=1000*[.B1073]" office:value-type="float" office:value="-189.353" calcext:value-type="float">
            <text:p>-189.353</text:p>
          </table:table-cell>
          <table:table-cell table:number-columns-repeated="4"/>
        </table:table-row>
        <table:table-row table:style-name="ro1">
          <table:table-cell office:value-type="float" office:value="0.0000003120625" calcext:value-type="float">
            <text:p>3.120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1074]" office:value-type="float" office:value="312.0625" calcext:value-type="float">
            <text:p>312.0625</text:p>
          </table:table-cell>
          <table:table-cell table:formula="of:=1000*[.B1074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3125625" calcext:value-type="float">
            <text:p>3.125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1075]" office:value-type="float" office:value="312.5625" calcext:value-type="float">
            <text:p>312.5625</text:p>
          </table:table-cell>
          <table:table-cell table:formula="of:=1000*[.B1075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3130625" calcext:value-type="float">
            <text:p>3.130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1076]" office:value-type="float" office:value="313.0625" calcext:value-type="float">
            <text:p>313.0625</text:p>
          </table:table-cell>
          <table:table-cell table:formula="of:=1000*[.B1076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3135625" calcext:value-type="float">
            <text:p>3.135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1077]" office:value-type="float" office:value="313.5625" calcext:value-type="float">
            <text:p>313.5625</text:p>
          </table:table-cell>
          <table:table-cell table:formula="of:=1000*[.B1077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3140625" calcext:value-type="float">
            <text:p>3.140625E-07</text:p>
          </table:table-cell>
          <table:table-cell office:value-type="float" office:value="-0.209454" calcext:value-type="float">
            <text:p>-0.209454</text:p>
          </table:table-cell>
          <table:table-cell/>
          <table:table-cell table:formula="of:=10^9*[.A1078]" office:value-type="float" office:value="314.0625" calcext:value-type="float">
            <text:p>314.0625</text:p>
          </table:table-cell>
          <table:table-cell table:formula="of:=1000*[.B1078]" office:value-type="float" office:value="-209.454" calcext:value-type="float">
            <text:p>-209.454</text:p>
          </table:table-cell>
          <table:table-cell table:number-columns-repeated="4"/>
        </table:table-row>
        <table:table-row table:style-name="ro1">
          <table:table-cell office:value-type="float" office:value="0.0000003145625" calcext:value-type="float">
            <text:p>3.145625E-07</text:p>
          </table:table-cell>
          <table:table-cell office:value-type="float" office:value="-0.229554" calcext:value-type="float">
            <text:p>-0.229554</text:p>
          </table:table-cell>
          <table:table-cell/>
          <table:table-cell table:formula="of:=10^9*[.A1079]" office:value-type="float" office:value="314.5625" calcext:value-type="float">
            <text:p>314.5625</text:p>
          </table:table-cell>
          <table:table-cell table:formula="of:=1000*[.B1079]" office:value-type="float" office:value="-229.554" calcext:value-type="float">
            <text:p>-229.554</text:p>
          </table:table-cell>
          <table:table-cell table:number-columns-repeated="4"/>
        </table:table-row>
        <table:table-row table:style-name="ro1">
          <table:table-cell office:value-type="float" office:value="0.0000003150625" calcext:value-type="float">
            <text:p>3.150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080]" office:value-type="float" office:value="315.0625" calcext:value-type="float">
            <text:p>315.0625</text:p>
          </table:table-cell>
          <table:table-cell table:formula="of:=1000*[.B1080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3155625" calcext:value-type="float">
            <text:p>3.155625E-07</text:p>
          </table:table-cell>
          <table:table-cell office:value-type="float" office:value="-0.249655" calcext:value-type="float">
            <text:p>-0.249655</text:p>
          </table:table-cell>
          <table:table-cell/>
          <table:table-cell table:formula="of:=10^9*[.A1081]" office:value-type="float" office:value="315.5625" calcext:value-type="float">
            <text:p>315.5625</text:p>
          </table:table-cell>
          <table:table-cell table:formula="of:=1000*[.B1081]" office:value-type="float" office:value="-249.655" calcext:value-type="float">
            <text:p>-249.655</text:p>
          </table:table-cell>
          <table:table-cell table:number-columns-repeated="4"/>
        </table:table-row>
        <table:table-row table:style-name="ro1">
          <table:table-cell office:value-type="float" office:value="0.0000003160625" calcext:value-type="float">
            <text:p>3.160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082]" office:value-type="float" office:value="316.0625" calcext:value-type="float">
            <text:p>316.0625</text:p>
          </table:table-cell>
          <table:table-cell table:formula="of:=1000*[.B1082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3165625" calcext:value-type="float">
            <text:p>3.165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083]" office:value-type="float" office:value="316.5625" calcext:value-type="float">
            <text:p>316.5625</text:p>
          </table:table-cell>
          <table:table-cell table:formula="of:=1000*[.B1083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3170625" calcext:value-type="float">
            <text:p>3.170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084]" office:value-type="float" office:value="317.0625" calcext:value-type="float">
            <text:p>317.0625</text:p>
          </table:table-cell>
          <table:table-cell table:formula="of:=1000*[.B1084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3175625" calcext:value-type="float">
            <text:p>3.175625E-07</text:p>
          </table:table-cell>
          <table:table-cell office:value-type="float" office:value="-0.350157" calcext:value-type="float">
            <text:p>-0.350157</text:p>
          </table:table-cell>
          <table:table-cell/>
          <table:table-cell table:formula="of:=10^9*[.A1085]" office:value-type="float" office:value="317.5625" calcext:value-type="float">
            <text:p>317.5625</text:p>
          </table:table-cell>
          <table:table-cell table:formula="of:=1000*[.B1085]" office:value-type="float" office:value="-350.157" calcext:value-type="float">
            <text:p>-350.157</text:p>
          </table:table-cell>
          <table:table-cell table:number-columns-repeated="4"/>
        </table:table-row>
        <table:table-row table:style-name="ro1">
          <table:table-cell office:value-type="float" office:value="0.0000003180625" calcext:value-type="float">
            <text:p>3.180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086]" office:value-type="float" office:value="318.0625" calcext:value-type="float">
            <text:p>318.0625</text:p>
          </table:table-cell>
          <table:table-cell table:formula="of:=1000*[.B1086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3185625" calcext:value-type="float">
            <text:p>3.185625E-07</text:p>
          </table:table-cell>
          <table:table-cell office:value-type="float" office:value="-0.370258" calcext:value-type="float">
            <text:p>-0.370258</text:p>
          </table:table-cell>
          <table:table-cell/>
          <table:table-cell table:formula="of:=10^9*[.A1087]" office:value-type="float" office:value="318.5625" calcext:value-type="float">
            <text:p>318.5625</text:p>
          </table:table-cell>
          <table:table-cell table:formula="of:=1000*[.B1087]" office:value-type="float" office:value="-370.258" calcext:value-type="float">
            <text:p>-370.258</text:p>
          </table:table-cell>
          <table:table-cell table:number-columns-repeated="4"/>
        </table:table-row>
        <table:table-row table:style-name="ro1">
          <table:table-cell office:value-type="float" office:value="0.0000003190625" calcext:value-type="float">
            <text:p>3.190625E-07</text:p>
          </table:table-cell>
          <table:table-cell office:value-type="float" office:value="-0.370258" calcext:value-type="float">
            <text:p>-0.370258</text:p>
          </table:table-cell>
          <table:table-cell/>
          <table:table-cell table:formula="of:=10^9*[.A1088]" office:value-type="float" office:value="319.0625" calcext:value-type="float">
            <text:p>319.0625</text:p>
          </table:table-cell>
          <table:table-cell table:formula="of:=1000*[.B1088]" office:value-type="float" office:value="-370.258" calcext:value-type="float">
            <text:p>-370.258</text:p>
          </table:table-cell>
          <table:table-cell table:number-columns-repeated="4"/>
        </table:table-row>
        <table:table-row table:style-name="ro1">
          <table:table-cell office:value-type="float" office:value="0.0000003195625" calcext:value-type="float">
            <text:p>3.195625E-07</text:p>
          </table:table-cell>
          <table:table-cell office:value-type="float" office:value="-0.390358" calcext:value-type="float">
            <text:p>-0.390358</text:p>
          </table:table-cell>
          <table:table-cell/>
          <table:table-cell table:formula="of:=10^9*[.A1089]" office:value-type="float" office:value="319.5625" calcext:value-type="float">
            <text:p>319.5625</text:p>
          </table:table-cell>
          <table:table-cell table:formula="of:=1000*[.B1089]" office:value-type="float" office:value="-390.358" calcext:value-type="float">
            <text:p>-390.358</text:p>
          </table:table-cell>
          <table:table-cell table:number-columns-repeated="4"/>
        </table:table-row>
        <table:table-row table:style-name="ro1">
          <table:table-cell office:value-type="float" office:value="0.0000003200625" calcext:value-type="float">
            <text:p>3.200625E-07</text:p>
          </table:table-cell>
          <table:table-cell office:value-type="float" office:value="-0.410459" calcext:value-type="float">
            <text:p>-0.410459</text:p>
          </table:table-cell>
          <table:table-cell/>
          <table:table-cell table:formula="of:=10^9*[.A1090]" office:value-type="float" office:value="320.0625" calcext:value-type="float">
            <text:p>320.0625</text:p>
          </table:table-cell>
          <table:table-cell table:formula="of:=1000*[.B1090]" office:value-type="float" office:value="-410.459" calcext:value-type="float">
            <text:p>-410.459</text:p>
          </table:table-cell>
          <table:table-cell table:number-columns-repeated="4"/>
        </table:table-row>
        <table:table-row table:style-name="ro1">
          <table:table-cell office:value-type="float" office:value="0.0000003205625" calcext:value-type="float">
            <text:p>3.205625E-07</text:p>
          </table:table-cell>
          <table:table-cell office:value-type="float" office:value="-0.430559" calcext:value-type="float">
            <text:p>-0.430559</text:p>
          </table:table-cell>
          <table:table-cell/>
          <table:table-cell table:formula="of:=10^9*[.A1091]" office:value-type="float" office:value="320.5625" calcext:value-type="float">
            <text:p>320.5625</text:p>
          </table:table-cell>
          <table:table-cell table:formula="of:=1000*[.B1091]" office:value-type="float" office:value="-430.559" calcext:value-type="float">
            <text:p>-430.559</text:p>
          </table:table-cell>
          <table:table-cell table:number-columns-repeated="4"/>
        </table:table-row>
        <table:table-row table:style-name="ro1">
          <table:table-cell office:value-type="float" office:value="0.0000003210625" calcext:value-type="float">
            <text:p>3.210625E-07</text:p>
          </table:table-cell>
          <table:table-cell office:value-type="float" office:value="-0.45066" calcext:value-type="float">
            <text:p>-0.45066</text:p>
          </table:table-cell>
          <table:table-cell/>
          <table:table-cell table:formula="of:=10^9*[.A1092]" office:value-type="float" office:value="321.0625" calcext:value-type="float">
            <text:p>321.0625</text:p>
          </table:table-cell>
          <table:table-cell table:formula="of:=1000*[.B1092]" office:value-type="float" office:value="-450.66" calcext:value-type="float">
            <text:p>-450.66</text:p>
          </table:table-cell>
          <table:table-cell table:number-columns-repeated="4"/>
        </table:table-row>
        <table:table-row table:style-name="ro1">
          <table:table-cell office:value-type="float" office:value="0.0000003215625" calcext:value-type="float">
            <text:p>3.215625E-07</text:p>
          </table:table-cell>
          <table:table-cell office:value-type="float" office:value="-0.45066" calcext:value-type="float">
            <text:p>-0.45066</text:p>
          </table:table-cell>
          <table:table-cell/>
          <table:table-cell table:formula="of:=10^9*[.A1093]" office:value-type="float" office:value="321.5625" calcext:value-type="float">
            <text:p>321.5625</text:p>
          </table:table-cell>
          <table:table-cell table:formula="of:=1000*[.B1093]" office:value-type="float" office:value="-450.66" calcext:value-type="float">
            <text:p>-450.66</text:p>
          </table:table-cell>
          <table:table-cell table:number-columns-repeated="4"/>
        </table:table-row>
        <table:table-row table:style-name="ro1">
          <table:table-cell office:value-type="float" office:value="0.0000003220625" calcext:value-type="float">
            <text:p>3.220625E-07</text:p>
          </table:table-cell>
          <table:table-cell office:value-type="float" office:value="-0.47076" calcext:value-type="float">
            <text:p>-0.47076</text:p>
          </table:table-cell>
          <table:table-cell/>
          <table:table-cell table:formula="of:=10^9*[.A1094]" office:value-type="float" office:value="322.0625" calcext:value-type="float">
            <text:p>322.0625</text:p>
          </table:table-cell>
          <table:table-cell table:formula="of:=1000*[.B1094]" office:value-type="float" office:value="-470.76" calcext:value-type="float">
            <text:p>-470.76</text:p>
          </table:table-cell>
          <table:table-cell table:number-columns-repeated="4"/>
        </table:table-row>
        <table:table-row table:style-name="ro1">
          <table:table-cell office:value-type="float" office:value="0.0000003225625" calcext:value-type="float">
            <text:p>3.225625E-07</text:p>
          </table:table-cell>
          <table:table-cell office:value-type="float" office:value="-0.47076" calcext:value-type="float">
            <text:p>-0.47076</text:p>
          </table:table-cell>
          <table:table-cell/>
          <table:table-cell table:formula="of:=10^9*[.A1095]" office:value-type="float" office:value="322.5625" calcext:value-type="float">
            <text:p>322.5625</text:p>
          </table:table-cell>
          <table:table-cell table:formula="of:=1000*[.B1095]" office:value-type="float" office:value="-470.76" calcext:value-type="float">
            <text:p>-470.76</text:p>
          </table:table-cell>
          <table:table-cell table:number-columns-repeated="4"/>
        </table:table-row>
        <table:table-row table:style-name="ro1">
          <table:table-cell office:value-type="float" office:value="0.0000003230625" calcext:value-type="float">
            <text:p>3.230625E-07</text:p>
          </table:table-cell>
          <table:table-cell office:value-type="float" office:value="-0.490861" calcext:value-type="float">
            <text:p>-0.490861</text:p>
          </table:table-cell>
          <table:table-cell/>
          <table:table-cell table:formula="of:=10^9*[.A1096]" office:value-type="float" office:value="323.0625" calcext:value-type="float">
            <text:p>323.0625</text:p>
          </table:table-cell>
          <table:table-cell table:formula="of:=1000*[.B1096]" office:value-type="float" office:value="-490.861" calcext:value-type="float">
            <text:p>-490.861</text:p>
          </table:table-cell>
          <table:table-cell table:number-columns-repeated="4"/>
        </table:table-row>
        <table:table-row table:style-name="ro1">
          <table:table-cell office:value-type="float" office:value="0.0000003235625" calcext:value-type="float">
            <text:p>3.235625E-07</text:p>
          </table:table-cell>
          <table:table-cell office:value-type="float" office:value="-0.45066" calcext:value-type="float">
            <text:p>-0.45066</text:p>
          </table:table-cell>
          <table:table-cell/>
          <table:table-cell table:formula="of:=10^9*[.A1097]" office:value-type="float" office:value="323.5625" calcext:value-type="float">
            <text:p>323.5625</text:p>
          </table:table-cell>
          <table:table-cell table:formula="of:=1000*[.B1097]" office:value-type="float" office:value="-450.66" calcext:value-type="float">
            <text:p>-450.66</text:p>
          </table:table-cell>
          <table:table-cell table:number-columns-repeated="4"/>
        </table:table-row>
        <table:table-row table:style-name="ro1">
          <table:table-cell office:value-type="float" office:value="0.0000003240625" calcext:value-type="float">
            <text:p>3.240625E-07</text:p>
          </table:table-cell>
          <table:table-cell office:value-type="float" office:value="-0.531062" calcext:value-type="float">
            <text:p>-0.531062</text:p>
          </table:table-cell>
          <table:table-cell/>
          <table:table-cell table:formula="of:=10^9*[.A1098]" office:value-type="float" office:value="324.0625" calcext:value-type="float">
            <text:p>324.0625</text:p>
          </table:table-cell>
          <table:table-cell table:formula="of:=1000*[.B1098]" office:value-type="float" office:value="-531.062" calcext:value-type="float">
            <text:p>-531.062</text:p>
          </table:table-cell>
          <table:table-cell table:number-columns-repeated="4"/>
        </table:table-row>
        <table:table-row table:style-name="ro1">
          <table:table-cell office:value-type="float" office:value="0.0000003245625" calcext:value-type="float">
            <text:p>3.245625E-07</text:p>
          </table:table-cell>
          <table:table-cell office:value-type="float" office:value="-0.510961" calcext:value-type="float">
            <text:p>-0.510961</text:p>
          </table:table-cell>
          <table:table-cell/>
          <table:table-cell table:formula="of:=10^9*[.A1099]" office:value-type="float" office:value="324.5625" calcext:value-type="float">
            <text:p>324.5625</text:p>
          </table:table-cell>
          <table:table-cell table:formula="of:=1000*[.B1099]" office:value-type="float" office:value="-510.961" calcext:value-type="float">
            <text:p>-510.961</text:p>
          </table:table-cell>
          <table:table-cell table:number-columns-repeated="4"/>
        </table:table-row>
        <table:table-row table:style-name="ro1">
          <table:table-cell office:value-type="float" office:value="0.0000003250625" calcext:value-type="float">
            <text:p>3.250625E-07</text:p>
          </table:table-cell>
          <table:table-cell office:value-type="float" office:value="-0.490861" calcext:value-type="float">
            <text:p>-0.490861</text:p>
          </table:table-cell>
          <table:table-cell/>
          <table:table-cell table:formula="of:=10^9*[.A1100]" office:value-type="float" office:value="325.0625" calcext:value-type="float">
            <text:p>325.0625</text:p>
          </table:table-cell>
          <table:table-cell table:formula="of:=1000*[.B1100]" office:value-type="float" office:value="-490.861" calcext:value-type="float">
            <text:p>-490.861</text:p>
          </table:table-cell>
          <table:table-cell table:number-columns-repeated="4"/>
        </table:table-row>
        <table:table-row table:style-name="ro1">
          <table:table-cell office:value-type="float" office:value="0.0000003255625" calcext:value-type="float">
            <text:p>3.255625E-07</text:p>
          </table:table-cell>
          <table:table-cell office:value-type="float" office:value="-0.531062" calcext:value-type="float">
            <text:p>-0.531062</text:p>
          </table:table-cell>
          <table:table-cell/>
          <table:table-cell table:formula="of:=10^9*[.A1101]" office:value-type="float" office:value="325.5625" calcext:value-type="float">
            <text:p>325.5625</text:p>
          </table:table-cell>
          <table:table-cell table:formula="of:=1000*[.B1101]" office:value-type="float" office:value="-531.062" calcext:value-type="float">
            <text:p>-531.062</text:p>
          </table:table-cell>
          <table:table-cell table:number-columns-repeated="4"/>
        </table:table-row>
        <table:table-row table:style-name="ro1">
          <table:table-cell office:value-type="float" office:value="0.0000003260625" calcext:value-type="float">
            <text:p>3.260625E-07</text:p>
          </table:table-cell>
          <table:table-cell office:value-type="float" office:value="-0.531062" calcext:value-type="float">
            <text:p>-0.531062</text:p>
          </table:table-cell>
          <table:table-cell/>
          <table:table-cell table:formula="of:=10^9*[.A1102]" office:value-type="float" office:value="326.0625" calcext:value-type="float">
            <text:p>326.0625</text:p>
          </table:table-cell>
          <table:table-cell table:formula="of:=1000*[.B1102]" office:value-type="float" office:value="-531.062" calcext:value-type="float">
            <text:p>-531.062</text:p>
          </table:table-cell>
          <table:table-cell table:number-columns-repeated="4"/>
        </table:table-row>
        <table:table-row table:style-name="ro1">
          <table:table-cell office:value-type="float" office:value="0.0000003265625" calcext:value-type="float">
            <text:p>3.265625E-07</text:p>
          </table:table-cell>
          <table:table-cell office:value-type="float" office:value="-0.531062" calcext:value-type="float">
            <text:p>-0.531062</text:p>
          </table:table-cell>
          <table:table-cell/>
          <table:table-cell table:formula="of:=10^9*[.A1103]" office:value-type="float" office:value="326.5625" calcext:value-type="float">
            <text:p>326.5625</text:p>
          </table:table-cell>
          <table:table-cell table:formula="of:=1000*[.B1103]" office:value-type="float" office:value="-531.062" calcext:value-type="float">
            <text:p>-531.062</text:p>
          </table:table-cell>
          <table:table-cell table:number-columns-repeated="4"/>
        </table:table-row>
        <table:table-row table:style-name="ro1">
          <table:table-cell office:value-type="float" office:value="0.0000003270625" calcext:value-type="float">
            <text:p>3.270625E-07</text:p>
          </table:table-cell>
          <table:table-cell office:value-type="float" office:value="-0.531062" calcext:value-type="float">
            <text:p>-0.531062</text:p>
          </table:table-cell>
          <table:table-cell/>
          <table:table-cell table:formula="of:=10^9*[.A1104]" office:value-type="float" office:value="327.0625" calcext:value-type="float">
            <text:p>327.0625</text:p>
          </table:table-cell>
          <table:table-cell table:formula="of:=1000*[.B1104]" office:value-type="float" office:value="-531.062" calcext:value-type="float">
            <text:p>-531.062</text:p>
          </table:table-cell>
          <table:table-cell table:number-columns-repeated="4"/>
        </table:table-row>
        <table:table-row table:style-name="ro1">
          <table:table-cell office:value-type="float" office:value="0.0000003275625" calcext:value-type="float">
            <text:p>3.275625E-07</text:p>
          </table:table-cell>
          <table:table-cell office:value-type="float" office:value="-0.531062" calcext:value-type="float">
            <text:p>-0.531062</text:p>
          </table:table-cell>
          <table:table-cell/>
          <table:table-cell table:formula="of:=10^9*[.A1105]" office:value-type="float" office:value="327.5625" calcext:value-type="float">
            <text:p>327.5625</text:p>
          </table:table-cell>
          <table:table-cell table:formula="of:=1000*[.B1105]" office:value-type="float" office:value="-531.062" calcext:value-type="float">
            <text:p>-531.062</text:p>
          </table:table-cell>
          <table:table-cell table:number-columns-repeated="4"/>
        </table:table-row>
        <table:table-row table:style-name="ro1">
          <table:table-cell office:value-type="float" office:value="0.0000003280625" calcext:value-type="float">
            <text:p>3.280625E-07</text:p>
          </table:table-cell>
          <table:table-cell office:value-type="float" office:value="-0.551162" calcext:value-type="float">
            <text:p>-0.551162</text:p>
          </table:table-cell>
          <table:table-cell/>
          <table:table-cell table:formula="of:=10^9*[.A1106]" office:value-type="float" office:value="328.0625" calcext:value-type="float">
            <text:p>328.0625</text:p>
          </table:table-cell>
          <table:table-cell table:formula="of:=1000*[.B1106]" office:value-type="float" office:value="-551.162" calcext:value-type="float">
            <text:p>-551.162</text:p>
          </table:table-cell>
          <table:table-cell table:number-columns-repeated="4"/>
        </table:table-row>
        <table:table-row table:style-name="ro1">
          <table:table-cell office:value-type="float" office:value="0.0000003285625" calcext:value-type="float">
            <text:p>3.285625E-07</text:p>
          </table:table-cell>
          <table:table-cell office:value-type="float" office:value="-0.571263" calcext:value-type="float">
            <text:p>-0.571263</text:p>
          </table:table-cell>
          <table:table-cell/>
          <table:table-cell table:formula="of:=10^9*[.A1107]" office:value-type="float" office:value="328.5625" calcext:value-type="float">
            <text:p>328.5625</text:p>
          </table:table-cell>
          <table:table-cell table:formula="of:=1000*[.B1107]" office:value-type="float" office:value="-571.263" calcext:value-type="float">
            <text:p>-571.263</text:p>
          </table:table-cell>
          <table:table-cell table:number-columns-repeated="4"/>
        </table:table-row>
        <table:table-row table:style-name="ro1">
          <table:table-cell office:value-type="float" office:value="0.0000003290625" calcext:value-type="float">
            <text:p>3.290625E-07</text:p>
          </table:table-cell>
          <table:table-cell office:value-type="float" office:value="-0.551162" calcext:value-type="float">
            <text:p>-0.551162</text:p>
          </table:table-cell>
          <table:table-cell/>
          <table:table-cell table:formula="of:=10^9*[.A1108]" office:value-type="float" office:value="329.0625" calcext:value-type="float">
            <text:p>329.0625</text:p>
          </table:table-cell>
          <table:table-cell table:formula="of:=1000*[.B1108]" office:value-type="float" office:value="-551.162" calcext:value-type="float">
            <text:p>-551.162</text:p>
          </table:table-cell>
          <table:table-cell table:number-columns-repeated="4"/>
        </table:table-row>
        <table:table-row table:style-name="ro1">
          <table:table-cell office:value-type="float" office:value="0.0000003295625" calcext:value-type="float">
            <text:p>3.295625E-07</text:p>
          </table:table-cell>
          <table:table-cell office:value-type="float" office:value="-0.571263" calcext:value-type="float">
            <text:p>-0.571263</text:p>
          </table:table-cell>
          <table:table-cell/>
          <table:table-cell table:formula="of:=10^9*[.A1109]" office:value-type="float" office:value="329.5625" calcext:value-type="float">
            <text:p>329.5625</text:p>
          </table:table-cell>
          <table:table-cell table:formula="of:=1000*[.B1109]" office:value-type="float" office:value="-571.263" calcext:value-type="float">
            <text:p>-571.263</text:p>
          </table:table-cell>
          <table:table-cell table:number-columns-repeated="4"/>
        </table:table-row>
        <table:table-row table:style-name="ro1">
          <table:table-cell office:value-type="float" office:value="0.0000003300625" calcext:value-type="float">
            <text:p>3.300625E-07</text:p>
          </table:table-cell>
          <table:table-cell office:value-type="float" office:value="-0.571263" calcext:value-type="float">
            <text:p>-0.571263</text:p>
          </table:table-cell>
          <table:table-cell/>
          <table:table-cell table:formula="of:=10^9*[.A1110]" office:value-type="float" office:value="330.0625" calcext:value-type="float">
            <text:p>330.0625</text:p>
          </table:table-cell>
          <table:table-cell table:formula="of:=1000*[.B1110]" office:value-type="float" office:value="-571.263" calcext:value-type="float">
            <text:p>-571.263</text:p>
          </table:table-cell>
          <table:table-cell table:number-columns-repeated="4"/>
        </table:table-row>
        <table:table-row table:style-name="ro1">
          <table:table-cell office:value-type="float" office:value="0.0000003305625" calcext:value-type="float">
            <text:p>3.305625E-07</text:p>
          </table:table-cell>
          <table:table-cell office:value-type="float" office:value="-0.591363" calcext:value-type="float">
            <text:p>-0.591363</text:p>
          </table:table-cell>
          <table:table-cell/>
          <table:table-cell table:formula="of:=10^9*[.A1111]" office:value-type="float" office:value="330.5625" calcext:value-type="float">
            <text:p>330.5625</text:p>
          </table:table-cell>
          <table:table-cell table:formula="of:=1000*[.B1111]" office:value-type="float" office:value="-591.363" calcext:value-type="float">
            <text:p>-591.363</text:p>
          </table:table-cell>
          <table:table-cell table:number-columns-repeated="4"/>
        </table:table-row>
        <table:table-row table:style-name="ro1">
          <table:table-cell office:value-type="float" office:value="0.0000003310625" calcext:value-type="float">
            <text:p>3.310625E-07</text:p>
          </table:table-cell>
          <table:table-cell office:value-type="float" office:value="-0.571263" calcext:value-type="float">
            <text:p>-0.571263</text:p>
          </table:table-cell>
          <table:table-cell/>
          <table:table-cell table:formula="of:=10^9*[.A1112]" office:value-type="float" office:value="331.0625" calcext:value-type="float">
            <text:p>331.0625</text:p>
          </table:table-cell>
          <table:table-cell table:formula="of:=1000*[.B1112]" office:value-type="float" office:value="-571.263" calcext:value-type="float">
            <text:p>-571.263</text:p>
          </table:table-cell>
          <table:table-cell table:number-columns-repeated="4"/>
        </table:table-row>
        <table:table-row table:style-name="ro1">
          <table:table-cell office:value-type="float" office:value="0.0000003315625" calcext:value-type="float">
            <text:p>3.315625E-07</text:p>
          </table:table-cell>
          <table:table-cell office:value-type="float" office:value="-0.571263" calcext:value-type="float">
            <text:p>-0.571263</text:p>
          </table:table-cell>
          <table:table-cell/>
          <table:table-cell table:formula="of:=10^9*[.A1113]" office:value-type="float" office:value="331.5625" calcext:value-type="float">
            <text:p>331.5625</text:p>
          </table:table-cell>
          <table:table-cell table:formula="of:=1000*[.B1113]" office:value-type="float" office:value="-571.263" calcext:value-type="float">
            <text:p>-571.263</text:p>
          </table:table-cell>
          <table:table-cell table:number-columns-repeated="4"/>
        </table:table-row>
        <table:table-row table:style-name="ro1">
          <table:table-cell office:value-type="float" office:value="0.0000003320625" calcext:value-type="float">
            <text:p>3.320625E-07</text:p>
          </table:table-cell>
          <table:table-cell office:value-type="float" office:value="-0.611464" calcext:value-type="float">
            <text:p>-0.611464</text:p>
          </table:table-cell>
          <table:table-cell/>
          <table:table-cell table:formula="of:=10^9*[.A1114]" office:value-type="float" office:value="332.0625" calcext:value-type="float">
            <text:p>332.0625</text:p>
          </table:table-cell>
          <table:table-cell table:formula="of:=1000*[.B1114]" office:value-type="float" office:value="-611.464" calcext:value-type="float">
            <text:p>-611.464</text:p>
          </table:table-cell>
          <table:table-cell table:number-columns-repeated="4"/>
        </table:table-row>
        <table:table-row table:style-name="ro1">
          <table:table-cell office:value-type="float" office:value="0.0000003325625" calcext:value-type="float">
            <text:p>3.325625E-07</text:p>
          </table:table-cell>
          <table:table-cell office:value-type="float" office:value="-0.611464" calcext:value-type="float">
            <text:p>-0.611464</text:p>
          </table:table-cell>
          <table:table-cell/>
          <table:table-cell table:formula="of:=10^9*[.A1115]" office:value-type="float" office:value="332.5625" calcext:value-type="float">
            <text:p>332.5625</text:p>
          </table:table-cell>
          <table:table-cell table:formula="of:=1000*[.B1115]" office:value-type="float" office:value="-611.464" calcext:value-type="float">
            <text:p>-611.464</text:p>
          </table:table-cell>
          <table:table-cell table:number-columns-repeated="4"/>
        </table:table-row>
        <table:table-row table:style-name="ro1">
          <table:table-cell office:value-type="float" office:value="0.0000003330625" calcext:value-type="float">
            <text:p>3.330625E-07</text:p>
          </table:table-cell>
          <table:table-cell office:value-type="float" office:value="-0.591363" calcext:value-type="float">
            <text:p>-0.591363</text:p>
          </table:table-cell>
          <table:table-cell/>
          <table:table-cell table:formula="of:=10^9*[.A1116]" office:value-type="float" office:value="333.0625" calcext:value-type="float">
            <text:p>333.0625</text:p>
          </table:table-cell>
          <table:table-cell table:formula="of:=1000*[.B1116]" office:value-type="float" office:value="-591.363" calcext:value-type="float">
            <text:p>-591.363</text:p>
          </table:table-cell>
          <table:table-cell table:number-columns-repeated="4"/>
        </table:table-row>
        <table:table-row table:style-name="ro1">
          <table:table-cell office:value-type="float" office:value="0.0000003335625" calcext:value-type="float">
            <text:p>3.335625E-07</text:p>
          </table:table-cell>
          <table:table-cell office:value-type="float" office:value="-0.611464" calcext:value-type="float">
            <text:p>-0.611464</text:p>
          </table:table-cell>
          <table:table-cell/>
          <table:table-cell table:formula="of:=10^9*[.A1117]" office:value-type="float" office:value="333.5625" calcext:value-type="float">
            <text:p>333.5625</text:p>
          </table:table-cell>
          <table:table-cell table:formula="of:=1000*[.B1117]" office:value-type="float" office:value="-611.464" calcext:value-type="float">
            <text:p>-611.464</text:p>
          </table:table-cell>
          <table:table-cell table:number-columns-repeated="4"/>
        </table:table-row>
        <table:table-row table:style-name="ro1">
          <table:table-cell office:value-type="float" office:value="0.0000003340625" calcext:value-type="float">
            <text:p>3.340625E-07</text:p>
          </table:table-cell>
          <table:table-cell office:value-type="float" office:value="-0.591363" calcext:value-type="float">
            <text:p>-0.591363</text:p>
          </table:table-cell>
          <table:table-cell/>
          <table:table-cell table:formula="of:=10^9*[.A1118]" office:value-type="float" office:value="334.0625" calcext:value-type="float">
            <text:p>334.0625</text:p>
          </table:table-cell>
          <table:table-cell table:formula="of:=1000*[.B1118]" office:value-type="float" office:value="-591.363" calcext:value-type="float">
            <text:p>-591.363</text:p>
          </table:table-cell>
          <table:table-cell table:number-columns-repeated="4"/>
        </table:table-row>
        <table:table-row table:style-name="ro1">
          <table:table-cell office:value-type="float" office:value="0.0000003345625" calcext:value-type="float">
            <text:p>3.345625E-07</text:p>
          </table:table-cell>
          <table:table-cell office:value-type="float" office:value="-0.611464" calcext:value-type="float">
            <text:p>-0.611464</text:p>
          </table:table-cell>
          <table:table-cell/>
          <table:table-cell table:formula="of:=10^9*[.A1119]" office:value-type="float" office:value="334.5625" calcext:value-type="float">
            <text:p>334.5625</text:p>
          </table:table-cell>
          <table:table-cell table:formula="of:=1000*[.B1119]" office:value-type="float" office:value="-611.464" calcext:value-type="float">
            <text:p>-611.464</text:p>
          </table:table-cell>
          <table:table-cell table:number-columns-repeated="4"/>
        </table:table-row>
        <table:table-row table:style-name="ro1">
          <table:table-cell office:value-type="float" office:value="0.0000003350625" calcext:value-type="float">
            <text:p>3.350625E-07</text:p>
          </table:table-cell>
          <table:table-cell office:value-type="float" office:value="-0.611464" calcext:value-type="float">
            <text:p>-0.611464</text:p>
          </table:table-cell>
          <table:table-cell/>
          <table:table-cell table:formula="of:=10^9*[.A1120]" office:value-type="float" office:value="335.0625" calcext:value-type="float">
            <text:p>335.0625</text:p>
          </table:table-cell>
          <table:table-cell table:formula="of:=1000*[.B1120]" office:value-type="float" office:value="-611.464" calcext:value-type="float">
            <text:p>-611.464</text:p>
          </table:table-cell>
          <table:table-cell table:number-columns-repeated="4"/>
        </table:table-row>
        <table:table-row table:style-name="ro1">
          <table:table-cell office:value-type="float" office:value="0.0000003355625" calcext:value-type="float">
            <text:p>3.355625E-07</text:p>
          </table:table-cell>
          <table:table-cell office:value-type="float" office:value="-0.611464" calcext:value-type="float">
            <text:p>-0.611464</text:p>
          </table:table-cell>
          <table:table-cell/>
          <table:table-cell table:formula="of:=10^9*[.A1121]" office:value-type="float" office:value="335.5625" calcext:value-type="float">
            <text:p>335.5625</text:p>
          </table:table-cell>
          <table:table-cell table:formula="of:=1000*[.B1121]" office:value-type="float" office:value="-611.464" calcext:value-type="float">
            <text:p>-611.464</text:p>
          </table:table-cell>
          <table:table-cell table:number-columns-repeated="4"/>
        </table:table-row>
        <table:table-row table:style-name="ro1">
          <table:table-cell office:value-type="float" office:value="0.0000003360625" calcext:value-type="float">
            <text:p>3.360625E-07</text:p>
          </table:table-cell>
          <table:table-cell office:value-type="float" office:value="-0.591363" calcext:value-type="float">
            <text:p>-0.591363</text:p>
          </table:table-cell>
          <table:table-cell/>
          <table:table-cell table:formula="of:=10^9*[.A1122]" office:value-type="float" office:value="336.0625" calcext:value-type="float">
            <text:p>336.0625</text:p>
          </table:table-cell>
          <table:table-cell table:formula="of:=1000*[.B1122]" office:value-type="float" office:value="-591.363" calcext:value-type="float">
            <text:p>-591.363</text:p>
          </table:table-cell>
          <table:table-cell table:number-columns-repeated="4"/>
        </table:table-row>
        <table:table-row table:style-name="ro1">
          <table:table-cell office:value-type="float" office:value="0.0000003365625" calcext:value-type="float">
            <text:p>3.365625E-07</text:p>
          </table:table-cell>
          <table:table-cell office:value-type="float" office:value="-0.631564" calcext:value-type="float">
            <text:p>-0.631564</text:p>
          </table:table-cell>
          <table:table-cell/>
          <table:table-cell table:formula="of:=10^9*[.A1123]" office:value-type="float" office:value="336.5625" calcext:value-type="float">
            <text:p>336.5625</text:p>
          </table:table-cell>
          <table:table-cell table:formula="of:=1000*[.B1123]" office:value-type="float" office:value="-631.564" calcext:value-type="float">
            <text:p>-631.564</text:p>
          </table:table-cell>
          <table:table-cell table:number-columns-repeated="4"/>
        </table:table-row>
        <table:table-row table:style-name="ro1">
          <table:table-cell office:value-type="float" office:value="0.0000003370625" calcext:value-type="float">
            <text:p>3.370625E-07</text:p>
          </table:table-cell>
          <table:table-cell office:value-type="float" office:value="-0.611464" calcext:value-type="float">
            <text:p>-0.611464</text:p>
          </table:table-cell>
          <table:table-cell/>
          <table:table-cell table:formula="of:=10^9*[.A1124]" office:value-type="float" office:value="337.0625" calcext:value-type="float">
            <text:p>337.0625</text:p>
          </table:table-cell>
          <table:table-cell table:formula="of:=1000*[.B1124]" office:value-type="float" office:value="-611.464" calcext:value-type="float">
            <text:p>-611.464</text:p>
          </table:table-cell>
          <table:table-cell table:number-columns-repeated="4"/>
        </table:table-row>
        <table:table-row table:style-name="ro1">
          <table:table-cell office:value-type="float" office:value="0.0000003375625" calcext:value-type="float">
            <text:p>3.375625E-07</text:p>
          </table:table-cell>
          <table:table-cell office:value-type="float" office:value="-0.611464" calcext:value-type="float">
            <text:p>-0.611464</text:p>
          </table:table-cell>
          <table:table-cell/>
          <table:table-cell table:formula="of:=10^9*[.A1125]" office:value-type="float" office:value="337.5625" calcext:value-type="float">
            <text:p>337.5625</text:p>
          </table:table-cell>
          <table:table-cell table:formula="of:=1000*[.B1125]" office:value-type="float" office:value="-611.464" calcext:value-type="float">
            <text:p>-611.464</text:p>
          </table:table-cell>
          <table:table-cell table:number-columns-repeated="4"/>
        </table:table-row>
        <table:table-row table:style-name="ro1">
          <table:table-cell office:value-type="float" office:value="0.0000003380625" calcext:value-type="float">
            <text:p>3.380625E-07</text:p>
          </table:table-cell>
          <table:table-cell office:value-type="float" office:value="-0.611464" calcext:value-type="float">
            <text:p>-0.611464</text:p>
          </table:table-cell>
          <table:table-cell/>
          <table:table-cell table:formula="of:=10^9*[.A1126]" office:value-type="float" office:value="338.0625" calcext:value-type="float">
            <text:p>338.0625</text:p>
          </table:table-cell>
          <table:table-cell table:formula="of:=1000*[.B1126]" office:value-type="float" office:value="-611.464" calcext:value-type="float">
            <text:p>-611.464</text:p>
          </table:table-cell>
          <table:table-cell table:number-columns-repeated="4"/>
        </table:table-row>
        <table:table-row table:style-name="ro1">
          <table:table-cell office:value-type="float" office:value="0.0000003385625" calcext:value-type="float">
            <text:p>3.385625E-07</text:p>
          </table:table-cell>
          <table:table-cell office:value-type="float" office:value="-0.631564" calcext:value-type="float">
            <text:p>-0.631564</text:p>
          </table:table-cell>
          <table:table-cell/>
          <table:table-cell table:formula="of:=10^9*[.A1127]" office:value-type="float" office:value="338.5625" calcext:value-type="float">
            <text:p>338.5625</text:p>
          </table:table-cell>
          <table:table-cell table:formula="of:=1000*[.B1127]" office:value-type="float" office:value="-631.564" calcext:value-type="float">
            <text:p>-631.564</text:p>
          </table:table-cell>
          <table:table-cell table:number-columns-repeated="4"/>
        </table:table-row>
        <table:table-row table:style-name="ro1">
          <table:table-cell office:value-type="float" office:value="0.0000003390625" calcext:value-type="float">
            <text:p>3.390625E-07</text:p>
          </table:table-cell>
          <table:table-cell office:value-type="float" office:value="-0.631564" calcext:value-type="float">
            <text:p>-0.631564</text:p>
          </table:table-cell>
          <table:table-cell/>
          <table:table-cell table:formula="of:=10^9*[.A1128]" office:value-type="float" office:value="339.0625" calcext:value-type="float">
            <text:p>339.0625</text:p>
          </table:table-cell>
          <table:table-cell table:formula="of:=1000*[.B1128]" office:value-type="float" office:value="-631.564" calcext:value-type="float">
            <text:p>-631.564</text:p>
          </table:table-cell>
          <table:table-cell table:number-columns-repeated="4"/>
        </table:table-row>
        <table:table-row table:style-name="ro1">
          <table:table-cell office:value-type="float" office:value="0.0000003395625" calcext:value-type="float">
            <text:p>3.395625E-07</text:p>
          </table:table-cell>
          <table:table-cell office:value-type="float" office:value="-0.611464" calcext:value-type="float">
            <text:p>-0.611464</text:p>
          </table:table-cell>
          <table:table-cell/>
          <table:table-cell table:formula="of:=10^9*[.A1129]" office:value-type="float" office:value="339.5625" calcext:value-type="float">
            <text:p>339.5625</text:p>
          </table:table-cell>
          <table:table-cell table:formula="of:=1000*[.B1129]" office:value-type="float" office:value="-611.464" calcext:value-type="float">
            <text:p>-611.464</text:p>
          </table:table-cell>
          <table:table-cell table:number-columns-repeated="4"/>
        </table:table-row>
        <table:table-row table:style-name="ro1">
          <table:table-cell office:value-type="float" office:value="0.0000003400625" calcext:value-type="float">
            <text:p>3.400625E-07</text:p>
          </table:table-cell>
          <table:table-cell office:value-type="float" office:value="-0.651665" calcext:value-type="float">
            <text:p>-0.651665</text:p>
          </table:table-cell>
          <table:table-cell/>
          <table:table-cell table:formula="of:=10^9*[.A1130]" office:value-type="float" office:value="340.0625" calcext:value-type="float">
            <text:p>340.0625</text:p>
          </table:table-cell>
          <table:table-cell table:formula="of:=1000*[.B1130]" office:value-type="float" office:value="-651.665" calcext:value-type="float">
            <text:p>-651.665</text:p>
          </table:table-cell>
          <table:table-cell table:number-columns-repeated="4"/>
        </table:table-row>
        <table:table-row table:style-name="ro1">
          <table:table-cell office:value-type="float" office:value="0.0000003405625" calcext:value-type="float">
            <text:p>3.405625E-07</text:p>
          </table:table-cell>
          <table:table-cell office:value-type="float" office:value="-0.651665" calcext:value-type="float">
            <text:p>-0.651665</text:p>
          </table:table-cell>
          <table:table-cell/>
          <table:table-cell table:formula="of:=10^9*[.A1131]" office:value-type="float" office:value="340.5625" calcext:value-type="float">
            <text:p>340.5625</text:p>
          </table:table-cell>
          <table:table-cell table:formula="of:=1000*[.B1131]" office:value-type="float" office:value="-651.665" calcext:value-type="float">
            <text:p>-651.665</text:p>
          </table:table-cell>
          <table:table-cell table:number-columns-repeated="4"/>
        </table:table-row>
        <table:table-row table:style-name="ro1">
          <table:table-cell office:value-type="float" office:value="0.0000003410625" calcext:value-type="float">
            <text:p>3.410625E-07</text:p>
          </table:table-cell>
          <table:table-cell office:value-type="float" office:value="-0.631564" calcext:value-type="float">
            <text:p>-0.631564</text:p>
          </table:table-cell>
          <table:table-cell/>
          <table:table-cell table:formula="of:=10^9*[.A1132]" office:value-type="float" office:value="341.0625" calcext:value-type="float">
            <text:p>341.0625</text:p>
          </table:table-cell>
          <table:table-cell table:formula="of:=1000*[.B1132]" office:value-type="float" office:value="-631.564" calcext:value-type="float">
            <text:p>-631.564</text:p>
          </table:table-cell>
          <table:table-cell table:number-columns-repeated="4"/>
        </table:table-row>
        <table:table-row table:style-name="ro1">
          <table:table-cell office:value-type="float" office:value="0.0000003415625" calcext:value-type="float">
            <text:p>3.415625E-07</text:p>
          </table:table-cell>
          <table:table-cell office:value-type="float" office:value="-0.651665" calcext:value-type="float">
            <text:p>-0.651665</text:p>
          </table:table-cell>
          <table:table-cell/>
          <table:table-cell table:formula="of:=10^9*[.A1133]" office:value-type="float" office:value="341.5625" calcext:value-type="float">
            <text:p>341.5625</text:p>
          </table:table-cell>
          <table:table-cell table:formula="of:=1000*[.B1133]" office:value-type="float" office:value="-651.665" calcext:value-type="float">
            <text:p>-651.665</text:p>
          </table:table-cell>
          <table:table-cell table:number-columns-repeated="4"/>
        </table:table-row>
        <table:table-row table:style-name="ro1">
          <table:table-cell office:value-type="float" office:value="0.0000003420625" calcext:value-type="float">
            <text:p>3.420625E-07</text:p>
          </table:table-cell>
          <table:table-cell office:value-type="float" office:value="-0.631564" calcext:value-type="float">
            <text:p>-0.631564</text:p>
          </table:table-cell>
          <table:table-cell/>
          <table:table-cell table:formula="of:=10^9*[.A1134]" office:value-type="float" office:value="342.0625" calcext:value-type="float">
            <text:p>342.0625</text:p>
          </table:table-cell>
          <table:table-cell table:formula="of:=1000*[.B1134]" office:value-type="float" office:value="-631.564" calcext:value-type="float">
            <text:p>-631.564</text:p>
          </table:table-cell>
          <table:table-cell table:number-columns-repeated="4"/>
        </table:table-row>
        <table:table-row table:style-name="ro1">
          <table:table-cell office:value-type="float" office:value="0.0000003425625" calcext:value-type="float">
            <text:p>3.425625E-07</text:p>
          </table:table-cell>
          <table:table-cell office:value-type="float" office:value="-0.631564" calcext:value-type="float">
            <text:p>-0.631564</text:p>
          </table:table-cell>
          <table:table-cell/>
          <table:table-cell table:formula="of:=10^9*[.A1135]" office:value-type="float" office:value="342.5625" calcext:value-type="float">
            <text:p>342.5625</text:p>
          </table:table-cell>
          <table:table-cell table:formula="of:=1000*[.B1135]" office:value-type="float" office:value="-631.564" calcext:value-type="float">
            <text:p>-631.564</text:p>
          </table:table-cell>
          <table:table-cell table:number-columns-repeated="4"/>
        </table:table-row>
        <table:table-row table:style-name="ro1">
          <table:table-cell office:value-type="float" office:value="0.0000003430625" calcext:value-type="float">
            <text:p>3.430625E-07</text:p>
          </table:table-cell>
          <table:table-cell office:value-type="float" office:value="-0.631564" calcext:value-type="float">
            <text:p>-0.631564</text:p>
          </table:table-cell>
          <table:table-cell/>
          <table:table-cell table:formula="of:=10^9*[.A1136]" office:value-type="float" office:value="343.0625" calcext:value-type="float">
            <text:p>343.0625</text:p>
          </table:table-cell>
          <table:table-cell table:formula="of:=1000*[.B1136]" office:value-type="float" office:value="-631.564" calcext:value-type="float">
            <text:p>-631.564</text:p>
          </table:table-cell>
          <table:table-cell table:number-columns-repeated="4"/>
        </table:table-row>
        <table:table-row table:style-name="ro1">
          <table:table-cell office:value-type="float" office:value="0.0000003435625" calcext:value-type="float">
            <text:p>3.435625E-07</text:p>
          </table:table-cell>
          <table:table-cell office:value-type="float" office:value="-0.651665" calcext:value-type="float">
            <text:p>-0.651665</text:p>
          </table:table-cell>
          <table:table-cell/>
          <table:table-cell table:formula="of:=10^9*[.A1137]" office:value-type="float" office:value="343.5625" calcext:value-type="float">
            <text:p>343.5625</text:p>
          </table:table-cell>
          <table:table-cell table:formula="of:=1000*[.B1137]" office:value-type="float" office:value="-651.665" calcext:value-type="float">
            <text:p>-651.665</text:p>
          </table:table-cell>
          <table:table-cell table:number-columns-repeated="4"/>
        </table:table-row>
        <table:table-row table:style-name="ro1">
          <table:table-cell office:value-type="float" office:value="0.0000003440625" calcext:value-type="float">
            <text:p>3.440625E-07</text:p>
          </table:table-cell>
          <table:table-cell office:value-type="float" office:value="-0.651665" calcext:value-type="float">
            <text:p>-0.651665</text:p>
          </table:table-cell>
          <table:table-cell/>
          <table:table-cell table:formula="of:=10^9*[.A1138]" office:value-type="float" office:value="344.0625" calcext:value-type="float">
            <text:p>344.0625</text:p>
          </table:table-cell>
          <table:table-cell table:formula="of:=1000*[.B1138]" office:value-type="float" office:value="-651.665" calcext:value-type="float">
            <text:p>-651.665</text:p>
          </table:table-cell>
          <table:table-cell table:number-columns-repeated="4"/>
        </table:table-row>
        <table:table-row table:style-name="ro1">
          <table:table-cell office:value-type="float" office:value="0.0000003445625" calcext:value-type="float">
            <text:p>3.445625E-07</text:p>
          </table:table-cell>
          <table:table-cell office:value-type="float" office:value="-0.651665" calcext:value-type="float">
            <text:p>-0.651665</text:p>
          </table:table-cell>
          <table:table-cell/>
          <table:table-cell table:formula="of:=10^9*[.A1139]" office:value-type="float" office:value="344.5625" calcext:value-type="float">
            <text:p>344.5625</text:p>
          </table:table-cell>
          <table:table-cell table:formula="of:=1000*[.B1139]" office:value-type="float" office:value="-651.665" calcext:value-type="float">
            <text:p>-651.665</text:p>
          </table:table-cell>
          <table:table-cell table:number-columns-repeated="4"/>
        </table:table-row>
        <table:table-row table:style-name="ro1">
          <table:table-cell office:value-type="float" office:value="0.0000003450625" calcext:value-type="float">
            <text:p>3.450625E-07</text:p>
          </table:table-cell>
          <table:table-cell office:value-type="float" office:value="-0.631564" calcext:value-type="float">
            <text:p>-0.631564</text:p>
          </table:table-cell>
          <table:table-cell/>
          <table:table-cell table:formula="of:=10^9*[.A1140]" office:value-type="float" office:value="345.0625" calcext:value-type="float">
            <text:p>345.0625</text:p>
          </table:table-cell>
          <table:table-cell table:formula="of:=1000*[.B1140]" office:value-type="float" office:value="-631.564" calcext:value-type="float">
            <text:p>-631.564</text:p>
          </table:table-cell>
          <table:table-cell table:number-columns-repeated="4"/>
        </table:table-row>
        <table:table-row table:style-name="ro1">
          <table:table-cell office:value-type="float" office:value="0.0000003455625" calcext:value-type="float">
            <text:p>3.455625E-07</text:p>
          </table:table-cell>
          <table:table-cell office:value-type="float" office:value="-0.651665" calcext:value-type="float">
            <text:p>-0.651665</text:p>
          </table:table-cell>
          <table:table-cell/>
          <table:table-cell table:formula="of:=10^9*[.A1141]" office:value-type="float" office:value="345.5625" calcext:value-type="float">
            <text:p>345.5625</text:p>
          </table:table-cell>
          <table:table-cell table:formula="of:=1000*[.B1141]" office:value-type="float" office:value="-651.665" calcext:value-type="float">
            <text:p>-651.665</text:p>
          </table:table-cell>
          <table:table-cell table:number-columns-repeated="4"/>
        </table:table-row>
        <table:table-row table:style-name="ro1">
          <table:table-cell office:value-type="float" office:value="0.0000003460625" calcext:value-type="float">
            <text:p>3.460625E-07</text:p>
          </table:table-cell>
          <table:table-cell office:value-type="float" office:value="-0.651665" calcext:value-type="float">
            <text:p>-0.651665</text:p>
          </table:table-cell>
          <table:table-cell/>
          <table:table-cell table:formula="of:=10^9*[.A1142]" office:value-type="float" office:value="346.0625" calcext:value-type="float">
            <text:p>346.0625</text:p>
          </table:table-cell>
          <table:table-cell table:formula="of:=1000*[.B1142]" office:value-type="float" office:value="-651.665" calcext:value-type="float">
            <text:p>-651.665</text:p>
          </table:table-cell>
          <table:table-cell table:number-columns-repeated="4"/>
        </table:table-row>
        <table:table-row table:style-name="ro1">
          <table:table-cell office:value-type="float" office:value="0.0000003465625" calcext:value-type="float">
            <text:p>3.465625E-07</text:p>
          </table:table-cell>
          <table:table-cell office:value-type="float" office:value="-0.671765" calcext:value-type="float">
            <text:p>-0.671765</text:p>
          </table:table-cell>
          <table:table-cell/>
          <table:table-cell table:formula="of:=10^9*[.A1143]" office:value-type="float" office:value="346.5625" calcext:value-type="float">
            <text:p>346.5625</text:p>
          </table:table-cell>
          <table:table-cell table:formula="of:=1000*[.B1143]" office:value-type="float" office:value="-671.765" calcext:value-type="float">
            <text:p>-671.765</text:p>
          </table:table-cell>
          <table:table-cell table:number-columns-repeated="4"/>
        </table:table-row>
        <table:table-row table:style-name="ro1">
          <table:table-cell office:value-type="float" office:value="0.0000003470625" calcext:value-type="float">
            <text:p>3.470625E-07</text:p>
          </table:table-cell>
          <table:table-cell office:value-type="float" office:value="-0.651665" calcext:value-type="float">
            <text:p>-0.651665</text:p>
          </table:table-cell>
          <table:table-cell/>
          <table:table-cell table:formula="of:=10^9*[.A1144]" office:value-type="float" office:value="347.0625" calcext:value-type="float">
            <text:p>347.0625</text:p>
          </table:table-cell>
          <table:table-cell table:formula="of:=1000*[.B1144]" office:value-type="float" office:value="-651.665" calcext:value-type="float">
            <text:p>-651.665</text:p>
          </table:table-cell>
          <table:table-cell table:number-columns-repeated="4"/>
        </table:table-row>
        <table:table-row table:style-name="ro1">
          <table:table-cell office:value-type="float" office:value="0.0000003475625" calcext:value-type="float">
            <text:p>3.475625E-07</text:p>
          </table:table-cell>
          <table:table-cell office:value-type="float" office:value="-0.631564" calcext:value-type="float">
            <text:p>-0.631564</text:p>
          </table:table-cell>
          <table:table-cell/>
          <table:table-cell table:formula="of:=10^9*[.A1145]" office:value-type="float" office:value="347.5625" calcext:value-type="float">
            <text:p>347.5625</text:p>
          </table:table-cell>
          <table:table-cell table:formula="of:=1000*[.B1145]" office:value-type="float" office:value="-631.564" calcext:value-type="float">
            <text:p>-631.564</text:p>
          </table:table-cell>
          <table:table-cell table:number-columns-repeated="4"/>
        </table:table-row>
        <table:table-row table:style-name="ro1">
          <table:table-cell office:value-type="float" office:value="0.0000003480625" calcext:value-type="float">
            <text:p>3.480625E-07</text:p>
          </table:table-cell>
          <table:table-cell office:value-type="float" office:value="-0.651665" calcext:value-type="float">
            <text:p>-0.651665</text:p>
          </table:table-cell>
          <table:table-cell/>
          <table:table-cell table:formula="of:=10^9*[.A1146]" office:value-type="float" office:value="348.0625" calcext:value-type="float">
            <text:p>348.0625</text:p>
          </table:table-cell>
          <table:table-cell table:formula="of:=1000*[.B1146]" office:value-type="float" office:value="-651.665" calcext:value-type="float">
            <text:p>-651.665</text:p>
          </table:table-cell>
          <table:table-cell table:number-columns-repeated="4"/>
        </table:table-row>
        <table:table-row table:style-name="ro1">
          <table:table-cell office:value-type="float" office:value="0.0000003485625" calcext:value-type="float">
            <text:p>3.485625E-07</text:p>
          </table:table-cell>
          <table:table-cell office:value-type="float" office:value="-0.651665" calcext:value-type="float">
            <text:p>-0.651665</text:p>
          </table:table-cell>
          <table:table-cell/>
          <table:table-cell table:formula="of:=10^9*[.A1147]" office:value-type="float" office:value="348.5625" calcext:value-type="float">
            <text:p>348.5625</text:p>
          </table:table-cell>
          <table:table-cell table:formula="of:=1000*[.B1147]" office:value-type="float" office:value="-651.665" calcext:value-type="float">
            <text:p>-651.665</text:p>
          </table:table-cell>
          <table:table-cell table:number-columns-repeated="4"/>
        </table:table-row>
        <table:table-row table:style-name="ro1">
          <table:table-cell office:value-type="float" office:value="0.0000003490625" calcext:value-type="float">
            <text:p>3.490625E-07</text:p>
          </table:table-cell>
          <table:table-cell office:value-type="float" office:value="-0.631564" calcext:value-type="float">
            <text:p>-0.631564</text:p>
          </table:table-cell>
          <table:table-cell/>
          <table:table-cell table:formula="of:=10^9*[.A1148]" office:value-type="float" office:value="349.0625" calcext:value-type="float">
            <text:p>349.0625</text:p>
          </table:table-cell>
          <table:table-cell table:formula="of:=1000*[.B1148]" office:value-type="float" office:value="-631.564" calcext:value-type="float">
            <text:p>-631.564</text:p>
          </table:table-cell>
          <table:table-cell table:number-columns-repeated="4"/>
        </table:table-row>
        <table:table-row table:style-name="ro1">
          <table:table-cell office:value-type="float" office:value="0.0000003495625" calcext:value-type="float">
            <text:p>3.495625E-07</text:p>
          </table:table-cell>
          <table:table-cell office:value-type="float" office:value="-0.671765" calcext:value-type="float">
            <text:p>-0.671765</text:p>
          </table:table-cell>
          <table:table-cell/>
          <table:table-cell table:formula="of:=10^9*[.A1149]" office:value-type="float" office:value="349.5625" calcext:value-type="float">
            <text:p>349.5625</text:p>
          </table:table-cell>
          <table:table-cell table:formula="of:=1000*[.B1149]" office:value-type="float" office:value="-671.765" calcext:value-type="float">
            <text:p>-671.765</text:p>
          </table:table-cell>
          <table:table-cell table:number-columns-repeated="4"/>
        </table:table-row>
        <table:table-row table:style-name="ro1">
          <table:table-cell office:value-type="float" office:value="0.0000003500625" calcext:value-type="float">
            <text:p>3.500625E-07</text:p>
          </table:table-cell>
          <table:table-cell office:value-type="float" office:value="-0.651665" calcext:value-type="float">
            <text:p>-0.651665</text:p>
          </table:table-cell>
          <table:table-cell/>
          <table:table-cell table:formula="of:=10^9*[.A1150]" office:value-type="float" office:value="350.0625" calcext:value-type="float">
            <text:p>350.0625</text:p>
          </table:table-cell>
          <table:table-cell table:formula="of:=1000*[.B1150]" office:value-type="float" office:value="-651.665" calcext:value-type="float">
            <text:p>-651.665</text:p>
          </table:table-cell>
          <table:table-cell table:number-columns-repeated="4"/>
        </table:table-row>
        <table:table-row table:style-name="ro1">
          <table:table-cell office:value-type="float" office:value="0.0000003505625" calcext:value-type="float">
            <text:p>3.505625E-07</text:p>
          </table:table-cell>
          <table:table-cell office:value-type="float" office:value="-0.651665" calcext:value-type="float">
            <text:p>-0.651665</text:p>
          </table:table-cell>
          <table:table-cell/>
          <table:table-cell table:formula="of:=10^9*[.A1151]" office:value-type="float" office:value="350.5625" calcext:value-type="float">
            <text:p>350.5625</text:p>
          </table:table-cell>
          <table:table-cell table:formula="of:=1000*[.B1151]" office:value-type="float" office:value="-651.665" calcext:value-type="float">
            <text:p>-651.665</text:p>
          </table:table-cell>
          <table:table-cell table:number-columns-repeated="4"/>
        </table:table-row>
        <table:table-row table:style-name="ro1">
          <table:table-cell office:value-type="float" office:value="0.0000003510625" calcext:value-type="float">
            <text:p>3.510625E-07</text:p>
          </table:table-cell>
          <table:table-cell office:value-type="float" office:value="-0.651665" calcext:value-type="float">
            <text:p>-0.651665</text:p>
          </table:table-cell>
          <table:table-cell/>
          <table:table-cell table:formula="of:=10^9*[.A1152]" office:value-type="float" office:value="351.0625" calcext:value-type="float">
            <text:p>351.0625</text:p>
          </table:table-cell>
          <table:table-cell table:formula="of:=1000*[.B1152]" office:value-type="float" office:value="-651.665" calcext:value-type="float">
            <text:p>-651.665</text:p>
          </table:table-cell>
          <table:table-cell table:number-columns-repeated="4"/>
        </table:table-row>
        <table:table-row table:style-name="ro1">
          <table:table-cell office:value-type="float" office:value="0.0000003515625" calcext:value-type="float">
            <text:p>3.515625E-07</text:p>
          </table:table-cell>
          <table:table-cell office:value-type="float" office:value="-0.651665" calcext:value-type="float">
            <text:p>-0.651665</text:p>
          </table:table-cell>
          <table:table-cell/>
          <table:table-cell table:formula="of:=10^9*[.A1153]" office:value-type="float" office:value="351.5625" calcext:value-type="float">
            <text:p>351.5625</text:p>
          </table:table-cell>
          <table:table-cell table:formula="of:=1000*[.B1153]" office:value-type="float" office:value="-651.665" calcext:value-type="float">
            <text:p>-651.665</text:p>
          </table:table-cell>
          <table:table-cell table:number-columns-repeated="4"/>
        </table:table-row>
        <table:table-row table:style-name="ro1">
          <table:table-cell office:value-type="float" office:value="0.0000003520625" calcext:value-type="float">
            <text:p>3.520625E-07</text:p>
          </table:table-cell>
          <table:table-cell office:value-type="float" office:value="-0.651665" calcext:value-type="float">
            <text:p>-0.651665</text:p>
          </table:table-cell>
          <table:table-cell/>
          <table:table-cell table:formula="of:=10^9*[.A1154]" office:value-type="float" office:value="352.0625" calcext:value-type="float">
            <text:p>352.0625</text:p>
          </table:table-cell>
          <table:table-cell table:formula="of:=1000*[.B1154]" office:value-type="float" office:value="-651.665" calcext:value-type="float">
            <text:p>-651.665</text:p>
          </table:table-cell>
          <table:table-cell table:number-columns-repeated="4"/>
        </table:table-row>
        <table:table-row table:style-name="ro1">
          <table:table-cell office:value-type="float" office:value="0.0000003525625" calcext:value-type="float">
            <text:p>3.525625E-07</text:p>
          </table:table-cell>
          <table:table-cell office:value-type="float" office:value="-0.671765" calcext:value-type="float">
            <text:p>-0.671765</text:p>
          </table:table-cell>
          <table:table-cell/>
          <table:table-cell table:formula="of:=10^9*[.A1155]" office:value-type="float" office:value="352.5625" calcext:value-type="float">
            <text:p>352.5625</text:p>
          </table:table-cell>
          <table:table-cell table:formula="of:=1000*[.B1155]" office:value-type="float" office:value="-671.765" calcext:value-type="float">
            <text:p>-671.765</text:p>
          </table:table-cell>
          <table:table-cell table:number-columns-repeated="4"/>
        </table:table-row>
        <table:table-row table:style-name="ro1">
          <table:table-cell office:value-type="float" office:value="0.0000003530625" calcext:value-type="float">
            <text:p>3.530625E-07</text:p>
          </table:table-cell>
          <table:table-cell office:value-type="float" office:value="-0.651665" calcext:value-type="float">
            <text:p>-0.651665</text:p>
          </table:table-cell>
          <table:table-cell/>
          <table:table-cell table:formula="of:=10^9*[.A1156]" office:value-type="float" office:value="353.0625" calcext:value-type="float">
            <text:p>353.0625</text:p>
          </table:table-cell>
          <table:table-cell table:formula="of:=1000*[.B1156]" office:value-type="float" office:value="-651.665" calcext:value-type="float">
            <text:p>-651.665</text:p>
          </table:table-cell>
          <table:table-cell table:number-columns-repeated="4"/>
        </table:table-row>
        <table:table-row table:style-name="ro1">
          <table:table-cell office:value-type="float" office:value="0.0000003535625" calcext:value-type="float">
            <text:p>3.535625E-07</text:p>
          </table:table-cell>
          <table:table-cell office:value-type="float" office:value="-0.651665" calcext:value-type="float">
            <text:p>-0.651665</text:p>
          </table:table-cell>
          <table:table-cell/>
          <table:table-cell table:formula="of:=10^9*[.A1157]" office:value-type="float" office:value="353.5625" calcext:value-type="float">
            <text:p>353.5625</text:p>
          </table:table-cell>
          <table:table-cell table:formula="of:=1000*[.B1157]" office:value-type="float" office:value="-651.665" calcext:value-type="float">
            <text:p>-651.665</text:p>
          </table:table-cell>
          <table:table-cell table:number-columns-repeated="4"/>
        </table:table-row>
        <table:table-row table:style-name="ro1">
          <table:table-cell office:value-type="float" office:value="0.0000003540625" calcext:value-type="float">
            <text:p>3.540625E-07</text:p>
          </table:table-cell>
          <table:table-cell office:value-type="float" office:value="-0.651665" calcext:value-type="float">
            <text:p>-0.651665</text:p>
          </table:table-cell>
          <table:table-cell/>
          <table:table-cell table:formula="of:=10^9*[.A1158]" office:value-type="float" office:value="354.0625" calcext:value-type="float">
            <text:p>354.0625</text:p>
          </table:table-cell>
          <table:table-cell table:formula="of:=1000*[.B1158]" office:value-type="float" office:value="-651.665" calcext:value-type="float">
            <text:p>-651.665</text:p>
          </table:table-cell>
          <table:table-cell table:number-columns-repeated="4"/>
        </table:table-row>
        <table:table-row table:style-name="ro1">
          <table:table-cell office:value-type="float" office:value="0.0000003545625" calcext:value-type="float">
            <text:p>3.545625E-07</text:p>
          </table:table-cell>
          <table:table-cell office:value-type="float" office:value="-0.671765" calcext:value-type="float">
            <text:p>-0.671765</text:p>
          </table:table-cell>
          <table:table-cell/>
          <table:table-cell table:formula="of:=10^9*[.A1159]" office:value-type="float" office:value="354.5625" calcext:value-type="float">
            <text:p>354.5625</text:p>
          </table:table-cell>
          <table:table-cell table:formula="of:=1000*[.B1159]" office:value-type="float" office:value="-671.765" calcext:value-type="float">
            <text:p>-671.765</text:p>
          </table:table-cell>
          <table:table-cell table:number-columns-repeated="4"/>
        </table:table-row>
        <table:table-row table:style-name="ro1">
          <table:table-cell office:value-type="float" office:value="0.0000003550625" calcext:value-type="float">
            <text:p>3.550625E-07</text:p>
          </table:table-cell>
          <table:table-cell office:value-type="float" office:value="-0.671765" calcext:value-type="float">
            <text:p>-0.671765</text:p>
          </table:table-cell>
          <table:table-cell/>
          <table:table-cell table:formula="of:=10^9*[.A1160]" office:value-type="float" office:value="355.0625" calcext:value-type="float">
            <text:p>355.0625</text:p>
          </table:table-cell>
          <table:table-cell table:formula="of:=1000*[.B1160]" office:value-type="float" office:value="-671.765" calcext:value-type="float">
            <text:p>-671.765</text:p>
          </table:table-cell>
          <table:table-cell table:number-columns-repeated="4"/>
        </table:table-row>
        <table:table-row table:style-name="ro1">
          <table:table-cell office:value-type="float" office:value="0.0000003555625" calcext:value-type="float">
            <text:p>3.555625E-07</text:p>
          </table:table-cell>
          <table:table-cell office:value-type="float" office:value="-0.671765" calcext:value-type="float">
            <text:p>-0.671765</text:p>
          </table:table-cell>
          <table:table-cell/>
          <table:table-cell table:formula="of:=10^9*[.A1161]" office:value-type="float" office:value="355.5625" calcext:value-type="float">
            <text:p>355.5625</text:p>
          </table:table-cell>
          <table:table-cell table:formula="of:=1000*[.B1161]" office:value-type="float" office:value="-671.765" calcext:value-type="float">
            <text:p>-671.765</text:p>
          </table:table-cell>
          <table:table-cell table:number-columns-repeated="4"/>
        </table:table-row>
        <table:table-row table:style-name="ro1">
          <table:table-cell office:value-type="float" office:value="0.0000003560625" calcext:value-type="float">
            <text:p>3.560625E-07</text:p>
          </table:table-cell>
          <table:table-cell office:value-type="float" office:value="-0.691866" calcext:value-type="float">
            <text:p>-0.691866</text:p>
          </table:table-cell>
          <table:table-cell/>
          <table:table-cell table:formula="of:=10^9*[.A1162]" office:value-type="float" office:value="356.0625" calcext:value-type="float">
            <text:p>356.0625</text:p>
          </table:table-cell>
          <table:table-cell table:formula="of:=1000*[.B1162]" office:value-type="float" office:value="-691.866" calcext:value-type="float">
            <text:p>-691.866</text:p>
          </table:table-cell>
          <table:table-cell table:number-columns-repeated="4"/>
        </table:table-row>
        <table:table-row table:style-name="ro1">
          <table:table-cell office:value-type="float" office:value="0.0000003565625" calcext:value-type="float">
            <text:p>3.565625E-07</text:p>
          </table:table-cell>
          <table:table-cell office:value-type="float" office:value="-0.691866" calcext:value-type="float">
            <text:p>-0.691866</text:p>
          </table:table-cell>
          <table:table-cell/>
          <table:table-cell table:formula="of:=10^9*[.A1163]" office:value-type="float" office:value="356.5625" calcext:value-type="float">
            <text:p>356.5625</text:p>
          </table:table-cell>
          <table:table-cell table:formula="of:=1000*[.B1163]" office:value-type="float" office:value="-691.866" calcext:value-type="float">
            <text:p>-691.866</text:p>
          </table:table-cell>
          <table:table-cell table:number-columns-repeated="4"/>
        </table:table-row>
        <table:table-row table:style-name="ro1">
          <table:table-cell office:value-type="float" office:value="0.0000003570625" calcext:value-type="float">
            <text:p>3.570625E-07</text:p>
          </table:table-cell>
          <table:table-cell office:value-type="float" office:value="-0.651665" calcext:value-type="float">
            <text:p>-0.651665</text:p>
          </table:table-cell>
          <table:table-cell/>
          <table:table-cell table:formula="of:=10^9*[.A1164]" office:value-type="float" office:value="357.0625" calcext:value-type="float">
            <text:p>357.0625</text:p>
          </table:table-cell>
          <table:table-cell table:formula="of:=1000*[.B1164]" office:value-type="float" office:value="-651.665" calcext:value-type="float">
            <text:p>-651.665</text:p>
          </table:table-cell>
          <table:table-cell table:number-columns-repeated="4"/>
        </table:table-row>
        <table:table-row table:style-name="ro1">
          <table:table-cell office:value-type="float" office:value="0.0000003575625" calcext:value-type="float">
            <text:p>3.575625E-07</text:p>
          </table:table-cell>
          <table:table-cell office:value-type="float" office:value="-0.671765" calcext:value-type="float">
            <text:p>-0.671765</text:p>
          </table:table-cell>
          <table:table-cell/>
          <table:table-cell table:formula="of:=10^9*[.A1165]" office:value-type="float" office:value="357.5625" calcext:value-type="float">
            <text:p>357.5625</text:p>
          </table:table-cell>
          <table:table-cell table:formula="of:=1000*[.B1165]" office:value-type="float" office:value="-671.765" calcext:value-type="float">
            <text:p>-671.765</text:p>
          </table:table-cell>
          <table:table-cell table:number-columns-repeated="4"/>
        </table:table-row>
        <table:table-row table:style-name="ro1">
          <table:table-cell office:value-type="float" office:value="0.0000003580625" calcext:value-type="float">
            <text:p>3.580625E-07</text:p>
          </table:table-cell>
          <table:table-cell office:value-type="float" office:value="-0.651665" calcext:value-type="float">
            <text:p>-0.651665</text:p>
          </table:table-cell>
          <table:table-cell/>
          <table:table-cell table:formula="of:=10^9*[.A1166]" office:value-type="float" office:value="358.0625" calcext:value-type="float">
            <text:p>358.0625</text:p>
          </table:table-cell>
          <table:table-cell table:formula="of:=1000*[.B1166]" office:value-type="float" office:value="-651.665" calcext:value-type="float">
            <text:p>-651.665</text:p>
          </table:table-cell>
          <table:table-cell table:number-columns-repeated="4"/>
        </table:table-row>
        <table:table-row table:style-name="ro1">
          <table:table-cell office:value-type="float" office:value="0.0000003585625" calcext:value-type="float">
            <text:p>3.585625E-07</text:p>
          </table:table-cell>
          <table:table-cell office:value-type="float" office:value="-0.671765" calcext:value-type="float">
            <text:p>-0.671765</text:p>
          </table:table-cell>
          <table:table-cell/>
          <table:table-cell table:formula="of:=10^9*[.A1167]" office:value-type="float" office:value="358.5625" calcext:value-type="float">
            <text:p>358.5625</text:p>
          </table:table-cell>
          <table:table-cell table:formula="of:=1000*[.B1167]" office:value-type="float" office:value="-671.765" calcext:value-type="float">
            <text:p>-671.765</text:p>
          </table:table-cell>
          <table:table-cell table:number-columns-repeated="4"/>
        </table:table-row>
        <table:table-row table:style-name="ro1">
          <table:table-cell office:value-type="float" office:value="0.0000003590625" calcext:value-type="float">
            <text:p>3.590625E-07</text:p>
          </table:table-cell>
          <table:table-cell office:value-type="float" office:value="-0.671765" calcext:value-type="float">
            <text:p>-0.671765</text:p>
          </table:table-cell>
          <table:table-cell/>
          <table:table-cell table:formula="of:=10^9*[.A1168]" office:value-type="float" office:value="359.0625" calcext:value-type="float">
            <text:p>359.0625</text:p>
          </table:table-cell>
          <table:table-cell table:formula="of:=1000*[.B1168]" office:value-type="float" office:value="-671.765" calcext:value-type="float">
            <text:p>-671.765</text:p>
          </table:table-cell>
          <table:table-cell table:number-columns-repeated="4"/>
        </table:table-row>
        <table:table-row table:style-name="ro1">
          <table:table-cell office:value-type="float" office:value="0.0000003595625" calcext:value-type="float">
            <text:p>3.595625E-07</text:p>
          </table:table-cell>
          <table:table-cell office:value-type="float" office:value="-0.671765" calcext:value-type="float">
            <text:p>-0.671765</text:p>
          </table:table-cell>
          <table:table-cell/>
          <table:table-cell table:formula="of:=10^9*[.A1169]" office:value-type="float" office:value="359.5625" calcext:value-type="float">
            <text:p>359.5625</text:p>
          </table:table-cell>
          <table:table-cell table:formula="of:=1000*[.B1169]" office:value-type="float" office:value="-671.765" calcext:value-type="float">
            <text:p>-671.765</text:p>
          </table:table-cell>
          <table:table-cell table:number-columns-repeated="4"/>
        </table:table-row>
        <table:table-row table:style-name="ro1">
          <table:table-cell office:value-type="float" office:value="0.0000003600625" calcext:value-type="float">
            <text:p>3.600625E-07</text:p>
          </table:table-cell>
          <table:table-cell office:value-type="float" office:value="-0.671765" calcext:value-type="float">
            <text:p>-0.671765</text:p>
          </table:table-cell>
          <table:table-cell/>
          <table:table-cell table:formula="of:=10^9*[.A1170]" office:value-type="float" office:value="360.0625" calcext:value-type="float">
            <text:p>360.0625</text:p>
          </table:table-cell>
          <table:table-cell table:formula="of:=1000*[.B1170]" office:value-type="float" office:value="-671.765" calcext:value-type="float">
            <text:p>-671.765</text:p>
          </table:table-cell>
          <table:table-cell table:number-columns-repeated="4"/>
        </table:table-row>
        <table:table-row table:style-name="ro1">
          <table:table-cell office:value-type="float" office:value="0.0000003605625" calcext:value-type="float">
            <text:p>3.605625E-07</text:p>
          </table:table-cell>
          <table:table-cell office:value-type="float" office:value="-0.691866" calcext:value-type="float">
            <text:p>-0.691866</text:p>
          </table:table-cell>
          <table:table-cell/>
          <table:table-cell table:formula="of:=10^9*[.A1171]" office:value-type="float" office:value="360.5625" calcext:value-type="float">
            <text:p>360.5625</text:p>
          </table:table-cell>
          <table:table-cell table:formula="of:=1000*[.B1171]" office:value-type="float" office:value="-691.866" calcext:value-type="float">
            <text:p>-691.866</text:p>
          </table:table-cell>
          <table:table-cell table:number-columns-repeated="4"/>
        </table:table-row>
        <table:table-row table:style-name="ro1">
          <table:table-cell office:value-type="float" office:value="0.0000003610625" calcext:value-type="float">
            <text:p>3.610625E-07</text:p>
          </table:table-cell>
          <table:table-cell office:value-type="float" office:value="-0.691866" calcext:value-type="float">
            <text:p>-0.691866</text:p>
          </table:table-cell>
          <table:table-cell/>
          <table:table-cell table:formula="of:=10^9*[.A1172]" office:value-type="float" office:value="361.0625" calcext:value-type="float">
            <text:p>361.0625</text:p>
          </table:table-cell>
          <table:table-cell table:formula="of:=1000*[.B1172]" office:value-type="float" office:value="-691.866" calcext:value-type="float">
            <text:p>-691.866</text:p>
          </table:table-cell>
          <table:table-cell table:number-columns-repeated="4"/>
        </table:table-row>
        <table:table-row table:style-name="ro1">
          <table:table-cell office:value-type="float" office:value="0.0000003615625" calcext:value-type="float">
            <text:p>3.615625E-07</text:p>
          </table:table-cell>
          <table:table-cell office:value-type="float" office:value="-0.671765" calcext:value-type="float">
            <text:p>-0.671765</text:p>
          </table:table-cell>
          <table:table-cell/>
          <table:table-cell table:formula="of:=10^9*[.A1173]" office:value-type="float" office:value="361.5625" calcext:value-type="float">
            <text:p>361.5625</text:p>
          </table:table-cell>
          <table:table-cell table:formula="of:=1000*[.B1173]" office:value-type="float" office:value="-671.765" calcext:value-type="float">
            <text:p>-671.765</text:p>
          </table:table-cell>
          <table:table-cell table:number-columns-repeated="4"/>
        </table:table-row>
        <table:table-row table:style-name="ro1">
          <table:table-cell office:value-type="float" office:value="0.0000003620625" calcext:value-type="float">
            <text:p>3.620625E-07</text:p>
          </table:table-cell>
          <table:table-cell office:value-type="float" office:value="-0.671765" calcext:value-type="float">
            <text:p>-0.671765</text:p>
          </table:table-cell>
          <table:table-cell/>
          <table:table-cell table:formula="of:=10^9*[.A1174]" office:value-type="float" office:value="362.0625" calcext:value-type="float">
            <text:p>362.0625</text:p>
          </table:table-cell>
          <table:table-cell table:formula="of:=1000*[.B1174]" office:value-type="float" office:value="-671.765" calcext:value-type="float">
            <text:p>-671.765</text:p>
          </table:table-cell>
          <table:table-cell table:number-columns-repeated="4"/>
        </table:table-row>
        <table:table-row table:style-name="ro1">
          <table:table-cell office:value-type="float" office:value="0.0000003625625" calcext:value-type="float">
            <text:p>3.625625E-07</text:p>
          </table:table-cell>
          <table:table-cell office:value-type="float" office:value="-0.691866" calcext:value-type="float">
            <text:p>-0.691866</text:p>
          </table:table-cell>
          <table:table-cell/>
          <table:table-cell table:formula="of:=10^9*[.A1175]" office:value-type="float" office:value="362.5625" calcext:value-type="float">
            <text:p>362.5625</text:p>
          </table:table-cell>
          <table:table-cell table:formula="of:=1000*[.B1175]" office:value-type="float" office:value="-691.866" calcext:value-type="float">
            <text:p>-691.866</text:p>
          </table:table-cell>
          <table:table-cell table:number-columns-repeated="4"/>
        </table:table-row>
        <table:table-row table:style-name="ro1">
          <table:table-cell office:value-type="float" office:value="0.0000003630625" calcext:value-type="float">
            <text:p>3.630625E-07</text:p>
          </table:table-cell>
          <table:table-cell office:value-type="float" office:value="-0.671765" calcext:value-type="float">
            <text:p>-0.671765</text:p>
          </table:table-cell>
          <table:table-cell/>
          <table:table-cell table:formula="of:=10^9*[.A1176]" office:value-type="float" office:value="363.0625" calcext:value-type="float">
            <text:p>363.0625</text:p>
          </table:table-cell>
          <table:table-cell table:formula="of:=1000*[.B1176]" office:value-type="float" office:value="-671.765" calcext:value-type="float">
            <text:p>-671.765</text:p>
          </table:table-cell>
          <table:table-cell table:number-columns-repeated="4"/>
        </table:table-row>
        <table:table-row table:style-name="ro1">
          <table:table-cell office:value-type="float" office:value="0.0000003635625" calcext:value-type="float">
            <text:p>3.635625E-07</text:p>
          </table:table-cell>
          <table:table-cell office:value-type="float" office:value="-0.651665" calcext:value-type="float">
            <text:p>-0.651665</text:p>
          </table:table-cell>
          <table:table-cell/>
          <table:table-cell table:formula="of:=10^9*[.A1177]" office:value-type="float" office:value="363.5625" calcext:value-type="float">
            <text:p>363.5625</text:p>
          </table:table-cell>
          <table:table-cell table:formula="of:=1000*[.B1177]" office:value-type="float" office:value="-651.665" calcext:value-type="float">
            <text:p>-651.665</text:p>
          </table:table-cell>
          <table:table-cell table:number-columns-repeated="4"/>
        </table:table-row>
        <table:table-row table:style-name="ro1">
          <table:table-cell office:value-type="float" office:value="0.0000003640625" calcext:value-type="float">
            <text:p>3.640625E-07</text:p>
          </table:table-cell>
          <table:table-cell office:value-type="float" office:value="-0.691866" calcext:value-type="float">
            <text:p>-0.691866</text:p>
          </table:table-cell>
          <table:table-cell/>
          <table:table-cell table:formula="of:=10^9*[.A1178]" office:value-type="float" office:value="364.0625" calcext:value-type="float">
            <text:p>364.0625</text:p>
          </table:table-cell>
          <table:table-cell table:formula="of:=1000*[.B1178]" office:value-type="float" office:value="-691.866" calcext:value-type="float">
            <text:p>-691.866</text:p>
          </table:table-cell>
          <table:table-cell table:number-columns-repeated="4"/>
        </table:table-row>
        <table:table-row table:style-name="ro1">
          <table:table-cell office:value-type="float" office:value="0.0000003645625" calcext:value-type="float">
            <text:p>3.645625E-07</text:p>
          </table:table-cell>
          <table:table-cell office:value-type="float" office:value="-0.691866" calcext:value-type="float">
            <text:p>-0.691866</text:p>
          </table:table-cell>
          <table:table-cell/>
          <table:table-cell table:formula="of:=10^9*[.A1179]" office:value-type="float" office:value="364.5625" calcext:value-type="float">
            <text:p>364.5625</text:p>
          </table:table-cell>
          <table:table-cell table:formula="of:=1000*[.B1179]" office:value-type="float" office:value="-691.866" calcext:value-type="float">
            <text:p>-691.866</text:p>
          </table:table-cell>
          <table:table-cell table:number-columns-repeated="4"/>
        </table:table-row>
        <table:table-row table:style-name="ro1">
          <table:table-cell office:value-type="float" office:value="0.0000003650625" calcext:value-type="float">
            <text:p>3.650625E-07</text:p>
          </table:table-cell>
          <table:table-cell office:value-type="float" office:value="-0.671765" calcext:value-type="float">
            <text:p>-0.671765</text:p>
          </table:table-cell>
          <table:table-cell/>
          <table:table-cell table:formula="of:=10^9*[.A1180]" office:value-type="float" office:value="365.0625" calcext:value-type="float">
            <text:p>365.0625</text:p>
          </table:table-cell>
          <table:table-cell table:formula="of:=1000*[.B1180]" office:value-type="float" office:value="-671.765" calcext:value-type="float">
            <text:p>-671.765</text:p>
          </table:table-cell>
          <table:table-cell table:number-columns-repeated="4"/>
        </table:table-row>
        <table:table-row table:style-name="ro1">
          <table:table-cell office:value-type="float" office:value="0.0000003655625" calcext:value-type="float">
            <text:p>3.655625E-07</text:p>
          </table:table-cell>
          <table:table-cell office:value-type="float" office:value="-0.711966" calcext:value-type="float">
            <text:p>-0.711966</text:p>
          </table:table-cell>
          <table:table-cell/>
          <table:table-cell table:formula="of:=10^9*[.A1181]" office:value-type="float" office:value="365.5625" calcext:value-type="float">
            <text:p>365.5625</text:p>
          </table:table-cell>
          <table:table-cell table:formula="of:=1000*[.B1181]" office:value-type="float" office:value="-711.966" calcext:value-type="float">
            <text:p>-711.966</text:p>
          </table:table-cell>
          <table:table-cell table:number-columns-repeated="4"/>
        </table:table-row>
        <table:table-row table:style-name="ro1">
          <table:table-cell office:value-type="float" office:value="0.0000003660625" calcext:value-type="float">
            <text:p>3.660625E-07</text:p>
          </table:table-cell>
          <table:table-cell office:value-type="float" office:value="-0.691866" calcext:value-type="float">
            <text:p>-0.691866</text:p>
          </table:table-cell>
          <table:table-cell/>
          <table:table-cell table:formula="of:=10^9*[.A1182]" office:value-type="float" office:value="366.0625" calcext:value-type="float">
            <text:p>366.0625</text:p>
          </table:table-cell>
          <table:table-cell table:formula="of:=1000*[.B1182]" office:value-type="float" office:value="-691.866" calcext:value-type="float">
            <text:p>-691.866</text:p>
          </table:table-cell>
          <table:table-cell table:number-columns-repeated="4"/>
        </table:table-row>
        <table:table-row table:style-name="ro1">
          <table:table-cell office:value-type="float" office:value="0.0000003665625" calcext:value-type="float">
            <text:p>3.665625E-07</text:p>
          </table:table-cell>
          <table:table-cell office:value-type="float" office:value="-0.691866" calcext:value-type="float">
            <text:p>-0.691866</text:p>
          </table:table-cell>
          <table:table-cell/>
          <table:table-cell table:formula="of:=10^9*[.A1183]" office:value-type="float" office:value="366.5625" calcext:value-type="float">
            <text:p>366.5625</text:p>
          </table:table-cell>
          <table:table-cell table:formula="of:=1000*[.B1183]" office:value-type="float" office:value="-691.866" calcext:value-type="float">
            <text:p>-691.866</text:p>
          </table:table-cell>
          <table:table-cell table:number-columns-repeated="4"/>
        </table:table-row>
        <table:table-row table:style-name="ro1">
          <table:table-cell office:value-type="float" office:value="0.0000003670625" calcext:value-type="float">
            <text:p>3.670625E-07</text:p>
          </table:table-cell>
          <table:table-cell office:value-type="float" office:value="-0.711966" calcext:value-type="float">
            <text:p>-0.711966</text:p>
          </table:table-cell>
          <table:table-cell/>
          <table:table-cell table:formula="of:=10^9*[.A1184]" office:value-type="float" office:value="367.0625" calcext:value-type="float">
            <text:p>367.0625</text:p>
          </table:table-cell>
          <table:table-cell table:formula="of:=1000*[.B1184]" office:value-type="float" office:value="-711.966" calcext:value-type="float">
            <text:p>-711.966</text:p>
          </table:table-cell>
          <table:table-cell table:number-columns-repeated="4"/>
        </table:table-row>
        <table:table-row table:style-name="ro1">
          <table:table-cell office:value-type="float" office:value="0.0000003675625" calcext:value-type="float">
            <text:p>3.675625E-07</text:p>
          </table:table-cell>
          <table:table-cell office:value-type="float" office:value="-0.711966" calcext:value-type="float">
            <text:p>-0.711966</text:p>
          </table:table-cell>
          <table:table-cell/>
          <table:table-cell table:formula="of:=10^9*[.A1185]" office:value-type="float" office:value="367.5625" calcext:value-type="float">
            <text:p>367.5625</text:p>
          </table:table-cell>
          <table:table-cell table:formula="of:=1000*[.B1185]" office:value-type="float" office:value="-711.966" calcext:value-type="float">
            <text:p>-711.966</text:p>
          </table:table-cell>
          <table:table-cell table:number-columns-repeated="4"/>
        </table:table-row>
        <table:table-row table:style-name="ro1">
          <table:table-cell office:value-type="float" office:value="0.0000003680625" calcext:value-type="float">
            <text:p>3.680625E-07</text:p>
          </table:table-cell>
          <table:table-cell office:value-type="float" office:value="-0.691866" calcext:value-type="float">
            <text:p>-0.691866</text:p>
          </table:table-cell>
          <table:table-cell/>
          <table:table-cell table:formula="of:=10^9*[.A1186]" office:value-type="float" office:value="368.0625" calcext:value-type="float">
            <text:p>368.0625</text:p>
          </table:table-cell>
          <table:table-cell table:formula="of:=1000*[.B1186]" office:value-type="float" office:value="-691.866" calcext:value-type="float">
            <text:p>-691.866</text:p>
          </table:table-cell>
          <table:table-cell table:number-columns-repeated="4"/>
        </table:table-row>
        <table:table-row table:style-name="ro1">
          <table:table-cell office:value-type="float" office:value="0.0000003685625" calcext:value-type="float">
            <text:p>3.685625E-07</text:p>
          </table:table-cell>
          <table:table-cell office:value-type="float" office:value="-0.691866" calcext:value-type="float">
            <text:p>-0.691866</text:p>
          </table:table-cell>
          <table:table-cell/>
          <table:table-cell table:formula="of:=10^9*[.A1187]" office:value-type="float" office:value="368.5625" calcext:value-type="float">
            <text:p>368.5625</text:p>
          </table:table-cell>
          <table:table-cell table:formula="of:=1000*[.B1187]" office:value-type="float" office:value="-691.866" calcext:value-type="float">
            <text:p>-691.866</text:p>
          </table:table-cell>
          <table:table-cell table:number-columns-repeated="4"/>
        </table:table-row>
        <table:table-row table:style-name="ro1">
          <table:table-cell office:value-type="float" office:value="0.0000003690625" calcext:value-type="float">
            <text:p>3.690625E-07</text:p>
          </table:table-cell>
          <table:table-cell office:value-type="float" office:value="-0.691866" calcext:value-type="float">
            <text:p>-0.691866</text:p>
          </table:table-cell>
          <table:table-cell/>
          <table:table-cell table:formula="of:=10^9*[.A1188]" office:value-type="float" office:value="369.0625" calcext:value-type="float">
            <text:p>369.0625</text:p>
          </table:table-cell>
          <table:table-cell table:formula="of:=1000*[.B1188]" office:value-type="float" office:value="-691.866" calcext:value-type="float">
            <text:p>-691.866</text:p>
          </table:table-cell>
          <table:table-cell table:number-columns-repeated="4"/>
        </table:table-row>
        <table:table-row table:style-name="ro1">
          <table:table-cell office:value-type="float" office:value="0.0000003695625" calcext:value-type="float">
            <text:p>3.695625E-07</text:p>
          </table:table-cell>
          <table:table-cell office:value-type="float" office:value="-0.691866" calcext:value-type="float">
            <text:p>-0.691866</text:p>
          </table:table-cell>
          <table:table-cell/>
          <table:table-cell table:formula="of:=10^9*[.A1189]" office:value-type="float" office:value="369.5625" calcext:value-type="float">
            <text:p>369.5625</text:p>
          </table:table-cell>
          <table:table-cell table:formula="of:=1000*[.B1189]" office:value-type="float" office:value="-691.866" calcext:value-type="float">
            <text:p>-691.866</text:p>
          </table:table-cell>
          <table:table-cell table:number-columns-repeated="4"/>
        </table:table-row>
        <table:table-row table:style-name="ro1">
          <table:table-cell office:value-type="float" office:value="0.0000003700625" calcext:value-type="float">
            <text:p>3.700625E-07</text:p>
          </table:table-cell>
          <table:table-cell office:value-type="float" office:value="-0.691866" calcext:value-type="float">
            <text:p>-0.691866</text:p>
          </table:table-cell>
          <table:table-cell/>
          <table:table-cell table:formula="of:=10^9*[.A1190]" office:value-type="float" office:value="370.0625" calcext:value-type="float">
            <text:p>370.0625</text:p>
          </table:table-cell>
          <table:table-cell table:formula="of:=1000*[.B1190]" office:value-type="float" office:value="-691.866" calcext:value-type="float">
            <text:p>-691.866</text:p>
          </table:table-cell>
          <table:table-cell table:number-columns-repeated="4"/>
        </table:table-row>
        <table:table-row table:style-name="ro1">
          <table:table-cell office:value-type="float" office:value="0.0000003705625" calcext:value-type="float">
            <text:p>3.705625E-07</text:p>
          </table:table-cell>
          <table:table-cell office:value-type="float" office:value="-0.691866" calcext:value-type="float">
            <text:p>-0.691866</text:p>
          </table:table-cell>
          <table:table-cell/>
          <table:table-cell table:formula="of:=10^9*[.A1191]" office:value-type="float" office:value="370.5625" calcext:value-type="float">
            <text:p>370.5625</text:p>
          </table:table-cell>
          <table:table-cell table:formula="of:=1000*[.B1191]" office:value-type="float" office:value="-691.866" calcext:value-type="float">
            <text:p>-691.866</text:p>
          </table:table-cell>
          <table:table-cell table:number-columns-repeated="4"/>
        </table:table-row>
        <table:table-row table:style-name="ro1">
          <table:table-cell office:value-type="float" office:value="0.0000003710625" calcext:value-type="float">
            <text:p>3.710625E-07</text:p>
          </table:table-cell>
          <table:table-cell office:value-type="float" office:value="-0.711966" calcext:value-type="float">
            <text:p>-0.711966</text:p>
          </table:table-cell>
          <table:table-cell/>
          <table:table-cell table:formula="of:=10^9*[.A1192]" office:value-type="float" office:value="371.0625" calcext:value-type="float">
            <text:p>371.0625</text:p>
          </table:table-cell>
          <table:table-cell table:formula="of:=1000*[.B1192]" office:value-type="float" office:value="-711.966" calcext:value-type="float">
            <text:p>-711.966</text:p>
          </table:table-cell>
          <table:table-cell table:number-columns-repeated="4"/>
        </table:table-row>
        <table:table-row table:style-name="ro1">
          <table:table-cell office:value-type="float" office:value="0.0000003715625" calcext:value-type="float">
            <text:p>3.715625E-07</text:p>
          </table:table-cell>
          <table:table-cell office:value-type="float" office:value="-0.671765" calcext:value-type="float">
            <text:p>-0.671765</text:p>
          </table:table-cell>
          <table:table-cell/>
          <table:table-cell table:formula="of:=10^9*[.A1193]" office:value-type="float" office:value="371.5625" calcext:value-type="float">
            <text:p>371.5625</text:p>
          </table:table-cell>
          <table:table-cell table:formula="of:=1000*[.B1193]" office:value-type="float" office:value="-671.765" calcext:value-type="float">
            <text:p>-671.765</text:p>
          </table:table-cell>
          <table:table-cell table:number-columns-repeated="4"/>
        </table:table-row>
        <table:table-row table:style-name="ro1">
          <table:table-cell office:value-type="float" office:value="0.0000003720625" calcext:value-type="float">
            <text:p>3.720625E-07</text:p>
          </table:table-cell>
          <table:table-cell office:value-type="float" office:value="-0.711966" calcext:value-type="float">
            <text:p>-0.711966</text:p>
          </table:table-cell>
          <table:table-cell/>
          <table:table-cell table:formula="of:=10^9*[.A1194]" office:value-type="float" office:value="372.0625" calcext:value-type="float">
            <text:p>372.0625</text:p>
          </table:table-cell>
          <table:table-cell table:formula="of:=1000*[.B1194]" office:value-type="float" office:value="-711.966" calcext:value-type="float">
            <text:p>-711.966</text:p>
          </table:table-cell>
          <table:table-cell table:number-columns-repeated="4"/>
        </table:table-row>
        <table:table-row table:style-name="ro1">
          <table:table-cell office:value-type="float" office:value="0.0000003725625" calcext:value-type="float">
            <text:p>3.725625E-07</text:p>
          </table:table-cell>
          <table:table-cell office:value-type="float" office:value="-0.691866" calcext:value-type="float">
            <text:p>-0.691866</text:p>
          </table:table-cell>
          <table:table-cell/>
          <table:table-cell table:formula="of:=10^9*[.A1195]" office:value-type="float" office:value="372.5625" calcext:value-type="float">
            <text:p>372.5625</text:p>
          </table:table-cell>
          <table:table-cell table:formula="of:=1000*[.B1195]" office:value-type="float" office:value="-691.866" calcext:value-type="float">
            <text:p>-691.866</text:p>
          </table:table-cell>
          <table:table-cell table:number-columns-repeated="4"/>
        </table:table-row>
        <table:table-row table:style-name="ro1">
          <table:table-cell office:value-type="float" office:value="0.0000003730625" calcext:value-type="float">
            <text:p>3.730625E-07</text:p>
          </table:table-cell>
          <table:table-cell office:value-type="float" office:value="-0.671765" calcext:value-type="float">
            <text:p>-0.671765</text:p>
          </table:table-cell>
          <table:table-cell/>
          <table:table-cell table:formula="of:=10^9*[.A1196]" office:value-type="float" office:value="373.0625" calcext:value-type="float">
            <text:p>373.0625</text:p>
          </table:table-cell>
          <table:table-cell table:formula="of:=1000*[.B1196]" office:value-type="float" office:value="-671.765" calcext:value-type="float">
            <text:p>-671.765</text:p>
          </table:table-cell>
          <table:table-cell table:number-columns-repeated="4"/>
        </table:table-row>
        <table:table-row table:style-name="ro1">
          <table:table-cell office:value-type="float" office:value="0.0000003735625" calcext:value-type="float">
            <text:p>3.735625E-07</text:p>
          </table:table-cell>
          <table:table-cell office:value-type="float" office:value="-0.711966" calcext:value-type="float">
            <text:p>-0.711966</text:p>
          </table:table-cell>
          <table:table-cell/>
          <table:table-cell table:formula="of:=10^9*[.A1197]" office:value-type="float" office:value="373.5625" calcext:value-type="float">
            <text:p>373.5625</text:p>
          </table:table-cell>
          <table:table-cell table:formula="of:=1000*[.B1197]" office:value-type="float" office:value="-711.966" calcext:value-type="float">
            <text:p>-711.966</text:p>
          </table:table-cell>
          <table:table-cell table:number-columns-repeated="4"/>
        </table:table-row>
        <table:table-row table:style-name="ro1">
          <table:table-cell office:value-type="float" office:value="0.0000003740625" calcext:value-type="float">
            <text:p>3.740625E-07</text:p>
          </table:table-cell>
          <table:table-cell office:value-type="float" office:value="-0.691866" calcext:value-type="float">
            <text:p>-0.691866</text:p>
          </table:table-cell>
          <table:table-cell/>
          <table:table-cell table:formula="of:=10^9*[.A1198]" office:value-type="float" office:value="374.0625" calcext:value-type="float">
            <text:p>374.0625</text:p>
          </table:table-cell>
          <table:table-cell table:formula="of:=1000*[.B1198]" office:value-type="float" office:value="-691.866" calcext:value-type="float">
            <text:p>-691.866</text:p>
          </table:table-cell>
          <table:table-cell table:number-columns-repeated="4"/>
        </table:table-row>
        <table:table-row table:style-name="ro1">
          <table:table-cell office:value-type="float" office:value="0.0000003745625" calcext:value-type="float">
            <text:p>3.745625E-07</text:p>
          </table:table-cell>
          <table:table-cell office:value-type="float" office:value="-0.691866" calcext:value-type="float">
            <text:p>-0.691866</text:p>
          </table:table-cell>
          <table:table-cell/>
          <table:table-cell table:formula="of:=10^9*[.A1199]" office:value-type="float" office:value="374.5625" calcext:value-type="float">
            <text:p>374.5625</text:p>
          </table:table-cell>
          <table:table-cell table:formula="of:=1000*[.B1199]" office:value-type="float" office:value="-691.866" calcext:value-type="float">
            <text:p>-691.866</text:p>
          </table:table-cell>
          <table:table-cell table:number-columns-repeated="4"/>
        </table:table-row>
        <table:table-row table:style-name="ro1">
          <table:table-cell office:value-type="float" office:value="0.0000003750625" calcext:value-type="float">
            <text:p>3.750625E-07</text:p>
          </table:table-cell>
          <table:table-cell office:value-type="float" office:value="-0.691866" calcext:value-type="float">
            <text:p>-0.691866</text:p>
          </table:table-cell>
          <table:table-cell/>
          <table:table-cell table:formula="of:=10^9*[.A1200]" office:value-type="float" office:value="375.0625" calcext:value-type="float">
            <text:p>375.0625</text:p>
          </table:table-cell>
          <table:table-cell table:formula="of:=1000*[.B1200]" office:value-type="float" office:value="-691.866" calcext:value-type="float">
            <text:p>-691.866</text:p>
          </table:table-cell>
          <table:table-cell table:number-columns-repeated="4"/>
        </table:table-row>
        <table:table-row table:style-name="ro1">
          <table:table-cell office:value-type="float" office:value="0.0000003755625" calcext:value-type="float">
            <text:p>3.755625E-07</text:p>
          </table:table-cell>
          <table:table-cell office:value-type="float" office:value="-0.691866" calcext:value-type="float">
            <text:p>-0.691866</text:p>
          </table:table-cell>
          <table:table-cell/>
          <table:table-cell table:formula="of:=10^9*[.A1201]" office:value-type="float" office:value="375.5625" calcext:value-type="float">
            <text:p>375.5625</text:p>
          </table:table-cell>
          <table:table-cell table:formula="of:=1000*[.B1201]" office:value-type="float" office:value="-691.866" calcext:value-type="float">
            <text:p>-691.866</text:p>
          </table:table-cell>
          <table:table-cell table:number-columns-repeated="4"/>
        </table:table-row>
        <table:table-row table:style-name="ro1">
          <table:table-cell office:value-type="float" office:value="0.0000003760625" calcext:value-type="float">
            <text:p>3.760625E-07</text:p>
          </table:table-cell>
          <table:table-cell office:value-type="float" office:value="-0.711966" calcext:value-type="float">
            <text:p>-0.711966</text:p>
          </table:table-cell>
          <table:table-cell/>
          <table:table-cell table:formula="of:=10^9*[.A1202]" office:value-type="float" office:value="376.0625" calcext:value-type="float">
            <text:p>376.0625</text:p>
          </table:table-cell>
          <table:table-cell table:formula="of:=1000*[.B1202]" office:value-type="float" office:value="-711.966" calcext:value-type="float">
            <text:p>-711.966</text:p>
          </table:table-cell>
          <table:table-cell table:number-columns-repeated="4"/>
        </table:table-row>
        <table:table-row table:style-name="ro1">
          <table:table-cell office:value-type="float" office:value="0.0000003765625" calcext:value-type="float">
            <text:p>3.765625E-07</text:p>
          </table:table-cell>
          <table:table-cell office:value-type="float" office:value="-0.711966" calcext:value-type="float">
            <text:p>-0.711966</text:p>
          </table:table-cell>
          <table:table-cell/>
          <table:table-cell table:formula="of:=10^9*[.A1203]" office:value-type="float" office:value="376.5625" calcext:value-type="float">
            <text:p>376.5625</text:p>
          </table:table-cell>
          <table:table-cell table:formula="of:=1000*[.B1203]" office:value-type="float" office:value="-711.966" calcext:value-type="float">
            <text:p>-711.966</text:p>
          </table:table-cell>
          <table:table-cell table:number-columns-repeated="4"/>
        </table:table-row>
        <table:table-row table:style-name="ro1">
          <table:table-cell office:value-type="float" office:value="0.0000003770625" calcext:value-type="float">
            <text:p>3.770625E-07</text:p>
          </table:table-cell>
          <table:table-cell office:value-type="float" office:value="-0.691866" calcext:value-type="float">
            <text:p>-0.691866</text:p>
          </table:table-cell>
          <table:table-cell/>
          <table:table-cell table:formula="of:=10^9*[.A1204]" office:value-type="float" office:value="377.0625" calcext:value-type="float">
            <text:p>377.0625</text:p>
          </table:table-cell>
          <table:table-cell table:formula="of:=1000*[.B1204]" office:value-type="float" office:value="-691.866" calcext:value-type="float">
            <text:p>-691.866</text:p>
          </table:table-cell>
          <table:table-cell table:number-columns-repeated="4"/>
        </table:table-row>
        <table:table-row table:style-name="ro1">
          <table:table-cell office:value-type="float" office:value="0.0000003775625" calcext:value-type="float">
            <text:p>3.775625E-07</text:p>
          </table:table-cell>
          <table:table-cell office:value-type="float" office:value="-0.691866" calcext:value-type="float">
            <text:p>-0.691866</text:p>
          </table:table-cell>
          <table:table-cell/>
          <table:table-cell table:formula="of:=10^9*[.A1205]" office:value-type="float" office:value="377.5625" calcext:value-type="float">
            <text:p>377.5625</text:p>
          </table:table-cell>
          <table:table-cell table:formula="of:=1000*[.B1205]" office:value-type="float" office:value="-691.866" calcext:value-type="float">
            <text:p>-691.866</text:p>
          </table:table-cell>
          <table:table-cell table:number-columns-repeated="4"/>
        </table:table-row>
        <table:table-row table:style-name="ro1">
          <table:table-cell office:value-type="float" office:value="0.0000003780625" calcext:value-type="float">
            <text:p>3.780625E-07</text:p>
          </table:table-cell>
          <table:table-cell office:value-type="float" office:value="-0.671765" calcext:value-type="float">
            <text:p>-0.671765</text:p>
          </table:table-cell>
          <table:table-cell/>
          <table:table-cell table:formula="of:=10^9*[.A1206]" office:value-type="float" office:value="378.0625" calcext:value-type="float">
            <text:p>378.0625</text:p>
          </table:table-cell>
          <table:table-cell table:formula="of:=1000*[.B1206]" office:value-type="float" office:value="-671.765" calcext:value-type="float">
            <text:p>-671.765</text:p>
          </table:table-cell>
          <table:table-cell table:number-columns-repeated="4"/>
        </table:table-row>
        <table:table-row table:style-name="ro1">
          <table:table-cell office:value-type="float" office:value="0.0000003785625" calcext:value-type="float">
            <text:p>3.785625E-07</text:p>
          </table:table-cell>
          <table:table-cell office:value-type="float" office:value="-0.711966" calcext:value-type="float">
            <text:p>-0.711966</text:p>
          </table:table-cell>
          <table:table-cell/>
          <table:table-cell table:formula="of:=10^9*[.A1207]" office:value-type="float" office:value="378.5625" calcext:value-type="float">
            <text:p>378.5625</text:p>
          </table:table-cell>
          <table:table-cell table:formula="of:=1000*[.B1207]" office:value-type="float" office:value="-711.966" calcext:value-type="float">
            <text:p>-711.966</text:p>
          </table:table-cell>
          <table:table-cell table:number-columns-repeated="4"/>
        </table:table-row>
        <table:table-row table:style-name="ro1">
          <table:table-cell office:value-type="float" office:value="0.0000003790625" calcext:value-type="float">
            <text:p>3.790625E-07</text:p>
          </table:table-cell>
          <table:table-cell office:value-type="float" office:value="-0.711966" calcext:value-type="float">
            <text:p>-0.711966</text:p>
          </table:table-cell>
          <table:table-cell/>
          <table:table-cell table:formula="of:=10^9*[.A1208]" office:value-type="float" office:value="379.0625" calcext:value-type="float">
            <text:p>379.0625</text:p>
          </table:table-cell>
          <table:table-cell table:formula="of:=1000*[.B1208]" office:value-type="float" office:value="-711.966" calcext:value-type="float">
            <text:p>-711.966</text:p>
          </table:table-cell>
          <table:table-cell table:number-columns-repeated="4"/>
        </table:table-row>
        <table:table-row table:style-name="ro1">
          <table:table-cell office:value-type="float" office:value="0.0000003795625" calcext:value-type="float">
            <text:p>3.795625E-07</text:p>
          </table:table-cell>
          <table:table-cell office:value-type="float" office:value="-0.691866" calcext:value-type="float">
            <text:p>-0.691866</text:p>
          </table:table-cell>
          <table:table-cell/>
          <table:table-cell table:formula="of:=10^9*[.A1209]" office:value-type="float" office:value="379.5625" calcext:value-type="float">
            <text:p>379.5625</text:p>
          </table:table-cell>
          <table:table-cell table:formula="of:=1000*[.B1209]" office:value-type="float" office:value="-691.866" calcext:value-type="float">
            <text:p>-691.866</text:p>
          </table:table-cell>
          <table:table-cell table:number-columns-repeated="4"/>
        </table:table-row>
        <table:table-row table:style-name="ro1">
          <table:table-cell office:value-type="float" office:value="0.0000003800625" calcext:value-type="float">
            <text:p>3.800625E-07</text:p>
          </table:table-cell>
          <table:table-cell office:value-type="float" office:value="-0.711966" calcext:value-type="float">
            <text:p>-0.711966</text:p>
          </table:table-cell>
          <table:table-cell/>
          <table:table-cell table:formula="of:=10^9*[.A1210]" office:value-type="float" office:value="380.0625" calcext:value-type="float">
            <text:p>380.0625</text:p>
          </table:table-cell>
          <table:table-cell table:formula="of:=1000*[.B1210]" office:value-type="float" office:value="-711.966" calcext:value-type="float">
            <text:p>-711.966</text:p>
          </table:table-cell>
          <table:table-cell table:number-columns-repeated="4"/>
        </table:table-row>
        <table:table-row table:style-name="ro1">
          <table:table-cell office:value-type="float" office:value="0.0000003805625" calcext:value-type="float">
            <text:p>3.805625E-07</text:p>
          </table:table-cell>
          <table:table-cell office:value-type="float" office:value="-0.711966" calcext:value-type="float">
            <text:p>-0.711966</text:p>
          </table:table-cell>
          <table:table-cell/>
          <table:table-cell table:formula="of:=10^9*[.A1211]" office:value-type="float" office:value="380.5625" calcext:value-type="float">
            <text:p>380.5625</text:p>
          </table:table-cell>
          <table:table-cell table:formula="of:=1000*[.B1211]" office:value-type="float" office:value="-711.966" calcext:value-type="float">
            <text:p>-711.966</text:p>
          </table:table-cell>
          <table:table-cell table:number-columns-repeated="4"/>
        </table:table-row>
        <table:table-row table:style-name="ro1">
          <table:table-cell office:value-type="float" office:value="0.0000003810625" calcext:value-type="float">
            <text:p>3.810625E-07</text:p>
          </table:table-cell>
          <table:table-cell office:value-type="float" office:value="-0.691866" calcext:value-type="float">
            <text:p>-0.691866</text:p>
          </table:table-cell>
          <table:table-cell/>
          <table:table-cell table:formula="of:=10^9*[.A1212]" office:value-type="float" office:value="381.0625" calcext:value-type="float">
            <text:p>381.0625</text:p>
          </table:table-cell>
          <table:table-cell table:formula="of:=1000*[.B1212]" office:value-type="float" office:value="-691.866" calcext:value-type="float">
            <text:p>-691.866</text:p>
          </table:table-cell>
          <table:table-cell table:number-columns-repeated="4"/>
        </table:table-row>
        <table:table-row table:style-name="ro1">
          <table:table-cell office:value-type="float" office:value="0.0000003815625" calcext:value-type="float">
            <text:p>3.815625E-07</text:p>
          </table:table-cell>
          <table:table-cell office:value-type="float" office:value="-0.711966" calcext:value-type="float">
            <text:p>-0.711966</text:p>
          </table:table-cell>
          <table:table-cell/>
          <table:table-cell table:formula="of:=10^9*[.A1213]" office:value-type="float" office:value="381.5625" calcext:value-type="float">
            <text:p>381.5625</text:p>
          </table:table-cell>
          <table:table-cell table:formula="of:=1000*[.B1213]" office:value-type="float" office:value="-711.966" calcext:value-type="float">
            <text:p>-711.966</text:p>
          </table:table-cell>
          <table:table-cell table:number-columns-repeated="4"/>
        </table:table-row>
        <table:table-row table:style-name="ro1">
          <table:table-cell office:value-type="float" office:value="0.0000003820625" calcext:value-type="float">
            <text:p>3.820625E-07</text:p>
          </table:table-cell>
          <table:table-cell office:value-type="float" office:value="-0.671765" calcext:value-type="float">
            <text:p>-0.671765</text:p>
          </table:table-cell>
          <table:table-cell/>
          <table:table-cell table:formula="of:=10^9*[.A1214]" office:value-type="float" office:value="382.0625" calcext:value-type="float">
            <text:p>382.0625</text:p>
          </table:table-cell>
          <table:table-cell table:formula="of:=1000*[.B1214]" office:value-type="float" office:value="-671.765" calcext:value-type="float">
            <text:p>-671.765</text:p>
          </table:table-cell>
          <table:table-cell table:number-columns-repeated="4"/>
        </table:table-row>
        <table:table-row table:style-name="ro1">
          <table:table-cell office:value-type="float" office:value="0.0000003825625" calcext:value-type="float">
            <text:p>3.825625E-07</text:p>
          </table:table-cell>
          <table:table-cell office:value-type="float" office:value="-0.711966" calcext:value-type="float">
            <text:p>-0.711966</text:p>
          </table:table-cell>
          <table:table-cell/>
          <table:table-cell table:formula="of:=10^9*[.A1215]" office:value-type="float" office:value="382.5625" calcext:value-type="float">
            <text:p>382.5625</text:p>
          </table:table-cell>
          <table:table-cell table:formula="of:=1000*[.B1215]" office:value-type="float" office:value="-711.966" calcext:value-type="float">
            <text:p>-711.966</text:p>
          </table:table-cell>
          <table:table-cell table:number-columns-repeated="4"/>
        </table:table-row>
        <table:table-row table:style-name="ro1">
          <table:table-cell office:value-type="float" office:value="0.0000003830625" calcext:value-type="float">
            <text:p>3.830625E-07</text:p>
          </table:table-cell>
          <table:table-cell office:value-type="float" office:value="-0.691866" calcext:value-type="float">
            <text:p>-0.691866</text:p>
          </table:table-cell>
          <table:table-cell/>
          <table:table-cell table:formula="of:=10^9*[.A1216]" office:value-type="float" office:value="383.0625" calcext:value-type="float">
            <text:p>383.0625</text:p>
          </table:table-cell>
          <table:table-cell table:formula="of:=1000*[.B1216]" office:value-type="float" office:value="-691.866" calcext:value-type="float">
            <text:p>-691.866</text:p>
          </table:table-cell>
          <table:table-cell table:number-columns-repeated="4"/>
        </table:table-row>
        <table:table-row table:style-name="ro1">
          <table:table-cell office:value-type="float" office:value="0.0000003835625" calcext:value-type="float">
            <text:p>3.835625E-07</text:p>
          </table:table-cell>
          <table:table-cell office:value-type="float" office:value="-0.711966" calcext:value-type="float">
            <text:p>-0.711966</text:p>
          </table:table-cell>
          <table:table-cell/>
          <table:table-cell table:formula="of:=10^9*[.A1217]" office:value-type="float" office:value="383.5625" calcext:value-type="float">
            <text:p>383.5625</text:p>
          </table:table-cell>
          <table:table-cell table:formula="of:=1000*[.B1217]" office:value-type="float" office:value="-711.966" calcext:value-type="float">
            <text:p>-711.966</text:p>
          </table:table-cell>
          <table:table-cell table:number-columns-repeated="4"/>
        </table:table-row>
        <table:table-row table:style-name="ro1">
          <table:table-cell office:value-type="float" office:value="0.0000003840625" calcext:value-type="float">
            <text:p>3.840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218]" office:value-type="float" office:value="384.0625" calcext:value-type="float">
            <text:p>384.0625</text:p>
          </table:table-cell>
          <table:table-cell table:formula="of:=1000*[.B1218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3845625" calcext:value-type="float">
            <text:p>3.845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219]" office:value-type="float" office:value="384.5625" calcext:value-type="float">
            <text:p>384.5625</text:p>
          </table:table-cell>
          <table:table-cell table:formula="of:=1000*[.B1219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3850625" calcext:value-type="float">
            <text:p>3.850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220]" office:value-type="float" office:value="385.0625" calcext:value-type="float">
            <text:p>385.0625</text:p>
          </table:table-cell>
          <table:table-cell table:formula="of:=1000*[.B1220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3855625" calcext:value-type="float">
            <text:p>3.855625E-07</text:p>
          </table:table-cell>
          <table:table-cell office:value-type="float" office:value="-0.711966" calcext:value-type="float">
            <text:p>-0.711966</text:p>
          </table:table-cell>
          <table:table-cell/>
          <table:table-cell table:formula="of:=10^9*[.A1221]" office:value-type="float" office:value="385.5625" calcext:value-type="float">
            <text:p>385.5625</text:p>
          </table:table-cell>
          <table:table-cell table:formula="of:=1000*[.B1221]" office:value-type="float" office:value="-711.966" calcext:value-type="float">
            <text:p>-711.966</text:p>
          </table:table-cell>
          <table:table-cell table:number-columns-repeated="4"/>
        </table:table-row>
        <table:table-row table:style-name="ro1">
          <table:table-cell office:value-type="float" office:value="0.0000003860625" calcext:value-type="float">
            <text:p>3.860625E-07</text:p>
          </table:table-cell>
          <table:table-cell office:value-type="float" office:value="-0.711966" calcext:value-type="float">
            <text:p>-0.711966</text:p>
          </table:table-cell>
          <table:table-cell/>
          <table:table-cell table:formula="of:=10^9*[.A1222]" office:value-type="float" office:value="386.0625" calcext:value-type="float">
            <text:p>386.0625</text:p>
          </table:table-cell>
          <table:table-cell table:formula="of:=1000*[.B1222]" office:value-type="float" office:value="-711.966" calcext:value-type="float">
            <text:p>-711.966</text:p>
          </table:table-cell>
          <table:table-cell table:number-columns-repeated="4"/>
        </table:table-row>
        <table:table-row table:style-name="ro1">
          <table:table-cell office:value-type="float" office:value="0.0000003865625" calcext:value-type="float">
            <text:p>3.865625E-07</text:p>
          </table:table-cell>
          <table:table-cell office:value-type="float" office:value="-0.711966" calcext:value-type="float">
            <text:p>-0.711966</text:p>
          </table:table-cell>
          <table:table-cell/>
          <table:table-cell table:formula="of:=10^9*[.A1223]" office:value-type="float" office:value="386.5625" calcext:value-type="float">
            <text:p>386.5625</text:p>
          </table:table-cell>
          <table:table-cell table:formula="of:=1000*[.B1223]" office:value-type="float" office:value="-711.966" calcext:value-type="float">
            <text:p>-711.966</text:p>
          </table:table-cell>
          <table:table-cell table:number-columns-repeated="4"/>
        </table:table-row>
        <table:table-row table:style-name="ro1">
          <table:table-cell office:value-type="float" office:value="0.0000003870625" calcext:value-type="float">
            <text:p>3.870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224]" office:value-type="float" office:value="387.0625" calcext:value-type="float">
            <text:p>387.0625</text:p>
          </table:table-cell>
          <table:table-cell table:formula="of:=1000*[.B1224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3875625" calcext:value-type="float">
            <text:p>3.875625E-07</text:p>
          </table:table-cell>
          <table:table-cell office:value-type="float" office:value="-0.671765" calcext:value-type="float">
            <text:p>-0.671765</text:p>
          </table:table-cell>
          <table:table-cell/>
          <table:table-cell table:formula="of:=10^9*[.A1225]" office:value-type="float" office:value="387.5625" calcext:value-type="float">
            <text:p>387.5625</text:p>
          </table:table-cell>
          <table:table-cell table:formula="of:=1000*[.B1225]" office:value-type="float" office:value="-671.765" calcext:value-type="float">
            <text:p>-671.765</text:p>
          </table:table-cell>
          <table:table-cell table:number-columns-repeated="4"/>
        </table:table-row>
        <table:table-row table:style-name="ro1">
          <table:table-cell office:value-type="float" office:value="0.0000003880625" calcext:value-type="float">
            <text:p>3.880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226]" office:value-type="float" office:value="388.0625" calcext:value-type="float">
            <text:p>388.0625</text:p>
          </table:table-cell>
          <table:table-cell table:formula="of:=1000*[.B1226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3885625" calcext:value-type="float">
            <text:p>3.885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227]" office:value-type="float" office:value="388.5625" calcext:value-type="float">
            <text:p>388.5625</text:p>
          </table:table-cell>
          <table:table-cell table:formula="of:=1000*[.B1227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3890625" calcext:value-type="float">
            <text:p>3.890625E-07</text:p>
          </table:table-cell>
          <table:table-cell office:value-type="float" office:value="-0.691866" calcext:value-type="float">
            <text:p>-0.691866</text:p>
          </table:table-cell>
          <table:table-cell/>
          <table:table-cell table:formula="of:=10^9*[.A1228]" office:value-type="float" office:value="389.0625" calcext:value-type="float">
            <text:p>389.0625</text:p>
          </table:table-cell>
          <table:table-cell table:formula="of:=1000*[.B1228]" office:value-type="float" office:value="-691.866" calcext:value-type="float">
            <text:p>-691.866</text:p>
          </table:table-cell>
          <table:table-cell table:number-columns-repeated="4"/>
        </table:table-row>
        <table:table-row table:style-name="ro1">
          <table:table-cell office:value-type="float" office:value="0.0000003895625" calcext:value-type="float">
            <text:p>3.895625E-07</text:p>
          </table:table-cell>
          <table:table-cell office:value-type="float" office:value="-0.711966" calcext:value-type="float">
            <text:p>-0.711966</text:p>
          </table:table-cell>
          <table:table-cell/>
          <table:table-cell table:formula="of:=10^9*[.A1229]" office:value-type="float" office:value="389.5625" calcext:value-type="float">
            <text:p>389.5625</text:p>
          </table:table-cell>
          <table:table-cell table:formula="of:=1000*[.B1229]" office:value-type="float" office:value="-711.966" calcext:value-type="float">
            <text:p>-711.966</text:p>
          </table:table-cell>
          <table:table-cell table:number-columns-repeated="4"/>
        </table:table-row>
        <table:table-row table:style-name="ro1">
          <table:table-cell office:value-type="float" office:value="0.0000003900625" calcext:value-type="float">
            <text:p>3.900625E-07</text:p>
          </table:table-cell>
          <table:table-cell office:value-type="float" office:value="-0.691866" calcext:value-type="float">
            <text:p>-0.691866</text:p>
          </table:table-cell>
          <table:table-cell/>
          <table:table-cell table:formula="of:=10^9*[.A1230]" office:value-type="float" office:value="390.0625" calcext:value-type="float">
            <text:p>390.0625</text:p>
          </table:table-cell>
          <table:table-cell table:formula="of:=1000*[.B1230]" office:value-type="float" office:value="-691.866" calcext:value-type="float">
            <text:p>-691.866</text:p>
          </table:table-cell>
          <table:table-cell table:number-columns-repeated="4"/>
        </table:table-row>
        <table:table-row table:style-name="ro1">
          <table:table-cell office:value-type="float" office:value="0.0000003905625" calcext:value-type="float">
            <text:p>3.905625E-07</text:p>
          </table:table-cell>
          <table:table-cell office:value-type="float" office:value="-0.691866" calcext:value-type="float">
            <text:p>-0.691866</text:p>
          </table:table-cell>
          <table:table-cell/>
          <table:table-cell table:formula="of:=10^9*[.A1231]" office:value-type="float" office:value="390.5625" calcext:value-type="float">
            <text:p>390.5625</text:p>
          </table:table-cell>
          <table:table-cell table:formula="of:=1000*[.B1231]" office:value-type="float" office:value="-691.866" calcext:value-type="float">
            <text:p>-691.866</text:p>
          </table:table-cell>
          <table:table-cell table:number-columns-repeated="4"/>
        </table:table-row>
        <table:table-row table:style-name="ro1">
          <table:table-cell office:value-type="float" office:value="0.0000003910625" calcext:value-type="float">
            <text:p>3.910625E-07</text:p>
          </table:table-cell>
          <table:table-cell office:value-type="float" office:value="-0.691866" calcext:value-type="float">
            <text:p>-0.691866</text:p>
          </table:table-cell>
          <table:table-cell/>
          <table:table-cell table:formula="of:=10^9*[.A1232]" office:value-type="float" office:value="391.0625" calcext:value-type="float">
            <text:p>391.0625</text:p>
          </table:table-cell>
          <table:table-cell table:formula="of:=1000*[.B1232]" office:value-type="float" office:value="-691.866" calcext:value-type="float">
            <text:p>-691.866</text:p>
          </table:table-cell>
          <table:table-cell table:number-columns-repeated="4"/>
        </table:table-row>
        <table:table-row table:style-name="ro1">
          <table:table-cell office:value-type="float" office:value="0.0000003915625" calcext:value-type="float">
            <text:p>3.915625E-07</text:p>
          </table:table-cell>
          <table:table-cell office:value-type="float" office:value="-0.711966" calcext:value-type="float">
            <text:p>-0.711966</text:p>
          </table:table-cell>
          <table:table-cell/>
          <table:table-cell table:formula="of:=10^9*[.A1233]" office:value-type="float" office:value="391.5625" calcext:value-type="float">
            <text:p>391.5625</text:p>
          </table:table-cell>
          <table:table-cell table:formula="of:=1000*[.B1233]" office:value-type="float" office:value="-711.966" calcext:value-type="float">
            <text:p>-711.966</text:p>
          </table:table-cell>
          <table:table-cell table:number-columns-repeated="4"/>
        </table:table-row>
        <table:table-row table:style-name="ro1">
          <table:table-cell office:value-type="float" office:value="0.0000003920625" calcext:value-type="float">
            <text:p>3.920625E-07</text:p>
          </table:table-cell>
          <table:table-cell office:value-type="float" office:value="-0.711966" calcext:value-type="float">
            <text:p>-0.711966</text:p>
          </table:table-cell>
          <table:table-cell/>
          <table:table-cell table:formula="of:=10^9*[.A1234]" office:value-type="float" office:value="392.0625" calcext:value-type="float">
            <text:p>392.0625</text:p>
          </table:table-cell>
          <table:table-cell table:formula="of:=1000*[.B1234]" office:value-type="float" office:value="-711.966" calcext:value-type="float">
            <text:p>-711.966</text:p>
          </table:table-cell>
          <table:table-cell table:number-columns-repeated="4"/>
        </table:table-row>
        <table:table-row table:style-name="ro1">
          <table:table-cell office:value-type="float" office:value="0.0000003925625" calcext:value-type="float">
            <text:p>3.925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235]" office:value-type="float" office:value="392.5625" calcext:value-type="float">
            <text:p>392.5625</text:p>
          </table:table-cell>
          <table:table-cell table:formula="of:=1000*[.B1235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3930625" calcext:value-type="float">
            <text:p>3.930625E-07</text:p>
          </table:table-cell>
          <table:table-cell office:value-type="float" office:value="-0.711966" calcext:value-type="float">
            <text:p>-0.711966</text:p>
          </table:table-cell>
          <table:table-cell/>
          <table:table-cell table:formula="of:=10^9*[.A1236]" office:value-type="float" office:value="393.0625" calcext:value-type="float">
            <text:p>393.0625</text:p>
          </table:table-cell>
          <table:table-cell table:formula="of:=1000*[.B1236]" office:value-type="float" office:value="-711.966" calcext:value-type="float">
            <text:p>-711.966</text:p>
          </table:table-cell>
          <table:table-cell table:number-columns-repeated="4"/>
        </table:table-row>
        <table:table-row table:style-name="ro1">
          <table:table-cell office:value-type="float" office:value="0.0000003935625" calcext:value-type="float">
            <text:p>3.935625E-07</text:p>
          </table:table-cell>
          <table:table-cell office:value-type="float" office:value="-0.711966" calcext:value-type="float">
            <text:p>-0.711966</text:p>
          </table:table-cell>
          <table:table-cell/>
          <table:table-cell table:formula="of:=10^9*[.A1237]" office:value-type="float" office:value="393.5625" calcext:value-type="float">
            <text:p>393.5625</text:p>
          </table:table-cell>
          <table:table-cell table:formula="of:=1000*[.B1237]" office:value-type="float" office:value="-711.966" calcext:value-type="float">
            <text:p>-711.966</text:p>
          </table:table-cell>
          <table:table-cell table:number-columns-repeated="4"/>
        </table:table-row>
        <table:table-row table:style-name="ro1">
          <table:table-cell office:value-type="float" office:value="0.0000003940625" calcext:value-type="float">
            <text:p>3.940625E-07</text:p>
          </table:table-cell>
          <table:table-cell office:value-type="float" office:value="-0.711966" calcext:value-type="float">
            <text:p>-0.711966</text:p>
          </table:table-cell>
          <table:table-cell/>
          <table:table-cell table:formula="of:=10^9*[.A1238]" office:value-type="float" office:value="394.0625" calcext:value-type="float">
            <text:p>394.0625</text:p>
          </table:table-cell>
          <table:table-cell table:formula="of:=1000*[.B1238]" office:value-type="float" office:value="-711.966" calcext:value-type="float">
            <text:p>-711.966</text:p>
          </table:table-cell>
          <table:table-cell table:number-columns-repeated="4"/>
        </table:table-row>
        <table:table-row table:style-name="ro1">
          <table:table-cell office:value-type="float" office:value="0.0000003945625" calcext:value-type="float">
            <text:p>3.945625E-07</text:p>
          </table:table-cell>
          <table:table-cell office:value-type="float" office:value="-0.711966" calcext:value-type="float">
            <text:p>-0.711966</text:p>
          </table:table-cell>
          <table:table-cell/>
          <table:table-cell table:formula="of:=10^9*[.A1239]" office:value-type="float" office:value="394.5625" calcext:value-type="float">
            <text:p>394.5625</text:p>
          </table:table-cell>
          <table:table-cell table:formula="of:=1000*[.B1239]" office:value-type="float" office:value="-711.966" calcext:value-type="float">
            <text:p>-711.966</text:p>
          </table:table-cell>
          <table:table-cell table:number-columns-repeated="4"/>
        </table:table-row>
        <table:table-row table:style-name="ro1">
          <table:table-cell office:value-type="float" office:value="0.0000003950625" calcext:value-type="float">
            <text:p>3.950625E-07</text:p>
          </table:table-cell>
          <table:table-cell office:value-type="float" office:value="-0.711966" calcext:value-type="float">
            <text:p>-0.711966</text:p>
          </table:table-cell>
          <table:table-cell/>
          <table:table-cell table:formula="of:=10^9*[.A1240]" office:value-type="float" office:value="395.0625" calcext:value-type="float">
            <text:p>395.0625</text:p>
          </table:table-cell>
          <table:table-cell table:formula="of:=1000*[.B1240]" office:value-type="float" office:value="-711.966" calcext:value-type="float">
            <text:p>-711.966</text:p>
          </table:table-cell>
          <table:table-cell table:number-columns-repeated="4"/>
        </table:table-row>
        <table:table-row table:style-name="ro1">
          <table:table-cell office:value-type="float" office:value="0.0000003955625" calcext:value-type="float">
            <text:p>3.955625E-07</text:p>
          </table:table-cell>
          <table:table-cell office:value-type="float" office:value="-0.691866" calcext:value-type="float">
            <text:p>-0.691866</text:p>
          </table:table-cell>
          <table:table-cell/>
          <table:table-cell table:formula="of:=10^9*[.A1241]" office:value-type="float" office:value="395.5625" calcext:value-type="float">
            <text:p>395.5625</text:p>
          </table:table-cell>
          <table:table-cell table:formula="of:=1000*[.B1241]" office:value-type="float" office:value="-691.866" calcext:value-type="float">
            <text:p>-691.866</text:p>
          </table:table-cell>
          <table:table-cell table:number-columns-repeated="4"/>
        </table:table-row>
        <table:table-row table:style-name="ro1">
          <table:table-cell office:value-type="float" office:value="0.0000003960625" calcext:value-type="float">
            <text:p>3.960625E-07</text:p>
          </table:table-cell>
          <table:table-cell office:value-type="float" office:value="-0.711966" calcext:value-type="float">
            <text:p>-0.711966</text:p>
          </table:table-cell>
          <table:table-cell/>
          <table:table-cell table:formula="of:=10^9*[.A1242]" office:value-type="float" office:value="396.0625" calcext:value-type="float">
            <text:p>396.0625</text:p>
          </table:table-cell>
          <table:table-cell table:formula="of:=1000*[.B1242]" office:value-type="float" office:value="-711.966" calcext:value-type="float">
            <text:p>-711.966</text:p>
          </table:table-cell>
          <table:table-cell table:number-columns-repeated="4"/>
        </table:table-row>
        <table:table-row table:style-name="ro1">
          <table:table-cell office:value-type="float" office:value="0.0000003965625" calcext:value-type="float">
            <text:p>3.965625E-07</text:p>
          </table:table-cell>
          <table:table-cell office:value-type="float" office:value="-0.711966" calcext:value-type="float">
            <text:p>-0.711966</text:p>
          </table:table-cell>
          <table:table-cell/>
          <table:table-cell table:formula="of:=10^9*[.A1243]" office:value-type="float" office:value="396.5625" calcext:value-type="float">
            <text:p>396.5625</text:p>
          </table:table-cell>
          <table:table-cell table:formula="of:=1000*[.B1243]" office:value-type="float" office:value="-711.966" calcext:value-type="float">
            <text:p>-711.966</text:p>
          </table:table-cell>
          <table:table-cell table:number-columns-repeated="4"/>
        </table:table-row>
        <table:table-row table:style-name="ro1">
          <table:table-cell office:value-type="float" office:value="0.0000003970625" calcext:value-type="float">
            <text:p>3.970625E-07</text:p>
          </table:table-cell>
          <table:table-cell office:value-type="float" office:value="-0.691866" calcext:value-type="float">
            <text:p>-0.691866</text:p>
          </table:table-cell>
          <table:table-cell/>
          <table:table-cell table:formula="of:=10^9*[.A1244]" office:value-type="float" office:value="397.0625" calcext:value-type="float">
            <text:p>397.0625</text:p>
          </table:table-cell>
          <table:table-cell table:formula="of:=1000*[.B1244]" office:value-type="float" office:value="-691.866" calcext:value-type="float">
            <text:p>-691.866</text:p>
          </table:table-cell>
          <table:table-cell table:number-columns-repeated="4"/>
        </table:table-row>
        <table:table-row table:style-name="ro1">
          <table:table-cell office:value-type="float" office:value="0.0000003975625" calcext:value-type="float">
            <text:p>3.975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245]" office:value-type="float" office:value="397.5625" calcext:value-type="float">
            <text:p>397.5625</text:p>
          </table:table-cell>
          <table:table-cell table:formula="of:=1000*[.B1245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3980625" calcext:value-type="float">
            <text:p>3.980625E-07</text:p>
          </table:table-cell>
          <table:table-cell office:value-type="float" office:value="-0.711966" calcext:value-type="float">
            <text:p>-0.711966</text:p>
          </table:table-cell>
          <table:table-cell/>
          <table:table-cell table:formula="of:=10^9*[.A1246]" office:value-type="float" office:value="398.0625" calcext:value-type="float">
            <text:p>398.0625</text:p>
          </table:table-cell>
          <table:table-cell table:formula="of:=1000*[.B1246]" office:value-type="float" office:value="-711.966" calcext:value-type="float">
            <text:p>-711.966</text:p>
          </table:table-cell>
          <table:table-cell table:number-columns-repeated="4"/>
        </table:table-row>
        <table:table-row table:style-name="ro1">
          <table:table-cell office:value-type="float" office:value="0.0000003985625" calcext:value-type="float">
            <text:p>3.985625E-07</text:p>
          </table:table-cell>
          <table:table-cell office:value-type="float" office:value="-0.711966" calcext:value-type="float">
            <text:p>-0.711966</text:p>
          </table:table-cell>
          <table:table-cell/>
          <table:table-cell table:formula="of:=10^9*[.A1247]" office:value-type="float" office:value="398.5625" calcext:value-type="float">
            <text:p>398.5625</text:p>
          </table:table-cell>
          <table:table-cell table:formula="of:=1000*[.B1247]" office:value-type="float" office:value="-711.966" calcext:value-type="float">
            <text:p>-711.966</text:p>
          </table:table-cell>
          <table:table-cell table:number-columns-repeated="4"/>
        </table:table-row>
        <table:table-row table:style-name="ro1">
          <table:table-cell office:value-type="float" office:value="0.0000003990625" calcext:value-type="float">
            <text:p>3.990625E-07</text:p>
          </table:table-cell>
          <table:table-cell office:value-type="float" office:value="-0.711966" calcext:value-type="float">
            <text:p>-0.711966</text:p>
          </table:table-cell>
          <table:table-cell/>
          <table:table-cell table:formula="of:=10^9*[.A1248]" office:value-type="float" office:value="399.0625" calcext:value-type="float">
            <text:p>399.0625</text:p>
          </table:table-cell>
          <table:table-cell table:formula="of:=1000*[.B1248]" office:value-type="float" office:value="-711.966" calcext:value-type="float">
            <text:p>-711.966</text:p>
          </table:table-cell>
          <table:table-cell table:number-columns-repeated="4"/>
        </table:table-row>
        <table:table-row table:style-name="ro1">
          <table:table-cell office:value-type="float" office:value="0.0000003995625" calcext:value-type="float">
            <text:p>3.995625E-07</text:p>
          </table:table-cell>
          <table:table-cell office:value-type="float" office:value="-0.711966" calcext:value-type="float">
            <text:p>-0.711966</text:p>
          </table:table-cell>
          <table:table-cell/>
          <table:table-cell table:formula="of:=10^9*[.A1249]" office:value-type="float" office:value="399.5625" calcext:value-type="float">
            <text:p>399.5625</text:p>
          </table:table-cell>
          <table:table-cell table:formula="of:=1000*[.B1249]" office:value-type="float" office:value="-711.966" calcext:value-type="float">
            <text:p>-711.966</text:p>
          </table:table-cell>
          <table:table-cell table:number-columns-repeated="4"/>
        </table:table-row>
        <table:table-row table:style-name="ro1">
          <table:table-cell office:value-type="float" office:value="0.0000004000625" calcext:value-type="float">
            <text:p>4.000625E-07</text:p>
          </table:table-cell>
          <table:table-cell office:value-type="float" office:value="-0.711966" calcext:value-type="float">
            <text:p>-0.711966</text:p>
          </table:table-cell>
          <table:table-cell/>
          <table:table-cell table:formula="of:=10^9*[.A1250]" office:value-type="float" office:value="400.0625" calcext:value-type="float">
            <text:p>400.0625</text:p>
          </table:table-cell>
          <table:table-cell table:formula="of:=1000*[.B1250]" office:value-type="float" office:value="-711.966" calcext:value-type="float">
            <text:p>-711.966</text:p>
          </table:table-cell>
          <table:table-cell table:number-columns-repeated="4"/>
        </table:table-row>
        <table:table-row table:style-name="ro1">
          <table:table-cell office:value-type="float" office:value="0.0000004005625" calcext:value-type="float">
            <text:p>4.005625E-07</text:p>
          </table:table-cell>
          <table:table-cell office:value-type="float" office:value="-0.711966" calcext:value-type="float">
            <text:p>-0.711966</text:p>
          </table:table-cell>
          <table:table-cell/>
          <table:table-cell table:formula="of:=10^9*[.A1251]" office:value-type="float" office:value="400.5625" calcext:value-type="float">
            <text:p>400.5625</text:p>
          </table:table-cell>
          <table:table-cell table:formula="of:=1000*[.B1251]" office:value-type="float" office:value="-711.966" calcext:value-type="float">
            <text:p>-711.966</text:p>
          </table:table-cell>
          <table:table-cell table:number-columns-repeated="4"/>
        </table:table-row>
        <table:table-row table:style-name="ro1">
          <table:table-cell office:value-type="float" office:value="0.0000004010625" calcext:value-type="float">
            <text:p>4.010625E-07</text:p>
          </table:table-cell>
          <table:table-cell office:value-type="float" office:value="-0.711966" calcext:value-type="float">
            <text:p>-0.711966</text:p>
          </table:table-cell>
          <table:table-cell/>
          <table:table-cell table:formula="of:=10^9*[.A1252]" office:value-type="float" office:value="401.0625" calcext:value-type="float">
            <text:p>401.0625</text:p>
          </table:table-cell>
          <table:table-cell table:formula="of:=1000*[.B1252]" office:value-type="float" office:value="-711.966" calcext:value-type="float">
            <text:p>-711.966</text:p>
          </table:table-cell>
          <table:table-cell table:number-columns-repeated="4"/>
        </table:table-row>
        <table:table-row table:style-name="ro1">
          <table:table-cell office:value-type="float" office:value="0.0000004015625" calcext:value-type="float">
            <text:p>4.015625E-07</text:p>
          </table:table-cell>
          <table:table-cell office:value-type="float" office:value="-0.711966" calcext:value-type="float">
            <text:p>-0.711966</text:p>
          </table:table-cell>
          <table:table-cell/>
          <table:table-cell table:formula="of:=10^9*[.A1253]" office:value-type="float" office:value="401.5625" calcext:value-type="float">
            <text:p>401.5625</text:p>
          </table:table-cell>
          <table:table-cell table:formula="of:=1000*[.B1253]" office:value-type="float" office:value="-711.966" calcext:value-type="float">
            <text:p>-711.966</text:p>
          </table:table-cell>
          <table:table-cell table:number-columns-repeated="4"/>
        </table:table-row>
        <table:table-row table:style-name="ro1">
          <table:table-cell office:value-type="float" office:value="0.0000004020625" calcext:value-type="float">
            <text:p>4.020625E-07</text:p>
          </table:table-cell>
          <table:table-cell office:value-type="float" office:value="-0.691866" calcext:value-type="float">
            <text:p>-0.691866</text:p>
          </table:table-cell>
          <table:table-cell/>
          <table:table-cell table:formula="of:=10^9*[.A1254]" office:value-type="float" office:value="402.0625" calcext:value-type="float">
            <text:p>402.0625</text:p>
          </table:table-cell>
          <table:table-cell table:formula="of:=1000*[.B1254]" office:value-type="float" office:value="-691.866" calcext:value-type="float">
            <text:p>-691.866</text:p>
          </table:table-cell>
          <table:table-cell table:number-columns-repeated="4"/>
        </table:table-row>
        <table:table-row table:style-name="ro1">
          <table:table-cell office:value-type="float" office:value="0.0000004025625" calcext:value-type="float">
            <text:p>4.025625E-07</text:p>
          </table:table-cell>
          <table:table-cell office:value-type="float" office:value="-0.711966" calcext:value-type="float">
            <text:p>-0.711966</text:p>
          </table:table-cell>
          <table:table-cell/>
          <table:table-cell table:formula="of:=10^9*[.A1255]" office:value-type="float" office:value="402.5625" calcext:value-type="float">
            <text:p>402.5625</text:p>
          </table:table-cell>
          <table:table-cell table:formula="of:=1000*[.B1255]" office:value-type="float" office:value="-711.966" calcext:value-type="float">
            <text:p>-711.966</text:p>
          </table:table-cell>
          <table:table-cell table:number-columns-repeated="4"/>
        </table:table-row>
        <table:table-row table:style-name="ro1">
          <table:table-cell office:value-type="float" office:value="0.0000004030625" calcext:value-type="float">
            <text:p>4.030625E-07</text:p>
          </table:table-cell>
          <table:table-cell office:value-type="float" office:value="-0.711966" calcext:value-type="float">
            <text:p>-0.711966</text:p>
          </table:table-cell>
          <table:table-cell/>
          <table:table-cell table:formula="of:=10^9*[.A1256]" office:value-type="float" office:value="403.0625" calcext:value-type="float">
            <text:p>403.0625</text:p>
          </table:table-cell>
          <table:table-cell table:formula="of:=1000*[.B1256]" office:value-type="float" office:value="-711.966" calcext:value-type="float">
            <text:p>-711.966</text:p>
          </table:table-cell>
          <table:table-cell table:number-columns-repeated="4"/>
        </table:table-row>
        <table:table-row table:style-name="ro1">
          <table:table-cell office:value-type="float" office:value="0.0000004035625" calcext:value-type="float">
            <text:p>4.035625E-07</text:p>
          </table:table-cell>
          <table:table-cell office:value-type="float" office:value="-0.691866" calcext:value-type="float">
            <text:p>-0.691866</text:p>
          </table:table-cell>
          <table:table-cell/>
          <table:table-cell table:formula="of:=10^9*[.A1257]" office:value-type="float" office:value="403.5625" calcext:value-type="float">
            <text:p>403.5625</text:p>
          </table:table-cell>
          <table:table-cell table:formula="of:=1000*[.B1257]" office:value-type="float" office:value="-691.866" calcext:value-type="float">
            <text:p>-691.866</text:p>
          </table:table-cell>
          <table:table-cell table:number-columns-repeated="4"/>
        </table:table-row>
        <table:table-row table:style-name="ro1">
          <table:table-cell office:value-type="float" office:value="0.0000004040625" calcext:value-type="float">
            <text:p>4.040625E-07</text:p>
          </table:table-cell>
          <table:table-cell office:value-type="float" office:value="-0.711966" calcext:value-type="float">
            <text:p>-0.711966</text:p>
          </table:table-cell>
          <table:table-cell/>
          <table:table-cell table:formula="of:=10^9*[.A1258]" office:value-type="float" office:value="404.0625" calcext:value-type="float">
            <text:p>404.0625</text:p>
          </table:table-cell>
          <table:table-cell table:formula="of:=1000*[.B1258]" office:value-type="float" office:value="-711.966" calcext:value-type="float">
            <text:p>-711.966</text:p>
          </table:table-cell>
          <table:table-cell table:number-columns-repeated="4"/>
        </table:table-row>
        <table:table-row table:style-name="ro1">
          <table:table-cell office:value-type="float" office:value="0.0000004045625" calcext:value-type="float">
            <text:p>4.045625E-07</text:p>
          </table:table-cell>
          <table:table-cell office:value-type="float" office:value="-0.711966" calcext:value-type="float">
            <text:p>-0.711966</text:p>
          </table:table-cell>
          <table:table-cell/>
          <table:table-cell table:formula="of:=10^9*[.A1259]" office:value-type="float" office:value="404.5625" calcext:value-type="float">
            <text:p>404.5625</text:p>
          </table:table-cell>
          <table:table-cell table:formula="of:=1000*[.B1259]" office:value-type="float" office:value="-711.966" calcext:value-type="float">
            <text:p>-711.966</text:p>
          </table:table-cell>
          <table:table-cell table:number-columns-repeated="4"/>
        </table:table-row>
        <table:table-row table:style-name="ro1">
          <table:table-cell office:value-type="float" office:value="0.0000004050625" calcext:value-type="float">
            <text:p>4.050625E-07</text:p>
          </table:table-cell>
          <table:table-cell office:value-type="float" office:value="-0.691866" calcext:value-type="float">
            <text:p>-0.691866</text:p>
          </table:table-cell>
          <table:table-cell/>
          <table:table-cell table:formula="of:=10^9*[.A1260]" office:value-type="float" office:value="405.0625" calcext:value-type="float">
            <text:p>405.0625</text:p>
          </table:table-cell>
          <table:table-cell table:formula="of:=1000*[.B1260]" office:value-type="float" office:value="-691.866" calcext:value-type="float">
            <text:p>-691.866</text:p>
          </table:table-cell>
          <table:table-cell table:number-columns-repeated="4"/>
        </table:table-row>
        <table:table-row table:style-name="ro1">
          <table:table-cell office:value-type="float" office:value="0.0000004055625" calcext:value-type="float">
            <text:p>4.055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261]" office:value-type="float" office:value="405.5625" calcext:value-type="float">
            <text:p>405.5625</text:p>
          </table:table-cell>
          <table:table-cell table:formula="of:=1000*[.B1261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4060625" calcext:value-type="float">
            <text:p>4.060625E-07</text:p>
          </table:table-cell>
          <table:table-cell office:value-type="float" office:value="-0.691866" calcext:value-type="float">
            <text:p>-0.691866</text:p>
          </table:table-cell>
          <table:table-cell/>
          <table:table-cell table:formula="of:=10^9*[.A1262]" office:value-type="float" office:value="406.0625" calcext:value-type="float">
            <text:p>406.0625</text:p>
          </table:table-cell>
          <table:table-cell table:formula="of:=1000*[.B1262]" office:value-type="float" office:value="-691.866" calcext:value-type="float">
            <text:p>-691.866</text:p>
          </table:table-cell>
          <table:table-cell table:number-columns-repeated="4"/>
        </table:table-row>
        <table:table-row table:style-name="ro1">
          <table:table-cell office:value-type="float" office:value="0.0000004065625" calcext:value-type="float">
            <text:p>4.065625E-07</text:p>
          </table:table-cell>
          <table:table-cell office:value-type="float" office:value="-0.711966" calcext:value-type="float">
            <text:p>-0.711966</text:p>
          </table:table-cell>
          <table:table-cell/>
          <table:table-cell table:formula="of:=10^9*[.A1263]" office:value-type="float" office:value="406.5625" calcext:value-type="float">
            <text:p>406.5625</text:p>
          </table:table-cell>
          <table:table-cell table:formula="of:=1000*[.B1263]" office:value-type="float" office:value="-711.966" calcext:value-type="float">
            <text:p>-711.966</text:p>
          </table:table-cell>
          <table:table-cell table:number-columns-repeated="4"/>
        </table:table-row>
        <table:table-row table:style-name="ro1">
          <table:table-cell office:value-type="float" office:value="0.0000004070625" calcext:value-type="float">
            <text:p>4.070625E-07</text:p>
          </table:table-cell>
          <table:table-cell office:value-type="float" office:value="-0.711966" calcext:value-type="float">
            <text:p>-0.711966</text:p>
          </table:table-cell>
          <table:table-cell/>
          <table:table-cell table:formula="of:=10^9*[.A1264]" office:value-type="float" office:value="407.0625" calcext:value-type="float">
            <text:p>407.0625</text:p>
          </table:table-cell>
          <table:table-cell table:formula="of:=1000*[.B1264]" office:value-type="float" office:value="-711.966" calcext:value-type="float">
            <text:p>-711.966</text:p>
          </table:table-cell>
          <table:table-cell table:number-columns-repeated="4"/>
        </table:table-row>
        <table:table-row table:style-name="ro1">
          <table:table-cell office:value-type="float" office:value="0.0000004075625" calcext:value-type="float">
            <text:p>4.075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265]" office:value-type="float" office:value="407.5625" calcext:value-type="float">
            <text:p>407.5625</text:p>
          </table:table-cell>
          <table:table-cell table:formula="of:=1000*[.B1265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4080625" calcext:value-type="float">
            <text:p>4.080625E-07</text:p>
          </table:table-cell>
          <table:table-cell office:value-type="float" office:value="-0.711966" calcext:value-type="float">
            <text:p>-0.711966</text:p>
          </table:table-cell>
          <table:table-cell/>
          <table:table-cell table:formula="of:=10^9*[.A1266]" office:value-type="float" office:value="408.0625" calcext:value-type="float">
            <text:p>408.0625</text:p>
          </table:table-cell>
          <table:table-cell table:formula="of:=1000*[.B1266]" office:value-type="float" office:value="-711.966" calcext:value-type="float">
            <text:p>-711.966</text:p>
          </table:table-cell>
          <table:table-cell table:number-columns-repeated="4"/>
        </table:table-row>
        <table:table-row table:style-name="ro1">
          <table:table-cell office:value-type="float" office:value="0.0000004085625" calcext:value-type="float">
            <text:p>4.085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267]" office:value-type="float" office:value="408.5625" calcext:value-type="float">
            <text:p>408.5625</text:p>
          </table:table-cell>
          <table:table-cell table:formula="of:=1000*[.B1267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4090625" calcext:value-type="float">
            <text:p>4.090625E-07</text:p>
          </table:table-cell>
          <table:table-cell office:value-type="float" office:value="-0.711966" calcext:value-type="float">
            <text:p>-0.711966</text:p>
          </table:table-cell>
          <table:table-cell/>
          <table:table-cell table:formula="of:=10^9*[.A1268]" office:value-type="float" office:value="409.0625" calcext:value-type="float">
            <text:p>409.0625</text:p>
          </table:table-cell>
          <table:table-cell table:formula="of:=1000*[.B1268]" office:value-type="float" office:value="-711.966" calcext:value-type="float">
            <text:p>-711.966</text:p>
          </table:table-cell>
          <table:table-cell table:number-columns-repeated="4"/>
        </table:table-row>
        <table:table-row table:style-name="ro1">
          <table:table-cell office:value-type="float" office:value="0.0000004095625" calcext:value-type="float">
            <text:p>4.095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269]" office:value-type="float" office:value="409.5625" calcext:value-type="float">
            <text:p>409.5625</text:p>
          </table:table-cell>
          <table:table-cell table:formula="of:=1000*[.B1269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4100625" calcext:value-type="float">
            <text:p>4.100625E-07</text:p>
          </table:table-cell>
          <table:table-cell office:value-type="float" office:value="-0.711966" calcext:value-type="float">
            <text:p>-0.711966</text:p>
          </table:table-cell>
          <table:table-cell/>
          <table:table-cell table:formula="of:=10^9*[.A1270]" office:value-type="float" office:value="410.0625" calcext:value-type="float">
            <text:p>410.0625</text:p>
          </table:table-cell>
          <table:table-cell table:formula="of:=1000*[.B1270]" office:value-type="float" office:value="-711.966" calcext:value-type="float">
            <text:p>-711.966</text:p>
          </table:table-cell>
          <table:table-cell table:number-columns-repeated="4"/>
        </table:table-row>
        <table:table-row table:style-name="ro1">
          <table:table-cell office:value-type="float" office:value="0.0000004105625" calcext:value-type="float">
            <text:p>4.105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271]" office:value-type="float" office:value="410.5625" calcext:value-type="float">
            <text:p>410.5625</text:p>
          </table:table-cell>
          <table:table-cell table:formula="of:=1000*[.B1271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4110625" calcext:value-type="float">
            <text:p>4.110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272]" office:value-type="float" office:value="411.0625" calcext:value-type="float">
            <text:p>411.0625</text:p>
          </table:table-cell>
          <table:table-cell table:formula="of:=1000*[.B1272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4115625" calcext:value-type="float">
            <text:p>4.115625E-07</text:p>
          </table:table-cell>
          <table:table-cell office:value-type="float" office:value="-0.691866" calcext:value-type="float">
            <text:p>-0.691866</text:p>
          </table:table-cell>
          <table:table-cell/>
          <table:table-cell table:formula="of:=10^9*[.A1273]" office:value-type="float" office:value="411.5625" calcext:value-type="float">
            <text:p>411.5625</text:p>
          </table:table-cell>
          <table:table-cell table:formula="of:=1000*[.B1273]" office:value-type="float" office:value="-691.866" calcext:value-type="float">
            <text:p>-691.866</text:p>
          </table:table-cell>
          <table:table-cell table:number-columns-repeated="4"/>
        </table:table-row>
        <table:table-row table:style-name="ro1">
          <table:table-cell office:value-type="float" office:value="0.0000004120625" calcext:value-type="float">
            <text:p>4.120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274]" office:value-type="float" office:value="412.0625" calcext:value-type="float">
            <text:p>412.0625</text:p>
          </table:table-cell>
          <table:table-cell table:formula="of:=1000*[.B1274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4125625" calcext:value-type="float">
            <text:p>4.125625E-07</text:p>
          </table:table-cell>
          <table:table-cell office:value-type="float" office:value="-0.711966" calcext:value-type="float">
            <text:p>-0.711966</text:p>
          </table:table-cell>
          <table:table-cell/>
          <table:table-cell table:formula="of:=10^9*[.A1275]" office:value-type="float" office:value="412.5625" calcext:value-type="float">
            <text:p>412.5625</text:p>
          </table:table-cell>
          <table:table-cell table:formula="of:=1000*[.B1275]" office:value-type="float" office:value="-711.966" calcext:value-type="float">
            <text:p>-711.966</text:p>
          </table:table-cell>
          <table:table-cell table:number-columns-repeated="4"/>
        </table:table-row>
        <table:table-row table:style-name="ro1">
          <table:table-cell office:value-type="float" office:value="0.0000004130625" calcext:value-type="float">
            <text:p>4.130625E-07</text:p>
          </table:table-cell>
          <table:table-cell office:value-type="float" office:value="-0.711966" calcext:value-type="float">
            <text:p>-0.711966</text:p>
          </table:table-cell>
          <table:table-cell/>
          <table:table-cell table:formula="of:=10^9*[.A1276]" office:value-type="float" office:value="413.0625" calcext:value-type="float">
            <text:p>413.0625</text:p>
          </table:table-cell>
          <table:table-cell table:formula="of:=1000*[.B1276]" office:value-type="float" office:value="-711.966" calcext:value-type="float">
            <text:p>-711.966</text:p>
          </table:table-cell>
          <table:table-cell table:number-columns-repeated="4"/>
        </table:table-row>
        <table:table-row table:style-name="ro1">
          <table:table-cell office:value-type="float" office:value="0.0000004135625" calcext:value-type="float">
            <text:p>4.135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277]" office:value-type="float" office:value="413.5625" calcext:value-type="float">
            <text:p>413.5625</text:p>
          </table:table-cell>
          <table:table-cell table:formula="of:=1000*[.B1277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4140625" calcext:value-type="float">
            <text:p>4.140625E-07</text:p>
          </table:table-cell>
          <table:table-cell office:value-type="float" office:value="-0.711966" calcext:value-type="float">
            <text:p>-0.711966</text:p>
          </table:table-cell>
          <table:table-cell/>
          <table:table-cell table:formula="of:=10^9*[.A1278]" office:value-type="float" office:value="414.0625" calcext:value-type="float">
            <text:p>414.0625</text:p>
          </table:table-cell>
          <table:table-cell table:formula="of:=1000*[.B1278]" office:value-type="float" office:value="-711.966" calcext:value-type="float">
            <text:p>-711.966</text:p>
          </table:table-cell>
          <table:table-cell table:number-columns-repeated="4"/>
        </table:table-row>
        <table:table-row table:style-name="ro1">
          <table:table-cell office:value-type="float" office:value="0.0000004145625" calcext:value-type="float">
            <text:p>4.145625E-07</text:p>
          </table:table-cell>
          <table:table-cell office:value-type="float" office:value="-0.711966" calcext:value-type="float">
            <text:p>-0.711966</text:p>
          </table:table-cell>
          <table:table-cell/>
          <table:table-cell table:formula="of:=10^9*[.A1279]" office:value-type="float" office:value="414.5625" calcext:value-type="float">
            <text:p>414.5625</text:p>
          </table:table-cell>
          <table:table-cell table:formula="of:=1000*[.B1279]" office:value-type="float" office:value="-711.966" calcext:value-type="float">
            <text:p>-711.966</text:p>
          </table:table-cell>
          <table:table-cell table:number-columns-repeated="4"/>
        </table:table-row>
        <table:table-row table:style-name="ro1">
          <table:table-cell office:value-type="float" office:value="0.0000004150625" calcext:value-type="float">
            <text:p>4.150625E-07</text:p>
          </table:table-cell>
          <table:table-cell office:value-type="float" office:value="-0.711966" calcext:value-type="float">
            <text:p>-0.711966</text:p>
          </table:table-cell>
          <table:table-cell/>
          <table:table-cell table:formula="of:=10^9*[.A1280]" office:value-type="float" office:value="415.0625" calcext:value-type="float">
            <text:p>415.0625</text:p>
          </table:table-cell>
          <table:table-cell table:formula="of:=1000*[.B1280]" office:value-type="float" office:value="-711.966" calcext:value-type="float">
            <text:p>-711.966</text:p>
          </table:table-cell>
          <table:table-cell table:number-columns-repeated="4"/>
        </table:table-row>
        <table:table-row table:style-name="ro1">
          <table:table-cell office:value-type="float" office:value="0.0000004155625" calcext:value-type="float">
            <text:p>4.155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281]" office:value-type="float" office:value="415.5625" calcext:value-type="float">
            <text:p>415.5625</text:p>
          </table:table-cell>
          <table:table-cell table:formula="of:=1000*[.B1281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4160625" calcext:value-type="float">
            <text:p>4.160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282]" office:value-type="float" office:value="416.0625" calcext:value-type="float">
            <text:p>416.0625</text:p>
          </table:table-cell>
          <table:table-cell table:formula="of:=1000*[.B1282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4165625" calcext:value-type="float">
            <text:p>4.165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283]" office:value-type="float" office:value="416.5625" calcext:value-type="float">
            <text:p>416.5625</text:p>
          </table:table-cell>
          <table:table-cell table:formula="of:=1000*[.B1283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4170625" calcext:value-type="float">
            <text:p>4.170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284]" office:value-type="float" office:value="417.0625" calcext:value-type="float">
            <text:p>417.0625</text:p>
          </table:table-cell>
          <table:table-cell table:formula="of:=1000*[.B1284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4175625" calcext:value-type="float">
            <text:p>4.175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285]" office:value-type="float" office:value="417.5625" calcext:value-type="float">
            <text:p>417.5625</text:p>
          </table:table-cell>
          <table:table-cell table:formula="of:=1000*[.B1285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4180625" calcext:value-type="float">
            <text:p>4.180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286]" office:value-type="float" office:value="418.0625" calcext:value-type="float">
            <text:p>418.0625</text:p>
          </table:table-cell>
          <table:table-cell table:formula="of:=1000*[.B1286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4185625" calcext:value-type="float">
            <text:p>4.185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287]" office:value-type="float" office:value="418.5625" calcext:value-type="float">
            <text:p>418.5625</text:p>
          </table:table-cell>
          <table:table-cell table:formula="of:=1000*[.B1287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4190625" calcext:value-type="float">
            <text:p>4.190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288]" office:value-type="float" office:value="419.0625" calcext:value-type="float">
            <text:p>419.0625</text:p>
          </table:table-cell>
          <table:table-cell table:formula="of:=1000*[.B1288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4195625" calcext:value-type="float">
            <text:p>4.195625E-07</text:p>
          </table:table-cell>
          <table:table-cell office:value-type="float" office:value="-0.711966" calcext:value-type="float">
            <text:p>-0.711966</text:p>
          </table:table-cell>
          <table:table-cell/>
          <table:table-cell table:formula="of:=10^9*[.A1289]" office:value-type="float" office:value="419.5625" calcext:value-type="float">
            <text:p>419.5625</text:p>
          </table:table-cell>
          <table:table-cell table:formula="of:=1000*[.B1289]" office:value-type="float" office:value="-711.966" calcext:value-type="float">
            <text:p>-711.966</text:p>
          </table:table-cell>
          <table:table-cell table:number-columns-repeated="4"/>
        </table:table-row>
        <table:table-row table:style-name="ro1">
          <table:table-cell office:value-type="float" office:value="0.0000004200625" calcext:value-type="float">
            <text:p>4.200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290]" office:value-type="float" office:value="420.0625" calcext:value-type="float">
            <text:p>420.0625</text:p>
          </table:table-cell>
          <table:table-cell table:formula="of:=1000*[.B1290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4205625" calcext:value-type="float">
            <text:p>4.205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291]" office:value-type="float" office:value="420.5625" calcext:value-type="float">
            <text:p>420.5625</text:p>
          </table:table-cell>
          <table:table-cell table:formula="of:=1000*[.B1291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4210625" calcext:value-type="float">
            <text:p>4.210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292]" office:value-type="float" office:value="421.0625" calcext:value-type="float">
            <text:p>421.0625</text:p>
          </table:table-cell>
          <table:table-cell table:formula="of:=1000*[.B1292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4215625" calcext:value-type="float">
            <text:p>4.215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293]" office:value-type="float" office:value="421.5625" calcext:value-type="float">
            <text:p>421.5625</text:p>
          </table:table-cell>
          <table:table-cell table:formula="of:=1000*[.B1293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4220625" calcext:value-type="float">
            <text:p>4.220625E-07</text:p>
          </table:table-cell>
          <table:table-cell office:value-type="float" office:value="-0.711966" calcext:value-type="float">
            <text:p>-0.711966</text:p>
          </table:table-cell>
          <table:table-cell/>
          <table:table-cell table:formula="of:=10^9*[.A1294]" office:value-type="float" office:value="422.0625" calcext:value-type="float">
            <text:p>422.0625</text:p>
          </table:table-cell>
          <table:table-cell table:formula="of:=1000*[.B1294]" office:value-type="float" office:value="-711.966" calcext:value-type="float">
            <text:p>-711.966</text:p>
          </table:table-cell>
          <table:table-cell table:number-columns-repeated="4"/>
        </table:table-row>
        <table:table-row table:style-name="ro1">
          <table:table-cell office:value-type="float" office:value="0.0000004225625" calcext:value-type="float">
            <text:p>4.225625E-07</text:p>
          </table:table-cell>
          <table:table-cell office:value-type="float" office:value="-0.711966" calcext:value-type="float">
            <text:p>-0.711966</text:p>
          </table:table-cell>
          <table:table-cell/>
          <table:table-cell table:formula="of:=10^9*[.A1295]" office:value-type="float" office:value="422.5625" calcext:value-type="float">
            <text:p>422.5625</text:p>
          </table:table-cell>
          <table:table-cell table:formula="of:=1000*[.B1295]" office:value-type="float" office:value="-711.966" calcext:value-type="float">
            <text:p>-711.966</text:p>
          </table:table-cell>
          <table:table-cell table:number-columns-repeated="4"/>
        </table:table-row>
        <table:table-row table:style-name="ro1">
          <table:table-cell office:value-type="float" office:value="0.0000004230625" calcext:value-type="float">
            <text:p>4.230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296]" office:value-type="float" office:value="423.0625" calcext:value-type="float">
            <text:p>423.0625</text:p>
          </table:table-cell>
          <table:table-cell table:formula="of:=1000*[.B1296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4235625" calcext:value-type="float">
            <text:p>4.235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297]" office:value-type="float" office:value="423.5625" calcext:value-type="float">
            <text:p>423.5625</text:p>
          </table:table-cell>
          <table:table-cell table:formula="of:=1000*[.B1297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4240625" calcext:value-type="float">
            <text:p>4.240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298]" office:value-type="float" office:value="424.0625" calcext:value-type="float">
            <text:p>424.0625</text:p>
          </table:table-cell>
          <table:table-cell table:formula="of:=1000*[.B1298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4245625" calcext:value-type="float">
            <text:p>4.245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299]" office:value-type="float" office:value="424.5625" calcext:value-type="float">
            <text:p>424.5625</text:p>
          </table:table-cell>
          <table:table-cell table:formula="of:=1000*[.B1299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4250625" calcext:value-type="float">
            <text:p>4.250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300]" office:value-type="float" office:value="425.0625" calcext:value-type="float">
            <text:p>425.0625</text:p>
          </table:table-cell>
          <table:table-cell table:formula="of:=1000*[.B1300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4255625" calcext:value-type="float">
            <text:p>4.255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301]" office:value-type="float" office:value="425.5625" calcext:value-type="float">
            <text:p>425.5625</text:p>
          </table:table-cell>
          <table:table-cell table:formula="of:=1000*[.B1301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4260625" calcext:value-type="float">
            <text:p>4.260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302]" office:value-type="float" office:value="426.0625" calcext:value-type="float">
            <text:p>426.0625</text:p>
          </table:table-cell>
          <table:table-cell table:formula="of:=1000*[.B1302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4265625" calcext:value-type="float">
            <text:p>4.265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303]" office:value-type="float" office:value="426.5625" calcext:value-type="float">
            <text:p>426.5625</text:p>
          </table:table-cell>
          <table:table-cell table:formula="of:=1000*[.B1303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4270625" calcext:value-type="float">
            <text:p>4.270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304]" office:value-type="float" office:value="427.0625" calcext:value-type="float">
            <text:p>427.0625</text:p>
          </table:table-cell>
          <table:table-cell table:formula="of:=1000*[.B1304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4275625" calcext:value-type="float">
            <text:p>4.275625E-07</text:p>
          </table:table-cell>
          <table:table-cell office:value-type="float" office:value="-0.711966" calcext:value-type="float">
            <text:p>-0.711966</text:p>
          </table:table-cell>
          <table:table-cell/>
          <table:table-cell table:formula="of:=10^9*[.A1305]" office:value-type="float" office:value="427.5625" calcext:value-type="float">
            <text:p>427.5625</text:p>
          </table:table-cell>
          <table:table-cell table:formula="of:=1000*[.B1305]" office:value-type="float" office:value="-711.966" calcext:value-type="float">
            <text:p>-711.966</text:p>
          </table:table-cell>
          <table:table-cell table:number-columns-repeated="4"/>
        </table:table-row>
        <table:table-row table:style-name="ro1">
          <table:table-cell office:value-type="float" office:value="0.0000004280625" calcext:value-type="float">
            <text:p>4.280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306]" office:value-type="float" office:value="428.0625" calcext:value-type="float">
            <text:p>428.0625</text:p>
          </table:table-cell>
          <table:table-cell table:formula="of:=1000*[.B1306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4285625" calcext:value-type="float">
            <text:p>4.285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307]" office:value-type="float" office:value="428.5625" calcext:value-type="float">
            <text:p>428.5625</text:p>
          </table:table-cell>
          <table:table-cell table:formula="of:=1000*[.B1307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4290625" calcext:value-type="float">
            <text:p>4.290625E-07</text:p>
          </table:table-cell>
          <table:table-cell office:value-type="float" office:value="-0.711966" calcext:value-type="float">
            <text:p>-0.711966</text:p>
          </table:table-cell>
          <table:table-cell/>
          <table:table-cell table:formula="of:=10^9*[.A1308]" office:value-type="float" office:value="429.0625" calcext:value-type="float">
            <text:p>429.0625</text:p>
          </table:table-cell>
          <table:table-cell table:formula="of:=1000*[.B1308]" office:value-type="float" office:value="-711.966" calcext:value-type="float">
            <text:p>-711.966</text:p>
          </table:table-cell>
          <table:table-cell table:number-columns-repeated="4"/>
        </table:table-row>
        <table:table-row table:style-name="ro1">
          <table:table-cell office:value-type="float" office:value="0.0000004295625" calcext:value-type="float">
            <text:p>4.295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309]" office:value-type="float" office:value="429.5625" calcext:value-type="float">
            <text:p>429.5625</text:p>
          </table:table-cell>
          <table:table-cell table:formula="of:=1000*[.B1309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4300625" calcext:value-type="float">
            <text:p>4.300625E-07</text:p>
          </table:table-cell>
          <table:table-cell office:value-type="float" office:value="-0.711966" calcext:value-type="float">
            <text:p>-0.711966</text:p>
          </table:table-cell>
          <table:table-cell/>
          <table:table-cell table:formula="of:=10^9*[.A1310]" office:value-type="float" office:value="430.0625" calcext:value-type="float">
            <text:p>430.0625</text:p>
          </table:table-cell>
          <table:table-cell table:formula="of:=1000*[.B1310]" office:value-type="float" office:value="-711.966" calcext:value-type="float">
            <text:p>-711.966</text:p>
          </table:table-cell>
          <table:table-cell table:number-columns-repeated="4"/>
        </table:table-row>
        <table:table-row table:style-name="ro1">
          <table:table-cell office:value-type="float" office:value="0.0000004305625" calcext:value-type="float">
            <text:p>4.305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311]" office:value-type="float" office:value="430.5625" calcext:value-type="float">
            <text:p>430.5625</text:p>
          </table:table-cell>
          <table:table-cell table:formula="of:=1000*[.B1311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4310625" calcext:value-type="float">
            <text:p>4.310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312]" office:value-type="float" office:value="431.0625" calcext:value-type="float">
            <text:p>431.0625</text:p>
          </table:table-cell>
          <table:table-cell table:formula="of:=1000*[.B1312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4315625" calcext:value-type="float">
            <text:p>4.315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313]" office:value-type="float" office:value="431.5625" calcext:value-type="float">
            <text:p>431.5625</text:p>
          </table:table-cell>
          <table:table-cell table:formula="of:=1000*[.B1313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4320625" calcext:value-type="float">
            <text:p>4.320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314]" office:value-type="float" office:value="432.0625" calcext:value-type="float">
            <text:p>432.0625</text:p>
          </table:table-cell>
          <table:table-cell table:formula="of:=1000*[.B1314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4325625" calcext:value-type="float">
            <text:p>4.325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315]" office:value-type="float" office:value="432.5625" calcext:value-type="float">
            <text:p>432.5625</text:p>
          </table:table-cell>
          <table:table-cell table:formula="of:=1000*[.B1315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4330625" calcext:value-type="float">
            <text:p>4.330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316]" office:value-type="float" office:value="433.0625" calcext:value-type="float">
            <text:p>433.0625</text:p>
          </table:table-cell>
          <table:table-cell table:formula="of:=1000*[.B1316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4335625" calcext:value-type="float">
            <text:p>4.335625E-07</text:p>
          </table:table-cell>
          <table:table-cell office:value-type="float" office:value="-0.711966" calcext:value-type="float">
            <text:p>-0.711966</text:p>
          </table:table-cell>
          <table:table-cell/>
          <table:table-cell table:formula="of:=10^9*[.A1317]" office:value-type="float" office:value="433.5625" calcext:value-type="float">
            <text:p>433.5625</text:p>
          </table:table-cell>
          <table:table-cell table:formula="of:=1000*[.B1317]" office:value-type="float" office:value="-711.966" calcext:value-type="float">
            <text:p>-711.966</text:p>
          </table:table-cell>
          <table:table-cell table:number-columns-repeated="4"/>
        </table:table-row>
        <table:table-row table:style-name="ro1">
          <table:table-cell office:value-type="float" office:value="0.0000004340625" calcext:value-type="float">
            <text:p>4.340625E-07</text:p>
          </table:table-cell>
          <table:table-cell office:value-type="float" office:value="-0.711966" calcext:value-type="float">
            <text:p>-0.711966</text:p>
          </table:table-cell>
          <table:table-cell/>
          <table:table-cell table:formula="of:=10^9*[.A1318]" office:value-type="float" office:value="434.0625" calcext:value-type="float">
            <text:p>434.0625</text:p>
          </table:table-cell>
          <table:table-cell table:formula="of:=1000*[.B1318]" office:value-type="float" office:value="-711.966" calcext:value-type="float">
            <text:p>-711.966</text:p>
          </table:table-cell>
          <table:table-cell table:number-columns-repeated="4"/>
        </table:table-row>
        <table:table-row table:style-name="ro1">
          <table:table-cell office:value-type="float" office:value="0.0000004345625" calcext:value-type="float">
            <text:p>4.345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319]" office:value-type="float" office:value="434.5625" calcext:value-type="float">
            <text:p>434.5625</text:p>
          </table:table-cell>
          <table:table-cell table:formula="of:=1000*[.B1319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4350625" calcext:value-type="float">
            <text:p>4.350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320]" office:value-type="float" office:value="435.0625" calcext:value-type="float">
            <text:p>435.0625</text:p>
          </table:table-cell>
          <table:table-cell table:formula="of:=1000*[.B1320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4355625" calcext:value-type="float">
            <text:p>4.355625E-07</text:p>
          </table:table-cell>
          <table:table-cell office:value-type="float" office:value="-0.711966" calcext:value-type="float">
            <text:p>-0.711966</text:p>
          </table:table-cell>
          <table:table-cell/>
          <table:table-cell table:formula="of:=10^9*[.A1321]" office:value-type="float" office:value="435.5625" calcext:value-type="float">
            <text:p>435.5625</text:p>
          </table:table-cell>
          <table:table-cell table:formula="of:=1000*[.B1321]" office:value-type="float" office:value="-711.966" calcext:value-type="float">
            <text:p>-711.966</text:p>
          </table:table-cell>
          <table:table-cell table:number-columns-repeated="4"/>
        </table:table-row>
        <table:table-row table:style-name="ro1">
          <table:table-cell office:value-type="float" office:value="0.0000004360625" calcext:value-type="float">
            <text:p>4.360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322]" office:value-type="float" office:value="436.0625" calcext:value-type="float">
            <text:p>436.0625</text:p>
          </table:table-cell>
          <table:table-cell table:formula="of:=1000*[.B1322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4365625" calcext:value-type="float">
            <text:p>4.365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323]" office:value-type="float" office:value="436.5625" calcext:value-type="float">
            <text:p>436.5625</text:p>
          </table:table-cell>
          <table:table-cell table:formula="of:=1000*[.B1323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4370625" calcext:value-type="float">
            <text:p>4.370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324]" office:value-type="float" office:value="437.0625" calcext:value-type="float">
            <text:p>437.0625</text:p>
          </table:table-cell>
          <table:table-cell table:formula="of:=1000*[.B1324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4375625" calcext:value-type="float">
            <text:p>4.375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325]" office:value-type="float" office:value="437.5625" calcext:value-type="float">
            <text:p>437.5625</text:p>
          </table:table-cell>
          <table:table-cell table:formula="of:=1000*[.B1325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4380625" calcext:value-type="float">
            <text:p>4.380625E-07</text:p>
          </table:table-cell>
          <table:table-cell office:value-type="float" office:value="-0.691866" calcext:value-type="float">
            <text:p>-0.691866</text:p>
          </table:table-cell>
          <table:table-cell/>
          <table:table-cell table:formula="of:=10^9*[.A1326]" office:value-type="float" office:value="438.0625" calcext:value-type="float">
            <text:p>438.0625</text:p>
          </table:table-cell>
          <table:table-cell table:formula="of:=1000*[.B1326]" office:value-type="float" office:value="-691.866" calcext:value-type="float">
            <text:p>-691.866</text:p>
          </table:table-cell>
          <table:table-cell table:number-columns-repeated="4"/>
        </table:table-row>
        <table:table-row table:style-name="ro1">
          <table:table-cell office:value-type="float" office:value="0.0000004385625" calcext:value-type="float">
            <text:p>4.385625E-07</text:p>
          </table:table-cell>
          <table:table-cell office:value-type="float" office:value="-0.711966" calcext:value-type="float">
            <text:p>-0.711966</text:p>
          </table:table-cell>
          <table:table-cell/>
          <table:table-cell table:formula="of:=10^9*[.A1327]" office:value-type="float" office:value="438.5625" calcext:value-type="float">
            <text:p>438.5625</text:p>
          </table:table-cell>
          <table:table-cell table:formula="of:=1000*[.B1327]" office:value-type="float" office:value="-711.966" calcext:value-type="float">
            <text:p>-711.966</text:p>
          </table:table-cell>
          <table:table-cell table:number-columns-repeated="4"/>
        </table:table-row>
        <table:table-row table:style-name="ro1">
          <table:table-cell office:value-type="float" office:value="0.0000004390625" calcext:value-type="float">
            <text:p>4.390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328]" office:value-type="float" office:value="439.0625" calcext:value-type="float">
            <text:p>439.0625</text:p>
          </table:table-cell>
          <table:table-cell table:formula="of:=1000*[.B1328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4395625" calcext:value-type="float">
            <text:p>4.395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329]" office:value-type="float" office:value="439.5625" calcext:value-type="float">
            <text:p>439.5625</text:p>
          </table:table-cell>
          <table:table-cell table:formula="of:=1000*[.B1329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4400625" calcext:value-type="float">
            <text:p>4.400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330]" office:value-type="float" office:value="440.0625" calcext:value-type="float">
            <text:p>440.0625</text:p>
          </table:table-cell>
          <table:table-cell table:formula="of:=1000*[.B1330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4405625" calcext:value-type="float">
            <text:p>4.405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331]" office:value-type="float" office:value="440.5625" calcext:value-type="float">
            <text:p>440.5625</text:p>
          </table:table-cell>
          <table:table-cell table:formula="of:=1000*[.B1331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4410625" calcext:value-type="float">
            <text:p>4.410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332]" office:value-type="float" office:value="441.0625" calcext:value-type="float">
            <text:p>441.0625</text:p>
          </table:table-cell>
          <table:table-cell table:formula="of:=1000*[.B1332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4415625" calcext:value-type="float">
            <text:p>4.415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333]" office:value-type="float" office:value="441.5625" calcext:value-type="float">
            <text:p>441.5625</text:p>
          </table:table-cell>
          <table:table-cell table:formula="of:=1000*[.B1333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4420625" calcext:value-type="float">
            <text:p>4.420625E-07</text:p>
          </table:table-cell>
          <table:table-cell office:value-type="float" office:value="-0.711966" calcext:value-type="float">
            <text:p>-0.711966</text:p>
          </table:table-cell>
          <table:table-cell/>
          <table:table-cell table:formula="of:=10^9*[.A1334]" office:value-type="float" office:value="442.0625" calcext:value-type="float">
            <text:p>442.0625</text:p>
          </table:table-cell>
          <table:table-cell table:formula="of:=1000*[.B1334]" office:value-type="float" office:value="-711.966" calcext:value-type="float">
            <text:p>-711.966</text:p>
          </table:table-cell>
          <table:table-cell table:number-columns-repeated="4"/>
        </table:table-row>
        <table:table-row table:style-name="ro1">
          <table:table-cell office:value-type="float" office:value="0.0000004425625" calcext:value-type="float">
            <text:p>4.425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335]" office:value-type="float" office:value="442.5625" calcext:value-type="float">
            <text:p>442.5625</text:p>
          </table:table-cell>
          <table:table-cell table:formula="of:=1000*[.B1335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4430625" calcext:value-type="float">
            <text:p>4.430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336]" office:value-type="float" office:value="443.0625" calcext:value-type="float">
            <text:p>443.0625</text:p>
          </table:table-cell>
          <table:table-cell table:formula="of:=1000*[.B1336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4435625" calcext:value-type="float">
            <text:p>4.435625E-07</text:p>
          </table:table-cell>
          <table:table-cell office:value-type="float" office:value="-0.711966" calcext:value-type="float">
            <text:p>-0.711966</text:p>
          </table:table-cell>
          <table:table-cell/>
          <table:table-cell table:formula="of:=10^9*[.A1337]" office:value-type="float" office:value="443.5625" calcext:value-type="float">
            <text:p>443.5625</text:p>
          </table:table-cell>
          <table:table-cell table:formula="of:=1000*[.B1337]" office:value-type="float" office:value="-711.966" calcext:value-type="float">
            <text:p>-711.966</text:p>
          </table:table-cell>
          <table:table-cell table:number-columns-repeated="4"/>
        </table:table-row>
        <table:table-row table:style-name="ro1">
          <table:table-cell office:value-type="float" office:value="0.0000004440625" calcext:value-type="float">
            <text:p>4.440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338]" office:value-type="float" office:value="444.0625" calcext:value-type="float">
            <text:p>444.0625</text:p>
          </table:table-cell>
          <table:table-cell table:formula="of:=1000*[.B1338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4445625" calcext:value-type="float">
            <text:p>4.445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339]" office:value-type="float" office:value="444.5625" calcext:value-type="float">
            <text:p>444.5625</text:p>
          </table:table-cell>
          <table:table-cell table:formula="of:=1000*[.B1339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4450625" calcext:value-type="float">
            <text:p>4.450625E-07</text:p>
          </table:table-cell>
          <table:table-cell office:value-type="float" office:value="-0.711966" calcext:value-type="float">
            <text:p>-0.711966</text:p>
          </table:table-cell>
          <table:table-cell/>
          <table:table-cell table:formula="of:=10^9*[.A1340]" office:value-type="float" office:value="445.0625" calcext:value-type="float">
            <text:p>445.0625</text:p>
          </table:table-cell>
          <table:table-cell table:formula="of:=1000*[.B1340]" office:value-type="float" office:value="-711.966" calcext:value-type="float">
            <text:p>-711.966</text:p>
          </table:table-cell>
          <table:table-cell table:number-columns-repeated="4"/>
        </table:table-row>
        <table:table-row table:style-name="ro1">
          <table:table-cell office:value-type="float" office:value="0.0000004455625" calcext:value-type="float">
            <text:p>4.455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341]" office:value-type="float" office:value="445.5625" calcext:value-type="float">
            <text:p>445.5625</text:p>
          </table:table-cell>
          <table:table-cell table:formula="of:=1000*[.B1341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4460625" calcext:value-type="float">
            <text:p>4.460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342]" office:value-type="float" office:value="446.0625" calcext:value-type="float">
            <text:p>446.0625</text:p>
          </table:table-cell>
          <table:table-cell table:formula="of:=1000*[.B1342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4465625" calcext:value-type="float">
            <text:p>4.465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343]" office:value-type="float" office:value="446.5625" calcext:value-type="float">
            <text:p>446.5625</text:p>
          </table:table-cell>
          <table:table-cell table:formula="of:=1000*[.B1343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4470625" calcext:value-type="float">
            <text:p>4.470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344]" office:value-type="float" office:value="447.0625" calcext:value-type="float">
            <text:p>447.0625</text:p>
          </table:table-cell>
          <table:table-cell table:formula="of:=1000*[.B1344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4475625" calcext:value-type="float">
            <text:p>4.475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345]" office:value-type="float" office:value="447.5625" calcext:value-type="float">
            <text:p>447.5625</text:p>
          </table:table-cell>
          <table:table-cell table:formula="of:=1000*[.B1345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4480625" calcext:value-type="float">
            <text:p>4.480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346]" office:value-type="float" office:value="448.0625" calcext:value-type="float">
            <text:p>448.0625</text:p>
          </table:table-cell>
          <table:table-cell table:formula="of:=1000*[.B1346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4485625" calcext:value-type="float">
            <text:p>4.485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347]" office:value-type="float" office:value="448.5625" calcext:value-type="float">
            <text:p>448.5625</text:p>
          </table:table-cell>
          <table:table-cell table:formula="of:=1000*[.B1347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4490625" calcext:value-type="float">
            <text:p>4.490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348]" office:value-type="float" office:value="449.0625" calcext:value-type="float">
            <text:p>449.0625</text:p>
          </table:table-cell>
          <table:table-cell table:formula="of:=1000*[.B1348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4495625" calcext:value-type="float">
            <text:p>4.495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349]" office:value-type="float" office:value="449.5625" calcext:value-type="float">
            <text:p>449.5625</text:p>
          </table:table-cell>
          <table:table-cell table:formula="of:=1000*[.B1349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4500625" calcext:value-type="float">
            <text:p>4.500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350]" office:value-type="float" office:value="450.0625" calcext:value-type="float">
            <text:p>450.0625</text:p>
          </table:table-cell>
          <table:table-cell table:formula="of:=1000*[.B1350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4505625" calcext:value-type="float">
            <text:p>4.505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351]" office:value-type="float" office:value="450.5625" calcext:value-type="float">
            <text:p>450.5625</text:p>
          </table:table-cell>
          <table:table-cell table:formula="of:=1000*[.B1351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4510625" calcext:value-type="float">
            <text:p>4.510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352]" office:value-type="float" office:value="451.0625" calcext:value-type="float">
            <text:p>451.0625</text:p>
          </table:table-cell>
          <table:table-cell table:formula="of:=1000*[.B1352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4515625" calcext:value-type="float">
            <text:p>4.515625E-07</text:p>
          </table:table-cell>
          <table:table-cell office:value-type="float" office:value="-0.711966" calcext:value-type="float">
            <text:p>-0.711966</text:p>
          </table:table-cell>
          <table:table-cell/>
          <table:table-cell table:formula="of:=10^9*[.A1353]" office:value-type="float" office:value="451.5625" calcext:value-type="float">
            <text:p>451.5625</text:p>
          </table:table-cell>
          <table:table-cell table:formula="of:=1000*[.B1353]" office:value-type="float" office:value="-711.966" calcext:value-type="float">
            <text:p>-711.966</text:p>
          </table:table-cell>
          <table:table-cell table:number-columns-repeated="4"/>
        </table:table-row>
        <table:table-row table:style-name="ro1">
          <table:table-cell office:value-type="float" office:value="0.0000004520625" calcext:value-type="float">
            <text:p>4.520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354]" office:value-type="float" office:value="452.0625" calcext:value-type="float">
            <text:p>452.0625</text:p>
          </table:table-cell>
          <table:table-cell table:formula="of:=1000*[.B1354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4525625" calcext:value-type="float">
            <text:p>4.525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355]" office:value-type="float" office:value="452.5625" calcext:value-type="float">
            <text:p>452.5625</text:p>
          </table:table-cell>
          <table:table-cell table:formula="of:=1000*[.B1355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4530625" calcext:value-type="float">
            <text:p>4.530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356]" office:value-type="float" office:value="453.0625" calcext:value-type="float">
            <text:p>453.0625</text:p>
          </table:table-cell>
          <table:table-cell table:formula="of:=1000*[.B1356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4535625" calcext:value-type="float">
            <text:p>4.535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357]" office:value-type="float" office:value="453.5625" calcext:value-type="float">
            <text:p>453.5625</text:p>
          </table:table-cell>
          <table:table-cell table:formula="of:=1000*[.B1357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4540625" calcext:value-type="float">
            <text:p>4.540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358]" office:value-type="float" office:value="454.0625" calcext:value-type="float">
            <text:p>454.0625</text:p>
          </table:table-cell>
          <table:table-cell table:formula="of:=1000*[.B1358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4545625" calcext:value-type="float">
            <text:p>4.545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359]" office:value-type="float" office:value="454.5625" calcext:value-type="float">
            <text:p>454.5625</text:p>
          </table:table-cell>
          <table:table-cell table:formula="of:=1000*[.B1359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4550625" calcext:value-type="float">
            <text:p>4.550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360]" office:value-type="float" office:value="455.0625" calcext:value-type="float">
            <text:p>455.0625</text:p>
          </table:table-cell>
          <table:table-cell table:formula="of:=1000*[.B1360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4555625" calcext:value-type="float">
            <text:p>4.555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361]" office:value-type="float" office:value="455.5625" calcext:value-type="float">
            <text:p>455.5625</text:p>
          </table:table-cell>
          <table:table-cell table:formula="of:=1000*[.B1361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4560625" calcext:value-type="float">
            <text:p>4.560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362]" office:value-type="float" office:value="456.0625" calcext:value-type="float">
            <text:p>456.0625</text:p>
          </table:table-cell>
          <table:table-cell table:formula="of:=1000*[.B1362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4565625" calcext:value-type="float">
            <text:p>4.565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363]" office:value-type="float" office:value="456.5625" calcext:value-type="float">
            <text:p>456.5625</text:p>
          </table:table-cell>
          <table:table-cell table:formula="of:=1000*[.B1363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4570625" calcext:value-type="float">
            <text:p>4.570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364]" office:value-type="float" office:value="457.0625" calcext:value-type="float">
            <text:p>457.0625</text:p>
          </table:table-cell>
          <table:table-cell table:formula="of:=1000*[.B1364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4575625" calcext:value-type="float">
            <text:p>4.575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365]" office:value-type="float" office:value="457.5625" calcext:value-type="float">
            <text:p>457.5625</text:p>
          </table:table-cell>
          <table:table-cell table:formula="of:=1000*[.B1365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4580625" calcext:value-type="float">
            <text:p>4.580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366]" office:value-type="float" office:value="458.0625" calcext:value-type="float">
            <text:p>458.0625</text:p>
          </table:table-cell>
          <table:table-cell table:formula="of:=1000*[.B1366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4585625" calcext:value-type="float">
            <text:p>4.585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367]" office:value-type="float" office:value="458.5625" calcext:value-type="float">
            <text:p>458.5625</text:p>
          </table:table-cell>
          <table:table-cell table:formula="of:=1000*[.B1367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4590625" calcext:value-type="float">
            <text:p>4.590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368]" office:value-type="float" office:value="459.0625" calcext:value-type="float">
            <text:p>459.0625</text:p>
          </table:table-cell>
          <table:table-cell table:formula="of:=1000*[.B1368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4595625" calcext:value-type="float">
            <text:p>4.595625E-07</text:p>
          </table:table-cell>
          <table:table-cell office:value-type="float" office:value="-0.711966" calcext:value-type="float">
            <text:p>-0.711966</text:p>
          </table:table-cell>
          <table:table-cell/>
          <table:table-cell table:formula="of:=10^9*[.A1369]" office:value-type="float" office:value="459.5625" calcext:value-type="float">
            <text:p>459.5625</text:p>
          </table:table-cell>
          <table:table-cell table:formula="of:=1000*[.B1369]" office:value-type="float" office:value="-711.966" calcext:value-type="float">
            <text:p>-711.966</text:p>
          </table:table-cell>
          <table:table-cell table:number-columns-repeated="4"/>
        </table:table-row>
        <table:table-row table:style-name="ro1">
          <table:table-cell office:value-type="float" office:value="0.0000004600625" calcext:value-type="float">
            <text:p>4.600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370]" office:value-type="float" office:value="460.0625" calcext:value-type="float">
            <text:p>460.0625</text:p>
          </table:table-cell>
          <table:table-cell table:formula="of:=1000*[.B1370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4605625" calcext:value-type="float">
            <text:p>4.605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371]" office:value-type="float" office:value="460.5625" calcext:value-type="float">
            <text:p>460.5625</text:p>
          </table:table-cell>
          <table:table-cell table:formula="of:=1000*[.B1371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4610625" calcext:value-type="float">
            <text:p>4.610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372]" office:value-type="float" office:value="461.0625" calcext:value-type="float">
            <text:p>461.0625</text:p>
          </table:table-cell>
          <table:table-cell table:formula="of:=1000*[.B1372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4615625" calcext:value-type="float">
            <text:p>4.615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373]" office:value-type="float" office:value="461.5625" calcext:value-type="float">
            <text:p>461.5625</text:p>
          </table:table-cell>
          <table:table-cell table:formula="of:=1000*[.B1373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4620625" calcext:value-type="float">
            <text:p>4.620625E-07</text:p>
          </table:table-cell>
          <table:table-cell office:value-type="float" office:value="-0.711966" calcext:value-type="float">
            <text:p>-0.711966</text:p>
          </table:table-cell>
          <table:table-cell/>
          <table:table-cell table:formula="of:=10^9*[.A1374]" office:value-type="float" office:value="462.0625" calcext:value-type="float">
            <text:p>462.0625</text:p>
          </table:table-cell>
          <table:table-cell table:formula="of:=1000*[.B1374]" office:value-type="float" office:value="-711.966" calcext:value-type="float">
            <text:p>-711.966</text:p>
          </table:table-cell>
          <table:table-cell table:number-columns-repeated="4"/>
        </table:table-row>
        <table:table-row table:style-name="ro1">
          <table:table-cell office:value-type="float" office:value="0.0000004625625" calcext:value-type="float">
            <text:p>4.625625E-07</text:p>
          </table:table-cell>
          <table:table-cell office:value-type="float" office:value="-0.711966" calcext:value-type="float">
            <text:p>-0.711966</text:p>
          </table:table-cell>
          <table:table-cell/>
          <table:table-cell table:formula="of:=10^9*[.A1375]" office:value-type="float" office:value="462.5625" calcext:value-type="float">
            <text:p>462.5625</text:p>
          </table:table-cell>
          <table:table-cell table:formula="of:=1000*[.B1375]" office:value-type="float" office:value="-711.966" calcext:value-type="float">
            <text:p>-711.966</text:p>
          </table:table-cell>
          <table:table-cell table:number-columns-repeated="4"/>
        </table:table-row>
        <table:table-row table:style-name="ro1">
          <table:table-cell office:value-type="float" office:value="0.0000004630625" calcext:value-type="float">
            <text:p>4.630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376]" office:value-type="float" office:value="463.0625" calcext:value-type="float">
            <text:p>463.0625</text:p>
          </table:table-cell>
          <table:table-cell table:formula="of:=1000*[.B1376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4635625" calcext:value-type="float">
            <text:p>4.635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377]" office:value-type="float" office:value="463.5625" calcext:value-type="float">
            <text:p>463.5625</text:p>
          </table:table-cell>
          <table:table-cell table:formula="of:=1000*[.B1377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4640625" calcext:value-type="float">
            <text:p>4.640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378]" office:value-type="float" office:value="464.0625" calcext:value-type="float">
            <text:p>464.0625</text:p>
          </table:table-cell>
          <table:table-cell table:formula="of:=1000*[.B1378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4645625" calcext:value-type="float">
            <text:p>4.645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379]" office:value-type="float" office:value="464.5625" calcext:value-type="float">
            <text:p>464.5625</text:p>
          </table:table-cell>
          <table:table-cell table:formula="of:=1000*[.B1379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4650625" calcext:value-type="float">
            <text:p>4.650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380]" office:value-type="float" office:value="465.0625" calcext:value-type="float">
            <text:p>465.0625</text:p>
          </table:table-cell>
          <table:table-cell table:formula="of:=1000*[.B1380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4655625" calcext:value-type="float">
            <text:p>4.655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381]" office:value-type="float" office:value="465.5625" calcext:value-type="float">
            <text:p>465.5625</text:p>
          </table:table-cell>
          <table:table-cell table:formula="of:=1000*[.B1381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4660625" calcext:value-type="float">
            <text:p>4.660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382]" office:value-type="float" office:value="466.0625" calcext:value-type="float">
            <text:p>466.0625</text:p>
          </table:table-cell>
          <table:table-cell table:formula="of:=1000*[.B1382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4665625" calcext:value-type="float">
            <text:p>4.665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383]" office:value-type="float" office:value="466.5625" calcext:value-type="float">
            <text:p>466.5625</text:p>
          </table:table-cell>
          <table:table-cell table:formula="of:=1000*[.B1383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4670625" calcext:value-type="float">
            <text:p>4.670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384]" office:value-type="float" office:value="467.0625" calcext:value-type="float">
            <text:p>467.0625</text:p>
          </table:table-cell>
          <table:table-cell table:formula="of:=1000*[.B1384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4675625" calcext:value-type="float">
            <text:p>4.675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385]" office:value-type="float" office:value="467.5625" calcext:value-type="float">
            <text:p>467.5625</text:p>
          </table:table-cell>
          <table:table-cell table:formula="of:=1000*[.B1385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4680625" calcext:value-type="float">
            <text:p>4.680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386]" office:value-type="float" office:value="468.0625" calcext:value-type="float">
            <text:p>468.0625</text:p>
          </table:table-cell>
          <table:table-cell table:formula="of:=1000*[.B1386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4685625" calcext:value-type="float">
            <text:p>4.685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387]" office:value-type="float" office:value="468.5625" calcext:value-type="float">
            <text:p>468.5625</text:p>
          </table:table-cell>
          <table:table-cell table:formula="of:=1000*[.B1387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4690625" calcext:value-type="float">
            <text:p>4.690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388]" office:value-type="float" office:value="469.0625" calcext:value-type="float">
            <text:p>469.0625</text:p>
          </table:table-cell>
          <table:table-cell table:formula="of:=1000*[.B1388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4695625" calcext:value-type="float">
            <text:p>4.695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389]" office:value-type="float" office:value="469.5625" calcext:value-type="float">
            <text:p>469.5625</text:p>
          </table:table-cell>
          <table:table-cell table:formula="of:=1000*[.B1389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4700625" calcext:value-type="float">
            <text:p>4.700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390]" office:value-type="float" office:value="470.0625" calcext:value-type="float">
            <text:p>470.0625</text:p>
          </table:table-cell>
          <table:table-cell table:formula="of:=1000*[.B1390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4705625" calcext:value-type="float">
            <text:p>4.705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391]" office:value-type="float" office:value="470.5625" calcext:value-type="float">
            <text:p>470.5625</text:p>
          </table:table-cell>
          <table:table-cell table:formula="of:=1000*[.B1391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4710625" calcext:value-type="float">
            <text:p>4.710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392]" office:value-type="float" office:value="471.0625" calcext:value-type="float">
            <text:p>471.0625</text:p>
          </table:table-cell>
          <table:table-cell table:formula="of:=1000*[.B1392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4715625" calcext:value-type="float">
            <text:p>4.715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393]" office:value-type="float" office:value="471.5625" calcext:value-type="float">
            <text:p>471.5625</text:p>
          </table:table-cell>
          <table:table-cell table:formula="of:=1000*[.B1393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4720625" calcext:value-type="float">
            <text:p>4.720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394]" office:value-type="float" office:value="472.0625" calcext:value-type="float">
            <text:p>472.0625</text:p>
          </table:table-cell>
          <table:table-cell table:formula="of:=1000*[.B1394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4725625" calcext:value-type="float">
            <text:p>4.725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395]" office:value-type="float" office:value="472.5625" calcext:value-type="float">
            <text:p>472.5625</text:p>
          </table:table-cell>
          <table:table-cell table:formula="of:=1000*[.B1395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4730625" calcext:value-type="float">
            <text:p>4.730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396]" office:value-type="float" office:value="473.0625" calcext:value-type="float">
            <text:p>473.0625</text:p>
          </table:table-cell>
          <table:table-cell table:formula="of:=1000*[.B1396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4735625" calcext:value-type="float">
            <text:p>4.735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397]" office:value-type="float" office:value="473.5625" calcext:value-type="float">
            <text:p>473.5625</text:p>
          </table:table-cell>
          <table:table-cell table:formula="of:=1000*[.B1397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4740625" calcext:value-type="float">
            <text:p>4.740625E-07</text:p>
          </table:table-cell>
          <table:table-cell office:value-type="float" office:value="-0.711966" calcext:value-type="float">
            <text:p>-0.711966</text:p>
          </table:table-cell>
          <table:table-cell/>
          <table:table-cell table:formula="of:=10^9*[.A1398]" office:value-type="float" office:value="474.0625" calcext:value-type="float">
            <text:p>474.0625</text:p>
          </table:table-cell>
          <table:table-cell table:formula="of:=1000*[.B1398]" office:value-type="float" office:value="-711.966" calcext:value-type="float">
            <text:p>-711.966</text:p>
          </table:table-cell>
          <table:table-cell table:number-columns-repeated="4"/>
        </table:table-row>
        <table:table-row table:style-name="ro1">
          <table:table-cell office:value-type="float" office:value="0.0000004745625" calcext:value-type="float">
            <text:p>4.745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399]" office:value-type="float" office:value="474.5625" calcext:value-type="float">
            <text:p>474.5625</text:p>
          </table:table-cell>
          <table:table-cell table:formula="of:=1000*[.B1399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4750625" calcext:value-type="float">
            <text:p>4.750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400]" office:value-type="float" office:value="475.0625" calcext:value-type="float">
            <text:p>475.0625</text:p>
          </table:table-cell>
          <table:table-cell table:formula="of:=1000*[.B1400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4755625" calcext:value-type="float">
            <text:p>4.755625E-07</text:p>
          </table:table-cell>
          <table:table-cell office:value-type="float" office:value="-0.711966" calcext:value-type="float">
            <text:p>-0.711966</text:p>
          </table:table-cell>
          <table:table-cell/>
          <table:table-cell table:formula="of:=10^9*[.A1401]" office:value-type="float" office:value="475.5625" calcext:value-type="float">
            <text:p>475.5625</text:p>
          </table:table-cell>
          <table:table-cell table:formula="of:=1000*[.B1401]" office:value-type="float" office:value="-711.966" calcext:value-type="float">
            <text:p>-711.966</text:p>
          </table:table-cell>
          <table:table-cell table:number-columns-repeated="4"/>
        </table:table-row>
        <table:table-row table:style-name="ro1">
          <table:table-cell office:value-type="float" office:value="0.0000004760625" calcext:value-type="float">
            <text:p>4.760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402]" office:value-type="float" office:value="476.0625" calcext:value-type="float">
            <text:p>476.0625</text:p>
          </table:table-cell>
          <table:table-cell table:formula="of:=1000*[.B1402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4765625" calcext:value-type="float">
            <text:p>4.765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403]" office:value-type="float" office:value="476.5625" calcext:value-type="float">
            <text:p>476.5625</text:p>
          </table:table-cell>
          <table:table-cell table:formula="of:=1000*[.B1403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4770625" calcext:value-type="float">
            <text:p>4.770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404]" office:value-type="float" office:value="477.0625" calcext:value-type="float">
            <text:p>477.0625</text:p>
          </table:table-cell>
          <table:table-cell table:formula="of:=1000*[.B1404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4775625" calcext:value-type="float">
            <text:p>4.775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405]" office:value-type="float" office:value="477.5625" calcext:value-type="float">
            <text:p>477.5625</text:p>
          </table:table-cell>
          <table:table-cell table:formula="of:=1000*[.B1405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4780625" calcext:value-type="float">
            <text:p>4.780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406]" office:value-type="float" office:value="478.0625" calcext:value-type="float">
            <text:p>478.0625</text:p>
          </table:table-cell>
          <table:table-cell table:formula="of:=1000*[.B1406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4785625" calcext:value-type="float">
            <text:p>4.785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407]" office:value-type="float" office:value="478.5625" calcext:value-type="float">
            <text:p>478.5625</text:p>
          </table:table-cell>
          <table:table-cell table:formula="of:=1000*[.B1407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4790625" calcext:value-type="float">
            <text:p>4.790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408]" office:value-type="float" office:value="479.0625" calcext:value-type="float">
            <text:p>479.0625</text:p>
          </table:table-cell>
          <table:table-cell table:formula="of:=1000*[.B1408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4795625" calcext:value-type="float">
            <text:p>4.795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409]" office:value-type="float" office:value="479.5625" calcext:value-type="float">
            <text:p>479.5625</text:p>
          </table:table-cell>
          <table:table-cell table:formula="of:=1000*[.B1409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4800625" calcext:value-type="float">
            <text:p>4.800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410]" office:value-type="float" office:value="480.0625" calcext:value-type="float">
            <text:p>480.0625</text:p>
          </table:table-cell>
          <table:table-cell table:formula="of:=1000*[.B1410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4805625" calcext:value-type="float">
            <text:p>4.805625E-07</text:p>
          </table:table-cell>
          <table:table-cell office:value-type="float" office:value="-0.772268" calcext:value-type="float">
            <text:p>-0.772268</text:p>
          </table:table-cell>
          <table:table-cell/>
          <table:table-cell table:formula="of:=10^9*[.A1411]" office:value-type="float" office:value="480.5625" calcext:value-type="float">
            <text:p>480.5625</text:p>
          </table:table-cell>
          <table:table-cell table:formula="of:=1000*[.B1411]" office:value-type="float" office:value="-772.268" calcext:value-type="float">
            <text:p>-772.268</text:p>
          </table:table-cell>
          <table:table-cell table:number-columns-repeated="4"/>
        </table:table-row>
        <table:table-row table:style-name="ro1">
          <table:table-cell office:value-type="float" office:value="0.0000004810625" calcext:value-type="float">
            <text:p>4.810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412]" office:value-type="float" office:value="481.0625" calcext:value-type="float">
            <text:p>481.0625</text:p>
          </table:table-cell>
          <table:table-cell table:formula="of:=1000*[.B1412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4815625" calcext:value-type="float">
            <text:p>4.815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413]" office:value-type="float" office:value="481.5625" calcext:value-type="float">
            <text:p>481.5625</text:p>
          </table:table-cell>
          <table:table-cell table:formula="of:=1000*[.B1413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4820625" calcext:value-type="float">
            <text:p>4.820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414]" office:value-type="float" office:value="482.0625" calcext:value-type="float">
            <text:p>482.0625</text:p>
          </table:table-cell>
          <table:table-cell table:formula="of:=1000*[.B1414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4825625" calcext:value-type="float">
            <text:p>4.825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415]" office:value-type="float" office:value="482.5625" calcext:value-type="float">
            <text:p>482.5625</text:p>
          </table:table-cell>
          <table:table-cell table:formula="of:=1000*[.B1415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4830625" calcext:value-type="float">
            <text:p>4.830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416]" office:value-type="float" office:value="483.0625" calcext:value-type="float">
            <text:p>483.0625</text:p>
          </table:table-cell>
          <table:table-cell table:formula="of:=1000*[.B1416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4835625" calcext:value-type="float">
            <text:p>4.835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417]" office:value-type="float" office:value="483.5625" calcext:value-type="float">
            <text:p>483.5625</text:p>
          </table:table-cell>
          <table:table-cell table:formula="of:=1000*[.B1417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4840625" calcext:value-type="float">
            <text:p>4.840625E-07</text:p>
          </table:table-cell>
          <table:table-cell office:value-type="float" office:value="-0.772268" calcext:value-type="float">
            <text:p>-0.772268</text:p>
          </table:table-cell>
          <table:table-cell/>
          <table:table-cell table:formula="of:=10^9*[.A1418]" office:value-type="float" office:value="484.0625" calcext:value-type="float">
            <text:p>484.0625</text:p>
          </table:table-cell>
          <table:table-cell table:formula="of:=1000*[.B1418]" office:value-type="float" office:value="-772.268" calcext:value-type="float">
            <text:p>-772.268</text:p>
          </table:table-cell>
          <table:table-cell table:number-columns-repeated="4"/>
        </table:table-row>
        <table:table-row table:style-name="ro1">
          <table:table-cell office:value-type="float" office:value="0.0000004845625" calcext:value-type="float">
            <text:p>4.845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419]" office:value-type="float" office:value="484.5625" calcext:value-type="float">
            <text:p>484.5625</text:p>
          </table:table-cell>
          <table:table-cell table:formula="of:=1000*[.B1419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4850625" calcext:value-type="float">
            <text:p>4.850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420]" office:value-type="float" office:value="485.0625" calcext:value-type="float">
            <text:p>485.0625</text:p>
          </table:table-cell>
          <table:table-cell table:formula="of:=1000*[.B1420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4855625" calcext:value-type="float">
            <text:p>4.855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421]" office:value-type="float" office:value="485.5625" calcext:value-type="float">
            <text:p>485.5625</text:p>
          </table:table-cell>
          <table:table-cell table:formula="of:=1000*[.B1421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4860625" calcext:value-type="float">
            <text:p>4.860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422]" office:value-type="float" office:value="486.0625" calcext:value-type="float">
            <text:p>486.0625</text:p>
          </table:table-cell>
          <table:table-cell table:formula="of:=1000*[.B1422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4865625" calcext:value-type="float">
            <text:p>4.865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423]" office:value-type="float" office:value="486.5625" calcext:value-type="float">
            <text:p>486.5625</text:p>
          </table:table-cell>
          <table:table-cell table:formula="of:=1000*[.B1423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4870625" calcext:value-type="float">
            <text:p>4.870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424]" office:value-type="float" office:value="487.0625" calcext:value-type="float">
            <text:p>487.0625</text:p>
          </table:table-cell>
          <table:table-cell table:formula="of:=1000*[.B1424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4875625" calcext:value-type="float">
            <text:p>4.875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425]" office:value-type="float" office:value="487.5625" calcext:value-type="float">
            <text:p>487.5625</text:p>
          </table:table-cell>
          <table:table-cell table:formula="of:=1000*[.B1425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4880625" calcext:value-type="float">
            <text:p>4.880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426]" office:value-type="float" office:value="488.0625" calcext:value-type="float">
            <text:p>488.0625</text:p>
          </table:table-cell>
          <table:table-cell table:formula="of:=1000*[.B1426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4885625" calcext:value-type="float">
            <text:p>4.885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427]" office:value-type="float" office:value="488.5625" calcext:value-type="float">
            <text:p>488.5625</text:p>
          </table:table-cell>
          <table:table-cell table:formula="of:=1000*[.B1427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4890625" calcext:value-type="float">
            <text:p>4.890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428]" office:value-type="float" office:value="489.0625" calcext:value-type="float">
            <text:p>489.0625</text:p>
          </table:table-cell>
          <table:table-cell table:formula="of:=1000*[.B1428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4895625" calcext:value-type="float">
            <text:p>4.895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429]" office:value-type="float" office:value="489.5625" calcext:value-type="float">
            <text:p>489.5625</text:p>
          </table:table-cell>
          <table:table-cell table:formula="of:=1000*[.B1429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4900625" calcext:value-type="float">
            <text:p>4.900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430]" office:value-type="float" office:value="490.0625" calcext:value-type="float">
            <text:p>490.0625</text:p>
          </table:table-cell>
          <table:table-cell table:formula="of:=1000*[.B1430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4905625" calcext:value-type="float">
            <text:p>4.905625E-07</text:p>
          </table:table-cell>
          <table:table-cell office:value-type="float" office:value="-0.772268" calcext:value-type="float">
            <text:p>-0.772268</text:p>
          </table:table-cell>
          <table:table-cell/>
          <table:table-cell table:formula="of:=10^9*[.A1431]" office:value-type="float" office:value="490.5625" calcext:value-type="float">
            <text:p>490.5625</text:p>
          </table:table-cell>
          <table:table-cell table:formula="of:=1000*[.B1431]" office:value-type="float" office:value="-772.268" calcext:value-type="float">
            <text:p>-772.268</text:p>
          </table:table-cell>
          <table:table-cell table:number-columns-repeated="4"/>
        </table:table-row>
        <table:table-row table:style-name="ro1">
          <table:table-cell office:value-type="float" office:value="0.0000004910625" calcext:value-type="float">
            <text:p>4.910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432]" office:value-type="float" office:value="491.0625" calcext:value-type="float">
            <text:p>491.0625</text:p>
          </table:table-cell>
          <table:table-cell table:formula="of:=1000*[.B1432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4915625" calcext:value-type="float">
            <text:p>4.915625E-07</text:p>
          </table:table-cell>
          <table:table-cell office:value-type="float" office:value="-0.711966" calcext:value-type="float">
            <text:p>-0.711966</text:p>
          </table:table-cell>
          <table:table-cell/>
          <table:table-cell table:formula="of:=10^9*[.A1433]" office:value-type="float" office:value="491.5625" calcext:value-type="float">
            <text:p>491.5625</text:p>
          </table:table-cell>
          <table:table-cell table:formula="of:=1000*[.B1433]" office:value-type="float" office:value="-711.966" calcext:value-type="float">
            <text:p>-711.966</text:p>
          </table:table-cell>
          <table:table-cell table:number-columns-repeated="4"/>
        </table:table-row>
        <table:table-row table:style-name="ro1">
          <table:table-cell office:value-type="float" office:value="0.0000004920625" calcext:value-type="float">
            <text:p>4.920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434]" office:value-type="float" office:value="492.0625" calcext:value-type="float">
            <text:p>492.0625</text:p>
          </table:table-cell>
          <table:table-cell table:formula="of:=1000*[.B1434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4925625" calcext:value-type="float">
            <text:p>4.925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435]" office:value-type="float" office:value="492.5625" calcext:value-type="float">
            <text:p>492.5625</text:p>
          </table:table-cell>
          <table:table-cell table:formula="of:=1000*[.B1435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4930625" calcext:value-type="float">
            <text:p>4.930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436]" office:value-type="float" office:value="493.0625" calcext:value-type="float">
            <text:p>493.0625</text:p>
          </table:table-cell>
          <table:table-cell table:formula="of:=1000*[.B1436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4935625" calcext:value-type="float">
            <text:p>4.935625E-07</text:p>
          </table:table-cell>
          <table:table-cell office:value-type="float" office:value="-0.772268" calcext:value-type="float">
            <text:p>-0.772268</text:p>
          </table:table-cell>
          <table:table-cell/>
          <table:table-cell table:formula="of:=10^9*[.A1437]" office:value-type="float" office:value="493.5625" calcext:value-type="float">
            <text:p>493.5625</text:p>
          </table:table-cell>
          <table:table-cell table:formula="of:=1000*[.B1437]" office:value-type="float" office:value="-772.268" calcext:value-type="float">
            <text:p>-772.268</text:p>
          </table:table-cell>
          <table:table-cell table:number-columns-repeated="4"/>
        </table:table-row>
        <table:table-row table:style-name="ro1">
          <table:table-cell office:value-type="float" office:value="0.0000004940625" calcext:value-type="float">
            <text:p>4.940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438]" office:value-type="float" office:value="494.0625" calcext:value-type="float">
            <text:p>494.0625</text:p>
          </table:table-cell>
          <table:table-cell table:formula="of:=1000*[.B1438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4945625" calcext:value-type="float">
            <text:p>4.945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439]" office:value-type="float" office:value="494.5625" calcext:value-type="float">
            <text:p>494.5625</text:p>
          </table:table-cell>
          <table:table-cell table:formula="of:=1000*[.B1439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4950625" calcext:value-type="float">
            <text:p>4.950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440]" office:value-type="float" office:value="495.0625" calcext:value-type="float">
            <text:p>495.0625</text:p>
          </table:table-cell>
          <table:table-cell table:formula="of:=1000*[.B1440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4955625" calcext:value-type="float">
            <text:p>4.955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441]" office:value-type="float" office:value="495.5625" calcext:value-type="float">
            <text:p>495.5625</text:p>
          </table:table-cell>
          <table:table-cell table:formula="of:=1000*[.B1441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4960625" calcext:value-type="float">
            <text:p>4.960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442]" office:value-type="float" office:value="496.0625" calcext:value-type="float">
            <text:p>496.0625</text:p>
          </table:table-cell>
          <table:table-cell table:formula="of:=1000*[.B1442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4965625" calcext:value-type="float">
            <text:p>4.965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443]" office:value-type="float" office:value="496.5625" calcext:value-type="float">
            <text:p>496.5625</text:p>
          </table:table-cell>
          <table:table-cell table:formula="of:=1000*[.B1443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4970625" calcext:value-type="float">
            <text:p>4.970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444]" office:value-type="float" office:value="497.0625" calcext:value-type="float">
            <text:p>497.0625</text:p>
          </table:table-cell>
          <table:table-cell table:formula="of:=1000*[.B1444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4975625" calcext:value-type="float">
            <text:p>4.975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445]" office:value-type="float" office:value="497.5625" calcext:value-type="float">
            <text:p>497.5625</text:p>
          </table:table-cell>
          <table:table-cell table:formula="of:=1000*[.B1445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4980625" calcext:value-type="float">
            <text:p>4.980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446]" office:value-type="float" office:value="498.0625" calcext:value-type="float">
            <text:p>498.0625</text:p>
          </table:table-cell>
          <table:table-cell table:formula="of:=1000*[.B1446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4985625" calcext:value-type="float">
            <text:p>4.985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447]" office:value-type="float" office:value="498.5625" calcext:value-type="float">
            <text:p>498.5625</text:p>
          </table:table-cell>
          <table:table-cell table:formula="of:=1000*[.B1447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4990625" calcext:value-type="float">
            <text:p>4.990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448]" office:value-type="float" office:value="499.0625" calcext:value-type="float">
            <text:p>499.0625</text:p>
          </table:table-cell>
          <table:table-cell table:formula="of:=1000*[.B1448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4995625" calcext:value-type="float">
            <text:p>4.995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449]" office:value-type="float" office:value="499.5625" calcext:value-type="float">
            <text:p>499.5625</text:p>
          </table:table-cell>
          <table:table-cell table:formula="of:=1000*[.B1449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5000625" calcext:value-type="float">
            <text:p>5.000625E-07</text:p>
          </table:table-cell>
          <table:table-cell office:value-type="float" office:value="-0.772268" calcext:value-type="float">
            <text:p>-0.772268</text:p>
          </table:table-cell>
          <table:table-cell/>
          <table:table-cell table:formula="of:=10^9*[.A1450]" office:value-type="float" office:value="500.0625" calcext:value-type="float">
            <text:p>500.0625</text:p>
          </table:table-cell>
          <table:table-cell table:formula="of:=1000*[.B1450]" office:value-type="float" office:value="-772.268" calcext:value-type="float">
            <text:p>-772.268</text:p>
          </table:table-cell>
          <table:table-cell table:number-columns-repeated="4"/>
        </table:table-row>
        <table:table-row table:style-name="ro1">
          <table:table-cell office:value-type="float" office:value="0.0000005005625" calcext:value-type="float">
            <text:p>5.005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451]" office:value-type="float" office:value="500.5625" calcext:value-type="float">
            <text:p>500.5625</text:p>
          </table:table-cell>
          <table:table-cell table:formula="of:=1000*[.B1451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5010625" calcext:value-type="float">
            <text:p>5.010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452]" office:value-type="float" office:value="501.0625" calcext:value-type="float">
            <text:p>501.0625</text:p>
          </table:table-cell>
          <table:table-cell table:formula="of:=1000*[.B1452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5015625" calcext:value-type="float">
            <text:p>5.015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453]" office:value-type="float" office:value="501.5625" calcext:value-type="float">
            <text:p>501.5625</text:p>
          </table:table-cell>
          <table:table-cell table:formula="of:=1000*[.B1453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5020625" calcext:value-type="float">
            <text:p>5.020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454]" office:value-type="float" office:value="502.0625" calcext:value-type="float">
            <text:p>502.0625</text:p>
          </table:table-cell>
          <table:table-cell table:formula="of:=1000*[.B1454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5025625" calcext:value-type="float">
            <text:p>5.025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455]" office:value-type="float" office:value="502.5625" calcext:value-type="float">
            <text:p>502.5625</text:p>
          </table:table-cell>
          <table:table-cell table:formula="of:=1000*[.B1455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5030625" calcext:value-type="float">
            <text:p>5.030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456]" office:value-type="float" office:value="503.0625" calcext:value-type="float">
            <text:p>503.0625</text:p>
          </table:table-cell>
          <table:table-cell table:formula="of:=1000*[.B1456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5035625" calcext:value-type="float">
            <text:p>5.035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457]" office:value-type="float" office:value="503.5625" calcext:value-type="float">
            <text:p>503.5625</text:p>
          </table:table-cell>
          <table:table-cell table:formula="of:=1000*[.B1457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5040625" calcext:value-type="float">
            <text:p>5.040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458]" office:value-type="float" office:value="504.0625" calcext:value-type="float">
            <text:p>504.0625</text:p>
          </table:table-cell>
          <table:table-cell table:formula="of:=1000*[.B1458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5045625" calcext:value-type="float">
            <text:p>5.045625E-07</text:p>
          </table:table-cell>
          <table:table-cell office:value-type="float" office:value="-0.772268" calcext:value-type="float">
            <text:p>-0.772268</text:p>
          </table:table-cell>
          <table:table-cell/>
          <table:table-cell table:formula="of:=10^9*[.A1459]" office:value-type="float" office:value="504.5625" calcext:value-type="float">
            <text:p>504.5625</text:p>
          </table:table-cell>
          <table:table-cell table:formula="of:=1000*[.B1459]" office:value-type="float" office:value="-772.268" calcext:value-type="float">
            <text:p>-772.268</text:p>
          </table:table-cell>
          <table:table-cell table:number-columns-repeated="4"/>
        </table:table-row>
        <table:table-row table:style-name="ro1">
          <table:table-cell office:value-type="float" office:value="0.0000005050625" calcext:value-type="float">
            <text:p>5.050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460]" office:value-type="float" office:value="505.0625" calcext:value-type="float">
            <text:p>505.0625</text:p>
          </table:table-cell>
          <table:table-cell table:formula="of:=1000*[.B1460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5055625" calcext:value-type="float">
            <text:p>5.055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461]" office:value-type="float" office:value="505.5625" calcext:value-type="float">
            <text:p>505.5625</text:p>
          </table:table-cell>
          <table:table-cell table:formula="of:=1000*[.B1461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5060625" calcext:value-type="float">
            <text:p>5.060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462]" office:value-type="float" office:value="506.0625" calcext:value-type="float">
            <text:p>506.0625</text:p>
          </table:table-cell>
          <table:table-cell table:formula="of:=1000*[.B1462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5065625" calcext:value-type="float">
            <text:p>5.065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463]" office:value-type="float" office:value="506.5625" calcext:value-type="float">
            <text:p>506.5625</text:p>
          </table:table-cell>
          <table:table-cell table:formula="of:=1000*[.B1463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5070625" calcext:value-type="float">
            <text:p>5.070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464]" office:value-type="float" office:value="507.0625" calcext:value-type="float">
            <text:p>507.0625</text:p>
          </table:table-cell>
          <table:table-cell table:formula="of:=1000*[.B1464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5075625" calcext:value-type="float">
            <text:p>5.075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465]" office:value-type="float" office:value="507.5625" calcext:value-type="float">
            <text:p>507.5625</text:p>
          </table:table-cell>
          <table:table-cell table:formula="of:=1000*[.B1465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5080625" calcext:value-type="float">
            <text:p>5.080625E-07</text:p>
          </table:table-cell>
          <table:table-cell office:value-type="float" office:value="-0.792368" calcext:value-type="float">
            <text:p>-0.792368</text:p>
          </table:table-cell>
          <table:table-cell/>
          <table:table-cell table:formula="of:=10^9*[.A1466]" office:value-type="float" office:value="508.0625" calcext:value-type="float">
            <text:p>508.0625</text:p>
          </table:table-cell>
          <table:table-cell table:formula="of:=1000*[.B1466]" office:value-type="float" office:value="-792.368" calcext:value-type="float">
            <text:p>-792.368</text:p>
          </table:table-cell>
          <table:table-cell table:number-columns-repeated="4"/>
        </table:table-row>
        <table:table-row table:style-name="ro1">
          <table:table-cell office:value-type="float" office:value="0.0000005085625" calcext:value-type="float">
            <text:p>5.085625E-07</text:p>
          </table:table-cell>
          <table:table-cell office:value-type="float" office:value="-0.792368" calcext:value-type="float">
            <text:p>-0.792368</text:p>
          </table:table-cell>
          <table:table-cell/>
          <table:table-cell table:formula="of:=10^9*[.A1467]" office:value-type="float" office:value="508.5625" calcext:value-type="float">
            <text:p>508.5625</text:p>
          </table:table-cell>
          <table:table-cell table:formula="of:=1000*[.B1467]" office:value-type="float" office:value="-792.368" calcext:value-type="float">
            <text:p>-792.368</text:p>
          </table:table-cell>
          <table:table-cell table:number-columns-repeated="4"/>
        </table:table-row>
        <table:table-row table:style-name="ro1">
          <table:table-cell office:value-type="float" office:value="0.0000005090625" calcext:value-type="float">
            <text:p>5.090625E-07</text:p>
          </table:table-cell>
          <table:table-cell office:value-type="float" office:value="-0.792368" calcext:value-type="float">
            <text:p>-0.792368</text:p>
          </table:table-cell>
          <table:table-cell/>
          <table:table-cell table:formula="of:=10^9*[.A1468]" office:value-type="float" office:value="509.0625" calcext:value-type="float">
            <text:p>509.0625</text:p>
          </table:table-cell>
          <table:table-cell table:formula="of:=1000*[.B1468]" office:value-type="float" office:value="-792.368" calcext:value-type="float">
            <text:p>-792.368</text:p>
          </table:table-cell>
          <table:table-cell table:number-columns-repeated="4"/>
        </table:table-row>
        <table:table-row table:style-name="ro1">
          <table:table-cell office:value-type="float" office:value="0.0000005095625" calcext:value-type="float">
            <text:p>5.095625E-07</text:p>
          </table:table-cell>
          <table:table-cell office:value-type="float" office:value="-0.812469" calcext:value-type="float">
            <text:p>-0.812469</text:p>
          </table:table-cell>
          <table:table-cell/>
          <table:table-cell table:formula="of:=10^9*[.A1469]" office:value-type="float" office:value="509.5625" calcext:value-type="float">
            <text:p>509.5625</text:p>
          </table:table-cell>
          <table:table-cell table:formula="of:=1000*[.B1469]" office:value-type="float" office:value="-812.469" calcext:value-type="float">
            <text:p>-812.469</text:p>
          </table:table-cell>
          <table:table-cell table:number-columns-repeated="4"/>
        </table:table-row>
        <table:table-row table:style-name="ro1">
          <table:table-cell office:value-type="float" office:value="0.0000005100625" calcext:value-type="float">
            <text:p>5.100625E-07</text:p>
          </table:table-cell>
          <table:table-cell office:value-type="float" office:value="-0.792368" calcext:value-type="float">
            <text:p>-0.792368</text:p>
          </table:table-cell>
          <table:table-cell/>
          <table:table-cell table:formula="of:=10^9*[.A1470]" office:value-type="float" office:value="510.0625" calcext:value-type="float">
            <text:p>510.0625</text:p>
          </table:table-cell>
          <table:table-cell table:formula="of:=1000*[.B1470]" office:value-type="float" office:value="-792.368" calcext:value-type="float">
            <text:p>-792.368</text:p>
          </table:table-cell>
          <table:table-cell table:number-columns-repeated="4"/>
        </table:table-row>
        <table:table-row table:style-name="ro1">
          <table:table-cell office:value-type="float" office:value="0.0000005105625" calcext:value-type="float">
            <text:p>5.105625E-07</text:p>
          </table:table-cell>
          <table:table-cell office:value-type="float" office:value="-0.832569" calcext:value-type="float">
            <text:p>-0.832569</text:p>
          </table:table-cell>
          <table:table-cell/>
          <table:table-cell table:formula="of:=10^9*[.A1471]" office:value-type="float" office:value="510.5625" calcext:value-type="float">
            <text:p>510.5625</text:p>
          </table:table-cell>
          <table:table-cell table:formula="of:=1000*[.B1471]" office:value-type="float" office:value="-832.569" calcext:value-type="float">
            <text:p>-832.569</text:p>
          </table:table-cell>
          <table:table-cell table:number-columns-repeated="4"/>
        </table:table-row>
        <table:table-row table:style-name="ro1">
          <table:table-cell office:value-type="float" office:value="0.0000005110625" calcext:value-type="float">
            <text:p>5.110625E-07</text:p>
          </table:table-cell>
          <table:table-cell office:value-type="float" office:value="-0.832569" calcext:value-type="float">
            <text:p>-0.832569</text:p>
          </table:table-cell>
          <table:table-cell/>
          <table:table-cell table:formula="of:=10^9*[.A1472]" office:value-type="float" office:value="511.0625" calcext:value-type="float">
            <text:p>511.0625</text:p>
          </table:table-cell>
          <table:table-cell table:formula="of:=1000*[.B1472]" office:value-type="float" office:value="-832.569" calcext:value-type="float">
            <text:p>-832.569</text:p>
          </table:table-cell>
          <table:table-cell table:number-columns-repeated="4"/>
        </table:table-row>
        <table:table-row table:style-name="ro1">
          <table:table-cell office:value-type="float" office:value="0.0000005115625" calcext:value-type="float">
            <text:p>5.115625E-07</text:p>
          </table:table-cell>
          <table:table-cell office:value-type="float" office:value="-0.832569" calcext:value-type="float">
            <text:p>-0.832569</text:p>
          </table:table-cell>
          <table:table-cell/>
          <table:table-cell table:formula="of:=10^9*[.A1473]" office:value-type="float" office:value="511.5625" calcext:value-type="float">
            <text:p>511.5625</text:p>
          </table:table-cell>
          <table:table-cell table:formula="of:=1000*[.B1473]" office:value-type="float" office:value="-832.569" calcext:value-type="float">
            <text:p>-832.569</text:p>
          </table:table-cell>
          <table:table-cell table:number-columns-repeated="4"/>
        </table:table-row>
        <table:table-row table:style-name="ro1">
          <table:table-cell office:value-type="float" office:value="0.0000005120625" calcext:value-type="float">
            <text:p>5.120625E-07</text:p>
          </table:table-cell>
          <table:table-cell office:value-type="float" office:value="-0.85267" calcext:value-type="float">
            <text:p>-0.85267</text:p>
          </table:table-cell>
          <table:table-cell/>
          <table:table-cell table:formula="of:=10^9*[.A1474]" office:value-type="float" office:value="512.0625" calcext:value-type="float">
            <text:p>512.0625</text:p>
          </table:table-cell>
          <table:table-cell table:formula="of:=1000*[.B1474]" office:value-type="float" office:value="-852.67" calcext:value-type="float">
            <text:p>-852.67</text:p>
          </table:table-cell>
          <table:table-cell table:number-columns-repeated="4"/>
        </table:table-row>
        <table:table-row table:style-name="ro1">
          <table:table-cell office:value-type="float" office:value="0.0000005125625" calcext:value-type="float">
            <text:p>5.125625E-07</text:p>
          </table:table-cell>
          <table:table-cell office:value-type="float" office:value="-0.85267" calcext:value-type="float">
            <text:p>-0.85267</text:p>
          </table:table-cell>
          <table:table-cell/>
          <table:table-cell table:formula="of:=10^9*[.A1475]" office:value-type="float" office:value="512.5625" calcext:value-type="float">
            <text:p>512.5625</text:p>
          </table:table-cell>
          <table:table-cell table:formula="of:=1000*[.B1475]" office:value-type="float" office:value="-852.67" calcext:value-type="float">
            <text:p>-852.67</text:p>
          </table:table-cell>
          <table:table-cell table:number-columns-repeated="4"/>
        </table:table-row>
        <table:table-row table:style-name="ro1">
          <table:table-cell office:value-type="float" office:value="0.0000005130625" calcext:value-type="float">
            <text:p>5.130625E-07</text:p>
          </table:table-cell>
          <table:table-cell office:value-type="float" office:value="-0.832569" calcext:value-type="float">
            <text:p>-0.832569</text:p>
          </table:table-cell>
          <table:table-cell/>
          <table:table-cell table:formula="of:=10^9*[.A1476]" office:value-type="float" office:value="513.0625" calcext:value-type="float">
            <text:p>513.0625</text:p>
          </table:table-cell>
          <table:table-cell table:formula="of:=1000*[.B1476]" office:value-type="float" office:value="-832.569" calcext:value-type="float">
            <text:p>-832.569</text:p>
          </table:table-cell>
          <table:table-cell table:number-columns-repeated="4"/>
        </table:table-row>
        <table:table-row table:style-name="ro1">
          <table:table-cell office:value-type="float" office:value="0.0000005135625" calcext:value-type="float">
            <text:p>5.135625E-07</text:p>
          </table:table-cell>
          <table:table-cell office:value-type="float" office:value="-0.832569" calcext:value-type="float">
            <text:p>-0.832569</text:p>
          </table:table-cell>
          <table:table-cell/>
          <table:table-cell table:formula="of:=10^9*[.A1477]" office:value-type="float" office:value="513.5625" calcext:value-type="float">
            <text:p>513.5625</text:p>
          </table:table-cell>
          <table:table-cell table:formula="of:=1000*[.B1477]" office:value-type="float" office:value="-832.569" calcext:value-type="float">
            <text:p>-832.569</text:p>
          </table:table-cell>
          <table:table-cell table:number-columns-repeated="4"/>
        </table:table-row>
        <table:table-row table:style-name="ro1">
          <table:table-cell office:value-type="float" office:value="0.0000005140625" calcext:value-type="float">
            <text:p>5.140625E-07</text:p>
          </table:table-cell>
          <table:table-cell office:value-type="float" office:value="-0.792368" calcext:value-type="float">
            <text:p>-0.792368</text:p>
          </table:table-cell>
          <table:table-cell/>
          <table:table-cell table:formula="of:=10^9*[.A1478]" office:value-type="float" office:value="514.0625" calcext:value-type="float">
            <text:p>514.0625</text:p>
          </table:table-cell>
          <table:table-cell table:formula="of:=1000*[.B1478]" office:value-type="float" office:value="-792.368" calcext:value-type="float">
            <text:p>-792.368</text:p>
          </table:table-cell>
          <table:table-cell table:number-columns-repeated="4"/>
        </table:table-row>
        <table:table-row table:style-name="ro1">
          <table:table-cell office:value-type="float" office:value="0.0000005145625" calcext:value-type="float">
            <text:p>5.145625E-07</text:p>
          </table:table-cell>
          <table:table-cell office:value-type="float" office:value="-0.792368" calcext:value-type="float">
            <text:p>-0.792368</text:p>
          </table:table-cell>
          <table:table-cell/>
          <table:table-cell table:formula="of:=10^9*[.A1479]" office:value-type="float" office:value="514.5625" calcext:value-type="float">
            <text:p>514.5625</text:p>
          </table:table-cell>
          <table:table-cell table:formula="of:=1000*[.B1479]" office:value-type="float" office:value="-792.368" calcext:value-type="float">
            <text:p>-792.368</text:p>
          </table:table-cell>
          <table:table-cell table:number-columns-repeated="4"/>
        </table:table-row>
        <table:table-row table:style-name="ro1">
          <table:table-cell office:value-type="float" office:value="0.0000005150625" calcext:value-type="float">
            <text:p>5.150625E-07</text:p>
          </table:table-cell>
          <table:table-cell office:value-type="float" office:value="-0.792368" calcext:value-type="float">
            <text:p>-0.792368</text:p>
          </table:table-cell>
          <table:table-cell/>
          <table:table-cell table:formula="of:=10^9*[.A1480]" office:value-type="float" office:value="515.0625" calcext:value-type="float">
            <text:p>515.0625</text:p>
          </table:table-cell>
          <table:table-cell table:formula="of:=1000*[.B1480]" office:value-type="float" office:value="-792.368" calcext:value-type="float">
            <text:p>-792.368</text:p>
          </table:table-cell>
          <table:table-cell table:number-columns-repeated="4"/>
        </table:table-row>
        <table:table-row table:style-name="ro1">
          <table:table-cell office:value-type="float" office:value="0.0000005155625" calcext:value-type="float">
            <text:p>5.155625E-07</text:p>
          </table:table-cell>
          <table:table-cell office:value-type="float" office:value="-0.752167" calcext:value-type="float">
            <text:p>-0.752167</text:p>
          </table:table-cell>
          <table:table-cell/>
          <table:table-cell table:formula="of:=10^9*[.A1481]" office:value-type="float" office:value="515.5625" calcext:value-type="float">
            <text:p>515.5625</text:p>
          </table:table-cell>
          <table:table-cell table:formula="of:=1000*[.B1481]" office:value-type="float" office:value="-752.167" calcext:value-type="float">
            <text:p>-752.167</text:p>
          </table:table-cell>
          <table:table-cell table:number-columns-repeated="4"/>
        </table:table-row>
        <table:table-row table:style-name="ro1">
          <table:table-cell office:value-type="float" office:value="0.0000005160625" calcext:value-type="float">
            <text:p>5.160625E-07</text:p>
          </table:table-cell>
          <table:table-cell office:value-type="float" office:value="-0.772268" calcext:value-type="float">
            <text:p>-0.772268</text:p>
          </table:table-cell>
          <table:table-cell/>
          <table:table-cell table:formula="of:=10^9*[.A1482]" office:value-type="float" office:value="516.0625" calcext:value-type="float">
            <text:p>516.0625</text:p>
          </table:table-cell>
          <table:table-cell table:formula="of:=1000*[.B1482]" office:value-type="float" office:value="-772.268" calcext:value-type="float">
            <text:p>-772.268</text:p>
          </table:table-cell>
          <table:table-cell table:number-columns-repeated="4"/>
        </table:table-row>
        <table:table-row table:style-name="ro1">
          <table:table-cell office:value-type="float" office:value="0.0000005165625" calcext:value-type="float">
            <text:p>5.165625E-07</text:p>
          </table:table-cell>
          <table:table-cell office:value-type="float" office:value="-0.732067" calcext:value-type="float">
            <text:p>-0.732067</text:p>
          </table:table-cell>
          <table:table-cell/>
          <table:table-cell table:formula="of:=10^9*[.A1483]" office:value-type="float" office:value="516.5625" calcext:value-type="float">
            <text:p>516.5625</text:p>
          </table:table-cell>
          <table:table-cell table:formula="of:=1000*[.B1483]" office:value-type="float" office:value="-732.067" calcext:value-type="float">
            <text:p>-732.067</text:p>
          </table:table-cell>
          <table:table-cell table:number-columns-repeated="4"/>
        </table:table-row>
        <table:table-row table:style-name="ro1">
          <table:table-cell office:value-type="float" office:value="0.0000005170625" calcext:value-type="float">
            <text:p>5.170625E-07</text:p>
          </table:table-cell>
          <table:table-cell office:value-type="float" office:value="-0.711966" calcext:value-type="float">
            <text:p>-0.711966</text:p>
          </table:table-cell>
          <table:table-cell/>
          <table:table-cell table:formula="of:=10^9*[.A1484]" office:value-type="float" office:value="517.0625" calcext:value-type="float">
            <text:p>517.0625</text:p>
          </table:table-cell>
          <table:table-cell table:formula="of:=1000*[.B1484]" office:value-type="float" office:value="-711.966" calcext:value-type="float">
            <text:p>-711.966</text:p>
          </table:table-cell>
          <table:table-cell table:number-columns-repeated="4"/>
        </table:table-row>
        <table:table-row table:style-name="ro1">
          <table:table-cell office:value-type="float" office:value="0.0000005175625" calcext:value-type="float">
            <text:p>5.175625E-07</text:p>
          </table:table-cell>
          <table:table-cell office:value-type="float" office:value="-0.711966" calcext:value-type="float">
            <text:p>-0.711966</text:p>
          </table:table-cell>
          <table:table-cell/>
          <table:table-cell table:formula="of:=10^9*[.A1485]" office:value-type="float" office:value="517.5625" calcext:value-type="float">
            <text:p>517.5625</text:p>
          </table:table-cell>
          <table:table-cell table:formula="of:=1000*[.B1485]" office:value-type="float" office:value="-711.966" calcext:value-type="float">
            <text:p>-711.966</text:p>
          </table:table-cell>
          <table:table-cell table:number-columns-repeated="4"/>
        </table:table-row>
        <table:table-row table:style-name="ro1">
          <table:table-cell office:value-type="float" office:value="0.0000005180625" calcext:value-type="float">
            <text:p>5.180625E-07</text:p>
          </table:table-cell>
          <table:table-cell office:value-type="float" office:value="-0.651665" calcext:value-type="float">
            <text:p>-0.651665</text:p>
          </table:table-cell>
          <table:table-cell/>
          <table:table-cell table:formula="of:=10^9*[.A1486]" office:value-type="float" office:value="518.0625" calcext:value-type="float">
            <text:p>518.0625</text:p>
          </table:table-cell>
          <table:table-cell table:formula="of:=1000*[.B1486]" office:value-type="float" office:value="-651.665" calcext:value-type="float">
            <text:p>-651.665</text:p>
          </table:table-cell>
          <table:table-cell table:number-columns-repeated="4"/>
        </table:table-row>
        <table:table-row table:style-name="ro1">
          <table:table-cell office:value-type="float" office:value="0.0000005185625" calcext:value-type="float">
            <text:p>5.185625E-07</text:p>
          </table:table-cell>
          <table:table-cell office:value-type="float" office:value="-0.671765" calcext:value-type="float">
            <text:p>-0.671765</text:p>
          </table:table-cell>
          <table:table-cell/>
          <table:table-cell table:formula="of:=10^9*[.A1487]" office:value-type="float" office:value="518.5625" calcext:value-type="float">
            <text:p>518.5625</text:p>
          </table:table-cell>
          <table:table-cell table:formula="of:=1000*[.B1487]" office:value-type="float" office:value="-671.765" calcext:value-type="float">
            <text:p>-671.765</text:p>
          </table:table-cell>
          <table:table-cell table:number-columns-repeated="4"/>
        </table:table-row>
        <table:table-row table:style-name="ro1">
          <table:table-cell office:value-type="float" office:value="0.0000005190625" calcext:value-type="float">
            <text:p>5.190625E-07</text:p>
          </table:table-cell>
          <table:table-cell office:value-type="float" office:value="-0.651665" calcext:value-type="float">
            <text:p>-0.651665</text:p>
          </table:table-cell>
          <table:table-cell/>
          <table:table-cell table:formula="of:=10^9*[.A1488]" office:value-type="float" office:value="519.0625" calcext:value-type="float">
            <text:p>519.0625</text:p>
          </table:table-cell>
          <table:table-cell table:formula="of:=1000*[.B1488]" office:value-type="float" office:value="-651.665" calcext:value-type="float">
            <text:p>-651.665</text:p>
          </table:table-cell>
          <table:table-cell table:number-columns-repeated="4"/>
        </table:table-row>
        <table:table-row table:style-name="ro1">
          <table:table-cell office:value-type="float" office:value="0.0000005195625" calcext:value-type="float">
            <text:p>5.195625E-07</text:p>
          </table:table-cell>
          <table:table-cell office:value-type="float" office:value="-0.651665" calcext:value-type="float">
            <text:p>-0.651665</text:p>
          </table:table-cell>
          <table:table-cell/>
          <table:table-cell table:formula="of:=10^9*[.A1489]" office:value-type="float" office:value="519.5625" calcext:value-type="float">
            <text:p>519.5625</text:p>
          </table:table-cell>
          <table:table-cell table:formula="of:=1000*[.B1489]" office:value-type="float" office:value="-651.665" calcext:value-type="float">
            <text:p>-651.665</text:p>
          </table:table-cell>
          <table:table-cell table:number-columns-repeated="4"/>
        </table:table-row>
        <table:table-row table:style-name="ro1">
          <table:table-cell office:value-type="float" office:value="0.0000005200625" calcext:value-type="float">
            <text:p>5.200625E-07</text:p>
          </table:table-cell>
          <table:table-cell office:value-type="float" office:value="-0.611464" calcext:value-type="float">
            <text:p>-0.611464</text:p>
          </table:table-cell>
          <table:table-cell/>
          <table:table-cell table:formula="of:=10^9*[.A1490]" office:value-type="float" office:value="520.0625" calcext:value-type="float">
            <text:p>520.0625</text:p>
          </table:table-cell>
          <table:table-cell table:formula="of:=1000*[.B1490]" office:value-type="float" office:value="-611.464" calcext:value-type="float">
            <text:p>-611.464</text:p>
          </table:table-cell>
          <table:table-cell table:number-columns-repeated="4"/>
        </table:table-row>
        <table:table-row table:style-name="ro1">
          <table:table-cell office:value-type="float" office:value="0.0000005205625" calcext:value-type="float">
            <text:p>5.205625E-07</text:p>
          </table:table-cell>
          <table:table-cell office:value-type="float" office:value="-0.631564" calcext:value-type="float">
            <text:p>-0.631564</text:p>
          </table:table-cell>
          <table:table-cell/>
          <table:table-cell table:formula="of:=10^9*[.A1491]" office:value-type="float" office:value="520.5625" calcext:value-type="float">
            <text:p>520.5625</text:p>
          </table:table-cell>
          <table:table-cell table:formula="of:=1000*[.B1491]" office:value-type="float" office:value="-631.564" calcext:value-type="float">
            <text:p>-631.564</text:p>
          </table:table-cell>
          <table:table-cell table:number-columns-repeated="4"/>
        </table:table-row>
        <table:table-row table:style-name="ro1">
          <table:table-cell office:value-type="float" office:value="0.0000005210625" calcext:value-type="float">
            <text:p>5.210625E-07</text:p>
          </table:table-cell>
          <table:table-cell office:value-type="float" office:value="-0.591363" calcext:value-type="float">
            <text:p>-0.591363</text:p>
          </table:table-cell>
          <table:table-cell/>
          <table:table-cell table:formula="of:=10^9*[.A1492]" office:value-type="float" office:value="521.0625" calcext:value-type="float">
            <text:p>521.0625</text:p>
          </table:table-cell>
          <table:table-cell table:formula="of:=1000*[.B1492]" office:value-type="float" office:value="-591.363" calcext:value-type="float">
            <text:p>-591.363</text:p>
          </table:table-cell>
          <table:table-cell table:number-columns-repeated="4"/>
        </table:table-row>
        <table:table-row table:style-name="ro1">
          <table:table-cell office:value-type="float" office:value="0.0000005215625" calcext:value-type="float">
            <text:p>5.215625E-07</text:p>
          </table:table-cell>
          <table:table-cell office:value-type="float" office:value="-0.611464" calcext:value-type="float">
            <text:p>-0.611464</text:p>
          </table:table-cell>
          <table:table-cell/>
          <table:table-cell table:formula="of:=10^9*[.A1493]" office:value-type="float" office:value="521.5625" calcext:value-type="float">
            <text:p>521.5625</text:p>
          </table:table-cell>
          <table:table-cell table:formula="of:=1000*[.B1493]" office:value-type="float" office:value="-611.464" calcext:value-type="float">
            <text:p>-611.464</text:p>
          </table:table-cell>
          <table:table-cell table:number-columns-repeated="4"/>
        </table:table-row>
        <table:table-row table:style-name="ro1">
          <table:table-cell office:value-type="float" office:value="0.0000005220625" calcext:value-type="float">
            <text:p>5.220625E-07</text:p>
          </table:table-cell>
          <table:table-cell office:value-type="float" office:value="-0.571263" calcext:value-type="float">
            <text:p>-0.571263</text:p>
          </table:table-cell>
          <table:table-cell/>
          <table:table-cell table:formula="of:=10^9*[.A1494]" office:value-type="float" office:value="522.0625" calcext:value-type="float">
            <text:p>522.0625</text:p>
          </table:table-cell>
          <table:table-cell table:formula="of:=1000*[.B1494]" office:value-type="float" office:value="-571.263" calcext:value-type="float">
            <text:p>-571.263</text:p>
          </table:table-cell>
          <table:table-cell table:number-columns-repeated="4"/>
        </table:table-row>
        <table:table-row table:style-name="ro1">
          <table:table-cell office:value-type="float" office:value="0.0000005225625" calcext:value-type="float">
            <text:p>5.225625E-07</text:p>
          </table:table-cell>
          <table:table-cell office:value-type="float" office:value="-0.571263" calcext:value-type="float">
            <text:p>-0.571263</text:p>
          </table:table-cell>
          <table:table-cell/>
          <table:table-cell table:formula="of:=10^9*[.A1495]" office:value-type="float" office:value="522.5625" calcext:value-type="float">
            <text:p>522.5625</text:p>
          </table:table-cell>
          <table:table-cell table:formula="of:=1000*[.B1495]" office:value-type="float" office:value="-571.263" calcext:value-type="float">
            <text:p>-571.263</text:p>
          </table:table-cell>
          <table:table-cell table:number-columns-repeated="4"/>
        </table:table-row>
        <table:table-row table:style-name="ro1">
          <table:table-cell office:value-type="float" office:value="0.0000005230625" calcext:value-type="float">
            <text:p>5.230625E-07</text:p>
          </table:table-cell>
          <table:table-cell office:value-type="float" office:value="-0.571263" calcext:value-type="float">
            <text:p>-0.571263</text:p>
          </table:table-cell>
          <table:table-cell/>
          <table:table-cell table:formula="of:=10^9*[.A1496]" office:value-type="float" office:value="523.0625" calcext:value-type="float">
            <text:p>523.0625</text:p>
          </table:table-cell>
          <table:table-cell table:formula="of:=1000*[.B1496]" office:value-type="float" office:value="-571.263" calcext:value-type="float">
            <text:p>-571.263</text:p>
          </table:table-cell>
          <table:table-cell table:number-columns-repeated="4"/>
        </table:table-row>
        <table:table-row table:style-name="ro1">
          <table:table-cell office:value-type="float" office:value="0.0000005235625" calcext:value-type="float">
            <text:p>5.235625E-07</text:p>
          </table:table-cell>
          <table:table-cell office:value-type="float" office:value="-0.531062" calcext:value-type="float">
            <text:p>-0.531062</text:p>
          </table:table-cell>
          <table:table-cell/>
          <table:table-cell table:formula="of:=10^9*[.A1497]" office:value-type="float" office:value="523.5625" calcext:value-type="float">
            <text:p>523.5625</text:p>
          </table:table-cell>
          <table:table-cell table:formula="of:=1000*[.B1497]" office:value-type="float" office:value="-531.062" calcext:value-type="float">
            <text:p>-531.062</text:p>
          </table:table-cell>
          <table:table-cell table:number-columns-repeated="4"/>
        </table:table-row>
        <table:table-row table:style-name="ro1">
          <table:table-cell office:value-type="float" office:value="0.0000005240625" calcext:value-type="float">
            <text:p>5.240625E-07</text:p>
          </table:table-cell>
          <table:table-cell office:value-type="float" office:value="-0.531062" calcext:value-type="float">
            <text:p>-0.531062</text:p>
          </table:table-cell>
          <table:table-cell/>
          <table:table-cell table:formula="of:=10^9*[.A1498]" office:value-type="float" office:value="524.0625" calcext:value-type="float">
            <text:p>524.0625</text:p>
          </table:table-cell>
          <table:table-cell table:formula="of:=1000*[.B1498]" office:value-type="float" office:value="-531.062" calcext:value-type="float">
            <text:p>-531.062</text:p>
          </table:table-cell>
          <table:table-cell table:number-columns-repeated="4"/>
        </table:table-row>
        <table:table-row table:style-name="ro1">
          <table:table-cell office:value-type="float" office:value="0.0000005245625" calcext:value-type="float">
            <text:p>5.245625E-07</text:p>
          </table:table-cell>
          <table:table-cell office:value-type="float" office:value="-0.531062" calcext:value-type="float">
            <text:p>-0.531062</text:p>
          </table:table-cell>
          <table:table-cell/>
          <table:table-cell table:formula="of:=10^9*[.A1499]" office:value-type="float" office:value="524.5625" calcext:value-type="float">
            <text:p>524.5625</text:p>
          </table:table-cell>
          <table:table-cell table:formula="of:=1000*[.B1499]" office:value-type="float" office:value="-531.062" calcext:value-type="float">
            <text:p>-531.062</text:p>
          </table:table-cell>
          <table:table-cell table:number-columns-repeated="4"/>
        </table:table-row>
        <table:table-row table:style-name="ro1">
          <table:table-cell office:value-type="float" office:value="0.0000005250625" calcext:value-type="float">
            <text:p>5.250625E-07</text:p>
          </table:table-cell>
          <table:table-cell office:value-type="float" office:value="-0.510961" calcext:value-type="float">
            <text:p>-0.510961</text:p>
          </table:table-cell>
          <table:table-cell/>
          <table:table-cell table:formula="of:=10^9*[.A1500]" office:value-type="float" office:value="525.0625" calcext:value-type="float">
            <text:p>525.0625</text:p>
          </table:table-cell>
          <table:table-cell table:formula="of:=1000*[.B1500]" office:value-type="float" office:value="-510.961" calcext:value-type="float">
            <text:p>-510.961</text:p>
          </table:table-cell>
          <table:table-cell table:number-columns-repeated="4"/>
        </table:table-row>
        <table:table-row table:style-name="ro1">
          <table:table-cell office:value-type="float" office:value="0.0000005255625" calcext:value-type="float">
            <text:p>5.255625E-07</text:p>
          </table:table-cell>
          <table:table-cell office:value-type="float" office:value="-0.510961" calcext:value-type="float">
            <text:p>-0.510961</text:p>
          </table:table-cell>
          <table:table-cell/>
          <table:table-cell table:formula="of:=10^9*[.A1501]" office:value-type="float" office:value="525.5625" calcext:value-type="float">
            <text:p>525.5625</text:p>
          </table:table-cell>
          <table:table-cell table:formula="of:=1000*[.B1501]" office:value-type="float" office:value="-510.961" calcext:value-type="float">
            <text:p>-510.961</text:p>
          </table:table-cell>
          <table:table-cell table:number-columns-repeated="4"/>
        </table:table-row>
        <table:table-row table:style-name="ro1">
          <table:table-cell office:value-type="float" office:value="0.0000005260625" calcext:value-type="float">
            <text:p>5.260625E-07</text:p>
          </table:table-cell>
          <table:table-cell office:value-type="float" office:value="-0.47076" calcext:value-type="float">
            <text:p>-0.47076</text:p>
          </table:table-cell>
          <table:table-cell/>
          <table:table-cell table:formula="of:=10^9*[.A1502]" office:value-type="float" office:value="526.0625" calcext:value-type="float">
            <text:p>526.0625</text:p>
          </table:table-cell>
          <table:table-cell table:formula="of:=1000*[.B1502]" office:value-type="float" office:value="-470.76" calcext:value-type="float">
            <text:p>-470.76</text:p>
          </table:table-cell>
          <table:table-cell table:number-columns-repeated="4"/>
        </table:table-row>
        <table:table-row table:style-name="ro1">
          <table:table-cell office:value-type="float" office:value="0.0000005265625" calcext:value-type="float">
            <text:p>5.265625E-07</text:p>
          </table:table-cell>
          <table:table-cell office:value-type="float" office:value="-0.510961" calcext:value-type="float">
            <text:p>-0.510961</text:p>
          </table:table-cell>
          <table:table-cell/>
          <table:table-cell table:formula="of:=10^9*[.A1503]" office:value-type="float" office:value="526.5625" calcext:value-type="float">
            <text:p>526.5625</text:p>
          </table:table-cell>
          <table:table-cell table:formula="of:=1000*[.B1503]" office:value-type="float" office:value="-510.961" calcext:value-type="float">
            <text:p>-510.961</text:p>
          </table:table-cell>
          <table:table-cell table:number-columns-repeated="4"/>
        </table:table-row>
        <table:table-row table:style-name="ro1">
          <table:table-cell office:value-type="float" office:value="0.0000005270625" calcext:value-type="float">
            <text:p>5.270625E-07</text:p>
          </table:table-cell>
          <table:table-cell office:value-type="float" office:value="-0.490861" calcext:value-type="float">
            <text:p>-0.490861</text:p>
          </table:table-cell>
          <table:table-cell/>
          <table:table-cell table:formula="of:=10^9*[.A1504]" office:value-type="float" office:value="527.0625" calcext:value-type="float">
            <text:p>527.0625</text:p>
          </table:table-cell>
          <table:table-cell table:formula="of:=1000*[.B1504]" office:value-type="float" office:value="-490.861" calcext:value-type="float">
            <text:p>-490.861</text:p>
          </table:table-cell>
          <table:table-cell table:number-columns-repeated="4"/>
        </table:table-row>
        <table:table-row table:style-name="ro1">
          <table:table-cell office:value-type="float" office:value="0.0000005275625" calcext:value-type="float">
            <text:p>5.275625E-07</text:p>
          </table:table-cell>
          <table:table-cell office:value-type="float" office:value="-0.490861" calcext:value-type="float">
            <text:p>-0.490861</text:p>
          </table:table-cell>
          <table:table-cell/>
          <table:table-cell table:formula="of:=10^9*[.A1505]" office:value-type="float" office:value="527.5625" calcext:value-type="float">
            <text:p>527.5625</text:p>
          </table:table-cell>
          <table:table-cell table:formula="of:=1000*[.B1505]" office:value-type="float" office:value="-490.861" calcext:value-type="float">
            <text:p>-490.861</text:p>
          </table:table-cell>
          <table:table-cell table:number-columns-repeated="4"/>
        </table:table-row>
        <table:table-row table:style-name="ro1">
          <table:table-cell office:value-type="float" office:value="0.0000005280625" calcext:value-type="float">
            <text:p>5.280625E-07</text:p>
          </table:table-cell>
          <table:table-cell office:value-type="float" office:value="-0.490861" calcext:value-type="float">
            <text:p>-0.490861</text:p>
          </table:table-cell>
          <table:table-cell/>
          <table:table-cell table:formula="of:=10^9*[.A1506]" office:value-type="float" office:value="528.0625" calcext:value-type="float">
            <text:p>528.0625</text:p>
          </table:table-cell>
          <table:table-cell table:formula="of:=1000*[.B1506]" office:value-type="float" office:value="-490.861" calcext:value-type="float">
            <text:p>-490.861</text:p>
          </table:table-cell>
          <table:table-cell table:number-columns-repeated="4"/>
        </table:table-row>
        <table:table-row table:style-name="ro1">
          <table:table-cell office:value-type="float" office:value="0.0000005285625" calcext:value-type="float">
            <text:p>5.285625E-07</text:p>
          </table:table-cell>
          <table:table-cell office:value-type="float" office:value="-0.45066" calcext:value-type="float">
            <text:p>-0.45066</text:p>
          </table:table-cell>
          <table:table-cell/>
          <table:table-cell table:formula="of:=10^9*[.A1507]" office:value-type="float" office:value="528.5625" calcext:value-type="float">
            <text:p>528.5625</text:p>
          </table:table-cell>
          <table:table-cell table:formula="of:=1000*[.B1507]" office:value-type="float" office:value="-450.66" calcext:value-type="float">
            <text:p>-450.66</text:p>
          </table:table-cell>
          <table:table-cell table:number-columns-repeated="4"/>
        </table:table-row>
        <table:table-row table:style-name="ro1">
          <table:table-cell office:value-type="float" office:value="0.0000005290625" calcext:value-type="float">
            <text:p>5.290625E-07</text:p>
          </table:table-cell>
          <table:table-cell office:value-type="float" office:value="-0.47076" calcext:value-type="float">
            <text:p>-0.47076</text:p>
          </table:table-cell>
          <table:table-cell/>
          <table:table-cell table:formula="of:=10^9*[.A1508]" office:value-type="float" office:value="529.0625" calcext:value-type="float">
            <text:p>529.0625</text:p>
          </table:table-cell>
          <table:table-cell table:formula="of:=1000*[.B1508]" office:value-type="float" office:value="-470.76" calcext:value-type="float">
            <text:p>-470.76</text:p>
          </table:table-cell>
          <table:table-cell table:number-columns-repeated="4"/>
        </table:table-row>
        <table:table-row table:style-name="ro1">
          <table:table-cell office:value-type="float" office:value="0.0000005295625" calcext:value-type="float">
            <text:p>5.295625E-07</text:p>
          </table:table-cell>
          <table:table-cell office:value-type="float" office:value="-0.47076" calcext:value-type="float">
            <text:p>-0.47076</text:p>
          </table:table-cell>
          <table:table-cell/>
          <table:table-cell table:formula="of:=10^9*[.A1509]" office:value-type="float" office:value="529.5625" calcext:value-type="float">
            <text:p>529.5625</text:p>
          </table:table-cell>
          <table:table-cell table:formula="of:=1000*[.B1509]" office:value-type="float" office:value="-470.76" calcext:value-type="float">
            <text:p>-470.76</text:p>
          </table:table-cell>
          <table:table-cell table:number-columns-repeated="4"/>
        </table:table-row>
        <table:table-row table:style-name="ro1">
          <table:table-cell office:value-type="float" office:value="0.0000005300625" calcext:value-type="float">
            <text:p>5.300625E-07</text:p>
          </table:table-cell>
          <table:table-cell office:value-type="float" office:value="-0.45066" calcext:value-type="float">
            <text:p>-0.45066</text:p>
          </table:table-cell>
          <table:table-cell/>
          <table:table-cell table:formula="of:=10^9*[.A1510]" office:value-type="float" office:value="530.0625" calcext:value-type="float">
            <text:p>530.0625</text:p>
          </table:table-cell>
          <table:table-cell table:formula="of:=1000*[.B1510]" office:value-type="float" office:value="-450.66" calcext:value-type="float">
            <text:p>-450.66</text:p>
          </table:table-cell>
          <table:table-cell table:number-columns-repeated="4"/>
        </table:table-row>
        <table:table-row table:style-name="ro1">
          <table:table-cell office:value-type="float" office:value="0.0000005305625" calcext:value-type="float">
            <text:p>5.305625E-07</text:p>
          </table:table-cell>
          <table:table-cell office:value-type="float" office:value="-0.47076" calcext:value-type="float">
            <text:p>-0.47076</text:p>
          </table:table-cell>
          <table:table-cell/>
          <table:table-cell table:formula="of:=10^9*[.A1511]" office:value-type="float" office:value="530.5625" calcext:value-type="float">
            <text:p>530.5625</text:p>
          </table:table-cell>
          <table:table-cell table:formula="of:=1000*[.B1511]" office:value-type="float" office:value="-470.76" calcext:value-type="float">
            <text:p>-470.76</text:p>
          </table:table-cell>
          <table:table-cell table:number-columns-repeated="4"/>
        </table:table-row>
        <table:table-row table:style-name="ro1">
          <table:table-cell office:value-type="float" office:value="0.0000005310625" calcext:value-type="float">
            <text:p>5.310625E-07</text:p>
          </table:table-cell>
          <table:table-cell office:value-type="float" office:value="-0.47076" calcext:value-type="float">
            <text:p>-0.47076</text:p>
          </table:table-cell>
          <table:table-cell/>
          <table:table-cell table:formula="of:=10^9*[.A1512]" office:value-type="float" office:value="531.0625" calcext:value-type="float">
            <text:p>531.0625</text:p>
          </table:table-cell>
          <table:table-cell table:formula="of:=1000*[.B1512]" office:value-type="float" office:value="-470.76" calcext:value-type="float">
            <text:p>-470.76</text:p>
          </table:table-cell>
          <table:table-cell table:number-columns-repeated="4"/>
        </table:table-row>
        <table:table-row table:style-name="ro1">
          <table:table-cell office:value-type="float" office:value="0.0000005315625" calcext:value-type="float">
            <text:p>5.315625E-07</text:p>
          </table:table-cell>
          <table:table-cell office:value-type="float" office:value="-0.410459" calcext:value-type="float">
            <text:p>-0.410459</text:p>
          </table:table-cell>
          <table:table-cell/>
          <table:table-cell table:formula="of:=10^9*[.A1513]" office:value-type="float" office:value="531.5625" calcext:value-type="float">
            <text:p>531.5625</text:p>
          </table:table-cell>
          <table:table-cell table:formula="of:=1000*[.B1513]" office:value-type="float" office:value="-410.459" calcext:value-type="float">
            <text:p>-410.459</text:p>
          </table:table-cell>
          <table:table-cell table:number-columns-repeated="4"/>
        </table:table-row>
        <table:table-row table:style-name="ro1">
          <table:table-cell office:value-type="float" office:value="0.0000005320625" calcext:value-type="float">
            <text:p>5.320625E-07</text:p>
          </table:table-cell>
          <table:table-cell office:value-type="float" office:value="-0.45066" calcext:value-type="float">
            <text:p>-0.45066</text:p>
          </table:table-cell>
          <table:table-cell/>
          <table:table-cell table:formula="of:=10^9*[.A1514]" office:value-type="float" office:value="532.0625" calcext:value-type="float">
            <text:p>532.0625</text:p>
          </table:table-cell>
          <table:table-cell table:formula="of:=1000*[.B1514]" office:value-type="float" office:value="-450.66" calcext:value-type="float">
            <text:p>-450.66</text:p>
          </table:table-cell>
          <table:table-cell table:number-columns-repeated="4"/>
        </table:table-row>
        <table:table-row table:style-name="ro1">
          <table:table-cell office:value-type="float" office:value="0.0000005325625" calcext:value-type="float">
            <text:p>5.325625E-07</text:p>
          </table:table-cell>
          <table:table-cell office:value-type="float" office:value="-0.47076" calcext:value-type="float">
            <text:p>-0.47076</text:p>
          </table:table-cell>
          <table:table-cell/>
          <table:table-cell table:formula="of:=10^9*[.A1515]" office:value-type="float" office:value="532.5625" calcext:value-type="float">
            <text:p>532.5625</text:p>
          </table:table-cell>
          <table:table-cell table:formula="of:=1000*[.B1515]" office:value-type="float" office:value="-470.76" calcext:value-type="float">
            <text:p>-470.76</text:p>
          </table:table-cell>
          <table:table-cell table:number-columns-repeated="4"/>
        </table:table-row>
        <table:table-row table:style-name="ro1">
          <table:table-cell office:value-type="float" office:value="0.0000005330625" calcext:value-type="float">
            <text:p>5.330625E-07</text:p>
          </table:table-cell>
          <table:table-cell office:value-type="float" office:value="-0.430559" calcext:value-type="float">
            <text:p>-0.430559</text:p>
          </table:table-cell>
          <table:table-cell/>
          <table:table-cell table:formula="of:=10^9*[.A1516]" office:value-type="float" office:value="533.0625" calcext:value-type="float">
            <text:p>533.0625</text:p>
          </table:table-cell>
          <table:table-cell table:formula="of:=1000*[.B1516]" office:value-type="float" office:value="-430.559" calcext:value-type="float">
            <text:p>-430.559</text:p>
          </table:table-cell>
          <table:table-cell table:number-columns-repeated="4"/>
        </table:table-row>
        <table:table-row table:style-name="ro1">
          <table:table-cell office:value-type="float" office:value="0.0000005335625" calcext:value-type="float">
            <text:p>5.335625E-07</text:p>
          </table:table-cell>
          <table:table-cell office:value-type="float" office:value="-0.45066" calcext:value-type="float">
            <text:p>-0.45066</text:p>
          </table:table-cell>
          <table:table-cell/>
          <table:table-cell table:formula="of:=10^9*[.A1517]" office:value-type="float" office:value="533.5625" calcext:value-type="float">
            <text:p>533.5625</text:p>
          </table:table-cell>
          <table:table-cell table:formula="of:=1000*[.B1517]" office:value-type="float" office:value="-450.66" calcext:value-type="float">
            <text:p>-450.66</text:p>
          </table:table-cell>
          <table:table-cell table:number-columns-repeated="4"/>
        </table:table-row>
        <table:table-row table:style-name="ro1">
          <table:table-cell office:value-type="float" office:value="0.0000005340625" calcext:value-type="float">
            <text:p>5.340625E-07</text:p>
          </table:table-cell>
          <table:table-cell office:value-type="float" office:value="-0.410459" calcext:value-type="float">
            <text:p>-0.410459</text:p>
          </table:table-cell>
          <table:table-cell/>
          <table:table-cell table:formula="of:=10^9*[.A1518]" office:value-type="float" office:value="534.0625" calcext:value-type="float">
            <text:p>534.0625</text:p>
          </table:table-cell>
          <table:table-cell table:formula="of:=1000*[.B1518]" office:value-type="float" office:value="-410.459" calcext:value-type="float">
            <text:p>-410.459</text:p>
          </table:table-cell>
          <table:table-cell table:number-columns-repeated="4"/>
        </table:table-row>
        <table:table-row table:style-name="ro1">
          <table:table-cell office:value-type="float" office:value="0.0000005345625" calcext:value-type="float">
            <text:p>5.345625E-07</text:p>
          </table:table-cell>
          <table:table-cell office:value-type="float" office:value="-0.410459" calcext:value-type="float">
            <text:p>-0.410459</text:p>
          </table:table-cell>
          <table:table-cell/>
          <table:table-cell table:formula="of:=10^9*[.A1519]" office:value-type="float" office:value="534.5625" calcext:value-type="float">
            <text:p>534.5625</text:p>
          </table:table-cell>
          <table:table-cell table:formula="of:=1000*[.B1519]" office:value-type="float" office:value="-410.459" calcext:value-type="float">
            <text:p>-410.459</text:p>
          </table:table-cell>
          <table:table-cell table:number-columns-repeated="4"/>
        </table:table-row>
        <table:table-row table:style-name="ro1">
          <table:table-cell office:value-type="float" office:value="0.0000005350625" calcext:value-type="float">
            <text:p>5.350625E-07</text:p>
          </table:table-cell>
          <table:table-cell office:value-type="float" office:value="-0.430559" calcext:value-type="float">
            <text:p>-0.430559</text:p>
          </table:table-cell>
          <table:table-cell/>
          <table:table-cell table:formula="of:=10^9*[.A1520]" office:value-type="float" office:value="535.0625" calcext:value-type="float">
            <text:p>535.0625</text:p>
          </table:table-cell>
          <table:table-cell table:formula="of:=1000*[.B1520]" office:value-type="float" office:value="-430.559" calcext:value-type="float">
            <text:p>-430.559</text:p>
          </table:table-cell>
          <table:table-cell table:number-columns-repeated="4"/>
        </table:table-row>
        <table:table-row table:style-name="ro1">
          <table:table-cell office:value-type="float" office:value="0.0000005355625" calcext:value-type="float">
            <text:p>5.355625E-07</text:p>
          </table:table-cell>
          <table:table-cell office:value-type="float" office:value="-0.410459" calcext:value-type="float">
            <text:p>-0.410459</text:p>
          </table:table-cell>
          <table:table-cell/>
          <table:table-cell table:formula="of:=10^9*[.A1521]" office:value-type="float" office:value="535.5625" calcext:value-type="float">
            <text:p>535.5625</text:p>
          </table:table-cell>
          <table:table-cell table:formula="of:=1000*[.B1521]" office:value-type="float" office:value="-410.459" calcext:value-type="float">
            <text:p>-410.459</text:p>
          </table:table-cell>
          <table:table-cell table:number-columns-repeated="4"/>
        </table:table-row>
        <table:table-row table:style-name="ro1">
          <table:table-cell office:value-type="float" office:value="0.0000005360625" calcext:value-type="float">
            <text:p>5.360625E-07</text:p>
          </table:table-cell>
          <table:table-cell office:value-type="float" office:value="-0.430559" calcext:value-type="float">
            <text:p>-0.430559</text:p>
          </table:table-cell>
          <table:table-cell/>
          <table:table-cell table:formula="of:=10^9*[.A1522]" office:value-type="float" office:value="536.0625" calcext:value-type="float">
            <text:p>536.0625</text:p>
          </table:table-cell>
          <table:table-cell table:formula="of:=1000*[.B1522]" office:value-type="float" office:value="-430.559" calcext:value-type="float">
            <text:p>-430.559</text:p>
          </table:table-cell>
          <table:table-cell table:number-columns-repeated="4"/>
        </table:table-row>
        <table:table-row table:style-name="ro1">
          <table:table-cell office:value-type="float" office:value="0.0000005365625" calcext:value-type="float">
            <text:p>5.365625E-07</text:p>
          </table:table-cell>
          <table:table-cell office:value-type="float" office:value="-0.430559" calcext:value-type="float">
            <text:p>-0.430559</text:p>
          </table:table-cell>
          <table:table-cell/>
          <table:table-cell table:formula="of:=10^9*[.A1523]" office:value-type="float" office:value="536.5625" calcext:value-type="float">
            <text:p>536.5625</text:p>
          </table:table-cell>
          <table:table-cell table:formula="of:=1000*[.B1523]" office:value-type="float" office:value="-430.559" calcext:value-type="float">
            <text:p>-430.559</text:p>
          </table:table-cell>
          <table:table-cell table:number-columns-repeated="4"/>
        </table:table-row>
        <table:table-row table:style-name="ro1">
          <table:table-cell office:value-type="float" office:value="0.0000005370625" calcext:value-type="float">
            <text:p>5.370625E-07</text:p>
          </table:table-cell>
          <table:table-cell office:value-type="float" office:value="-0.410459" calcext:value-type="float">
            <text:p>-0.410459</text:p>
          </table:table-cell>
          <table:table-cell/>
          <table:table-cell table:formula="of:=10^9*[.A1524]" office:value-type="float" office:value="537.0625" calcext:value-type="float">
            <text:p>537.0625</text:p>
          </table:table-cell>
          <table:table-cell table:formula="of:=1000*[.B1524]" office:value-type="float" office:value="-410.459" calcext:value-type="float">
            <text:p>-410.459</text:p>
          </table:table-cell>
          <table:table-cell table:number-columns-repeated="4"/>
        </table:table-row>
        <table:table-row table:style-name="ro1">
          <table:table-cell office:value-type="float" office:value="0.0000005375625" calcext:value-type="float">
            <text:p>5.375625E-07</text:p>
          </table:table-cell>
          <table:table-cell office:value-type="float" office:value="-0.430559" calcext:value-type="float">
            <text:p>-0.430559</text:p>
          </table:table-cell>
          <table:table-cell/>
          <table:table-cell table:formula="of:=10^9*[.A1525]" office:value-type="float" office:value="537.5625" calcext:value-type="float">
            <text:p>537.5625</text:p>
          </table:table-cell>
          <table:table-cell table:formula="of:=1000*[.B1525]" office:value-type="float" office:value="-430.559" calcext:value-type="float">
            <text:p>-430.559</text:p>
          </table:table-cell>
          <table:table-cell table:number-columns-repeated="4"/>
        </table:table-row>
        <table:table-row table:style-name="ro1">
          <table:table-cell office:value-type="float" office:value="0.0000005380625" calcext:value-type="float">
            <text:p>5.380625E-07</text:p>
          </table:table-cell>
          <table:table-cell office:value-type="float" office:value="-0.410459" calcext:value-type="float">
            <text:p>-0.410459</text:p>
          </table:table-cell>
          <table:table-cell/>
          <table:table-cell table:formula="of:=10^9*[.A1526]" office:value-type="float" office:value="538.0625" calcext:value-type="float">
            <text:p>538.0625</text:p>
          </table:table-cell>
          <table:table-cell table:formula="of:=1000*[.B1526]" office:value-type="float" office:value="-410.459" calcext:value-type="float">
            <text:p>-410.459</text:p>
          </table:table-cell>
          <table:table-cell table:number-columns-repeated="4"/>
        </table:table-row>
        <table:table-row table:style-name="ro1">
          <table:table-cell office:value-type="float" office:value="0.0000005385625" calcext:value-type="float">
            <text:p>5.385625E-07</text:p>
          </table:table-cell>
          <table:table-cell office:value-type="float" office:value="-0.430559" calcext:value-type="float">
            <text:p>-0.430559</text:p>
          </table:table-cell>
          <table:table-cell/>
          <table:table-cell table:formula="of:=10^9*[.A1527]" office:value-type="float" office:value="538.5625" calcext:value-type="float">
            <text:p>538.5625</text:p>
          </table:table-cell>
          <table:table-cell table:formula="of:=1000*[.B1527]" office:value-type="float" office:value="-430.559" calcext:value-type="float">
            <text:p>-430.559</text:p>
          </table:table-cell>
          <table:table-cell table:number-columns-repeated="4"/>
        </table:table-row>
        <table:table-row table:style-name="ro1">
          <table:table-cell office:value-type="float" office:value="0.0000005390625" calcext:value-type="float">
            <text:p>5.390625E-07</text:p>
          </table:table-cell>
          <table:table-cell office:value-type="float" office:value="-0.410459" calcext:value-type="float">
            <text:p>-0.410459</text:p>
          </table:table-cell>
          <table:table-cell/>
          <table:table-cell table:formula="of:=10^9*[.A1528]" office:value-type="float" office:value="539.0625" calcext:value-type="float">
            <text:p>539.0625</text:p>
          </table:table-cell>
          <table:table-cell table:formula="of:=1000*[.B1528]" office:value-type="float" office:value="-410.459" calcext:value-type="float">
            <text:p>-410.459</text:p>
          </table:table-cell>
          <table:table-cell table:number-columns-repeated="4"/>
        </table:table-row>
        <table:table-row table:style-name="ro1">
          <table:table-cell office:value-type="float" office:value="0.0000005395625" calcext:value-type="float">
            <text:p>5.395625E-07</text:p>
          </table:table-cell>
          <table:table-cell office:value-type="float" office:value="-0.390358" calcext:value-type="float">
            <text:p>-0.390358</text:p>
          </table:table-cell>
          <table:table-cell/>
          <table:table-cell table:formula="of:=10^9*[.A1529]" office:value-type="float" office:value="539.5625" calcext:value-type="float">
            <text:p>539.5625</text:p>
          </table:table-cell>
          <table:table-cell table:formula="of:=1000*[.B1529]" office:value-type="float" office:value="-390.358" calcext:value-type="float">
            <text:p>-390.358</text:p>
          </table:table-cell>
          <table:table-cell table:number-columns-repeated="4"/>
        </table:table-row>
        <table:table-row table:style-name="ro1">
          <table:table-cell office:value-type="float" office:value="0.0000005400625" calcext:value-type="float">
            <text:p>5.400625E-07</text:p>
          </table:table-cell>
          <table:table-cell office:value-type="float" office:value="-0.430559" calcext:value-type="float">
            <text:p>-0.430559</text:p>
          </table:table-cell>
          <table:table-cell/>
          <table:table-cell table:formula="of:=10^9*[.A1530]" office:value-type="float" office:value="540.0625" calcext:value-type="float">
            <text:p>540.0625</text:p>
          </table:table-cell>
          <table:table-cell table:formula="of:=1000*[.B1530]" office:value-type="float" office:value="-430.559" calcext:value-type="float">
            <text:p>-430.559</text:p>
          </table:table-cell>
          <table:table-cell table:number-columns-repeated="4"/>
        </table:table-row>
        <table:table-row table:style-name="ro1">
          <table:table-cell office:value-type="float" office:value="0.0000005405625" calcext:value-type="float">
            <text:p>5.405625E-07</text:p>
          </table:table-cell>
          <table:table-cell office:value-type="float" office:value="-0.410459" calcext:value-type="float">
            <text:p>-0.410459</text:p>
          </table:table-cell>
          <table:table-cell/>
          <table:table-cell table:formula="of:=10^9*[.A1531]" office:value-type="float" office:value="540.5625" calcext:value-type="float">
            <text:p>540.5625</text:p>
          </table:table-cell>
          <table:table-cell table:formula="of:=1000*[.B1531]" office:value-type="float" office:value="-410.459" calcext:value-type="float">
            <text:p>-410.459</text:p>
          </table:table-cell>
          <table:table-cell table:number-columns-repeated="4"/>
        </table:table-row>
        <table:table-row table:style-name="ro1">
          <table:table-cell office:value-type="float" office:value="0.0000005410625" calcext:value-type="float">
            <text:p>5.410625E-07</text:p>
          </table:table-cell>
          <table:table-cell office:value-type="float" office:value="-0.390358" calcext:value-type="float">
            <text:p>-0.390358</text:p>
          </table:table-cell>
          <table:table-cell/>
          <table:table-cell table:formula="of:=10^9*[.A1532]" office:value-type="float" office:value="541.0625" calcext:value-type="float">
            <text:p>541.0625</text:p>
          </table:table-cell>
          <table:table-cell table:formula="of:=1000*[.B1532]" office:value-type="float" office:value="-390.358" calcext:value-type="float">
            <text:p>-390.358</text:p>
          </table:table-cell>
          <table:table-cell table:number-columns-repeated="4"/>
        </table:table-row>
        <table:table-row table:style-name="ro1">
          <table:table-cell office:value-type="float" office:value="0.0000005415625" calcext:value-type="float">
            <text:p>5.415625E-07</text:p>
          </table:table-cell>
          <table:table-cell office:value-type="float" office:value="-0.430559" calcext:value-type="float">
            <text:p>-0.430559</text:p>
          </table:table-cell>
          <table:table-cell/>
          <table:table-cell table:formula="of:=10^9*[.A1533]" office:value-type="float" office:value="541.5625" calcext:value-type="float">
            <text:p>541.5625</text:p>
          </table:table-cell>
          <table:table-cell table:formula="of:=1000*[.B1533]" office:value-type="float" office:value="-430.559" calcext:value-type="float">
            <text:p>-430.559</text:p>
          </table:table-cell>
          <table:table-cell table:number-columns-repeated="4"/>
        </table:table-row>
        <table:table-row table:style-name="ro1">
          <table:table-cell office:value-type="float" office:value="0.0000005420625" calcext:value-type="float">
            <text:p>5.420625E-07</text:p>
          </table:table-cell>
          <table:table-cell office:value-type="float" office:value="-0.390358" calcext:value-type="float">
            <text:p>-0.390358</text:p>
          </table:table-cell>
          <table:table-cell/>
          <table:table-cell table:formula="of:=10^9*[.A1534]" office:value-type="float" office:value="542.0625" calcext:value-type="float">
            <text:p>542.0625</text:p>
          </table:table-cell>
          <table:table-cell table:formula="of:=1000*[.B1534]" office:value-type="float" office:value="-390.358" calcext:value-type="float">
            <text:p>-390.358</text:p>
          </table:table-cell>
          <table:table-cell table:number-columns-repeated="4"/>
        </table:table-row>
        <table:table-row table:style-name="ro1">
          <table:table-cell office:value-type="float" office:value="0.0000005425625" calcext:value-type="float">
            <text:p>5.425625E-07</text:p>
          </table:table-cell>
          <table:table-cell office:value-type="float" office:value="-0.390358" calcext:value-type="float">
            <text:p>-0.390358</text:p>
          </table:table-cell>
          <table:table-cell/>
          <table:table-cell table:formula="of:=10^9*[.A1535]" office:value-type="float" office:value="542.5625" calcext:value-type="float">
            <text:p>542.5625</text:p>
          </table:table-cell>
          <table:table-cell table:formula="of:=1000*[.B1535]" office:value-type="float" office:value="-390.358" calcext:value-type="float">
            <text:p>-390.358</text:p>
          </table:table-cell>
          <table:table-cell table:number-columns-repeated="4"/>
        </table:table-row>
        <table:table-row table:style-name="ro1">
          <table:table-cell office:value-type="float" office:value="0.0000005430625" calcext:value-type="float">
            <text:p>5.430625E-07</text:p>
          </table:table-cell>
          <table:table-cell office:value-type="float" office:value="-0.390358" calcext:value-type="float">
            <text:p>-0.390358</text:p>
          </table:table-cell>
          <table:table-cell/>
          <table:table-cell table:formula="of:=10^9*[.A1536]" office:value-type="float" office:value="543.0625" calcext:value-type="float">
            <text:p>543.0625</text:p>
          </table:table-cell>
          <table:table-cell table:formula="of:=1000*[.B1536]" office:value-type="float" office:value="-390.358" calcext:value-type="float">
            <text:p>-390.358</text:p>
          </table:table-cell>
          <table:table-cell table:number-columns-repeated="4"/>
        </table:table-row>
        <table:table-row table:style-name="ro1">
          <table:table-cell office:value-type="float" office:value="0.0000005435625" calcext:value-type="float">
            <text:p>5.435625E-07</text:p>
          </table:table-cell>
          <table:table-cell office:value-type="float" office:value="-0.390358" calcext:value-type="float">
            <text:p>-0.390358</text:p>
          </table:table-cell>
          <table:table-cell/>
          <table:table-cell table:formula="of:=10^9*[.A1537]" office:value-type="float" office:value="543.5625" calcext:value-type="float">
            <text:p>543.5625</text:p>
          </table:table-cell>
          <table:table-cell table:formula="of:=1000*[.B1537]" office:value-type="float" office:value="-390.358" calcext:value-type="float">
            <text:p>-390.358</text:p>
          </table:table-cell>
          <table:table-cell table:number-columns-repeated="4"/>
        </table:table-row>
        <table:table-row table:style-name="ro1">
          <table:table-cell office:value-type="float" office:value="0.0000005440625" calcext:value-type="float">
            <text:p>5.440625E-07</text:p>
          </table:table-cell>
          <table:table-cell office:value-type="float" office:value="-0.390358" calcext:value-type="float">
            <text:p>-0.390358</text:p>
          </table:table-cell>
          <table:table-cell/>
          <table:table-cell table:formula="of:=10^9*[.A1538]" office:value-type="float" office:value="544.0625" calcext:value-type="float">
            <text:p>544.0625</text:p>
          </table:table-cell>
          <table:table-cell table:formula="of:=1000*[.B1538]" office:value-type="float" office:value="-390.358" calcext:value-type="float">
            <text:p>-390.358</text:p>
          </table:table-cell>
          <table:table-cell table:number-columns-repeated="4"/>
        </table:table-row>
        <table:table-row table:style-name="ro1">
          <table:table-cell office:value-type="float" office:value="0.0000005445625" calcext:value-type="float">
            <text:p>5.445625E-07</text:p>
          </table:table-cell>
          <table:table-cell office:value-type="float" office:value="-0.410459" calcext:value-type="float">
            <text:p>-0.410459</text:p>
          </table:table-cell>
          <table:table-cell/>
          <table:table-cell table:formula="of:=10^9*[.A1539]" office:value-type="float" office:value="544.5625" calcext:value-type="float">
            <text:p>544.5625</text:p>
          </table:table-cell>
          <table:table-cell table:formula="of:=1000*[.B1539]" office:value-type="float" office:value="-410.459" calcext:value-type="float">
            <text:p>-410.459</text:p>
          </table:table-cell>
          <table:table-cell table:number-columns-repeated="4"/>
        </table:table-row>
        <table:table-row table:style-name="ro1">
          <table:table-cell office:value-type="float" office:value="0.0000005450625" calcext:value-type="float">
            <text:p>5.450625E-07</text:p>
          </table:table-cell>
          <table:table-cell office:value-type="float" office:value="-0.390358" calcext:value-type="float">
            <text:p>-0.390358</text:p>
          </table:table-cell>
          <table:table-cell/>
          <table:table-cell table:formula="of:=10^9*[.A1540]" office:value-type="float" office:value="545.0625" calcext:value-type="float">
            <text:p>545.0625</text:p>
          </table:table-cell>
          <table:table-cell table:formula="of:=1000*[.B1540]" office:value-type="float" office:value="-390.358" calcext:value-type="float">
            <text:p>-390.358</text:p>
          </table:table-cell>
          <table:table-cell table:number-columns-repeated="4"/>
        </table:table-row>
        <table:table-row table:style-name="ro1">
          <table:table-cell office:value-type="float" office:value="0.0000005455625" calcext:value-type="float">
            <text:p>5.455625E-07</text:p>
          </table:table-cell>
          <table:table-cell office:value-type="float" office:value="-0.390358" calcext:value-type="float">
            <text:p>-0.390358</text:p>
          </table:table-cell>
          <table:table-cell/>
          <table:table-cell table:formula="of:=10^9*[.A1541]" office:value-type="float" office:value="545.5625" calcext:value-type="float">
            <text:p>545.5625</text:p>
          </table:table-cell>
          <table:table-cell table:formula="of:=1000*[.B1541]" office:value-type="float" office:value="-390.358" calcext:value-type="float">
            <text:p>-390.358</text:p>
          </table:table-cell>
          <table:table-cell table:number-columns-repeated="4"/>
        </table:table-row>
        <table:table-row table:style-name="ro1">
          <table:table-cell office:value-type="float" office:value="0.0000005460625" calcext:value-type="float">
            <text:p>5.460625E-07</text:p>
          </table:table-cell>
          <table:table-cell office:value-type="float" office:value="-0.390358" calcext:value-type="float">
            <text:p>-0.390358</text:p>
          </table:table-cell>
          <table:table-cell/>
          <table:table-cell table:formula="of:=10^9*[.A1542]" office:value-type="float" office:value="546.0625" calcext:value-type="float">
            <text:p>546.0625</text:p>
          </table:table-cell>
          <table:table-cell table:formula="of:=1000*[.B1542]" office:value-type="float" office:value="-390.358" calcext:value-type="float">
            <text:p>-390.358</text:p>
          </table:table-cell>
          <table:table-cell table:number-columns-repeated="4"/>
        </table:table-row>
        <table:table-row table:style-name="ro1">
          <table:table-cell office:value-type="float" office:value="0.0000005465625" calcext:value-type="float">
            <text:p>5.465625E-07</text:p>
          </table:table-cell>
          <table:table-cell office:value-type="float" office:value="-0.390358" calcext:value-type="float">
            <text:p>-0.390358</text:p>
          </table:table-cell>
          <table:table-cell/>
          <table:table-cell table:formula="of:=10^9*[.A1543]" office:value-type="float" office:value="546.5625" calcext:value-type="float">
            <text:p>546.5625</text:p>
          </table:table-cell>
          <table:table-cell table:formula="of:=1000*[.B1543]" office:value-type="float" office:value="-390.358" calcext:value-type="float">
            <text:p>-390.358</text:p>
          </table:table-cell>
          <table:table-cell table:number-columns-repeated="4"/>
        </table:table-row>
        <table:table-row table:style-name="ro1">
          <table:table-cell office:value-type="float" office:value="0.0000005470625" calcext:value-type="float">
            <text:p>5.470625E-07</text:p>
          </table:table-cell>
          <table:table-cell office:value-type="float" office:value="-0.410459" calcext:value-type="float">
            <text:p>-0.410459</text:p>
          </table:table-cell>
          <table:table-cell/>
          <table:table-cell table:formula="of:=10^9*[.A1544]" office:value-type="float" office:value="547.0625" calcext:value-type="float">
            <text:p>547.0625</text:p>
          </table:table-cell>
          <table:table-cell table:formula="of:=1000*[.B1544]" office:value-type="float" office:value="-410.459" calcext:value-type="float">
            <text:p>-410.459</text:p>
          </table:table-cell>
          <table:table-cell table:number-columns-repeated="4"/>
        </table:table-row>
        <table:table-row table:style-name="ro1">
          <table:table-cell office:value-type="float" office:value="0.0000005475625" calcext:value-type="float">
            <text:p>5.475625E-07</text:p>
          </table:table-cell>
          <table:table-cell office:value-type="float" office:value="-0.370258" calcext:value-type="float">
            <text:p>-0.370258</text:p>
          </table:table-cell>
          <table:table-cell/>
          <table:table-cell table:formula="of:=10^9*[.A1545]" office:value-type="float" office:value="547.5625" calcext:value-type="float">
            <text:p>547.5625</text:p>
          </table:table-cell>
          <table:table-cell table:formula="of:=1000*[.B1545]" office:value-type="float" office:value="-370.258" calcext:value-type="float">
            <text:p>-370.258</text:p>
          </table:table-cell>
          <table:table-cell table:number-columns-repeated="4"/>
        </table:table-row>
        <table:table-row table:style-name="ro1">
          <table:table-cell office:value-type="float" office:value="0.0000005480625" calcext:value-type="float">
            <text:p>5.480625E-07</text:p>
          </table:table-cell>
          <table:table-cell office:value-type="float" office:value="-0.390358" calcext:value-type="float">
            <text:p>-0.390358</text:p>
          </table:table-cell>
          <table:table-cell/>
          <table:table-cell table:formula="of:=10^9*[.A1546]" office:value-type="float" office:value="548.0625" calcext:value-type="float">
            <text:p>548.0625</text:p>
          </table:table-cell>
          <table:table-cell table:formula="of:=1000*[.B1546]" office:value-type="float" office:value="-390.358" calcext:value-type="float">
            <text:p>-390.358</text:p>
          </table:table-cell>
          <table:table-cell table:number-columns-repeated="4"/>
        </table:table-row>
        <table:table-row table:style-name="ro1">
          <table:table-cell office:value-type="float" office:value="0.0000005485625" calcext:value-type="float">
            <text:p>5.485625E-07</text:p>
          </table:table-cell>
          <table:table-cell office:value-type="float" office:value="-0.390358" calcext:value-type="float">
            <text:p>-0.390358</text:p>
          </table:table-cell>
          <table:table-cell/>
          <table:table-cell table:formula="of:=10^9*[.A1547]" office:value-type="float" office:value="548.5625" calcext:value-type="float">
            <text:p>548.5625</text:p>
          </table:table-cell>
          <table:table-cell table:formula="of:=1000*[.B1547]" office:value-type="float" office:value="-390.358" calcext:value-type="float">
            <text:p>-390.358</text:p>
          </table:table-cell>
          <table:table-cell table:number-columns-repeated="4"/>
        </table:table-row>
        <table:table-row table:style-name="ro1">
          <table:table-cell office:value-type="float" office:value="0.0000005490625" calcext:value-type="float">
            <text:p>5.490625E-07</text:p>
          </table:table-cell>
          <table:table-cell office:value-type="float" office:value="-0.350157" calcext:value-type="float">
            <text:p>-0.350157</text:p>
          </table:table-cell>
          <table:table-cell/>
          <table:table-cell table:formula="of:=10^9*[.A1548]" office:value-type="float" office:value="549.0625" calcext:value-type="float">
            <text:p>549.0625</text:p>
          </table:table-cell>
          <table:table-cell table:formula="of:=1000*[.B1548]" office:value-type="float" office:value="-350.157" calcext:value-type="float">
            <text:p>-350.157</text:p>
          </table:table-cell>
          <table:table-cell table:number-columns-repeated="4"/>
        </table:table-row>
        <table:table-row table:style-name="ro1">
          <table:table-cell office:value-type="float" office:value="0.0000005495625" calcext:value-type="float">
            <text:p>5.495625E-07</text:p>
          </table:table-cell>
          <table:table-cell office:value-type="float" office:value="-0.390358" calcext:value-type="float">
            <text:p>-0.390358</text:p>
          </table:table-cell>
          <table:table-cell/>
          <table:table-cell table:formula="of:=10^9*[.A1549]" office:value-type="float" office:value="549.5625" calcext:value-type="float">
            <text:p>549.5625</text:p>
          </table:table-cell>
          <table:table-cell table:formula="of:=1000*[.B1549]" office:value-type="float" office:value="-390.358" calcext:value-type="float">
            <text:p>-390.358</text:p>
          </table:table-cell>
          <table:table-cell table:number-columns-repeated="4"/>
        </table:table-row>
        <table:table-row table:style-name="ro1">
          <table:table-cell office:value-type="float" office:value="0.0000005500625" calcext:value-type="float">
            <text:p>5.500625E-07</text:p>
          </table:table-cell>
          <table:table-cell office:value-type="float" office:value="-0.350157" calcext:value-type="float">
            <text:p>-0.350157</text:p>
          </table:table-cell>
          <table:table-cell/>
          <table:table-cell table:formula="of:=10^9*[.A1550]" office:value-type="float" office:value="550.0625" calcext:value-type="float">
            <text:p>550.0625</text:p>
          </table:table-cell>
          <table:table-cell table:formula="of:=1000*[.B1550]" office:value-type="float" office:value="-350.157" calcext:value-type="float">
            <text:p>-350.157</text:p>
          </table:table-cell>
          <table:table-cell table:number-columns-repeated="4"/>
        </table:table-row>
        <table:table-row table:style-name="ro1">
          <table:table-cell office:value-type="float" office:value="0.0000005505625" calcext:value-type="float">
            <text:p>5.505625E-07</text:p>
          </table:table-cell>
          <table:table-cell office:value-type="float" office:value="-0.370258" calcext:value-type="float">
            <text:p>-0.370258</text:p>
          </table:table-cell>
          <table:table-cell/>
          <table:table-cell table:formula="of:=10^9*[.A1551]" office:value-type="float" office:value="550.5625" calcext:value-type="float">
            <text:p>550.5625</text:p>
          </table:table-cell>
          <table:table-cell table:formula="of:=1000*[.B1551]" office:value-type="float" office:value="-370.258" calcext:value-type="float">
            <text:p>-370.258</text:p>
          </table:table-cell>
          <table:table-cell table:number-columns-repeated="4"/>
        </table:table-row>
        <table:table-row table:style-name="ro1">
          <table:table-cell office:value-type="float" office:value="0.0000005510625" calcext:value-type="float">
            <text:p>5.510625E-07</text:p>
          </table:table-cell>
          <table:table-cell office:value-type="float" office:value="-0.370258" calcext:value-type="float">
            <text:p>-0.370258</text:p>
          </table:table-cell>
          <table:table-cell/>
          <table:table-cell table:formula="of:=10^9*[.A1552]" office:value-type="float" office:value="551.0625" calcext:value-type="float">
            <text:p>551.0625</text:p>
          </table:table-cell>
          <table:table-cell table:formula="of:=1000*[.B1552]" office:value-type="float" office:value="-370.258" calcext:value-type="float">
            <text:p>-370.258</text:p>
          </table:table-cell>
          <table:table-cell table:number-columns-repeated="4"/>
        </table:table-row>
        <table:table-row table:style-name="ro1">
          <table:table-cell office:value-type="float" office:value="0.0000005515625" calcext:value-type="float">
            <text:p>5.515625E-07</text:p>
          </table:table-cell>
          <table:table-cell office:value-type="float" office:value="-0.370258" calcext:value-type="float">
            <text:p>-0.370258</text:p>
          </table:table-cell>
          <table:table-cell/>
          <table:table-cell table:formula="of:=10^9*[.A1553]" office:value-type="float" office:value="551.5625" calcext:value-type="float">
            <text:p>551.5625</text:p>
          </table:table-cell>
          <table:table-cell table:formula="of:=1000*[.B1553]" office:value-type="float" office:value="-370.258" calcext:value-type="float">
            <text:p>-370.258</text:p>
          </table:table-cell>
          <table:table-cell table:number-columns-repeated="4"/>
        </table:table-row>
        <table:table-row table:style-name="ro1">
          <table:table-cell office:value-type="float" office:value="0.0000005520625" calcext:value-type="float">
            <text:p>5.520625E-07</text:p>
          </table:table-cell>
          <table:table-cell office:value-type="float" office:value="-0.370258" calcext:value-type="float">
            <text:p>-0.370258</text:p>
          </table:table-cell>
          <table:table-cell/>
          <table:table-cell table:formula="of:=10^9*[.A1554]" office:value-type="float" office:value="552.0625" calcext:value-type="float">
            <text:p>552.0625</text:p>
          </table:table-cell>
          <table:table-cell table:formula="of:=1000*[.B1554]" office:value-type="float" office:value="-370.258" calcext:value-type="float">
            <text:p>-370.258</text:p>
          </table:table-cell>
          <table:table-cell table:number-columns-repeated="4"/>
        </table:table-row>
        <table:table-row table:style-name="ro1">
          <table:table-cell office:value-type="float" office:value="0.0000005525625" calcext:value-type="float">
            <text:p>5.525625E-07</text:p>
          </table:table-cell>
          <table:table-cell office:value-type="float" office:value="-0.370258" calcext:value-type="float">
            <text:p>-0.370258</text:p>
          </table:table-cell>
          <table:table-cell/>
          <table:table-cell table:formula="of:=10^9*[.A1555]" office:value-type="float" office:value="552.5625" calcext:value-type="float">
            <text:p>552.5625</text:p>
          </table:table-cell>
          <table:table-cell table:formula="of:=1000*[.B1555]" office:value-type="float" office:value="-370.258" calcext:value-type="float">
            <text:p>-370.258</text:p>
          </table:table-cell>
          <table:table-cell table:number-columns-repeated="4"/>
        </table:table-row>
        <table:table-row table:style-name="ro1">
          <table:table-cell office:value-type="float" office:value="0.0000005530625" calcext:value-type="float">
            <text:p>5.530625E-07</text:p>
          </table:table-cell>
          <table:table-cell office:value-type="float" office:value="-0.370258" calcext:value-type="float">
            <text:p>-0.370258</text:p>
          </table:table-cell>
          <table:table-cell/>
          <table:table-cell table:formula="of:=10^9*[.A1556]" office:value-type="float" office:value="553.0625" calcext:value-type="float">
            <text:p>553.0625</text:p>
          </table:table-cell>
          <table:table-cell table:formula="of:=1000*[.B1556]" office:value-type="float" office:value="-370.258" calcext:value-type="float">
            <text:p>-370.258</text:p>
          </table:table-cell>
          <table:table-cell table:number-columns-repeated="4"/>
        </table:table-row>
        <table:table-row table:style-name="ro1">
          <table:table-cell office:value-type="float" office:value="0.0000005535625" calcext:value-type="float">
            <text:p>5.535625E-07</text:p>
          </table:table-cell>
          <table:table-cell office:value-type="float" office:value="-0.370258" calcext:value-type="float">
            <text:p>-0.370258</text:p>
          </table:table-cell>
          <table:table-cell/>
          <table:table-cell table:formula="of:=10^9*[.A1557]" office:value-type="float" office:value="553.5625" calcext:value-type="float">
            <text:p>553.5625</text:p>
          </table:table-cell>
          <table:table-cell table:formula="of:=1000*[.B1557]" office:value-type="float" office:value="-370.258" calcext:value-type="float">
            <text:p>-370.258</text:p>
          </table:table-cell>
          <table:table-cell table:number-columns-repeated="4"/>
        </table:table-row>
        <table:table-row table:style-name="ro1">
          <table:table-cell office:value-type="float" office:value="0.0000005540625" calcext:value-type="float">
            <text:p>5.540625E-07</text:p>
          </table:table-cell>
          <table:table-cell office:value-type="float" office:value="-0.370258" calcext:value-type="float">
            <text:p>-0.370258</text:p>
          </table:table-cell>
          <table:table-cell/>
          <table:table-cell table:formula="of:=10^9*[.A1558]" office:value-type="float" office:value="554.0625" calcext:value-type="float">
            <text:p>554.0625</text:p>
          </table:table-cell>
          <table:table-cell table:formula="of:=1000*[.B1558]" office:value-type="float" office:value="-370.258" calcext:value-type="float">
            <text:p>-370.258</text:p>
          </table:table-cell>
          <table:table-cell table:number-columns-repeated="4"/>
        </table:table-row>
        <table:table-row table:style-name="ro1">
          <table:table-cell office:value-type="float" office:value="0.0000005545625" calcext:value-type="float">
            <text:p>5.545625E-07</text:p>
          </table:table-cell>
          <table:table-cell office:value-type="float" office:value="-0.390358" calcext:value-type="float">
            <text:p>-0.390358</text:p>
          </table:table-cell>
          <table:table-cell/>
          <table:table-cell table:formula="of:=10^9*[.A1559]" office:value-type="float" office:value="554.5625" calcext:value-type="float">
            <text:p>554.5625</text:p>
          </table:table-cell>
          <table:table-cell table:formula="of:=1000*[.B1559]" office:value-type="float" office:value="-390.358" calcext:value-type="float">
            <text:p>-390.358</text:p>
          </table:table-cell>
          <table:table-cell table:number-columns-repeated="4"/>
        </table:table-row>
        <table:table-row table:style-name="ro1">
          <table:table-cell office:value-type="float" office:value="0.0000005550625" calcext:value-type="float">
            <text:p>5.550625E-07</text:p>
          </table:table-cell>
          <table:table-cell office:value-type="float" office:value="-0.370258" calcext:value-type="float">
            <text:p>-0.370258</text:p>
          </table:table-cell>
          <table:table-cell/>
          <table:table-cell table:formula="of:=10^9*[.A1560]" office:value-type="float" office:value="555.0625" calcext:value-type="float">
            <text:p>555.0625</text:p>
          </table:table-cell>
          <table:table-cell table:formula="of:=1000*[.B1560]" office:value-type="float" office:value="-370.258" calcext:value-type="float">
            <text:p>-370.258</text:p>
          </table:table-cell>
          <table:table-cell table:number-columns-repeated="4"/>
        </table:table-row>
        <table:table-row table:style-name="ro1">
          <table:table-cell office:value-type="float" office:value="0.0000005555625" calcext:value-type="float">
            <text:p>5.555625E-07</text:p>
          </table:table-cell>
          <table:table-cell office:value-type="float" office:value="-0.350157" calcext:value-type="float">
            <text:p>-0.350157</text:p>
          </table:table-cell>
          <table:table-cell/>
          <table:table-cell table:formula="of:=10^9*[.A1561]" office:value-type="float" office:value="555.5625" calcext:value-type="float">
            <text:p>555.5625</text:p>
          </table:table-cell>
          <table:table-cell table:formula="of:=1000*[.B1561]" office:value-type="float" office:value="-350.157" calcext:value-type="float">
            <text:p>-350.157</text:p>
          </table:table-cell>
          <table:table-cell table:number-columns-repeated="4"/>
        </table:table-row>
        <table:table-row table:style-name="ro1">
          <table:table-cell office:value-type="float" office:value="0.0000005560625" calcext:value-type="float">
            <text:p>5.560625E-07</text:p>
          </table:table-cell>
          <table:table-cell office:value-type="float" office:value="-0.370258" calcext:value-type="float">
            <text:p>-0.370258</text:p>
          </table:table-cell>
          <table:table-cell/>
          <table:table-cell table:formula="of:=10^9*[.A1562]" office:value-type="float" office:value="556.0625" calcext:value-type="float">
            <text:p>556.0625</text:p>
          </table:table-cell>
          <table:table-cell table:formula="of:=1000*[.B1562]" office:value-type="float" office:value="-370.258" calcext:value-type="float">
            <text:p>-370.258</text:p>
          </table:table-cell>
          <table:table-cell table:number-columns-repeated="4"/>
        </table:table-row>
        <table:table-row table:style-name="ro1">
          <table:table-cell office:value-type="float" office:value="0.0000005565625" calcext:value-type="float">
            <text:p>5.565625E-07</text:p>
          </table:table-cell>
          <table:table-cell office:value-type="float" office:value="-0.370258" calcext:value-type="float">
            <text:p>-0.370258</text:p>
          </table:table-cell>
          <table:table-cell/>
          <table:table-cell table:formula="of:=10^9*[.A1563]" office:value-type="float" office:value="556.5625" calcext:value-type="float">
            <text:p>556.5625</text:p>
          </table:table-cell>
          <table:table-cell table:formula="of:=1000*[.B1563]" office:value-type="float" office:value="-370.258" calcext:value-type="float">
            <text:p>-370.258</text:p>
          </table:table-cell>
          <table:table-cell table:number-columns-repeated="4"/>
        </table:table-row>
        <table:table-row table:style-name="ro1">
          <table:table-cell office:value-type="float" office:value="0.0000005570625" calcext:value-type="float">
            <text:p>5.570625E-07</text:p>
          </table:table-cell>
          <table:table-cell office:value-type="float" office:value="-0.350157" calcext:value-type="float">
            <text:p>-0.350157</text:p>
          </table:table-cell>
          <table:table-cell/>
          <table:table-cell table:formula="of:=10^9*[.A1564]" office:value-type="float" office:value="557.0625" calcext:value-type="float">
            <text:p>557.0625</text:p>
          </table:table-cell>
          <table:table-cell table:formula="of:=1000*[.B1564]" office:value-type="float" office:value="-350.157" calcext:value-type="float">
            <text:p>-350.157</text:p>
          </table:table-cell>
          <table:table-cell table:number-columns-repeated="4"/>
        </table:table-row>
        <table:table-row table:style-name="ro1">
          <table:table-cell office:value-type="float" office:value="0.0000005575625" calcext:value-type="float">
            <text:p>5.575625E-07</text:p>
          </table:table-cell>
          <table:table-cell office:value-type="float" office:value="-0.370258" calcext:value-type="float">
            <text:p>-0.370258</text:p>
          </table:table-cell>
          <table:table-cell/>
          <table:table-cell table:formula="of:=10^9*[.A1565]" office:value-type="float" office:value="557.5625" calcext:value-type="float">
            <text:p>557.5625</text:p>
          </table:table-cell>
          <table:table-cell table:formula="of:=1000*[.B1565]" office:value-type="float" office:value="-370.258" calcext:value-type="float">
            <text:p>-370.258</text:p>
          </table:table-cell>
          <table:table-cell table:number-columns-repeated="4"/>
        </table:table-row>
        <table:table-row table:style-name="ro1">
          <table:table-cell office:value-type="float" office:value="0.0000005580625" calcext:value-type="float">
            <text:p>5.580625E-07</text:p>
          </table:table-cell>
          <table:table-cell office:value-type="float" office:value="-0.350157" calcext:value-type="float">
            <text:p>-0.350157</text:p>
          </table:table-cell>
          <table:table-cell/>
          <table:table-cell table:formula="of:=10^9*[.A1566]" office:value-type="float" office:value="558.0625" calcext:value-type="float">
            <text:p>558.0625</text:p>
          </table:table-cell>
          <table:table-cell table:formula="of:=1000*[.B1566]" office:value-type="float" office:value="-350.157" calcext:value-type="float">
            <text:p>-350.157</text:p>
          </table:table-cell>
          <table:table-cell table:number-columns-repeated="4"/>
        </table:table-row>
        <table:table-row table:style-name="ro1">
          <table:table-cell office:value-type="float" office:value="0.0000005585625" calcext:value-type="float">
            <text:p>5.585625E-07</text:p>
          </table:table-cell>
          <table:table-cell office:value-type="float" office:value="-0.370258" calcext:value-type="float">
            <text:p>-0.370258</text:p>
          </table:table-cell>
          <table:table-cell/>
          <table:table-cell table:formula="of:=10^9*[.A1567]" office:value-type="float" office:value="558.5625" calcext:value-type="float">
            <text:p>558.5625</text:p>
          </table:table-cell>
          <table:table-cell table:formula="of:=1000*[.B1567]" office:value-type="float" office:value="-370.258" calcext:value-type="float">
            <text:p>-370.258</text:p>
          </table:table-cell>
          <table:table-cell table:number-columns-repeated="4"/>
        </table:table-row>
        <table:table-row table:style-name="ro1">
          <table:table-cell office:value-type="float" office:value="0.0000005590625" calcext:value-type="float">
            <text:p>5.590625E-07</text:p>
          </table:table-cell>
          <table:table-cell office:value-type="float" office:value="-0.350157" calcext:value-type="float">
            <text:p>-0.350157</text:p>
          </table:table-cell>
          <table:table-cell/>
          <table:table-cell table:formula="of:=10^9*[.A1568]" office:value-type="float" office:value="559.0625" calcext:value-type="float">
            <text:p>559.0625</text:p>
          </table:table-cell>
          <table:table-cell table:formula="of:=1000*[.B1568]" office:value-type="float" office:value="-350.157" calcext:value-type="float">
            <text:p>-350.157</text:p>
          </table:table-cell>
          <table:table-cell table:number-columns-repeated="4"/>
        </table:table-row>
        <table:table-row table:style-name="ro1">
          <table:table-cell office:value-type="float" office:value="0.0000005595625" calcext:value-type="float">
            <text:p>5.595625E-07</text:p>
          </table:table-cell>
          <table:table-cell office:value-type="float" office:value="-0.370258" calcext:value-type="float">
            <text:p>-0.370258</text:p>
          </table:table-cell>
          <table:table-cell/>
          <table:table-cell table:formula="of:=10^9*[.A1569]" office:value-type="float" office:value="559.5625" calcext:value-type="float">
            <text:p>559.5625</text:p>
          </table:table-cell>
          <table:table-cell table:formula="of:=1000*[.B1569]" office:value-type="float" office:value="-370.258" calcext:value-type="float">
            <text:p>-370.258</text:p>
          </table:table-cell>
          <table:table-cell table:number-columns-repeated="4"/>
        </table:table-row>
        <table:table-row table:style-name="ro1">
          <table:table-cell office:value-type="float" office:value="0.0000005600625" calcext:value-type="float">
            <text:p>5.600625E-07</text:p>
          </table:table-cell>
          <table:table-cell office:value-type="float" office:value="-0.370258" calcext:value-type="float">
            <text:p>-0.370258</text:p>
          </table:table-cell>
          <table:table-cell/>
          <table:table-cell table:formula="of:=10^9*[.A1570]" office:value-type="float" office:value="560.0625" calcext:value-type="float">
            <text:p>560.0625</text:p>
          </table:table-cell>
          <table:table-cell table:formula="of:=1000*[.B1570]" office:value-type="float" office:value="-370.258" calcext:value-type="float">
            <text:p>-370.258</text:p>
          </table:table-cell>
          <table:table-cell table:number-columns-repeated="4"/>
        </table:table-row>
        <table:table-row table:style-name="ro1">
          <table:table-cell office:value-type="float" office:value="0.0000005605625" calcext:value-type="float">
            <text:p>5.605625E-07</text:p>
          </table:table-cell>
          <table:table-cell office:value-type="float" office:value="-0.370258" calcext:value-type="float">
            <text:p>-0.370258</text:p>
          </table:table-cell>
          <table:table-cell/>
          <table:table-cell table:formula="of:=10^9*[.A1571]" office:value-type="float" office:value="560.5625" calcext:value-type="float">
            <text:p>560.5625</text:p>
          </table:table-cell>
          <table:table-cell table:formula="of:=1000*[.B1571]" office:value-type="float" office:value="-370.258" calcext:value-type="float">
            <text:p>-370.258</text:p>
          </table:table-cell>
          <table:table-cell table:number-columns-repeated="4"/>
        </table:table-row>
        <table:table-row table:style-name="ro1">
          <table:table-cell office:value-type="float" office:value="0.0000005610625" calcext:value-type="float">
            <text:p>5.610625E-07</text:p>
          </table:table-cell>
          <table:table-cell office:value-type="float" office:value="-0.370258" calcext:value-type="float">
            <text:p>-0.370258</text:p>
          </table:table-cell>
          <table:table-cell/>
          <table:table-cell table:formula="of:=10^9*[.A1572]" office:value-type="float" office:value="561.0625" calcext:value-type="float">
            <text:p>561.0625</text:p>
          </table:table-cell>
          <table:table-cell table:formula="of:=1000*[.B1572]" office:value-type="float" office:value="-370.258" calcext:value-type="float">
            <text:p>-370.258</text:p>
          </table:table-cell>
          <table:table-cell table:number-columns-repeated="4"/>
        </table:table-row>
        <table:table-row table:style-name="ro1">
          <table:table-cell office:value-type="float" office:value="0.0000005615625" calcext:value-type="float">
            <text:p>5.615625E-07</text:p>
          </table:table-cell>
          <table:table-cell office:value-type="float" office:value="-0.350157" calcext:value-type="float">
            <text:p>-0.350157</text:p>
          </table:table-cell>
          <table:table-cell/>
          <table:table-cell table:formula="of:=10^9*[.A1573]" office:value-type="float" office:value="561.5625" calcext:value-type="float">
            <text:p>561.5625</text:p>
          </table:table-cell>
          <table:table-cell table:formula="of:=1000*[.B1573]" office:value-type="float" office:value="-350.157" calcext:value-type="float">
            <text:p>-350.157</text:p>
          </table:table-cell>
          <table:table-cell table:number-columns-repeated="4"/>
        </table:table-row>
        <table:table-row table:style-name="ro1">
          <table:table-cell office:value-type="float" office:value="0.0000005620625" calcext:value-type="float">
            <text:p>5.620625E-07</text:p>
          </table:table-cell>
          <table:table-cell office:value-type="float" office:value="-0.350157" calcext:value-type="float">
            <text:p>-0.350157</text:p>
          </table:table-cell>
          <table:table-cell/>
          <table:table-cell table:formula="of:=10^9*[.A1574]" office:value-type="float" office:value="562.0625" calcext:value-type="float">
            <text:p>562.0625</text:p>
          </table:table-cell>
          <table:table-cell table:formula="of:=1000*[.B1574]" office:value-type="float" office:value="-350.157" calcext:value-type="float">
            <text:p>-350.157</text:p>
          </table:table-cell>
          <table:table-cell table:number-columns-repeated="4"/>
        </table:table-row>
        <table:table-row table:style-name="ro1">
          <table:table-cell office:value-type="float" office:value="0.0000005625625" calcext:value-type="float">
            <text:p>5.625625E-07</text:p>
          </table:table-cell>
          <table:table-cell office:value-type="float" office:value="-0.370258" calcext:value-type="float">
            <text:p>-0.370258</text:p>
          </table:table-cell>
          <table:table-cell/>
          <table:table-cell table:formula="of:=10^9*[.A1575]" office:value-type="float" office:value="562.5625" calcext:value-type="float">
            <text:p>562.5625</text:p>
          </table:table-cell>
          <table:table-cell table:formula="of:=1000*[.B1575]" office:value-type="float" office:value="-370.258" calcext:value-type="float">
            <text:p>-370.258</text:p>
          </table:table-cell>
          <table:table-cell table:number-columns-repeated="4"/>
        </table:table-row>
        <table:table-row table:style-name="ro1">
          <table:table-cell office:value-type="float" office:value="0.0000005630625" calcext:value-type="float">
            <text:p>5.630625E-07</text:p>
          </table:table-cell>
          <table:table-cell office:value-type="float" office:value="-0.370258" calcext:value-type="float">
            <text:p>-0.370258</text:p>
          </table:table-cell>
          <table:table-cell/>
          <table:table-cell table:formula="of:=10^9*[.A1576]" office:value-type="float" office:value="563.0625" calcext:value-type="float">
            <text:p>563.0625</text:p>
          </table:table-cell>
          <table:table-cell table:formula="of:=1000*[.B1576]" office:value-type="float" office:value="-370.258" calcext:value-type="float">
            <text:p>-370.258</text:p>
          </table:table-cell>
          <table:table-cell table:number-columns-repeated="4"/>
        </table:table-row>
        <table:table-row table:style-name="ro1">
          <table:table-cell office:value-type="float" office:value="0.0000005635625" calcext:value-type="float">
            <text:p>5.635625E-07</text:p>
          </table:table-cell>
          <table:table-cell office:value-type="float" office:value="-0.350157" calcext:value-type="float">
            <text:p>-0.350157</text:p>
          </table:table-cell>
          <table:table-cell/>
          <table:table-cell table:formula="of:=10^9*[.A1577]" office:value-type="float" office:value="563.5625" calcext:value-type="float">
            <text:p>563.5625</text:p>
          </table:table-cell>
          <table:table-cell table:formula="of:=1000*[.B1577]" office:value-type="float" office:value="-350.157" calcext:value-type="float">
            <text:p>-350.157</text:p>
          </table:table-cell>
          <table:table-cell table:number-columns-repeated="4"/>
        </table:table-row>
        <table:table-row table:style-name="ro1">
          <table:table-cell office:value-type="float" office:value="0.0000005640625" calcext:value-type="float">
            <text:p>5.640625E-07</text:p>
          </table:table-cell>
          <table:table-cell office:value-type="float" office:value="-0.350157" calcext:value-type="float">
            <text:p>-0.350157</text:p>
          </table:table-cell>
          <table:table-cell/>
          <table:table-cell table:formula="of:=10^9*[.A1578]" office:value-type="float" office:value="564.0625" calcext:value-type="float">
            <text:p>564.0625</text:p>
          </table:table-cell>
          <table:table-cell table:formula="of:=1000*[.B1578]" office:value-type="float" office:value="-350.157" calcext:value-type="float">
            <text:p>-350.157</text:p>
          </table:table-cell>
          <table:table-cell table:number-columns-repeated="4"/>
        </table:table-row>
        <table:table-row table:style-name="ro1">
          <table:table-cell office:value-type="float" office:value="0.0000005645625" calcext:value-type="float">
            <text:p>5.645625E-07</text:p>
          </table:table-cell>
          <table:table-cell office:value-type="float" office:value="-0.370258" calcext:value-type="float">
            <text:p>-0.370258</text:p>
          </table:table-cell>
          <table:table-cell/>
          <table:table-cell table:formula="of:=10^9*[.A1579]" office:value-type="float" office:value="564.5625" calcext:value-type="float">
            <text:p>564.5625</text:p>
          </table:table-cell>
          <table:table-cell table:formula="of:=1000*[.B1579]" office:value-type="float" office:value="-370.258" calcext:value-type="float">
            <text:p>-370.258</text:p>
          </table:table-cell>
          <table:table-cell table:number-columns-repeated="4"/>
        </table:table-row>
        <table:table-row table:style-name="ro1">
          <table:table-cell office:value-type="float" office:value="0.0000005650625" calcext:value-type="float">
            <text:p>5.650625E-07</text:p>
          </table:table-cell>
          <table:table-cell office:value-type="float" office:value="-0.350157" calcext:value-type="float">
            <text:p>-0.350157</text:p>
          </table:table-cell>
          <table:table-cell/>
          <table:table-cell table:formula="of:=10^9*[.A1580]" office:value-type="float" office:value="565.0625" calcext:value-type="float">
            <text:p>565.0625</text:p>
          </table:table-cell>
          <table:table-cell table:formula="of:=1000*[.B1580]" office:value-type="float" office:value="-350.157" calcext:value-type="float">
            <text:p>-350.157</text:p>
          </table:table-cell>
          <table:table-cell table:number-columns-repeated="4"/>
        </table:table-row>
        <table:table-row table:style-name="ro1">
          <table:table-cell office:value-type="float" office:value="0.0000005655625" calcext:value-type="float">
            <text:p>5.655625E-07</text:p>
          </table:table-cell>
          <table:table-cell office:value-type="float" office:value="-0.390358" calcext:value-type="float">
            <text:p>-0.390358</text:p>
          </table:table-cell>
          <table:table-cell/>
          <table:table-cell table:formula="of:=10^9*[.A1581]" office:value-type="float" office:value="565.5625" calcext:value-type="float">
            <text:p>565.5625</text:p>
          </table:table-cell>
          <table:table-cell table:formula="of:=1000*[.B1581]" office:value-type="float" office:value="-390.358" calcext:value-type="float">
            <text:p>-390.358</text:p>
          </table:table-cell>
          <table:table-cell table:number-columns-repeated="4"/>
        </table:table-row>
        <table:table-row table:style-name="ro1">
          <table:table-cell office:value-type="float" office:value="0.0000005660625" calcext:value-type="float">
            <text:p>5.660625E-07</text:p>
          </table:table-cell>
          <table:table-cell office:value-type="float" office:value="-0.350157" calcext:value-type="float">
            <text:p>-0.350157</text:p>
          </table:table-cell>
          <table:table-cell/>
          <table:table-cell table:formula="of:=10^9*[.A1582]" office:value-type="float" office:value="566.0625" calcext:value-type="float">
            <text:p>566.0625</text:p>
          </table:table-cell>
          <table:table-cell table:formula="of:=1000*[.B1582]" office:value-type="float" office:value="-350.157" calcext:value-type="float">
            <text:p>-350.157</text:p>
          </table:table-cell>
          <table:table-cell table:number-columns-repeated="4"/>
        </table:table-row>
        <table:table-row table:style-name="ro1">
          <table:table-cell office:value-type="float" office:value="0.0000005665625" calcext:value-type="float">
            <text:p>5.665625E-07</text:p>
          </table:table-cell>
          <table:table-cell office:value-type="float" office:value="-0.350157" calcext:value-type="float">
            <text:p>-0.350157</text:p>
          </table:table-cell>
          <table:table-cell/>
          <table:table-cell table:formula="of:=10^9*[.A1583]" office:value-type="float" office:value="566.5625" calcext:value-type="float">
            <text:p>566.5625</text:p>
          </table:table-cell>
          <table:table-cell table:formula="of:=1000*[.B1583]" office:value-type="float" office:value="-350.157" calcext:value-type="float">
            <text:p>-350.157</text:p>
          </table:table-cell>
          <table:table-cell table:number-columns-repeated="4"/>
        </table:table-row>
        <table:table-row table:style-name="ro1">
          <table:table-cell office:value-type="float" office:value="0.0000005670625" calcext:value-type="float">
            <text:p>5.670625E-07</text:p>
          </table:table-cell>
          <table:table-cell office:value-type="float" office:value="-0.350157" calcext:value-type="float">
            <text:p>-0.350157</text:p>
          </table:table-cell>
          <table:table-cell/>
          <table:table-cell table:formula="of:=10^9*[.A1584]" office:value-type="float" office:value="567.0625" calcext:value-type="float">
            <text:p>567.0625</text:p>
          </table:table-cell>
          <table:table-cell table:formula="of:=1000*[.B1584]" office:value-type="float" office:value="-350.157" calcext:value-type="float">
            <text:p>-350.157</text:p>
          </table:table-cell>
          <table:table-cell table:number-columns-repeated="4"/>
        </table:table-row>
        <table:table-row table:style-name="ro1">
          <table:table-cell office:value-type="float" office:value="0.0000005675625" calcext:value-type="float">
            <text:p>5.675625E-07</text:p>
          </table:table-cell>
          <table:table-cell office:value-type="float" office:value="-0.350157" calcext:value-type="float">
            <text:p>-0.350157</text:p>
          </table:table-cell>
          <table:table-cell/>
          <table:table-cell table:formula="of:=10^9*[.A1585]" office:value-type="float" office:value="567.5625" calcext:value-type="float">
            <text:p>567.5625</text:p>
          </table:table-cell>
          <table:table-cell table:formula="of:=1000*[.B1585]" office:value-type="float" office:value="-350.157" calcext:value-type="float">
            <text:p>-350.157</text:p>
          </table:table-cell>
          <table:table-cell table:number-columns-repeated="4"/>
        </table:table-row>
        <table:table-row table:style-name="ro1">
          <table:table-cell office:value-type="float" office:value="0.0000005680625" calcext:value-type="float">
            <text:p>5.680625E-07</text:p>
          </table:table-cell>
          <table:table-cell office:value-type="float" office:value="-0.350157" calcext:value-type="float">
            <text:p>-0.350157</text:p>
          </table:table-cell>
          <table:table-cell/>
          <table:table-cell table:formula="of:=10^9*[.A1586]" office:value-type="float" office:value="568.0625" calcext:value-type="float">
            <text:p>568.0625</text:p>
          </table:table-cell>
          <table:table-cell table:formula="of:=1000*[.B1586]" office:value-type="float" office:value="-350.157" calcext:value-type="float">
            <text:p>-350.157</text:p>
          </table:table-cell>
          <table:table-cell table:number-columns-repeated="4"/>
        </table:table-row>
        <table:table-row table:style-name="ro1">
          <table:table-cell office:value-type="float" office:value="0.0000005685625" calcext:value-type="float">
            <text:p>5.685625E-07</text:p>
          </table:table-cell>
          <table:table-cell office:value-type="float" office:value="-0.350157" calcext:value-type="float">
            <text:p>-0.350157</text:p>
          </table:table-cell>
          <table:table-cell/>
          <table:table-cell table:formula="of:=10^9*[.A1587]" office:value-type="float" office:value="568.5625" calcext:value-type="float">
            <text:p>568.5625</text:p>
          </table:table-cell>
          <table:table-cell table:formula="of:=1000*[.B1587]" office:value-type="float" office:value="-350.157" calcext:value-type="float">
            <text:p>-350.157</text:p>
          </table:table-cell>
          <table:table-cell table:number-columns-repeated="4"/>
        </table:table-row>
        <table:table-row table:style-name="ro1">
          <table:table-cell office:value-type="float" office:value="0.0000005690625" calcext:value-type="float">
            <text:p>5.690625E-07</text:p>
          </table:table-cell>
          <table:table-cell office:value-type="float" office:value="-0.370258" calcext:value-type="float">
            <text:p>-0.370258</text:p>
          </table:table-cell>
          <table:table-cell/>
          <table:table-cell table:formula="of:=10^9*[.A1588]" office:value-type="float" office:value="569.0625" calcext:value-type="float">
            <text:p>569.0625</text:p>
          </table:table-cell>
          <table:table-cell table:formula="of:=1000*[.B1588]" office:value-type="float" office:value="-370.258" calcext:value-type="float">
            <text:p>-370.258</text:p>
          </table:table-cell>
          <table:table-cell table:number-columns-repeated="4"/>
        </table:table-row>
        <table:table-row table:style-name="ro1">
          <table:table-cell office:value-type="float" office:value="0.0000005695625" calcext:value-type="float">
            <text:p>5.695625E-07</text:p>
          </table:table-cell>
          <table:table-cell office:value-type="float" office:value="-0.350157" calcext:value-type="float">
            <text:p>-0.350157</text:p>
          </table:table-cell>
          <table:table-cell/>
          <table:table-cell table:formula="of:=10^9*[.A1589]" office:value-type="float" office:value="569.5625" calcext:value-type="float">
            <text:p>569.5625</text:p>
          </table:table-cell>
          <table:table-cell table:formula="of:=1000*[.B1589]" office:value-type="float" office:value="-350.157" calcext:value-type="float">
            <text:p>-350.157</text:p>
          </table:table-cell>
          <table:table-cell table:number-columns-repeated="4"/>
        </table:table-row>
        <table:table-row table:style-name="ro1">
          <table:table-cell office:value-type="float" office:value="0.0000005700625" calcext:value-type="float">
            <text:p>5.700625E-07</text:p>
          </table:table-cell>
          <table:table-cell office:value-type="float" office:value="-0.350157" calcext:value-type="float">
            <text:p>-0.350157</text:p>
          </table:table-cell>
          <table:table-cell/>
          <table:table-cell table:formula="of:=10^9*[.A1590]" office:value-type="float" office:value="570.0625" calcext:value-type="float">
            <text:p>570.0625</text:p>
          </table:table-cell>
          <table:table-cell table:formula="of:=1000*[.B1590]" office:value-type="float" office:value="-350.157" calcext:value-type="float">
            <text:p>-350.157</text:p>
          </table:table-cell>
          <table:table-cell table:number-columns-repeated="4"/>
        </table:table-row>
        <table:table-row table:style-name="ro1">
          <table:table-cell office:value-type="float" office:value="0.0000005705625" calcext:value-type="float">
            <text:p>5.705625E-07</text:p>
          </table:table-cell>
          <table:table-cell office:value-type="float" office:value="-0.370258" calcext:value-type="float">
            <text:p>-0.370258</text:p>
          </table:table-cell>
          <table:table-cell/>
          <table:table-cell table:formula="of:=10^9*[.A1591]" office:value-type="float" office:value="570.5625" calcext:value-type="float">
            <text:p>570.5625</text:p>
          </table:table-cell>
          <table:table-cell table:formula="of:=1000*[.B1591]" office:value-type="float" office:value="-370.258" calcext:value-type="float">
            <text:p>-370.258</text:p>
          </table:table-cell>
          <table:table-cell table:number-columns-repeated="4"/>
        </table:table-row>
        <table:table-row table:style-name="ro1">
          <table:table-cell office:value-type="float" office:value="0.0000005710625" calcext:value-type="float">
            <text:p>5.710625E-07</text:p>
          </table:table-cell>
          <table:table-cell office:value-type="float" office:value="-0.350157" calcext:value-type="float">
            <text:p>-0.350157</text:p>
          </table:table-cell>
          <table:table-cell/>
          <table:table-cell table:formula="of:=10^9*[.A1592]" office:value-type="float" office:value="571.0625" calcext:value-type="float">
            <text:p>571.0625</text:p>
          </table:table-cell>
          <table:table-cell table:formula="of:=1000*[.B1592]" office:value-type="float" office:value="-350.157" calcext:value-type="float">
            <text:p>-350.157</text:p>
          </table:table-cell>
          <table:table-cell table:number-columns-repeated="4"/>
        </table:table-row>
        <table:table-row table:style-name="ro1">
          <table:table-cell office:value-type="float" office:value="0.0000005715625" calcext:value-type="float">
            <text:p>5.715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593]" office:value-type="float" office:value="571.5625" calcext:value-type="float">
            <text:p>571.5625</text:p>
          </table:table-cell>
          <table:table-cell table:formula="of:=1000*[.B1593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5720625" calcext:value-type="float">
            <text:p>5.720625E-07</text:p>
          </table:table-cell>
          <table:table-cell office:value-type="float" office:value="-0.350157" calcext:value-type="float">
            <text:p>-0.350157</text:p>
          </table:table-cell>
          <table:table-cell/>
          <table:table-cell table:formula="of:=10^9*[.A1594]" office:value-type="float" office:value="572.0625" calcext:value-type="float">
            <text:p>572.0625</text:p>
          </table:table-cell>
          <table:table-cell table:formula="of:=1000*[.B1594]" office:value-type="float" office:value="-350.157" calcext:value-type="float">
            <text:p>-350.157</text:p>
          </table:table-cell>
          <table:table-cell table:number-columns-repeated="4"/>
        </table:table-row>
        <table:table-row table:style-name="ro1">
          <table:table-cell office:value-type="float" office:value="0.0000005725625" calcext:value-type="float">
            <text:p>5.725625E-07</text:p>
          </table:table-cell>
          <table:table-cell office:value-type="float" office:value="-0.370258" calcext:value-type="float">
            <text:p>-0.370258</text:p>
          </table:table-cell>
          <table:table-cell/>
          <table:table-cell table:formula="of:=10^9*[.A1595]" office:value-type="float" office:value="572.5625" calcext:value-type="float">
            <text:p>572.5625</text:p>
          </table:table-cell>
          <table:table-cell table:formula="of:=1000*[.B1595]" office:value-type="float" office:value="-370.258" calcext:value-type="float">
            <text:p>-370.258</text:p>
          </table:table-cell>
          <table:table-cell table:number-columns-repeated="4"/>
        </table:table-row>
        <table:table-row table:style-name="ro1">
          <table:table-cell office:value-type="float" office:value="0.0000005730625" calcext:value-type="float">
            <text:p>5.730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596]" office:value-type="float" office:value="573.0625" calcext:value-type="float">
            <text:p>573.0625</text:p>
          </table:table-cell>
          <table:table-cell table:formula="of:=1000*[.B1596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5735625" calcext:value-type="float">
            <text:p>5.735625E-07</text:p>
          </table:table-cell>
          <table:table-cell office:value-type="float" office:value="-0.370258" calcext:value-type="float">
            <text:p>-0.370258</text:p>
          </table:table-cell>
          <table:table-cell/>
          <table:table-cell table:formula="of:=10^9*[.A1597]" office:value-type="float" office:value="573.5625" calcext:value-type="float">
            <text:p>573.5625</text:p>
          </table:table-cell>
          <table:table-cell table:formula="of:=1000*[.B1597]" office:value-type="float" office:value="-370.258" calcext:value-type="float">
            <text:p>-370.258</text:p>
          </table:table-cell>
          <table:table-cell table:number-columns-repeated="4"/>
        </table:table-row>
        <table:table-row table:style-name="ro1">
          <table:table-cell office:value-type="float" office:value="0.0000005740625" calcext:value-type="float">
            <text:p>5.740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598]" office:value-type="float" office:value="574.0625" calcext:value-type="float">
            <text:p>574.0625</text:p>
          </table:table-cell>
          <table:table-cell table:formula="of:=1000*[.B1598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5745625" calcext:value-type="float">
            <text:p>5.745625E-07</text:p>
          </table:table-cell>
          <table:table-cell office:value-type="float" office:value="-0.350157" calcext:value-type="float">
            <text:p>-0.350157</text:p>
          </table:table-cell>
          <table:table-cell/>
          <table:table-cell table:formula="of:=10^9*[.A1599]" office:value-type="float" office:value="574.5625" calcext:value-type="float">
            <text:p>574.5625</text:p>
          </table:table-cell>
          <table:table-cell table:formula="of:=1000*[.B1599]" office:value-type="float" office:value="-350.157" calcext:value-type="float">
            <text:p>-350.157</text:p>
          </table:table-cell>
          <table:table-cell table:number-columns-repeated="4"/>
        </table:table-row>
        <table:table-row table:style-name="ro1">
          <table:table-cell office:value-type="float" office:value="0.0000005750625" calcext:value-type="float">
            <text:p>5.750625E-07</text:p>
          </table:table-cell>
          <table:table-cell office:value-type="float" office:value="-0.350157" calcext:value-type="float">
            <text:p>-0.350157</text:p>
          </table:table-cell>
          <table:table-cell/>
          <table:table-cell table:formula="of:=10^9*[.A1600]" office:value-type="float" office:value="575.0625" calcext:value-type="float">
            <text:p>575.0625</text:p>
          </table:table-cell>
          <table:table-cell table:formula="of:=1000*[.B1600]" office:value-type="float" office:value="-350.157" calcext:value-type="float">
            <text:p>-350.157</text:p>
          </table:table-cell>
          <table:table-cell table:number-columns-repeated="4"/>
        </table:table-row>
        <table:table-row table:style-name="ro1">
          <table:table-cell office:value-type="float" office:value="0.0000005755625" calcext:value-type="float">
            <text:p>5.755625E-07</text:p>
          </table:table-cell>
          <table:table-cell office:value-type="float" office:value="-0.350157" calcext:value-type="float">
            <text:p>-0.350157</text:p>
          </table:table-cell>
          <table:table-cell/>
          <table:table-cell table:formula="of:=10^9*[.A1601]" office:value-type="float" office:value="575.5625" calcext:value-type="float">
            <text:p>575.5625</text:p>
          </table:table-cell>
          <table:table-cell table:formula="of:=1000*[.B1601]" office:value-type="float" office:value="-350.157" calcext:value-type="float">
            <text:p>-350.157</text:p>
          </table:table-cell>
          <table:table-cell table:number-columns-repeated="4"/>
        </table:table-row>
        <table:table-row table:style-name="ro1">
          <table:table-cell office:value-type="float" office:value="0.0000005760625" calcext:value-type="float">
            <text:p>5.760625E-07</text:p>
          </table:table-cell>
          <table:table-cell office:value-type="float" office:value="-0.350157" calcext:value-type="float">
            <text:p>-0.350157</text:p>
          </table:table-cell>
          <table:table-cell/>
          <table:table-cell table:formula="of:=10^9*[.A1602]" office:value-type="float" office:value="576.0625" calcext:value-type="float">
            <text:p>576.0625</text:p>
          </table:table-cell>
          <table:table-cell table:formula="of:=1000*[.B1602]" office:value-type="float" office:value="-350.157" calcext:value-type="float">
            <text:p>-350.157</text:p>
          </table:table-cell>
          <table:table-cell table:number-columns-repeated="4"/>
        </table:table-row>
        <table:table-row table:style-name="ro1">
          <table:table-cell office:value-type="float" office:value="0.0000005765625" calcext:value-type="float">
            <text:p>5.765625E-07</text:p>
          </table:table-cell>
          <table:table-cell office:value-type="float" office:value="-0.370258" calcext:value-type="float">
            <text:p>-0.370258</text:p>
          </table:table-cell>
          <table:table-cell/>
          <table:table-cell table:formula="of:=10^9*[.A1603]" office:value-type="float" office:value="576.5625" calcext:value-type="float">
            <text:p>576.5625</text:p>
          </table:table-cell>
          <table:table-cell table:formula="of:=1000*[.B1603]" office:value-type="float" office:value="-370.258" calcext:value-type="float">
            <text:p>-370.258</text:p>
          </table:table-cell>
          <table:table-cell table:number-columns-repeated="4"/>
        </table:table-row>
        <table:table-row table:style-name="ro1">
          <table:table-cell office:value-type="float" office:value="0.0000005770625" calcext:value-type="float">
            <text:p>5.770625E-07</text:p>
          </table:table-cell>
          <table:table-cell office:value-type="float" office:value="-0.370258" calcext:value-type="float">
            <text:p>-0.370258</text:p>
          </table:table-cell>
          <table:table-cell/>
          <table:table-cell table:formula="of:=10^9*[.A1604]" office:value-type="float" office:value="577.0625" calcext:value-type="float">
            <text:p>577.0625</text:p>
          </table:table-cell>
          <table:table-cell table:formula="of:=1000*[.B1604]" office:value-type="float" office:value="-370.258" calcext:value-type="float">
            <text:p>-370.258</text:p>
          </table:table-cell>
          <table:table-cell table:number-columns-repeated="4"/>
        </table:table-row>
        <table:table-row table:style-name="ro1">
          <table:table-cell office:value-type="float" office:value="0.0000005775625" calcext:value-type="float">
            <text:p>5.775625E-07</text:p>
          </table:table-cell>
          <table:table-cell office:value-type="float" office:value="-0.350157" calcext:value-type="float">
            <text:p>-0.350157</text:p>
          </table:table-cell>
          <table:table-cell/>
          <table:table-cell table:formula="of:=10^9*[.A1605]" office:value-type="float" office:value="577.5625" calcext:value-type="float">
            <text:p>577.5625</text:p>
          </table:table-cell>
          <table:table-cell table:formula="of:=1000*[.B1605]" office:value-type="float" office:value="-350.157" calcext:value-type="float">
            <text:p>-350.157</text:p>
          </table:table-cell>
          <table:table-cell table:number-columns-repeated="4"/>
        </table:table-row>
        <table:table-row table:style-name="ro1">
          <table:table-cell office:value-type="float" office:value="0.0000005780625" calcext:value-type="float">
            <text:p>5.780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606]" office:value-type="float" office:value="578.0625" calcext:value-type="float">
            <text:p>578.0625</text:p>
          </table:table-cell>
          <table:table-cell table:formula="of:=1000*[.B1606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5785625" calcext:value-type="float">
            <text:p>5.785625E-07</text:p>
          </table:table-cell>
          <table:table-cell office:value-type="float" office:value="-0.350157" calcext:value-type="float">
            <text:p>-0.350157</text:p>
          </table:table-cell>
          <table:table-cell/>
          <table:table-cell table:formula="of:=10^9*[.A1607]" office:value-type="float" office:value="578.5625" calcext:value-type="float">
            <text:p>578.5625</text:p>
          </table:table-cell>
          <table:table-cell table:formula="of:=1000*[.B1607]" office:value-type="float" office:value="-350.157" calcext:value-type="float">
            <text:p>-350.157</text:p>
          </table:table-cell>
          <table:table-cell table:number-columns-repeated="4"/>
        </table:table-row>
        <table:table-row table:style-name="ro1">
          <table:table-cell office:value-type="float" office:value="0.0000005790625" calcext:value-type="float">
            <text:p>5.790625E-07</text:p>
          </table:table-cell>
          <table:table-cell office:value-type="float" office:value="-0.350157" calcext:value-type="float">
            <text:p>-0.350157</text:p>
          </table:table-cell>
          <table:table-cell/>
          <table:table-cell table:formula="of:=10^9*[.A1608]" office:value-type="float" office:value="579.0625" calcext:value-type="float">
            <text:p>579.0625</text:p>
          </table:table-cell>
          <table:table-cell table:formula="of:=1000*[.B1608]" office:value-type="float" office:value="-350.157" calcext:value-type="float">
            <text:p>-350.157</text:p>
          </table:table-cell>
          <table:table-cell table:number-columns-repeated="4"/>
        </table:table-row>
        <table:table-row table:style-name="ro1">
          <table:table-cell office:value-type="float" office:value="0.0000005795625" calcext:value-type="float">
            <text:p>5.795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609]" office:value-type="float" office:value="579.5625" calcext:value-type="float">
            <text:p>579.5625</text:p>
          </table:table-cell>
          <table:table-cell table:formula="of:=1000*[.B1609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5800625" calcext:value-type="float">
            <text:p>5.800625E-07</text:p>
          </table:table-cell>
          <table:table-cell office:value-type="float" office:value="-0.350157" calcext:value-type="float">
            <text:p>-0.350157</text:p>
          </table:table-cell>
          <table:table-cell/>
          <table:table-cell table:formula="of:=10^9*[.A1610]" office:value-type="float" office:value="580.0625" calcext:value-type="float">
            <text:p>580.0625</text:p>
          </table:table-cell>
          <table:table-cell table:formula="of:=1000*[.B1610]" office:value-type="float" office:value="-350.157" calcext:value-type="float">
            <text:p>-350.157</text:p>
          </table:table-cell>
          <table:table-cell table:number-columns-repeated="4"/>
        </table:table-row>
        <table:table-row table:style-name="ro1">
          <table:table-cell office:value-type="float" office:value="0.0000005805625" calcext:value-type="float">
            <text:p>5.805625E-07</text:p>
          </table:table-cell>
          <table:table-cell office:value-type="float" office:value="-0.350157" calcext:value-type="float">
            <text:p>-0.350157</text:p>
          </table:table-cell>
          <table:table-cell/>
          <table:table-cell table:formula="of:=10^9*[.A1611]" office:value-type="float" office:value="580.5625" calcext:value-type="float">
            <text:p>580.5625</text:p>
          </table:table-cell>
          <table:table-cell table:formula="of:=1000*[.B1611]" office:value-type="float" office:value="-350.157" calcext:value-type="float">
            <text:p>-350.157</text:p>
          </table:table-cell>
          <table:table-cell table:number-columns-repeated="4"/>
        </table:table-row>
        <table:table-row table:style-name="ro1">
          <table:table-cell office:value-type="float" office:value="0.0000005810625" calcext:value-type="float">
            <text:p>5.810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612]" office:value-type="float" office:value="581.0625" calcext:value-type="float">
            <text:p>581.0625</text:p>
          </table:table-cell>
          <table:table-cell table:formula="of:=1000*[.B1612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5815625" calcext:value-type="float">
            <text:p>5.815625E-07</text:p>
          </table:table-cell>
          <table:table-cell office:value-type="float" office:value="-0.350157" calcext:value-type="float">
            <text:p>-0.350157</text:p>
          </table:table-cell>
          <table:table-cell/>
          <table:table-cell table:formula="of:=10^9*[.A1613]" office:value-type="float" office:value="581.5625" calcext:value-type="float">
            <text:p>581.5625</text:p>
          </table:table-cell>
          <table:table-cell table:formula="of:=1000*[.B1613]" office:value-type="float" office:value="-350.157" calcext:value-type="float">
            <text:p>-350.157</text:p>
          </table:table-cell>
          <table:table-cell table:number-columns-repeated="4"/>
        </table:table-row>
        <table:table-row table:style-name="ro1">
          <table:table-cell office:value-type="float" office:value="0.0000005820625" calcext:value-type="float">
            <text:p>5.820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614]" office:value-type="float" office:value="582.0625" calcext:value-type="float">
            <text:p>582.0625</text:p>
          </table:table-cell>
          <table:table-cell table:formula="of:=1000*[.B1614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5825625" calcext:value-type="float">
            <text:p>5.825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615]" office:value-type="float" office:value="582.5625" calcext:value-type="float">
            <text:p>582.5625</text:p>
          </table:table-cell>
          <table:table-cell table:formula="of:=1000*[.B1615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5830625" calcext:value-type="float">
            <text:p>5.830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616]" office:value-type="float" office:value="583.0625" calcext:value-type="float">
            <text:p>583.0625</text:p>
          </table:table-cell>
          <table:table-cell table:formula="of:=1000*[.B1616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5835625" calcext:value-type="float">
            <text:p>5.835625E-07</text:p>
          </table:table-cell>
          <table:table-cell office:value-type="float" office:value="-0.350157" calcext:value-type="float">
            <text:p>-0.350157</text:p>
          </table:table-cell>
          <table:table-cell/>
          <table:table-cell table:formula="of:=10^9*[.A1617]" office:value-type="float" office:value="583.5625" calcext:value-type="float">
            <text:p>583.5625</text:p>
          </table:table-cell>
          <table:table-cell table:formula="of:=1000*[.B1617]" office:value-type="float" office:value="-350.157" calcext:value-type="float">
            <text:p>-350.157</text:p>
          </table:table-cell>
          <table:table-cell table:number-columns-repeated="4"/>
        </table:table-row>
        <table:table-row table:style-name="ro1">
          <table:table-cell office:value-type="float" office:value="0.0000005840625" calcext:value-type="float">
            <text:p>5.840625E-07</text:p>
          </table:table-cell>
          <table:table-cell office:value-type="float" office:value="-0.350157" calcext:value-type="float">
            <text:p>-0.350157</text:p>
          </table:table-cell>
          <table:table-cell/>
          <table:table-cell table:formula="of:=10^9*[.A1618]" office:value-type="float" office:value="584.0625" calcext:value-type="float">
            <text:p>584.0625</text:p>
          </table:table-cell>
          <table:table-cell table:formula="of:=1000*[.B1618]" office:value-type="float" office:value="-350.157" calcext:value-type="float">
            <text:p>-350.157</text:p>
          </table:table-cell>
          <table:table-cell table:number-columns-repeated="4"/>
        </table:table-row>
        <table:table-row table:style-name="ro1">
          <table:table-cell office:value-type="float" office:value="0.0000005845625" calcext:value-type="float">
            <text:p>5.845625E-07</text:p>
          </table:table-cell>
          <table:table-cell office:value-type="float" office:value="-0.350157" calcext:value-type="float">
            <text:p>-0.350157</text:p>
          </table:table-cell>
          <table:table-cell/>
          <table:table-cell table:formula="of:=10^9*[.A1619]" office:value-type="float" office:value="584.5625" calcext:value-type="float">
            <text:p>584.5625</text:p>
          </table:table-cell>
          <table:table-cell table:formula="of:=1000*[.B1619]" office:value-type="float" office:value="-350.157" calcext:value-type="float">
            <text:p>-350.157</text:p>
          </table:table-cell>
          <table:table-cell table:number-columns-repeated="4"/>
        </table:table-row>
        <table:table-row table:style-name="ro1">
          <table:table-cell office:value-type="float" office:value="0.0000005850625" calcext:value-type="float">
            <text:p>5.850625E-07</text:p>
          </table:table-cell>
          <table:table-cell office:value-type="float" office:value="-0.350157" calcext:value-type="float">
            <text:p>-0.350157</text:p>
          </table:table-cell>
          <table:table-cell/>
          <table:table-cell table:formula="of:=10^9*[.A1620]" office:value-type="float" office:value="585.0625" calcext:value-type="float">
            <text:p>585.0625</text:p>
          </table:table-cell>
          <table:table-cell table:formula="of:=1000*[.B1620]" office:value-type="float" office:value="-350.157" calcext:value-type="float">
            <text:p>-350.157</text:p>
          </table:table-cell>
          <table:table-cell table:number-columns-repeated="4"/>
        </table:table-row>
        <table:table-row table:style-name="ro1">
          <table:table-cell office:value-type="float" office:value="0.0000005855625" calcext:value-type="float">
            <text:p>5.855625E-07</text:p>
          </table:table-cell>
          <table:table-cell office:value-type="float" office:value="-0.350157" calcext:value-type="float">
            <text:p>-0.350157</text:p>
          </table:table-cell>
          <table:table-cell/>
          <table:table-cell table:formula="of:=10^9*[.A1621]" office:value-type="float" office:value="585.5625" calcext:value-type="float">
            <text:p>585.5625</text:p>
          </table:table-cell>
          <table:table-cell table:formula="of:=1000*[.B1621]" office:value-type="float" office:value="-350.157" calcext:value-type="float">
            <text:p>-350.157</text:p>
          </table:table-cell>
          <table:table-cell table:number-columns-repeated="4"/>
        </table:table-row>
        <table:table-row table:style-name="ro1">
          <table:table-cell office:value-type="float" office:value="0.0000005860625" calcext:value-type="float">
            <text:p>5.860625E-07</text:p>
          </table:table-cell>
          <table:table-cell office:value-type="float" office:value="-0.350157" calcext:value-type="float">
            <text:p>-0.350157</text:p>
          </table:table-cell>
          <table:table-cell/>
          <table:table-cell table:formula="of:=10^9*[.A1622]" office:value-type="float" office:value="586.0625" calcext:value-type="float">
            <text:p>586.0625</text:p>
          </table:table-cell>
          <table:table-cell table:formula="of:=1000*[.B1622]" office:value-type="float" office:value="-350.157" calcext:value-type="float">
            <text:p>-350.157</text:p>
          </table:table-cell>
          <table:table-cell table:number-columns-repeated="4"/>
        </table:table-row>
        <table:table-row table:style-name="ro1">
          <table:table-cell office:value-type="float" office:value="0.0000005865625" calcext:value-type="float">
            <text:p>5.865625E-07</text:p>
          </table:table-cell>
          <table:table-cell office:value-type="float" office:value="-0.350157" calcext:value-type="float">
            <text:p>-0.350157</text:p>
          </table:table-cell>
          <table:table-cell/>
          <table:table-cell table:formula="of:=10^9*[.A1623]" office:value-type="float" office:value="586.5625" calcext:value-type="float">
            <text:p>586.5625</text:p>
          </table:table-cell>
          <table:table-cell table:formula="of:=1000*[.B1623]" office:value-type="float" office:value="-350.157" calcext:value-type="float">
            <text:p>-350.157</text:p>
          </table:table-cell>
          <table:table-cell table:number-columns-repeated="4"/>
        </table:table-row>
        <table:table-row table:style-name="ro1">
          <table:table-cell office:value-type="float" office:value="0.0000005870625" calcext:value-type="float">
            <text:p>5.870625E-07</text:p>
          </table:table-cell>
          <table:table-cell office:value-type="float" office:value="-0.350157" calcext:value-type="float">
            <text:p>-0.350157</text:p>
          </table:table-cell>
          <table:table-cell/>
          <table:table-cell table:formula="of:=10^9*[.A1624]" office:value-type="float" office:value="587.0625" calcext:value-type="float">
            <text:p>587.0625</text:p>
          </table:table-cell>
          <table:table-cell table:formula="of:=1000*[.B1624]" office:value-type="float" office:value="-350.157" calcext:value-type="float">
            <text:p>-350.157</text:p>
          </table:table-cell>
          <table:table-cell table:number-columns-repeated="4"/>
        </table:table-row>
        <table:table-row table:style-name="ro1">
          <table:table-cell office:value-type="float" office:value="0.0000005875625" calcext:value-type="float">
            <text:p>5.875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625]" office:value-type="float" office:value="587.5625" calcext:value-type="float">
            <text:p>587.5625</text:p>
          </table:table-cell>
          <table:table-cell table:formula="of:=1000*[.B1625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5880625" calcext:value-type="float">
            <text:p>5.880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626]" office:value-type="float" office:value="588.0625" calcext:value-type="float">
            <text:p>588.0625</text:p>
          </table:table-cell>
          <table:table-cell table:formula="of:=1000*[.B1626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5885625" calcext:value-type="float">
            <text:p>5.885625E-07</text:p>
          </table:table-cell>
          <table:table-cell office:value-type="float" office:value="-0.350157" calcext:value-type="float">
            <text:p>-0.350157</text:p>
          </table:table-cell>
          <table:table-cell/>
          <table:table-cell table:formula="of:=10^9*[.A1627]" office:value-type="float" office:value="588.5625" calcext:value-type="float">
            <text:p>588.5625</text:p>
          </table:table-cell>
          <table:table-cell table:formula="of:=1000*[.B1627]" office:value-type="float" office:value="-350.157" calcext:value-type="float">
            <text:p>-350.157</text:p>
          </table:table-cell>
          <table:table-cell table:number-columns-repeated="4"/>
        </table:table-row>
        <table:table-row table:style-name="ro1">
          <table:table-cell office:value-type="float" office:value="0.0000005890625" calcext:value-type="float">
            <text:p>5.890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628]" office:value-type="float" office:value="589.0625" calcext:value-type="float">
            <text:p>589.0625</text:p>
          </table:table-cell>
          <table:table-cell table:formula="of:=1000*[.B1628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5895625" calcext:value-type="float">
            <text:p>5.895625E-07</text:p>
          </table:table-cell>
          <table:table-cell office:value-type="float" office:value="-0.350157" calcext:value-type="float">
            <text:p>-0.350157</text:p>
          </table:table-cell>
          <table:table-cell/>
          <table:table-cell table:formula="of:=10^9*[.A1629]" office:value-type="float" office:value="589.5625" calcext:value-type="float">
            <text:p>589.5625</text:p>
          </table:table-cell>
          <table:table-cell table:formula="of:=1000*[.B1629]" office:value-type="float" office:value="-350.157" calcext:value-type="float">
            <text:p>-350.157</text:p>
          </table:table-cell>
          <table:table-cell table:number-columns-repeated="4"/>
        </table:table-row>
        <table:table-row table:style-name="ro1">
          <table:table-cell office:value-type="float" office:value="0.0000005900625" calcext:value-type="float">
            <text:p>5.900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630]" office:value-type="float" office:value="590.0625" calcext:value-type="float">
            <text:p>590.0625</text:p>
          </table:table-cell>
          <table:table-cell table:formula="of:=1000*[.B1630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5905625" calcext:value-type="float">
            <text:p>5.905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631]" office:value-type="float" office:value="590.5625" calcext:value-type="float">
            <text:p>590.5625</text:p>
          </table:table-cell>
          <table:table-cell table:formula="of:=1000*[.B1631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5910625" calcext:value-type="float">
            <text:p>5.910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632]" office:value-type="float" office:value="591.0625" calcext:value-type="float">
            <text:p>591.0625</text:p>
          </table:table-cell>
          <table:table-cell table:formula="of:=1000*[.B1632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5915625" calcext:value-type="float">
            <text:p>5.915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633]" office:value-type="float" office:value="591.5625" calcext:value-type="float">
            <text:p>591.5625</text:p>
          </table:table-cell>
          <table:table-cell table:formula="of:=1000*[.B1633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5920625" calcext:value-type="float">
            <text:p>5.920625E-07</text:p>
          </table:table-cell>
          <table:table-cell office:value-type="float" office:value="-0.350157" calcext:value-type="float">
            <text:p>-0.350157</text:p>
          </table:table-cell>
          <table:table-cell/>
          <table:table-cell table:formula="of:=10^9*[.A1634]" office:value-type="float" office:value="592.0625" calcext:value-type="float">
            <text:p>592.0625</text:p>
          </table:table-cell>
          <table:table-cell table:formula="of:=1000*[.B1634]" office:value-type="float" office:value="-350.157" calcext:value-type="float">
            <text:p>-350.157</text:p>
          </table:table-cell>
          <table:table-cell table:number-columns-repeated="4"/>
        </table:table-row>
        <table:table-row table:style-name="ro1">
          <table:table-cell office:value-type="float" office:value="0.0000005925625" calcext:value-type="float">
            <text:p>5.925625E-07</text:p>
          </table:table-cell>
          <table:table-cell office:value-type="float" office:value="-0.350157" calcext:value-type="float">
            <text:p>-0.350157</text:p>
          </table:table-cell>
          <table:table-cell/>
          <table:table-cell table:formula="of:=10^9*[.A1635]" office:value-type="float" office:value="592.5625" calcext:value-type="float">
            <text:p>592.5625</text:p>
          </table:table-cell>
          <table:table-cell table:formula="of:=1000*[.B1635]" office:value-type="float" office:value="-350.157" calcext:value-type="float">
            <text:p>-350.157</text:p>
          </table:table-cell>
          <table:table-cell table:number-columns-repeated="4"/>
        </table:table-row>
        <table:table-row table:style-name="ro1">
          <table:table-cell office:value-type="float" office:value="0.0000005930625" calcext:value-type="float">
            <text:p>5.930625E-07</text:p>
          </table:table-cell>
          <table:table-cell office:value-type="float" office:value="-0.350157" calcext:value-type="float">
            <text:p>-0.350157</text:p>
          </table:table-cell>
          <table:table-cell/>
          <table:table-cell table:formula="of:=10^9*[.A1636]" office:value-type="float" office:value="593.0625" calcext:value-type="float">
            <text:p>593.0625</text:p>
          </table:table-cell>
          <table:table-cell table:formula="of:=1000*[.B1636]" office:value-type="float" office:value="-350.157" calcext:value-type="float">
            <text:p>-350.157</text:p>
          </table:table-cell>
          <table:table-cell table:number-columns-repeated="4"/>
        </table:table-row>
        <table:table-row table:style-name="ro1">
          <table:table-cell office:value-type="float" office:value="0.0000005935625" calcext:value-type="float">
            <text:p>5.935625E-07</text:p>
          </table:table-cell>
          <table:table-cell office:value-type="float" office:value="-0.350157" calcext:value-type="float">
            <text:p>-0.350157</text:p>
          </table:table-cell>
          <table:table-cell/>
          <table:table-cell table:formula="of:=10^9*[.A1637]" office:value-type="float" office:value="593.5625" calcext:value-type="float">
            <text:p>593.5625</text:p>
          </table:table-cell>
          <table:table-cell table:formula="of:=1000*[.B1637]" office:value-type="float" office:value="-350.157" calcext:value-type="float">
            <text:p>-350.157</text:p>
          </table:table-cell>
          <table:table-cell table:number-columns-repeated="4"/>
        </table:table-row>
        <table:table-row table:style-name="ro1">
          <table:table-cell office:value-type="float" office:value="0.0000005940625" calcext:value-type="float">
            <text:p>5.940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638]" office:value-type="float" office:value="594.0625" calcext:value-type="float">
            <text:p>594.0625</text:p>
          </table:table-cell>
          <table:table-cell table:formula="of:=1000*[.B1638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5945625" calcext:value-type="float">
            <text:p>5.945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639]" office:value-type="float" office:value="594.5625" calcext:value-type="float">
            <text:p>594.5625</text:p>
          </table:table-cell>
          <table:table-cell table:formula="of:=1000*[.B1639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5950625" calcext:value-type="float">
            <text:p>5.950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640]" office:value-type="float" office:value="595.0625" calcext:value-type="float">
            <text:p>595.0625</text:p>
          </table:table-cell>
          <table:table-cell table:formula="of:=1000*[.B1640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5955625" calcext:value-type="float">
            <text:p>5.955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641]" office:value-type="float" office:value="595.5625" calcext:value-type="float">
            <text:p>595.5625</text:p>
          </table:table-cell>
          <table:table-cell table:formula="of:=1000*[.B1641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5960625" calcext:value-type="float">
            <text:p>5.960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642]" office:value-type="float" office:value="596.0625" calcext:value-type="float">
            <text:p>596.0625</text:p>
          </table:table-cell>
          <table:table-cell table:formula="of:=1000*[.B1642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5965625" calcext:value-type="float">
            <text:p>5.965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643]" office:value-type="float" office:value="596.5625" calcext:value-type="float">
            <text:p>596.5625</text:p>
          </table:table-cell>
          <table:table-cell table:formula="of:=1000*[.B1643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5970625" calcext:value-type="float">
            <text:p>5.970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644]" office:value-type="float" office:value="597.0625" calcext:value-type="float">
            <text:p>597.0625</text:p>
          </table:table-cell>
          <table:table-cell table:formula="of:=1000*[.B1644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5975625" calcext:value-type="float">
            <text:p>5.975625E-07</text:p>
          </table:table-cell>
          <table:table-cell office:value-type="float" office:value="-0.350157" calcext:value-type="float">
            <text:p>-0.350157</text:p>
          </table:table-cell>
          <table:table-cell/>
          <table:table-cell table:formula="of:=10^9*[.A1645]" office:value-type="float" office:value="597.5625" calcext:value-type="float">
            <text:p>597.5625</text:p>
          </table:table-cell>
          <table:table-cell table:formula="of:=1000*[.B1645]" office:value-type="float" office:value="-350.157" calcext:value-type="float">
            <text:p>-350.157</text:p>
          </table:table-cell>
          <table:table-cell table:number-columns-repeated="4"/>
        </table:table-row>
        <table:table-row table:style-name="ro1">
          <table:table-cell office:value-type="float" office:value="0.0000005980625" calcext:value-type="float">
            <text:p>5.980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646]" office:value-type="float" office:value="598.0625" calcext:value-type="float">
            <text:p>598.0625</text:p>
          </table:table-cell>
          <table:table-cell table:formula="of:=1000*[.B1646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5985625" calcext:value-type="float">
            <text:p>5.985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647]" office:value-type="float" office:value="598.5625" calcext:value-type="float">
            <text:p>598.5625</text:p>
          </table:table-cell>
          <table:table-cell table:formula="of:=1000*[.B1647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5990625" calcext:value-type="float">
            <text:p>5.990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648]" office:value-type="float" office:value="599.0625" calcext:value-type="float">
            <text:p>599.0625</text:p>
          </table:table-cell>
          <table:table-cell table:formula="of:=1000*[.B1648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5995625" calcext:value-type="float">
            <text:p>5.995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649]" office:value-type="float" office:value="599.5625" calcext:value-type="float">
            <text:p>599.5625</text:p>
          </table:table-cell>
          <table:table-cell table:formula="of:=1000*[.B1649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6000625" calcext:value-type="float">
            <text:p>6.000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650]" office:value-type="float" office:value="600.0625" calcext:value-type="float">
            <text:p>600.0625</text:p>
          </table:table-cell>
          <table:table-cell table:formula="of:=1000*[.B1650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6005625" calcext:value-type="float">
            <text:p>6.005625E-07</text:p>
          </table:table-cell>
          <table:table-cell office:value-type="float" office:value="-0.350157" calcext:value-type="float">
            <text:p>-0.350157</text:p>
          </table:table-cell>
          <table:table-cell/>
          <table:table-cell table:formula="of:=10^9*[.A1651]" office:value-type="float" office:value="600.5625" calcext:value-type="float">
            <text:p>600.5625</text:p>
          </table:table-cell>
          <table:table-cell table:formula="of:=1000*[.B1651]" office:value-type="float" office:value="-350.157" calcext:value-type="float">
            <text:p>-350.157</text:p>
          </table:table-cell>
          <table:table-cell table:number-columns-repeated="4"/>
        </table:table-row>
        <table:table-row table:style-name="ro1">
          <table:table-cell office:value-type="float" office:value="0.0000006010625" calcext:value-type="float">
            <text:p>6.010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652]" office:value-type="float" office:value="601.0625" calcext:value-type="float">
            <text:p>601.0625</text:p>
          </table:table-cell>
          <table:table-cell table:formula="of:=1000*[.B1652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6015625" calcext:value-type="float">
            <text:p>6.015625E-07</text:p>
          </table:table-cell>
          <table:table-cell office:value-type="float" office:value="-0.350157" calcext:value-type="float">
            <text:p>-0.350157</text:p>
          </table:table-cell>
          <table:table-cell/>
          <table:table-cell table:formula="of:=10^9*[.A1653]" office:value-type="float" office:value="601.5625" calcext:value-type="float">
            <text:p>601.5625</text:p>
          </table:table-cell>
          <table:table-cell table:formula="of:=1000*[.B1653]" office:value-type="float" office:value="-350.157" calcext:value-type="float">
            <text:p>-350.157</text:p>
          </table:table-cell>
          <table:table-cell table:number-columns-repeated="4"/>
        </table:table-row>
        <table:table-row table:style-name="ro1">
          <table:table-cell office:value-type="float" office:value="0.0000006020625" calcext:value-type="float">
            <text:p>6.020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654]" office:value-type="float" office:value="602.0625" calcext:value-type="float">
            <text:p>602.0625</text:p>
          </table:table-cell>
          <table:table-cell table:formula="of:=1000*[.B1654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6025625" calcext:value-type="float">
            <text:p>6.025625E-07</text:p>
          </table:table-cell>
          <table:table-cell office:value-type="float" office:value="-0.350157" calcext:value-type="float">
            <text:p>-0.350157</text:p>
          </table:table-cell>
          <table:table-cell/>
          <table:table-cell table:formula="of:=10^9*[.A1655]" office:value-type="float" office:value="602.5625" calcext:value-type="float">
            <text:p>602.5625</text:p>
          </table:table-cell>
          <table:table-cell table:formula="of:=1000*[.B1655]" office:value-type="float" office:value="-350.157" calcext:value-type="float">
            <text:p>-350.157</text:p>
          </table:table-cell>
          <table:table-cell table:number-columns-repeated="4"/>
        </table:table-row>
        <table:table-row table:style-name="ro1">
          <table:table-cell office:value-type="float" office:value="0.0000006030625" calcext:value-type="float">
            <text:p>6.030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656]" office:value-type="float" office:value="603.0625" calcext:value-type="float">
            <text:p>603.0625</text:p>
          </table:table-cell>
          <table:table-cell table:formula="of:=1000*[.B1656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6035625" calcext:value-type="float">
            <text:p>6.035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657]" office:value-type="float" office:value="603.5625" calcext:value-type="float">
            <text:p>603.5625</text:p>
          </table:table-cell>
          <table:table-cell table:formula="of:=1000*[.B1657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6040625" calcext:value-type="float">
            <text:p>6.040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658]" office:value-type="float" office:value="604.0625" calcext:value-type="float">
            <text:p>604.0625</text:p>
          </table:table-cell>
          <table:table-cell table:formula="of:=1000*[.B1658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6045625" calcext:value-type="float">
            <text:p>6.045625E-07</text:p>
          </table:table-cell>
          <table:table-cell office:value-type="float" office:value="-0.350157" calcext:value-type="float">
            <text:p>-0.350157</text:p>
          </table:table-cell>
          <table:table-cell/>
          <table:table-cell table:formula="of:=10^9*[.A1659]" office:value-type="float" office:value="604.5625" calcext:value-type="float">
            <text:p>604.5625</text:p>
          </table:table-cell>
          <table:table-cell table:formula="of:=1000*[.B1659]" office:value-type="float" office:value="-350.157" calcext:value-type="float">
            <text:p>-350.157</text:p>
          </table:table-cell>
          <table:table-cell table:number-columns-repeated="4"/>
        </table:table-row>
        <table:table-row table:style-name="ro1">
          <table:table-cell office:value-type="float" office:value="0.0000006050625" calcext:value-type="float">
            <text:p>6.050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660]" office:value-type="float" office:value="605.0625" calcext:value-type="float">
            <text:p>605.0625</text:p>
          </table:table-cell>
          <table:table-cell table:formula="of:=1000*[.B1660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6055625" calcext:value-type="float">
            <text:p>6.055625E-07</text:p>
          </table:table-cell>
          <table:table-cell office:value-type="float" office:value="-0.350157" calcext:value-type="float">
            <text:p>-0.350157</text:p>
          </table:table-cell>
          <table:table-cell/>
          <table:table-cell table:formula="of:=10^9*[.A1661]" office:value-type="float" office:value="605.5625" calcext:value-type="float">
            <text:p>605.5625</text:p>
          </table:table-cell>
          <table:table-cell table:formula="of:=1000*[.B1661]" office:value-type="float" office:value="-350.157" calcext:value-type="float">
            <text:p>-350.157</text:p>
          </table:table-cell>
          <table:table-cell table:number-columns-repeated="4"/>
        </table:table-row>
        <table:table-row table:style-name="ro1">
          <table:table-cell office:value-type="float" office:value="0.0000006060625" calcext:value-type="float">
            <text:p>6.060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662]" office:value-type="float" office:value="606.0625" calcext:value-type="float">
            <text:p>606.0625</text:p>
          </table:table-cell>
          <table:table-cell table:formula="of:=1000*[.B1662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6065625" calcext:value-type="float">
            <text:p>6.065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663]" office:value-type="float" office:value="606.5625" calcext:value-type="float">
            <text:p>606.5625</text:p>
          </table:table-cell>
          <table:table-cell table:formula="of:=1000*[.B1663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6070625" calcext:value-type="float">
            <text:p>6.070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664]" office:value-type="float" office:value="607.0625" calcext:value-type="float">
            <text:p>607.0625</text:p>
          </table:table-cell>
          <table:table-cell table:formula="of:=1000*[.B1664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6075625" calcext:value-type="float">
            <text:p>6.075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665]" office:value-type="float" office:value="607.5625" calcext:value-type="float">
            <text:p>607.5625</text:p>
          </table:table-cell>
          <table:table-cell table:formula="of:=1000*[.B1665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6080625" calcext:value-type="float">
            <text:p>6.080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666]" office:value-type="float" office:value="608.0625" calcext:value-type="float">
            <text:p>608.0625</text:p>
          </table:table-cell>
          <table:table-cell table:formula="of:=1000*[.B1666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6085625" calcext:value-type="float">
            <text:p>6.085625E-07</text:p>
          </table:table-cell>
          <table:table-cell office:value-type="float" office:value="-0.350157" calcext:value-type="float">
            <text:p>-0.350157</text:p>
          </table:table-cell>
          <table:table-cell/>
          <table:table-cell table:formula="of:=10^9*[.A1667]" office:value-type="float" office:value="608.5625" calcext:value-type="float">
            <text:p>608.5625</text:p>
          </table:table-cell>
          <table:table-cell table:formula="of:=1000*[.B1667]" office:value-type="float" office:value="-350.157" calcext:value-type="float">
            <text:p>-350.157</text:p>
          </table:table-cell>
          <table:table-cell table:number-columns-repeated="4"/>
        </table:table-row>
        <table:table-row table:style-name="ro1">
          <table:table-cell office:value-type="float" office:value="0.0000006090625" calcext:value-type="float">
            <text:p>6.090625E-07</text:p>
          </table:table-cell>
          <table:table-cell office:value-type="float" office:value="-0.350157" calcext:value-type="float">
            <text:p>-0.350157</text:p>
          </table:table-cell>
          <table:table-cell/>
          <table:table-cell table:formula="of:=10^9*[.A1668]" office:value-type="float" office:value="609.0625" calcext:value-type="float">
            <text:p>609.0625</text:p>
          </table:table-cell>
          <table:table-cell table:formula="of:=1000*[.B1668]" office:value-type="float" office:value="-350.157" calcext:value-type="float">
            <text:p>-350.157</text:p>
          </table:table-cell>
          <table:table-cell table:number-columns-repeated="4"/>
        </table:table-row>
        <table:table-row table:style-name="ro1">
          <table:table-cell office:value-type="float" office:value="0.0000006095625" calcext:value-type="float">
            <text:p>6.095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669]" office:value-type="float" office:value="609.5625" calcext:value-type="float">
            <text:p>609.5625</text:p>
          </table:table-cell>
          <table:table-cell table:formula="of:=1000*[.B1669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6100625" calcext:value-type="float">
            <text:p>6.100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670]" office:value-type="float" office:value="610.0625" calcext:value-type="float">
            <text:p>610.0625</text:p>
          </table:table-cell>
          <table:table-cell table:formula="of:=1000*[.B1670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6105625" calcext:value-type="float">
            <text:p>6.105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671]" office:value-type="float" office:value="610.5625" calcext:value-type="float">
            <text:p>610.5625</text:p>
          </table:table-cell>
          <table:table-cell table:formula="of:=1000*[.B1671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6110625" calcext:value-type="float">
            <text:p>6.110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672]" office:value-type="float" office:value="611.0625" calcext:value-type="float">
            <text:p>611.0625</text:p>
          </table:table-cell>
          <table:table-cell table:formula="of:=1000*[.B1672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6115625" calcext:value-type="float">
            <text:p>6.115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673]" office:value-type="float" office:value="611.5625" calcext:value-type="float">
            <text:p>611.5625</text:p>
          </table:table-cell>
          <table:table-cell table:formula="of:=1000*[.B1673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6120625" calcext:value-type="float">
            <text:p>6.120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674]" office:value-type="float" office:value="612.0625" calcext:value-type="float">
            <text:p>612.0625</text:p>
          </table:table-cell>
          <table:table-cell table:formula="of:=1000*[.B1674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6125625" calcext:value-type="float">
            <text:p>6.125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675]" office:value-type="float" office:value="612.5625" calcext:value-type="float">
            <text:p>612.5625</text:p>
          </table:table-cell>
          <table:table-cell table:formula="of:=1000*[.B1675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6130625" calcext:value-type="float">
            <text:p>6.130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676]" office:value-type="float" office:value="613.0625" calcext:value-type="float">
            <text:p>613.0625</text:p>
          </table:table-cell>
          <table:table-cell table:formula="of:=1000*[.B1676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6135625" calcext:value-type="float">
            <text:p>6.135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677]" office:value-type="float" office:value="613.5625" calcext:value-type="float">
            <text:p>613.5625</text:p>
          </table:table-cell>
          <table:table-cell table:formula="of:=1000*[.B1677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6140625" calcext:value-type="float">
            <text:p>6.140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678]" office:value-type="float" office:value="614.0625" calcext:value-type="float">
            <text:p>614.0625</text:p>
          </table:table-cell>
          <table:table-cell table:formula="of:=1000*[.B1678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6145625" calcext:value-type="float">
            <text:p>6.145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679]" office:value-type="float" office:value="614.5625" calcext:value-type="float">
            <text:p>614.5625</text:p>
          </table:table-cell>
          <table:table-cell table:formula="of:=1000*[.B1679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6150625" calcext:value-type="float">
            <text:p>6.150625E-07</text:p>
          </table:table-cell>
          <table:table-cell office:value-type="float" office:value="-0.350157" calcext:value-type="float">
            <text:p>-0.350157</text:p>
          </table:table-cell>
          <table:table-cell/>
          <table:table-cell table:formula="of:=10^9*[.A1680]" office:value-type="float" office:value="615.0625" calcext:value-type="float">
            <text:p>615.0625</text:p>
          </table:table-cell>
          <table:table-cell table:formula="of:=1000*[.B1680]" office:value-type="float" office:value="-350.157" calcext:value-type="float">
            <text:p>-350.157</text:p>
          </table:table-cell>
          <table:table-cell table:number-columns-repeated="4"/>
        </table:table-row>
        <table:table-row table:style-name="ro1">
          <table:table-cell office:value-type="float" office:value="0.0000006155625" calcext:value-type="float">
            <text:p>6.155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681]" office:value-type="float" office:value="615.5625" calcext:value-type="float">
            <text:p>615.5625</text:p>
          </table:table-cell>
          <table:table-cell table:formula="of:=1000*[.B1681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6160625" calcext:value-type="float">
            <text:p>6.160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682]" office:value-type="float" office:value="616.0625" calcext:value-type="float">
            <text:p>616.0625</text:p>
          </table:table-cell>
          <table:table-cell table:formula="of:=1000*[.B1682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6165625" calcext:value-type="float">
            <text:p>6.165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683]" office:value-type="float" office:value="616.5625" calcext:value-type="float">
            <text:p>616.5625</text:p>
          </table:table-cell>
          <table:table-cell table:formula="of:=1000*[.B1683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6170625" calcext:value-type="float">
            <text:p>6.170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684]" office:value-type="float" office:value="617.0625" calcext:value-type="float">
            <text:p>617.0625</text:p>
          </table:table-cell>
          <table:table-cell table:formula="of:=1000*[.B1684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6175625" calcext:value-type="float">
            <text:p>6.175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685]" office:value-type="float" office:value="617.5625" calcext:value-type="float">
            <text:p>617.5625</text:p>
          </table:table-cell>
          <table:table-cell table:formula="of:=1000*[.B1685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6180625" calcext:value-type="float">
            <text:p>6.180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686]" office:value-type="float" office:value="618.0625" calcext:value-type="float">
            <text:p>618.0625</text:p>
          </table:table-cell>
          <table:table-cell table:formula="of:=1000*[.B1686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6185625" calcext:value-type="float">
            <text:p>6.185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687]" office:value-type="float" office:value="618.5625" calcext:value-type="float">
            <text:p>618.5625</text:p>
          </table:table-cell>
          <table:table-cell table:formula="of:=1000*[.B1687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6190625" calcext:value-type="float">
            <text:p>6.190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688]" office:value-type="float" office:value="619.0625" calcext:value-type="float">
            <text:p>619.0625</text:p>
          </table:table-cell>
          <table:table-cell table:formula="of:=1000*[.B1688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6195625" calcext:value-type="float">
            <text:p>6.195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689]" office:value-type="float" office:value="619.5625" calcext:value-type="float">
            <text:p>619.5625</text:p>
          </table:table-cell>
          <table:table-cell table:formula="of:=1000*[.B1689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6200625" calcext:value-type="float">
            <text:p>6.200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690]" office:value-type="float" office:value="620.0625" calcext:value-type="float">
            <text:p>620.0625</text:p>
          </table:table-cell>
          <table:table-cell table:formula="of:=1000*[.B1690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6205625" calcext:value-type="float">
            <text:p>6.205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691]" office:value-type="float" office:value="620.5625" calcext:value-type="float">
            <text:p>620.5625</text:p>
          </table:table-cell>
          <table:table-cell table:formula="of:=1000*[.B1691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6210625" calcext:value-type="float">
            <text:p>6.210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692]" office:value-type="float" office:value="621.0625" calcext:value-type="float">
            <text:p>621.0625</text:p>
          </table:table-cell>
          <table:table-cell table:formula="of:=1000*[.B1692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6215625" calcext:value-type="float">
            <text:p>6.215625E-07</text:p>
          </table:table-cell>
          <table:table-cell office:value-type="float" office:value="-0.350157" calcext:value-type="float">
            <text:p>-0.350157</text:p>
          </table:table-cell>
          <table:table-cell/>
          <table:table-cell table:formula="of:=10^9*[.A1693]" office:value-type="float" office:value="621.5625" calcext:value-type="float">
            <text:p>621.5625</text:p>
          </table:table-cell>
          <table:table-cell table:formula="of:=1000*[.B1693]" office:value-type="float" office:value="-350.157" calcext:value-type="float">
            <text:p>-350.157</text:p>
          </table:table-cell>
          <table:table-cell table:number-columns-repeated="4"/>
        </table:table-row>
        <table:table-row table:style-name="ro1">
          <table:table-cell office:value-type="float" office:value="0.0000006220625" calcext:value-type="float">
            <text:p>6.220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694]" office:value-type="float" office:value="622.0625" calcext:value-type="float">
            <text:p>622.0625</text:p>
          </table:table-cell>
          <table:table-cell table:formula="of:=1000*[.B1694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6225625" calcext:value-type="float">
            <text:p>6.225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695]" office:value-type="float" office:value="622.5625" calcext:value-type="float">
            <text:p>622.5625</text:p>
          </table:table-cell>
          <table:table-cell table:formula="of:=1000*[.B1695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6230625" calcext:value-type="float">
            <text:p>6.230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696]" office:value-type="float" office:value="623.0625" calcext:value-type="float">
            <text:p>623.0625</text:p>
          </table:table-cell>
          <table:table-cell table:formula="of:=1000*[.B1696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6235625" calcext:value-type="float">
            <text:p>6.235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697]" office:value-type="float" office:value="623.5625" calcext:value-type="float">
            <text:p>623.5625</text:p>
          </table:table-cell>
          <table:table-cell table:formula="of:=1000*[.B1697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6240625" calcext:value-type="float">
            <text:p>6.240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698]" office:value-type="float" office:value="624.0625" calcext:value-type="float">
            <text:p>624.0625</text:p>
          </table:table-cell>
          <table:table-cell table:formula="of:=1000*[.B1698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6245625" calcext:value-type="float">
            <text:p>6.245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699]" office:value-type="float" office:value="624.5625" calcext:value-type="float">
            <text:p>624.5625</text:p>
          </table:table-cell>
          <table:table-cell table:formula="of:=1000*[.B1699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6250625" calcext:value-type="float">
            <text:p>6.250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700]" office:value-type="float" office:value="625.0625" calcext:value-type="float">
            <text:p>625.0625</text:p>
          </table:table-cell>
          <table:table-cell table:formula="of:=1000*[.B1700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6255625" calcext:value-type="float">
            <text:p>6.255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701]" office:value-type="float" office:value="625.5625" calcext:value-type="float">
            <text:p>625.5625</text:p>
          </table:table-cell>
          <table:table-cell table:formula="of:=1000*[.B1701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6260625" calcext:value-type="float">
            <text:p>6.260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702]" office:value-type="float" office:value="626.0625" calcext:value-type="float">
            <text:p>626.0625</text:p>
          </table:table-cell>
          <table:table-cell table:formula="of:=1000*[.B1702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6265625" calcext:value-type="float">
            <text:p>6.265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703]" office:value-type="float" office:value="626.5625" calcext:value-type="float">
            <text:p>626.5625</text:p>
          </table:table-cell>
          <table:table-cell table:formula="of:=1000*[.B1703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6270625" calcext:value-type="float">
            <text:p>6.270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704]" office:value-type="float" office:value="627.0625" calcext:value-type="float">
            <text:p>627.0625</text:p>
          </table:table-cell>
          <table:table-cell table:formula="of:=1000*[.B1704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6275625" calcext:value-type="float">
            <text:p>6.275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705]" office:value-type="float" office:value="627.5625" calcext:value-type="float">
            <text:p>627.5625</text:p>
          </table:table-cell>
          <table:table-cell table:formula="of:=1000*[.B1705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6280625" calcext:value-type="float">
            <text:p>6.280625E-07</text:p>
          </table:table-cell>
          <table:table-cell office:value-type="float" office:value="-0.350157" calcext:value-type="float">
            <text:p>-0.350157</text:p>
          </table:table-cell>
          <table:table-cell/>
          <table:table-cell table:formula="of:=10^9*[.A1706]" office:value-type="float" office:value="628.0625" calcext:value-type="float">
            <text:p>628.0625</text:p>
          </table:table-cell>
          <table:table-cell table:formula="of:=1000*[.B1706]" office:value-type="float" office:value="-350.157" calcext:value-type="float">
            <text:p>-350.157</text:p>
          </table:table-cell>
          <table:table-cell table:number-columns-repeated="4"/>
        </table:table-row>
        <table:table-row table:style-name="ro1">
          <table:table-cell office:value-type="float" office:value="0.0000006285625" calcext:value-type="float">
            <text:p>6.285625E-07</text:p>
          </table:table-cell>
          <table:table-cell office:value-type="float" office:value="-0.350157" calcext:value-type="float">
            <text:p>-0.350157</text:p>
          </table:table-cell>
          <table:table-cell/>
          <table:table-cell table:formula="of:=10^9*[.A1707]" office:value-type="float" office:value="628.5625" calcext:value-type="float">
            <text:p>628.5625</text:p>
          </table:table-cell>
          <table:table-cell table:formula="of:=1000*[.B1707]" office:value-type="float" office:value="-350.157" calcext:value-type="float">
            <text:p>-350.157</text:p>
          </table:table-cell>
          <table:table-cell table:number-columns-repeated="4"/>
        </table:table-row>
        <table:table-row table:style-name="ro1">
          <table:table-cell office:value-type="float" office:value="0.0000006290625" calcext:value-type="float">
            <text:p>6.290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708]" office:value-type="float" office:value="629.0625" calcext:value-type="float">
            <text:p>629.0625</text:p>
          </table:table-cell>
          <table:table-cell table:formula="of:=1000*[.B1708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6295625" calcext:value-type="float">
            <text:p>6.295625E-07</text:p>
          </table:table-cell>
          <table:table-cell office:value-type="float" office:value="-0.350157" calcext:value-type="float">
            <text:p>-0.350157</text:p>
          </table:table-cell>
          <table:table-cell/>
          <table:table-cell table:formula="of:=10^9*[.A1709]" office:value-type="float" office:value="629.5625" calcext:value-type="float">
            <text:p>629.5625</text:p>
          </table:table-cell>
          <table:table-cell table:formula="of:=1000*[.B1709]" office:value-type="float" office:value="-350.157" calcext:value-type="float">
            <text:p>-350.157</text:p>
          </table:table-cell>
          <table:table-cell table:number-columns-repeated="4"/>
        </table:table-row>
        <table:table-row table:style-name="ro1">
          <table:table-cell office:value-type="float" office:value="0.0000006300625" calcext:value-type="float">
            <text:p>6.300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710]" office:value-type="float" office:value="630.0625" calcext:value-type="float">
            <text:p>630.0625</text:p>
          </table:table-cell>
          <table:table-cell table:formula="of:=1000*[.B1710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6305625" calcext:value-type="float">
            <text:p>6.305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711]" office:value-type="float" office:value="630.5625" calcext:value-type="float">
            <text:p>630.5625</text:p>
          </table:table-cell>
          <table:table-cell table:formula="of:=1000*[.B1711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6310625" calcext:value-type="float">
            <text:p>6.310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712]" office:value-type="float" office:value="631.0625" calcext:value-type="float">
            <text:p>631.0625</text:p>
          </table:table-cell>
          <table:table-cell table:formula="of:=1000*[.B1712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6315625" calcext:value-type="float">
            <text:p>6.315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713]" office:value-type="float" office:value="631.5625" calcext:value-type="float">
            <text:p>631.5625</text:p>
          </table:table-cell>
          <table:table-cell table:formula="of:=1000*[.B1713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6320625" calcext:value-type="float">
            <text:p>6.320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714]" office:value-type="float" office:value="632.0625" calcext:value-type="float">
            <text:p>632.0625</text:p>
          </table:table-cell>
          <table:table-cell table:formula="of:=1000*[.B1714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6325625" calcext:value-type="float">
            <text:p>6.325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715]" office:value-type="float" office:value="632.5625" calcext:value-type="float">
            <text:p>632.5625</text:p>
          </table:table-cell>
          <table:table-cell table:formula="of:=1000*[.B1715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6330625" calcext:value-type="float">
            <text:p>6.330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716]" office:value-type="float" office:value="633.0625" calcext:value-type="float">
            <text:p>633.0625</text:p>
          </table:table-cell>
          <table:table-cell table:formula="of:=1000*[.B1716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6335625" calcext:value-type="float">
            <text:p>6.335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717]" office:value-type="float" office:value="633.5625" calcext:value-type="float">
            <text:p>633.5625</text:p>
          </table:table-cell>
          <table:table-cell table:formula="of:=1000*[.B1717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6340625" calcext:value-type="float">
            <text:p>6.340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718]" office:value-type="float" office:value="634.0625" calcext:value-type="float">
            <text:p>634.0625</text:p>
          </table:table-cell>
          <table:table-cell table:formula="of:=1000*[.B1718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6345625" calcext:value-type="float">
            <text:p>6.345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719]" office:value-type="float" office:value="634.5625" calcext:value-type="float">
            <text:p>634.5625</text:p>
          </table:table-cell>
          <table:table-cell table:formula="of:=1000*[.B1719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6350625" calcext:value-type="float">
            <text:p>6.350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720]" office:value-type="float" office:value="635.0625" calcext:value-type="float">
            <text:p>635.0625</text:p>
          </table:table-cell>
          <table:table-cell table:formula="of:=1000*[.B1720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6355625" calcext:value-type="float">
            <text:p>6.355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721]" office:value-type="float" office:value="635.5625" calcext:value-type="float">
            <text:p>635.5625</text:p>
          </table:table-cell>
          <table:table-cell table:formula="of:=1000*[.B1721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6360625" calcext:value-type="float">
            <text:p>6.360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722]" office:value-type="float" office:value="636.0625" calcext:value-type="float">
            <text:p>636.0625</text:p>
          </table:table-cell>
          <table:table-cell table:formula="of:=1000*[.B1722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6365625" calcext:value-type="float">
            <text:p>6.365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723]" office:value-type="float" office:value="636.5625" calcext:value-type="float">
            <text:p>636.5625</text:p>
          </table:table-cell>
          <table:table-cell table:formula="of:=1000*[.B1723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6370625" calcext:value-type="float">
            <text:p>6.370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724]" office:value-type="float" office:value="637.0625" calcext:value-type="float">
            <text:p>637.0625</text:p>
          </table:table-cell>
          <table:table-cell table:formula="of:=1000*[.B1724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6375625" calcext:value-type="float">
            <text:p>6.375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725]" office:value-type="float" office:value="637.5625" calcext:value-type="float">
            <text:p>637.5625</text:p>
          </table:table-cell>
          <table:table-cell table:formula="of:=1000*[.B1725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6380625" calcext:value-type="float">
            <text:p>6.380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726]" office:value-type="float" office:value="638.0625" calcext:value-type="float">
            <text:p>638.0625</text:p>
          </table:table-cell>
          <table:table-cell table:formula="of:=1000*[.B1726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6385625" calcext:value-type="float">
            <text:p>6.385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727]" office:value-type="float" office:value="638.5625" calcext:value-type="float">
            <text:p>638.5625</text:p>
          </table:table-cell>
          <table:table-cell table:formula="of:=1000*[.B1727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6390625" calcext:value-type="float">
            <text:p>6.390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728]" office:value-type="float" office:value="639.0625" calcext:value-type="float">
            <text:p>639.0625</text:p>
          </table:table-cell>
          <table:table-cell table:formula="of:=1000*[.B1728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6395625" calcext:value-type="float">
            <text:p>6.395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729]" office:value-type="float" office:value="639.5625" calcext:value-type="float">
            <text:p>639.5625</text:p>
          </table:table-cell>
          <table:table-cell table:formula="of:=1000*[.B1729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6400625" calcext:value-type="float">
            <text:p>6.400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730]" office:value-type="float" office:value="640.0625" calcext:value-type="float">
            <text:p>640.0625</text:p>
          </table:table-cell>
          <table:table-cell table:formula="of:=1000*[.B1730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6405625" calcext:value-type="float">
            <text:p>6.405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731]" office:value-type="float" office:value="640.5625" calcext:value-type="float">
            <text:p>640.5625</text:p>
          </table:table-cell>
          <table:table-cell table:formula="of:=1000*[.B1731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6410625" calcext:value-type="float">
            <text:p>6.410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732]" office:value-type="float" office:value="641.0625" calcext:value-type="float">
            <text:p>641.0625</text:p>
          </table:table-cell>
          <table:table-cell table:formula="of:=1000*[.B1732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6415625" calcext:value-type="float">
            <text:p>6.415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733]" office:value-type="float" office:value="641.5625" calcext:value-type="float">
            <text:p>641.5625</text:p>
          </table:table-cell>
          <table:table-cell table:formula="of:=1000*[.B1733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6420625" calcext:value-type="float">
            <text:p>6.420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734]" office:value-type="float" office:value="642.0625" calcext:value-type="float">
            <text:p>642.0625</text:p>
          </table:table-cell>
          <table:table-cell table:formula="of:=1000*[.B1734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6425625" calcext:value-type="float">
            <text:p>6.425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735]" office:value-type="float" office:value="642.5625" calcext:value-type="float">
            <text:p>642.5625</text:p>
          </table:table-cell>
          <table:table-cell table:formula="of:=1000*[.B1735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6430625" calcext:value-type="float">
            <text:p>6.430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736]" office:value-type="float" office:value="643.0625" calcext:value-type="float">
            <text:p>643.0625</text:p>
          </table:table-cell>
          <table:table-cell table:formula="of:=1000*[.B1736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6435625" calcext:value-type="float">
            <text:p>6.435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737]" office:value-type="float" office:value="643.5625" calcext:value-type="float">
            <text:p>643.5625</text:p>
          </table:table-cell>
          <table:table-cell table:formula="of:=1000*[.B1737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6440625" calcext:value-type="float">
            <text:p>6.440625E-07</text:p>
          </table:table-cell>
          <table:table-cell office:value-type="float" office:value="-0.350157" calcext:value-type="float">
            <text:p>-0.350157</text:p>
          </table:table-cell>
          <table:table-cell/>
          <table:table-cell table:formula="of:=10^9*[.A1738]" office:value-type="float" office:value="644.0625" calcext:value-type="float">
            <text:p>644.0625</text:p>
          </table:table-cell>
          <table:table-cell table:formula="of:=1000*[.B1738]" office:value-type="float" office:value="-350.157" calcext:value-type="float">
            <text:p>-350.157</text:p>
          </table:table-cell>
          <table:table-cell table:number-columns-repeated="4"/>
        </table:table-row>
        <table:table-row table:style-name="ro1">
          <table:table-cell office:value-type="float" office:value="0.0000006445625" calcext:value-type="float">
            <text:p>6.445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739]" office:value-type="float" office:value="644.5625" calcext:value-type="float">
            <text:p>644.5625</text:p>
          </table:table-cell>
          <table:table-cell table:formula="of:=1000*[.B1739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6450625" calcext:value-type="float">
            <text:p>6.450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740]" office:value-type="float" office:value="645.0625" calcext:value-type="float">
            <text:p>645.0625</text:p>
          </table:table-cell>
          <table:table-cell table:formula="of:=1000*[.B1740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6455625" calcext:value-type="float">
            <text:p>6.455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741]" office:value-type="float" office:value="645.5625" calcext:value-type="float">
            <text:p>645.5625</text:p>
          </table:table-cell>
          <table:table-cell table:formula="of:=1000*[.B1741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6460625" calcext:value-type="float">
            <text:p>6.460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742]" office:value-type="float" office:value="646.0625" calcext:value-type="float">
            <text:p>646.0625</text:p>
          </table:table-cell>
          <table:table-cell table:formula="of:=1000*[.B1742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6465625" calcext:value-type="float">
            <text:p>6.465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743]" office:value-type="float" office:value="646.5625" calcext:value-type="float">
            <text:p>646.5625</text:p>
          </table:table-cell>
          <table:table-cell table:formula="of:=1000*[.B1743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6470625" calcext:value-type="float">
            <text:p>6.470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744]" office:value-type="float" office:value="647.0625" calcext:value-type="float">
            <text:p>647.0625</text:p>
          </table:table-cell>
          <table:table-cell table:formula="of:=1000*[.B1744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6475625" calcext:value-type="float">
            <text:p>6.475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745]" office:value-type="float" office:value="647.5625" calcext:value-type="float">
            <text:p>647.5625</text:p>
          </table:table-cell>
          <table:table-cell table:formula="of:=1000*[.B1745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6480625" calcext:value-type="float">
            <text:p>6.480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746]" office:value-type="float" office:value="648.0625" calcext:value-type="float">
            <text:p>648.0625</text:p>
          </table:table-cell>
          <table:table-cell table:formula="of:=1000*[.B1746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6485625" calcext:value-type="float">
            <text:p>6.485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747]" office:value-type="float" office:value="648.5625" calcext:value-type="float">
            <text:p>648.5625</text:p>
          </table:table-cell>
          <table:table-cell table:formula="of:=1000*[.B1747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6490625" calcext:value-type="float">
            <text:p>6.490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748]" office:value-type="float" office:value="649.0625" calcext:value-type="float">
            <text:p>649.0625</text:p>
          </table:table-cell>
          <table:table-cell table:formula="of:=1000*[.B1748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6495625" calcext:value-type="float">
            <text:p>6.495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749]" office:value-type="float" office:value="649.5625" calcext:value-type="float">
            <text:p>649.5625</text:p>
          </table:table-cell>
          <table:table-cell table:formula="of:=1000*[.B1749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6500625" calcext:value-type="float">
            <text:p>6.500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750]" office:value-type="float" office:value="650.0625" calcext:value-type="float">
            <text:p>650.0625</text:p>
          </table:table-cell>
          <table:table-cell table:formula="of:=1000*[.B1750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6505625" calcext:value-type="float">
            <text:p>6.505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751]" office:value-type="float" office:value="650.5625" calcext:value-type="float">
            <text:p>650.5625</text:p>
          </table:table-cell>
          <table:table-cell table:formula="of:=1000*[.B1751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6510625" calcext:value-type="float">
            <text:p>6.510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752]" office:value-type="float" office:value="651.0625" calcext:value-type="float">
            <text:p>651.0625</text:p>
          </table:table-cell>
          <table:table-cell table:formula="of:=1000*[.B1752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6515625" calcext:value-type="float">
            <text:p>6.515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753]" office:value-type="float" office:value="651.5625" calcext:value-type="float">
            <text:p>651.5625</text:p>
          </table:table-cell>
          <table:table-cell table:formula="of:=1000*[.B1753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6520625" calcext:value-type="float">
            <text:p>6.520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754]" office:value-type="float" office:value="652.0625" calcext:value-type="float">
            <text:p>652.0625</text:p>
          </table:table-cell>
          <table:table-cell table:formula="of:=1000*[.B1754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6525625" calcext:value-type="float">
            <text:p>6.525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755]" office:value-type="float" office:value="652.5625" calcext:value-type="float">
            <text:p>652.5625</text:p>
          </table:table-cell>
          <table:table-cell table:formula="of:=1000*[.B1755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6530625" calcext:value-type="float">
            <text:p>6.530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756]" office:value-type="float" office:value="653.0625" calcext:value-type="float">
            <text:p>653.0625</text:p>
          </table:table-cell>
          <table:table-cell table:formula="of:=1000*[.B1756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6535625" calcext:value-type="float">
            <text:p>6.535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757]" office:value-type="float" office:value="653.5625" calcext:value-type="float">
            <text:p>653.5625</text:p>
          </table:table-cell>
          <table:table-cell table:formula="of:=1000*[.B1757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6540625" calcext:value-type="float">
            <text:p>6.540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758]" office:value-type="float" office:value="654.0625" calcext:value-type="float">
            <text:p>654.0625</text:p>
          </table:table-cell>
          <table:table-cell table:formula="of:=1000*[.B1758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6545625" calcext:value-type="float">
            <text:p>6.545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759]" office:value-type="float" office:value="654.5625" calcext:value-type="float">
            <text:p>654.5625</text:p>
          </table:table-cell>
          <table:table-cell table:formula="of:=1000*[.B1759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6550625" calcext:value-type="float">
            <text:p>6.550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760]" office:value-type="float" office:value="655.0625" calcext:value-type="float">
            <text:p>655.0625</text:p>
          </table:table-cell>
          <table:table-cell table:formula="of:=1000*[.B1760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6555625" calcext:value-type="float">
            <text:p>6.555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761]" office:value-type="float" office:value="655.5625" calcext:value-type="float">
            <text:p>655.5625</text:p>
          </table:table-cell>
          <table:table-cell table:formula="of:=1000*[.B1761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6560625" calcext:value-type="float">
            <text:p>6.560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762]" office:value-type="float" office:value="656.0625" calcext:value-type="float">
            <text:p>656.0625</text:p>
          </table:table-cell>
          <table:table-cell table:formula="of:=1000*[.B1762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6565625" calcext:value-type="float">
            <text:p>6.565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763]" office:value-type="float" office:value="656.5625" calcext:value-type="float">
            <text:p>656.5625</text:p>
          </table:table-cell>
          <table:table-cell table:formula="of:=1000*[.B1763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6570625" calcext:value-type="float">
            <text:p>6.570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764]" office:value-type="float" office:value="657.0625" calcext:value-type="float">
            <text:p>657.0625</text:p>
          </table:table-cell>
          <table:table-cell table:formula="of:=1000*[.B1764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6575625" calcext:value-type="float">
            <text:p>6.575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765]" office:value-type="float" office:value="657.5625" calcext:value-type="float">
            <text:p>657.5625</text:p>
          </table:table-cell>
          <table:table-cell table:formula="of:=1000*[.B1765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6580625" calcext:value-type="float">
            <text:p>6.580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766]" office:value-type="float" office:value="658.0625" calcext:value-type="float">
            <text:p>658.0625</text:p>
          </table:table-cell>
          <table:table-cell table:formula="of:=1000*[.B1766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6585625" calcext:value-type="float">
            <text:p>6.585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767]" office:value-type="float" office:value="658.5625" calcext:value-type="float">
            <text:p>658.5625</text:p>
          </table:table-cell>
          <table:table-cell table:formula="of:=1000*[.B1767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6590625" calcext:value-type="float">
            <text:p>6.590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768]" office:value-type="float" office:value="659.0625" calcext:value-type="float">
            <text:p>659.0625</text:p>
          </table:table-cell>
          <table:table-cell table:formula="of:=1000*[.B1768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6595625" calcext:value-type="float">
            <text:p>6.595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769]" office:value-type="float" office:value="659.5625" calcext:value-type="float">
            <text:p>659.5625</text:p>
          </table:table-cell>
          <table:table-cell table:formula="of:=1000*[.B1769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6600625" calcext:value-type="float">
            <text:p>6.600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770]" office:value-type="float" office:value="660.0625" calcext:value-type="float">
            <text:p>660.0625</text:p>
          </table:table-cell>
          <table:table-cell table:formula="of:=1000*[.B1770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6605625" calcext:value-type="float">
            <text:p>6.605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771]" office:value-type="float" office:value="660.5625" calcext:value-type="float">
            <text:p>660.5625</text:p>
          </table:table-cell>
          <table:table-cell table:formula="of:=1000*[.B1771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6610625" calcext:value-type="float">
            <text:p>6.610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772]" office:value-type="float" office:value="661.0625" calcext:value-type="float">
            <text:p>661.0625</text:p>
          </table:table-cell>
          <table:table-cell table:formula="of:=1000*[.B1772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6615625" calcext:value-type="float">
            <text:p>6.615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773]" office:value-type="float" office:value="661.5625" calcext:value-type="float">
            <text:p>661.5625</text:p>
          </table:table-cell>
          <table:table-cell table:formula="of:=1000*[.B1773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6620625" calcext:value-type="float">
            <text:p>6.620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774]" office:value-type="float" office:value="662.0625" calcext:value-type="float">
            <text:p>662.0625</text:p>
          </table:table-cell>
          <table:table-cell table:formula="of:=1000*[.B1774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6625625" calcext:value-type="float">
            <text:p>6.625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775]" office:value-type="float" office:value="662.5625" calcext:value-type="float">
            <text:p>662.5625</text:p>
          </table:table-cell>
          <table:table-cell table:formula="of:=1000*[.B1775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6630625" calcext:value-type="float">
            <text:p>6.630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776]" office:value-type="float" office:value="663.0625" calcext:value-type="float">
            <text:p>663.0625</text:p>
          </table:table-cell>
          <table:table-cell table:formula="of:=1000*[.B1776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6635625" calcext:value-type="float">
            <text:p>6.635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777]" office:value-type="float" office:value="663.5625" calcext:value-type="float">
            <text:p>663.5625</text:p>
          </table:table-cell>
          <table:table-cell table:formula="of:=1000*[.B1777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6640625" calcext:value-type="float">
            <text:p>6.640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778]" office:value-type="float" office:value="664.0625" calcext:value-type="float">
            <text:p>664.0625</text:p>
          </table:table-cell>
          <table:table-cell table:formula="of:=1000*[.B1778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6645625" calcext:value-type="float">
            <text:p>6.645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779]" office:value-type="float" office:value="664.5625" calcext:value-type="float">
            <text:p>664.5625</text:p>
          </table:table-cell>
          <table:table-cell table:formula="of:=1000*[.B1779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6650625" calcext:value-type="float">
            <text:p>6.650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780]" office:value-type="float" office:value="665.0625" calcext:value-type="float">
            <text:p>665.0625</text:p>
          </table:table-cell>
          <table:table-cell table:formula="of:=1000*[.B1780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6655625" calcext:value-type="float">
            <text:p>6.655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781]" office:value-type="float" office:value="665.5625" calcext:value-type="float">
            <text:p>665.5625</text:p>
          </table:table-cell>
          <table:table-cell table:formula="of:=1000*[.B1781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6660625" calcext:value-type="float">
            <text:p>6.660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782]" office:value-type="float" office:value="666.0625" calcext:value-type="float">
            <text:p>666.0625</text:p>
          </table:table-cell>
          <table:table-cell table:formula="of:=1000*[.B1782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6665625" calcext:value-type="float">
            <text:p>6.665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783]" office:value-type="float" office:value="666.5625" calcext:value-type="float">
            <text:p>666.5625</text:p>
          </table:table-cell>
          <table:table-cell table:formula="of:=1000*[.B1783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6670625" calcext:value-type="float">
            <text:p>6.670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784]" office:value-type="float" office:value="667.0625" calcext:value-type="float">
            <text:p>667.0625</text:p>
          </table:table-cell>
          <table:table-cell table:formula="of:=1000*[.B1784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6675625" calcext:value-type="float">
            <text:p>6.675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785]" office:value-type="float" office:value="667.5625" calcext:value-type="float">
            <text:p>667.5625</text:p>
          </table:table-cell>
          <table:table-cell table:formula="of:=1000*[.B1785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6680625" calcext:value-type="float">
            <text:p>6.680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786]" office:value-type="float" office:value="668.0625" calcext:value-type="float">
            <text:p>668.0625</text:p>
          </table:table-cell>
          <table:table-cell table:formula="of:=1000*[.B1786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6685625" calcext:value-type="float">
            <text:p>6.685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787]" office:value-type="float" office:value="668.5625" calcext:value-type="float">
            <text:p>668.5625</text:p>
          </table:table-cell>
          <table:table-cell table:formula="of:=1000*[.B1787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6690625" calcext:value-type="float">
            <text:p>6.690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788]" office:value-type="float" office:value="669.0625" calcext:value-type="float">
            <text:p>669.0625</text:p>
          </table:table-cell>
          <table:table-cell table:formula="of:=1000*[.B1788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6695625" calcext:value-type="float">
            <text:p>6.695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789]" office:value-type="float" office:value="669.5625" calcext:value-type="float">
            <text:p>669.5625</text:p>
          </table:table-cell>
          <table:table-cell table:formula="of:=1000*[.B1789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6700625" calcext:value-type="float">
            <text:p>6.700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790]" office:value-type="float" office:value="670.0625" calcext:value-type="float">
            <text:p>670.0625</text:p>
          </table:table-cell>
          <table:table-cell table:formula="of:=1000*[.B1790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6705625" calcext:value-type="float">
            <text:p>6.705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791]" office:value-type="float" office:value="670.5625" calcext:value-type="float">
            <text:p>670.5625</text:p>
          </table:table-cell>
          <table:table-cell table:formula="of:=1000*[.B1791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6710625" calcext:value-type="float">
            <text:p>6.710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792]" office:value-type="float" office:value="671.0625" calcext:value-type="float">
            <text:p>671.0625</text:p>
          </table:table-cell>
          <table:table-cell table:formula="of:=1000*[.B1792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6715625" calcext:value-type="float">
            <text:p>6.715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793]" office:value-type="float" office:value="671.5625" calcext:value-type="float">
            <text:p>671.5625</text:p>
          </table:table-cell>
          <table:table-cell table:formula="of:=1000*[.B1793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6720625" calcext:value-type="float">
            <text:p>6.720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794]" office:value-type="float" office:value="672.0625" calcext:value-type="float">
            <text:p>672.0625</text:p>
          </table:table-cell>
          <table:table-cell table:formula="of:=1000*[.B1794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6725625" calcext:value-type="float">
            <text:p>6.725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795]" office:value-type="float" office:value="672.5625" calcext:value-type="float">
            <text:p>672.5625</text:p>
          </table:table-cell>
          <table:table-cell table:formula="of:=1000*[.B1795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6730625" calcext:value-type="float">
            <text:p>6.730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796]" office:value-type="float" office:value="673.0625" calcext:value-type="float">
            <text:p>673.0625</text:p>
          </table:table-cell>
          <table:table-cell table:formula="of:=1000*[.B1796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6735625" calcext:value-type="float">
            <text:p>6.735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797]" office:value-type="float" office:value="673.5625" calcext:value-type="float">
            <text:p>673.5625</text:p>
          </table:table-cell>
          <table:table-cell table:formula="of:=1000*[.B1797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6740625" calcext:value-type="float">
            <text:p>6.740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798]" office:value-type="float" office:value="674.0625" calcext:value-type="float">
            <text:p>674.0625</text:p>
          </table:table-cell>
          <table:table-cell table:formula="of:=1000*[.B1798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6745625" calcext:value-type="float">
            <text:p>6.745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799]" office:value-type="float" office:value="674.5625" calcext:value-type="float">
            <text:p>674.5625</text:p>
          </table:table-cell>
          <table:table-cell table:formula="of:=1000*[.B1799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6750625" calcext:value-type="float">
            <text:p>6.750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800]" office:value-type="float" office:value="675.0625" calcext:value-type="float">
            <text:p>675.0625</text:p>
          </table:table-cell>
          <table:table-cell table:formula="of:=1000*[.B1800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6755625" calcext:value-type="float">
            <text:p>6.755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801]" office:value-type="float" office:value="675.5625" calcext:value-type="float">
            <text:p>675.5625</text:p>
          </table:table-cell>
          <table:table-cell table:formula="of:=1000*[.B1801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6760625" calcext:value-type="float">
            <text:p>6.760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802]" office:value-type="float" office:value="676.0625" calcext:value-type="float">
            <text:p>676.0625</text:p>
          </table:table-cell>
          <table:table-cell table:formula="of:=1000*[.B1802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6765625" calcext:value-type="float">
            <text:p>6.765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803]" office:value-type="float" office:value="676.5625" calcext:value-type="float">
            <text:p>676.5625</text:p>
          </table:table-cell>
          <table:table-cell table:formula="of:=1000*[.B1803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6770625" calcext:value-type="float">
            <text:p>6.770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804]" office:value-type="float" office:value="677.0625" calcext:value-type="float">
            <text:p>677.0625</text:p>
          </table:table-cell>
          <table:table-cell table:formula="of:=1000*[.B1804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6775625" calcext:value-type="float">
            <text:p>6.775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805]" office:value-type="float" office:value="677.5625" calcext:value-type="float">
            <text:p>677.5625</text:p>
          </table:table-cell>
          <table:table-cell table:formula="of:=1000*[.B1805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6780625" calcext:value-type="float">
            <text:p>6.780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806]" office:value-type="float" office:value="678.0625" calcext:value-type="float">
            <text:p>678.0625</text:p>
          </table:table-cell>
          <table:table-cell table:formula="of:=1000*[.B1806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6785625" calcext:value-type="float">
            <text:p>6.785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807]" office:value-type="float" office:value="678.5625" calcext:value-type="float">
            <text:p>678.5625</text:p>
          </table:table-cell>
          <table:table-cell table:formula="of:=1000*[.B1807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6790625" calcext:value-type="float">
            <text:p>6.790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808]" office:value-type="float" office:value="679.0625" calcext:value-type="float">
            <text:p>679.0625</text:p>
          </table:table-cell>
          <table:table-cell table:formula="of:=1000*[.B1808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6795625" calcext:value-type="float">
            <text:p>6.795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809]" office:value-type="float" office:value="679.5625" calcext:value-type="float">
            <text:p>679.5625</text:p>
          </table:table-cell>
          <table:table-cell table:formula="of:=1000*[.B1809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6800625" calcext:value-type="float">
            <text:p>6.800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810]" office:value-type="float" office:value="680.0625" calcext:value-type="float">
            <text:p>680.0625</text:p>
          </table:table-cell>
          <table:table-cell table:formula="of:=1000*[.B1810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6805625" calcext:value-type="float">
            <text:p>6.805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811]" office:value-type="float" office:value="680.5625" calcext:value-type="float">
            <text:p>680.5625</text:p>
          </table:table-cell>
          <table:table-cell table:formula="of:=1000*[.B1811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6810625" calcext:value-type="float">
            <text:p>6.810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812]" office:value-type="float" office:value="681.0625" calcext:value-type="float">
            <text:p>681.0625</text:p>
          </table:table-cell>
          <table:table-cell table:formula="of:=1000*[.B1812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6815625" calcext:value-type="float">
            <text:p>6.815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813]" office:value-type="float" office:value="681.5625" calcext:value-type="float">
            <text:p>681.5625</text:p>
          </table:table-cell>
          <table:table-cell table:formula="of:=1000*[.B1813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6820625" calcext:value-type="float">
            <text:p>6.820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814]" office:value-type="float" office:value="682.0625" calcext:value-type="float">
            <text:p>682.0625</text:p>
          </table:table-cell>
          <table:table-cell table:formula="of:=1000*[.B1814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6825625" calcext:value-type="float">
            <text:p>6.825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815]" office:value-type="float" office:value="682.5625" calcext:value-type="float">
            <text:p>682.5625</text:p>
          </table:table-cell>
          <table:table-cell table:formula="of:=1000*[.B1815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6830625" calcext:value-type="float">
            <text:p>6.830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816]" office:value-type="float" office:value="683.0625" calcext:value-type="float">
            <text:p>683.0625</text:p>
          </table:table-cell>
          <table:table-cell table:formula="of:=1000*[.B1816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6835625" calcext:value-type="float">
            <text:p>6.835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817]" office:value-type="float" office:value="683.5625" calcext:value-type="float">
            <text:p>683.5625</text:p>
          </table:table-cell>
          <table:table-cell table:formula="of:=1000*[.B1817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6840625" calcext:value-type="float">
            <text:p>6.840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818]" office:value-type="float" office:value="684.0625" calcext:value-type="float">
            <text:p>684.0625</text:p>
          </table:table-cell>
          <table:table-cell table:formula="of:=1000*[.B1818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6845625" calcext:value-type="float">
            <text:p>6.845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819]" office:value-type="float" office:value="684.5625" calcext:value-type="float">
            <text:p>684.5625</text:p>
          </table:table-cell>
          <table:table-cell table:formula="of:=1000*[.B1819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6850625" calcext:value-type="float">
            <text:p>6.850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820]" office:value-type="float" office:value="685.0625" calcext:value-type="float">
            <text:p>685.0625</text:p>
          </table:table-cell>
          <table:table-cell table:formula="of:=1000*[.B1820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6855625" calcext:value-type="float">
            <text:p>6.855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821]" office:value-type="float" office:value="685.5625" calcext:value-type="float">
            <text:p>685.5625</text:p>
          </table:table-cell>
          <table:table-cell table:formula="of:=1000*[.B1821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6860625" calcext:value-type="float">
            <text:p>6.860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822]" office:value-type="float" office:value="686.0625" calcext:value-type="float">
            <text:p>686.0625</text:p>
          </table:table-cell>
          <table:table-cell table:formula="of:=1000*[.B1822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6865625" calcext:value-type="float">
            <text:p>6.865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823]" office:value-type="float" office:value="686.5625" calcext:value-type="float">
            <text:p>686.5625</text:p>
          </table:table-cell>
          <table:table-cell table:formula="of:=1000*[.B1823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6870625" calcext:value-type="float">
            <text:p>6.870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824]" office:value-type="float" office:value="687.0625" calcext:value-type="float">
            <text:p>687.0625</text:p>
          </table:table-cell>
          <table:table-cell table:formula="of:=1000*[.B1824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6875625" calcext:value-type="float">
            <text:p>6.875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825]" office:value-type="float" office:value="687.5625" calcext:value-type="float">
            <text:p>687.5625</text:p>
          </table:table-cell>
          <table:table-cell table:formula="of:=1000*[.B1825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6880625" calcext:value-type="float">
            <text:p>6.880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826]" office:value-type="float" office:value="688.0625" calcext:value-type="float">
            <text:p>688.0625</text:p>
          </table:table-cell>
          <table:table-cell table:formula="of:=1000*[.B1826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6885625" calcext:value-type="float">
            <text:p>6.885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827]" office:value-type="float" office:value="688.5625" calcext:value-type="float">
            <text:p>688.5625</text:p>
          </table:table-cell>
          <table:table-cell table:formula="of:=1000*[.B1827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6890625" calcext:value-type="float">
            <text:p>6.890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828]" office:value-type="float" office:value="689.0625" calcext:value-type="float">
            <text:p>689.0625</text:p>
          </table:table-cell>
          <table:table-cell table:formula="of:=1000*[.B1828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6895625" calcext:value-type="float">
            <text:p>6.895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829]" office:value-type="float" office:value="689.5625" calcext:value-type="float">
            <text:p>689.5625</text:p>
          </table:table-cell>
          <table:table-cell table:formula="of:=1000*[.B1829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6900625" calcext:value-type="float">
            <text:p>6.900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830]" office:value-type="float" office:value="690.0625" calcext:value-type="float">
            <text:p>690.0625</text:p>
          </table:table-cell>
          <table:table-cell table:formula="of:=1000*[.B1830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6905625" calcext:value-type="float">
            <text:p>6.905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831]" office:value-type="float" office:value="690.5625" calcext:value-type="float">
            <text:p>690.5625</text:p>
          </table:table-cell>
          <table:table-cell table:formula="of:=1000*[.B1831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6910625" calcext:value-type="float">
            <text:p>6.910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832]" office:value-type="float" office:value="691.0625" calcext:value-type="float">
            <text:p>691.0625</text:p>
          </table:table-cell>
          <table:table-cell table:formula="of:=1000*[.B1832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6915625" calcext:value-type="float">
            <text:p>6.915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833]" office:value-type="float" office:value="691.5625" calcext:value-type="float">
            <text:p>691.5625</text:p>
          </table:table-cell>
          <table:table-cell table:formula="of:=1000*[.B1833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6920625" calcext:value-type="float">
            <text:p>6.920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834]" office:value-type="float" office:value="692.0625" calcext:value-type="float">
            <text:p>692.0625</text:p>
          </table:table-cell>
          <table:table-cell table:formula="of:=1000*[.B1834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6925625" calcext:value-type="float">
            <text:p>6.925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835]" office:value-type="float" office:value="692.5625" calcext:value-type="float">
            <text:p>692.5625</text:p>
          </table:table-cell>
          <table:table-cell table:formula="of:=1000*[.B1835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6930625" calcext:value-type="float">
            <text:p>6.930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836]" office:value-type="float" office:value="693.0625" calcext:value-type="float">
            <text:p>693.0625</text:p>
          </table:table-cell>
          <table:table-cell table:formula="of:=1000*[.B1836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6935625" calcext:value-type="float">
            <text:p>6.935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837]" office:value-type="float" office:value="693.5625" calcext:value-type="float">
            <text:p>693.5625</text:p>
          </table:table-cell>
          <table:table-cell table:formula="of:=1000*[.B1837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6940625" calcext:value-type="float">
            <text:p>6.940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838]" office:value-type="float" office:value="694.0625" calcext:value-type="float">
            <text:p>694.0625</text:p>
          </table:table-cell>
          <table:table-cell table:formula="of:=1000*[.B1838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6945625" calcext:value-type="float">
            <text:p>6.945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839]" office:value-type="float" office:value="694.5625" calcext:value-type="float">
            <text:p>694.5625</text:p>
          </table:table-cell>
          <table:table-cell table:formula="of:=1000*[.B1839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6950625" calcext:value-type="float">
            <text:p>6.950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840]" office:value-type="float" office:value="695.0625" calcext:value-type="float">
            <text:p>695.0625</text:p>
          </table:table-cell>
          <table:table-cell table:formula="of:=1000*[.B1840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6955625" calcext:value-type="float">
            <text:p>6.955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841]" office:value-type="float" office:value="695.5625" calcext:value-type="float">
            <text:p>695.5625</text:p>
          </table:table-cell>
          <table:table-cell table:formula="of:=1000*[.B1841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6960625" calcext:value-type="float">
            <text:p>6.960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842]" office:value-type="float" office:value="696.0625" calcext:value-type="float">
            <text:p>696.0625</text:p>
          </table:table-cell>
          <table:table-cell table:formula="of:=1000*[.B1842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6965625" calcext:value-type="float">
            <text:p>6.965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843]" office:value-type="float" office:value="696.5625" calcext:value-type="float">
            <text:p>696.5625</text:p>
          </table:table-cell>
          <table:table-cell table:formula="of:=1000*[.B1843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6970625" calcext:value-type="float">
            <text:p>6.970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844]" office:value-type="float" office:value="697.0625" calcext:value-type="float">
            <text:p>697.0625</text:p>
          </table:table-cell>
          <table:table-cell table:formula="of:=1000*[.B1844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6975625" calcext:value-type="float">
            <text:p>6.975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845]" office:value-type="float" office:value="697.5625" calcext:value-type="float">
            <text:p>697.5625</text:p>
          </table:table-cell>
          <table:table-cell table:formula="of:=1000*[.B1845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6980625" calcext:value-type="float">
            <text:p>6.980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846]" office:value-type="float" office:value="698.0625" calcext:value-type="float">
            <text:p>698.0625</text:p>
          </table:table-cell>
          <table:table-cell table:formula="of:=1000*[.B1846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6985625" calcext:value-type="float">
            <text:p>6.985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847]" office:value-type="float" office:value="698.5625" calcext:value-type="float">
            <text:p>698.5625</text:p>
          </table:table-cell>
          <table:table-cell table:formula="of:=1000*[.B1847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6990625" calcext:value-type="float">
            <text:p>6.990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848]" office:value-type="float" office:value="699.0625" calcext:value-type="float">
            <text:p>699.0625</text:p>
          </table:table-cell>
          <table:table-cell table:formula="of:=1000*[.B1848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6995625" calcext:value-type="float">
            <text:p>6.995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849]" office:value-type="float" office:value="699.5625" calcext:value-type="float">
            <text:p>699.5625</text:p>
          </table:table-cell>
          <table:table-cell table:formula="of:=1000*[.B1849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7000625" calcext:value-type="float">
            <text:p>7.000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850]" office:value-type="float" office:value="700.0625" calcext:value-type="float">
            <text:p>700.0625</text:p>
          </table:table-cell>
          <table:table-cell table:formula="of:=1000*[.B1850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7005625" calcext:value-type="float">
            <text:p>7.005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851]" office:value-type="float" office:value="700.5625" calcext:value-type="float">
            <text:p>700.5625</text:p>
          </table:table-cell>
          <table:table-cell table:formula="of:=1000*[.B1851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7010625" calcext:value-type="float">
            <text:p>7.010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852]" office:value-type="float" office:value="701.0625" calcext:value-type="float">
            <text:p>701.0625</text:p>
          </table:table-cell>
          <table:table-cell table:formula="of:=1000*[.B1852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7015625" calcext:value-type="float">
            <text:p>7.015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853]" office:value-type="float" office:value="701.5625" calcext:value-type="float">
            <text:p>701.5625</text:p>
          </table:table-cell>
          <table:table-cell table:formula="of:=1000*[.B1853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7020625" calcext:value-type="float">
            <text:p>7.020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854]" office:value-type="float" office:value="702.0625" calcext:value-type="float">
            <text:p>702.0625</text:p>
          </table:table-cell>
          <table:table-cell table:formula="of:=1000*[.B1854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7025625" calcext:value-type="float">
            <text:p>7.025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855]" office:value-type="float" office:value="702.5625" calcext:value-type="float">
            <text:p>702.5625</text:p>
          </table:table-cell>
          <table:table-cell table:formula="of:=1000*[.B1855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7030625" calcext:value-type="float">
            <text:p>7.030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856]" office:value-type="float" office:value="703.0625" calcext:value-type="float">
            <text:p>703.0625</text:p>
          </table:table-cell>
          <table:table-cell table:formula="of:=1000*[.B1856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7035625" calcext:value-type="float">
            <text:p>7.035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857]" office:value-type="float" office:value="703.5625" calcext:value-type="float">
            <text:p>703.5625</text:p>
          </table:table-cell>
          <table:table-cell table:formula="of:=1000*[.B1857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7040625" calcext:value-type="float">
            <text:p>7.040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858]" office:value-type="float" office:value="704.0625" calcext:value-type="float">
            <text:p>704.0625</text:p>
          </table:table-cell>
          <table:table-cell table:formula="of:=1000*[.B1858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7045625" calcext:value-type="float">
            <text:p>7.045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859]" office:value-type="float" office:value="704.5625" calcext:value-type="float">
            <text:p>704.5625</text:p>
          </table:table-cell>
          <table:table-cell table:formula="of:=1000*[.B1859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7050625" calcext:value-type="float">
            <text:p>7.050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860]" office:value-type="float" office:value="705.0625" calcext:value-type="float">
            <text:p>705.0625</text:p>
          </table:table-cell>
          <table:table-cell table:formula="of:=1000*[.B1860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7055625" calcext:value-type="float">
            <text:p>7.055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861]" office:value-type="float" office:value="705.5625" calcext:value-type="float">
            <text:p>705.5625</text:p>
          </table:table-cell>
          <table:table-cell table:formula="of:=1000*[.B1861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7060625" calcext:value-type="float">
            <text:p>7.060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862]" office:value-type="float" office:value="706.0625" calcext:value-type="float">
            <text:p>706.0625</text:p>
          </table:table-cell>
          <table:table-cell table:formula="of:=1000*[.B1862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7065625" calcext:value-type="float">
            <text:p>7.065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863]" office:value-type="float" office:value="706.5625" calcext:value-type="float">
            <text:p>706.5625</text:p>
          </table:table-cell>
          <table:table-cell table:formula="of:=1000*[.B1863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7070625" calcext:value-type="float">
            <text:p>7.070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864]" office:value-type="float" office:value="707.0625" calcext:value-type="float">
            <text:p>707.0625</text:p>
          </table:table-cell>
          <table:table-cell table:formula="of:=1000*[.B1864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7075625" calcext:value-type="float">
            <text:p>7.075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865]" office:value-type="float" office:value="707.5625" calcext:value-type="float">
            <text:p>707.5625</text:p>
          </table:table-cell>
          <table:table-cell table:formula="of:=1000*[.B1865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7080625" calcext:value-type="float">
            <text:p>7.080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866]" office:value-type="float" office:value="708.0625" calcext:value-type="float">
            <text:p>708.0625</text:p>
          </table:table-cell>
          <table:table-cell table:formula="of:=1000*[.B1866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7085625" calcext:value-type="float">
            <text:p>7.085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867]" office:value-type="float" office:value="708.5625" calcext:value-type="float">
            <text:p>708.5625</text:p>
          </table:table-cell>
          <table:table-cell table:formula="of:=1000*[.B1867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7090625" calcext:value-type="float">
            <text:p>7.090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868]" office:value-type="float" office:value="709.0625" calcext:value-type="float">
            <text:p>709.0625</text:p>
          </table:table-cell>
          <table:table-cell table:formula="of:=1000*[.B1868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7095625" calcext:value-type="float">
            <text:p>7.095625E-07</text:p>
          </table:table-cell>
          <table:table-cell office:value-type="float" office:value="-0.350157" calcext:value-type="float">
            <text:p>-0.350157</text:p>
          </table:table-cell>
          <table:table-cell/>
          <table:table-cell table:formula="of:=10^9*[.A1869]" office:value-type="float" office:value="709.5625" calcext:value-type="float">
            <text:p>709.5625</text:p>
          </table:table-cell>
          <table:table-cell table:formula="of:=1000*[.B1869]" office:value-type="float" office:value="-350.157" calcext:value-type="float">
            <text:p>-350.157</text:p>
          </table:table-cell>
          <table:table-cell table:number-columns-repeated="4"/>
        </table:table-row>
        <table:table-row table:style-name="ro1">
          <table:table-cell office:value-type="float" office:value="0.0000007100625" calcext:value-type="float">
            <text:p>7.100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870]" office:value-type="float" office:value="710.0625" calcext:value-type="float">
            <text:p>710.0625</text:p>
          </table:table-cell>
          <table:table-cell table:formula="of:=1000*[.B1870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7105625" calcext:value-type="float">
            <text:p>7.105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871]" office:value-type="float" office:value="710.5625" calcext:value-type="float">
            <text:p>710.5625</text:p>
          </table:table-cell>
          <table:table-cell table:formula="of:=1000*[.B1871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7110625" calcext:value-type="float">
            <text:p>7.110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872]" office:value-type="float" office:value="711.0625" calcext:value-type="float">
            <text:p>711.0625</text:p>
          </table:table-cell>
          <table:table-cell table:formula="of:=1000*[.B1872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7115625" calcext:value-type="float">
            <text:p>7.115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873]" office:value-type="float" office:value="711.5625" calcext:value-type="float">
            <text:p>711.5625</text:p>
          </table:table-cell>
          <table:table-cell table:formula="of:=1000*[.B1873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7120625" calcext:value-type="float">
            <text:p>7.120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874]" office:value-type="float" office:value="712.0625" calcext:value-type="float">
            <text:p>712.0625</text:p>
          </table:table-cell>
          <table:table-cell table:formula="of:=1000*[.B1874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7125625" calcext:value-type="float">
            <text:p>7.125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875]" office:value-type="float" office:value="712.5625" calcext:value-type="float">
            <text:p>712.5625</text:p>
          </table:table-cell>
          <table:table-cell table:formula="of:=1000*[.B1875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7130625" calcext:value-type="float">
            <text:p>7.130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876]" office:value-type="float" office:value="713.0625" calcext:value-type="float">
            <text:p>713.0625</text:p>
          </table:table-cell>
          <table:table-cell table:formula="of:=1000*[.B1876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7135625" calcext:value-type="float">
            <text:p>7.135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877]" office:value-type="float" office:value="713.5625" calcext:value-type="float">
            <text:p>713.5625</text:p>
          </table:table-cell>
          <table:table-cell table:formula="of:=1000*[.B1877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7140625" calcext:value-type="float">
            <text:p>7.140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878]" office:value-type="float" office:value="714.0625" calcext:value-type="float">
            <text:p>714.0625</text:p>
          </table:table-cell>
          <table:table-cell table:formula="of:=1000*[.B1878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7145625" calcext:value-type="float">
            <text:p>7.145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879]" office:value-type="float" office:value="714.5625" calcext:value-type="float">
            <text:p>714.5625</text:p>
          </table:table-cell>
          <table:table-cell table:formula="of:=1000*[.B1879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7150625" calcext:value-type="float">
            <text:p>7.150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880]" office:value-type="float" office:value="715.0625" calcext:value-type="float">
            <text:p>715.0625</text:p>
          </table:table-cell>
          <table:table-cell table:formula="of:=1000*[.B1880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7155625" calcext:value-type="float">
            <text:p>7.155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881]" office:value-type="float" office:value="715.5625" calcext:value-type="float">
            <text:p>715.5625</text:p>
          </table:table-cell>
          <table:table-cell table:formula="of:=1000*[.B1881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7160625" calcext:value-type="float">
            <text:p>7.160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882]" office:value-type="float" office:value="716.0625" calcext:value-type="float">
            <text:p>716.0625</text:p>
          </table:table-cell>
          <table:table-cell table:formula="of:=1000*[.B1882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7165625" calcext:value-type="float">
            <text:p>7.165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883]" office:value-type="float" office:value="716.5625" calcext:value-type="float">
            <text:p>716.5625</text:p>
          </table:table-cell>
          <table:table-cell table:formula="of:=1000*[.B1883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7170625" calcext:value-type="float">
            <text:p>7.170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884]" office:value-type="float" office:value="717.0625" calcext:value-type="float">
            <text:p>717.0625</text:p>
          </table:table-cell>
          <table:table-cell table:formula="of:=1000*[.B1884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7175625" calcext:value-type="float">
            <text:p>7.175625E-07</text:p>
          </table:table-cell>
          <table:table-cell office:value-type="float" office:value="-0.350157" calcext:value-type="float">
            <text:p>-0.350157</text:p>
          </table:table-cell>
          <table:table-cell/>
          <table:table-cell table:formula="of:=10^9*[.A1885]" office:value-type="float" office:value="717.5625" calcext:value-type="float">
            <text:p>717.5625</text:p>
          </table:table-cell>
          <table:table-cell table:formula="of:=1000*[.B1885]" office:value-type="float" office:value="-350.157" calcext:value-type="float">
            <text:p>-350.157</text:p>
          </table:table-cell>
          <table:table-cell table:number-columns-repeated="4"/>
        </table:table-row>
        <table:table-row table:style-name="ro1">
          <table:table-cell office:value-type="float" office:value="0.0000007180625" calcext:value-type="float">
            <text:p>7.180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886]" office:value-type="float" office:value="718.0625" calcext:value-type="float">
            <text:p>718.0625</text:p>
          </table:table-cell>
          <table:table-cell table:formula="of:=1000*[.B1886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7185625" calcext:value-type="float">
            <text:p>7.185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887]" office:value-type="float" office:value="718.5625" calcext:value-type="float">
            <text:p>718.5625</text:p>
          </table:table-cell>
          <table:table-cell table:formula="of:=1000*[.B1887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7190625" calcext:value-type="float">
            <text:p>7.190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888]" office:value-type="float" office:value="719.0625" calcext:value-type="float">
            <text:p>719.0625</text:p>
          </table:table-cell>
          <table:table-cell table:formula="of:=1000*[.B1888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7195625" calcext:value-type="float">
            <text:p>7.195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889]" office:value-type="float" office:value="719.5625" calcext:value-type="float">
            <text:p>719.5625</text:p>
          </table:table-cell>
          <table:table-cell table:formula="of:=1000*[.B1889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7200625" calcext:value-type="float">
            <text:p>7.200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890]" office:value-type="float" office:value="720.0625" calcext:value-type="float">
            <text:p>720.0625</text:p>
          </table:table-cell>
          <table:table-cell table:formula="of:=1000*[.B1890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7205625" calcext:value-type="float">
            <text:p>7.205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891]" office:value-type="float" office:value="720.5625" calcext:value-type="float">
            <text:p>720.5625</text:p>
          </table:table-cell>
          <table:table-cell table:formula="of:=1000*[.B1891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7210625" calcext:value-type="float">
            <text:p>7.210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892]" office:value-type="float" office:value="721.0625" calcext:value-type="float">
            <text:p>721.0625</text:p>
          </table:table-cell>
          <table:table-cell table:formula="of:=1000*[.B1892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7215625" calcext:value-type="float">
            <text:p>7.215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893]" office:value-type="float" office:value="721.5625" calcext:value-type="float">
            <text:p>721.5625</text:p>
          </table:table-cell>
          <table:table-cell table:formula="of:=1000*[.B1893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7220625" calcext:value-type="float">
            <text:p>7.220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894]" office:value-type="float" office:value="722.0625" calcext:value-type="float">
            <text:p>722.0625</text:p>
          </table:table-cell>
          <table:table-cell table:formula="of:=1000*[.B1894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7225625" calcext:value-type="float">
            <text:p>7.225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895]" office:value-type="float" office:value="722.5625" calcext:value-type="float">
            <text:p>722.5625</text:p>
          </table:table-cell>
          <table:table-cell table:formula="of:=1000*[.B1895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7230625" calcext:value-type="float">
            <text:p>7.230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896]" office:value-type="float" office:value="723.0625" calcext:value-type="float">
            <text:p>723.0625</text:p>
          </table:table-cell>
          <table:table-cell table:formula="of:=1000*[.B1896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7235625" calcext:value-type="float">
            <text:p>7.235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897]" office:value-type="float" office:value="723.5625" calcext:value-type="float">
            <text:p>723.5625</text:p>
          </table:table-cell>
          <table:table-cell table:formula="of:=1000*[.B1897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7240625" calcext:value-type="float">
            <text:p>7.240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898]" office:value-type="float" office:value="724.0625" calcext:value-type="float">
            <text:p>724.0625</text:p>
          </table:table-cell>
          <table:table-cell table:formula="of:=1000*[.B1898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7245625" calcext:value-type="float">
            <text:p>7.245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899]" office:value-type="float" office:value="724.5625" calcext:value-type="float">
            <text:p>724.5625</text:p>
          </table:table-cell>
          <table:table-cell table:formula="of:=1000*[.B1899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7250625" calcext:value-type="float">
            <text:p>7.250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900]" office:value-type="float" office:value="725.0625" calcext:value-type="float">
            <text:p>725.0625</text:p>
          </table:table-cell>
          <table:table-cell table:formula="of:=1000*[.B1900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7255625" calcext:value-type="float">
            <text:p>7.255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901]" office:value-type="float" office:value="725.5625" calcext:value-type="float">
            <text:p>725.5625</text:p>
          </table:table-cell>
          <table:table-cell table:formula="of:=1000*[.B1901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7260625" calcext:value-type="float">
            <text:p>7.260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902]" office:value-type="float" office:value="726.0625" calcext:value-type="float">
            <text:p>726.0625</text:p>
          </table:table-cell>
          <table:table-cell table:formula="of:=1000*[.B1902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7265625" calcext:value-type="float">
            <text:p>7.265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903]" office:value-type="float" office:value="726.5625" calcext:value-type="float">
            <text:p>726.5625</text:p>
          </table:table-cell>
          <table:table-cell table:formula="of:=1000*[.B1903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7270625" calcext:value-type="float">
            <text:p>7.270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904]" office:value-type="float" office:value="727.0625" calcext:value-type="float">
            <text:p>727.0625</text:p>
          </table:table-cell>
          <table:table-cell table:formula="of:=1000*[.B1904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7275625" calcext:value-type="float">
            <text:p>7.275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905]" office:value-type="float" office:value="727.5625" calcext:value-type="float">
            <text:p>727.5625</text:p>
          </table:table-cell>
          <table:table-cell table:formula="of:=1000*[.B1905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7280625" calcext:value-type="float">
            <text:p>7.280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906]" office:value-type="float" office:value="728.0625" calcext:value-type="float">
            <text:p>728.0625</text:p>
          </table:table-cell>
          <table:table-cell table:formula="of:=1000*[.B1906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7285625" calcext:value-type="float">
            <text:p>7.285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907]" office:value-type="float" office:value="728.5625" calcext:value-type="float">
            <text:p>728.5625</text:p>
          </table:table-cell>
          <table:table-cell table:formula="of:=1000*[.B1907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7290625" calcext:value-type="float">
            <text:p>7.290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908]" office:value-type="float" office:value="729.0625" calcext:value-type="float">
            <text:p>729.0625</text:p>
          </table:table-cell>
          <table:table-cell table:formula="of:=1000*[.B1908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7295625" calcext:value-type="float">
            <text:p>7.295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909]" office:value-type="float" office:value="729.5625" calcext:value-type="float">
            <text:p>729.5625</text:p>
          </table:table-cell>
          <table:table-cell table:formula="of:=1000*[.B1909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7300625" calcext:value-type="float">
            <text:p>7.300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910]" office:value-type="float" office:value="730.0625" calcext:value-type="float">
            <text:p>730.0625</text:p>
          </table:table-cell>
          <table:table-cell table:formula="of:=1000*[.B1910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7305625" calcext:value-type="float">
            <text:p>7.305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911]" office:value-type="float" office:value="730.5625" calcext:value-type="float">
            <text:p>730.5625</text:p>
          </table:table-cell>
          <table:table-cell table:formula="of:=1000*[.B1911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7310625" calcext:value-type="float">
            <text:p>7.310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912]" office:value-type="float" office:value="731.0625" calcext:value-type="float">
            <text:p>731.0625</text:p>
          </table:table-cell>
          <table:table-cell table:formula="of:=1000*[.B1912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7315625" calcext:value-type="float">
            <text:p>7.315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913]" office:value-type="float" office:value="731.5625" calcext:value-type="float">
            <text:p>731.5625</text:p>
          </table:table-cell>
          <table:table-cell table:formula="of:=1000*[.B1913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7320625" calcext:value-type="float">
            <text:p>7.320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914]" office:value-type="float" office:value="732.0625" calcext:value-type="float">
            <text:p>732.0625</text:p>
          </table:table-cell>
          <table:table-cell table:formula="of:=1000*[.B1914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7325625" calcext:value-type="float">
            <text:p>7.325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915]" office:value-type="float" office:value="732.5625" calcext:value-type="float">
            <text:p>732.5625</text:p>
          </table:table-cell>
          <table:table-cell table:formula="of:=1000*[.B1915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7330625" calcext:value-type="float">
            <text:p>7.330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916]" office:value-type="float" office:value="733.0625" calcext:value-type="float">
            <text:p>733.0625</text:p>
          </table:table-cell>
          <table:table-cell table:formula="of:=1000*[.B1916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7335625" calcext:value-type="float">
            <text:p>7.335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917]" office:value-type="float" office:value="733.5625" calcext:value-type="float">
            <text:p>733.5625</text:p>
          </table:table-cell>
          <table:table-cell table:formula="of:=1000*[.B1917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7340625" calcext:value-type="float">
            <text:p>7.340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918]" office:value-type="float" office:value="734.0625" calcext:value-type="float">
            <text:p>734.0625</text:p>
          </table:table-cell>
          <table:table-cell table:formula="of:=1000*[.B1918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7345625" calcext:value-type="float">
            <text:p>7.345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919]" office:value-type="float" office:value="734.5625" calcext:value-type="float">
            <text:p>734.5625</text:p>
          </table:table-cell>
          <table:table-cell table:formula="of:=1000*[.B1919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7350625" calcext:value-type="float">
            <text:p>7.350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920]" office:value-type="float" office:value="735.0625" calcext:value-type="float">
            <text:p>735.0625</text:p>
          </table:table-cell>
          <table:table-cell table:formula="of:=1000*[.B1920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7355625" calcext:value-type="float">
            <text:p>7.355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921]" office:value-type="float" office:value="735.5625" calcext:value-type="float">
            <text:p>735.5625</text:p>
          </table:table-cell>
          <table:table-cell table:formula="of:=1000*[.B1921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7360625" calcext:value-type="float">
            <text:p>7.360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922]" office:value-type="float" office:value="736.0625" calcext:value-type="float">
            <text:p>736.0625</text:p>
          </table:table-cell>
          <table:table-cell table:formula="of:=1000*[.B1922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7365625" calcext:value-type="float">
            <text:p>7.365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923]" office:value-type="float" office:value="736.5625" calcext:value-type="float">
            <text:p>736.5625</text:p>
          </table:table-cell>
          <table:table-cell table:formula="of:=1000*[.B1923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7370625" calcext:value-type="float">
            <text:p>7.370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924]" office:value-type="float" office:value="737.0625" calcext:value-type="float">
            <text:p>737.0625</text:p>
          </table:table-cell>
          <table:table-cell table:formula="of:=1000*[.B1924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7375625" calcext:value-type="float">
            <text:p>7.375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925]" office:value-type="float" office:value="737.5625" calcext:value-type="float">
            <text:p>737.5625</text:p>
          </table:table-cell>
          <table:table-cell table:formula="of:=1000*[.B1925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7380625" calcext:value-type="float">
            <text:p>7.380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926]" office:value-type="float" office:value="738.0625" calcext:value-type="float">
            <text:p>738.0625</text:p>
          </table:table-cell>
          <table:table-cell table:formula="of:=1000*[.B1926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7385625" calcext:value-type="float">
            <text:p>7.385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927]" office:value-type="float" office:value="738.5625" calcext:value-type="float">
            <text:p>738.5625</text:p>
          </table:table-cell>
          <table:table-cell table:formula="of:=1000*[.B1927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7390625" calcext:value-type="float">
            <text:p>7.390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928]" office:value-type="float" office:value="739.0625" calcext:value-type="float">
            <text:p>739.0625</text:p>
          </table:table-cell>
          <table:table-cell table:formula="of:=1000*[.B1928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7395625" calcext:value-type="float">
            <text:p>7.395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929]" office:value-type="float" office:value="739.5625" calcext:value-type="float">
            <text:p>739.5625</text:p>
          </table:table-cell>
          <table:table-cell table:formula="of:=1000*[.B1929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7400625" calcext:value-type="float">
            <text:p>7.400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930]" office:value-type="float" office:value="740.0625" calcext:value-type="float">
            <text:p>740.0625</text:p>
          </table:table-cell>
          <table:table-cell table:formula="of:=1000*[.B1930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7405625" calcext:value-type="float">
            <text:p>7.405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931]" office:value-type="float" office:value="740.5625" calcext:value-type="float">
            <text:p>740.5625</text:p>
          </table:table-cell>
          <table:table-cell table:formula="of:=1000*[.B1931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7410625" calcext:value-type="float">
            <text:p>7.410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932]" office:value-type="float" office:value="741.0625" calcext:value-type="float">
            <text:p>741.0625</text:p>
          </table:table-cell>
          <table:table-cell table:formula="of:=1000*[.B1932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7415625" calcext:value-type="float">
            <text:p>7.415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933]" office:value-type="float" office:value="741.5625" calcext:value-type="float">
            <text:p>741.5625</text:p>
          </table:table-cell>
          <table:table-cell table:formula="of:=1000*[.B1933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7420625" calcext:value-type="float">
            <text:p>7.420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934]" office:value-type="float" office:value="742.0625" calcext:value-type="float">
            <text:p>742.0625</text:p>
          </table:table-cell>
          <table:table-cell table:formula="of:=1000*[.B1934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7425625" calcext:value-type="float">
            <text:p>7.425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935]" office:value-type="float" office:value="742.5625" calcext:value-type="float">
            <text:p>742.5625</text:p>
          </table:table-cell>
          <table:table-cell table:formula="of:=1000*[.B1935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7430625" calcext:value-type="float">
            <text:p>7.430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936]" office:value-type="float" office:value="743.0625" calcext:value-type="float">
            <text:p>743.0625</text:p>
          </table:table-cell>
          <table:table-cell table:formula="of:=1000*[.B1936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7435625" calcext:value-type="float">
            <text:p>7.435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937]" office:value-type="float" office:value="743.5625" calcext:value-type="float">
            <text:p>743.5625</text:p>
          </table:table-cell>
          <table:table-cell table:formula="of:=1000*[.B1937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7440625" calcext:value-type="float">
            <text:p>7.440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938]" office:value-type="float" office:value="744.0625" calcext:value-type="float">
            <text:p>744.0625</text:p>
          </table:table-cell>
          <table:table-cell table:formula="of:=1000*[.B1938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7445625" calcext:value-type="float">
            <text:p>7.445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939]" office:value-type="float" office:value="744.5625" calcext:value-type="float">
            <text:p>744.5625</text:p>
          </table:table-cell>
          <table:table-cell table:formula="of:=1000*[.B1939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7450625" calcext:value-type="float">
            <text:p>7.450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940]" office:value-type="float" office:value="745.0625" calcext:value-type="float">
            <text:p>745.0625</text:p>
          </table:table-cell>
          <table:table-cell table:formula="of:=1000*[.B1940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7455625" calcext:value-type="float">
            <text:p>7.455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941]" office:value-type="float" office:value="745.5625" calcext:value-type="float">
            <text:p>745.5625</text:p>
          </table:table-cell>
          <table:table-cell table:formula="of:=1000*[.B1941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7460625" calcext:value-type="float">
            <text:p>7.460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942]" office:value-type="float" office:value="746.0625" calcext:value-type="float">
            <text:p>746.0625</text:p>
          </table:table-cell>
          <table:table-cell table:formula="of:=1000*[.B1942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7465625" calcext:value-type="float">
            <text:p>7.465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943]" office:value-type="float" office:value="746.5625" calcext:value-type="float">
            <text:p>746.5625</text:p>
          </table:table-cell>
          <table:table-cell table:formula="of:=1000*[.B1943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7470625" calcext:value-type="float">
            <text:p>7.470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944]" office:value-type="float" office:value="747.0625" calcext:value-type="float">
            <text:p>747.0625</text:p>
          </table:table-cell>
          <table:table-cell table:formula="of:=1000*[.B1944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7475625" calcext:value-type="float">
            <text:p>7.475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945]" office:value-type="float" office:value="747.5625" calcext:value-type="float">
            <text:p>747.5625</text:p>
          </table:table-cell>
          <table:table-cell table:formula="of:=1000*[.B1945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7480625" calcext:value-type="float">
            <text:p>7.480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946]" office:value-type="float" office:value="748.0625" calcext:value-type="float">
            <text:p>748.0625</text:p>
          </table:table-cell>
          <table:table-cell table:formula="of:=1000*[.B1946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7485625" calcext:value-type="float">
            <text:p>7.485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947]" office:value-type="float" office:value="748.5625" calcext:value-type="float">
            <text:p>748.5625</text:p>
          </table:table-cell>
          <table:table-cell table:formula="of:=1000*[.B1947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7490625" calcext:value-type="float">
            <text:p>7.490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948]" office:value-type="float" office:value="749.0625" calcext:value-type="float">
            <text:p>749.0625</text:p>
          </table:table-cell>
          <table:table-cell table:formula="of:=1000*[.B1948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7495625" calcext:value-type="float">
            <text:p>7.495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949]" office:value-type="float" office:value="749.5625" calcext:value-type="float">
            <text:p>749.5625</text:p>
          </table:table-cell>
          <table:table-cell table:formula="of:=1000*[.B1949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7500625" calcext:value-type="float">
            <text:p>7.500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950]" office:value-type="float" office:value="750.0625" calcext:value-type="float">
            <text:p>750.0625</text:p>
          </table:table-cell>
          <table:table-cell table:formula="of:=1000*[.B1950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7505625" calcext:value-type="float">
            <text:p>7.505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951]" office:value-type="float" office:value="750.5625" calcext:value-type="float">
            <text:p>750.5625</text:p>
          </table:table-cell>
          <table:table-cell table:formula="of:=1000*[.B1951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7510625" calcext:value-type="float">
            <text:p>7.510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952]" office:value-type="float" office:value="751.0625" calcext:value-type="float">
            <text:p>751.0625</text:p>
          </table:table-cell>
          <table:table-cell table:formula="of:=1000*[.B1952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7515625" calcext:value-type="float">
            <text:p>7.515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953]" office:value-type="float" office:value="751.5625" calcext:value-type="float">
            <text:p>751.5625</text:p>
          </table:table-cell>
          <table:table-cell table:formula="of:=1000*[.B1953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7520625" calcext:value-type="float">
            <text:p>7.520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954]" office:value-type="float" office:value="752.0625" calcext:value-type="float">
            <text:p>752.0625</text:p>
          </table:table-cell>
          <table:table-cell table:formula="of:=1000*[.B1954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7525625" calcext:value-type="float">
            <text:p>7.525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955]" office:value-type="float" office:value="752.5625" calcext:value-type="float">
            <text:p>752.5625</text:p>
          </table:table-cell>
          <table:table-cell table:formula="of:=1000*[.B1955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7530625" calcext:value-type="float">
            <text:p>7.530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956]" office:value-type="float" office:value="753.0625" calcext:value-type="float">
            <text:p>753.0625</text:p>
          </table:table-cell>
          <table:table-cell table:formula="of:=1000*[.B1956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7535625" calcext:value-type="float">
            <text:p>7.535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957]" office:value-type="float" office:value="753.5625" calcext:value-type="float">
            <text:p>753.5625</text:p>
          </table:table-cell>
          <table:table-cell table:formula="of:=1000*[.B1957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7540625" calcext:value-type="float">
            <text:p>7.540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958]" office:value-type="float" office:value="754.0625" calcext:value-type="float">
            <text:p>754.0625</text:p>
          </table:table-cell>
          <table:table-cell table:formula="of:=1000*[.B1958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7545625" calcext:value-type="float">
            <text:p>7.545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959]" office:value-type="float" office:value="754.5625" calcext:value-type="float">
            <text:p>754.5625</text:p>
          </table:table-cell>
          <table:table-cell table:formula="of:=1000*[.B1959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7550625" calcext:value-type="float">
            <text:p>7.550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960]" office:value-type="float" office:value="755.0625" calcext:value-type="float">
            <text:p>755.0625</text:p>
          </table:table-cell>
          <table:table-cell table:formula="of:=1000*[.B1960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7555625" calcext:value-type="float">
            <text:p>7.555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961]" office:value-type="float" office:value="755.5625" calcext:value-type="float">
            <text:p>755.5625</text:p>
          </table:table-cell>
          <table:table-cell table:formula="of:=1000*[.B1961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7560625" calcext:value-type="float">
            <text:p>7.560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962]" office:value-type="float" office:value="756.0625" calcext:value-type="float">
            <text:p>756.0625</text:p>
          </table:table-cell>
          <table:table-cell table:formula="of:=1000*[.B1962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7565625" calcext:value-type="float">
            <text:p>7.565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963]" office:value-type="float" office:value="756.5625" calcext:value-type="float">
            <text:p>756.5625</text:p>
          </table:table-cell>
          <table:table-cell table:formula="of:=1000*[.B1963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7570625" calcext:value-type="float">
            <text:p>7.570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964]" office:value-type="float" office:value="757.0625" calcext:value-type="float">
            <text:p>757.0625</text:p>
          </table:table-cell>
          <table:table-cell table:formula="of:=1000*[.B1964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7575625" calcext:value-type="float">
            <text:p>7.575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965]" office:value-type="float" office:value="757.5625" calcext:value-type="float">
            <text:p>757.5625</text:p>
          </table:table-cell>
          <table:table-cell table:formula="of:=1000*[.B1965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7580625" calcext:value-type="float">
            <text:p>7.580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966]" office:value-type="float" office:value="758.0625" calcext:value-type="float">
            <text:p>758.0625</text:p>
          </table:table-cell>
          <table:table-cell table:formula="of:=1000*[.B1966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7585625" calcext:value-type="float">
            <text:p>7.585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967]" office:value-type="float" office:value="758.5625" calcext:value-type="float">
            <text:p>758.5625</text:p>
          </table:table-cell>
          <table:table-cell table:formula="of:=1000*[.B1967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7590625" calcext:value-type="float">
            <text:p>7.590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968]" office:value-type="float" office:value="759.0625" calcext:value-type="float">
            <text:p>759.0625</text:p>
          </table:table-cell>
          <table:table-cell table:formula="of:=1000*[.B1968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7595625" calcext:value-type="float">
            <text:p>7.595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969]" office:value-type="float" office:value="759.5625" calcext:value-type="float">
            <text:p>759.5625</text:p>
          </table:table-cell>
          <table:table-cell table:formula="of:=1000*[.B1969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7600625" calcext:value-type="float">
            <text:p>7.600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970]" office:value-type="float" office:value="760.0625" calcext:value-type="float">
            <text:p>760.0625</text:p>
          </table:table-cell>
          <table:table-cell table:formula="of:=1000*[.B1970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7605625" calcext:value-type="float">
            <text:p>7.605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971]" office:value-type="float" office:value="760.5625" calcext:value-type="float">
            <text:p>760.5625</text:p>
          </table:table-cell>
          <table:table-cell table:formula="of:=1000*[.B1971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7610625" calcext:value-type="float">
            <text:p>7.610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972]" office:value-type="float" office:value="761.0625" calcext:value-type="float">
            <text:p>761.0625</text:p>
          </table:table-cell>
          <table:table-cell table:formula="of:=1000*[.B1972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7615625" calcext:value-type="float">
            <text:p>7.615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973]" office:value-type="float" office:value="761.5625" calcext:value-type="float">
            <text:p>761.5625</text:p>
          </table:table-cell>
          <table:table-cell table:formula="of:=1000*[.B1973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7620625" calcext:value-type="float">
            <text:p>7.620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974]" office:value-type="float" office:value="762.0625" calcext:value-type="float">
            <text:p>762.0625</text:p>
          </table:table-cell>
          <table:table-cell table:formula="of:=1000*[.B1974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7625625" calcext:value-type="float">
            <text:p>7.625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975]" office:value-type="float" office:value="762.5625" calcext:value-type="float">
            <text:p>762.5625</text:p>
          </table:table-cell>
          <table:table-cell table:formula="of:=1000*[.B1975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7630625" calcext:value-type="float">
            <text:p>7.630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976]" office:value-type="float" office:value="763.0625" calcext:value-type="float">
            <text:p>763.0625</text:p>
          </table:table-cell>
          <table:table-cell table:formula="of:=1000*[.B1976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7635625" calcext:value-type="float">
            <text:p>7.635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977]" office:value-type="float" office:value="763.5625" calcext:value-type="float">
            <text:p>763.5625</text:p>
          </table:table-cell>
          <table:table-cell table:formula="of:=1000*[.B1977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7640625" calcext:value-type="float">
            <text:p>7.640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978]" office:value-type="float" office:value="764.0625" calcext:value-type="float">
            <text:p>764.0625</text:p>
          </table:table-cell>
          <table:table-cell table:formula="of:=1000*[.B1978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7645625" calcext:value-type="float">
            <text:p>7.645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979]" office:value-type="float" office:value="764.5625" calcext:value-type="float">
            <text:p>764.5625</text:p>
          </table:table-cell>
          <table:table-cell table:formula="of:=1000*[.B1979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7650625" calcext:value-type="float">
            <text:p>7.650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980]" office:value-type="float" office:value="765.0625" calcext:value-type="float">
            <text:p>765.0625</text:p>
          </table:table-cell>
          <table:table-cell table:formula="of:=1000*[.B1980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7655625" calcext:value-type="float">
            <text:p>7.655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981]" office:value-type="float" office:value="765.5625" calcext:value-type="float">
            <text:p>765.5625</text:p>
          </table:table-cell>
          <table:table-cell table:formula="of:=1000*[.B1981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7660625" calcext:value-type="float">
            <text:p>7.660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982]" office:value-type="float" office:value="766.0625" calcext:value-type="float">
            <text:p>766.0625</text:p>
          </table:table-cell>
          <table:table-cell table:formula="of:=1000*[.B1982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7665625" calcext:value-type="float">
            <text:p>7.665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983]" office:value-type="float" office:value="766.5625" calcext:value-type="float">
            <text:p>766.5625</text:p>
          </table:table-cell>
          <table:table-cell table:formula="of:=1000*[.B1983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7670625" calcext:value-type="float">
            <text:p>7.670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984]" office:value-type="float" office:value="767.0625" calcext:value-type="float">
            <text:p>767.0625</text:p>
          </table:table-cell>
          <table:table-cell table:formula="of:=1000*[.B1984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7675625" calcext:value-type="float">
            <text:p>7.675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985]" office:value-type="float" office:value="767.5625" calcext:value-type="float">
            <text:p>767.5625</text:p>
          </table:table-cell>
          <table:table-cell table:formula="of:=1000*[.B1985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7680625" calcext:value-type="float">
            <text:p>7.680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986]" office:value-type="float" office:value="768.0625" calcext:value-type="float">
            <text:p>768.0625</text:p>
          </table:table-cell>
          <table:table-cell table:formula="of:=1000*[.B1986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7685625" calcext:value-type="float">
            <text:p>7.685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987]" office:value-type="float" office:value="768.5625" calcext:value-type="float">
            <text:p>768.5625</text:p>
          </table:table-cell>
          <table:table-cell table:formula="of:=1000*[.B1987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7690625" calcext:value-type="float">
            <text:p>7.690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988]" office:value-type="float" office:value="769.0625" calcext:value-type="float">
            <text:p>769.0625</text:p>
          </table:table-cell>
          <table:table-cell table:formula="of:=1000*[.B1988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7695625" calcext:value-type="float">
            <text:p>7.695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989]" office:value-type="float" office:value="769.5625" calcext:value-type="float">
            <text:p>769.5625</text:p>
          </table:table-cell>
          <table:table-cell table:formula="of:=1000*[.B1989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7700625" calcext:value-type="float">
            <text:p>7.700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990]" office:value-type="float" office:value="770.0625" calcext:value-type="float">
            <text:p>770.0625</text:p>
          </table:table-cell>
          <table:table-cell table:formula="of:=1000*[.B1990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7705625" calcext:value-type="float">
            <text:p>7.705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991]" office:value-type="float" office:value="770.5625" calcext:value-type="float">
            <text:p>770.5625</text:p>
          </table:table-cell>
          <table:table-cell table:formula="of:=1000*[.B1991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7710625" calcext:value-type="float">
            <text:p>7.710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992]" office:value-type="float" office:value="771.0625" calcext:value-type="float">
            <text:p>771.0625</text:p>
          </table:table-cell>
          <table:table-cell table:formula="of:=1000*[.B1992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7715625" calcext:value-type="float">
            <text:p>7.715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993]" office:value-type="float" office:value="771.5625" calcext:value-type="float">
            <text:p>771.5625</text:p>
          </table:table-cell>
          <table:table-cell table:formula="of:=1000*[.B1993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7720625" calcext:value-type="float">
            <text:p>7.720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994]" office:value-type="float" office:value="772.0625" calcext:value-type="float">
            <text:p>772.0625</text:p>
          </table:table-cell>
          <table:table-cell table:formula="of:=1000*[.B1994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7725625" calcext:value-type="float">
            <text:p>7.725625E-07</text:p>
          </table:table-cell>
          <table:table-cell office:value-type="float" office:value="-0.330057" calcext:value-type="float">
            <text:p>-0.330057</text:p>
          </table:table-cell>
          <table:table-cell/>
          <table:table-cell table:formula="of:=10^9*[.A1995]" office:value-type="float" office:value="772.5625" calcext:value-type="float">
            <text:p>772.5625</text:p>
          </table:table-cell>
          <table:table-cell table:formula="of:=1000*[.B1995]" office:value-type="float" office:value="-330.057" calcext:value-type="float">
            <text:p>-330.057</text:p>
          </table:table-cell>
          <table:table-cell table:number-columns-repeated="4"/>
        </table:table-row>
        <table:table-row table:style-name="ro1">
          <table:table-cell office:value-type="float" office:value="0.0000007730625" calcext:value-type="float">
            <text:p>7.730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996]" office:value-type="float" office:value="773.0625" calcext:value-type="float">
            <text:p>773.0625</text:p>
          </table:table-cell>
          <table:table-cell table:formula="of:=1000*[.B1996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7735625" calcext:value-type="float">
            <text:p>7.735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997]" office:value-type="float" office:value="773.5625" calcext:value-type="float">
            <text:p>773.5625</text:p>
          </table:table-cell>
          <table:table-cell table:formula="of:=1000*[.B1997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7740625" calcext:value-type="float">
            <text:p>7.740625E-07</text:p>
          </table:table-cell>
          <table:table-cell office:value-type="float" office:value="-0.289856" calcext:value-type="float">
            <text:p>-0.289856</text:p>
          </table:table-cell>
          <table:table-cell/>
          <table:table-cell table:formula="of:=10^9*[.A1998]" office:value-type="float" office:value="774.0625" calcext:value-type="float">
            <text:p>774.0625</text:p>
          </table:table-cell>
          <table:table-cell table:formula="of:=1000*[.B1998]" office:value-type="float" office:value="-289.856" calcext:value-type="float">
            <text:p>-289.856</text:p>
          </table:table-cell>
          <table:table-cell table:number-columns-repeated="4"/>
        </table:table-row>
        <table:table-row table:style-name="ro1">
          <table:table-cell office:value-type="float" office:value="0.0000007745625" calcext:value-type="float">
            <text:p>7.745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1999]" office:value-type="float" office:value="774.5625" calcext:value-type="float">
            <text:p>774.5625</text:p>
          </table:table-cell>
          <table:table-cell table:formula="of:=1000*[.B1999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7750625" calcext:value-type="float">
            <text:p>7.750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2000]" office:value-type="float" office:value="775.0625" calcext:value-type="float">
            <text:p>775.0625</text:p>
          </table:table-cell>
          <table:table-cell table:formula="of:=1000*[.B2000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7755625" calcext:value-type="float">
            <text:p>7.755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2001]" office:value-type="float" office:value="775.5625" calcext:value-type="float">
            <text:p>775.5625</text:p>
          </table:table-cell>
          <table:table-cell table:formula="of:=1000*[.B2001]" office:value-type="float" office:value="-309.956" calcext:value-type="float">
            <text:p>-309.956</text:p>
          </table:table-cell>
          <table:table-cell table:number-columns-repeated="4"/>
        </table:table-row>
        <table:table-row table:style-name="ro1">
          <table:table-cell office:value-type="float" office:value="0.0000007760625" calcext:value-type="float">
            <text:p>7.760625E-07</text:p>
          </table:table-cell>
          <table:table-cell office:value-type="float" office:value="-0.309956" calcext:value-type="float">
            <text:p>-0.309956</text:p>
          </table:table-cell>
          <table:table-cell/>
          <table:table-cell table:formula="of:=10^9*[.A2002]" office:value-type="float" office:value="776.0625" calcext:value-type="float">
            <text:p>776.0625</text:p>
          </table:table-cell>
          <table:table-cell table:formula="of:=1000*[.B2002]" office:value-type="float" office:value="-309.956" calcext:value-type="float">
            <text:p>-309.95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1">00/00/0000</text:date>, <text:time style:data-style-name="N2" text:time-value="19:17:14.3231306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21T19:17:27.372442283</dc:date>
    <meta:editing-duration>PT3M5S</meta:editing-duration>
    <meta:editing-cycles>2</meta:editing-cycles>
    <meta:generator>LibreOffice/6.4.6.2$Linux_X86_64 LibreOffice_project/40$Build-2</meta:generator>
    <meta:document-statistic meta:table-count="1" meta:cell-count="8016" meta:object-count="0"/>
  </office:meta>
</office:document-meta>
</file>